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="thin solid #000000" fo:background-color="#BFBFBF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" style:family="table-cell" style:parent-style-name="Default" style:data-style-name="N0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7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9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3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2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3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4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5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37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8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9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4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5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6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7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9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0" style:family="table-cell" style:parent-style-name="Default" style:data-style-name="N0"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1" style:family="table-cell" style:parent-style-name="Default" style:data-style-name="N0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2" style:family="table-cell" style:parent-style-name="Default" style:data-style-name="N1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3" style:family="table-cell" style:parent-style-name="Default" style:data-style-name="N0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4" style:family="table-cell" style:parent-style-name="Default" style:data-style-name="N1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5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8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9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0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2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Default" style:data-style-name="N1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5" style:family="table-cell" style:parent-style-name="Default" style:data-style-name="N36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6" style:family="table-cell" style:parent-style-name="Default" style:data-style-name="N0">
      <style:table-cell-properties fo:background-color="#FF00FF"/>
      <style:text-properties fo:color="#FFFFFF"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0000"/>
      <style:text-properties fo:color="#FFFFFF"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69" style:family="table-cell" style:parent-style-name="Default" style:data-style-name="N0">
      <style:text-properties fo:font-size="14pt" style:font-size-asian="14pt" style:font-size-complex="14pt"/>
    </style:style>
    <style:style style:name="ce70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71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72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style:font-family-generic="modern"/>
    </style:style>
    <style:style style:name="ce7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6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7" style:family="table-cell" style:parent-style-name="Default" style:data-style-name="N36"/>
    <style:style style:name="ce78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79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0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2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84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5" style:family="table-cell" style:parent-style-name="Default" style:data-style-name="N38">
      <style:table-cell-properties fo:border="thin solid #000080" style:vertical-align="top" fo:wrap-option="wrap" style:cell-protect="none" style:repeat-content="false"/>
      <style:paragraph-properties fo:text-align="end" fo:margin-right="0cm" style:writing-mode="l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6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7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8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9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0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1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2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3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4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5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7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99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00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1" style:family="table-cell" style:parent-style-name="Enlla_231_" style:data-style-name="N3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2" style:family="table-cell" style:parent-style-name="Default" style:data-style-name="N2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3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5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106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7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8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9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2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4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5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6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7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8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9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1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fo:color="#000000"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24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125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26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8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9" style:family="table-cell" style:parent-style-name="Enlla_231_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2" style:family="table-cell" style:parent-style-name="Default" style:data-style-name="N15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3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4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35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68111111111111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2.39888888888889cm" style:use-optimal-column-width="true"/>
    </style:style>
    <style:style style:name="co8" style:family="table-column">
      <style:table-column-properties fo:break-before="auto" style:column-width="2.08138888888889cm"/>
    </style:style>
    <style:style style:name="co9" style:family="table-column">
      <style:table-column-properties fo:break-before="auto" style:column-width="2.18722222222222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68111111111111cm" style:use-optimal-column-width="true"/>
    </style:style>
    <style:style style:name="co14" style:family="table-column">
      <style:table-column-properties fo:break-before="auto" style:column-width="3.08680555555556cm" style:use-optimal-column-width="true"/>
    </style:style>
    <style:style style:name="co15" style:family="table-column">
      <style:table-column-properties fo:break-before="auto" style:column-width="2.82222222222222cm" style:use-optimal-column-width="true"/>
    </style:style>
    <style:style style:name="co16" style:family="table-column">
      <style:table-column-properties fo:break-before="auto" style:column-width="2.73402777777778cm"/>
    </style:style>
    <style:style style:name="co17" style:family="table-column">
      <style:table-column-properties fo:break-before="auto" style:column-width="2.25777777777778cm" style:use-optimal-column-width="true"/>
    </style:style>
    <style:style style:name="co18" style:family="table-column">
      <style:table-column-properties fo:break-before="auto" style:column-width="2.99861111111111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3.72180555555556cm"/>
    </style:style>
    <style:style style:name="co22" style:family="table-column">
      <style:table-column-properties fo:break-before="auto" style:column-width="2.20486111111111cm"/>
    </style:style>
    <style:style style:name="co23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3.13972222222222cm"/>
    </style:style>
    <style:style style:name="co26" style:family="table-column">
      <style:table-column-properties fo:break-before="auto" style:column-width="2.55763888888889cm"/>
    </style:style>
    <style:style style:name="co27" style:family="table-column">
      <style:table-column-properties fo:break-before="auto" style:column-width="3.15736111111111cm"/>
    </style:style>
    <style:style style:name="co28" style:family="table-column">
      <style:table-column-properties fo:break-before="auto" style:column-width="1.99319444444444cm"/>
    </style:style>
    <style:style style:name="co29" style:family="table-column">
      <style:table-column-properties fo:break-before="auto" style:column-width="3.35138888888889cm"/>
    </style:style>
    <style:style style:name="co30" style:family="table-column">
      <style:table-column-properties fo:break-before="auto" style:column-width="2.94569444444444cm"/>
    </style:style>
    <style:style style:name="co31" style:family="table-column">
      <style:table-column-properties fo:break-before="auto" style:column-width="2.52236111111111cm"/>
    </style:style>
    <style:style style:name="co32" style:family="table-column">
      <style:table-column-properties fo:break-before="auto" style:column-width="2.41652777777778cm"/>
    </style:style>
    <style:style style:name="co33" style:family="table-column">
      <style:table-column-properties fo:break-before="auto" style:column-width="2.69875cm"/>
    </style:style>
    <style:style style:name="co34" style:family="table-column">
      <style:table-column-properties fo:break-before="auto" style:column-width="2.11666666666667cm"/>
    </style:style>
    <style:style style:name="co35" style:family="table-column">
      <style:table-column-properties fo:break-before="auto" style:column-width="1.71097222222222cm" style:use-optimal-column-width="true"/>
    </style:style>
    <style:style style:name="co36" style:family="table-column">
      <style:table-column-properties fo:break-before="auto" style:column-width="2.34597222222222cm"/>
    </style:style>
    <style:style style:name="co37" style:family="table-column">
      <style:table-column-properties fo:break-before="auto" style:column-width="2.96333333333333cm" style:use-optimal-column-width="true"/>
    </style:style>
    <style:style style:name="co38" style:family="table-column">
      <style:table-column-properties fo:break-before="auto" style:column-width="3.51013888888889cm" style:use-optimal-column-width="true"/>
    </style:style>
    <style:style style:name="co39" style:family="table-column">
      <style:table-column-properties fo:break-before="auto" style:column-width="2.04611111111111cm"/>
    </style:style>
    <style:style style:name="co40" style:family="table-column">
      <style:table-column-properties fo:break-before="auto" style:column-width="2.91041666666667cm"/>
    </style:style>
    <style:style style:name="co41" style:family="table-column">
      <style:table-column-properties fo:break-before="auto" style:column-width="2.38125cm"/>
    </style:style>
    <style:style style:name="co42" style:family="table-column">
      <style:table-column-properties fo:break-before="auto" style:column-width="2.50472222222222cm"/>
    </style:style>
    <style:style style:name="co43" style:family="table-column">
      <style:table-column-properties fo:break-before="auto" style:column-width="2.06375cm"/>
    </style:style>
    <style:style style:name="co44" style:family="table-column">
      <style:table-column-properties fo:break-before="auto" style:column-width="2.71638888888889cm"/>
    </style:style>
    <style:style style:name="co45" style:family="table-column">
      <style:table-column-properties fo:break-before="auto" style:column-width="2.62819444444444cm"/>
    </style:style>
    <style:style style:name="co46" style:family="table-column">
      <style:table-column-properties fo:break-before="auto" style:column-width="1.97555555555556cm"/>
    </style:style>
    <style:style style:name="co47" style:family="table-column">
      <style:table-column-properties fo:break-before="auto" style:column-width="1.97555555555556cm" style:use-optimal-column-width="true"/>
    </style:style>
    <style:style style:name="co48" style:family="table-column">
      <style:table-column-properties fo:break-before="auto" style:column-width="2.13430555555556cm"/>
    </style:style>
    <style:style style:name="co49" style:family="table-column">
      <style:table-column-properties fo:break-before="auto" style:column-width="2.16958333333333cm"/>
    </style:style>
    <style:style style:name="co50" style:family="table-column">
      <style:table-column-properties fo:break-before="auto" style:column-width="2.01083333333333cm"/>
    </style:style>
    <style:style style:name="co51" style:family="table-column">
      <style:table-column-properties fo:break-before="auto" style:column-width="1.69333333333333cm"/>
    </style:style>
    <style:style style:name="co52" style:family="table-column">
      <style:table-column-properties fo:break-before="auto" style:column-width="3.31611111111111cm"/>
    </style:style>
    <style:style style:name="co53" style:family="table-column">
      <style:table-column-properties fo:break-before="auto" style:column-width="1.74625cm"/>
    </style:style>
    <style:style style:name="co54" style:family="table-column">
      <style:table-column-properties fo:break-before="auto" style:column-width="5.52097222222222cm"/>
    </style:style>
    <style:style style:name="co55" style:family="table-column">
      <style:table-column-properties fo:break-before="auto" style:column-width="4.85069444444444cm"/>
    </style:style>
    <style:style style:name="ro1" style:family="table-row">
      <style:table-row-properties style:row-height="19pt" style:use-optimal-row-height="false" fo:break-before="auto"/>
    </style:style>
    <style:style style:name="ro2" style:family="table-row">
      <style:table-row-properties style:row-height="4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37pt" style:use-optimal-row-height="false" fo:break-before="auto"/>
    </style:style>
    <style:style style:name="ro6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earl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5" table:default-cell-style-name="ce3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2" table:number-columns-repeated="11" table:default-cell-style-name="ce1"/>
        <table:table-column table:style-name="co23" table:number-columns-repeated="6" table:default-cell-style-name="ce1"/>
        <table:table-column table:style-name="co24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number-columns-repeated="14" table:default-cell-style-name="ce1"/>
        <table:table-column table:style-name="co26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9" table:default-cell-style-name="ce1"/>
        <table:table-column table:style-name="co36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37" table:default-cell-style-name="ce1"/>
        <table:table-column table:style-name="co11" table:default-cell-style-name="ce1"/>
        <table:table-column table:style-name="co38" table:default-cell-style-name="ce1"/>
        <table:table-column table:style-name="co37" table:default-cell-style-name="ce1"/>
        <table:table-column table:style-name="co13" table:default-cell-style-name="ce1"/>
        <table:table-column table:style-name="co14" table:default-cell-style-name="ce1"/>
        <table:table-column table:style-name="co1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4" table:default-cell-style-name="ce1"/>
        <table:table-column table:style-name="co42" table:default-cell-style-name="ce1"/>
        <table:table-column table:style-name="co25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2"/>
        <table:table-column table:style-name="co45" table:default-cell-style-name="ce1"/>
        <table:table-column table:style-name="co46" table:number-columns-repeated="2" table:default-cell-style-name="ce1"/>
        <table:table-column table:style-name="co45" table:default-cell-style-name="ce1"/>
        <table:table-column table:style-name="co47" table:default-cell-style-name="ce1"/>
        <table:table-column table:style-name="co16" table:default-cell-style-name="ce1"/>
        <table:table-column table:style-name="co12" table:default-cell-style-name="ce1"/>
        <table:table-column table:style-name="co48" table:default-cell-style-name="ce1"/>
        <table:table-column table:style-name="co22" table:default-cell-style-name="ce1"/>
        <table:table-column table:style-name="co36" table:default-cell-style-name="ce1"/>
        <table:table-column table:style-name="co32" table:default-cell-style-name="ce1"/>
        <table:table-column table:style-name="co8" table:default-cell-style-name="ce1"/>
        <table:table-column table:style-name="co49" table:default-cell-style-name="ce1"/>
        <table:table-column table:style-name="co6" table:default-cell-style-name="ce1"/>
        <table:table-column table:style-name="co43" table:default-cell-style-name="ce1"/>
        <table:table-column table:style-name="co50" table:default-cell-style-name="ce1"/>
        <table:table-column table:style-name="co48" table:default-cell-style-name="ce1"/>
        <table:table-column table:style-name="co50" table:default-cell-style-name="ce1"/>
        <table:table-column table:style-name="co51" table:number-columns-repeated="16268" table:default-cell-style-name="ce1"/>
        <table:table-row table:style-name="ro1">
          <table:table-cell office:value-type="string" table:style-name="ce18">
            <text:p>Year</text:p>
          </table:table-cell>
          <table:table-cell office:value-type="string" table:style-name="ce122">
            <text:p>Demographic limits</text:p>
          </table:table-cell>
          <table:table-cell table:number-columns-repeated="11" table:style-name="ce122"/>
          <table:table-cell office:value-type="string" table:style-name="ce21">
            <text:p>Sales and Inheritances</text:p>
          </table:table-cell>
          <table:table-cell table:number-columns-repeated="4" table:style-name="ce21"/>
          <table:table-cell office:value-type="string" table:style-name="ce123">
            <text:p>Mortgages and interest rates</text:p>
          </table:table-cell>
          <table:table-cell table:number-columns-repeated="12" table:style-name="ce123"/>
          <table:table-cell office:value-type="string" table:style-name="ce21">
            <text:p>Money</text:p>
          </table:table-cell>
          <table:table-cell table:number-columns-repeated="8" table:style-name="ce21"/>
          <table:table-cell office:value-type="string" table:style-name="ce123">
            <text:p>Wage</text:p>
          </table:table-cell>
          <table:table-cell table:number-columns-repeated="9" table:style-name="ce123"/>
          <table:table-cell office:value-type="string" table:style-name="ce21">
            <text:p>Land</text:p>
          </table:table-cell>
          <table:table-cell table:style-name="ce21"/>
          <table:table-cell office:value-type="string" table:style-name="ce123">
            <text:p>Building permits</text:p>
          </table:table-cell>
          <table:table-cell table:number-columns-repeated="3" table:style-name="ce123"/>
          <table:table-cell office:value-type="string" table:style-name="ce83">
            <text:p>Houses by type and cost of building</text:p>
          </table:table-cell>
          <table:table-cell table:number-columns-repeated="12" table:style-name="ce83"/>
          <table:table-cell office:value-type="string" table:style-name="ce123">
            <text:p>Stock and cement</text:p>
          </table:table-cell>
          <table:table-cell table:number-columns-repeated="6" table:style-name="ce123"/>
          <table:table-cell office:value-type="string" table:style-name="ce21">
            <text:p>Buyers</text:p>
          </table:table-cell>
          <table:table-cell table:number-columns-repeated="3" table:style-name="ce21"/>
          <table:table-cell office:value-type="string" table:style-name="ce123">
            <text:p>Tenure</text:p>
          </table:table-cell>
          <table:table-cell table:number-columns-repeated="7" table:style-name="ce123"/>
          <table:table-cell office:value-type="string" table:style-name="ce21">
            <text:p>Rent (source: idealista)</text:p>
          </table:table-cell>
          <table:table-cell table:number-columns-repeated="6" table:style-name="ce21"/>
          <table:table-cell office:value-type="string" table:style-name="ce123">
            <text:p>Multivariate model</text:p>
          </table:table-cell>
          <table:table-cell table:number-columns-repeated="14" table:style-name="ce123"/>
          <table:table-cell office:value-type="string" table:style-name="ce21">
            <text:p>Rainbow model</text:p>
          </table:table-cell>
          <table:table-cell table:number-columns-repeated="5" table:style-name="ce21"/>
          <table:table-cell table:number-columns-repeated="16268"/>
        </table:table-row>
        <table:table-row table:style-name="ro2">
          <table:table-cell office:value-type="string" table:style-name="ce18">
            <text:p>Data</text:p>
          </table:table-cell>
          <table:table-cell office:value-type="string" table:style-name="ce104">
            <text:p>Total Population</text:p>
          </table:table-cell>
          <table:table-cell office:value-type="string" table:style-name="ce104">
            <text:p>Population (25-50)</text:p>
          </table:table-cell>
          <table:table-cell office:value-type="string" table:style-name="ce129">
            <text:p>Population &gt;18</text:p>
          </table:table-cell>
          <table:table-cell office:value-type="string" table:style-name="ce19">
            <text:p>Upper limit</text:p>
          </table:table-cell>
          <table:table-cell office:value-type="string" table:style-name="ce19">
            <text:p>Lower limit</text:p>
          </table:table-cell>
          <table:table-cell office:value-type="string" table:style-name="ce20">
            <text:p>Optimal</text:p>
          </table:table-cell>
          <table:table-cell office:value-type="string" table:style-name="ce20">
            <text:p>Age 30</text:p>
          </table:table-cell>
          <table:table-cell office:value-type="string" table:style-name="ce20">
            <text:p>Age 30/2</text:p>
          </table:table-cell>
          <table:table-cell office:value-type="string" table:style-name="ce20">
            <text:p>Age 40</text:p>
          </table:table-cell>
          <table:table-cell office:value-type="string" table:style-name="ce20">
            <text:p>Age 40/2</text:p>
          </table:table-cell>
          <table:table-cell office:value-type="string" table:style-name="ce20">
            <text:p>Age 50</text:p>
          </table:table-cell>
          <table:table-cell office:value-type="string" table:style-name="ce20">
            <text:p>Age 50/2</text:p>
          </table:table-cell>
          <table:table-cell office:value-type="string" table:style-name="ce19">
            <text:p>Home sales</text:p>
          </table:table-cell>
          <table:table-cell office:value-type="string" table:style-name="ce19">
            <text:p>Inheritances</text:p>
          </table:table-cell>
          <table:table-cell office:value-type="string" table:style-name="ce20">
            <text:p>Donations</text:p>
          </table:table-cell>
          <table:table-cell office:value-type="string" table:style-name="ce20">
            <text:p>Swaps</text:p>
          </table:table-cell>
          <table:table-cell office:value-type="string" table:style-name="ce20">
            <text:p>Others</text:p>
          </table:table-cell>
          <table:table-cell office:value-type="string" table:style-name="ce20">
            <text:p>Approved</text:p>
          </table:table-cell>
          <table:table-cell office:value-type="string" table:style-name="ce20">
            <text:p>Releases</text:p>
          </table:table-cell>
          <table:table-cell office:value-type="string" table:style-name="ce19">
            <text:p>Total amount</text:p>
          </table:table-cell>
          <table:table-cell office:value-type="string" table:style-name="ce19">
            <text:p>Average amount</text:p>
          </table:table-cell>
          <table:table-cell office:value-type="string" table:style-name="ce19">
            <text:p>Creditor subrogation</text:p>
          </table:table-cell>
          <table:table-cell office:value-type="string" table:style-name="ce19">
            <text:p>Consumer subrogation</text:p>
          </table:table-cell>
          <table:table-cell office:value-type="string" table:style-name="ce19">
            <text:p>Ratio Mortgages/Home sales</text:p>
          </table:table-cell>
          <table:table-cell office:value-type="string" table:style-name="ce96">
            <text:p>Real Credit movement</text:p>
          </table:table-cell>
          <table:table-cell office:value-type="string" table:style-name="ce19">
            <text:p>Average mortgage rate</text:p>
          </table:table-cell>
          <table:table-cell office:value-type="string" table:style-name="ce19">
            <text:p>Fixed mortgages</text:p>
          </table:table-cell>
          <table:table-cell office:value-type="string" table:style-name="ce19">
            <text:p>Variable mortgages</text:p>
          </table:table-cell>
          <table:table-cell office:value-type="string" table:style-name="ce19">
            <text:p>Years mortgage</text:p>
          </table:table-cell>
          <table:table-cell office:value-type="string" table:style-name="ce97">
            <text:p>Euribor 1-year</text:p>
          </table:table-cell>
          <table:table-cell office:value-type="string" table:style-name="ce104">
            <text:p>EUR/USD year aver.</text:p>
          </table:table-cell>
          <table:table-cell office:value-type="string" table:style-name="ce104">
            <text:p>House EUR</text:p>
          </table:table-cell>
          <table:table-cell office:value-type="string" table:style-name="ce104">
            <text:p>House USD</text:p>
          </table:table-cell>
          <table:table-cell office:value-type="string" table:style-name="ce104">
            <text:p>Euro M3, bilions</text:p>
          </table:table-cell>
          <table:table-cell office:value-type="string" table:style-name="ce104">
            <text:p>Euro M3 stock %</text:p>
          </table:table-cell>
          <table:table-cell office:value-type="string" table:style-name="ce104">
            <text:p>BTC/EUR year aver.</text:p>
          </table:table-cell>
          <table:table-cell office:value-type="string" table:style-name="ce104">
            <text:p>House BTC</text:p>
          </table:table-cell>
          <table:table-cell office:value-type="string" table:style-name="ce104">
            <text:p>Gold/EUR year aver.</text:p>
          </table:table-cell>
          <table:table-cell office:value-type="string" table:style-name="ce104">
            <text:p>House Gold</text:p>
          </table:table-cell>
          <table:table-cell office:value-type="string" table:style-name="ce19">
            <text:p>Disposable income &gt;18</text:p>
          </table:table-cell>
          <table:table-cell office:value-type="string" table:style-name="ce104">
            <text:p>Household net disp. income</text:p>
          </table:table-cell>
          <table:table-cell office:value-type="string" table:style-name="ce104">
            <text:p>Income constant to inflation</text:p>
          </table:table-cell>
          <table:table-cell office:value-type="string" table:style-name="ce104">
            <text:p>Income constant to housing</text:p>
          </table:table-cell>
          <table:table-cell office:value-type="string" table:style-name="ce104">
            <text:p>Income vs house and inflation</text:p>
          </table:table-cell>
          <table:table-cell office:value-type="string" table:style-name="ce104">
            <text:p>Housing affordability</text:p>
          </table:table-cell>
          <table:table-cell office:value-type="string" table:style-name="ce19">
            <text:p>Years to fully pay</text:p>
          </table:table-cell>
          <table:table-cell office:value-type="string" table:style-name="ce19">
            <text:p>Ideal wage</text:p>
          </table:table-cell>
          <table:table-cell office:value-type="string" table:style-name="ce19">
            <text:p>W/M disconnect</text:p>
          </table:table-cell>
          <table:table-cell office:value-type="string" table:style-name="ce19">
            <text:p>Minimum wage</text:p>
          </table:table-cell>
          <table:table-cell office:value-type="string" table:style-name="ce19">
            <text:p>Price of urban land</text:p>
          </table:table-cell>
          <table:table-cell office:value-type="string" table:style-name="ce19">
            <text:p>Tx of land</text:p>
          </table:table-cell>
          <table:table-cell office:value-type="string" table:style-name="ce24">
            <text:p>Building permits</text:p>
          </table:table-cell>
          <table:table-cell office:value-type="string" table:style-name="ce20">
            <text:p>Build</text:p>
          </table:table-cell>
          <table:table-cell office:value-type="string" table:style-name="ce20">
            <text:p>Reform</text:p>
          </table:table-cell>
          <table:table-cell office:value-type="string" table:style-name="ce20">
            <text:p>Demolish</text:p>
          </table:table-cell>
          <table:table-cell office:value-type="string" table:style-name="ce19">
            <text:p>Single family</text:p>
          </table:table-cell>
          <table:table-cell office:value-type="string" table:style-name="ce19">
            <text:p>Single family m2</text:p>
          </table:table-cell>
          <table:table-cell office:value-type="string" table:style-name="ce19">
            <text:p>SF cost (PEM)</text:p>
          </table:table-cell>
          <table:table-cell office:value-type="string" table:style-name="ce19">
            <text:p>SF Average cost</text:p>
          </table:table-cell>
          <table:table-cell office:value-type="string" table:style-name="ce19">
            <text:p>SF cost per m2</text:p>
          </table:table-cell>
          <table:table-cell office:value-type="string" table:style-name="ce19">
            <text:p>Condominiums</text:p>
          </table:table-cell>
          <table:table-cell office:value-type="string" table:style-name="ce19">
            <text:p>Condos m2</text:p>
          </table:table-cell>
          <table:table-cell office:value-type="string" table:style-name="ce19">
            <text:p>Condo cost</text:p>
          </table:table-cell>
          <table:table-cell office:value-type="string" table:style-name="ce19">
            <text:p>Condo Av. Cost</text:p>
          </table:table-cell>
          <table:table-cell office:value-type="string" table:style-name="ce19">
            <text:p>Condos cost per m2</text:p>
          </table:table-cell>
          <table:table-cell office:value-type="string" table:style-name="ce19">
            <text:p>Ratio price/cost</text:p>
          </table:table-cell>
          <table:table-cell office:value-type="string" table:style-name="ce19">
            <text:p>% <text:s/>cost production</text:p>
          </table:table-cell>
          <table:table-cell office:value-type="string" table:style-name="ce19">
            <text:p>Cost Edification</text:p>
          </table:table-cell>
          <table:table-cell office:value-type="string" table:style-name="ce19">
            <text:p>Total homes</text:p>
          </table:table-cell>
          <table:table-cell office:value-type="string" table:style-name="ce19">
            <text:p>New homes</text:p>
          </table:table-cell>
          <table:table-cell office:value-type="string" table:style-name="ce19">
            <text:p>Homes per 1000</text:p>
          </table:table-cell>
          <table:table-cell office:value-type="string" table:style-name="ce19">
            <text:p>(%)New homes</text:p>
          </table:table-cell>
          <table:table-cell office:value-type="string" table:style-name="ce20">
            <text:p>% Pop.</text:p>
          </table:table-cell>
          <table:table-cell office:value-type="string" table:style-name="ce19">
            <text:p>Balance</text:p>
          </table:table-cell>
          <table:table-cell office:value-type="string" table:style-name="ce97">
            <text:p>Cement (mT)</text:p>
          </table:table-cell>
          <table:table-cell office:value-type="string" table:style-name="ce24">
            <text:p>Legal entity</text:p>
          </table:table-cell>
          <table:table-cell office:value-type="string" table:style-name="ce25">
            <text:p>Nationals</text:p>
          </table:table-cell>
          <table:table-cell office:value-type="string" table:style-name="ce20">
            <text:p>Foreigners</text:p>
          </table:table-cell>
          <table:table-cell office:value-type="string" table:style-name="ce19">
            <text:p>Foreigner (raw)</text:p>
          </table:table-cell>
          <table:table-cell office:value-type="string" table:style-name="ce20">
            <text:p>Owned</text:p>
          </table:table-cell>
          <table:table-cell office:value-type="string" table:style-name="ce20">
            <text:p>Mortgaged</text:p>
          </table:table-cell>
          <table:table-cell office:value-type="string" table:style-name="ce20">
            <text:p>Rented</text:p>
          </table:table-cell>
          <table:table-cell office:value-type="string" table:style-name="ce19">
            <text:p>Freely loaned</text:p>
          </table:table-cell>
          <table:table-cell office:value-type="string" table:style-name="ce20">
            <text:p>Owned (%)</text:p>
          </table:table-cell>
          <table:table-cell office:value-type="string" table:style-name="ce19">
            <text:p>Mortgaged (%)</text:p>
          </table:table-cell>
          <table:table-cell office:value-type="string" table:style-name="ce20">
            <text:p>Rented (%)</text:p>
          </table:table-cell>
          <table:table-cell office:value-type="string" table:style-name="ce19">
            <text:p>Freely loaned (%)</text:p>
          </table:table-cell>
          <table:table-cell office:value-type="string" table:style-name="ce19">
            <text:p>Rent price (e/m2)</text:p>
          </table:table-cell>
          <table:table-cell office:value-type="string" table:style-name="ce20">
            <text:p>Price %</text:p>
          </table:table-cell>
          <table:table-cell office:value-type="string" table:style-name="ce19">
            <text:p>Rent ROI Gross</text:p>
          </table:table-cell>
          <table:table-cell office:value-type="string" table:style-name="ce19">
            <text:p>Rent ROI Gross %</text:p>
          </table:table-cell>
          <table:table-cell office:value-type="string" table:style-name="ce19">
            <text:p>Rent ROI Net</text:p>
          </table:table-cell>
          <table:table-cell office:value-type="string" table:style-name="ce19">
            <text:p>Rent ROI Net %</text:p>
          </table:table-cell>
          <table:table-cell office:value-type="string" table:style-name="ce19">
            <text:p>Idealista price(m2)</text:p>
          </table:table-cell>
          <table:table-cell office:value-type="string" table:style-name="ce19">
            <text:p>Price (e/m2)</text:p>
          </table:table-cell>
          <table:table-cell office:value-type="string" table:style-name="ce19">
            <text:p>Inflation CPI</text:p>
          </table:table-cell>
          <table:table-cell office:value-type="string" table:style-name="ce19">
            <text:p>CPI 1985</text:p>
          </table:table-cell>
          <table:table-cell office:value-type="string" table:style-name="ce26">
            <text:p>Overrated inflation</text:p>
          </table:table-cell>
          <table:table-cell office:value-type="string" table:style-name="ce26">
            <text:p>Real over.</text:p>
          </table:table-cell>
          <table:table-cell office:value-type="string" table:style-name="ce26">
            <text:p>Real price</text:p>
          </table:table-cell>
          <table:table-cell office:value-type="string" table:style-name="ce26">
            <text:p>Accum. Infl.</text:p>
          </table:table-cell>
          <table:table-cell office:value-type="string" table:style-name="ce19">
            <text:p>I. Rate % (x10)</text:p>
          </table:table-cell>
          <table:table-cell office:value-type="string" table:style-name="ce19">
            <text:p>Nominal price (%)</text:p>
          </table:table-cell>
          <table:table-cell office:value-type="string" table:style-name="ce19">
            <text:p>(%)Real price</text:p>
          </table:table-cell>
          <table:table-cell office:value-type="string" table:style-name="ce20">
            <text:p>Pop.(%)</text:p>
          </table:table-cell>
          <table:table-cell office:value-type="string" table:style-name="ce20">
            <text:p>Sales(%)</text:p>
          </table:table-cell>
          <table:table-cell office:value-type="string" table:style-name="ce19">
            <text:p>Credit (%)</text:p>
          </table:table-cell>
          <table:table-cell office:value-type="string" table:style-name="ce19">
            <text:p>Unemployment(%)</text:p>
          </table:table-cell>
          <table:table-cell office:value-type="string" table:style-name="ce19">
            <text:p>Net ROI (%)</text:p>
          </table:table-cell>
          <table:table-cell office:value-type="string" table:style-name="ce19">
            <text:p>Rainbow curve</text:p>
          </table:table-cell>
          <table:table-cell office:value-type="string" table:style-name="ce20">
            <text:p>EP+50</text:p>
          </table:table-cell>
          <table:table-cell office:value-type="string" table:style-name="ce20">
            <text:p>EP-50</text:p>
          </table:table-cell>
          <table:table-cell office:value-type="string" table:style-name="ce20">
            <text:p>EP+100</text:p>
          </table:table-cell>
          <table:table-cell office:value-type="string" table:style-name="ce20">
            <text:p>EP-100</text:p>
          </table:table-cell>
          <table:table-cell office:value-type="string" table:style-name="ce19">
            <text:p>Alt. Rainbow</text:p>
          </table:table-cell>
          <table:table-cell table:number-columns-repeated="16268"/>
        </table:table-row>
        <table:table-row table:style-name="ro3">
          <table:table-cell office:value-type="float" office:value="1964" table:style-name="ce19">
            <text:p>1964</text:p>
          </table:table-cell>
          <table:table-cell office:value-type="float" office:value="31723000" table:style-name="ce9">
            <text:p>31723000</text:p>
          </table:table-cell>
          <table:table-cell office:value-type="float" office:value="10721598.911503393" table:formula="of:=[.C4]*[.B3]/[.B4]" table:style-name="ce32">
            <text:p>10721599</text:p>
          </table:table-cell>
          <table:table-cell table:style-name="ce126"/>
          <table:table-cell office:value-type="float" office:value="412369.18890397664" table:formula="of:=[.C3]/26" table:style-name="ce32">
            <text:p>412369</text:p>
          </table:table-cell>
          <table:table-cell office:value-type="float" office:value="206184.59445198832" table:formula="of:=[.E3]/2" table:style-name="ce32">
            <text:p>206185</text:p>
          </table:table-cell>
          <table:table-cell office:value-type="float" office:value="309276.89167798246" table:formula="of:=[.F3]*1.5" table:style-name="ce32">
            <text:p>30927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9917.2000000000007" table:style-name="ce11">
            <text:p>9917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6.95" table:style-name="ce34">
            <text:p>6.95</text:p>
          </table:table-cell>
          <table:table-cell table:style-name="ce100"/>
          <table:table-cell table:style-name="ce81"/>
          <table:table-cell office:value-type="float" office:value="112.69545454545455" table:formula="of:=[.BX3]/88" table:style-name="ce30">
            <text:p>112.7</text:p>
          </table:table-cell>
          <table:table-cell office:value-type="float" office:value="112.69545454545455" table:style-name="ce30">
            <text:p>112.7</text:p>
          </table:table-cell>
          <table:table-cell table:style-name="ce99"/>
          <table:table-cell table:style-name="ce78"/>
          <table:table-cell table:style-name="ce29"/>
          <table:table-cell table:style-name="ce124"/>
          <table:table-cell table:number-columns-repeated="5" table:style-name="ce29"/>
          <table:table-cell office:value-type="float" office:value="148.44" table:formula="of:=-0.06*(([.A3]-1963)^2)+8.5*([.A3]-1963)+140" table:style-name="ce31">
            <text:p>148.4</text:p>
          </table:table-cell>
          <table:table-cell office:value-type="float" office:value="198.44" table:formula="of:=[.DG3]+50" table:style-name="ce31">
            <text:p>198.4</text:p>
          </table:table-cell>
          <table:table-cell office:value-type="float" office:value="98.44" table:formula="of:=[.DG3]-50" table:style-name="ce31">
            <text:p>98.4</text:p>
          </table:table-cell>
          <table:table-cell office:value-type="float" office:value="248.44" table:formula="of:=[.DG3]+100" table:style-name="ce31">
            <text:p>248.4</text:p>
          </table:table-cell>
          <table:table-cell office:value-type="float" office:value="48.44" table:formula="of:=[.DG3]-100" table:style-name="ce31">
            <text:p>48.4</text:p>
          </table:table-cell>
          <table:table-cell office:value-type="float" office:value="180.47499999999999" table:formula="of:=-0.025*(([.A3]-1963)^2)+5.5*([.A3]-1963)+175" table:style-name="ce31">
            <text:p>180.5</text:p>
          </table:table-cell>
          <table:table-cell table:number-columns-repeated="16268"/>
        </table:table-row>
        <table:table-row table:style-name="ro3">
          <table:table-cell office:value-type="float" office:value="1965" table:style-name="ce19">
            <text:p>1965</text:p>
          </table:table-cell>
          <table:table-cell office:value-type="float" office:value="32056000" table:style-name="ce9">
            <text:p>32056000</text:p>
          </table:table-cell>
          <table:table-cell office:value-type="float" office:value="10834144.775309799" table:formula="of:=[.C5]*[.B4]/[.B5]" table:style-name="ce32">
            <text:p>10834145</text:p>
          </table:table-cell>
          <table:table-cell table:style-name="ce126"/>
          <table:table-cell office:value-type="float" office:value="416697.8759734538" table:formula="of:=[.C4]/26" table:style-name="ce32">
            <text:p>416698</text:p>
          </table:table-cell>
          <table:table-cell office:value-type="float" office:value="208348.9379867269" table:formula="of:=[.E4]/2" table:style-name="ce32">
            <text:p>208349</text:p>
          </table:table-cell>
          <table:table-cell office:value-type="float" office:value="312523.40698009037" table:formula="of:=[.F4]*1.5" table:style-name="ce32">
            <text:p>31252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1388.9" table:style-name="ce11">
            <text:p>11389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3.32" table:style-name="ce34">
            <text:p>13.32</text:p>
          </table:table-cell>
          <table:table-cell table:style-name="ce31"/>
          <table:table-cell table:style-name="ce81"/>
          <table:table-cell office:value-type="float" office:value="129.41931818181817" table:formula="of:=[.BX4]/88" table:style-name="ce30">
            <text:p>129.4</text:p>
          </table:table-cell>
          <table:table-cell office:value-type="float" office:value="129.41931818181817" table:style-name="ce30">
            <text:p>129.4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56.76" table:formula="of:=-0.06*(([.A4]-1963)^2)+8.5*([.A4]-1963)+140" table:style-name="ce31">
            <text:p>156.8</text:p>
          </table:table-cell>
          <table:table-cell office:value-type="float" office:value="206.76" table:formula="of:=[.DG4]+50" table:style-name="ce31">
            <text:p>206.8</text:p>
          </table:table-cell>
          <table:table-cell office:value-type="float" office:value="106.75999999999999" table:formula="of:=[.DG4]-50" table:style-name="ce31">
            <text:p>106.8</text:p>
          </table:table-cell>
          <table:table-cell office:value-type="float" office:value="256.76" table:formula="of:=[.DG4]+100" table:style-name="ce31">
            <text:p>256.8</text:p>
          </table:table-cell>
          <table:table-cell office:value-type="float" office:value="56.759999999999991" table:formula="of:=[.DG4]-100" table:style-name="ce31">
            <text:p>56.8</text:p>
          </table:table-cell>
          <table:table-cell office:value-type="float" office:value="185.9" table:formula="of:=-0.025*(([.A4]-1963)^2)+5.5*([.A4]-1963)+175" table:style-name="ce31">
            <text:p>185.9</text:p>
          </table:table-cell>
          <table:table-cell table:number-columns-repeated="16268"/>
        </table:table-row>
        <table:table-row table:style-name="ro3">
          <table:table-cell office:value-type="float" office:value="1966" table:style-name="ce19">
            <text:p>1966</text:p>
          </table:table-cell>
          <table:table-cell office:value-type="float" office:value="32394000" table:style-name="ce9">
            <text:p>32394000</text:p>
          </table:table-cell>
          <table:table-cell office:value-type="float" office:value="10948380.516951136" table:formula="of:=[.C6]*[.B5]/[.B6]" table:style-name="ce32">
            <text:p>10948381</text:p>
          </table:table-cell>
          <table:table-cell table:style-name="ce126"/>
          <table:table-cell office:value-type="float" office:value="421091.55834427447" table:formula="of:=[.C5]/26" table:style-name="ce32">
            <text:p>421092</text:p>
          </table:table-cell>
          <table:table-cell office:value-type="float" office:value="210545.77917213723" table:formula="of:=[.E5]/2" table:style-name="ce32">
            <text:p>210546</text:p>
          </table:table-cell>
          <table:table-cell office:value-type="float" office:value="315818.66875820584" table:formula="of:=[.F5]*1.5" table:style-name="ce32">
            <text:p>315819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3053.4" table:style-name="ce11">
            <text:p>13053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6.25" table:style-name="ce34">
            <text:p>6.25</text:p>
          </table:table-cell>
          <table:table-cell table:style-name="ce31"/>
          <table:table-cell table:style-name="ce81"/>
          <table:table-cell office:value-type="float" office:value="148.33409090909092" table:formula="of:=[.BX5]/88" table:style-name="ce30">
            <text:p>148.3</text:p>
          </table:table-cell>
          <table:table-cell office:value-type="float" office:value="148.33409090909092" table:style-name="ce30">
            <text:p>148.3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64.96" table:formula="of:=-0.06*(([.A5]-1963)^2)+8.5*([.A5]-1963)+140" table:style-name="ce31">
            <text:p>165.0</text:p>
          </table:table-cell>
          <table:table-cell office:value-type="float" office:value="214.96" table:formula="of:=[.DG5]+50" table:style-name="ce31">
            <text:p>215.0</text:p>
          </table:table-cell>
          <table:table-cell office:value-type="float" office:value="114.96000000000001" table:formula="of:=[.DG5]-50" table:style-name="ce31">
            <text:p>115.0</text:p>
          </table:table-cell>
          <table:table-cell office:value-type="float" office:value="264.96000000000004" table:formula="of:=[.DG5]+100" table:style-name="ce31">
            <text:p>265.0</text:p>
          </table:table-cell>
          <table:table-cell office:value-type="float" office:value="64.960000000000008" table:formula="of:=[.DG5]-100" table:style-name="ce31">
            <text:p>65.0</text:p>
          </table:table-cell>
          <table:table-cell office:value-type="float" office:value="191.27500000000001" table:formula="of:=-0.025*(([.A5]-1963)^2)+5.5*([.A5]-1963)+175" table:style-name="ce31">
            <text:p>191.3</text:p>
          </table:table-cell>
          <table:table-cell table:number-columns-repeated="16268"/>
        </table:table-row>
        <table:table-row table:style-name="ro3">
          <table:table-cell office:value-type="float" office:value="1967" table:style-name="ce19">
            <text:p>1967</text:p>
          </table:table-cell>
          <table:table-cell office:value-type="float" office:value="32734000" table:style-name="ce9">
            <text:p>32734000</text:p>
          </table:table-cell>
          <table:table-cell office:value-type="float" office:value="11063292.209726445" table:formula="of:=[.C7]*[.B6]/[.B7]" table:style-name="ce32">
            <text:p>11063292</text:p>
          </table:table-cell>
          <table:table-cell table:style-name="ce126"/>
          <table:table-cell office:value-type="float" office:value="425511.23883563251" table:formula="of:=[.C6]/26" table:style-name="ce32">
            <text:p>425511</text:p>
          </table:table-cell>
          <table:table-cell office:value-type="float" office:value="212755.61941781626" table:formula="of:=[.E6]/2" table:style-name="ce32">
            <text:p>212756</text:p>
          </table:table-cell>
          <table:table-cell office:value-type="float" office:value="319133.42912672437" table:formula="of:=[.F6]*1.5" table:style-name="ce32">
            <text:p>31913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4071.399999999996" table:style-name="ce11">
            <text:p>14071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6.39" table:style-name="ce34">
            <text:p>6.39</text:p>
          </table:table-cell>
          <table:table-cell table:style-name="ce31"/>
          <table:table-cell table:style-name="ce81"/>
          <table:table-cell office:value-type="float" office:value="159.90227272727267" table:formula="of:=[.BX6]/88" table:style-name="ce30">
            <text:p>159.9</text:p>
          </table:table-cell>
          <table:table-cell office:value-type="float" office:value="159.90227272727267" table:style-name="ce30">
            <text:p>159.9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73.04" table:formula="of:=-0.06*(([.A6]-1963)^2)+8.5*([.A6]-1963)+140" table:style-name="ce31">
            <text:p>173.0</text:p>
          </table:table-cell>
          <table:table-cell office:value-type="float" office:value="223.04" table:formula="of:=[.DG6]+50" table:style-name="ce31">
            <text:p>223.0</text:p>
          </table:table-cell>
          <table:table-cell office:value-type="float" office:value="123.03999999999999" table:formula="of:=[.DG6]-50" table:style-name="ce31">
            <text:p>123.0</text:p>
          </table:table-cell>
          <table:table-cell office:value-type="float" office:value="273.03999999999996" table:formula="of:=[.DG6]+100" table:style-name="ce31">
            <text:p>273.0</text:p>
          </table:table-cell>
          <table:table-cell office:value-type="float" office:value="73.039999999999992" table:formula="of:=[.DG6]-100" table:style-name="ce31">
            <text:p>73.0</text:p>
          </table:table-cell>
          <table:table-cell office:value-type="float" office:value="196.6" table:formula="of:=-0.025*(([.A6]-1963)^2)+5.5*([.A6]-1963)+175" table:style-name="ce31">
            <text:p>196.6</text:p>
          </table:table-cell>
          <table:table-cell table:number-columns-repeated="16268"/>
        </table:table-row>
        <table:table-row table:style-name="ro3">
          <table:table-cell office:value-type="float" office:value="1968" table:style-name="ce19">
            <text:p>1968</text:p>
          </table:table-cell>
          <table:table-cell office:value-type="float" office:value="33079000" table:style-name="ce9">
            <text:p>33079000</text:p>
          </table:table-cell>
          <table:table-cell office:value-type="float" office:value="11179893.780336685" table:formula="of:=[.C8]*[.B7]/[.B8]" table:style-name="ce32">
            <text:p>11179894</text:p>
          </table:table-cell>
          <table:table-cell table:style-name="ce126"/>
          <table:table-cell office:value-type="float" office:value="429995.91462833405" table:formula="of:=[.C7]/26" table:style-name="ce32">
            <text:p>429996</text:p>
          </table:table-cell>
          <table:table-cell office:value-type="float" office:value="214997.95731416703" table:formula="of:=[.E7]/2" table:style-name="ce32">
            <text:p>214998</text:p>
          </table:table-cell>
          <table:table-cell office:value-type="float" office:value="322496.93597125052" table:formula="of:=[.F7]*1.5" table:style-name="ce32">
            <text:p>32249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9" table:style-name="ce105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5284.300000000001" table:style-name="ce11">
            <text:p>15284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number-columns-repeated="2" table:style-name="ce79"/>
          <table:table-cell table:style-name="ce22"/>
          <table:table-cell table:style-name="ce32"/>
          <table:table-cell office:value-type="float" office:value="4.9800000000000004" table:style-name="ce34">
            <text:p>4.98</text:p>
          </table:table-cell>
          <table:table-cell table:style-name="ce31"/>
          <table:table-cell table:style-name="ce81"/>
          <table:table-cell office:value-type="float" office:value="201.10921052631579" table:formula="of:=[.BX7]/76" table:style-name="ce30">
            <text:p>201.1</text:p>
          </table:table-cell>
          <table:table-cell office:value-type="float" office:value="201.10921052631579" table:style-name="ce30">
            <text:p>201.1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81" table:formula="of:=-0.06*(([.A7]-1963)^2)+8.5*([.A7]-1963)+140" table:style-name="ce31">
            <text:p>181.0</text:p>
          </table:table-cell>
          <table:table-cell office:value-type="float" office:value="231" table:formula="of:=[.DG7]+50" table:style-name="ce31">
            <text:p>231.0</text:p>
          </table:table-cell>
          <table:table-cell office:value-type="float" office:value="131" table:formula="of:=[.DG7]-50" table:style-name="ce31">
            <text:p>131.0</text:p>
          </table:table-cell>
          <table:table-cell office:value-type="float" office:value="281" table:formula="of:=[.DG7]+100" table:style-name="ce31">
            <text:p>281.0</text:p>
          </table:table-cell>
          <table:table-cell office:value-type="float" office:value="81" table:formula="of:=[.DG7]-100" table:style-name="ce31">
            <text:p>81.0</text:p>
          </table:table-cell>
          <table:table-cell office:value-type="float" office:value="201.875" table:formula="of:=-0.025*(([.A7]-1963)^2)+5.5*([.A7]-1963)+175" table:style-name="ce31">
            <text:p>201.9</text:p>
          </table:table-cell>
          <table:table-cell table:number-columns-repeated="16268"/>
        </table:table-row>
        <table:table-row table:style-name="ro3">
          <table:table-cell office:value-type="float" office:value="1969" table:style-name="ce19">
            <text:p>1969</text:p>
          </table:table-cell>
          <table:table-cell office:value-type="float" office:value="33427000" table:style-name="ce9">
            <text:p>33427000</text:p>
          </table:table-cell>
          <table:table-cell office:value-type="float" office:value="11297509.277647885" table:formula="of:=[.C9]*[.B8]/[.B9]" table:style-name="ce32">
            <text:p>11297509</text:p>
          </table:table-cell>
          <table:table-cell table:style-name="ce126"/>
          <table:table-cell office:value-type="float" office:value="434519.58760184172" table:formula="of:=[.C8]/26" table:style-name="ce32">
            <text:p>434520</text:p>
          </table:table-cell>
          <table:table-cell office:value-type="float" office:value="217259.79380092086" table:formula="of:=[.E8]/2" table:style-name="ce32">
            <text:p>217260</text:p>
          </table:table-cell>
          <table:table-cell office:value-type="float" office:value="325889.6907013813" table:formula="of:=[.F8]*1.5" table:style-name="ce32">
            <text:p>325890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22.24" table:style-name="ce115">
            <text:p>22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table:number-columns-repeated="6" table:style-name="ce29"/>
          <table:table-cell office:value-type="float" office:value="16222.3" table:style-name="ce11">
            <text:p>16222</text:p>
          </table:table-cell>
          <table:table-cell table:style-name="ce75"/>
          <table:table-cell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2.16" table:style-name="ce34">
            <text:p>2.16</text:p>
          </table:table-cell>
          <table:table-cell table:style-name="ce31"/>
          <table:table-cell table:style-name="ce81"/>
          <table:table-cell office:value-type="float" office:value="213.45131578947368" table:formula="of:=[.BX8]/76" table:style-name="ce30">
            <text:p>213.5</text:p>
          </table:table-cell>
          <table:table-cell office:value-type="float" office:value="213.45131578947368" table:style-name="ce30">
            <text:p>213.5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88.84" table:formula="of:=-0.06*(([.A8]-1963)^2)+8.5*([.A8]-1963)+140" table:style-name="ce31">
            <text:p>188.8</text:p>
          </table:table-cell>
          <table:table-cell office:value-type="float" office:value="238.84" table:formula="of:=[.DG8]+50" table:style-name="ce31">
            <text:p>238.8</text:p>
          </table:table-cell>
          <table:table-cell office:value-type="float" office:value="138.84" table:formula="of:=[.DG8]-50" table:style-name="ce31">
            <text:p>138.8</text:p>
          </table:table-cell>
          <table:table-cell office:value-type="float" office:value="288.84000000000003" table:formula="of:=[.DG8]+100" table:style-name="ce31">
            <text:p>288.8</text:p>
          </table:table-cell>
          <table:table-cell office:value-type="float" office:value="88.84" table:formula="of:=[.DG8]-100" table:style-name="ce31">
            <text:p>88.8</text:p>
          </table:table-cell>
          <table:table-cell office:value-type="float" office:value="207.1" table:formula="of:=-0.025*(([.A8]-1963)^2)+5.5*([.A8]-1963)+175" table:style-name="ce31">
            <text:p>207.1</text:p>
          </table:table-cell>
          <table:table-cell table:number-columns-repeated="16268"/>
        </table:table-row>
        <table:table-row table:style-name="ro3">
          <table:table-cell office:value-type="float" office:value="1970" table:style-name="ce19">
            <text:p>1970</text:p>
          </table:table-cell>
          <table:table-cell office:value-type="float" office:value="33779000" table:style-name="ce9">
            <text:p>33779000</text:p>
          </table:table-cell>
          <table:table-cell office:value-type="float" office:value="11416476.677227028" table:formula="of:=[.C10]*[.B9]/[.B10]" table:style-name="ce32">
            <text:p>11416477</text:p>
          </table:table-cell>
          <table:table-cell table:style-name="ce126"/>
          <table:table-cell office:value-type="float" office:value="439095.25681642414" table:formula="of:=[.C9]/26" table:style-name="ce32">
            <text:p>439095</text:p>
          </table:table-cell>
          <table:table-cell office:value-type="float" office:value="219547.62840821207" table:formula="of:=[.E9]/2" table:style-name="ce32">
            <text:p>219548</text:p>
          </table:table-cell>
          <table:table-cell office:value-type="float" office:value="329321.44261231809" table:formula="of:=[.F9]*1.5" table:style-name="ce32">
            <text:p>32932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23.789166666666663" table:style-name="ce115">
            <text:p>24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0658882" table:style-name="ce23">
            <text:p>10658882</text:p>
          </table:table-cell>
          <table:table-cell table:style-name="ce32"/>
          <table:table-cell table:number-columns-repeated="4" table:style-name="ce29"/>
          <table:table-cell office:value-type="float" office:value="16573.400000000001" table:style-name="ce11">
            <text:p>16573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5.72" table:style-name="ce34">
            <text:p>5.72</text:p>
          </table:table-cell>
          <table:table-cell table:style-name="ce31"/>
          <table:table-cell table:style-name="ce81"/>
          <table:table-cell office:value-type="float" office:value="233.42816901408452" table:formula="of:=[.BX9]/71" table:style-name="ce30">
            <text:p>233.4</text:p>
          </table:table-cell>
          <table:table-cell office:value-type="float" office:value="233.42816901408452" table:style-name="ce30">
            <text:p>233.4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196.56" table:formula="of:=-0.06*(([.A9]-1963)^2)+8.5*([.A9]-1963)+140" table:style-name="ce31">
            <text:p>196.6</text:p>
          </table:table-cell>
          <table:table-cell office:value-type="float" office:value="246.56" table:formula="of:=[.DG9]+50" table:style-name="ce31">
            <text:p>246.6</text:p>
          </table:table-cell>
          <table:table-cell office:value-type="float" office:value="146.56" table:formula="of:=[.DG9]-50" table:style-name="ce31">
            <text:p>146.6</text:p>
          </table:table-cell>
          <table:table-cell office:value-type="float" office:value="296.56" table:formula="of:=[.DG9]+100" table:style-name="ce31">
            <text:p>296.6</text:p>
          </table:table-cell>
          <table:table-cell office:value-type="float" office:value="96.56" table:formula="of:=[.DG9]-100" table:style-name="ce31">
            <text:p>96.6</text:p>
          </table:table-cell>
          <table:table-cell office:value-type="float" office:value="212.27500000000001" table:formula="of:=-0.025*(([.A9]-1963)^2)+5.5*([.A9]-1963)+175" table:style-name="ce31">
            <text:p>212.3</text:p>
          </table:table-cell>
          <table:table-cell table:number-columns-repeated="16268"/>
        </table:table-row>
        <table:table-row table:style-name="ro3">
          <table:table-cell office:value-type="float" office:value="1971" table:style-name="ce19">
            <text:p>1971</text:p>
          </table:table-cell>
          <table:table-cell office:value-type="float" office:value="34216000" table:style-name="ce9">
            <text:p>34216000</text:p>
          </table:table-cell>
          <table:table-cell office:value-type="float" office:value="11564172" table:style-name="ce9">
            <text:p>11564172</text:p>
          </table:table-cell>
          <table:table-cell table:style-name="ce127"/>
          <table:table-cell office:value-type="float" office:value="444775.84615384613" table:formula="of:=[.C10]/26" table:style-name="ce11">
            <text:p>444776</text:p>
          </table:table-cell>
          <table:table-cell office:value-type="float" office:value="222387.92307692306" table:formula="of:=[.E10]/2" table:style-name="ce11">
            <text:p>222388</text:p>
          </table:table-cell>
          <table:table-cell office:value-type="float" office:value="333581.88461538462" table:formula="of:=[.F10]*1.5" table:style-name="ce11">
            <text:p>33358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26.610833333333336" table:style-name="ce115">
            <text:p>27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1042601.752" table:style-name="ce32">
            <text:p>11042602</text:p>
          </table:table-cell>
          <table:table-cell office:value-type="float" office:value="383719.75200000033" table:formula="of:=[.BR10]-[.BR9]" table:style-name="ce32">
            <text:p>383720</text:p>
          </table:table-cell>
          <table:table-cell office:value-type="float" office:value="322.73210638297871" table:formula="of:=([.BR10]/([.B10]))*1000" table:style-name="ce11">
            <text:p>323</text:p>
          </table:table-cell>
          <table:table-cell office:value-type="float" office:value="3.6000000000000085" table:formula="of:=([.BR10]*100/[.BR9])-100" table:style-name="ce31">
            <text:p>3.6</text:p>
          </table:table-cell>
          <table:table-cell office:value-type="float" office:value="1.2937031883714667" table:formula="of:=([.B10]*100/[.B9])-100" table:style-name="ce31">
            <text:p>1.3</text:p>
          </table:table-cell>
          <table:table-cell office:value-type="float" office:value="2.3062968116285418" table:formula="of:=[.BU10]-[.BV10]" table:style-name="ce31">
            <text:p>2.3</text:p>
          </table:table-cell>
          <table:table-cell office:value-type="float" office:value="16604.8" table:style-name="ce11">
            <text:p>16605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8.24" table:style-name="ce34">
            <text:p>8.24</text:p>
          </table:table-cell>
          <table:table-cell table:style-name="ce31"/>
          <table:table-cell table:style-name="ce81"/>
          <table:table-cell office:value-type="float" office:value="240.64927536231883" table:formula="of:=[.BX10]/69" table:style-name="ce30">
            <text:p>240.6</text:p>
          </table:table-cell>
          <table:table-cell office:value-type="float" office:value="240.649275362319" table:style-name="ce30">
            <text:p>240.6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04.16" table:formula="of:=-0.06*(([.A10]-1963)^2)+8.5*([.A10]-1963)+140" table:style-name="ce31">
            <text:p>204.2</text:p>
          </table:table-cell>
          <table:table-cell office:value-type="float" office:value="254.16" table:formula="of:=[.DG10]+50" table:style-name="ce31">
            <text:p>254.2</text:p>
          </table:table-cell>
          <table:table-cell office:value-type="float" office:value="154.16" table:formula="of:=[.DG10]-50" table:style-name="ce31">
            <text:p>154.2</text:p>
          </table:table-cell>
          <table:table-cell office:value-type="float" office:value="304.15999999999997" table:formula="of:=[.DG10]+100" table:style-name="ce31">
            <text:p>304.2</text:p>
          </table:table-cell>
          <table:table-cell office:value-type="float" office:value="104.16" table:formula="of:=[.DG10]-100" table:style-name="ce31">
            <text:p>104.2</text:p>
          </table:table-cell>
          <table:table-cell office:value-type="float" office:value="217.4" table:formula="of:=-0.025*(([.A10]-1963)^2)+5.5*([.A10]-1963)+175" table:style-name="ce31">
            <text:p>217.4</text:p>
          </table:table-cell>
          <table:table-cell table:number-columns-repeated="16268"/>
        </table:table-row>
        <table:table-row table:style-name="ro3">
          <table:table-cell office:value-type="float" office:value="1972" table:style-name="ce19">
            <text:p>1972</text:p>
          </table:table-cell>
          <table:table-cell office:value-type="float" office:value="34572000" table:style-name="ce9">
            <text:p>34572000</text:p>
          </table:table-cell>
          <table:table-cell office:value-type="float" office:value="11620299" table:style-name="ce9">
            <text:p>11620299</text:p>
          </table:table-cell>
          <table:table-cell table:style-name="ce127"/>
          <table:table-cell office:value-type="float" office:value="446934.57692307694" table:formula="of:=[.C11]/26" table:style-name="ce11">
            <text:p>446935</text:p>
          </table:table-cell>
          <table:table-cell office:value-type="float" office:value="223467.28846153847" table:formula="of:=[.E11]/2" table:style-name="ce11">
            <text:p>223467</text:p>
          </table:table-cell>
          <table:table-cell office:value-type="float" office:value="335200.93269230769" table:formula="of:=[.F11]*1.5" table:style-name="ce11">
            <text:p>33520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35.909999999999997" table:style-name="ce115">
            <text:p>36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1462220.618576001" table:style-name="ce32">
            <text:p>11462221</text:p>
          </table:table-cell>
          <table:table-cell office:value-type="float" office:value="419618.86657600105" table:formula="of:=[.BR11]-[.BR10]" table:style-name="ce32">
            <text:p>419619</text:p>
          </table:table-cell>
          <table:table-cell office:value-type="float" office:value="331.54635596945508" table:formula="of:=([.BR11]/([.B11]))*1000" table:style-name="ce11">
            <text:p>332</text:p>
          </table:table-cell>
          <table:table-cell office:value-type="float" office:value="3.8000000000000114" table:formula="of:=([.BR11]*100/[.BR10])-100" table:style-name="ce31">
            <text:p>3.8</text:p>
          </table:table-cell>
          <table:table-cell office:value-type="float" office:value="1.0404489127893441" table:formula="of:=([.B11]*100/[.B10])-100" table:style-name="ce31">
            <text:p>1.0</text:p>
          </table:table-cell>
          <table:table-cell office:value-type="float" office:value="2.7595510872106672" table:formula="of:=[.BU11]-[.BV11]" table:style-name="ce31">
            <text:p>2.8</text:p>
          </table:table-cell>
          <table:table-cell office:value-type="float" office:value="18872.100000000002" table:style-name="ce11">
            <text:p>18872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8.27" table:style-name="ce34">
            <text:p>8.27</text:p>
          </table:table-cell>
          <table:table-cell table:style-name="ce31"/>
          <table:table-cell table:style-name="ce81"/>
          <table:table-cell office:value-type="float" office:value="273.50869565217397" table:formula="of:=[.BX11]/69" table:style-name="ce30">
            <text:p>273.5</text:p>
          </table:table-cell>
          <table:table-cell office:value-type="float" office:value="273.50869565217397" table:style-name="ce30">
            <text:p>273.5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11.64" table:formula="of:=-0.06*(([.A11]-1963)^2)+8.5*([.A11]-1963)+140" table:style-name="ce31">
            <text:p>211.6</text:p>
          </table:table-cell>
          <table:table-cell office:value-type="float" office:value="261.64" table:formula="of:=[.DG11]+50" table:style-name="ce31">
            <text:p>261.6</text:p>
          </table:table-cell>
          <table:table-cell office:value-type="float" office:value="161.63999999999999" table:formula="of:=[.DG11]-50" table:style-name="ce31">
            <text:p>161.6</text:p>
          </table:table-cell>
          <table:table-cell office:value-type="float" office:value="311.64" table:formula="of:=[.DG11]+100" table:style-name="ce31">
            <text:p>311.6</text:p>
          </table:table-cell>
          <table:table-cell office:value-type="float" office:value="111.63999999999999" table:formula="of:=[.DG11]-100" table:style-name="ce31">
            <text:p>111.6</text:p>
          </table:table-cell>
          <table:table-cell office:value-type="float" office:value="222.47499999999999" table:formula="of:=-0.025*(([.A11]-1963)^2)+5.5*([.A11]-1963)+175" table:style-name="ce31">
            <text:p>222.5</text:p>
          </table:table-cell>
          <table:table-cell table:number-columns-repeated="16268"/>
        </table:table-row>
        <table:table-row table:style-name="ro3">
          <table:table-cell office:value-type="float" office:value="1973" table:style-name="ce19">
            <text:p>1973</text:p>
          </table:table-cell>
          <table:table-cell office:value-type="float" office:value="34921000" table:style-name="ce9">
            <text:p>34921000</text:p>
          </table:table-cell>
          <table:table-cell office:value-type="float" office:value="11702665" table:style-name="ce9">
            <text:p>11702665</text:p>
          </table:table-cell>
          <table:table-cell table:style-name="ce127"/>
          <table:table-cell office:value-type="float" office:value="450102.5" table:formula="of:=[.C12]/26" table:style-name="ce11">
            <text:p>450103</text:p>
          </table:table-cell>
          <table:table-cell office:value-type="float" office:value="225051.25" table:formula="of:=[.E12]/2" table:style-name="ce11">
            <text:p>225051</text:p>
          </table:table-cell>
          <table:table-cell office:value-type="float" office:value="337576.875" table:formula="of:=[.F12]*1.5" table:style-name="ce11">
            <text:p>33757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56.747500000000002" table:style-name="ce115">
            <text:p>57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1909247.222700465" table:style-name="ce32">
            <text:p>11909247</text:p>
          </table:table-cell>
          <table:table-cell office:value-type="float" office:value="447026.60412446409" table:formula="of:=[.BR12]-[.BR11]" table:style-name="ce32">
            <text:p>447027</text:p>
          </table:table-cell>
          <table:table-cell office:value-type="float" office:value="341.0339687494764" table:formula="of:=([.BR12]/([.B12]))*1000" table:style-name="ce11">
            <text:p>341</text:p>
          </table:table-cell>
          <table:table-cell office:value-type="float" office:value="3.8999999999999915" table:formula="of:=([.BR12]*100/[.BR11])-100" table:style-name="ce31">
            <text:p>3.9</text:p>
          </table:table-cell>
          <table:table-cell office:value-type="float" office:value="1.0094874464884924" table:formula="of:=([.B12]*100/[.B11])-100" table:style-name="ce31">
            <text:p>1.0</text:p>
          </table:table-cell>
          <table:table-cell office:value-type="float" office:value="2.890512553511499" table:formula="of:=[.BU12]-[.BV12]" table:style-name="ce31">
            <text:p>2.9</text:p>
          </table:table-cell>
          <table:table-cell office:value-type="float" office:value="21606.800000000003" table:style-name="ce11">
            <text:p>21607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1.37" table:style-name="ce34">
            <text:p>11.37</text:p>
          </table:table-cell>
          <table:table-cell table:style-name="ce31"/>
          <table:table-cell table:style-name="ce81"/>
          <table:table-cell office:value-type="float" office:value="313.1420289855073" table:formula="of:=[.BX12]/69" table:style-name="ce30">
            <text:p>313.1</text:p>
          </table:table-cell>
          <table:table-cell office:value-type="float" office:value="313.1420289855073" table:style-name="ce30">
            <text:p>313.1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19" table:formula="of:=-0.06*(([.A12]-1963)^2)+8.5*([.A12]-1963)+140" table:style-name="ce31">
            <text:p>219.0</text:p>
          </table:table-cell>
          <table:table-cell office:value-type="float" office:value="269" table:formula="of:=[.DG12]+50" table:style-name="ce31">
            <text:p>269.0</text:p>
          </table:table-cell>
          <table:table-cell office:value-type="float" office:value="169" table:formula="of:=[.DG12]-50" table:style-name="ce31">
            <text:p>169.0</text:p>
          </table:table-cell>
          <table:table-cell office:value-type="float" office:value="319" table:formula="of:=[.DG12]+100" table:style-name="ce31">
            <text:p>319.0</text:p>
          </table:table-cell>
          <table:table-cell office:value-type="float" office:value="119" table:formula="of:=[.DG12]-100" table:style-name="ce31">
            <text:p>119.0</text:p>
          </table:table-cell>
          <table:table-cell office:value-type="float" office:value="227.5" table:formula="of:=-0.025*(([.A12]-1963)^2)+5.5*([.A12]-1963)+175" table:style-name="ce31">
            <text:p>227.5</text:p>
          </table:table-cell>
          <table:table-cell table:number-columns-repeated="16268"/>
        </table:table-row>
        <table:table-row table:style-name="ro3">
          <table:table-cell office:value-type="float" office:value="1974" table:style-name="ce19">
            <text:p>1974</text:p>
          </table:table-cell>
          <table:table-cell office:value-type="float" office:value="35288000" table:style-name="ce9">
            <text:p>35288000</text:p>
          </table:table-cell>
          <table:table-cell office:value-type="float" office:value="11800401" table:style-name="ce9">
            <text:p>11800401</text:p>
          </table:table-cell>
          <table:table-cell table:style-name="ce127"/>
          <table:table-cell office:value-type="float" office:value="453861.57692307694" table:formula="of:=[.C13]/26" table:style-name="ce11">
            <text:p>453862</text:p>
          </table:table-cell>
          <table:table-cell office:value-type="float" office:value="226930.78846153847" table:formula="of:=[.E13]/2" table:style-name="ce11">
            <text:p>226931</text:p>
          </table:table-cell>
          <table:table-cell office:value-type="float" office:value="340396.18269230769" table:formula="of:=[.F13]*1.5" table:style-name="ce11">
            <text:p>34039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95.59416666666668" table:style-name="ce115">
            <text:p>96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2326070.875494981" table:style-name="ce32">
            <text:p>12326071</text:p>
          </table:table-cell>
          <table:table-cell office:value-type="float" office:value="416823.65279451571" table:formula="of:=[.BR13]-[.BR12]" table:style-name="ce32">
            <text:p>416824</text:p>
          </table:table-cell>
          <table:table-cell office:value-type="float" office:value="349.29922000382516" table:formula="of:=([.BR13]/([.B13]))*1000" table:style-name="ce11">
            <text:p>349</text:p>
          </table:table-cell>
          <table:table-cell office:value-type="float" office:value="3.4999999999999858" table:formula="of:=([.BR13]*100/[.BR12])-100" table:style-name="ce31">
            <text:p>3.5</text:p>
          </table:table-cell>
          <table:table-cell office:value-type="float" office:value="1.0509435583173428" table:formula="of:=([.B13]*100/[.B12])-100" table:style-name="ce31">
            <text:p>1.1</text:p>
          </table:table-cell>
          <table:table-cell office:value-type="float" office:value="2.449056441682643" table:formula="of:=[.BU13]-[.BV13]" table:style-name="ce31">
            <text:p>2.4</text:p>
          </table:table-cell>
          <table:table-cell office:value-type="float" office:value="22147.3" table:style-name="ce11">
            <text:p>22147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5.66" table:style-name="ce34">
            <text:p>15.66</text:p>
          </table:table-cell>
          <table:table-cell table:style-name="ce31"/>
          <table:table-cell table:style-name="ce81"/>
          <table:table-cell office:value-type="float" office:value="320.97536231884055" table:formula="of:=[.BX13]/69" table:style-name="ce30">
            <text:p>321.0</text:p>
          </table:table-cell>
          <table:table-cell office:value-type="float" office:value="320.97536231884055" table:style-name="ce30">
            <text:p>321.0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26.24" table:formula="of:=-0.06*(([.A13]-1963)^2)+8.5*([.A13]-1963)+140" table:style-name="ce31">
            <text:p>226.2</text:p>
          </table:table-cell>
          <table:table-cell office:value-type="float" office:value="276.24" table:formula="of:=[.DG13]+50" table:style-name="ce31">
            <text:p>276.2</text:p>
          </table:table-cell>
          <table:table-cell office:value-type="float" office:value="176.24" table:formula="of:=[.DG13]-50" table:style-name="ce31">
            <text:p>176.2</text:p>
          </table:table-cell>
          <table:table-cell office:value-type="float" office:value="326.24" table:formula="of:=[.DG13]+100" table:style-name="ce31">
            <text:p>326.2</text:p>
          </table:table-cell>
          <table:table-cell office:value-type="float" office:value="126.24000000000001" table:formula="of:=[.DG13]-100" table:style-name="ce31">
            <text:p>126.2</text:p>
          </table:table-cell>
          <table:table-cell office:value-type="float" office:value="232.47499999999999" table:formula="of:=-0.025*(([.A13]-1963)^2)+5.5*([.A13]-1963)+175" table:style-name="ce31">
            <text:p>232.5</text:p>
          </table:table-cell>
          <table:table-cell table:number-columns-repeated="16268"/>
        </table:table-row>
        <table:table-row table:style-name="ro3">
          <table:table-cell office:value-type="float" office:value="1975" table:style-name="ce19">
            <text:p>1975</text:p>
          </table:table-cell>
          <table:table-cell office:value-type="float" office:value="35688000" table:style-name="ce9">
            <text:p>35688000</text:p>
          </table:table-cell>
          <table:table-cell office:value-type="float" office:value="11872022" table:style-name="ce9">
            <text:p>11872022</text:p>
          </table:table-cell>
          <table:table-cell table:style-name="ce127"/>
          <table:table-cell office:value-type="float" office:value="456616.23076923075" table:formula="of:=[.C14]/26" table:style-name="ce11">
            <text:p>456616</text:p>
          </table:table-cell>
          <table:table-cell office:value-type="float" office:value="228308.11538461538" table:formula="of:=[.E14]/2" table:style-name="ce11">
            <text:p>228308</text:p>
          </table:table-cell>
          <table:table-cell office:value-type="float" office:value="342462.17307692306" table:formula="of:=[.F14]*1.5" table:style-name="ce11">
            <text:p>34246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92.156666666666652" table:style-name="ce115">
            <text:p>92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2695853.001759831" table:style-name="ce32">
            <text:p>12695853</text:p>
          </table:table-cell>
          <table:table-cell office:value-type="float" office:value="369782.12626484968" table:formula="of:=[.BR14]-[.BR13]" table:style-name="ce32">
            <text:p>369782</text:p>
          </table:table-cell>
          <table:table-cell office:value-type="float" office:value="355.74571289396522" table:formula="of:=([.BR14]/([.B14]))*1000" table:style-name="ce11">
            <text:p>356</text:p>
          </table:table-cell>
          <table:table-cell office:value-type="float" office:value="3.0000000000000142" table:formula="of:=([.BR14]*100/[.BR13])-100" table:style-name="ce31">
            <text:p>3.0</text:p>
          </table:table-cell>
          <table:table-cell office:value-type="float" office:value="1.1335298118340518" table:formula="of:=([.B14]*100/[.B13])-100" table:style-name="ce31">
            <text:p>1.1</text:p>
          </table:table-cell>
          <table:table-cell office:value-type="float" office:value="1.8664701881659624" table:formula="of:=[.BU14]-[.BV14]" table:style-name="ce31">
            <text:p>1.9</text:p>
          </table:table-cell>
          <table:table-cell office:value-type="float" office:value="20849.3" table:style-name="ce11">
            <text:p>20849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7.02" table:style-name="ce34">
            <text:p>17.02</text:p>
          </table:table-cell>
          <table:table-cell table:style-name="ce31"/>
          <table:table-cell table:style-name="ce81"/>
          <table:table-cell office:value-type="float" office:value="330.94126984126984" table:formula="of:=[.BX14]/63" table:style-name="ce30">
            <text:p>330.9</text:p>
          </table:table-cell>
          <table:table-cell office:value-type="float" office:value="330.94126984126984" table:style-name="ce30">
            <text:p>330.9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33.36" table:formula="of:=-0.06*(([.A14]-1963)^2)+8.5*([.A14]-1963)+140" table:style-name="ce31">
            <text:p>233.4</text:p>
          </table:table-cell>
          <table:table-cell office:value-type="float" office:value="283.36" table:formula="of:=[.DG14]+50" table:style-name="ce31">
            <text:p>283.4</text:p>
          </table:table-cell>
          <table:table-cell office:value-type="float" office:value="183.36" table:formula="of:=[.DG14]-50" table:style-name="ce31">
            <text:p>183.4</text:p>
          </table:table-cell>
          <table:table-cell office:value-type="float" office:value="333.36" table:formula="of:=[.DG14]+100" table:style-name="ce31">
            <text:p>333.4</text:p>
          </table:table-cell>
          <table:table-cell office:value-type="float" office:value="133.36000000000001" table:formula="of:=[.DG14]-100" table:style-name="ce31">
            <text:p>133.4</text:p>
          </table:table-cell>
          <table:table-cell office:value-type="float" office:value="237.4" table:formula="of:=-0.025*(([.A14]-1963)^2)+5.5*([.A14]-1963)+175" table:style-name="ce31">
            <text:p>237.4</text:p>
          </table:table-cell>
          <table:table-cell table:number-columns-repeated="16268"/>
        </table:table-row>
        <table:table-row table:style-name="ro3">
          <table:table-cell office:value-type="float" office:value="1976" table:style-name="ce19">
            <text:p>1976</text:p>
          </table:table-cell>
          <table:table-cell office:value-type="float" office:value="36118000" table:style-name="ce9">
            <text:p>36118000</text:p>
          </table:table-cell>
          <table:table-cell office:value-type="float" office:value="11926333" table:style-name="ce9">
            <text:p>11926333</text:p>
          </table:table-cell>
          <table:table-cell table:style-name="ce127"/>
          <table:table-cell office:value-type="float" office:value="458705.11538461538" table:formula="of:=[.C15]/26" table:style-name="ce11">
            <text:p>458705</text:p>
          </table:table-cell>
          <table:table-cell office:value-type="float" office:value="229352.55769230769" table:formula="of:=[.E15]/2" table:style-name="ce11">
            <text:p>229353</text:p>
          </table:table-cell>
          <table:table-cell office:value-type="float" office:value="344028.8365384615" table:formula="of:=[.F15]*1.5" table:style-name="ce11">
            <text:p>344029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82.542500000000004" table:style-name="ce115">
            <text:p>83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3064032.738810865" table:style-name="ce32">
            <text:p>13064033</text:p>
          </table:table-cell>
          <table:table-cell office:value-type="float" office:value="368179.73705103435" table:formula="of:=[.BR15]-[.BR14]" table:style-name="ce32">
            <text:p>368180</text:p>
          </table:table-cell>
          <table:table-cell office:value-type="float" office:value="361.70421227119073" table:formula="of:=([.BR15]/([.B15]))*1000" table:style-name="ce11">
            <text:p>362</text:p>
          </table:table-cell>
          <table:table-cell office:value-type="float" office:value="2.9000000000000057" table:formula="of:=([.BR15]*100/[.BR14])-100" table:style-name="ce31">
            <text:p>2.9</text:p>
          </table:table-cell>
          <table:table-cell office:value-type="float" office:value="1.2048867966823593" table:formula="of:=([.B15]*100/[.B14])-100" table:style-name="ce31">
            <text:p>1.2</text:p>
          </table:table-cell>
          <table:table-cell office:value-type="float" office:value="1.6951132033176464" table:formula="of:=[.BU15]-[.BV15]" table:style-name="ce31">
            <text:p>1.7</text:p>
          </table:table-cell>
          <table:table-cell office:value-type="float" office:value="21293" table:style-name="ce11">
            <text:p>21293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7.559999999999999" table:style-name="ce34">
            <text:p>17.56</text:p>
          </table:table-cell>
          <table:table-cell table:style-name="ce31"/>
          <table:table-cell table:style-name="ce81"/>
          <table:table-cell office:value-type="float" office:value="322.62121212121212" table:formula="of:=[.BX15]/66" table:style-name="ce30">
            <text:p>322.6</text:p>
          </table:table-cell>
          <table:table-cell office:value-type="float" office:value="322.62121212121212" table:style-name="ce30">
            <text:p>322.6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40.36" table:formula="of:=-0.06*(([.A15]-1963)^2)+8.5*([.A15]-1963)+140" table:style-name="ce31">
            <text:p>240.4</text:p>
          </table:table-cell>
          <table:table-cell office:value-type="float" office:value="290.36" table:formula="of:=[.DG15]+50" table:style-name="ce31">
            <text:p>290.4</text:p>
          </table:table-cell>
          <table:table-cell office:value-type="float" office:value="190.36" table:formula="of:=[.DG15]-50" table:style-name="ce31">
            <text:p>190.4</text:p>
          </table:table-cell>
          <table:table-cell office:value-type="float" office:value="340.36" table:formula="of:=[.DG15]+100" table:style-name="ce31">
            <text:p>340.4</text:p>
          </table:table-cell>
          <table:table-cell office:value-type="float" office:value="140.36000000000001" table:formula="of:=[.DG15]-100" table:style-name="ce31">
            <text:p>140.4</text:p>
          </table:table-cell>
          <table:table-cell office:value-type="float" office:value="242.27500000000001" table:formula="of:=-0.025*(([.A15]-1963)^2)+5.5*([.A15]-1963)+175" table:style-name="ce31">
            <text:p>242.3</text:p>
          </table:table-cell>
          <table:table-cell table:number-columns-repeated="16268"/>
        </table:table-row>
        <table:table-row table:style-name="ro3">
          <table:table-cell office:value-type="float" office:value="1977" table:style-name="ce19">
            <text:p>1977</text:p>
          </table:table-cell>
          <table:table-cell office:value-type="float" office:value="36564000" table:style-name="ce9">
            <text:p>36564000</text:p>
          </table:table-cell>
          <table:table-cell office:value-type="float" office:value="11966578" table:style-name="ce9">
            <text:p>11966578</text:p>
          </table:table-cell>
          <table:table-cell table:style-name="ce127"/>
          <table:table-cell office:value-type="float" office:value="460253" table:formula="of:=[.C16]/26" table:style-name="ce11">
            <text:p>460253</text:p>
          </table:table-cell>
          <table:table-cell office:value-type="float" office:value="230126.5" table:formula="of:=[.E16]/2" table:style-name="ce11">
            <text:p>230127</text:p>
          </table:table-cell>
          <table:table-cell office:value-type="float" office:value="345189.75" table:formula="of:=[.F16]*1.5" table:style-name="ce11">
            <text:p>345190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102.25166666666667" table:style-name="ce115">
            <text:p>102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3429825.65549757" table:style-name="ce32">
            <text:p>13429826</text:p>
          </table:table-cell>
          <table:table-cell office:value-type="float" office:value="365792.91668670438" table:formula="of:=[.BR16]-[.BR15]" table:style-name="ce32">
            <text:p>365793</text:p>
          </table:table-cell>
          <table:table-cell office:value-type="float" office:value="367.29640234923886" table:formula="of:=([.BR16]/([.B16]))*1000" table:style-name="ce11">
            <text:p>367</text:p>
          </table:table-cell>
          <table:table-cell office:value-type="float" office:value="2.8000000000000114" table:formula="of:=([.BR16]*100/[.BR15])-100" table:style-name="ce31">
            <text:p>2.8</text:p>
          </table:table-cell>
          <table:table-cell office:value-type="float" office:value="1.234841353341821" table:formula="of:=([.B16]*100/[.B15])-100" table:style-name="ce31">
            <text:p>1.2</text:p>
          </table:table-cell>
          <table:table-cell office:value-type="float" office:value="1.5651586466581904" table:formula="of:=[.BU16]-[.BV16]" table:style-name="ce31">
            <text:p>1.6</text:p>
          </table:table-cell>
          <table:table-cell office:value-type="float" office:value="21710" table:style-name="ce11">
            <text:p>21710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24.44" table:style-name="ce34">
            <text:p>24.44</text:p>
          </table:table-cell>
          <table:table-cell table:style-name="ce31"/>
          <table:table-cell table:style-name="ce81"/>
          <table:table-cell office:value-type="float" office:value="314.63768115942031" table:formula="of:=[.BX16]/69" table:style-name="ce30">
            <text:p>314.6</text:p>
          </table:table-cell>
          <table:table-cell office:value-type="float" office:value="314.63768115942031" table:style-name="ce30">
            <text:p>314.6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47.24" table:formula="of:=-0.06*(([.A16]-1963)^2)+8.5*([.A16]-1963)+140" table:style-name="ce31">
            <text:p>247.2</text:p>
          </table:table-cell>
          <table:table-cell office:value-type="float" office:value="297.24" table:formula="of:=[.DG16]+50" table:style-name="ce31">
            <text:p>297.2</text:p>
          </table:table-cell>
          <table:table-cell office:value-type="float" office:value="197.24" table:formula="of:=[.DG16]-50" table:style-name="ce31">
            <text:p>197.2</text:p>
          </table:table-cell>
          <table:table-cell office:value-type="float" office:value="347.24" table:formula="of:=[.DG16]+100" table:style-name="ce31">
            <text:p>347.2</text:p>
          </table:table-cell>
          <table:table-cell office:value-type="float" office:value="147.24" table:formula="of:=[.DG16]-100" table:style-name="ce31">
            <text:p>147.2</text:p>
          </table:table-cell>
          <table:table-cell office:value-type="float" office:value="247.1" table:formula="of:=-0.025*(([.A16]-1963)^2)+5.5*([.A16]-1963)+175" table:style-name="ce31">
            <text:p>247.1</text:p>
          </table:table-cell>
          <table:table-cell table:number-columns-repeated="16268"/>
        </table:table-row>
        <table:table-row table:style-name="ro3">
          <table:table-cell office:value-type="float" office:value="1978" table:style-name="ce19">
            <text:p>1978</text:p>
          </table:table-cell>
          <table:table-cell office:value-type="float" office:value="36741000" table:style-name="ce9">
            <text:p>36741000</text:p>
          </table:table-cell>
          <table:table-cell office:value-type="float" office:value="12024081" table:style-name="ce9">
            <text:p>12024081</text:p>
          </table:table-cell>
          <table:table-cell table:style-name="ce127"/>
          <table:table-cell office:value-type="float" office:value="462464.65384615387" table:formula="of:=[.C17]/26" table:style-name="ce11">
            <text:p>462465</text:p>
          </table:table-cell>
          <table:table-cell office:value-type="float" office:value="231232.32692307694" table:formula="of:=[.E17]/2" table:style-name="ce11">
            <text:p>231232</text:p>
          </table:table-cell>
          <table:table-cell office:value-type="float" office:value="346848.49038461538" table:formula="of:=[.F17]*1.5" table:style-name="ce11">
            <text:p>346848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5" table:style-name="ce29"/>
          <table:table-cell table:number-columns-repeated="7" table:style-name="ce105"/>
          <table:table-cell office:value-type="float" office:value="125.8875" table:style-name="ce115">
            <text:p>126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3792430.948196003" table:style-name="ce32">
            <text:p>13792431</text:p>
          </table:table-cell>
          <table:table-cell office:value-type="float" office:value="362605.29269843362" table:formula="of:=[.BR17]-[.BR16]" table:style-name="ce32">
            <text:p>362605</text:p>
          </table:table-cell>
          <table:table-cell office:value-type="float" office:value="375.39617724601953" table:formula="of:=([.BR17]/([.B17]))*1000" table:style-name="ce11">
            <text:p>375</text:p>
          </table:table-cell>
          <table:table-cell office:value-type="float" office:value="2.7000000000000028" table:formula="of:=([.BR17]*100/[.BR16])-100" table:style-name="ce31">
            <text:p>2.7</text:p>
          </table:table-cell>
          <table:table-cell office:value-type="float" office:value="0.48408270429931122" table:formula="of:=([.B17]*100/[.B16])-100" table:style-name="ce31">
            <text:p>0.5</text:p>
          </table:table-cell>
          <table:table-cell office:value-type="float" office:value="2.2159172957006916" table:formula="of:=[.BU17]-[.BV17]" table:style-name="ce31">
            <text:p>2.2</text:p>
          </table:table-cell>
          <table:table-cell office:value-type="float" office:value="22028" table:style-name="ce11">
            <text:p>22028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9.98" table:style-name="ce34">
            <text:p>19.98</text:p>
          </table:table-cell>
          <table:table-cell table:style-name="ce31"/>
          <table:table-cell table:style-name="ce81"/>
          <table:table-cell office:value-type="float" office:value="289.84210526315792" table:formula="of:=[.BX17]/76" table:style-name="ce30">
            <text:p>289.8</text:p>
          </table:table-cell>
          <table:table-cell office:value-type="float" office:value="289.84210526315792" table:style-name="ce30">
            <text:p>289.8</text:p>
          </table:table-cell>
          <table:table-cell table:style-name="ce99"/>
          <table:table-cell table:style-name="ce78"/>
          <table:table-cell table:style-name="ce29"/>
          <table:table-cell table:style-name="ce125"/>
          <table:table-cell table:number-columns-repeated="5" table:style-name="ce29"/>
          <table:table-cell office:value-type="float" office:value="254" table:formula="of:=-0.06*(([.A17]-1963)^2)+8.5*([.A17]-1963)+140" table:style-name="ce31">
            <text:p>254.0</text:p>
          </table:table-cell>
          <table:table-cell office:value-type="float" office:value="304" table:formula="of:=[.DG17]+50" table:style-name="ce31">
            <text:p>304.0</text:p>
          </table:table-cell>
          <table:table-cell office:value-type="float" office:value="204" table:formula="of:=[.DG17]-50" table:style-name="ce31">
            <text:p>204.0</text:p>
          </table:table-cell>
          <table:table-cell office:value-type="float" office:value="354" table:formula="of:=[.DG17]+100" table:style-name="ce31">
            <text:p>354.0</text:p>
          </table:table-cell>
          <table:table-cell office:value-type="float" office:value="154" table:formula="of:=[.DG17]-100" table:style-name="ce31">
            <text:p>154.0</text:p>
          </table:table-cell>
          <table:table-cell office:value-type="float" office:value="251.875" table:formula="of:=-0.025*(([.A17]-1963)^2)+5.5*([.A17]-1963)+175" table:style-name="ce31">
            <text:p>251.9</text:p>
          </table:table-cell>
          <table:table-cell table:number-columns-repeated="16268"/>
        </table:table-row>
        <table:table-row table:style-name="ro3">
          <table:table-cell office:value-type="float" office:value="1979" table:style-name="ce19">
            <text:p>1979</text:p>
          </table:table-cell>
          <table:table-cell office:value-type="float" office:value="37289000" table:style-name="ce9">
            <text:p>37289000</text:p>
          </table:table-cell>
          <table:table-cell office:value-type="float" office:value="12074990" table:style-name="ce9">
            <text:p>12074990</text:p>
          </table:table-cell>
          <table:table-cell table:style-name="ce127"/>
          <table:table-cell office:value-type="float" office:value="464422.69230769231" table:formula="of:=[.C18]/26" table:style-name="ce11">
            <text:p>464423</text:p>
          </table:table-cell>
          <table:table-cell office:value-type="float" office:value="232211.34615384616" table:formula="of:=[.E18]/2" table:style-name="ce11">
            <text:p>232211</text:p>
          </table:table-cell>
          <table:table-cell office:value-type="float" office:value="348317.01923076925" table:formula="of:=[.F18]*1.5" table:style-name="ce11">
            <text:p>34831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7.516500000000001" table:style-name="ce102">
            <text:p>17.52</text:p>
          </table:table-cell>
          <table:table-cell table:number-columns-repeated="7" table:style-name="ce105"/>
          <table:table-cell office:value-type="float" office:value="193.33666666666667" table:style-name="ce115">
            <text:p>193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137241.721900903" table:style-name="ce32">
            <text:p>14137242</text:p>
          </table:table-cell>
          <table:table-cell office:value-type="float" office:value="344810.77370489947" table:formula="of:=[.BR18]-[.BR17]" table:style-name="ce32">
            <text:p>344811</text:p>
          </table:table-cell>
          <table:table-cell office:value-type="float" office:value="379.12633006787263" table:formula="of:=([.BR18]/([.B18]))*1000" table:style-name="ce11">
            <text:p>379</text:p>
          </table:table-cell>
          <table:table-cell office:value-type="float" office:value="2.4999999999999858" table:formula="of:=([.BR18]*100/[.BR17])-100" table:style-name="ce31">
            <text:p>2.5</text:p>
          </table:table-cell>
          <table:table-cell office:value-type="float" office:value="1.491521733213574" table:formula="of:=([.B18]*100/[.B17])-100" table:style-name="ce31">
            <text:p>1.5</text:p>
          </table:table-cell>
          <table:table-cell office:value-type="float" office:value="1.0084782667864118" table:formula="of:=[.BU18]-[.BV18]" table:style-name="ce31">
            <text:p>1.0</text:p>
          </table:table-cell>
          <table:table-cell office:value-type="float" office:value="20773" table:style-name="ce11">
            <text:p>20773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5.68" table:style-name="ce34">
            <text:p>15.68</text:p>
          </table:table-cell>
          <table:table-cell table:style-name="ce31"/>
          <table:table-cell table:style-name="ce81"/>
          <table:table-cell office:value-type="float" office:value="273.32894736842104" table:formula="of:=[.BX18]/76" table:style-name="ce30">
            <text:p>273.3</text:p>
          </table:table-cell>
          <table:table-cell office:value-type="float" office:value="273.32894736842104" table:style-name="ce30">
            <text:p>273.3</text:p>
          </table:table-cell>
          <table:table-cell table:style-name="ce99"/>
          <table:table-cell table:style-name="ce34"/>
          <table:table-cell table:style-name="ce29"/>
          <table:table-cell table:style-name="ce125"/>
          <table:table-cell table:number-columns-repeated="5" table:style-name="ce29"/>
          <table:table-cell office:value-type="float" office:value="260.64" table:formula="of:=-0.06*(([.A18]-1963)^2)+8.5*([.A18]-1963)+140" table:style-name="ce31">
            <text:p>260.6</text:p>
          </table:table-cell>
          <table:table-cell office:value-type="float" office:value="310.64" table:formula="of:=[.DG18]+50" table:style-name="ce31">
            <text:p>310.6</text:p>
          </table:table-cell>
          <table:table-cell office:value-type="float" office:value="210.64" table:formula="of:=[.DG18]-50" table:style-name="ce31">
            <text:p>210.6</text:p>
          </table:table-cell>
          <table:table-cell office:value-type="float" office:value="360.64" table:formula="of:=[.DG18]+100" table:style-name="ce31">
            <text:p>360.6</text:p>
          </table:table-cell>
          <table:table-cell office:value-type="float" office:value="160.63999999999999" table:formula="of:=[.DG18]-100" table:style-name="ce31">
            <text:p>160.6</text:p>
          </table:table-cell>
          <table:table-cell office:value-type="float" office:value="256.60000000000002" table:formula="of:=-0.025*(([.A18]-1963)^2)+5.5*([.A18]-1963)+175" table:style-name="ce31">
            <text:p>256.6</text:p>
          </table:table-cell>
          <table:table-cell table:number-columns-repeated="16268"/>
        </table:table-row>
        <table:table-row table:style-name="ro3">
          <table:table-cell office:value-type="float" office:value="1980" table:style-name="ce19">
            <text:p>1980</text:p>
          </table:table-cell>
          <table:table-cell office:value-type="float" office:value="37527000" table:style-name="ce9">
            <text:p>37527000</text:p>
          </table:table-cell>
          <table:table-cell office:value-type="float" office:value="12092821" table:style-name="ce9">
            <text:p>12092821</text:p>
          </table:table-cell>
          <table:table-cell table:style-name="ce127"/>
          <table:table-cell office:value-type="float" office:value="465108.5" table:formula="of:=[.C19]/26" table:style-name="ce11">
            <text:p>465109</text:p>
          </table:table-cell>
          <table:table-cell office:value-type="float" office:value="232554.25" table:formula="of:=[.E19]/2" table:style-name="ce11">
            <text:p>232554</text:p>
          </table:table-cell>
          <table:table-cell office:value-type="float" office:value="348831.375" table:formula="of:=[.F19]*1.5" table:style-name="ce11">
            <text:p>34883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5.841749999999999" table:style-name="ce102">
            <text:p>15.84</text:p>
          </table:table-cell>
          <table:table-cell table:number-columns-repeated="3" table:style-name="ce105"/>
          <table:table-cell office:value-type="float" office:value="1.230451" table:style-name="ce112">
            <text:p>1.23</text:p>
          </table:table-cell>
          <table:table-cell table:number-columns-repeated="3" table:style-name="ce105"/>
          <table:table-cell office:value-type="float" office:value="374.74166666666662" table:style-name="ce115">
            <text:p>375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476535.523226524" table:style-name="ce32">
            <text:p>14476536</text:p>
          </table:table-cell>
          <table:table-cell office:value-type="float" office:value="339293.80132562108" table:formula="of:=[.BR19]-[.BR18]" table:style-name="ce32">
            <text:p>339294</text:p>
          </table:table-cell>
          <table:table-cell office:value-type="float" office:value="385.76319778363643" table:formula="of:=([.BR19]/([.B19]))*1000" table:style-name="ce11">
            <text:p>386</text:p>
          </table:table-cell>
          <table:table-cell office:value-type="float" office:value="2.3999999999999915" table:formula="of:=([.BR19]*100/[.BR18])-100" table:style-name="ce31">
            <text:p>2.4</text:p>
          </table:table-cell>
          <table:table-cell office:value-type="float" office:value="0.6382579312934098" table:formula="of:=([.B19]*100/[.B18])-100" table:style-name="ce31">
            <text:p>0.6</text:p>
          </table:table-cell>
          <table:table-cell office:value-type="float" office:value="1.7617420687065817" table:formula="of:=[.BU19]-[.BV19]" table:style-name="ce31">
            <text:p>1.8</text:p>
          </table:table-cell>
          <table:table-cell office:value-type="float" office:value="19725" table:style-name="ce11">
            <text:p>19725</text:p>
          </table:table-cell>
          <table:table-cell table:style-name="ce31"/>
          <table:table-cell table:style-name="ce76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5.59" table:style-name="ce34">
            <text:p>15.59</text:p>
          </table:table-cell>
          <table:table-cell table:style-name="ce31"/>
          <table:table-cell table:style-name="ce81"/>
          <table:table-cell office:value-type="float" office:value="259.53947368421052" table:formula="of:=[.BX19]/76" table:style-name="ce30">
            <text:p>259.5</text:p>
          </table:table-cell>
          <table:table-cell office:value-type="float" office:value="259.53947368421052" table:style-name="ce30">
            <text:p>259.5</text:p>
          </table:table-cell>
          <table:table-cell table:style-name="ce99"/>
          <table:table-cell office:value-type="float" office:value="-1.6747500000000013" table:formula="of:=([.AE19]-[.AE18])" table:style-name="ce34">
            <text:p>-1.67</text:p>
          </table:table-cell>
          <table:table-cell table:style-name="ce29"/>
          <table:table-cell table:style-name="ce125"/>
          <table:table-cell table:number-columns-repeated="5" table:style-name="ce29"/>
          <table:table-cell office:value-type="float" office:value="267.15999999999997" table:formula="of:=-0.06*(([.A19]-1963)^2)+8.5*([.A19]-1963)+140" table:style-name="ce31">
            <text:p>267.2</text:p>
          </table:table-cell>
          <table:table-cell office:value-type="float" office:value="317.15999999999997" table:formula="of:=[.DG19]+50" table:style-name="ce31">
            <text:p>317.2</text:p>
          </table:table-cell>
          <table:table-cell office:value-type="float" office:value="217.15999999999997" table:formula="of:=[.DG19]-50" table:style-name="ce31">
            <text:p>217.2</text:p>
          </table:table-cell>
          <table:table-cell office:value-type="float" office:value="367.15999999999997" table:formula="of:=[.DG19]+100" table:style-name="ce31">
            <text:p>367.2</text:p>
          </table:table-cell>
          <table:table-cell office:value-type="float" office:value="167.15999999999997" table:formula="of:=[.DG19]-100" table:style-name="ce31">
            <text:p>167.2</text:p>
          </table:table-cell>
          <table:table-cell office:value-type="float" office:value="261.27499999999998" table:formula="of:=-0.025*(([.A19]-1963)^2)+5.5*([.A19]-1963)+175" table:style-name="ce31">
            <text:p>261.3</text:p>
          </table:table-cell>
          <table:table-cell table:number-columns-repeated="16268"/>
        </table:table-row>
        <table:table-row table:style-name="ro3">
          <table:table-cell office:value-type="float" office:value="1981" table:style-name="ce19">
            <text:p>1981</text:p>
          </table:table-cell>
          <table:table-cell office:value-type="float" office:value="37741000" table:style-name="ce9">
            <text:p>37741000</text:p>
          </table:table-cell>
          <table:table-cell office:value-type="float" office:value="12135566" table:style-name="ce9">
            <text:p>12135566</text:p>
          </table:table-cell>
          <table:table-cell table:style-name="ce127"/>
          <table:table-cell office:value-type="float" office:value="466752.53846153844" table:formula="of:=[.C20]/26" table:style-name="ce11">
            <text:p>466753</text:p>
          </table:table-cell>
          <table:table-cell office:value-type="float" office:value="233376.26923076922" table:formula="of:=[.E20]/2" table:style-name="ce11">
            <text:p>233376</text:p>
          </table:table-cell>
          <table:table-cell office:value-type="float" office:value="350064.40384615381" table:formula="of:=[.F20]*1.5" table:style-name="ce11">
            <text:p>350064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6.862454545454543" table:style-name="ce102">
            <text:p>16.86</text:p>
          </table:table-cell>
          <table:table-cell table:number-columns-repeated="3" table:style-name="ce105"/>
          <table:table-cell office:value-type="float" office:value="1.356895" table:style-name="ce113">
            <text:p>1.36</text:p>
          </table:table-cell>
          <table:table-cell office:value-type="float" office:value="10.276232048248986" table:formula="of:=([.AI20]*100/[.AI19])-100" table:style-name="ce112">
            <text:p>10.28</text:p>
          </table:table-cell>
          <table:table-cell table:number-columns-repeated="2" table:style-name="ce105"/>
          <table:table-cell office:value-type="float" office:value="356.03" table:style-name="ce115">
            <text:p>356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726000" table:style-name="ce23">
            <text:p>14726000</text:p>
          </table:table-cell>
          <table:table-cell office:value-type="float" office:value="249464.47677347623" table:formula="of:=[.BR20]-[.BR19]" table:style-name="ce32">
            <text:p>249464</text:p>
          </table:table-cell>
          <table:table-cell office:value-type="float" office:value="390.18573964653825" table:formula="of:=([.BR20]/([.B20]))*1000" table:style-name="ce11">
            <text:p>390</text:p>
          </table:table-cell>
          <table:table-cell office:value-type="float" office:value="1.7232332720299581" table:formula="of:=([.BR20]*100/[.BR19])-100" table:style-name="ce31">
            <text:p>1.7</text:p>
          </table:table-cell>
          <table:table-cell office:value-type="float" office:value="0.57025608228741476" table:formula="of:=([.B20]*100/[.B19])-100" table:style-name="ce31">
            <text:p>0.6</text:p>
          </table:table-cell>
          <table:table-cell office:value-type="float" office:value="1.1529771897425434" table:formula="of:=[.BU20]-[.BV20]" table:style-name="ce31">
            <text:p>1.2</text:p>
          </table:table-cell>
          <table:table-cell office:value-type="float" office:value="18487" table:style-name="ce11">
            <text:p>18487</text:p>
          </table:table-cell>
          <table:table-cell table:style-name="ce75"/>
          <table:table-cell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4.56" table:style-name="ce34">
            <text:p>14.56</text:p>
          </table:table-cell>
          <table:table-cell table:style-name="ce31"/>
          <table:table-cell table:style-name="ce81"/>
          <table:table-cell office:value-type="float" office:value="210.07954545454547" table:formula="of:=[.BX20]/88" table:style-name="ce30">
            <text:p>210.1</text:p>
          </table:table-cell>
          <table:table-cell office:value-type="float" office:value="210.07954545454547" table:style-name="ce30">
            <text:p>210.1</text:p>
          </table:table-cell>
          <table:table-cell table:style-name="ce99"/>
          <table:table-cell office:value-type="float" office:value="1.020704545454544" table:formula="of:=([.AE20]-[.AE19])" table:style-name="ce34">
            <text:p>1.02</text:p>
          </table:table-cell>
          <table:table-cell table:style-name="ce29"/>
          <table:table-cell table:style-name="ce125"/>
          <table:table-cell table:number-columns-repeated="5" table:style-name="ce29"/>
          <table:table-cell office:value-type="float" office:value="273.56" table:formula="of:=-0.06*(([.A20]-1963)^2)+8.5*([.A20]-1963)+140" table:style-name="ce31">
            <text:p>273.6</text:p>
          </table:table-cell>
          <table:table-cell office:value-type="float" office:value="323.56" table:formula="of:=[.DG20]+50" table:style-name="ce31">
            <text:p>323.6</text:p>
          </table:table-cell>
          <table:table-cell office:value-type="float" office:value="223.56" table:formula="of:=[.DG20]-50" table:style-name="ce31">
            <text:p>223.6</text:p>
          </table:table-cell>
          <table:table-cell office:value-type="float" office:value="373.56" table:formula="of:=[.DG20]+100" table:style-name="ce31">
            <text:p>373.6</text:p>
          </table:table-cell>
          <table:table-cell office:value-type="float" office:value="173.56" table:formula="of:=[.DG20]-100" table:style-name="ce31">
            <text:p>173.6</text:p>
          </table:table-cell>
          <table:table-cell office:value-type="float" office:value="265.89999999999998" table:formula="of:=-0.025*(([.A20]-1963)^2)+5.5*([.A20]-1963)+175" table:style-name="ce31">
            <text:p>265.9</text:p>
          </table:table-cell>
          <table:table-cell table:number-columns-repeated="16268"/>
        </table:table-row>
        <table:table-row table:style-name="ro3">
          <table:table-cell office:value-type="float" office:value="1982" table:style-name="ce19">
            <text:p>1982</text:p>
          </table:table-cell>
          <table:table-cell office:value-type="float" office:value="37942000" table:style-name="ce9">
            <text:p>37942000</text:p>
          </table:table-cell>
          <table:table-cell office:value-type="float" office:value="12166940" table:style-name="ce9">
            <text:p>12166940</text:p>
          </table:table-cell>
          <table:table-cell table:style-name="ce127"/>
          <table:table-cell office:value-type="float" office:value="467959.23076923075" table:formula="of:=[.C21]/26" table:style-name="ce11">
            <text:p>467959</text:p>
          </table:table-cell>
          <table:table-cell office:value-type="float" office:value="233979.61538461538" table:formula="of:=[.E21]/2" table:style-name="ce11">
            <text:p>233980</text:p>
          </table:table-cell>
          <table:table-cell office:value-type="float" office:value="350969.42307692306" table:formula="of:=[.F21]*1.5" table:style-name="ce11">
            <text:p>350969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6.58909090909091" table:style-name="ce102">
            <text:p>16.59</text:p>
          </table:table-cell>
          <table:table-cell table:number-columns-repeated="3" table:style-name="ce105"/>
          <table:table-cell office:value-type="float" office:value="1.5116430000000001" table:style-name="ce113">
            <text:p>1.51</text:p>
          </table:table-cell>
          <table:table-cell office:value-type="float" office:value="11.40456704461289" table:formula="of:=([.AI21]*100/[.AI20])-100" table:style-name="ce112">
            <text:p>11.40</text:p>
          </table:table-cell>
          <table:table-cell table:number-columns-repeated="2" table:style-name="ce105"/>
          <table:table-cell office:value-type="float" office:value="348.6608333333333" table:style-name="ce115">
            <text:p>349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4951835.891732119" table:style-name="ce32">
            <text:p>14951836</text:p>
          </table:table-cell>
          <table:table-cell office:value-type="float" office:value="225835.89173211902" table:formula="of:=[.BR21]-[.BR20]" table:style-name="ce32">
            <text:p>225836</text:p>
          </table:table-cell>
          <table:table-cell office:value-type="float" office:value="394.07084212039746" table:formula="of:=([.BR21]/([.B21]))*1000" table:style-name="ce11">
            <text:p>394</text:p>
          </table:table-cell>
          <table:table-cell office:value-type="float" office:value="1.5335861179690227" table:formula="of:=([.BR21]*100/[.BR20])-100" table:style-name="ce31">
            <text:p>1.5</text:p>
          </table:table-cell>
          <table:table-cell office:value-type="float" office:value="0.53257730319811003" table:formula="of:=([.B21]*100/[.B20])-100" table:style-name="ce31">
            <text:p>0.5</text:p>
          </table:table-cell>
          <table:table-cell office:value-type="float" office:value="1.0010088147709126" table:formula="of:=[.BU21]-[.BV21]" table:style-name="ce31">
            <text:p>1.0</text:p>
          </table:table-cell>
          <table:table-cell office:value-type="float" office:value="18528" table:style-name="ce11">
            <text:p>18528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4.43" table:style-name="ce34">
            <text:p>14.43</text:p>
          </table:table-cell>
          <table:table-cell table:style-name="ce31"/>
          <table:table-cell table:style-name="ce81"/>
          <table:table-cell office:value-type="float" office:value="210.54545454545453" table:formula="of:=[.BX21]/88" table:style-name="ce30">
            <text:p>210.5</text:p>
          </table:table-cell>
          <table:table-cell office:value-type="float" office:value="210.54545454545453" table:style-name="ce30">
            <text:p>210.5</text:p>
          </table:table-cell>
          <table:table-cell table:style-name="ce99"/>
          <table:table-cell office:value-type="float" office:value="-0.27336363636363359" table:formula="of:=([.AE21]-[.AE20])" table:style-name="ce34">
            <text:p>-0.27</text:p>
          </table:table-cell>
          <table:table-cell table:style-name="ce101"/>
          <table:table-cell table:style-name="ce125"/>
          <table:table-cell table:number-columns-repeated="5" table:style-name="ce29"/>
          <table:table-cell office:value-type="float" office:value="279.84000000000003" table:formula="of:=-0.06*(([.A21]-1963)^2)+8.5*([.A21]-1963)+140" table:style-name="ce31">
            <text:p>279.8</text:p>
          </table:table-cell>
          <table:table-cell office:value-type="float" office:value="329.84000000000003" table:formula="of:=[.DG21]+50" table:style-name="ce31">
            <text:p>329.8</text:p>
          </table:table-cell>
          <table:table-cell office:value-type="float" office:value="229.84000000000003" table:formula="of:=[.DG21]-50" table:style-name="ce31">
            <text:p>229.8</text:p>
          </table:table-cell>
          <table:table-cell office:value-type="float" office:value="379.84000000000003" table:formula="of:=[.DG21]+100" table:style-name="ce31">
            <text:p>379.8</text:p>
          </table:table-cell>
          <table:table-cell office:value-type="float" office:value="179.84000000000003" table:formula="of:=[.DG21]-100" table:style-name="ce31">
            <text:p>179.8</text:p>
          </table:table-cell>
          <table:table-cell office:value-type="float" office:value="270.47500000000002" table:formula="of:=-0.025*(([.A21]-1963)^2)+5.5*([.A21]-1963)+175" table:style-name="ce31">
            <text:p>270.5</text:p>
          </table:table-cell>
          <table:table-cell table:number-columns-repeated="16268"/>
        </table:table-row>
        <table:table-row table:style-name="ro3">
          <table:table-cell office:value-type="float" office:value="1983" table:style-name="ce19">
            <text:p>1983</text:p>
          </table:table-cell>
          <table:table-cell office:value-type="float" office:value="38122000" table:style-name="ce9">
            <text:p>38122000</text:p>
          </table:table-cell>
          <table:table-cell office:value-type="float" office:value="12255611" table:style-name="ce9">
            <text:p>12255611</text:p>
          </table:table-cell>
          <table:table-cell table:style-name="ce127"/>
          <table:table-cell office:value-type="float" office:value="471369.65384615387" table:formula="of:=[.C22]/26" table:style-name="ce11">
            <text:p>471370</text:p>
          </table:table-cell>
          <table:table-cell office:value-type="float" office:value="235684.82692307694" table:formula="of:=[.E22]/2" table:style-name="ce11">
            <text:p>235685</text:p>
          </table:table-cell>
          <table:table-cell office:value-type="float" office:value="353527.24038461538" table:formula="of:=[.F22]*1.5" table:style-name="ce11">
            <text:p>353527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8.514333333333337" table:style-name="ce102">
            <text:p>18.51</text:p>
          </table:table-cell>
          <table:table-cell table:number-columns-repeated="3" table:style-name="ce105"/>
          <table:table-cell office:value-type="float" office:value="1.647621" table:style-name="ce113">
            <text:p>1.65</text:p>
          </table:table-cell>
          <table:table-cell office:value-type="float" office:value="8.9953778769193491" table:formula="of:=([.AI22]*100/[.AI21])-100" table:style-name="ce112">
            <text:p>9.00</text:p>
          </table:table-cell>
          <table:table-cell table:number-columns-repeated="2" table:style-name="ce105"/>
          <table:table-cell office:value-type="float" office:value="437.62833333333333" table:style-name="ce115">
            <text:p>438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170301.157183452" table:style-name="ce32">
            <text:p>15170301</text:p>
          </table:table-cell>
          <table:table-cell office:value-type="float" office:value="218465.26545133255" table:formula="of:=[.BR22]-[.BR21]" table:style-name="ce32">
            <text:p>218465</text:p>
          </table:table-cell>
          <table:table-cell office:value-type="float" office:value="397.94085192758649" table:formula="of:=([.BR22]/([.B22]))*1000" table:style-name="ce11">
            <text:p>398</text:p>
          </table:table-cell>
          <table:table-cell office:value-type="float" office:value="1.4611266939609493" table:formula="of:=([.BR22]*100/[.BR21])-100" table:style-name="ce31">
            <text:p>1.5</text:p>
          </table:table-cell>
          <table:table-cell office:value-type="float" office:value="0.47440830741658147" table:formula="of:=([.B22]*100/[.B21])-100" table:style-name="ce31">
            <text:p>0.5</text:p>
          </table:table-cell>
          <table:table-cell office:value-type="float" office:value="0.98671838654436783" table:formula="of:=[.BU22]-[.BV22]" table:style-name="ce31">
            <text:p>1.0</text:p>
          </table:table-cell>
          <table:table-cell office:value-type="float" office:value="17923.3" table:style-name="ce11">
            <text:p>17923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2.19" table:style-name="ce34">
            <text:p>12.19</text:p>
          </table:table-cell>
          <table:table-cell table:style-name="ce31"/>
          <table:table-cell table:style-name="ce81"/>
          <table:table-cell office:value-type="float" office:value="203.67386363636362" table:formula="of:=[.BX22]/88" table:style-name="ce30">
            <text:p>203.7</text:p>
          </table:table-cell>
          <table:table-cell office:value-type="float" office:value="203.67386363636362" table:style-name="ce30">
            <text:p>203.7</text:p>
          </table:table-cell>
          <table:table-cell table:style-name="ce99"/>
          <table:table-cell office:value-type="float" office:value="1.9252424242424269" table:formula="of:=([.AE22]-[.AE21])" table:style-name="ce34">
            <text:p>1.93</text:p>
          </table:table-cell>
          <table:table-cell table:style-name="ce29"/>
          <table:table-cell table:style-name="ce125"/>
          <table:table-cell table:number-columns-repeated="5" table:style-name="ce29"/>
          <table:table-cell office:value-type="float" office:value="286" table:formula="of:=-0.06*(([.A22]-1963)^2)+8.5*([.A22]-1963)+140" table:style-name="ce31">
            <text:p>286.0</text:p>
          </table:table-cell>
          <table:table-cell office:value-type="float" office:value="336" table:formula="of:=[.DG22]+50" table:style-name="ce31">
            <text:p>336.0</text:p>
          </table:table-cell>
          <table:table-cell office:value-type="float" office:value="236" table:formula="of:=[.DG22]-50" table:style-name="ce31">
            <text:p>236.0</text:p>
          </table:table-cell>
          <table:table-cell office:value-type="float" office:value="386" table:formula="of:=[.DG22]+100" table:style-name="ce31">
            <text:p>386.0</text:p>
          </table:table-cell>
          <table:table-cell office:value-type="float" office:value="186" table:formula="of:=[.DG22]-100" table:style-name="ce31">
            <text:p>186.0</text:p>
          </table:table-cell>
          <table:table-cell office:value-type="float" office:value="275" table:formula="of:=-0.025*(([.A22]-1963)^2)+5.5*([.A22]-1963)+175" table:style-name="ce31">
            <text:p>275.0</text:p>
          </table:table-cell>
          <table:table-cell table:number-columns-repeated="16268"/>
        </table:table-row>
        <table:table-row table:style-name="ro3">
          <table:table-cell office:value-type="float" office:value="1984" table:style-name="ce19">
            <text:p>1984</text:p>
          </table:table-cell>
          <table:table-cell office:value-type="float" office:value="38279000" table:style-name="ce9">
            <text:p>38279000</text:p>
          </table:table-cell>
          <table:table-cell office:value-type="float" office:value="12336331" table:style-name="ce9">
            <text:p>12336331</text:p>
          </table:table-cell>
          <table:table-cell table:style-name="ce127"/>
          <table:table-cell office:value-type="float" office:value="474474.26923076925" table:formula="of:=[.C23]/26" table:style-name="ce11">
            <text:p>474474</text:p>
          </table:table-cell>
          <table:table-cell office:value-type="float" office:value="237237.13461538462" table:formula="of:=[.E23]/2" table:style-name="ce11">
            <text:p>237237</text:p>
          </table:table-cell>
          <table:table-cell office:value-type="float" office:value="355855.70192307694" table:formula="of:=[.F23]*1.5" table:style-name="ce11">
            <text:p>35585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4.03825" table:style-name="ce102">
            <text:p>14.04</text:p>
          </table:table-cell>
          <table:table-cell table:number-columns-repeated="3" table:style-name="ce105"/>
          <table:table-cell office:value-type="float" office:value="1.788789" table:style-name="ce113">
            <text:p>1.79</text:p>
          </table:table-cell>
          <table:table-cell office:value-type="float" office:value="8.5679898471796463" table:formula="of:=([.AI23]*100/[.AI22])-100" table:style-name="ce112">
            <text:p>8.57</text:p>
          </table:table-cell>
          <table:table-cell table:number-columns-repeated="2" table:style-name="ce105"/>
          <table:table-cell office:value-type="float" office:value="424.69833333333332" table:style-name="ce115">
            <text:p>425</text:p>
          </table:table-cell>
          <table:table-cell table:style-name="ce120"/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table:style-name="ce29"/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368227.521006804" table:style-name="ce32">
            <text:p>15368228</text:p>
          </table:table-cell>
          <table:table-cell office:value-type="float" office:value="197926.36382335238" table:formula="of:=[.BR23]-[.BR22]" table:style-name="ce32">
            <text:p>197926</text:p>
          </table:table-cell>
          <table:table-cell office:value-type="float" office:value="401.47933647709721" table:formula="of:=([.BR23]/([.B23]))*1000" table:style-name="ce11">
            <text:p>401</text:p>
          </table:table-cell>
          <table:table-cell office:value-type="float" office:value="1.3046963390679309" table:formula="of:=([.BR23]*100/[.BR22])-100" table:style-name="ce31">
            <text:p>1.3</text:p>
          </table:table-cell>
          <table:table-cell office:value-type="float" office:value="0.41183568543098659" table:formula="of:=([.B23]*100/[.B22])-100" table:style-name="ce31">
            <text:p>0.4</text:p>
          </table:table-cell>
          <table:table-cell office:value-type="float" office:value="0.89286065363694433" table:formula="of:=[.BU23]-[.BV23]" table:style-name="ce31">
            <text:p>0.9</text:p>
          </table:table-cell>
          <table:table-cell office:value-type="float" office:value="16238.25" table:style-name="ce11">
            <text:p>16238</text:p>
          </table:table-cell>
          <table:table-cell table:number-columns-repeated="2" table:style-name="ce27"/>
          <table:table-cell table:number-columns-repeated="2" table:style-name="ce28"/>
          <table:table-cell table:number-columns-repeated="11" table:style-name="ce22"/>
          <table:table-cell table:style-name="ce72"/>
          <table:table-cell table:style-name="ce79"/>
          <table:table-cell table:number-columns-repeated="2" table:style-name="ce22"/>
          <table:table-cell table:style-name="ce32"/>
          <table:table-cell office:value-type="float" office:value="11.3" table:style-name="ce34">
            <text:p>11.30</text:p>
          </table:table-cell>
          <table:table-cell table:style-name="ce31"/>
          <table:table-cell table:style-name="ce49"/>
          <table:table-cell office:value-type="float" office:value="182.53501020832474" table:formula="of:=([.CV24]*(([.BX23]*100/[.BX24])/100))" table:style-name="ce80">
            <text:p>182.5</text:p>
          </table:table-cell>
          <table:table-cell office:value-type="float" office:value="182.53501020832474" table:style-name="ce98">
            <text:p>182.5</text:p>
          </table:table-cell>
          <table:table-cell table:style-name="ce31"/>
          <table:table-cell office:value-type="float" office:value="-4.476083333333337" table:formula="of:=([.AE23]-[.AE22])" table:style-name="ce34">
            <text:p>-4.48</text:p>
          </table:table-cell>
          <table:table-cell table:style-name="ce29"/>
          <table:table-cell table:style-name="ce125"/>
          <table:table-cell table:number-columns-repeated="5" table:style-name="ce29"/>
          <table:table-cell office:value-type="float" office:value="292.03999999999996" table:formula="of:=-0.06*(([.A23]-1963)^2)+8.5*([.A23]-1963)+140" table:style-name="ce31">
            <text:p>292.0</text:p>
          </table:table-cell>
          <table:table-cell office:value-type="float" office:value="342.03999999999996" table:formula="of:=[.DG23]+50" table:style-name="ce31">
            <text:p>342.0</text:p>
          </table:table-cell>
          <table:table-cell office:value-type="float" office:value="242.03999999999996" table:formula="of:=[.DG23]-50" table:style-name="ce31">
            <text:p>242.0</text:p>
          </table:table-cell>
          <table:table-cell office:value-type="float" office:value="392.03999999999996" table:formula="of:=[.DG23]+100" table:style-name="ce31">
            <text:p>392.0</text:p>
          </table:table-cell>
          <table:table-cell office:value-type="float" office:value="192.03999999999996" table:formula="of:=[.DG23]-100" table:style-name="ce31">
            <text:p>192.0</text:p>
          </table:table-cell>
          <table:table-cell office:value-type="float" office:value="279.47500000000002" table:formula="of:=-0.025*(([.A23]-1963)^2)+5.5*([.A23]-1963)+175" table:style-name="ce31">
            <text:p>279.5</text:p>
          </table:table-cell>
          <table:table-cell table:number-columns-repeated="16268"/>
        </table:table-row>
        <table:table-row table:style-name="ro3">
          <table:table-cell office:value-type="float" office:value="1985" table:style-name="ce19">
            <text:p>1985</text:p>
          </table:table-cell>
          <table:table-cell office:value-type="float" office:value="38419000" table:style-name="ce13">
            <text:p>38419000</text:p>
          </table:table-cell>
          <table:table-cell office:value-type="float" office:value="12422212" table:style-name="ce9">
            <text:p>12422212</text:p>
          </table:table-cell>
          <table:table-cell table:style-name="ce127"/>
          <table:table-cell office:value-type="float" office:value="477777.38461538462" table:formula="of:=[.C24]/26" table:style-name="ce11">
            <text:p>477777</text:p>
          </table:table-cell>
          <table:table-cell office:value-type="float" office:value="238888.69230769231" table:formula="of:=[.E24]/2" table:style-name="ce11">
            <text:p>238889</text:p>
          </table:table-cell>
          <table:table-cell office:value-type="float" office:value="358333.0384615385" table:formula="of:=[.F24]*1.5" table:style-name="ce11">
            <text:p>35833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3.096083333333333" table:style-name="ce102">
            <text:p>13.10</text:p>
          </table:table-cell>
          <table:table-cell office:value-type="float" office:value="0.7779454545454545" table:style-name="ce112">
            <text:p>0.78</text:p>
          </table:table-cell>
          <table:table-cell office:value-type="float" office:value="20400" table:formula="of:=[.CR24]*100" table:style-name="ce115">
            <text:p>20400</text:p>
          </table:table-cell>
          <table:table-cell office:value-type="float" office:value="15870.087272727271" table:formula="of:=([.CR24]*100)*[.AF24]" table:style-name="ce115">
            <text:p>15870</text:p>
          </table:table-cell>
          <table:table-cell office:value-type="float" office:value="1.927935" table:style-name="ce113">
            <text:p>1.93</text:p>
          </table:table-cell>
          <table:table-cell office:value-type="float" office:value="7.7787821816882854" table:formula="of:=([.AI24]*100/[.AI23])-100" table:style-name="ce112">
            <text:p>7.78</text:p>
          </table:table-cell>
          <table:table-cell table:number-columns-repeated="2" table:style-name="ce105"/>
          <table:table-cell office:value-type="float" office:value="391.07166666666666" table:style-name="ce115">
            <text:p>391</text:p>
          </table:table-cell>
          <table:table-cell office:value-type="float" office:value="52.164351802525537" table:formula="of:=[.CR24]*100/[.AM24]" table:style-name="ce120">
            <text:p>52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23" table:style-name="ce11">
            <text:p>223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569896.729566457" table:style-name="ce32">
            <text:p>15569897</text:p>
          </table:table-cell>
          <table:table-cell office:value-type="float" office:value="201669.20855965279" table:formula="of:=[.BR24]-[.BR23]" table:style-name="ce32">
            <text:p>201669</text:p>
          </table:table-cell>
          <table:table-cell office:value-type="float" office:value="405.26553865447971" table:formula="of:=([.BR24]/([.B24]))*1000" table:style-name="ce11">
            <text:p>405</text:p>
          </table:table-cell>
          <table:table-cell office:value-type="float" office:value="1.3122476764740298" table:formula="of:=([.BR24]*100/[.BR23])-100" table:style-name="ce31">
            <text:p>1.3</text:p>
          </table:table-cell>
          <table:table-cell office:value-type="float" office:value="0.36573578202147417" table:formula="of:=([.B24]*100/[.B23])-100" table:style-name="ce31">
            <text:p>0.4</text:p>
          </table:table-cell>
          <table:table-cell office:value-type="float" office:value="0.94651189445255568" table:formula="of:=[.BU24]-[.BV24]" table:style-name="ce31">
            <text:p>0.9</text:p>
          </table:table-cell>
          <table:table-cell office:value-type="float" office:value="16545.320000000003" table:style-name="ce11">
            <text:p>16545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2" table:style-name="ce22"/>
          <table:table-cell table:style-name="ce79"/>
          <table:table-cell table:style-name="ce22"/>
          <table:table-cell table:style-name="ce79"/>
          <table:table-cell office:value-type="float" office:value="204" table:style-name="ce11">
            <text:p>204</text:p>
          </table:table-cell>
          <table:table-cell office:value-type="float" office:value="8.83" table:style-name="ce34">
            <text:p>8.83</text:p>
          </table:table-cell>
          <table:table-cell office:value-type="float" office:value="100" table:style-name="ce31">
            <text:p>100.0</text:p>
          </table:table-cell>
          <table:table-cell office:value-type="float" office:value="18.013199999999998" table:formula="of:=(([.CR24]*[.CS24])/100)" table:style-name="ce31">
            <text:p>18.0</text:p>
          </table:table-cell>
          <table:table-cell office:value-type="float" office:value="185.98680000000002" table:formula="of:=[.CR24]-[.CU24]" table:style-name="ce31">
            <text:p>186.0</text:p>
          </table:table-cell>
          <table:table-cell office:value-type="float" office:value="204" table:formula="of:=[.CR24]/[.CT24]*[.$CT$24]" table:style-name="ce31">
            <text:p>204.0</text:p>
          </table:table-cell>
          <table:table-cell office:value-type="float" office:value="0" table:formula="of:=[.CR24]-[.CW24]" table:style-name="ce31">
            <text:p>0.0</text:p>
          </table:table-cell>
          <table:table-cell office:value-type="float" office:value="-0.94216666666666704" table:formula="of:=([.AE24]-[.AE23])" table:style-name="ce34">
            <text:p>-0.94</text:p>
          </table:table-cell>
          <table:table-cell table:style-name="ce29"/>
          <table:table-cell table:style-name="ce125"/>
          <table:table-cell table:number-columns-repeated="4" table:style-name="ce29"/>
          <table:table-cell table:style-name="ce31"/>
          <table:table-cell office:value-type="float" office:value="297.96000000000004" table:formula="of:=-0.06*(([.A24]-1963)^2)+8.5*([.A24]-1963)+140" table:style-name="ce31">
            <text:p>298.0</text:p>
          </table:table-cell>
          <table:table-cell office:value-type="float" office:value="347.96000000000004" table:formula="of:=[.DG24]+50" table:style-name="ce31">
            <text:p>348.0</text:p>
          </table:table-cell>
          <table:table-cell office:value-type="float" office:value="247.96000000000004" table:formula="of:=[.DG24]-50" table:style-name="ce31">
            <text:p>248.0</text:p>
          </table:table-cell>
          <table:table-cell office:value-type="float" office:value="397.96000000000004" table:formula="of:=[.DG24]+100" table:style-name="ce31">
            <text:p>398.0</text:p>
          </table:table-cell>
          <table:table-cell office:value-type="float" office:value="197.96000000000004" table:formula="of:=[.DG24]-100" table:style-name="ce31">
            <text:p>198.0</text:p>
          </table:table-cell>
          <table:table-cell office:value-type="float" office:value="283.89999999999998" table:formula="of:=-0.025*(([.A24]-1963)^2)+5.5*([.A24]-1963)+175" table:style-name="ce31">
            <text:p>283.9</text:p>
          </table:table-cell>
          <table:table-cell table:number-columns-repeated="16268"/>
        </table:table-row>
        <table:table-row table:style-name="ro3">
          <table:table-cell office:value-type="float" office:value="1986" table:style-name="ce19">
            <text:p>1986</text:p>
          </table:table-cell>
          <table:table-cell office:value-type="float" office:value="38536000" table:style-name="ce13">
            <text:p>38536000</text:p>
          </table:table-cell>
          <table:table-cell office:value-type="float" office:value="12546626" table:style-name="ce9">
            <text:p>12546626</text:p>
          </table:table-cell>
          <table:table-cell table:style-name="ce127"/>
          <table:table-cell office:value-type="float" office:value="482562.53846153844" table:formula="of:=[.C25]/26" table:style-name="ce11">
            <text:p>482563</text:p>
          </table:table-cell>
          <table:table-cell office:value-type="float" office:value="241281.26923076922" table:formula="of:=[.E25]/2" table:style-name="ce11">
            <text:p>241281</text:p>
          </table:table-cell>
          <table:table-cell office:value-type="float" office:value="361921.90384615381" table:formula="of:=[.F25]*1.5" table:style-name="ce11">
            <text:p>36192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1.718999999999999" table:style-name="ce102">
            <text:p>11.72</text:p>
          </table:table-cell>
          <table:table-cell office:value-type="float" office:value="0.99354166666666666" table:style-name="ce112">
            <text:p>0.99</text:p>
          </table:table-cell>
          <table:table-cell office:value-type="float" office:value="24400" table:formula="of:=[.CR25]*100" table:style-name="ce115">
            <text:p>24400</text:p>
          </table:table-cell>
          <table:table-cell office:value-type="float" office:value="24242.416666666668" table:formula="of:=([.CR25]*100)*[.AF25]" table:style-name="ce115">
            <text:p>24242</text:p>
          </table:table-cell>
          <table:table-cell office:value-type="float" office:value="2.0589390000000001" table:style-name="ce113">
            <text:p>2.06</text:p>
          </table:table-cell>
          <table:table-cell office:value-type="float" office:value="6.7950423639801159" table:formula="of:=([.AI25]*100/[.AI24])-100" table:style-name="ce112">
            <text:p>6.80</text:p>
          </table:table-cell>
          <table:table-cell table:number-columns-repeated="2" table:style-name="ce105"/>
          <table:table-cell office:value-type="float" office:value="347.98916666666668" table:style-name="ce115">
            <text:p>348</text:p>
          </table:table-cell>
          <table:table-cell office:value-type="float" office:value="70.117125293651384" table:formula="of:=[.CR25]*100/[.AM25]" table:style-name="ce120">
            <text:p>70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41" table:style-name="ce11">
            <text:p>241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5792181.264141027" table:style-name="ce32">
            <text:p>15792181</text:p>
          </table:table-cell>
          <table:table-cell office:value-type="float" office:value="222284.53457457013" table:formula="of:=[.BR25]-[.BR24]" table:style-name="ce32">
            <text:p>222285</text:p>
          </table:table-cell>
          <table:table-cell office:value-type="float" office:value="409.80333361379041" table:formula="of:=([.BR25]/([.B25]))*1000" table:style-name="ce11">
            <text:p>410</text:p>
          </table:table-cell>
          <table:table-cell office:value-type="float" office:value="1.427655805529298" table:formula="of:=([.BR25]*100/[.BR24])-100" table:style-name="ce31">
            <text:p>1.4</text:p>
          </table:table-cell>
          <table:table-cell office:value-type="float" office:value="0.30453681772040397" table:formula="of:=([.B25]*100/[.B24])-100" table:style-name="ce31">
            <text:p>0.3</text:p>
          </table:table-cell>
          <table:table-cell office:value-type="float" office:value="1.1231189878088941" table:formula="of:=[.BU25]-[.BV25]" table:style-name="ce31">
            <text:p>1.1</text:p>
          </table:table-cell>
          <table:table-cell office:value-type="float" office:value="18236.64" table:style-name="ce11">
            <text:p>1823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2" table:style-name="ce22"/>
          <table:table-cell table:style-name="ce79"/>
          <table:table-cell table:style-name="ce22"/>
          <table:table-cell table:style-name="ce79"/>
          <table:table-cell office:value-type="float" office:value="244" table:style-name="ce11">
            <text:p>244</text:p>
          </table:table-cell>
          <table:table-cell office:value-type="float" office:value="8.8000000000000007" table:style-name="ce34">
            <text:p>8.80</text:p>
          </table:table-cell>
          <table:table-cell office:value-type="float" office:value="108.8" table:formula="of:=[.CT24]+[.CS25]" table:style-name="ce31">
            <text:p>108.8</text:p>
          </table:table-cell>
          <table:table-cell office:value-type="float" office:value="39.485199999999999" table:formula="of:=(([.CR25]*[.CS25])/100)+[.CU24]" table:style-name="ce31">
            <text:p>39.5</text:p>
          </table:table-cell>
          <table:table-cell office:value-type="float" office:value="204.51480000000001" table:formula="of:=[.CR25]-[.CU25]" table:style-name="ce31">
            <text:p>204.5</text:p>
          </table:table-cell>
          <table:table-cell office:value-type="float" office:value="224.26470588235296" table:formula="of:=[.CR25]/[.CT25]*[.$CT$24]" table:style-name="ce31">
            <text:p>224.3</text:p>
          </table:table-cell>
          <table:table-cell office:value-type="float" office:value="19.735294117647044" table:formula="of:=[.CR25]-[.CW25]" table:style-name="ce31">
            <text:p>19.7</text:p>
          </table:table-cell>
          <table:table-cell office:value-type="float" office:value="-1.3770833333333332" table:formula="of:=([.AE25]-[.AE24])" table:style-name="ce34">
            <text:p>-1.38</text:p>
          </table:table-cell>
          <table:table-cell office:value-type="float" office:value="19.607843137254903" table:formula="of:=([.CR25]*100/[.CR24])-100" table:style-name="ce34">
            <text:p>19.61</text:p>
          </table:table-cell>
          <table:table-cell office:value-type="float" office:value="10.807843137254903" table:formula="of:=[.CZ25]-[.CS25]" table:style-name="ce34">
            <text:p>10.81</text:p>
          </table:table-cell>
          <table:table-cell office:value-type="float" office:value="0.24652273199086494" table:formula="of:=([.B26]*100/[.B25])-100" table:style-name="ce34">
            <text:p>0.25</text:p>
          </table:table-cell>
          <table:table-cell table:number-columns-repeated="2" table:style-name="ce34"/>
          <table:table-cell office:value-type="float" office:value="20.975000000000001" table:style-name="ce31">
            <text:p>21.0</text:p>
          </table:table-cell>
          <table:table-cell office:value-type="float" office:value="23.607843137254903" table:formula="of:=([.CZ25])+(4)" table:style-name="ce31">
            <text:p>23.6</text:p>
          </table:table-cell>
          <table:table-cell office:value-type="float" office:value="303.76" table:formula="of:=-0.06*(([.A25]-1963)^2)+8.5*([.A25]-1963)+140" table:style-name="ce31">
            <text:p>303.8</text:p>
          </table:table-cell>
          <table:table-cell office:value-type="float" office:value="353.76" table:formula="of:=[.DG25]+50" table:style-name="ce31">
            <text:p>353.8</text:p>
          </table:table-cell>
          <table:table-cell office:value-type="float" office:value="253.76" table:formula="of:=[.DG25]-50" table:style-name="ce31">
            <text:p>253.8</text:p>
          </table:table-cell>
          <table:table-cell office:value-type="float" office:value="403.76" table:formula="of:=[.DG25]+100" table:style-name="ce31">
            <text:p>403.8</text:p>
          </table:table-cell>
          <table:table-cell office:value-type="float" office:value="203.76" table:formula="of:=[.DG25]-100" table:style-name="ce31">
            <text:p>203.8</text:p>
          </table:table-cell>
          <table:table-cell office:value-type="float" office:value="288.27499999999998" table:formula="of:=-0.025*(([.A25]-1963)^2)+5.5*([.A25]-1963)+175" table:style-name="ce31">
            <text:p>288.3</text:p>
          </table:table-cell>
          <table:table-cell table:number-columns-repeated="16268"/>
        </table:table-row>
        <table:table-row table:style-name="ro3">
          <table:table-cell office:value-type="float" office:value="1987" table:style-name="ce19">
            <text:p>1987</text:p>
          </table:table-cell>
          <table:table-cell office:value-type="float" office:value="38631000" table:style-name="ce13">
            <text:p>38631000</text:p>
          </table:table-cell>
          <table:table-cell office:value-type="float" office:value="12668258" table:style-name="ce9">
            <text:p>12668258</text:p>
          </table:table-cell>
          <table:table-cell table:style-name="ce127"/>
          <table:table-cell office:value-type="float" office:value="487240.69230769231" table:formula="of:=[.C26]/26" table:style-name="ce11">
            <text:p>487241</text:p>
          </table:table-cell>
          <table:table-cell office:value-type="float" office:value="243620.34615384616" table:formula="of:=[.E26]/2" table:style-name="ce11">
            <text:p>243620</text:p>
          </table:table-cell>
          <table:table-cell office:value-type="float" office:value="365430.51923076925" table:formula="of:=[.F26]*1.5" table:style-name="ce11">
            <text:p>365431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4.569333333333331" table:style-name="ce102">
            <text:p>14.57</text:p>
          </table:table-cell>
          <table:table-cell office:value-type="float" office:value="1.1646333333333332" table:style-name="ce112">
            <text:p>1.16</text:p>
          </table:table-cell>
          <table:table-cell office:value-type="float" office:value="30800" table:formula="of:=[.CR26]*100" table:style-name="ce115">
            <text:p>30800</text:p>
          </table:table-cell>
          <table:table-cell office:value-type="float" office:value="35870.706666666665" table:formula="of:=([.CR26]*100)*[.AF26]" table:style-name="ce115">
            <text:p>35871</text:p>
          </table:table-cell>
          <table:table-cell office:value-type="float" office:value="2.2215639999999999" table:style-name="ce113">
            <text:p>2.22</text:p>
          </table:table-cell>
          <table:table-cell office:value-type="float" office:value="7.8984855792230775" table:formula="of:=([.AI26]*100/[.AI25])-100" table:style-name="ce112">
            <text:p>7.90</text:p>
          </table:table-cell>
          <table:table-cell table:number-columns-repeated="2" table:style-name="ce105"/>
          <table:table-cell office:value-type="float" office:value="365.61166666666662" table:style-name="ce115">
            <text:p>366</text:p>
          </table:table-cell>
          <table:table-cell office:value-type="float" office:value="84.242388326411913" table:formula="of:=[.CR26]*100/[.AM26]" table:style-name="ce120">
            <text:p>84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53" table:style-name="ce11">
            <text:p>253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6038832.867361942" table:style-name="ce32">
            <text:p>16038833</text:p>
          </table:table-cell>
          <table:table-cell office:value-type="float" office:value="246651.60322091542" table:formula="of:=[.BR26]-[.BR25]" table:style-name="ce32">
            <text:p>246652</text:p>
          </table:table-cell>
          <table:table-cell office:value-type="float" office:value="415.18036984188717" table:formula="of:=([.BR26]/([.B26]))*1000" table:style-name="ce11">
            <text:p>415</text:p>
          </table:table-cell>
          <table:table-cell office:value-type="float" office:value="1.5618589927218096" table:formula="of:=([.BR26]*100/[.BR25])-100" table:style-name="ce31">
            <text:p>1.6</text:p>
          </table:table-cell>
          <table:table-cell office:value-type="float" office:value="0.24652273199086494" table:formula="of:=([.B26]*100/[.B25])-100" table:style-name="ce31">
            <text:p>0.2</text:p>
          </table:table-cell>
          <table:table-cell office:value-type="float" office:value="1.3153362607309447" table:formula="of:=[.BU26]-[.BV26]" table:style-name="ce31">
            <text:p>1.3</text:p>
          </table:table-cell>
          <table:table-cell office:value-type="float" office:value="20235.759999999998" table:style-name="ce11">
            <text:p>20236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308" table:style-name="ce11">
            <text:p>308</text:p>
          </table:table-cell>
          <table:table-cell office:value-type="float" office:value="5.26" table:style-name="ce34">
            <text:p>5.26</text:p>
          </table:table-cell>
          <table:table-cell office:value-type="float" office:value="114.06" table:formula="of:=[.CT25]+[.CS26]" table:style-name="ce31">
            <text:p>114.1</text:p>
          </table:table-cell>
          <table:table-cell office:value-type="float" office:value="55.686" table:formula="of:=(([.CR26]*[.CS26])/100)+[.CU25]" table:style-name="ce31">
            <text:p>55.7</text:p>
          </table:table-cell>
          <table:table-cell office:value-type="float" office:value="252.31399999999999" table:formula="of:=[.CR26]-[.CU26]" table:style-name="ce31">
            <text:p>252.3</text:p>
          </table:table-cell>
          <table:table-cell office:value-type="float" office:value="270.03331579870246" table:formula="of:=[.CR26]/[.CT26]*[.$CT$24]" table:style-name="ce31">
            <text:p>270.0</text:p>
          </table:table-cell>
          <table:table-cell office:value-type="float" office:value="37.966684201297539" table:formula="of:=[.CR26]-[.CW26]" table:style-name="ce31">
            <text:p>38.0</text:p>
          </table:table-cell>
          <table:table-cell office:value-type="float" office:value="2.8503333333333316" table:formula="of:=([.AE26]-[.AE25])" table:style-name="ce34">
            <text:p>2.85</text:p>
          </table:table-cell>
          <table:table-cell office:value-type="float" office:value="26.229508196721312" table:formula="of:=([.CR26]*100/[.CR25])-100" table:style-name="ce34">
            <text:p>26.23</text:p>
          </table:table-cell>
          <table:table-cell office:value-type="float" office:value="20.969508196721314" table:formula="of:=[.CZ26]-[.CS26]" table:style-name="ce34">
            <text:p>20.97</text:p>
          </table:table-cell>
          <table:table-cell office:value-type="float" office:value="0.22003054541688982" table:formula="of:=([.B27]*100/[.B26])-100" table:style-name="ce34">
            <text:p>0.22</text:p>
          </table:table-cell>
          <table:table-cell table:number-columns-repeated="2" table:style-name="ce34"/>
          <table:table-cell office:value-type="float" office:value="20.2225" table:style-name="ce31">
            <text:p>20.2</text:p>
          </table:table-cell>
          <table:table-cell office:value-type="float" office:value="30.229508196721312" table:formula="of:=[.CZ26]+4" table:style-name="ce31">
            <text:p>30.2</text:p>
          </table:table-cell>
          <table:table-cell office:value-type="float" office:value="309.44" table:formula="of:=-0.06*(([.A26]-1963)^2)+8.5*([.A26]-1963)+140" table:style-name="ce31">
            <text:p>309.4</text:p>
          </table:table-cell>
          <table:table-cell office:value-type="float" office:value="359.44" table:formula="of:=[.DG26]+50" table:style-name="ce31">
            <text:p>359.4</text:p>
          </table:table-cell>
          <table:table-cell office:value-type="float" office:value="259.44" table:formula="of:=[.DG26]-50" table:style-name="ce31">
            <text:p>259.4</text:p>
          </table:table-cell>
          <table:table-cell office:value-type="float" office:value="409.44" table:formula="of:=[.DG26]+100" table:style-name="ce31">
            <text:p>409.4</text:p>
          </table:table-cell>
          <table:table-cell office:value-type="float" office:value="209.44" table:formula="of:=[.DG26]-100" table:style-name="ce31">
            <text:p>209.4</text:p>
          </table:table-cell>
          <table:table-cell office:value-type="float" office:value="292.60000000000002" table:formula="of:=-0.025*(([.A26]-1963)^2)+5.5*([.A26]-1963)+175" table:style-name="ce31">
            <text:p>292.6</text:p>
          </table:table-cell>
          <table:table-cell table:number-columns-repeated="16268"/>
        </table:table-row>
        <table:table-row table:style-name="ro3">
          <table:table-cell office:value-type="float" office:value="1988" table:style-name="ce19">
            <text:p>1988</text:p>
          </table:table-cell>
          <table:table-cell office:value-type="float" office:value="38716000" table:style-name="ce13">
            <text:p>38716000</text:p>
          </table:table-cell>
          <table:table-cell office:value-type="float" office:value="12781018" table:style-name="ce9">
            <text:p>12781018</text:p>
          </table:table-cell>
          <table:table-cell table:style-name="ce127"/>
          <table:table-cell office:value-type="float" office:value="491577.61538461538" table:formula="of:=[.C27]/26" table:style-name="ce11">
            <text:p>491578</text:p>
          </table:table-cell>
          <table:table-cell office:value-type="float" office:value="245788.80769230769" table:formula="of:=[.E27]/2" table:style-name="ce11">
            <text:p>245789</text:p>
          </table:table-cell>
          <table:table-cell office:value-type="float" office:value="368683.2115384615" table:formula="of:=[.F27]*1.5" table:style-name="ce11">
            <text:p>36868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1.806583333333334" table:style-name="ce102">
            <text:p>11.81</text:p>
          </table:table-cell>
          <table:table-cell office:value-type="float" office:value="1.1783916666666665" table:style-name="ce112">
            <text:p>1.18</text:p>
          </table:table-cell>
          <table:table-cell office:value-type="float" office:value="40375" table:formula="of:=[.CR27]*100" table:style-name="ce115">
            <text:p>40375</text:p>
          </table:table-cell>
          <table:table-cell office:value-type="float" office:value="47577.563541666663" table:formula="of:=([.CR27]*100)*[.AF27]" table:style-name="ce115">
            <text:p>47578</text:p>
          </table:table-cell>
          <table:table-cell office:value-type="float" office:value="2.4100100000000002" table:style-name="ce113">
            <text:p>2.41</text:p>
          </table:table-cell>
          <table:table-cell office:value-type="float" office:value="8.4825825409486555" table:formula="of:=([.AI27]*100/[.AI26])-100" table:style-name="ce112">
            <text:p>8.48</text:p>
          </table:table-cell>
          <table:table-cell table:number-columns-repeated="2" table:style-name="ce105"/>
          <table:table-cell office:value-type="float" office:value="349.53416666666664" table:style-name="ce115">
            <text:p>350</text:p>
          </table:table-cell>
          <table:table-cell office:value-type="float" office:value="115.51088234102056" table:formula="of:=[.CR27]*100/[.AM27]" table:style-name="ce120">
            <text:p>116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64" table:style-name="ce11">
            <text:p>264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6265162.6075099" table:style-name="ce32">
            <text:p>16265163</text:p>
          </table:table-cell>
          <table:table-cell office:value-type="float" office:value="226329.74014795758" table:formula="of:=[.BR27]-[.BR26]" table:style-name="ce32">
            <text:p>226330</text:p>
          </table:table-cell>
          <table:table-cell office:value-type="float" office:value="420.1147486183981" table:formula="of:=([.BR27]/([.B27]))*1000" table:style-name="ce11">
            <text:p>420</text:p>
          </table:table-cell>
          <table:table-cell office:value-type="float" office:value="1.4111359724218033" table:formula="of:=([.BR27]*100/[.BR26])-100" table:style-name="ce31">
            <text:p>1.4</text:p>
          </table:table-cell>
          <table:table-cell office:value-type="float" office:value="0.22003054541688982" table:formula="of:=([.B27]*100/[.B26])-100" table:style-name="ce31">
            <text:p>0.2</text:p>
          </table:table-cell>
          <table:table-cell office:value-type="float" office:value="1.1911054270049135" table:formula="of:=[.BU27]-[.BV27]" table:style-name="ce31">
            <text:p>1.2</text:p>
          </table:table-cell>
          <table:table-cell office:value-type="float" office:value="22670.61" table:style-name="ce11">
            <text:p>22671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403.75" table:style-name="ce11">
            <text:p>404</text:p>
          </table:table-cell>
          <table:table-cell office:value-type="float" office:value="4.83" table:style-name="ce34">
            <text:p>4.83</text:p>
          </table:table-cell>
          <table:table-cell office:value-type="float" office:value="118.89" table:formula="of:=[.CT26]+[.CS27]" table:style-name="ce31">
            <text:p>118.9</text:p>
          </table:table-cell>
          <table:table-cell office:value-type="float" office:value="75.187124999999995" table:formula="of:=(([.CR27]*[.CS27])/100)+[.CU26]" table:style-name="ce31">
            <text:p>75.2</text:p>
          </table:table-cell>
          <table:table-cell office:value-type="float" office:value="328.56287500000002" table:formula="of:=[.CR27]-[.CU27]" table:style-name="ce31">
            <text:p>328.6</text:p>
          </table:table-cell>
          <table:table-cell office:value-type="float" office:value="339.59962991000083" table:formula="of:=[.CR27]/[.CT27]*[.$CT$24]" table:style-name="ce31">
            <text:p>339.6</text:p>
          </table:table-cell>
          <table:table-cell office:value-type="float" office:value="64.150370089999171" table:formula="of:=[.CR27]-[.CW27]" table:style-name="ce31">
            <text:p>64.2</text:p>
          </table:table-cell>
          <table:table-cell office:value-type="float" office:value="-2.7627499999999969" table:formula="of:=([.AE27]-[.AE26])" table:style-name="ce34">
            <text:p>-2.76</text:p>
          </table:table-cell>
          <table:table-cell office:value-type="float" office:value="31.087662337662351" table:formula="of:=([.CR27]*100/[.CR26])-100" table:style-name="ce34">
            <text:p>31.09</text:p>
          </table:table-cell>
          <table:table-cell office:value-type="float" office:value="26.257662337662353" table:formula="of:=[.CZ27]-[.CS27]" table:style-name="ce34">
            <text:p>26.26</text:p>
          </table:table-cell>
          <table:table-cell office:value-type="float" office:value="0.19630127079243209" table:formula="of:=([.B28]*100/[.B27])-100" table:style-name="ce34">
            <text:p>0.20</text:p>
          </table:table-cell>
          <table:table-cell table:number-columns-repeated="2" table:style-name="ce34"/>
          <table:table-cell office:value-type="float" office:value="19.237499999999997" table:style-name="ce31">
            <text:p>19.2</text:p>
          </table:table-cell>
          <table:table-cell office:value-type="float" office:value="35.087662337662351" table:formula="of:=[.CZ27]+4" table:style-name="ce31">
            <text:p>35.1</text:p>
          </table:table-cell>
          <table:table-cell office:value-type="float" office:value="315" table:formula="of:=-0.06*(([.A27]-1963)^2)+8.5*([.A27]-1963)+140" table:style-name="ce31">
            <text:p>315.0</text:p>
          </table:table-cell>
          <table:table-cell office:value-type="float" office:value="365" table:formula="of:=[.DG27]+50" table:style-name="ce31">
            <text:p>365.0</text:p>
          </table:table-cell>
          <table:table-cell office:value-type="float" office:value="265" table:formula="of:=[.DG27]-50" table:style-name="ce31">
            <text:p>265.0</text:p>
          </table:table-cell>
          <table:table-cell office:value-type="float" office:value="415" table:formula="of:=[.DG27]+100" table:style-name="ce31">
            <text:p>415.0</text:p>
          </table:table-cell>
          <table:table-cell office:value-type="float" office:value="215" table:formula="of:=[.DG27]-100" table:style-name="ce31">
            <text:p>215.0</text:p>
          </table:table-cell>
          <table:table-cell office:value-type="float" office:value="296.875" table:formula="of:=-0.025*(([.A27]-1963)^2)+5.5*([.A27]-1963)+175" table:style-name="ce31">
            <text:p>296.9</text:p>
          </table:table-cell>
          <table:table-cell table:number-columns-repeated="16268"/>
        </table:table-row>
        <table:table-row table:style-name="ro3">
          <table:table-cell office:value-type="float" office:value="1989" table:style-name="ce19">
            <text:p>1989</text:p>
          </table:table-cell>
          <table:table-cell office:value-type="float" office:value="38792000" table:style-name="ce13">
            <text:p>38792000</text:p>
          </table:table-cell>
          <table:table-cell office:value-type="float" office:value="12966912" table:style-name="ce9">
            <text:p>12966912</text:p>
          </table:table-cell>
          <table:table-cell table:style-name="ce127"/>
          <table:table-cell office:value-type="float" office:value="498727.38461538462" table:formula="of:=[.C28]/26" table:style-name="ce11">
            <text:p>498727</text:p>
          </table:table-cell>
          <table:table-cell office:value-type="float" office:value="249363.69230769231" table:formula="of:=[.E28]/2" table:style-name="ce11">
            <text:p>249364</text:p>
          </table:table-cell>
          <table:table-cell office:value-type="float" office:value="374045.5384615385" table:formula="of:=[.F28]*1.5" table:style-name="ce11">
            <text:p>37404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5.14775" table:style-name="ce102">
            <text:p>15.15</text:p>
          </table:table-cell>
          <table:table-cell office:value-type="float" office:value="1.1066833333333335" table:style-name="ce112">
            <text:p>1.11</text:p>
          </table:table-cell>
          <table:table-cell office:value-type="float" office:value="50250" table:formula="of:=[.CR28]*100" table:style-name="ce115">
            <text:p>50250</text:p>
          </table:table-cell>
          <table:table-cell office:value-type="float" office:value="55610.837500000009" table:formula="of:=([.CR28]*100)*[.AF28]" table:style-name="ce115">
            <text:p>55611</text:p>
          </table:table-cell>
          <table:table-cell office:value-type="float" office:value="2.6599270000000002" table:style-name="ce113">
            <text:p>2.66</text:p>
          </table:table-cell>
          <table:table-cell office:value-type="float" office:value="10.369956971132893" table:formula="of:=([.AI28]*100/[.AI27])-100" table:style-name="ce112">
            <text:p>10.37</text:p>
          </table:table-cell>
          <table:table-cell table:number-columns-repeated="2" table:style-name="ce105"/>
          <table:table-cell office:value-type="float" office:value="322.01249999999999" table:style-name="ce115">
            <text:p>322</text:p>
          </table:table-cell>
          <table:table-cell office:value-type="float" office:value="156.04984278560616" table:formula="of:=[.CR28]*100/[.AM28]" table:style-name="ce120">
            <text:p>156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280" table:style-name="ce11">
            <text:p>280</text:p>
          </table:table-cell>
          <table:table-cell table:number-columns-repeated="2" table:style-name="ce28"/>
          <table:table-cell table:style-name="ce27"/>
          <table:table-cell table:number-columns-repeated="16" table:style-name="ce28"/>
          <table:table-cell office:value-type="float" office:value="16552406.6977991" table:style-name="ce32">
            <text:p>16552407</text:p>
          </table:table-cell>
          <table:table-cell office:value-type="float" office:value="287244.09028919972" table:formula="of:=[.BR28]-[.BR27]" table:style-name="ce32">
            <text:p>287244</text:p>
          </table:table-cell>
          <table:table-cell office:value-type="float" office:value="426.6963986852727" table:formula="of:=([.BR28]/([.B28]))*1000" table:style-name="ce11">
            <text:p>427</text:p>
          </table:table-cell>
          <table:table-cell office:value-type="float" office:value="1.7660081071465754" table:formula="of:=([.BR28]*100/[.BR27])-100" table:style-name="ce31">
            <text:p>1.8</text:p>
          </table:table-cell>
          <table:table-cell office:value-type="float" office:value="0.19630127079243209" table:formula="of:=([.B28]*100/[.B27])-100" table:style-name="ce31">
            <text:p>0.2</text:p>
          </table:table-cell>
          <table:table-cell office:value-type="float" office:value="1.5697068363541433" table:formula="of:=[.BU28]-[.BV28]" table:style-name="ce31">
            <text:p>1.6</text:p>
          </table:table-cell>
          <table:table-cell office:value-type="float" office:value="26027.3" table:style-name="ce11">
            <text:p>2602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02.5" table:style-name="ce11">
            <text:p>503</text:p>
          </table:table-cell>
          <table:table-cell office:value-type="float" office:value="6.79" table:style-name="ce34">
            <text:p>6.79</text:p>
          </table:table-cell>
          <table:table-cell office:value-type="float" office:value="125.68" table:formula="of:=[.CT27]+[.CS28]" table:style-name="ce31">
            <text:p>125.7</text:p>
          </table:table-cell>
          <table:table-cell office:value-type="float" office:value="109.30687499999999" table:formula="of:=(([.CR28]*[.CS28])/100)+[.CU27]" table:style-name="ce31">
            <text:p>109.3</text:p>
          </table:table-cell>
          <table:table-cell office:value-type="float" office:value="393.19312500000001" table:formula="of:=[.CR28]-[.CU28]" table:style-name="ce31">
            <text:p>393.2</text:p>
          </table:table-cell>
          <table:table-cell office:value-type="float" office:value="399.82495225970717" table:formula="of:=[.CR28]/[.CT28]*[.$CT$24]" table:style-name="ce31">
            <text:p>399.8</text:p>
          </table:table-cell>
          <table:table-cell office:value-type="float" office:value="102.67504774029283" table:formula="of:=[.CR28]-[.CW28]" table:style-name="ce31">
            <text:p>102.7</text:p>
          </table:table-cell>
          <table:table-cell office:value-type="float" office:value="3.3411666666666662" table:formula="of:=([.AE28]-[.AE27])" table:style-name="ce34">
            <text:p>3.34</text:p>
          </table:table-cell>
          <table:table-cell office:value-type="float" office:value="24.45820433436532" table:formula="of:=([.CR28]*100/[.CR27])-100" table:style-name="ce34">
            <text:p>24.46</text:p>
          </table:table-cell>
          <table:table-cell office:value-type="float" office:value="17.668204334365321" table:formula="of:=[.CZ28]-[.CS28]" table:style-name="ce34">
            <text:p>17.67</text:p>
          </table:table-cell>
          <table:table-cell office:value-type="float" office:value="0.15209321509590268" table:formula="of:=([.B29]*100/[.B28])-100" table:style-name="ce34">
            <text:p>0.15</text:p>
          </table:table-cell>
          <table:table-cell table:number-columns-repeated="2" table:style-name="ce34"/>
          <table:table-cell office:value-type="float" office:value="17.240000000000002" table:style-name="ce31">
            <text:p>17.2</text:p>
          </table:table-cell>
          <table:table-cell office:value-type="float" office:value="28.45820433436532" table:formula="of:=[.CZ28]+4" table:style-name="ce31">
            <text:p>28.5</text:p>
          </table:table-cell>
          <table:table-cell office:value-type="float" office:value="320.44" table:formula="of:=-0.06*(([.A28]-1963)^2)+8.5*([.A28]-1963)+140" table:style-name="ce31">
            <text:p>320.4</text:p>
          </table:table-cell>
          <table:table-cell office:value-type="float" office:value="370.44" table:formula="of:=[.DG28]+50" table:style-name="ce31">
            <text:p>370.4</text:p>
          </table:table-cell>
          <table:table-cell office:value-type="float" office:value="270.44" table:formula="of:=[.DG28]-50" table:style-name="ce31">
            <text:p>270.4</text:p>
          </table:table-cell>
          <table:table-cell office:value-type="float" office:value="420.44" table:formula="of:=[.DG28]+100" table:style-name="ce31">
            <text:p>420.4</text:p>
          </table:table-cell>
          <table:table-cell office:value-type="float" office:value="220.44" table:formula="of:=[.DG28]-100" table:style-name="ce31">
            <text:p>220.4</text:p>
          </table:table-cell>
          <table:table-cell office:value-type="float" office:value="301.10000000000002" table:formula="of:=-0.025*(([.A28]-1963)^2)+5.5*([.A28]-1963)+175" table:style-name="ce31">
            <text:p>301.1</text:p>
          </table:table-cell>
          <table:table-cell table:number-columns-repeated="16268"/>
        </table:table-row>
        <table:table-row table:style-name="ro3">
          <table:table-cell office:value-type="float" office:value="1990" table:style-name="ce19">
            <text:p>1990</text:p>
          </table:table-cell>
          <table:table-cell office:value-type="float" office:value="38851000" table:style-name="ce13">
            <text:p>38851000</text:p>
          </table:table-cell>
          <table:table-cell office:value-type="float" office:value="13222820" table:style-name="ce9">
            <text:p>13222820</text:p>
          </table:table-cell>
          <table:table-cell table:style-name="ce127"/>
          <table:table-cell office:value-type="float" office:value="508570" table:formula="of:=[.C29]/26" table:style-name="ce11">
            <text:p>508570</text:p>
          </table:table-cell>
          <table:table-cell office:value-type="float" office:value="254285" table:formula="of:=[.E29]/2" table:style-name="ce11">
            <text:p>254285</text:p>
          </table:table-cell>
          <table:table-cell office:value-type="float" office:value="381427.5" table:formula="of:=[.F29]*1.5" table:style-name="ce11">
            <text:p>381428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5.442833333333333" table:style-name="ce102">
            <text:p>15.44</text:p>
          </table:table-cell>
          <table:table-cell office:value-type="float" office:value="1.2770833333333333" table:style-name="ce112">
            <text:p>1.28</text:p>
          </table:table-cell>
          <table:table-cell office:value-type="float" office:value="57250" table:formula="of:=[.CR29]*100" table:style-name="ce115">
            <text:p>57250</text:p>
          </table:table-cell>
          <table:table-cell office:value-type="float" office:value="73113.020833333328" table:formula="of:=([.CR29]*100)*[.AF29]" table:style-name="ce115">
            <text:p>73113</text:p>
          </table:table-cell>
          <table:table-cell office:value-type="float" office:value="2.979949" table:style-name="ce113">
            <text:p>2.98</text:p>
          </table:table-cell>
          <table:table-cell office:value-type="float" office:value="12.031232436078113" table:formula="of:=([.AI29]*100/[.AI28])-100" table:style-name="ce112">
            <text:p>12.03</text:p>
          </table:table-cell>
          <table:table-cell table:number-columns-repeated="2" table:style-name="ce105"/>
          <table:table-cell office:value-type="float" office:value="281.57" table:style-name="ce115">
            <text:p>282</text:p>
          </table:table-cell>
          <table:table-cell office:value-type="float" office:value="203.32421777888271" table:formula="of:=[.CR29]*100/[.AM29]" table:style-name="ce120">
            <text:p>203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00" table:style-name="ce11">
            <text:p>300</text:p>
          </table:table-cell>
          <table:table-cell table:number-columns-repeated="2" table:style-name="ce28"/>
          <table:table-cell table:style-name="ce27"/>
          <table:table-cell table:number-columns-repeated="16" table:style-name="ce22"/>
          <table:table-cell office:value-type="float" office:value="16880663.853062801" table:style-name="ce32">
            <text:p>16880664</text:p>
          </table:table-cell>
          <table:table-cell office:value-type="float" office:value="328257.15526370145" table:formula="of:=[.BR29]-[.BR28]" table:style-name="ce32">
            <text:p>328257</text:p>
          </table:table-cell>
          <table:table-cell office:value-type="float" office:value="434.4975381087437" table:formula="of:=([.BR29]/([.B29]))*1000" table:style-name="ce11">
            <text:p>434</text:p>
          </table:table-cell>
          <table:table-cell office:value-type="float" office:value="1.9831385324005453" table:formula="of:=([.BR29]*100/[.BR28])-100" table:style-name="ce31">
            <text:p>2.0</text:p>
          </table:table-cell>
          <table:table-cell office:value-type="float" office:value="0.15209321509590268" table:formula="of:=([.B29]*100/[.B28])-100" table:style-name="ce31">
            <text:p>0.2</text:p>
          </table:table-cell>
          <table:table-cell office:value-type="float" office:value="1.8310453173046426" table:formula="of:=[.BU29]-[.BV29]" table:style-name="ce31">
            <text:p>1.8</text:p>
          </table:table-cell>
          <table:table-cell office:value-type="float" office:value="28571.669999999995" table:style-name="ce11">
            <text:p>28572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72.5" table:style-name="ce11">
            <text:p>573</text:p>
          </table:table-cell>
          <table:table-cell office:value-type="float" office:value="6.72" table:style-name="ce34">
            <text:p>6.72</text:p>
          </table:table-cell>
          <table:table-cell office:value-type="float" office:value="132.4" table:formula="of:=[.CT28]+[.CS29]" table:style-name="ce31">
            <text:p>132.4</text:p>
          </table:table-cell>
          <table:table-cell office:value-type="float" office:value="147.778875" table:formula="of:=(([.CR29]*[.CS29])/100)+[.CU28]" table:style-name="ce31">
            <text:p>147.8</text:p>
          </table:table-cell>
          <table:table-cell office:value-type="float" office:value="424.72112500000003" table:formula="of:=[.CR29]-[.CU29]" table:style-name="ce31">
            <text:p>424.7</text:p>
          </table:table-cell>
          <table:table-cell office:value-type="float" office:value="432.40181268882168" table:formula="of:=[.CR29]/[.CT29]*[.$CT$24]" table:style-name="ce31">
            <text:p>432.4</text:p>
          </table:table-cell>
          <table:table-cell office:value-type="float" office:value="140.09818731117832" table:formula="of:=[.CR29]-[.CW29]" table:style-name="ce31">
            <text:p>140.1</text:p>
          </table:table-cell>
          <table:table-cell office:value-type="float" office:value="0.29508333333333248" table:formula="of:=([.AE29]-[.AE28])" table:style-name="ce34">
            <text:p>0.30</text:p>
          </table:table-cell>
          <table:table-cell office:value-type="float" office:value="13.930348258706474" table:formula="of:=([.CR29]*100/[.CR28])-100" table:style-name="ce34">
            <text:p>13.93</text:p>
          </table:table-cell>
          <table:table-cell office:value-type="float" office:value="7.2103482587064738" table:formula="of:=[.CZ29]-[.CS29]" table:style-name="ce34">
            <text:p>7.21</text:p>
          </table:table-cell>
          <table:table-cell office:value-type="float" office:value="0.2290803325525701" table:formula="of:=([.B30]*100/[.B29])-100" table:style-name="ce34">
            <text:p>0.23</text:p>
          </table:table-cell>
          <table:table-cell table:number-columns-repeated="2" table:style-name="ce34"/>
          <table:table-cell office:value-type="float" office:value="16.237500000000001" table:style-name="ce31">
            <text:p>16.2</text:p>
          </table:table-cell>
          <table:table-cell office:value-type="float" office:value="17.930348258706474" table:formula="of:=[.CZ29]+4" table:style-name="ce31">
            <text:p>17.9</text:p>
          </table:table-cell>
          <table:table-cell office:value-type="float" office:value="325.76" table:formula="of:=-0.06*(([.A29]-1963)^2)+8.5*([.A29]-1963)+140" table:style-name="ce31">
            <text:p>325.8</text:p>
          </table:table-cell>
          <table:table-cell office:value-type="float" office:value="375.76" table:formula="of:=[.DG29]+50" table:style-name="ce31">
            <text:p>375.8</text:p>
          </table:table-cell>
          <table:table-cell office:value-type="float" office:value="275.76" table:formula="of:=[.DG29]-50" table:style-name="ce31">
            <text:p>275.8</text:p>
          </table:table-cell>
          <table:table-cell office:value-type="float" office:value="425.76" table:formula="of:=[.DG29]+100" table:style-name="ce31">
            <text:p>425.8</text:p>
          </table:table-cell>
          <table:table-cell office:value-type="float" office:value="225.76" table:formula="of:=[.DG29]-100" table:style-name="ce31">
            <text:p>225.8</text:p>
          </table:table-cell>
          <table:table-cell office:value-type="float" office:value="305.27499999999998" table:formula="of:=-0.025*(([.A29]-1963)^2)+5.5*([.A29]-1963)+175" table:style-name="ce31">
            <text:p>305.3</text:p>
          </table:table-cell>
          <table:table-cell table:number-columns-repeated="16268"/>
        </table:table-row>
        <table:table-row table:style-name="ro3">
          <table:table-cell office:value-type="float" office:value="1991" table:style-name="ce19">
            <text:p>1991</text:p>
          </table:table-cell>
          <table:table-cell office:value-type="float" office:value="38940000" table:style-name="ce13">
            <text:p>38940000</text:p>
          </table:table-cell>
          <table:table-cell office:value-type="float" office:value="13511072" table:style-name="ce9">
            <text:p>13511072</text:p>
          </table:table-cell>
          <table:table-cell table:style-name="ce127"/>
          <table:table-cell office:value-type="float" office:value="519656.61538461538" table:formula="of:=[.C30]/26" table:style-name="ce11">
            <text:p>519657</text:p>
          </table:table-cell>
          <table:table-cell office:value-type="float" office:value="259828.30769230769" table:formula="of:=[.E30]/2" table:style-name="ce11">
            <text:p>259828</text:p>
          </table:table-cell>
          <table:table-cell office:value-type="float" office:value="389742.4615384615" table:formula="of:=[.F30]*1.5" table:style-name="ce11">
            <text:p>38974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3.081166666666668" table:style-name="ce102">
            <text:p>13.08</text:p>
          </table:table-cell>
          <table:table-cell office:value-type="float" office:value="1.2385166666666667" table:style-name="ce112">
            <text:p>1.24</text:p>
          </table:table-cell>
          <table:table-cell office:value-type="float" office:value="58218.75" table:formula="of:=[.CR30]*100" table:style-name="ce115">
            <text:p>58219</text:p>
          </table:table-cell>
          <table:table-cell office:value-type="float" office:value="72104.892187500009" table:formula="of:=([.CR30]*100)*[.AF30]" table:style-name="ce115">
            <text:p>72105</text:p>
          </table:table-cell>
          <table:table-cell office:value-type="float" office:value="3.2046329999999998" table:style-name="ce113">
            <text:p>3.20</text:p>
          </table:table-cell>
          <table:table-cell office:value-type="float" office:value="7.539860581506602" table:formula="of:=([.AI30]*100/[.AI29])-100" table:style-name="ce112">
            <text:p>7.54</text:p>
          </table:table-cell>
          <table:table-cell table:number-columns-repeated="2" table:style-name="ce105"/>
          <table:table-cell office:value-type="float" office:value="276.57833333333338" table:style-name="ce115">
            <text:p>277</text:p>
          </table:table-cell>
          <table:table-cell office:value-type="float" office:value="210.49642355691876" table:formula="of:=[.CR30]*100/[.AM30]" table:style-name="ce120">
            <text:p>210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20" table:style-name="ce11">
            <text:p>320</text:p>
          </table:table-cell>
          <table:table-cell table:number-columns-repeated="2" table:style-name="ce28"/>
          <table:table-cell office:value-type="float" office:value="81900" table:style-name="ce72">
            <text:p>81900</text:p>
          </table:table-cell>
          <table:table-cell office:value-type="float" office:value="55104" table:style-name="ce22">
            <text:p>55104</text:p>
          </table:table-cell>
          <table:table-cell office:value-type="float" office:value="26124" table:style-name="ce22">
            <text:p>26124</text:p>
          </table:table-cell>
          <table:table-cell office:value-type="float" office:value="672" table:style-name="ce22">
            <text:p>672</text:p>
          </table:table-cell>
          <table:table-cell office:value-type="float" office:value="61098" table:style-name="ce22">
            <text:p>61098</text:p>
          </table:table-cell>
          <table:table-cell office:value-type="float" office:value="162.39090328286042" table:style-name="ce87">
            <text:p>162</text:p>
          </table:table-cell>
          <table:table-cell office:value-type="float" office:value="2692233599.9999995" table:style-name="ce22">
            <text:p>2692233600</text:p>
          </table:table-cell>
          <table:table-cell office:value-type="float" office:value="44064.185407050958" table:formula="of:=[.BG30]/[.BE30]" table:style-name="ce72">
            <text:p>44064</text:p>
          </table:table-cell>
          <table:table-cell office:value-type="float" office:value="271.34639019956558" table:formula="of:=[.BH30]/[.BF30]" table:style-name="ce72">
            <text:p>271</text:p>
          </table:table-cell>
          <table:table-cell office:value-type="float" office:value="176142" table:style-name="ce22">
            <text:p>176142</text:p>
          </table:table-cell>
          <table:table-cell office:value-type="float" office:value="111.14777423345399" table:style-name="ce87">
            <text:p>111</text:p>
          </table:table-cell>
          <table:table-cell office:value-type="float" office:value="5773451400" table:style-name="ce22">
            <text:p>5773451400</text:p>
          </table:table-cell>
          <table:table-cell office:value-type="float" office:value="32777.255850393434" table:formula="of:=[.BL30]/[.BJ30]" table:style-name="ce84">
            <text:p>32777</text:p>
          </table:table-cell>
          <table:table-cell office:value-type="float" office:value="294.89799572187854" table:formula="of:=[.BM30]/[.BK30]" table:style-name="ce84">
            <text:p>295</text:p>
          </table:table-cell>
          <table:table-cell office:value-type="float" office:value="2.056311778005929" table:formula="of:=[.CR30]/(([.BN30]+[.BI30])/2)" table:style-name="ce92">
            <text:p>2.06</text:p>
          </table:table-cell>
          <table:table-cell table:style-name="ce90"/>
          <table:table-cell table:style-name="ce84"/>
          <table:table-cell office:value-type="float" office:value="17206000" table:style-name="ce23">
            <text:p>17206000</text:p>
          </table:table-cell>
          <table:table-cell office:value-type="float" office:value="325336.14693719894" table:formula="of:=[.BR30]-[.BR29]" table:style-name="ce32">
            <text:p>325336</text:p>
          </table:table-cell>
          <table:table-cell office:value-type="float" office:value="441.85927067283001" table:formula="of:=([.BR30]/([.B30]))*1000" table:style-name="ce11">
            <text:p>442</text:p>
          </table:table-cell>
          <table:table-cell office:value-type="float" office:value="1.9272710467377152" table:formula="of:=([.BR30]*100/[.BR29])-100" table:style-name="ce31">
            <text:p>1.9</text:p>
          </table:table-cell>
          <table:table-cell office:value-type="float" office:value="0.2290803325525701" table:formula="of:=([.B30]*100/[.B29])-100" table:style-name="ce31">
            <text:p>0.2</text:p>
          </table:table-cell>
          <table:table-cell office:value-type="float" office:value="1.6981907141851451" table:formula="of:=[.BU30]-[.BV30]" table:style-name="ce31">
            <text:p>1.7</text:p>
          </table:table-cell>
          <table:table-cell office:value-type="float" office:value="28797.27" table:style-name="ce11">
            <text:p>2879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82.1875" table:style-name="ce11">
            <text:p>582</text:p>
          </table:table-cell>
          <table:table-cell office:value-type="float" office:value="5.94" table:style-name="ce34">
            <text:p>5.94</text:p>
          </table:table-cell>
          <table:table-cell office:value-type="float" office:value="138.34" table:formula="of:=[.CT29]+[.CS30]" table:style-name="ce31">
            <text:p>138.3</text:p>
          </table:table-cell>
          <table:table-cell office:value-type="float" office:value="182.36081250000001" table:formula="of:=(([.CR30]*[.CS30])/100)+[.CU29]" table:style-name="ce31">
            <text:p>182.4</text:p>
          </table:table-cell>
          <table:table-cell office:value-type="float" office:value="399.82668749999999" table:formula="of:=[.CR30]-[.CU30]" table:style-name="ce31">
            <text:p>399.8</text:p>
          </table:table-cell>
          <table:table-cell office:value-type="float" office:value="420.83815237819857" table:formula="of:=[.CR30]/[.CT30]*[.$CT$24]" table:style-name="ce31">
            <text:p>420.8</text:p>
          </table:table-cell>
          <table:table-cell office:value-type="float" office:value="161.34934762180143" table:formula="of:=[.CR30]-[.CW30]" table:style-name="ce31">
            <text:p>161.3</text:p>
          </table:table-cell>
          <table:table-cell office:value-type="float" office:value="-2.3616666666666646" table:formula="of:=([.AE30]-[.AE29])" table:style-name="ce34">
            <text:p>-2.36</text:p>
          </table:table-cell>
          <table:table-cell office:value-type="float" office:value="1.692139737991269" table:formula="of:=([.CR30]*100/[.CR29])-100" table:style-name="ce34">
            <text:p>1.69</text:p>
          </table:table-cell>
          <table:table-cell office:value-type="float" office:value="-4.2478602620087313" table:formula="of:=[.CZ30]-[.CS30]" table:style-name="ce34">
            <text:p>-4.25</text:p>
          </table:table-cell>
          <table:table-cell office:value-type="float" office:value="0.32871083718541172" table:formula="of:=([.B31]*100/[.B30])-100" table:style-name="ce34">
            <text:p>0.33</text:p>
          </table:table-cell>
          <table:table-cell table:number-columns-repeated="2" table:style-name="ce34"/>
          <table:table-cell office:value-type="float" office:value="16.3125" table:style-name="ce31">
            <text:p>16.3</text:p>
          </table:table-cell>
          <table:table-cell office:value-type="float" office:value="5.692139737991269" table:formula="of:=[.CZ30]+4" table:style-name="ce31">
            <text:p>5.7</text:p>
          </table:table-cell>
          <table:table-cell office:value-type="float" office:value="330.96000000000004" table:formula="of:=-0.06*(([.A30]-1963)^2)+8.5*([.A30]-1963)+140" table:style-name="ce31">
            <text:p>331.0</text:p>
          </table:table-cell>
          <table:table-cell office:value-type="float" office:value="380.96000000000004" table:formula="of:=[.DG30]+50" table:style-name="ce31">
            <text:p>381.0</text:p>
          </table:table-cell>
          <table:table-cell office:value-type="float" office:value="280.96000000000004" table:formula="of:=[.DG30]-50" table:style-name="ce31">
            <text:p>281.0</text:p>
          </table:table-cell>
          <table:table-cell office:value-type="float" office:value="430.96000000000004" table:formula="of:=[.DG30]+100" table:style-name="ce31">
            <text:p>431.0</text:p>
          </table:table-cell>
          <table:table-cell office:value-type="float" office:value="230.96000000000004" table:formula="of:=[.DG30]-100" table:style-name="ce31">
            <text:p>231.0</text:p>
          </table:table-cell>
          <table:table-cell office:value-type="float" office:value="309.39999999999998" table:formula="of:=-0.025*(([.A30]-1963)^2)+5.5*([.A30]-1963)+175" table:style-name="ce31">
            <text:p>309.4</text:p>
          </table:table-cell>
          <table:table-cell table:number-columns-repeated="16268"/>
        </table:table-row>
        <table:table-row table:style-name="ro3">
          <table:table-cell office:value-type="float" office:value="1992" table:style-name="ce19">
            <text:p>1992</text:p>
          </table:table-cell>
          <table:table-cell office:value-type="float" office:value="39068000" table:style-name="ce13">
            <text:p>39068000</text:p>
          </table:table-cell>
          <table:table-cell office:value-type="float" office:value="13710030" table:style-name="ce9">
            <text:p>13710030</text:p>
          </table:table-cell>
          <table:table-cell table:style-name="ce127"/>
          <table:table-cell office:value-type="float" office:value="527308.84615384613" table:formula="of:=[.C31]/26" table:style-name="ce11">
            <text:p>527309</text:p>
          </table:table-cell>
          <table:table-cell office:value-type="float" office:value="263654.42307692306" table:formula="of:=[.E31]/2" table:style-name="ce11">
            <text:p>263654</text:p>
          </table:table-cell>
          <table:table-cell office:value-type="float" office:value="395481.63461538462" table:formula="of:=[.F31]*1.5" table:style-name="ce11">
            <text:p>395482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3.308999999999999" table:style-name="ce102">
            <text:p>13.31</text:p>
          </table:table-cell>
          <table:table-cell office:value-type="float" office:value="1.2956166666666664" table:style-name="ce112">
            <text:p>1.30</text:p>
          </table:table-cell>
          <table:table-cell office:value-type="float" office:value="57656.25" table:formula="of:=[.CR31]*100" table:style-name="ce115">
            <text:p>57656</text:p>
          </table:table-cell>
          <table:table-cell office:value-type="float" office:value="74700.398437499985" table:formula="of:=([.CR31]*100)*[.AF31]" table:style-name="ce115">
            <text:p>74700</text:p>
          </table:table-cell>
          <table:table-cell office:value-type="float" office:value="3.4331779999999998" table:style-name="ce113">
            <text:p>3.43</text:p>
          </table:table-cell>
          <table:table-cell office:value-type="float" office:value="7.1317058770848263" table:formula="of:=([.AI31]*100/[.AI30])-100" table:style-name="ce112">
            <text:p>7.13</text:p>
          </table:table-cell>
          <table:table-cell table:number-columns-repeated="2" table:style-name="ce105"/>
          <table:table-cell office:value-type="float" office:value="253.61166666666665" table:style-name="ce115">
            <text:p>254</text:p>
          </table:table-cell>
          <table:table-cell office:value-type="float" office:value="227.3406849054" table:formula="of:=[.CR31]*100/[.AM31]" table:style-name="ce120">
            <text:p>227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38" table:style-name="ce11">
            <text:p>338</text:p>
          </table:table-cell>
          <table:table-cell table:number-columns-repeated="2" table:style-name="ce28"/>
          <table:table-cell office:value-type="float" office:value="81380" table:style-name="ce7">
            <text:p>81380</text:p>
          </table:table-cell>
          <table:table-cell office:value-type="float" office:value="52825" table:style-name="ce22">
            <text:p>52825</text:p>
          </table:table-cell>
          <table:table-cell office:value-type="float" office:value="27296" table:style-name="ce22">
            <text:p>27296</text:p>
          </table:table-cell>
          <table:table-cell office:value-type="float" office:value="1259" table:style-name="ce22">
            <text:p>1259</text:p>
          </table:table-cell>
          <table:table-cell office:value-type="float" office:value="66137" table:style-name="ce22">
            <text:p>66137</text:p>
          </table:table-cell>
          <table:table-cell office:value-type="float" office:value="156.49320362586838" table:style-name="ce87">
            <text:p>156</text:p>
          </table:table-cell>
          <table:table-cell office:value-type="float" office:value="2929328500" table:style-name="ce22">
            <text:p>2929328500</text:p>
          </table:table-cell>
          <table:table-cell office:value-type="float" office:value="44291.82605803106" table:formula="of:=[.BG31]/[.BE31]" table:style-name="ce72">
            <text:p>44292</text:p>
          </table:table-cell>
          <table:table-cell office:value-type="float" office:value="283.02715409878419" table:formula="of:=[.BH31]/[.BF31]" table:style-name="ce72">
            <text:p>283</text:p>
          </table:table-cell>
          <table:table-cell office:value-type="float" office:value="152483" table:style-name="ce22">
            <text:p>152483</text:p>
          </table:table-cell>
          <table:table-cell office:value-type="float" office:value="109.6253646284643" table:style-name="ce87">
            <text:p>110</text:p>
          </table:table-cell>
          <table:table-cell office:value-type="float" office:value="5082786000" table:style-name="ce22">
            <text:p>5082786000</text:p>
          </table:table-cell>
          <table:table-cell office:value-type="float" office:value="33333.460123423596" table:formula="of:=[.BL31]/[.BJ31]" table:style-name="ce84">
            <text:p>33333</text:p>
          </table:table-cell>
          <table:table-cell office:value-type="float" office:value="304.06703992634692" table:formula="of:=[.BM31]/[.BK31]" table:style-name="ce84">
            <text:p>304</text:p>
          </table:table-cell>
          <table:table-cell office:value-type="float" office:value="1.9641226429001941" table:formula="of:=[.CR31]/(([.BN31]+[.BI31])/2)" table:style-name="ce92">
            <text:p>1.96</text:p>
          </table:table-cell>
          <table:table-cell office:value-type="float" office:value="3.6821218226752706" table:formula="of:=(([.BI31]+[.BN31])*100/([.BI30]+[.BN30]))-100" table:style-name="ce90">
            <text:p>3.7</text:p>
          </table:table-cell>
          <table:table-cell table:style-name="ce84"/>
          <table:table-cell office:value-type="float" office:value="17558891.149678409" table:style-name="ce32">
            <text:p>17558891</text:p>
          </table:table-cell>
          <table:table-cell office:value-type="float" office:value="352891.1496784091" table:formula="of:=[.BR31]-[.BR30]" table:style-name="ce32">
            <text:p>352891</text:p>
          </table:table-cell>
          <table:table-cell office:value-type="float" office:value="449.44433166986812" table:formula="of:=([.BR31]/([.B31]))*1000" table:style-name="ce11">
            <text:p>449</text:p>
          </table:table-cell>
          <table:table-cell office:value-type="float" office:value="2.0509772734999956" table:formula="of:=([.BR31]*100/[.BR30])-100" table:style-name="ce31">
            <text:p>2.1</text:p>
          </table:table-cell>
          <table:table-cell office:value-type="float" office:value="0.32871083718541172" table:formula="of:=([.B31]*100/[.B30])-100" table:style-name="ce31">
            <text:p>0.3</text:p>
          </table:table-cell>
          <table:table-cell office:value-type="float" office:value="1.7222664363145839" table:formula="of:=[.BU31]-[.BV31]" table:style-name="ce31">
            <text:p>1.7</text:p>
          </table:table-cell>
          <table:table-cell office:value-type="float" office:value="26051.130000000005" table:style-name="ce11">
            <text:p>26051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76.5625" table:style-name="ce11">
            <text:p>577</text:p>
          </table:table-cell>
          <table:table-cell office:value-type="float" office:value="5.93" table:style-name="ce34">
            <text:p>5.93</text:p>
          </table:table-cell>
          <table:table-cell office:value-type="float" office:value="144.27000000000001" table:formula="of:=[.CT30]+[.CS31]" table:style-name="ce31">
            <text:p>144.3</text:p>
          </table:table-cell>
          <table:table-cell office:value-type="float" office:value="216.55096875000001" table:formula="of:=(([.CR31]*[.CS31])/100)+[.CU30]" table:style-name="ce31">
            <text:p>216.6</text:p>
          </table:table-cell>
          <table:table-cell office:value-type="float" office:value="360.01153124999996" table:formula="of:=[.CR31]-[.CU31]" table:style-name="ce31">
            <text:p>360.0</text:p>
          </table:table-cell>
          <table:table-cell office:value-type="float" office:value="399.64129756706177" table:formula="of:=[.CR31]/[.CT31]*[.$CT$24]" table:style-name="ce31">
            <text:p>399.6</text:p>
          </table:table-cell>
          <table:table-cell office:value-type="float" office:value="176.92120243293823" table:formula="of:=[.CR31]-[.CW31]" table:style-name="ce31">
            <text:p>176.9</text:p>
          </table:table-cell>
          <table:table-cell office:value-type="float" office:value="0.22783333333333111" table:formula="of:=([.AE31]-[.AE30])" table:style-name="ce34">
            <text:p>0.23</text:p>
          </table:table-cell>
          <table:table-cell office:value-type="float" office:value="-0.96618357487922424" table:formula="of:=([.CR31]*100/[.CR30])-100" table:style-name="ce34">
            <text:p>-0.97</text:p>
          </table:table-cell>
          <table:table-cell office:value-type="float" office:value="-6.896183574879224" table:formula="of:=[.CZ31]-[.CS31]" table:style-name="ce34">
            <text:p>-6.90</text:p>
          </table:table-cell>
          <table:table-cell office:value-type="float" office:value="0.3122760315347648" table:formula="of:=([.B32]*100/[.B31])-100" table:style-name="ce34">
            <text:p>0.31</text:p>
          </table:table-cell>
          <table:table-cell table:number-columns-repeated="2" table:style-name="ce34"/>
          <table:table-cell office:value-type="float" office:value="18.352499999999999" table:style-name="ce31">
            <text:p>18.4</text:p>
          </table:table-cell>
          <table:table-cell office:value-type="float" office:value="3.0338164251207758" table:formula="of:=[.CZ31]+4" table:style-name="ce31">
            <text:p>3.0</text:p>
          </table:table-cell>
          <table:table-cell office:value-type="float" office:value="336.03999999999996" table:formula="of:=-0.06*(([.A31]-1963)^2)+8.5*([.A31]-1963)+140" table:style-name="ce31">
            <text:p>336.0</text:p>
          </table:table-cell>
          <table:table-cell office:value-type="float" office:value="386.03999999999996" table:formula="of:=[.DG31]+50" table:style-name="ce31">
            <text:p>386.0</text:p>
          </table:table-cell>
          <table:table-cell office:value-type="float" office:value="286.03999999999996" table:formula="of:=[.DG31]-50" table:style-name="ce31">
            <text:p>286.0</text:p>
          </table:table-cell>
          <table:table-cell office:value-type="float" office:value="436.03999999999996" table:formula="of:=[.DG31]+100" table:style-name="ce31">
            <text:p>436.0</text:p>
          </table:table-cell>
          <table:table-cell office:value-type="float" office:value="236.03999999999996" table:formula="of:=[.DG31]-100" table:style-name="ce31">
            <text:p>236.0</text:p>
          </table:table-cell>
          <table:table-cell office:value-type="float" office:value="313.47500000000002" table:formula="of:=-0.025*(([.A31]-1963)^2)+5.5*([.A31]-1963)+175" table:style-name="ce31">
            <text:p>313.5</text:p>
          </table:table-cell>
          <table:table-cell table:number-columns-repeated="16268"/>
        </table:table-row>
        <table:table-row table:style-name="ro3">
          <table:table-cell office:value-type="float" office:value="1993" table:style-name="ce19">
            <text:p>1993</text:p>
          </table:table-cell>
          <table:table-cell office:value-type="float" office:value="39190000" table:style-name="ce13">
            <text:p>39190000</text:p>
          </table:table-cell>
          <table:table-cell office:value-type="float" office:value="14031422" table:style-name="ce9">
            <text:p>14031422</text:p>
          </table:table-cell>
          <table:table-cell table:style-name="ce127"/>
          <table:table-cell office:value-type="float" office:value="539670.07692307688" table:formula="of:=[.C32]/26" table:style-name="ce11">
            <text:p>539670</text:p>
          </table:table-cell>
          <table:table-cell office:value-type="float" office:value="269835.03846153844" table:formula="of:=[.E32]/2" table:style-name="ce11">
            <text:p>269835</text:p>
          </table:table-cell>
          <table:table-cell office:value-type="float" office:value="404752.55769230763" table:formula="of:=[.F32]*1.5" table:style-name="ce11">
            <text:p>404753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10.913333333333336" table:style-name="ce102">
            <text:p>10.91</text:p>
          </table:table-cell>
          <table:table-cell office:value-type="float" office:value="1.1633333333333336" table:style-name="ce112">
            <text:p>1.16</text:p>
          </table:table-cell>
          <table:table-cell office:value-type="float" office:value="57343.75" table:formula="of:=[.CR32]*100" table:style-name="ce115">
            <text:p>57344</text:p>
          </table:table-cell>
          <table:table-cell office:value-type="float" office:value="66709.895833333343" table:formula="of:=([.CR32]*100)*[.AF32]" table:style-name="ce115">
            <text:p>66710</text:p>
          </table:table-cell>
          <table:table-cell office:value-type="float" office:value="3.6517740000000001" table:style-name="ce113">
            <text:p>3.65</text:p>
          </table:table-cell>
          <table:table-cell office:value-type="float" office:value="6.3671618541188479" table:formula="of:=([.AI32]*100/[.AI31])-100" table:style-name="ce112">
            <text:p>6.37</text:p>
          </table:table-cell>
          <table:table-cell table:number-columns-repeated="2" table:style-name="ce105"/>
          <table:table-cell office:value-type="float" office:value="306.66666666666663" table:style-name="ce115">
            <text:p>307</text:p>
          </table:table-cell>
          <table:table-cell office:value-type="float" office:value="186.99048913043481" table:formula="of:=[.CR32]*100/[.AM32]" table:style-name="ce120">
            <text:p>187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51" table:style-name="ce11">
            <text:p>351</text:p>
          </table:table-cell>
          <table:table-cell table:number-columns-repeated="2" table:style-name="ce28"/>
          <table:table-cell office:value-type="float" office:value="74158" table:style-name="ce7">
            <text:p>74158</text:p>
          </table:table-cell>
          <table:table-cell office:value-type="float" office:value="48588" table:style-name="ce22">
            <text:p>48588</text:p>
          </table:table-cell>
          <table:table-cell office:value-type="float" office:value="24533" table:style-name="ce22">
            <text:p>24533</text:p>
          </table:table-cell>
          <table:table-cell office:value-type="float" office:value="1037" table:style-name="ce22">
            <text:p>1037</text:p>
          </table:table-cell>
          <table:table-cell office:value-type="float" office:value="66788" table:style-name="ce22">
            <text:p>66788</text:p>
          </table:table-cell>
          <table:table-cell office:value-type="float" office:value="148.96771219272443" table:style-name="ce87">
            <text:p>149</text:p>
          </table:table-cell>
          <table:table-cell office:value-type="float" office:value="2966748399.9999995" table:style-name="ce22">
            <text:p>2966748400</text:p>
          </table:table-cell>
          <table:table-cell office:value-type="float" office:value="44420.380906749706" table:formula="of:=[.BG32]/[.BE32]" table:style-name="ce72">
            <text:p>44420</text:p>
          </table:table-cell>
          <table:table-cell office:value-type="float" office:value="298.18797813905871" table:formula="of:=[.BH32]/[.BF32]" table:style-name="ce72">
            <text:p>298</text:p>
          </table:table-cell>
          <table:table-cell office:value-type="float" office:value="147981" table:style-name="ce22">
            <text:p>147981</text:p>
          </table:table-cell>
          <table:table-cell office:value-type="float" office:value="108.07798596309799" table:style-name="ce87">
            <text:p>108</text:p>
          </table:table-cell>
          <table:table-cell office:value-type="float" office:value="5170784200" table:style-name="ce22">
            <text:p>5170784200</text:p>
          </table:table-cell>
          <table:table-cell office:value-type="float" office:value="34942.21690622445" table:formula="of:=[.BL32]/[.BJ32]" table:style-name="ce84">
            <text:p>34942</text:p>
          </table:table-cell>
          <table:table-cell office:value-type="float" office:value="323.3055889675357" table:formula="of:=[.BM32]/[.BK32]" table:style-name="ce84">
            <text:p>323</text:p>
          </table:table-cell>
          <table:table-cell office:value-type="float" office:value="1.8453529701672613" table:formula="of:=[.CR32]/(([.BN32]+[.BI32])/2)" table:style-name="ce92">
            <text:p>1.85</text:p>
          </table:table-cell>
          <table:table-cell office:value-type="float" office:value="5.8592596267424" table:formula="of:=(([.BI32]+[.BN32])*100/([.BI31]+[.BN31]))-100" table:style-name="ce90">
            <text:p>5.9</text:p>
          </table:table-cell>
          <table:table-cell table:style-name="ce84"/>
          <table:table-cell office:value-type="float" office:value="17865724.212892946" table:style-name="ce32">
            <text:p>17865724</text:p>
          </table:table-cell>
          <table:table-cell office:value-type="float" office:value="306833.06321453676" table:formula="of:=[.BR32]-[.BR31]" table:style-name="ce32">
            <text:p>306833</text:p>
          </table:table-cell>
          <table:table-cell office:value-type="float" office:value="455.87456526902133" table:formula="of:=([.BR32]/([.B32]))*1000" table:style-name="ce11">
            <text:p>456</text:p>
          </table:table-cell>
          <table:table-cell office:value-type="float" office:value="1.7474512518984113" table:formula="of:=([.BR32]*100/[.BR31])-100" table:style-name="ce31">
            <text:p>1.7</text:p>
          </table:table-cell>
          <table:table-cell office:value-type="float" office:value="0.3122760315347648" table:formula="of:=([.B32]*100/[.B31])-100" table:style-name="ce31">
            <text:p>0.3</text:p>
          </table:table-cell>
          <table:table-cell office:value-type="float" office:value="1.4351752203636465" table:formula="of:=[.BU32]-[.BV32]" table:style-name="ce31">
            <text:p>1.4</text:p>
          </table:table-cell>
          <table:table-cell office:value-type="float" office:value="22651.03" table:style-name="ce11">
            <text:p>22651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73.4375" table:style-name="ce11">
            <text:p>573</text:p>
          </table:table-cell>
          <table:table-cell office:value-type="float" office:value="4.5699999999999994" table:style-name="ce34">
            <text:p>4.57</text:p>
          </table:table-cell>
          <table:table-cell office:value-type="float" office:value="148.84" table:formula="of:=[.CT31]+[.CS32]" table:style-name="ce31">
            <text:p>148.8</text:p>
          </table:table-cell>
          <table:table-cell office:value-type="float" office:value="242.75706250000002" table:formula="of:=(([.CR32]*[.CS32])/100)+[.CU31]" table:style-name="ce31">
            <text:p>242.8</text:p>
          </table:table-cell>
          <table:table-cell office:value-type="float" office:value="330.68043749999998" table:formula="of:=[.CR32]-[.CU32]" table:style-name="ce31">
            <text:p>330.7</text:p>
          </table:table-cell>
          <table:table-cell office:value-type="float" office:value="385.27109647944104" table:formula="of:=[.CR32]/[.CT32]*[.$CT$24]" table:style-name="ce31">
            <text:p>385.3</text:p>
          </table:table-cell>
          <table:table-cell office:value-type="float" office:value="188.16640352055896" table:formula="of:=[.CR32]-[.CW32]" table:style-name="ce31">
            <text:p>188.2</text:p>
          </table:table-cell>
          <table:table-cell office:value-type="float" office:value="-2.3956666666666635" table:formula="of:=([.AE32]-[.AE31])" table:style-name="ce34">
            <text:p>-2.40</text:p>
          </table:table-cell>
          <table:table-cell office:value-type="float" office:value="-0.5420054200541955" table:formula="of:=([.CR32]*100/[.CR31])-100" table:style-name="ce34">
            <text:p>-0.54</text:p>
          </table:table-cell>
          <table:table-cell office:value-type="float" office:value="-5.1120054200541949" table:formula="of:=[.CZ32]-[.CS32]" table:style-name="ce34">
            <text:p>-5.11</text:p>
          </table:table-cell>
          <table:table-cell office:value-type="float" office:value="0.26792549119673481" table:formula="of:=([.B33]*100/[.B32])-100" table:style-name="ce34">
            <text:p>0.27</text:p>
          </table:table-cell>
          <table:table-cell table:number-columns-repeated="2" table:style-name="ce34"/>
          <table:table-cell office:value-type="float" office:value="22.64" table:style-name="ce31">
            <text:p>22.6</text:p>
          </table:table-cell>
          <table:table-cell office:value-type="float" office:value="3.4579945799458045" table:formula="of:=[.CZ32]+4" table:style-name="ce31">
            <text:p>3.5</text:p>
          </table:table-cell>
          <table:table-cell office:value-type="float" office:value="341" table:formula="of:=-0.06*(([.A32]-1963)^2)+8.5*([.A32]-1963)+140" table:style-name="ce31">
            <text:p>341.0</text:p>
          </table:table-cell>
          <table:table-cell office:value-type="float" office:value="391" table:formula="of:=[.DG32]+50" table:style-name="ce31">
            <text:p>391.0</text:p>
          </table:table-cell>
          <table:table-cell office:value-type="float" office:value="291" table:formula="of:=[.DG32]-50" table:style-name="ce31">
            <text:p>291.0</text:p>
          </table:table-cell>
          <table:table-cell office:value-type="float" office:value="441" table:formula="of:=[.DG32]+100" table:style-name="ce31">
            <text:p>441.0</text:p>
          </table:table-cell>
          <table:table-cell office:value-type="float" office:value="241" table:formula="of:=[.DG32]-100" table:style-name="ce31">
            <text:p>241.0</text:p>
          </table:table-cell>
          <table:table-cell office:value-type="float" office:value="317.5" table:formula="of:=-0.025*(([.A32]-1963)^2)+5.5*([.A32]-1963)+175" table:style-name="ce31">
            <text:p>317.5</text:p>
          </table:table-cell>
          <table:table-cell table:number-columns-repeated="16268"/>
        </table:table-row>
        <table:table-row table:style-name="ro3">
          <table:table-cell office:value-type="float" office:value="1994" table:style-name="ce19">
            <text:p>1994</text:p>
          </table:table-cell>
          <table:table-cell office:value-type="float" office:value="39295000" table:style-name="ce13">
            <text:p>39295000</text:p>
          </table:table-cell>
          <table:table-cell office:value-type="float" office:value="14319606" table:style-name="ce9">
            <text:p>14319606</text:p>
          </table:table-cell>
          <table:table-cell table:style-name="ce127"/>
          <table:table-cell office:value-type="float" office:value="550754.07692307688" table:formula="of:=[.C33]/26" table:style-name="ce11">
            <text:p>550754</text:p>
          </table:table-cell>
          <table:table-cell office:value-type="float" office:value="275377.03846153844" table:formula="of:=[.E33]/2" table:style-name="ce11">
            <text:p>275377</text:p>
          </table:table-cell>
          <table:table-cell office:value-type="float" office:value="413065.55769230763" table:formula="of:=[.F33]*1.5" table:style-name="ce11">
            <text:p>413066</text:p>
          </table:table-cell>
          <table:table-cell table:number-columns-repeated="11" table:style-name="ce22"/>
          <table:table-cell table:style-name="ce28"/>
          <table:table-cell table:number-columns-repeated="7" table:style-name="ce22"/>
          <table:table-cell table:number-columns-repeated="4" table:style-name="ce29"/>
          <table:table-cell office:value-type="float" office:value="9.0772499999999994" table:style-name="ce102">
            <text:p>9.08</text:p>
          </table:table-cell>
          <table:table-cell office:value-type="float" office:value="1.1923250000000001" table:style-name="ce112">
            <text:p>1.19</text:p>
          </table:table-cell>
          <table:table-cell office:value-type="float" office:value="59093.75" table:formula="of:=[.CR33]*100" table:style-name="ce115">
            <text:p>59094</text:p>
          </table:table-cell>
          <table:table-cell office:value-type="float" office:value="70458.955468750006" table:formula="of:=([.CR33]*100)*[.AF33]" table:style-name="ce115">
            <text:p>70459</text:p>
          </table:table-cell>
          <table:table-cell office:value-type="float" office:value="3.7357990000000001" table:style-name="ce113">
            <text:p>3.74</text:p>
          </table:table-cell>
          <table:table-cell office:value-type="float" office:value="2.3009364763536837" table:formula="of:=([.AI33]*100/[.AI32])-100" table:style-name="ce112">
            <text:p>2.30</text:p>
          </table:table-cell>
          <table:table-cell table:number-columns-repeated="2" table:style-name="ce105"/>
          <table:table-cell office:value-type="float" office:value="318.25166666666701" table:style-name="ce115">
            <text:p>318</text:p>
          </table:table-cell>
          <table:table-cell office:value-type="float" office:value="185.68245256636499" table:formula="of:=[.CR33]*100/[.AM33]" table:style-name="ce120">
            <text:p>186</text:p>
          </table:table-cell>
          <table:table-cell table:style-name="ce22"/>
          <table:table-cell table:style-name="ce132"/>
          <table:table-cell table:style-name="ce135"/>
          <table:table-cell table:number-columns-repeated="3" table:style-name="ce130"/>
          <table:table-cell table:number-columns-repeated="3" table:style-name="ce22"/>
          <table:table-cell office:value-type="float" office:value="364" table:style-name="ce11">
            <text:p>364</text:p>
          </table:table-cell>
          <table:table-cell table:number-columns-repeated="2" table:style-name="ce28"/>
          <table:table-cell office:value-type="float" office:value="85789" table:style-name="ce7">
            <text:p>85789</text:p>
          </table:table-cell>
          <table:table-cell office:value-type="float" office:value="56532" table:style-name="ce22">
            <text:p>56532</text:p>
          </table:table-cell>
          <table:table-cell office:value-type="float" office:value="28118" table:style-name="ce22">
            <text:p>28118</text:p>
          </table:table-cell>
          <table:table-cell office:value-type="float" office:value="1139" table:style-name="ce22">
            <text:p>1139</text:p>
          </table:table-cell>
          <table:table-cell office:value-type="float" office:value="86187" table:style-name="ce22">
            <text:p>86187</text:p>
          </table:table-cell>
          <table:table-cell office:value-type="float" office:value="148.88098640885858" table:style-name="ce87">
            <text:p>149</text:p>
          </table:table-cell>
          <table:table-cell office:value-type="float" office:value="4025289699.9999995" table:style-name="ce22">
            <text:p>4025289700</text:p>
          </table:table-cell>
          <table:table-cell office:value-type="float" office:value="46704.139835474023" table:formula="of:=[.BG33]/[.BE33]" table:style-name="ce72">
            <text:p>46704</text:p>
          </table:table-cell>
          <table:table-cell office:value-type="float" office:value="313.70117139884206" table:formula="of:=[.BH33]/[.BF33]" table:style-name="ce72">
            <text:p>314</text:p>
          </table:table-cell>
          <table:table-cell office:value-type="float" office:value="180702" table:style-name="ce22">
            <text:p>180702</text:p>
          </table:table-cell>
          <table:table-cell office:value-type="float" office:value="107.31739484502098" table:style-name="ce87">
            <text:p>107</text:p>
          </table:table-cell>
          <table:table-cell office:value-type="float" office:value="6401262300" table:style-name="ce22">
            <text:p>6401262300</text:p>
          </table:table-cell>
          <table:table-cell office:value-type="float" office:value="35424.413122156919" table:formula="of:=[.BL33]/[.BJ33]" table:style-name="ce84">
            <text:p>35424</text:p>
          </table:table-cell>
          <table:table-cell office:value-type="float" office:value="330.09013285603851" table:formula="of:=[.BM33]/[.BK33]" table:style-name="ce84">
            <text:p>330</text:p>
          </table:table-cell>
          <table:table-cell office:value-type="float" office:value="1.8358045412991306" table:formula="of:=[.CR33]/(([.BN33]+[.BI33])/2)" table:style-name="ce92">
            <text:p>1.84</text:p>
          </table:table-cell>
          <table:table-cell office:value-type="float" office:value="3.5877663629078" table:formula="of:=(([.BI33]+[.BN33])*100/([.BI32]+[.BN32]))-100" table:style-name="ce90">
            <text:p>3.6</text:p>
          </table:table-cell>
          <table:table-cell table:style-name="ce84"/>
          <table:table-cell office:value-type="float" office:value="18191342.462421015" table:style-name="ce32">
            <text:p>18191342</text:p>
          </table:table-cell>
          <table:table-cell office:value-type="float" office:value="325618.24952806905" table:formula="of:=[.BR33]-[.BR32]" table:style-name="ce32">
            <text:p>325618</text:p>
          </table:table-cell>
          <table:table-cell office:value-type="float" office:value="462.94293071436607" table:formula="of:=([.BR33]/([.B33]))*1000" table:style-name="ce11">
            <text:p>463</text:p>
          </table:table-cell>
          <table:table-cell office:value-type="float" office:value="1.8225863426968374" table:formula="of:=([.BR33]*100/[.BR32])-100" table:style-name="ce31">
            <text:p>1.8</text:p>
          </table:table-cell>
          <table:table-cell office:value-type="float" office:value="0.26792549119673481" table:formula="of:=([.B33]*100/[.B32])-100" table:style-name="ce31">
            <text:p>0.3</text:p>
          </table:table-cell>
          <table:table-cell office:value-type="float" office:value="1.5546608515001026" table:formula="of:=[.BU33]-[.BV33]" table:style-name="ce31">
            <text:p>1.6</text:p>
          </table:table-cell>
          <table:table-cell office:value-type="float" office:value="24037.79" table:style-name="ce11">
            <text:p>24038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590.9375" table:style-name="ce11">
            <text:p>591</text:p>
          </table:table-cell>
          <table:table-cell office:value-type="float" office:value="4.72" table:style-name="ce34">
            <text:p>4.72</text:p>
          </table:table-cell>
          <table:table-cell office:value-type="float" office:value="153.56" table:formula="of:=[.CT32]+[.CS33]" table:style-name="ce31">
            <text:p>153.6</text:p>
          </table:table-cell>
          <table:table-cell office:value-type="float" office:value="270.64931250000001" table:formula="of:=(([.CR33]*[.CS33])/100)+[.CU32]" table:style-name="ce31">
            <text:p>270.6</text:p>
          </table:table-cell>
          <table:table-cell office:value-type="float" office:value="320.28818749999999" table:formula="of:=[.CR33]-[.CU33]" table:style-name="ce31">
            <text:p>320.3</text:p>
          </table:table-cell>
          <table:table-cell office:value-type="float" office:value="384.82514977858818" table:formula="of:=[.CR33]/[.CT33]*[.$CT$24]" table:style-name="ce31">
            <text:p>384.8</text:p>
          </table:table-cell>
          <table:table-cell office:value-type="float" office:value="206.11235022141182" table:formula="of:=[.CR33]-[.CW33]" table:style-name="ce31">
            <text:p>206.1</text:p>
          </table:table-cell>
          <table:table-cell office:value-type="float" office:value="-1.8360833333333364" table:formula="of:=([.AE33]-[.AE32])" table:style-name="ce34">
            <text:p>-1.84</text:p>
          </table:table-cell>
          <table:table-cell office:value-type="float" office:value="3.0517711171662114" table:formula="of:=([.CR33]*100/[.CR32])-100" table:style-name="ce34">
            <text:p>3.05</text:p>
          </table:table-cell>
          <table:table-cell office:value-type="float" office:value="-1.6682288828337883" table:formula="of:=[.CZ33]-[.CS33]" table:style-name="ce34">
            <text:p>-1.67</text:p>
          </table:table-cell>
          <table:table-cell office:value-type="float" office:value="0.23412647919582241" table:formula="of:=([.B34]*100/[.B33])-100" table:style-name="ce34">
            <text:p>0.23</text:p>
          </table:table-cell>
          <table:table-cell table:number-columns-repeated="2" table:style-name="ce34"/>
          <table:table-cell office:value-type="float" office:value="24.1175" table:style-name="ce31">
            <text:p>24.1</text:p>
          </table:table-cell>
          <table:table-cell office:value-type="float" office:value="7.0517711171662114" table:formula="of:=[.CZ33]+4" table:style-name="ce31">
            <text:p>7.1</text:p>
          </table:table-cell>
          <table:table-cell office:value-type="float" office:value="345.84000000000003" table:formula="of:=-0.06*(([.A33]-1963)^2)+8.5*([.A33]-1963)+140" table:style-name="ce31">
            <text:p>345.8</text:p>
          </table:table-cell>
          <table:table-cell office:value-type="float" office:value="395.84000000000003" table:formula="of:=[.DG33]+50" table:style-name="ce31">
            <text:p>395.8</text:p>
          </table:table-cell>
          <table:table-cell office:value-type="float" office:value="295.84000000000003" table:formula="of:=[.DG33]-50" table:style-name="ce31">
            <text:p>295.8</text:p>
          </table:table-cell>
          <table:table-cell office:value-type="float" office:value="445.84000000000003" table:formula="of:=[.DG33]+100" table:style-name="ce31">
            <text:p>445.8</text:p>
          </table:table-cell>
          <table:table-cell office:value-type="float" office:value="245.84000000000003" table:formula="of:=[.DG33]-100" table:style-name="ce31">
            <text:p>245.8</text:p>
          </table:table-cell>
          <table:table-cell office:value-type="float" office:value="321.47500000000002" table:formula="of:=-0.025*(([.A33]-1963)^2)+5.5*([.A33]-1963)+175" table:style-name="ce31">
            <text:p>321.5</text:p>
          </table:table-cell>
          <table:table-cell table:number-columns-repeated="16268"/>
        </table:table-row>
        <table:table-row table:style-name="ro3">
          <table:table-cell office:value-type="float" office:value="1995" table:style-name="ce19">
            <text:p>1995</text:p>
          </table:table-cell>
          <table:table-cell office:value-type="float" office:value="39387000" table:style-name="ce13">
            <text:p>39387000</text:p>
          </table:table-cell>
          <table:table-cell office:value-type="float" office:value="14555126" table:style-name="ce9">
            <text:p>14555126</text:p>
          </table:table-cell>
          <table:table-cell table:style-name="ce127"/>
          <table:table-cell office:value-type="float" office:value="559812.5384615385" table:formula="of:=[.C34]/26" table:style-name="ce11">
            <text:p>559813</text:p>
          </table:table-cell>
          <table:table-cell office:value-type="float" office:value="279906.26923076925" table:formula="of:=[.E34]/2" table:style-name="ce11">
            <text:p>279906</text:p>
          </table:table-cell>
          <table:table-cell office:value-type="float" office:value="419859.40384615387" table:formula="of:=[.F34]*1.5" table:style-name="ce11">
            <text:p>419859</text:p>
          </table:table-cell>
          <table:table-cell table:number-columns-repeated="11" table:style-name="ce22"/>
          <table:table-cell office:value-type="float" office:value="403587" table:style-name="ce23">
            <text:p>403587</text:p>
          </table:table-cell>
          <table:table-cell office:value-type="float" office:value="269058" table:formula="of:=[.S34]/1.5" table:style-name="ce32">
            <text:p>269058</text:p>
          </table:table-cell>
          <table:table-cell office:value-type="float" office:value="17899907" table:style-name="ce35">
            <text:p>17899907</text:p>
          </table:table-cell>
          <table:table-cell office:value-type="float" office:value="44352.040576133521" table:formula="of:=[.U34]*1000/[.S34]" table:style-name="ce35">
            <text:p>44352</text:p>
          </table:table-cell>
          <table:table-cell table:number-columns-repeated="2" table:style-name="ce23"/>
          <table:table-cell table:style-name="ce34"/>
          <table:table-cell table:style-name="ce33"/>
          <table:table-cell table:number-columns-repeated="4" table:style-name="ce34"/>
          <table:table-cell office:value-type="float" office:value="9.9973333333333354" table:style-name="ce102">
            <text:p>10.00</text:p>
          </table:table-cell>
          <table:table-cell office:value-type="float" office:value="1.297625" table:style-name="ce113">
            <text:p>1.30</text:p>
          </table:table-cell>
          <table:table-cell office:value-type="float" office:value="61343.75" table:formula="of:=[.CR34]*100" table:style-name="ce115">
            <text:p>61344</text:p>
          </table:table-cell>
          <table:table-cell office:value-type="float" office:value="79601.18359375" table:formula="of:=([.CR34]*100)*[.AF34]" table:style-name="ce115">
            <text:p>79601</text:p>
          </table:table-cell>
          <table:table-cell office:value-type="float" office:value="3.9374030000000002" table:style-name="ce113">
            <text:p>3.94</text:p>
          </table:table-cell>
          <table:table-cell office:value-type="float" office:value="5.3965430152960749" table:formula="of:=([.AI34]*100/[.AI33])-100" table:style-name="ce112">
            <text:p>5.40</text:p>
          </table:table-cell>
          <table:table-cell table:number-columns-repeated="2" table:style-name="ce106"/>
          <table:table-cell office:value-type="float" office:value="290.52250000000004" table:style-name="ce120">
            <text:p>291</text:p>
          </table:table-cell>
          <table:table-cell office:value-type="float" office:value="211.1497388326205" table:formula="of:=[.CR34]*100/[.AM34]" table:style-name="ce120">
            <text:p>211</text:p>
          </table:table-cell>
          <table:table-cell table:style-name="ce36"/>
          <table:table-cell table:style-name="ce133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376" table:style-name="ce11">
            <text:p>376</text:p>
          </table:table-cell>
          <table:table-cell table:number-columns-repeated="2" table:style-name="ce28"/>
          <table:table-cell office:value-type="float" office:value="87673" table:style-name="ce7">
            <text:p>87673</text:p>
          </table:table-cell>
          <table:table-cell office:value-type="float" office:value="57527" table:style-name="ce22">
            <text:p>57527</text:p>
          </table:table-cell>
          <table:table-cell office:value-type="float" office:value="28991" table:style-name="ce22">
            <text:p>28991</text:p>
          </table:table-cell>
          <table:table-cell office:value-type="float" office:value="1155" table:style-name="ce22">
            <text:p>1155</text:p>
          </table:table-cell>
          <table:table-cell office:value-type="float" office:value="92749" table:style-name="ce22">
            <text:p>92749</text:p>
          </table:table-cell>
          <table:table-cell office:value-type="float" office:value="150.39587395661388" table:style-name="ce87">
            <text:p>150</text:p>
          </table:table-cell>
          <table:table-cell office:value-type="float" office:value="4421153500" table:style-name="ce22">
            <text:p>4421153500</text:p>
          </table:table-cell>
          <table:table-cell office:value-type="float" office:value="47667.937120615854" table:formula="of:=[.BG34]/[.BE34]" table:style-name="ce72">
            <text:p>47668</text:p>
          </table:table-cell>
          <table:table-cell office:value-type="float" office:value="316.94976641691028" table:formula="of:=[.BH34]/[.BF34]" table:style-name="ce72">
            <text:p>317</text:p>
          </table:table-cell>
          <table:table-cell office:value-type="float" office:value="214997" table:style-name="ce22">
            <text:p>214997</text:p>
          </table:table-cell>
          <table:table-cell office:value-type="float" office:value="107.22267784571704" table:style-name="ce87">
            <text:p>107</text:p>
          </table:table-cell>
          <table:table-cell office:value-type="float" office:value="7875175899.999999" table:style-name="ce22">
            <text:p>7875175900</text:p>
          </table:table-cell>
          <table:table-cell office:value-type="float" office:value="36629.236221900763" table:formula="of:=[.BL34]/[.BJ34]" table:style-name="ce84">
            <text:p>36629</text:p>
          </table:table-cell>
          <table:table-cell office:value-type="float" office:value="341.61836803410802" table:formula="of:=[.BM34]/[.BK34]" table:style-name="ce84">
            <text:p>342</text:p>
          </table:table-cell>
          <table:table-cell office:value-type="float" office:value="1.8629431577686668" table:formula="of:=[.CR34]/(([.BN34]+[.BI34])/2)" table:style-name="ce92">
            <text:p>1.86</text:p>
          </table:table-cell>
          <table:table-cell office:value-type="float" office:value="2.29528266357066" table:formula="of:=(([.BI34]+[.BN34])*100/([.BI33]+[.BN33]))-100" table:style-name="ce90">
            <text:p>2.3</text:p>
          </table:table-cell>
          <table:table-cell table:style-name="ce84"/>
          <table:table-cell office:value-type="float" office:value="18536203.485439684" table:style-name="ce32">
            <text:p>18536203</text:p>
          </table:table-cell>
          <table:table-cell office:value-type="float" office:value="344861.02301866934" table:formula="of:=[.BR34]-[.BR33]" table:style-name="ce32">
            <text:p>344861</text:p>
          </table:table-cell>
          <table:table-cell office:value-type="float" office:value="470.61729721582464" table:formula="of:=([.BR34]/([.B34]))*1000" table:style-name="ce11">
            <text:p>471</text:p>
          </table:table-cell>
          <table:table-cell office:value-type="float" office:value="1.8957425694726453" table:formula="of:=([.BR34]*100/[.BR33])-100" table:style-name="ce31">
            <text:p>1.9</text:p>
          </table:table-cell>
          <table:table-cell office:value-type="float" office:value="0.23412647919582241" table:formula="of:=([.B34]*100/[.B33])-100" table:style-name="ce31">
            <text:p>0.2</text:p>
          </table:table-cell>
          <table:table-cell office:value-type="float" office:value="1.6616160902768229" table:formula="of:=[.BU34]-[.BV34]" table:style-name="ce31">
            <text:p>1.7</text:p>
          </table:table-cell>
          <table:table-cell office:value-type="float" office:value="25458.329999999998" table:style-name="ce11">
            <text:p>25458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13.4375" table:style-name="ce11">
            <text:p>613</text:p>
          </table:table-cell>
          <table:table-cell office:value-type="float" office:value="4.67" table:style-name="ce34">
            <text:p>4.67</text:p>
          </table:table-cell>
          <table:table-cell office:value-type="float" office:value="158.22999999999999" table:formula="of:=[.CT33]+[.CS34]" table:style-name="ce31">
            <text:p>158.2</text:p>
          </table:table-cell>
          <table:table-cell office:value-type="float" office:value="299.29684374999999" table:formula="of:=(([.CR34]*[.CS34])/100)+[.CU33]" table:style-name="ce31">
            <text:p>299.3</text:p>
          </table:table-cell>
          <table:table-cell office:value-type="float" office:value="314.14065625000001" table:formula="of:=[.CR34]-[.CU34]" table:style-name="ce31">
            <text:p>314.1</text:p>
          </table:table-cell>
          <table:table-cell office:value-type="float" office:value="387.68722745370667" table:formula="of:=[.CR34]/[.CT34]*[.$CT$24]" table:style-name="ce31">
            <text:p>387.7</text:p>
          </table:table-cell>
          <table:table-cell office:value-type="float" office:value="225.75027254629333" table:formula="of:=[.CR34]-[.CW34]" table:style-name="ce31">
            <text:p>225.8</text:p>
          </table:table-cell>
          <table:table-cell office:value-type="float" office:value="0.92008333333333603" table:formula="of:=([.AE34]-[.AE33])" table:style-name="ce34">
            <text:p>0.92</text:p>
          </table:table-cell>
          <table:table-cell office:value-type="float" office:value="3.8075092543627704" table:formula="of:=([.CR34]*100/[.CR33])-100" table:style-name="ce34">
            <text:p>3.81</text:p>
          </table:table-cell>
          <table:table-cell office:value-type="float" office:value="-0.86249074563722949" table:formula="of:=[.CZ34]-[.CS34]" table:style-name="ce34">
            <text:p>-0.86</text:p>
          </table:table-cell>
          <table:table-cell office:value-type="float" office:value="0.23104069870770161" table:formula="of:=([.B35]*100/[.B34])-100" table:style-name="ce34">
            <text:p>0.23</text:p>
          </table:table-cell>
          <table:table-cell table:number-columns-repeated="2" table:style-name="ce34"/>
          <table:table-cell office:value-type="float" office:value="22.9" table:style-name="ce31">
            <text:p>22.9</text:p>
          </table:table-cell>
          <table:table-cell office:value-type="float" office:value="7.8075092543627704" table:formula="of:=[.CZ34]+4" table:style-name="ce31">
            <text:p>7.8</text:p>
          </table:table-cell>
          <table:table-cell office:value-type="float" office:value="350.56" table:formula="of:=-0.06*(([.A34]-1963)^2)+8.5*([.A34]-1963)+140" table:style-name="ce31">
            <text:p>350.6</text:p>
          </table:table-cell>
          <table:table-cell office:value-type="float" office:value="400.56" table:formula="of:=[.DG34]+50" table:style-name="ce31">
            <text:p>400.6</text:p>
          </table:table-cell>
          <table:table-cell office:value-type="float" office:value="300.56" table:formula="of:=[.DG34]-50" table:style-name="ce31">
            <text:p>300.6</text:p>
          </table:table-cell>
          <table:table-cell office:value-type="float" office:value="450.56" table:formula="of:=[.DG34]+100" table:style-name="ce31">
            <text:p>450.6</text:p>
          </table:table-cell>
          <table:table-cell office:value-type="float" office:value="250.56" table:formula="of:=[.DG34]-100" table:style-name="ce31">
            <text:p>250.6</text:p>
          </table:table-cell>
          <table:table-cell office:value-type="float" office:value="325.39999999999998" table:formula="of:=-0.025*(([.A34]-1963)^2)+5.5*([.A34]-1963)+175" table:style-name="ce31">
            <text:p>325.4</text:p>
          </table:table-cell>
          <table:table-cell table:number-columns-repeated="16268"/>
        </table:table-row>
        <table:table-row table:style-name="ro3">
          <table:table-cell office:value-type="float" office:value="1996" table:style-name="ce19">
            <text:p>1996</text:p>
          </table:table-cell>
          <table:table-cell office:value-type="float" office:value="39478000" table:style-name="ce13">
            <text:p>39478000</text:p>
          </table:table-cell>
          <table:table-cell office:value-type="float" office:value="14798908" table:style-name="ce9">
            <text:p>14798908</text:p>
          </table:table-cell>
          <table:table-cell table:style-name="ce127"/>
          <table:table-cell office:value-type="float" office:value="569188.76923076925" table:formula="of:=[.C35]/26" table:style-name="ce11">
            <text:p>569189</text:p>
          </table:table-cell>
          <table:table-cell office:value-type="float" office:value="284594.38461538462" table:formula="of:=[.E35]/2" table:style-name="ce11">
            <text:p>284594</text:p>
          </table:table-cell>
          <table:table-cell office:value-type="float" office:value="426891.57692307694" table:formula="of:=[.F35]*1.5" table:style-name="ce11">
            <text:p>426892</text:p>
          </table:table-cell>
          <table:table-cell table:number-columns-repeated="11" table:style-name="ce22"/>
          <table:table-cell office:value-type="float" office:value="412982" table:style-name="ce23">
            <text:p>412982</text:p>
          </table:table-cell>
          <table:table-cell office:value-type="float" office:value="275321.33333333331" table:formula="of:=[.S35]/1.5" table:style-name="ce32">
            <text:p>275321</text:p>
          </table:table-cell>
          <table:table-cell office:value-type="float" office:value="19566189" table:style-name="ce35">
            <text:p>19566189</text:p>
          </table:table-cell>
          <table:table-cell office:value-type="float" office:value="47377.825183664179" table:formula="of:=[.U35]*1000/[.S35]" table:style-name="ce35">
            <text:p>47378</text:p>
          </table:table-cell>
          <table:table-cell table:number-columns-repeated="2" table:style-name="ce23"/>
          <table:table-cell table:style-name="ce34"/>
          <table:table-cell office:value-type="float" office:value="3.2621993130996452" table:formula="of:=(([.V35]*100/[.V34])-100)-[.CS35]" table:style-name="ce37">
            <text:p>3.26</text:p>
          </table:table-cell>
          <table:table-cell table:number-columns-repeated="4" table:style-name="ce34"/>
          <table:table-cell office:value-type="float" office:value="7.3560000000000008" table:style-name="ce102">
            <text:p>7.36</text:p>
          </table:table-cell>
          <table:table-cell office:value-type="float" office:value="1.2521833333333336" table:style-name="ce113">
            <text:p>1.25</text:p>
          </table:table-cell>
          <table:table-cell office:value-type="float" office:value="62406.25" table:formula="of:=[.CR35]*100" table:style-name="ce115">
            <text:p>62406</text:p>
          </table:table-cell>
          <table:table-cell office:value-type="float" office:value="78144.066145833349" table:formula="of:=([.CR35]*100)*[.AF35]" table:style-name="ce115">
            <text:p>78144</text:p>
          </table:table-cell>
          <table:table-cell office:value-type="float" office:value="4.0903450000000001" table:style-name="ce113">
            <text:p>4.09</text:p>
          </table:table-cell>
          <table:table-cell office:value-type="float" office:value="3.8843369601740108" table:formula="of:=([.AI35]*100/[.AI34])-100" table:style-name="ce112">
            <text:p>3.88</text:p>
          </table:table-cell>
          <table:table-cell table:number-columns-repeated="2" table:style-name="ce106"/>
          <table:table-cell office:value-type="float" office:value="300.08749999999992" table:style-name="ce120">
            <text:p>300</text:p>
          </table:table-cell>
          <table:table-cell office:value-type="float" office:value="207.96017828133466" table:formula="of:=[.CR35]*100/[.AM35]" table:style-name="ce120">
            <text:p>208</text:p>
          </table:table-cell>
          <table:table-cell table:style-name="ce36"/>
          <table:table-cell table:style-name="ce133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390" table:style-name="ce11">
            <text:p>390</text:p>
          </table:table-cell>
          <table:table-cell table:number-columns-repeated="2" table:style-name="ce28"/>
          <table:table-cell office:value-type="float" office:value="89323" table:style-name="ce7">
            <text:p>89323</text:p>
          </table:table-cell>
          <table:table-cell office:value-type="float" office:value="56928" table:style-name="ce22">
            <text:p>56928</text:p>
          </table:table-cell>
          <table:table-cell office:value-type="float" office:value="31111" table:style-name="ce22">
            <text:p>31111</text:p>
          </table:table-cell>
          <table:table-cell office:value-type="float" office:value="1284" table:style-name="ce22">
            <text:p>1284</text:p>
          </table:table-cell>
          <table:table-cell office:value-type="float" office:value="88707" table:style-name="ce22">
            <text:p>88707</text:p>
          </table:table-cell>
          <table:table-cell office:value-type="float" office:value="146.29492017656852" table:style-name="ce87">
            <text:p>146</text:p>
          </table:table-cell>
          <table:table-cell office:value-type="float" office:value="4368693100" table:style-name="ce22">
            <text:p>4368693100</text:p>
          </table:table-cell>
          <table:table-cell office:value-type="float" office:value="49248.572265999304" table:formula="of:=[.BG35]/[.BE35]" table:style-name="ce72">
            <text:p>49249</text:p>
          </table:table-cell>
          <table:table-cell office:value-type="float" office:value="336.63897698265572" table:formula="of:=[.BH35]/[.BF35]" table:style-name="ce72">
            <text:p>337</text:p>
          </table:table-cell>
          <table:table-cell office:value-type="float" office:value="192120" table:style-name="ce22">
            <text:p>192120</text:p>
          </table:table-cell>
          <table:table-cell office:value-type="float" office:value="106.04233083913887" table:style-name="ce87">
            <text:p>106</text:p>
          </table:table-cell>
          <table:table-cell office:value-type="float" office:value="7125463000" table:style-name="ce22">
            <text:p>7125463000</text:p>
          </table:table-cell>
          <table:table-cell office:value-type="float" office:value="37088.606079533623" table:formula="of:=[.BL35]/[.BJ35]" table:style-name="ce84">
            <text:p>37089</text:p>
          </table:table-cell>
          <table:table-cell office:value-type="float" office:value="349.75283724944956" table:formula="of:=[.BM35]/[.BK35]" table:style-name="ce84">
            <text:p>350</text:p>
          </table:table-cell>
          <table:table-cell office:value-type="float" office:value="1.8183856131739111" table:formula="of:=[.CR35]/(([.BN35]+[.BI35])/2)" table:style-name="ce92">
            <text:p>1.82</text:p>
          </table:table-cell>
          <table:table-cell office:value-type="float" office:value="4.2248748953334569" table:formula="of:=(([.BI35]+[.BN35])*100/([.BI34]+[.BN34]))-100" table:style-name="ce90">
            <text:p>4.2</text:p>
          </table:table-cell>
          <table:table-cell table:style-name="ce84"/>
          <table:table-cell office:value-type="float" office:value="18871157.299053606" table:style-name="ce32">
            <text:p>18871157</text:p>
          </table:table-cell>
          <table:table-cell office:value-type="float" office:value="334953.8136139214" table:formula="of:=[.BR35]-[.BR34]" table:style-name="ce32">
            <text:p>334954</text:p>
          </table:table-cell>
          <table:table-cell office:value-type="float" office:value="478.0170550446731" table:formula="of:=([.BR35]/([.B35]))*1000" table:style-name="ce11">
            <text:p>478</text:p>
          </table:table-cell>
          <table:table-cell office:value-type="float" office:value="1.8070249060279764" table:formula="of:=([.BR35]*100/[.BR34])-100" table:style-name="ce31">
            <text:p>1.8</text:p>
          </table:table-cell>
          <table:table-cell office:value-type="float" office:value="0.23104069870770161" table:formula="of:=([.B35]*100/[.B34])-100" table:style-name="ce31">
            <text:p>0.2</text:p>
          </table:table-cell>
          <table:table-cell office:value-type="float" office:value="1.5759842073202748" table:formula="of:=[.BU35]-[.BV35]" table:style-name="ce31">
            <text:p>1.6</text:p>
          </table:table-cell>
          <table:table-cell office:value-type="float" office:value="24726.959999999999" table:style-name="ce11">
            <text:p>2472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24.0625" table:style-name="ce11">
            <text:p>624</text:p>
          </table:table-cell>
          <table:table-cell office:value-type="float" office:value="3.56" table:style-name="ce34">
            <text:p>3.56</text:p>
          </table:table-cell>
          <table:table-cell office:value-type="float" office:value="161.79" table:formula="of:=[.CT34]+[.CS35]" table:style-name="ce31">
            <text:p>161.8</text:p>
          </table:table-cell>
          <table:table-cell office:value-type="float" office:value="321.51346875000002" table:formula="of:=(([.CR35]*[.CS35])/100)+[.CU34]" table:style-name="ce31">
            <text:p>321.5</text:p>
          </table:table-cell>
          <table:table-cell office:value-type="float" office:value="302.54903124999998" table:formula="of:=[.CR35]-[.CU35]" table:style-name="ce31">
            <text:p>302.5</text:p>
          </table:table-cell>
          <table:table-cell office:value-type="float" office:value="385.72377773657212" table:formula="of:=[.CR35]/[.CT35]*[.$CT$24]" table:style-name="ce31">
            <text:p>385.7</text:p>
          </table:table-cell>
          <table:table-cell office:value-type="float" office:value="238.33872226342788" table:formula="of:=[.CR35]-[.CW35]" table:style-name="ce31">
            <text:p>238.3</text:p>
          </table:table-cell>
          <table:table-cell office:value-type="float" office:value="-2.6413333333333346" table:formula="of:=([.AE35]-[.AE34])" table:style-name="ce34">
            <text:p>-2.64</text:p>
          </table:table-cell>
          <table:table-cell office:value-type="float" office:value="1.7320427916454406" table:formula="of:=([.CR35]*100/[.CR34])-100" table:style-name="ce34">
            <text:p>1.73</text:p>
          </table:table-cell>
          <table:table-cell office:value-type="float" office:value="-1.8279572083545594" table:formula="of:=[.CZ35]-[.CS35]" table:style-name="ce34">
            <text:p>-1.83</text:p>
          </table:table-cell>
          <table:table-cell office:value-type="float" office:value="0.26343786412685688" table:formula="of:=([.B36]*100/[.B35])-100" table:style-name="ce34">
            <text:p>0.26</text:p>
          </table:table-cell>
          <table:table-cell table:style-name="ce34"/>
          <table:table-cell office:value-type="float" office:value="2.33" table:style-name="ce34">
            <text:p>2.33</text:p>
          </table:table-cell>
          <table:table-cell office:value-type="float" office:value="22.08" table:style-name="ce31">
            <text:p>22.1</text:p>
          </table:table-cell>
          <table:table-cell office:value-type="float" office:value="5.7320427916454406" table:formula="of:=[.CZ35]+4" table:style-name="ce31">
            <text:p>5.7</text:p>
          </table:table-cell>
          <table:table-cell office:value-type="float" office:value="355.15999999999997" table:formula="of:=-0.06*(([.A35]-1963)^2)+8.5*([.A35]-1963)+140" table:style-name="ce31">
            <text:p>355.2</text:p>
          </table:table-cell>
          <table:table-cell office:value-type="float" office:value="405.15999999999997" table:formula="of:=[.DG35]+50" table:style-name="ce31">
            <text:p>405.2</text:p>
          </table:table-cell>
          <table:table-cell office:value-type="float" office:value="305.15999999999997" table:formula="of:=[.DG35]-50" table:style-name="ce31">
            <text:p>305.2</text:p>
          </table:table-cell>
          <table:table-cell office:value-type="float" office:value="455.15999999999997" table:formula="of:=[.DG35]+100" table:style-name="ce31">
            <text:p>455.2</text:p>
          </table:table-cell>
          <table:table-cell office:value-type="float" office:value="255.15999999999997" table:formula="of:=[.DG35]-100" table:style-name="ce31">
            <text:p>255.2</text:p>
          </table:table-cell>
          <table:table-cell office:value-type="float" office:value="329.27499999999998" table:formula="of:=-0.025*(([.A35]-1963)^2)+5.5*([.A35]-1963)+175" table:style-name="ce31">
            <text:p>329.3</text:p>
          </table:table-cell>
          <table:table-cell table:number-columns-repeated="16268"/>
        </table:table-row>
        <table:table-row table:style-name="ro3">
          <table:table-cell office:value-type="float" office:value="1997" table:style-name="ce19">
            <text:p>1997</text:p>
          </table:table-cell>
          <table:table-cell office:value-type="float" office:value="39582000" table:style-name="ce13">
            <text:p>39582000</text:p>
          </table:table-cell>
          <table:table-cell office:value-type="float" office:value="15027010" table:style-name="ce9">
            <text:p>15027010</text:p>
          </table:table-cell>
          <table:table-cell table:style-name="ce127"/>
          <table:table-cell office:value-type="float" office:value="577961.92307692312" table:formula="of:=[.C36]/26" table:style-name="ce11">
            <text:p>577962</text:p>
          </table:table-cell>
          <table:table-cell office:value-type="float" office:value="288980.96153846156" table:formula="of:=[.E36]/2" table:style-name="ce11">
            <text:p>288981</text:p>
          </table:table-cell>
          <table:table-cell office:value-type="float" office:value="433471.44230769237" table:formula="of:=[.F36]*1.5" table:style-name="ce11">
            <text:p>433471</text:p>
          </table:table-cell>
          <table:table-cell table:number-columns-repeated="11" table:style-name="ce22"/>
          <table:table-cell office:value-type="float" office:value="479237" table:style-name="ce23">
            <text:p>479237</text:p>
          </table:table-cell>
          <table:table-cell office:value-type="float" office:value="319491.33333333331" table:formula="of:=[.S36]/1.5" table:style-name="ce32">
            <text:p>319491</text:p>
          </table:table-cell>
          <table:table-cell office:value-type="float" office:value="24338352" table:style-name="ce35">
            <text:p>24338352</text:p>
          </table:table-cell>
          <table:table-cell office:value-type="float" office:value="50785.627987822307" table:formula="of:=[.U36]*1000/[.S36]" table:style-name="ce35">
            <text:p>50786</text:p>
          </table:table-cell>
          <table:table-cell table:number-columns-repeated="2" table:style-name="ce23"/>
          <table:table-cell table:style-name="ce34"/>
          <table:table-cell office:value-type="float" office:value="5.222822361405334" table:formula="of:=(([.V36]*100/[.V35])-100)-[.CS36]" table:style-name="ce37">
            <text:p>5.22</text:p>
          </table:table-cell>
          <table:table-cell table:number-columns-repeated="4" table:style-name="ce34"/>
          <table:table-cell office:value-type="float" office:value="5.197916666666667" table:style-name="ce102">
            <text:p>5.20</text:p>
          </table:table-cell>
          <table:table-cell office:value-type="float" office:value="1.1270083333333334" table:style-name="ce113">
            <text:p>1.13</text:p>
          </table:table-cell>
          <table:table-cell office:value-type="float" office:value="64250" table:formula="of:=[.CR36]*100" table:style-name="ce115">
            <text:p>64250</text:p>
          </table:table-cell>
          <table:table-cell office:value-type="float" office:value="72410.285416666666" table:formula="of:=([.CR36]*100)*[.AF36]" table:style-name="ce115">
            <text:p>72410</text:p>
          </table:table-cell>
          <table:table-cell office:value-type="float" office:value="4.2673110000000003" table:style-name="ce113">
            <text:p>4.27</text:p>
          </table:table-cell>
          <table:table-cell office:value-type="float" office:value="4.3264321224737756" table:formula="of:=([.AI36]*100/[.AI35])-100" table:style-name="ce112">
            <text:p>4.33</text:p>
          </table:table-cell>
          <table:table-cell table:number-columns-repeated="2" table:style-name="ce106"/>
          <table:table-cell office:value-type="float" office:value="291.96583333333331" table:style-name="ce120">
            <text:p>292</text:p>
          </table:table-cell>
          <table:table-cell office:value-type="float" office:value="220.05999560450854" table:formula="of:=[.CR36]*100/[.AM36]" table:style-name="ce120">
            <text:p>220</text:p>
          </table:table-cell>
          <table:table-cell table:style-name="ce36"/>
          <table:table-cell table:style-name="ce133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400" table:style-name="ce11">
            <text:p>400</text:p>
          </table:table-cell>
          <table:table-cell table:number-columns-repeated="2" table:style-name="ce28"/>
          <table:table-cell office:value-type="float" office:value="104790" table:style-name="ce7">
            <text:p>104790</text:p>
          </table:table-cell>
          <table:table-cell office:value-type="float" office:value="66740" table:style-name="ce22">
            <text:p>66740</text:p>
          </table:table-cell>
          <table:table-cell office:value-type="float" office:value="36487" table:style-name="ce22">
            <text:p>36487</text:p>
          </table:table-cell>
          <table:table-cell office:value-type="float" office:value="1563" table:style-name="ce22">
            <text:p>1563</text:p>
          </table:table-cell>
          <table:table-cell office:value-type="float" office:value="104094" table:style-name="ce22">
            <text:p>104094</text:p>
          </table:table-cell>
          <table:table-cell office:value-type="float" office:value="148.00938669993204" table:style-name="ce87">
            <text:p>148</text:p>
          </table:table-cell>
          <table:table-cell office:value-type="float" office:value="5435822699.999999" table:style-name="ce22">
            <text:p>5435822700</text:p>
          </table:table-cell>
          <table:table-cell office:value-type="float" office:value="52220.326819989612" table:formula="of:=[.BG36]/[.BE36]" table:style-name="ce72">
            <text:p>52220</text:p>
          </table:table-cell>
          <table:table-cell office:value-type="float" office:value="352.81766909729106" table:formula="of:=[.BH36]/[.BF36]" table:style-name="ce72">
            <text:p>353</text:p>
          </table:table-cell>
          <table:table-cell office:value-type="float" office:value="231524" table:style-name="ce22">
            <text:p>231524</text:p>
          </table:table-cell>
          <table:table-cell office:value-type="float" office:value="103.8488448819956" table:style-name="ce87">
            <text:p>104</text:p>
          </table:table-cell>
          <table:table-cell office:value-type="float" office:value="8764069200" table:style-name="ce22">
            <text:p>8764069200</text:p>
          </table:table-cell>
          <table:table-cell office:value-type="float" office:value="37853.82595324891" table:formula="of:=[.BL36]/[.BJ36]" table:style-name="ce84">
            <text:p>37854</text:p>
          </table:table-cell>
          <table:table-cell office:value-type="float" office:value="364.50887822837666" table:formula="of:=[.BM36]/[.BK36]" table:style-name="ce84">
            <text:p>365</text:p>
          </table:table-cell>
          <table:table-cell office:value-type="float" office:value="1.7913738238055303" table:formula="of:=[.CR36]/(([.BN36]+[.BI36])/2)" table:style-name="ce92">
            <text:p>1.79</text:p>
          </table:table-cell>
          <table:table-cell office:value-type="float" office:value="4.5068621816491685" table:formula="of:=(([.BI36]+[.BN36])*100/([.BI35]+[.BN35]))-100" table:style-name="ce90">
            <text:p>4.5</text:p>
          </table:table-cell>
          <table:table-cell table:style-name="ce84"/>
          <table:table-cell office:value-type="float" office:value="19234119.565917771" table:style-name="ce32">
            <text:p>19234120</text:p>
          </table:table-cell>
          <table:table-cell office:value-type="float" office:value="362962.26686416566" table:formula="of:=[.BR36]-[.BR35]" table:style-name="ce32">
            <text:p>362962</text:p>
          </table:table-cell>
          <table:table-cell office:value-type="float" office:value="485.93096776104721" table:formula="of:=([.BR36]/([.B36]))*1000" table:style-name="ce11">
            <text:p>486</text:p>
          </table:table-cell>
          <table:table-cell office:value-type="float" office:value="1.9233704701426433" table:formula="of:=([.BR36]*100/[.BR35])-100" table:style-name="ce31">
            <text:p>1.9</text:p>
          </table:table-cell>
          <table:table-cell office:value-type="float" office:value="0.26343786412685688" table:formula="of:=([.B36]*100/[.B35])-100" table:style-name="ce31">
            <text:p>0.3</text:p>
          </table:table-cell>
          <table:table-cell office:value-type="float" office:value="1.6599326060157864" table:formula="of:=[.BU36]-[.BV36]" table:style-name="ce31">
            <text:p>1.7</text:p>
          </table:table-cell>
          <table:table-cell office:value-type="float" office:value="26794.600000000002" table:style-name="ce11">
            <text:p>26795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42.5" table:style-name="ce11">
            <text:p>643</text:p>
          </table:table-cell>
          <table:table-cell office:value-type="float" office:value="1.97" table:style-name="ce34">
            <text:p>1.97</text:p>
          </table:table-cell>
          <table:table-cell office:value-type="float" office:value="163.76" table:formula="of:=[.CT35]+[.CS36]" table:style-name="ce31">
            <text:p>163.8</text:p>
          </table:table-cell>
          <table:table-cell office:value-type="float" office:value="334.17071874999999" table:formula="of:=(([.CR36]*[.CS36])/100)+[.CU35]" table:style-name="ce31">
            <text:p>334.2</text:p>
          </table:table-cell>
          <table:table-cell office:value-type="float" office:value="308.32928125000001" table:formula="of:=[.CR36]-[.CU36]" table:style-name="ce31">
            <text:p>308.3</text:p>
          </table:table-cell>
          <table:table-cell office:value-type="float" office:value="392.34245236932099" table:formula="of:=[.CR36]/[.CT36]*[.$CT$24]" table:style-name="ce31">
            <text:p>392.3</text:p>
          </table:table-cell>
          <table:table-cell office:value-type="float" office:value="250.15754763067901" table:formula="of:=[.CR36]-[.CW36]" table:style-name="ce31">
            <text:p>250.2</text:p>
          </table:table-cell>
          <table:table-cell office:value-type="float" office:value="-2.1580833333333338" table:formula="of:=([.AE36]-[.AE35])" table:style-name="ce34">
            <text:p>-2.16</text:p>
          </table:table-cell>
          <table:table-cell office:value-type="float" office:value="2.9544316474712105" table:formula="of:=([.CR36]*100/[.CR35])-100" table:style-name="ce34">
            <text:p>2.95</text:p>
          </table:table-cell>
          <table:table-cell office:value-type="float" office:value="0.98443164747121048" table:formula="of:=[.CZ36]-[.CS36]" table:style-name="ce34">
            <text:p>0.98</text:p>
          </table:table-cell>
          <table:table-cell office:value-type="float" office:value="0.35116972361174703" table:formula="of:=([.B37]*100/[.B36])-100" table:style-name="ce34">
            <text:p>0.35</text:p>
          </table:table-cell>
          <table:table-cell table:style-name="ce34"/>
          <table:table-cell office:value-type="float" office:value="16.04" table:style-name="ce34">
            <text:p>16.04</text:p>
          </table:table-cell>
          <table:table-cell office:value-type="float" office:value="20.61" table:style-name="ce31">
            <text:p>20.6</text:p>
          </table:table-cell>
          <table:table-cell office:value-type="float" office:value="6.9544316474712105" table:formula="of:=[.CZ36]+4" table:style-name="ce31">
            <text:p>7.0</text:p>
          </table:table-cell>
          <table:table-cell office:value-type="float" office:value="359.64" table:formula="of:=-0.06*(([.A36]-1963)^2)+8.5*([.A36]-1963)+140" table:style-name="ce31">
            <text:p>359.6</text:p>
          </table:table-cell>
          <table:table-cell office:value-type="float" office:value="409.64" table:formula="of:=[.DG36]+50" table:style-name="ce31">
            <text:p>409.6</text:p>
          </table:table-cell>
          <table:table-cell office:value-type="float" office:value="309.64" table:formula="of:=[.DG36]-50" table:style-name="ce31">
            <text:p>309.6</text:p>
          </table:table-cell>
          <table:table-cell office:value-type="float" office:value="459.64" table:formula="of:=[.DG36]+100" table:style-name="ce31">
            <text:p>459.6</text:p>
          </table:table-cell>
          <table:table-cell office:value-type="float" office:value="259.64" table:formula="of:=[.DG36]-100" table:style-name="ce31">
            <text:p>259.6</text:p>
          </table:table-cell>
          <table:table-cell office:value-type="float" office:value="333.1" table:formula="of:=-0.025*(([.A36]-1963)^2)+5.5*([.A36]-1963)+175" table:style-name="ce31">
            <text:p>333.1</text:p>
          </table:table-cell>
          <table:table-cell table:number-columns-repeated="16268"/>
        </table:table-row>
        <table:table-row table:style-name="ro3">
          <table:table-cell office:value-type="float" office:value="1998" table:style-name="ce19">
            <text:p>1998</text:p>
          </table:table-cell>
          <table:table-cell office:value-type="float" office:value="39721000" table:style-name="ce13">
            <text:p>39721000</text:p>
          </table:table-cell>
          <table:table-cell office:value-type="float" office:value="15300398" table:style-name="ce9">
            <text:p>15300398</text:p>
          </table:table-cell>
          <table:table-cell table:style-name="ce127"/>
          <table:table-cell office:value-type="float" office:value="588476.84615384613" table:formula="of:=[.C37]/26" table:style-name="ce11">
            <text:p>588477</text:p>
          </table:table-cell>
          <table:table-cell office:value-type="float" office:value="294238.42307692306" table:formula="of:=[.E37]/2" table:style-name="ce11">
            <text:p>294238</text:p>
          </table:table-cell>
          <table:table-cell office:value-type="float" office:value="441357.63461538462" table:formula="of:=[.F37]*1.5" table:style-name="ce11">
            <text:p>441358</text:p>
          </table:table-cell>
          <table:table-cell table:number-columns-repeated="11" table:style-name="ce22"/>
          <table:table-cell office:value-type="float" office:value="529565" table:style-name="ce23">
            <text:p>529565</text:p>
          </table:table-cell>
          <table:table-cell office:value-type="float" office:value="353043.33333333331" table:formula="of:=[.S37]/1.5" table:style-name="ce32">
            <text:p>353043</text:p>
          </table:table-cell>
          <table:table-cell office:value-type="float" office:value="29595669" table:style-name="ce35">
            <text:p>29595669</text:p>
          </table:table-cell>
          <table:table-cell office:value-type="float" office:value="55886.75422280551" table:formula="of:=[.U37]*1000/[.S37]" table:style-name="ce35">
            <text:p>55887</text:p>
          </table:table-cell>
          <table:table-cell table:number-columns-repeated="2" table:style-name="ce23"/>
          <table:table-cell table:style-name="ce34"/>
          <table:table-cell office:value-type="float" office:value="8.2144287825019813" table:formula="of:=(([.V37]*100/[.V36])-100)-[.CS37]" table:style-name="ce37">
            <text:p>8.21</text:p>
          </table:table-cell>
          <table:table-cell table:number-columns-repeated="4" table:style-name="ce34"/>
          <table:table-cell office:value-type="float" office:value="4.0049166666666665" table:style-name="ce103">
            <text:p>4.00</text:p>
          </table:table-cell>
          <table:table-cell office:value-type="float" office:value="1.1237166666666667" table:style-name="ce113">
            <text:p>1.12</text:p>
          </table:table-cell>
          <table:table-cell office:value-type="float" office:value="67093.75" table:formula="of:=[.CR37]*100" table:style-name="ce115">
            <text:p>67094</text:p>
          </table:table-cell>
          <table:table-cell office:value-type="float" office:value="75394.365104166674" table:formula="of:=([.CR37]*100)*[.AF37]" table:style-name="ce115">
            <text:p>75394</text:p>
          </table:table-cell>
          <table:table-cell office:value-type="float" office:value="4.4719610000000003" table:style-name="ce113">
            <text:p>4.47</text:p>
          </table:table-cell>
          <table:table-cell office:value-type="float" office:value="4.7957601402850543" table:formula="of:=([.AI37]*100/[.AI36])-100" table:style-name="ce112">
            <text:p>4.80</text:p>
          </table:table-cell>
          <table:table-cell table:number-columns-repeated="2" table:style-name="ce106"/>
          <table:table-cell office:value-type="float" office:value="264.7141666666667" table:style-name="ce120">
            <text:p>265</text:p>
          </table:table-cell>
          <table:table-cell office:value-type="float" office:value="253.45734550159446" table:formula="of:=[.CR37]*100/[.AM37]" table:style-name="ce120">
            <text:p>253</text:p>
          </table:table-cell>
          <table:table-cell table:style-name="ce36"/>
          <table:table-cell table:style-name="ce133"/>
          <table:table-cell table:style-name="ce108"/>
          <table:table-cell table:number-columns-repeated="3" table:style-name="ce110"/>
          <table:table-cell table:number-columns-repeated="3" table:style-name="ce23"/>
          <table:table-cell office:value-type="float" office:value="408" table:style-name="ce11">
            <text:p>408</text:p>
          </table:table-cell>
          <table:table-cell table:number-columns-repeated="2" table:style-name="ce28"/>
          <table:table-cell office:value-type="float" office:value="120765" table:style-name="ce7">
            <text:p>120765</text:p>
          </table:table-cell>
          <table:table-cell office:value-type="float" office:value="79803" table:style-name="ce22">
            <text:p>79803</text:p>
          </table:table-cell>
          <table:table-cell office:value-type="float" office:value="39195" table:style-name="ce22">
            <text:p>39195</text:p>
          </table:table-cell>
          <table:table-cell office:value-type="float" office:value="1767" table:style-name="ce22">
            <text:p>1767</text:p>
          </table:table-cell>
          <table:table-cell office:value-type="float" office:value="136282" table:style-name="ce22">
            <text:p>136282</text:p>
          </table:table-cell>
          <table:table-cell office:value-type="float" office:value="149.19655531869017" table:style-name="ce87">
            <text:p>149</text:p>
          </table:table-cell>
          <table:table-cell office:value-type="float" office:value="7090628000" table:style-name="ce22">
            <text:p>7090628000</text:p>
          </table:table-cell>
          <table:table-cell office:value-type="float" office:value="52029.086746598965" table:formula="of:=[.BG37]/[.BE37]" table:style-name="ce72">
            <text:p>52029</text:p>
          </table:table-cell>
          <table:table-cell office:value-type="float" office:value="348.7284718837015" table:formula="of:=[.BH37]/[.BF37]" table:style-name="ce72">
            <text:p>349</text:p>
          </table:table-cell>
          <table:table-cell office:value-type="float" office:value="291165" table:style-name="ce22">
            <text:p>291165</text:p>
          </table:table-cell>
          <table:table-cell office:value-type="float" office:value="104.35321266364991" table:style-name="ce87">
            <text:p>104</text:p>
          </table:table-cell>
          <table:table-cell office:value-type="float" office:value="10917020500" table:style-name="ce22">
            <text:p>10917020500</text:p>
          </table:table-cell>
          <table:table-cell office:value-type="float" office:value="37494.274723953771" table:formula="of:=[.BL37]/[.BJ37]" table:style-name="ce84">
            <text:p>37494</text:p>
          </table:table-cell>
          <table:table-cell office:value-type="float" office:value="359.30158513475664" table:formula="of:=[.BM37]/[.BK37]" table:style-name="ce84">
            <text:p>359</text:p>
          </table:table-cell>
          <table:table-cell office:value-type="float" office:value="1.8952232136170706" table:formula="of:=[.CR37]/(([.BN37]+[.BI37])/2)" table:style-name="ce92">
            <text:p>1.90</text:p>
          </table:table-cell>
          <table:table-cell office:value-type="float" office:value="-1.2959913921865365" table:formula="of:=(([.BI37]+[.BN37])*100/([.BI36]+[.BN36]))-100" table:style-name="ce90">
            <text:p>-1.3</text:p>
          </table:table-cell>
          <table:table-cell table:style-name="ce84"/>
          <table:table-cell office:value-type="float" office:value="19653914.349819176" table:style-name="ce32">
            <text:p>19653914</text:p>
          </table:table-cell>
          <table:table-cell office:value-type="float" office:value="419794.78390140459" table:formula="of:=[.BR37]-[.BR36]" table:style-name="ce32">
            <text:p>419795</text:p>
          </table:table-cell>
          <table:table-cell office:value-type="float" office:value="494.79908234483463" table:formula="of:=([.BR37]/([.B37]))*1000" table:style-name="ce11">
            <text:p>495</text:p>
          </table:table-cell>
          <table:table-cell office:value-type="float" office:value="2.1825526375809119" table:formula="of:=([.BR37]*100/[.BR36])-100" table:style-name="ce31">
            <text:p>2.2</text:p>
          </table:table-cell>
          <table:table-cell office:value-type="float" office:value="0.35116972361174703" table:formula="of:=([.B37]*100/[.B36])-100" table:style-name="ce31">
            <text:p>0.4</text:p>
          </table:table-cell>
          <table:table-cell office:value-type="float" office:value="1.8313829139691649" table:formula="of:=[.BU37]-[.BV37]" table:style-name="ce31">
            <text:p>1.8</text:p>
          </table:table-cell>
          <table:table-cell office:value-type="float" office:value="30990.089999999997" table:style-name="ce11">
            <text:p>30990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670.9375" table:style-name="ce11">
            <text:p>671</text:p>
          </table:table-cell>
          <table:table-cell office:value-type="float" office:value="1.83" table:style-name="ce34">
            <text:p>1.83</text:p>
          </table:table-cell>
          <table:table-cell office:value-type="float" office:value="165.59" table:formula="of:=[.CT36]+[.CS37]" table:style-name="ce31">
            <text:p>165.6</text:p>
          </table:table-cell>
          <table:table-cell office:value-type="float" office:value="346.44887499999999" table:formula="of:=(([.CR37]*[.CS37])/100)+[.CU36]" table:style-name="ce31">
            <text:p>346.4</text:p>
          </table:table-cell>
          <table:table-cell office:value-type="float" office:value="324.48862500000001" table:formula="of:=[.CR37]-[.CU37]" table:style-name="ce31">
            <text:p>324.5</text:p>
          </table:table-cell>
          <table:table-cell office:value-type="float" office:value="405.17996255812551" table:formula="of:=[.CR37]/[.CT37]*[.$CT$24]" table:style-name="ce31">
            <text:p>405.2</text:p>
          </table:table-cell>
          <table:table-cell office:value-type="float" office:value="265.75753744187449" table:formula="of:=[.CR37]-[.CW37]" table:style-name="ce31">
            <text:p>265.8</text:p>
          </table:table-cell>
          <table:table-cell office:value-type="float" office:value="-1.1930000000000005" table:formula="of:=([.AE37]-[.AE36])" table:style-name="ce34">
            <text:p>-1.19</text:p>
          </table:table-cell>
          <table:table-cell office:value-type="float" office:value="4.4260700389105097" table:formula="of:=([.CR37]*100/[.CR36])-100" table:style-name="ce34">
            <text:p>4.43</text:p>
          </table:table-cell>
          <table:table-cell office:value-type="float" office:value="2.5960700389105096" table:formula="of:=[.CZ37]-[.CS37]" table:style-name="ce34">
            <text:p>2.60</text:p>
          </table:table-cell>
          <table:table-cell office:value-type="float" office:value="0.51861735605851322" table:formula="of:=([.B38]*100/[.B37])-100" table:style-name="ce34">
            <text:p>0.52</text:p>
          </table:table-cell>
          <table:table-cell table:style-name="ce34"/>
          <table:table-cell office:value-type="float" office:value="10.5" table:style-name="ce34">
            <text:p>10.50</text:p>
          </table:table-cell>
          <table:table-cell office:value-type="float" office:value="18.61" table:style-name="ce31">
            <text:p>18.6</text:p>
          </table:table-cell>
          <table:table-cell office:value-type="float" office:value="8.4260700389105097" table:formula="of:=[.CZ37]+4" table:style-name="ce31">
            <text:p>8.4</text:p>
          </table:table-cell>
          <table:table-cell office:value-type="float" office:value="364" table:formula="of:=-0.06*(([.A37]-1963)^2)+8.5*([.A37]-1963)+140" table:style-name="ce31">
            <text:p>364.0</text:p>
          </table:table-cell>
          <table:table-cell office:value-type="float" office:value="414" table:formula="of:=[.DG37]+50" table:style-name="ce31">
            <text:p>414.0</text:p>
          </table:table-cell>
          <table:table-cell office:value-type="float" office:value="314" table:formula="of:=[.DG37]-50" table:style-name="ce31">
            <text:p>314.0</text:p>
          </table:table-cell>
          <table:table-cell office:value-type="float" office:value="464" table:formula="of:=[.DG37]+100" table:style-name="ce31">
            <text:p>464.0</text:p>
          </table:table-cell>
          <table:table-cell office:value-type="float" office:value="264" table:formula="of:=[.DG37]-100" table:style-name="ce31">
            <text:p>264.0</text:p>
          </table:table-cell>
          <table:table-cell office:value-type="float" office:value="336.875" table:formula="of:=-0.025*(([.A37]-1963)^2)+5.5*([.A37]-1963)+175" table:style-name="ce31">
            <text:p>336.9</text:p>
          </table:table-cell>
          <table:table-cell table:number-columns-repeated="16268"/>
        </table:table-row>
        <table:table-row table:style-name="ro3">
          <table:table-cell office:value-type="float" office:value="1999" table:style-name="ce19">
            <text:p>1999</text:p>
          </table:table-cell>
          <table:table-cell office:value-type="float" office:value="39927000" table:style-name="ce13">
            <text:p>39927000</text:p>
          </table:table-cell>
          <table:table-cell office:value-type="float" office:value="15557958" table:style-name="ce9">
            <text:p>15557958</text:p>
          </table:table-cell>
          <table:table-cell office:value-type="float" office:value="32632826" table:style-name="ce127">
            <text:p>32632826</text:p>
          </table:table-cell>
          <table:table-cell office:value-type="float" office:value="598383" table:formula="of:=[.C38]/26" table:style-name="ce11">
            <text:p>598383</text:p>
          </table:table-cell>
          <table:table-cell office:value-type="float" office:value="299191.5" table:formula="of:=[.E38]/2" table:style-name="ce11">
            <text:p>299192</text:p>
          </table:table-cell>
          <table:table-cell office:value-type="float" office:value="448787.25" table:formula="of:=[.F38]*1.5" table:style-name="ce11">
            <text:p>448787</text:p>
          </table:table-cell>
          <table:table-cell table:number-columns-repeated="11" table:style-name="ce22"/>
          <table:table-cell office:value-type="float" office:value="585782" table:style-name="ce23">
            <text:p>585782</text:p>
          </table:table-cell>
          <table:table-cell office:value-type="float" office:value="390521.33333333331" table:formula="of:=[.S38]/1.5" table:style-name="ce32">
            <text:p>390521</text:p>
          </table:table-cell>
          <table:table-cell office:value-type="float" office:value="36218444" table:style-name="ce35">
            <text:p>36218444</text:p>
          </table:table-cell>
          <table:table-cell office:value-type="float" office:value="61829.21974386376" table:formula="of:=[.U38]*1000/[.S38]" table:style-name="ce35">
            <text:p>61829</text:p>
          </table:table-cell>
          <table:table-cell table:number-columns-repeated="2" table:style-name="ce23"/>
          <table:table-cell table:style-name="ce34"/>
          <table:table-cell office:value-type="float" office:value="8.3230482127611811" table:formula="of:=(([.V38]*100/[.V37])-100)-[.CS38]" table:style-name="ce37">
            <text:p>8.32</text:p>
          </table:table-cell>
          <table:table-cell table:number-columns-repeated="4" table:style-name="ce34"/>
          <table:table-cell office:value-type="float" office:value="3.1549166666666664" table:style-name="ce43">
            <text:p>3.15</text:p>
          </table:table-cell>
          <table:table-cell office:value-type="float" office:value="1.0598583333333333" table:style-name="ce113">
            <text:p>1.06</text:p>
          </table:table-cell>
          <table:table-cell office:value-type="float" office:value="72906.25" table:formula="of:=[.CR38]*100" table:style-name="ce115">
            <text:p>72906</text:p>
          </table:table-cell>
          <table:table-cell office:value-type="float" office:value="77270.296614583334" table:formula="of:=([.CR38]*100)*[.AF38]" table:style-name="ce115">
            <text:p>77270</text:p>
          </table:table-cell>
          <table:table-cell office:value-type="float" office:value="4.7089470000000002" table:style-name="ce113">
            <text:p>4.71</text:p>
          </table:table-cell>
          <table:table-cell office:value-type="float" office:value="5.299375374695785" table:formula="of:=([.AI38]*100/[.AI37])-100" table:style-name="ce112">
            <text:p>5.30</text:p>
          </table:table-cell>
          <table:table-cell table:number-columns-repeated="2" table:style-name="ce106"/>
          <table:table-cell office:value-type="float" office:value="264.7833333333333" table:style-name="ce120">
            <text:p>265</text:p>
          </table:table-cell>
          <table:table-cell office:value-type="float" office:value="275.34304777491036" table:formula="of:=[.CR38]*100/[.AM38]" table:style-name="ce120">
            <text:p>275</text:p>
          </table:table-cell>
          <table:table-cell office:value-type="float" office:value="11532.988286089596" table:formula="of:=[.AP38]/[.D38]" table:style-name="ce35">
            <text:p>11533</text:p>
          </table:table-cell>
          <table:table-cell office:value-type="float" office:value="376354000000" table:style-name="ce134">
            <text:p>3.76E+11</text:p>
          </table:table-cell>
          <table:table-cell office:value-type="float" office:value="11532.988286089596" table:formula="of:=[.AO38]" table:style-name="ce120">
            <text:p>11533</text:p>
          </table:table-cell>
          <table:table-cell office:value-type="float" office:value="11532.988286089596" table:formula="of:=[.AO38]" table:style-name="ce120">
            <text:p>11533</text:p>
          </table:table-cell>
          <table:table-cell office:value-type="float" office:value="11532.988286089596" table:formula="of:=(([.AR38]+([.AQ38]-[.AO38]))-[.AO38])+[.$AO$38]" table:style-name="ce120">
            <text:p>11533</text:p>
          </table:table-cell>
          <table:table-cell office:value-type="float" office:value="100" table:style-name="ce120">
            <text:p>100</text:p>
          </table:table-cell>
          <table:table-cell office:value-type="float" office:value="5.3610753960825992" table:formula="of:=[.V38]/[.AO38]" table:style-name="ce38">
            <text:p>5.4</text:p>
          </table:table-cell>
          <table:table-cell office:value-type="float" office:value="12365.843948772752" table:formula="of:=[.V38]/5" table:style-name="ce35">
            <text:p>12366</text:p>
          </table:table-cell>
          <table:table-cell office:value-type="float" office:value="6.7351299768408666" table:formula="of:=100-(([.AO38]*100)/[.AV38])" table:style-name="ce35">
            <text:p>7</text:p>
          </table:table-cell>
          <table:table-cell office:value-type="float" office:value="416" table:style-name="ce11">
            <text:p>416</text:p>
          </table:table-cell>
          <table:table-cell table:number-columns-repeated="2" table:style-name="ce28"/>
          <table:table-cell office:value-type="float" office:value="141338" table:style-name="ce7">
            <text:p>141338</text:p>
          </table:table-cell>
          <table:table-cell office:value-type="float" office:value="91284" table:style-name="ce22">
            <text:p>91284</text:p>
          </table:table-cell>
          <table:table-cell office:value-type="float" office:value="47753" table:style-name="ce22">
            <text:p>47753</text:p>
          </table:table-cell>
          <table:table-cell office:value-type="float" office:value="2301" table:style-name="ce22">
            <text:p>2301</text:p>
          </table:table-cell>
          <table:table-cell office:value-type="float" office:value="158487" table:style-name="ce22">
            <text:p>158487</text:p>
          </table:table-cell>
          <table:table-cell office:value-type="float" office:value="146.32930434216055" table:style-name="ce87">
            <text:p>146</text:p>
          </table:table-cell>
          <table:table-cell office:value-type="float" office:value="8253696800" table:style-name="ce22">
            <text:p>8253696800</text:p>
          </table:table-cell>
          <table:table-cell office:value-type="float" office:value="52078.068232725709" table:formula="of:=[.BG38]/[.BE38]" table:style-name="ce72">
            <text:p>52078</text:p>
          </table:table-cell>
          <table:table-cell office:value-type="float" office:value="355.89636995028701" table:formula="of:=[.BH38]/[.BF38]" table:style-name="ce72">
            <text:p>356</text:p>
          </table:table-cell>
          <table:table-cell office:value-type="float" office:value="354324" table:style-name="ce22">
            <text:p>354324</text:p>
          </table:table-cell>
          <table:table-cell office:value-type="float" office:value="105.76814123949669" table:style-name="ce87">
            <text:p>106</text:p>
          </table:table-cell>
          <table:table-cell office:value-type="float" office:value="13636129599.999998" table:style-name="ce22">
            <text:p>13636129600</text:p>
          </table:table-cell>
          <table:table-cell office:value-type="float" office:value="38484.91662997708" table:formula="of:=[.BL38]/[.BJ38]" table:style-name="ce84">
            <text:p>38485</text:p>
          </table:table-cell>
          <table:table-cell office:value-type="float" office:value="363.86114172918616" table:formula="of:=[.BM38]/[.BK38]" table:style-name="ce84">
            <text:p>364</text:p>
          </table:table-cell>
          <table:table-cell office:value-type="float" office:value="2.0258558977698327" table:formula="of:=[.CR38]/(([.BN38]+[.BI38])/2)" table:style-name="ce92">
            <text:p>2.03</text:p>
          </table:table-cell>
          <table:table-cell office:value-type="float" office:value="1.6563498321525714" table:formula="of:=(([.BI38]+[.BN38])*100/([.BI37]+[.BN37]))-100" table:style-name="ce90">
            <text:p>1.7</text:p>
          </table:table-cell>
          <table:table-cell table:style-name="ce84"/>
          <table:table-cell office:value-type="float" office:value="20122974.800636135" table:style-name="ce32">
            <text:p>20122975</text:p>
          </table:table-cell>
          <table:table-cell office:value-type="float" office:value="469060.45081695914" table:formula="of:=[.BR38]-[.BR37]" table:style-name="ce32">
            <text:p>469060</text:p>
          </table:table-cell>
          <table:table-cell office:value-type="float" office:value="503.99415935672943" table:formula="of:=([.BR38]/([.B38]))*1000" table:style-name="ce11">
            <text:p>504</text:p>
          </table:table-cell>
          <table:table-cell office:value-type="float" office:value="2.3866006662498478" table:formula="of:=([.BR38]*100/[.BR37])-100" table:style-name="ce31">
            <text:p>2.4</text:p>
          </table:table-cell>
          <table:table-cell office:value-type="float" office:value="0.51861735605851322" table:formula="of:=([.B38]*100/[.B37])-100" table:style-name="ce31">
            <text:p>0.5</text:p>
          </table:table-cell>
          <table:table-cell office:value-type="float" office:value="1.8679833101913346" table:formula="of:=[.BU38]-[.BV38]" table:style-name="ce31">
            <text:p>1.9</text:p>
          </table:table-cell>
          <table:table-cell office:value-type="float" office:value="34626.979999999996" table:style-name="ce11">
            <text:p>34627</text:p>
          </table:table-cell>
          <table:table-cell table:style-name="ce73"/>
          <table:table-cell table:style-name="ce27"/>
          <table:table-cell table:number-columns-repeated="2" table:style-name="ce28"/>
          <table:table-cell table:number-columns-repeated="14" table:style-name="ce22"/>
          <table:table-cell table:style-name="ce79"/>
          <table:table-cell office:value-type="float" office:value="729.0625" table:style-name="ce11">
            <text:p>729</text:p>
          </table:table-cell>
          <table:table-cell office:value-type="float" office:value="2.31" table:style-name="ce34">
            <text:p>2.31</text:p>
          </table:table-cell>
          <table:table-cell office:value-type="float" office:value="167.9" table:formula="of:=[.CT37]+[.CS38]" table:style-name="ce31">
            <text:p>167.9</text:p>
          </table:table-cell>
          <table:table-cell office:value-type="float" office:value="363.29021875000001" table:formula="of:=(([.CR38]*[.CS38])/100)+[.CU37]" table:style-name="ce31">
            <text:p>363.3</text:p>
          </table:table-cell>
          <table:table-cell office:value-type="float" office:value="365.77228124999999" table:formula="of:=[.CR38]-[.CU38]" table:style-name="ce31">
            <text:p>365.8</text:p>
          </table:table-cell>
          <table:table-cell office:value-type="float" office:value="434.22424061941632" table:formula="of:=[.CR38]/[.CT38]*[.$CT$24]" table:style-name="ce31">
            <text:p>434.2</text:p>
          </table:table-cell>
          <table:table-cell office:value-type="float" office:value="294.83825938058368" table:formula="of:=[.CR38]-[.CW38]" table:style-name="ce31">
            <text:p>294.8</text:p>
          </table:table-cell>
          <table:table-cell office:value-type="float" office:value="-0.85000000000000009" table:formula="of:=([.AE38]-[.AE37])" table:style-name="ce34">
            <text:p>-0.85</text:p>
          </table:table-cell>
          <table:table-cell office:value-type="float" office:value="8.6632510479739153" table:formula="of:=([.CR38]*100/[.CR37])-100" table:style-name="ce34">
            <text:p>8.66</text:p>
          </table:table-cell>
          <table:table-cell office:value-type="float" office:value="6.3532510479739148" table:formula="of:=[.CZ38]-[.CS38]" table:style-name="ce34">
            <text:p>6.35</text:p>
          </table:table-cell>
          <table:table-cell office:value-type="float" office:value="0.84404037368196327" table:formula="of:=([.B39]*100/[.B38])-100" table:style-name="ce34">
            <text:p>0.84</text:p>
          </table:table-cell>
          <table:table-cell table:style-name="ce34"/>
          <table:table-cell office:value-type="float" office:value="10.62" table:style-name="ce34">
            <text:p>10.62</text:p>
          </table:table-cell>
          <table:table-cell office:value-type="float" office:value="15.64" table:style-name="ce31">
            <text:p>15.6</text:p>
          </table:table-cell>
          <table:table-cell office:value-type="float" office:value="12.663251047973915" table:formula="of:=[.CZ38]+4" table:style-name="ce31">
            <text:p>12.7</text:p>
          </table:table-cell>
          <table:table-cell office:value-type="float" office:value="368.24" table:formula="of:=-0.06*(([.A38]-1963)^2)+8.5*([.A38]-1963)+140" table:style-name="ce31">
            <text:p>368.2</text:p>
          </table:table-cell>
          <table:table-cell office:value-type="float" office:value="418.24" table:formula="of:=[.DG38]+50" table:style-name="ce31">
            <text:p>418.2</text:p>
          </table:table-cell>
          <table:table-cell office:value-type="float" office:value="318.24" table:formula="of:=[.DG38]-50" table:style-name="ce31">
            <text:p>318.2</text:p>
          </table:table-cell>
          <table:table-cell office:value-type="float" office:value="468.24" table:formula="of:=[.DG38]+100" table:style-name="ce31">
            <text:p>468.2</text:p>
          </table:table-cell>
          <table:table-cell office:value-type="float" office:value="268.24" table:formula="of:=[.DG38]-100" table:style-name="ce31">
            <text:p>268.2</text:p>
          </table:table-cell>
          <table:table-cell office:value-type="float" office:value="340.6" table:formula="of:=-0.025*(([.A38]-1963)^2)+5.5*([.A38]-1963)+175" table:style-name="ce31">
            <text:p>340.6</text:p>
          </table:table-cell>
          <table:table-cell table:number-columns-repeated="16268"/>
        </table:table-row>
        <table:table-row table:style-name="ro3">
          <table:table-cell office:value-type="float" office:value="2000" table:style-name="ce19">
            <text:p>2000</text:p>
          </table:table-cell>
          <table:table-cell office:value-type="float" office:value="40264000" table:style-name="ce13">
            <text:p>40264000</text:p>
          </table:table-cell>
          <table:table-cell office:value-type="float" office:value="15786797" table:style-name="ce9">
            <text:p>15786797</text:p>
          </table:table-cell>
          <table:table-cell office:value-type="float" office:value="32954866" table:style-name="ce127">
            <text:p>32954866</text:p>
          </table:table-cell>
          <table:table-cell office:value-type="float" office:value="607184.5" table:formula="of:=[.C39]/26" table:style-name="ce11">
            <text:p>607185</text:p>
          </table:table-cell>
          <table:table-cell office:value-type="float" office:value="303592.25" table:formula="of:=[.E39]/2" table:style-name="ce11">
            <text:p>303592</text:p>
          </table:table-cell>
          <table:table-cell office:value-type="float" office:value="455388.375" table:formula="of:=[.F39]*1.5" table:style-name="ce11">
            <text:p>455388</text:p>
          </table:table-cell>
          <table:table-cell table:number-columns-repeated="11" table:style-name="ce23"/>
          <table:table-cell office:value-type="float" office:value="612852" table:style-name="ce23">
            <text:p>612852</text:p>
          </table:table-cell>
          <table:table-cell office:value-type="float" office:value="408568" table:formula="of:=[.S39]/1.5" table:style-name="ce32">
            <text:p>408568</text:p>
          </table:table-cell>
          <table:table-cell office:value-type="float" office:value="42325628" table:style-name="ce35">
            <text:p>42325628</text:p>
          </table:table-cell>
          <table:table-cell office:value-type="float" office:value="69063.375823200375" table:formula="of:=[.U39]*1000/[.S39]" table:style-name="ce35">
            <text:p>69063</text:p>
          </table:table-cell>
          <table:table-cell table:number-columns-repeated="2" table:style-name="ce23"/>
          <table:table-cell table:style-name="ce34"/>
          <table:table-cell office:value-type="float" office:value="8.2702221753810292" table:formula="of:=(([.V39]*100/[.V38])-100)-[.CS39]" table:style-name="ce37">
            <text:p>8.27</text:p>
          </table:table-cell>
          <table:table-cell table:number-columns-repeated="4" table:style-name="ce34"/>
          <table:table-cell office:value-type="float" office:value="4.773083333333334" table:style-name="ce43">
            <text:p>4.77</text:p>
          </table:table-cell>
          <table:table-cell office:value-type="float" office:value="0.9213583333333335" table:style-name="ce113">
            <text:p>0.92</text:p>
          </table:table-cell>
          <table:table-cell office:value-type="float" office:value="81218.75" table:formula="of:=[.CR39]*100" table:style-name="ce115">
            <text:p>81219</text:p>
          </table:table-cell>
          <table:table-cell office:value-type="float" office:value="74831.572135416674" table:formula="of:=([.CR39]*100)*[.AF39]" table:style-name="ce115">
            <text:p>74832</text:p>
          </table:table-cell>
          <table:table-cell office:value-type="float" office:value="4.9103279999999998" table:style-name="ce113">
            <text:p>4.91</text:p>
          </table:table-cell>
          <table:table-cell office:value-type="float" office:value="4.2765611929800684" table:formula="of:=([.AI39]*100/[.AI38])-100" table:style-name="ce112">
            <text:p>4.28</text:p>
          </table:table-cell>
          <table:table-cell table:number-columns-repeated="2" table:style-name="ce106"/>
          <table:table-cell office:value-type="float" office:value="301.12833333333333" table:style-name="ce120">
            <text:p>301</text:p>
          </table:table-cell>
          <table:table-cell office:value-type="float" office:value="269.71473956286633" table:formula="of:=[.CR39]*100/[.AM39]" table:style-name="ce120">
            <text:p>270</text:p>
          </table:table-cell>
          <table:table-cell office:value-type="float" office:value="12461.740854901367" table:formula="of:=[.AP39]/[.D39]" table:style-name="ce35">
            <text:p>12462</text:p>
          </table:table-cell>
          <table:table-cell office:value-type="float" office:value="410675000000" table:style-name="ce134">
            <text:p>4.11E+11</text:p>
          </table:table-cell>
          <table:table-cell office:value-type="float" office:value="11928.569784302468" table:formula="of:=[.AQ38]*(1+([.CS39]/100))" table:style-name="ce120">
            <text:p>11929</text:p>
          </table:table-cell>
          <table:table-cell office:value-type="float" office:value="12847.936800491583" table:formula="of:=[.AR38]*(1+([.CZ39]/100))" table:style-name="ce120">
            <text:p>12848</text:p>
          </table:table-cell>
          <table:table-cell office:value-type="float" office:value="11386.013161080913" table:formula="of:=(([.AR39]+([.AQ39]-[.AO39]))-[.AO39])+[.$AO$38]" table:style-name="ce120">
            <text:p>11386</text:p>
          </table:table-cell>
          <table:table-cell office:value-type="float" office:value="98.725611078735284" table:formula="of:=[.AS39]*[.$AT$38]/[.$AS$38]" table:style-name="ce120">
            <text:p>99</text:p>
          </table:table-cell>
          <table:table-cell office:value-type="float" office:value="5.5420327406372634" table:formula="of:=[.V39]/[.AO39]" table:style-name="ce38">
            <text:p>5.5</text:p>
          </table:table-cell>
          <table:table-cell office:value-type="float" office:value="13812.675164640075" table:formula="of:=[.V39]/5" table:style-name="ce35">
            <text:p>13813</text:p>
          </table:table-cell>
          <table:table-cell office:value-type="float" office:value="9.7803958584145221" table:formula="of:=100-(([.AO39]*100)/[.AV39])" table:style-name="ce35">
            <text:p>10</text:p>
          </table:table-cell>
          <table:table-cell office:value-type="float" office:value="424" table:style-name="ce11">
            <text:p>424</text:p>
          </table:table-cell>
          <table:table-cell table:number-columns-repeated="2" table:style-name="ce23"/>
          <table:table-cell office:value-type="float" office:value="143902" table:style-name="ce23">
            <text:p>143902</text:p>
          </table:table-cell>
          <table:table-cell office:value-type="float" office:value="89889" table:style-name="ce23">
            <text:p>89889</text:p>
          </table:table-cell>
          <table:table-cell office:value-type="float" office:value="51570" table:style-name="ce23">
            <text:p>51570</text:p>
          </table:table-cell>
          <table:table-cell office:value-type="float" office:value="2443" table:style-name="ce23">
            <text:p>2443</text:p>
          </table:table-cell>
          <table:table-cell office:value-type="float" office:value="165400" table:style-name="ce23">
            <text:p>165400</text:p>
          </table:table-cell>
          <table:table-cell office:value-type="float" office:value="146.04556760124009" table:style-name="ce88">
            <text:p>146</text:p>
          </table:table-cell>
          <table:table-cell office:value-type="float" office:value="8895954999.9999981" table:style-name="ce23">
            <text:p>8895955000</text:p>
          </table:table-cell>
          <table:table-cell office:value-type="float" office:value="53784.492140266011" table:formula="of:=[.BG39]/[.BE39]" table:style-name="ce72">
            <text:p>53784</text:p>
          </table:table-cell>
          <table:table-cell office:value-type="float" office:value="368.27199225325427" table:formula="of:=[.BH39]/[.BF39]" table:style-name="ce72">
            <text:p>368</text:p>
          </table:table-cell>
          <table:table-cell office:value-type="float" office:value="365833" table:style-name="ce23">
            <text:p>365833</text:p>
          </table:table-cell>
          <table:table-cell office:value-type="float" office:value="105.29489313462319" table:style-name="ce88">
            <text:p>105</text:p>
          </table:table-cell>
          <table:table-cell office:value-type="float" office:value="14670248899.999998" table:style-name="ce23">
            <text:p>14670248900</text:p>
          </table:table-cell>
          <table:table-cell office:value-type="float" office:value="40100.944693343677" table:formula="of:=[.BL39]/[.BJ39]" table:style-name="ce84">
            <text:p>40101</text:p>
          </table:table-cell>
          <table:table-cell office:value-type="float" office:value="380.84415587062915" table:formula="of:=[.BM39]/[.BK39]" table:style-name="ce84">
            <text:p>381</text:p>
          </table:table-cell>
          <table:table-cell office:value-type="float" office:value="2.16838871257568" table:formula="of:=[.CR39]/(([.BN39]+[.BI39])/2)" table:style-name="ce92">
            <text:p>2.17</text:p>
          </table:table-cell>
          <table:table-cell office:value-type="float" office:value="4.0789621460018139" table:formula="of:=(([.BI39]+[.BN39])*100/([.BI38]+[.BN38]))-100" table:style-name="ce90">
            <text:p>4.1</text:p>
          </table:table-cell>
          <table:table-cell table:style-name="ce84"/>
          <table:table-cell office:value-type="float" office:value="20643668.369846933" table:style-name="ce32">
            <text:p>20643668</text:p>
          </table:table-cell>
          <table:table-cell office:value-type="float" office:value="520693.56921079755" table:formula="of:=[.BR39]-[.BR38]" table:style-name="ce32">
            <text:p>520694</text:p>
          </table:table-cell>
          <table:table-cell office:value-type="float" office:value="512.70783751855083" table:formula="of:=([.BR39]/([.B39]))*1000" table:style-name="ce11">
            <text:p>513</text:p>
          </table:table-cell>
          <table:table-cell office:value-type="float" office:value="2.5875576268889233" table:formula="of:=([.BR39]*100/[.BR38])-100" table:style-name="ce31">
            <text:p>2.6</text:p>
          </table:table-cell>
          <table:table-cell office:value-type="float" office:value="0.84404037368196327" table:formula="of:=([.B39]*100/[.B38])-100" table:style-name="ce31">
            <text:p>0.8</text:p>
          </table:table-cell>
          <table:table-cell office:value-type="float" office:value="1.74351725320696" table:formula="of:=[.BU39]-[.BV39]" table:style-name="ce31">
            <text:p>1.7</text:p>
          </table:table-cell>
          <table:table-cell office:value-type="float" office:value="38438.639999999999" table:style-name="ce11">
            <text:p>38439</text:p>
          </table:table-cell>
          <table:table-cell table:style-name="ce74"/>
          <table:table-cell table:number-columns-repeated="11" table:style-name="ce23"/>
          <table:table-cell table:number-columns-repeated="6" table:style-name="ce31"/>
          <table:table-cell table:style-name="ce79"/>
          <table:table-cell office:value-type="float" office:value="812.1875" table:style-name="ce11">
            <text:p>812</text:p>
          </table:table-cell>
          <table:table-cell office:value-type="float" office:value="3.4299999999999997" table:style-name="ce34">
            <text:p>3.43</text:p>
          </table:table-cell>
          <table:table-cell office:value-type="float" office:value="171.33" table:formula="of:=[.CT38]+[.CS39]" table:style-name="ce31">
            <text:p>171.3</text:p>
          </table:table-cell>
          <table:table-cell office:value-type="float" office:value="391.14825000000002" table:formula="of:=(([.CR39]*[.CS39])/100)+[.CU38]" table:style-name="ce31">
            <text:p>391.1</text:p>
          </table:table-cell>
          <table:table-cell office:value-type="float" office:value="421.03924999999998" table:formula="of:=[.CR39]-[.CU39]" table:style-name="ce31">
            <text:p>421.0</text:p>
          </table:table-cell>
          <table:table-cell office:value-type="float" office:value="474.04861962294984" table:formula="of:=[.CR39]/[.CT39]*[.$CT$24]" table:style-name="ce31">
            <text:p>474.0</text:p>
          </table:table-cell>
          <table:table-cell office:value-type="float" office:value="338.13888037705016" table:formula="of:=[.CR39]-[.CW39]" table:style-name="ce31">
            <text:p>338.1</text:p>
          </table:table-cell>
          <table:table-cell office:value-type="float" office:value="1.6181666666666676" table:formula="of:=([.AE39]-[.AE38])" table:style-name="ce34">
            <text:p>1.62</text:p>
          </table:table-cell>
          <table:table-cell office:value-type="float" office:value="11.401628804114878" table:formula="of:=([.CR39]*100/[.CR38])-100" table:style-name="ce34">
            <text:p>11.40</text:p>
          </table:table-cell>
          <table:table-cell office:value-type="float" office:value="7.9716288041148786" table:formula="of:=[.CZ39]-[.CS39]" table:style-name="ce34">
            <text:p>7.97</text:p>
          </table:table-cell>
          <table:table-cell office:value-type="float" office:value="0.52652493542618117" table:formula="of:=([.B40]*100/[.B39])-100" table:style-name="ce34">
            <text:p>0.53</text:p>
          </table:table-cell>
          <table:table-cell table:style-name="ce34"/>
          <table:table-cell office:value-type="float" office:value="4.62" table:style-name="ce34">
            <text:p>4.62</text:p>
          </table:table-cell>
          <table:table-cell office:value-type="float" office:value="13.87" table:style-name="ce31">
            <text:p>13.9</text:p>
          </table:table-cell>
          <table:table-cell office:value-type="float" office:value="15.401628804114878" table:formula="of:=[.CZ39]+4" table:style-name="ce31">
            <text:p>15.4</text:p>
          </table:table-cell>
          <table:table-cell office:value-type="float" office:value="372.36" table:formula="of:=-0.06*(([.A39]-1963)^2)+8.5*([.A39]-1963)+140" table:style-name="ce31">
            <text:p>372.4</text:p>
          </table:table-cell>
          <table:table-cell office:value-type="float" office:value="422.36" table:formula="of:=[.DG39]+50" table:style-name="ce31">
            <text:p>422.4</text:p>
          </table:table-cell>
          <table:table-cell office:value-type="float" office:value="322.36" table:formula="of:=[.DG39]-50" table:style-name="ce31">
            <text:p>322.4</text:p>
          </table:table-cell>
          <table:table-cell office:value-type="float" office:value="472.36" table:formula="of:=[.DG39]+100" table:style-name="ce31">
            <text:p>472.4</text:p>
          </table:table-cell>
          <table:table-cell office:value-type="float" office:value="272.36" table:formula="of:=[.DG39]-100" table:style-name="ce31">
            <text:p>272.4</text:p>
          </table:table-cell>
          <table:table-cell office:value-type="float" office:value="344.27499999999998" table:formula="of:=-0.025*(([.A39]-1963)^2)+5.5*([.A39]-1963)+175" table:style-name="ce31">
            <text:p>344.3</text:p>
          </table:table-cell>
          <table:table-cell table:number-columns-repeated="16268"/>
        </table:table-row>
        <table:table-row table:style-name="ro3">
          <table:table-cell office:value-type="float" office:value="2001" table:style-name="ce19">
            <text:p>2001</text:p>
          </table:table-cell>
          <table:table-cell office:value-type="float" office:value="40476000" table:style-name="ce13">
            <text:p>40476000</text:p>
          </table:table-cell>
          <table:table-cell office:value-type="float" office:value="16049762" table:style-name="ce9">
            <text:p>16049762</text:p>
          </table:table-cell>
          <table:table-cell office:value-type="float" office:value="33263433" table:style-name="ce127">
            <text:p>33263433</text:p>
          </table:table-cell>
          <table:table-cell office:value-type="float" office:value="617298.5384615385" table:formula="of:=[.C40]/26" table:style-name="ce11">
            <text:p>617299</text:p>
          </table:table-cell>
          <table:table-cell office:value-type="float" office:value="308649.26923076925" table:formula="of:=[.E40]/2" table:style-name="ce11">
            <text:p>308649</text:p>
          </table:table-cell>
          <table:table-cell office:value-type="float" office:value="462973.90384615387" table:formula="of:=[.F40]*1.5" table:style-name="ce11">
            <text:p>462974</text:p>
          </table:table-cell>
          <table:table-cell table:number-columns-repeated="11" table:style-name="ce23"/>
          <table:table-cell office:value-type="float" office:value="615703" table:style-name="ce23">
            <text:p>615703</text:p>
          </table:table-cell>
          <table:table-cell office:value-type="float" office:value="410468.66666666669" table:formula="of:=[.S40]/1.5" table:style-name="ce32">
            <text:p>410469</text:p>
          </table:table-cell>
          <table:table-cell office:value-type="float" office:value="46574600" table:style-name="ce35">
            <text:p>46574600</text:p>
          </table:table-cell>
          <table:table-cell office:value-type="float" office:value="75644.588381086331" table:formula="of:=[.U40]*1000/[.S40]" table:style-name="ce35">
            <text:p>75645</text:p>
          </table:table-cell>
          <table:table-cell table:number-columns-repeated="2" table:style-name="ce23"/>
          <table:table-cell table:style-name="ce34"/>
          <table:table-cell office:value-type="float" office:value="5.9392367038842799" table:formula="of:=(([.V40]*100/[.V39])-100)-[.CS40]" table:style-name="ce37">
            <text:p>5.94</text:p>
          </table:table-cell>
          <table:table-cell table:number-columns-repeated="4" table:style-name="ce34"/>
          <table:table-cell office:value-type="float" office:value="4.0766666666666671" table:style-name="ce43">
            <text:p>4.08</text:p>
          </table:table-cell>
          <table:table-cell office:value-type="float" office:value="0.89243333333333341" table:style-name="ce113">
            <text:p>0.89</text:p>
          </table:table-cell>
          <table:table-cell office:value-type="float" office:value="89250" table:formula="of:=[.CR40]*100" table:style-name="ce115">
            <text:p>89250</text:p>
          </table:table-cell>
          <table:table-cell office:value-type="float" office:value="79649.675000000003" table:formula="of:=([.CR40]*100)*[.AF40]" table:style-name="ce115">
            <text:p>79650</text:p>
          </table:table-cell>
          <table:table-cell office:value-type="float" office:value="5.4467369999999997" table:style-name="ce113">
            <text:p>5.45</text:p>
          </table:table-cell>
          <table:table-cell office:value-type="float" office:value="10.924097127523851" table:formula="of:=([.AI40]*100/[.AI39])-100" table:style-name="ce112">
            <text:p>10.92</text:p>
          </table:table-cell>
          <table:table-cell table:number-columns-repeated="2" table:style-name="ce106"/>
          <table:table-cell office:value-type="float" office:value="304.32833333333332" table:style-name="ce120">
            <text:p>304</text:p>
          </table:table-cell>
          <table:table-cell office:value-type="float" office:value="293.2687831673029" table:formula="of:=[.CR40]*100/[.AM40]" table:style-name="ce120">
            <text:p>293</text:p>
          </table:table-cell>
          <table:table-cell office:value-type="float" office:value="13289.187559203525" table:formula="of:=[.AP40]/[.D40]" table:style-name="ce35">
            <text:p>13289</text:p>
          </table:table-cell>
          <table:table-cell office:value-type="float" office:value="442044000000" table:style-name="ce134">
            <text:p>4.42E+11</text:p>
          </table:table-cell>
          <table:table-cell office:value-type="float" office:value="12356.805439558928" table:formula="of:=[.AQ39]*(1+([.CS40]/100))" table:style-name="ce120">
            <text:p>12357</text:p>
          </table:table-cell>
          <table:table-cell office:value-type="float" office:value="14118.394575684481" table:formula="of:=[.AR39]*(1+([.CZ40]/100))" table:style-name="ce120">
            <text:p>14118</text:p>
          </table:table-cell>
          <table:table-cell office:value-type="float" office:value="11429.813182925955" table:formula="of:=(([.AR40]+([.AQ40]-[.AO40]))-[.AO40])+[.$AO$38]" table:style-name="ce120">
            <text:p>11430</text:p>
          </table:table-cell>
          <table:table-cell office:value-type="float" office:value="99.105391416307214" table:formula="of:=[.AS40]*[.$AT$38]/[.$AS$38]" table:style-name="ce120">
            <text:p>99</text:p>
          </table:table-cell>
          <table:table-cell office:value-type="float" office:value="5.692190590590176" table:formula="of:=[.V40]/[.AO40]" table:style-name="ce38">
            <text:p>5.7</text:p>
          </table:table-cell>
          <table:table-cell office:value-type="float" office:value="15128.917676217266" table:formula="of:=[.V40]/5" table:style-name="ce35">
            <text:p>15129</text:p>
          </table:table-cell>
          <table:table-cell office:value-type="float" office:value="12.160355131721076" table:formula="of:=100-(([.AO40]*100)/[.AV40])" table:style-name="ce35">
            <text:p>12</text:p>
          </table:table-cell>
          <table:table-cell office:value-type="float" office:value="433" table:style-name="ce11">
            <text:p>433</text:p>
          </table:table-cell>
          <table:table-cell table:number-columns-repeated="2" table:style-name="ce23"/>
          <table:table-cell office:value-type="float" office:value="140616" table:style-name="ce23">
            <text:p>140616</text:p>
          </table:table-cell>
          <table:table-cell office:value-type="float" office:value="82802" table:style-name="ce23">
            <text:p>82802</text:p>
          </table:table-cell>
          <table:table-cell office:value-type="float" office:value="55042" table:style-name="ce23">
            <text:p>55042</text:p>
          </table:table-cell>
          <table:table-cell office:value-type="float" office:value="2772" table:style-name="ce23">
            <text:p>2772</text:p>
          </table:table-cell>
          <table:table-cell office:value-type="float" office:value="144937" table:style-name="ce23">
            <text:p>144937</text:p>
          </table:table-cell>
          <table:table-cell office:value-type="float" office:value="150.93763104378507" table:style-name="ce88">
            <text:p>151</text:p>
          </table:table-cell>
          <table:table-cell office:value-type="float" office:value="8477207199.999999" table:style-name="ce23">
            <text:p>8477207200</text:p>
          </table:table-cell>
          <table:table-cell office:value-type="float" office:value="58488.910354153864" table:formula="of:=[.BG40]/[.BE40]" table:style-name="ce72">
            <text:p>58489</text:p>
          </table:table-cell>
          <table:table-cell office:value-type="float" office:value="387.50383154739575" table:formula="of:=[.BH40]/[.BF40]" table:style-name="ce72">
            <text:p>388</text:p>
          </table:table-cell>
          <table:table-cell office:value-type="float" office:value="354248" table:style-name="ce23">
            <text:p>354248</text:p>
          </table:table-cell>
          <table:table-cell office:value-type="float" office:value="104.14976299989212" table:style-name="ce88">
            <text:p>104</text:p>
          </table:table-cell>
          <table:table-cell office:value-type="float" office:value="14853672299.999998" table:style-name="ce23">
            <text:p>14853672300</text:p>
          </table:table-cell>
          <table:table-cell office:value-type="float" office:value="41930.15147580226" table:formula="of:=[.BL40]/[.BJ40]" table:style-name="ce84">
            <text:p>41930</text:p>
          </table:table-cell>
          <table:table-cell office:value-type="float" office:value="402.59478531742502" table:formula="of:=[.BM40]/[.BK40]" table:style-name="ce84">
            <text:p>403</text:p>
          </table:table-cell>
          <table:table-cell office:value-type="float" office:value="2.2592116501646764" table:formula="of:=[.CR40]/(([.BN40]+[.BI40])/2)" table:style-name="ce92">
            <text:p>2.26</text:p>
          </table:table-cell>
          <table:table-cell office:value-type="float" office:value="5.4707763066615911" table:formula="of:=(([.BI40]+[.BN40])*100/([.BI39]+[.BN39]))-100" table:style-name="ce90">
            <text:p>5.5</text:p>
          </table:table-cell>
          <table:table-cell table:style-name="ce84"/>
          <table:table-cell office:value-type="float" office:value="21033759" table:style-name="ce23">
            <text:p>21033759</text:p>
          </table:table-cell>
          <table:table-cell office:value-type="float" office:value="390090.63015306741" table:formula="of:=[.BR40]-[.BR39]" table:style-name="ce35">
            <text:p>390091</text:p>
          </table:table-cell>
          <table:table-cell office:value-type="float" office:value="519.66002075303891" table:formula="of:=([.BR40]/([.B40]))*1000" table:style-name="ce11">
            <text:p>520</text:p>
          </table:table-cell>
          <table:table-cell office:value-type="float" office:value="1.8896381358404852" table:formula="of:=([.BR40]*100/[.BR39])-100" table:style-name="ce31">
            <text:p>1.9</text:p>
          </table:table-cell>
          <table:table-cell office:value-type="float" office:value="0.52652493542618117" table:formula="of:=([.B40]*100/[.B39])-100" table:style-name="ce31">
            <text:p>0.5</text:p>
          </table:table-cell>
          <table:table-cell office:value-type="float" office:value="1.3631132004143041" table:formula="of:=[.BU40]-[.BV40]" table:style-name="ce31">
            <text:p>1.4</text:p>
          </table:table-cell>
          <table:table-cell office:value-type="float" office:value="42150.579999999994" table:style-name="ce11">
            <text:p>42151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892.5" table:style-name="ce11">
            <text:p>893</text:p>
          </table:table-cell>
          <table:table-cell office:value-type="float" office:value="3.5900000000000003" table:style-name="ce34">
            <text:p>3.59</text:p>
          </table:table-cell>
          <table:table-cell office:value-type="float" office:value="174.92000000000002" table:formula="of:=[.CT39]+[.CS40]" table:style-name="ce31">
            <text:p>174.9</text:p>
          </table:table-cell>
          <table:table-cell office:value-type="float" office:value="423.18900000000002" table:formula="of:=(([.CR40]*[.CS40])/100)+[.CU39]" table:style-name="ce31">
            <text:p>423.2</text:p>
          </table:table-cell>
          <table:table-cell office:value-type="float" office:value="469.31099999999998" table:formula="of:=[.CR40]-[.CU40]" table:style-name="ce31">
            <text:p>469.3</text:p>
          </table:table-cell>
          <table:table-cell office:value-type="float" office:value="510.23324948547906" table:formula="of:=[.CR40]/[.CT40]*[.$CT$24]" table:style-name="ce31">
            <text:p>510.2</text:p>
          </table:table-cell>
          <table:table-cell office:value-type="float" office:value="382.26675051452094" table:formula="of:=[.CR40]-[.CW40]" table:style-name="ce31">
            <text:p>382.3</text:p>
          </table:table-cell>
          <table:table-cell office:value-type="float" office:value="-0.69641666666666691" table:formula="of:=([.AE40]-[.AE39])" table:style-name="ce34">
            <text:p>-0.70</text:p>
          </table:table-cell>
          <table:table-cell office:value-type="float" office:value="9.8884186225471353" table:formula="of:=([.CR40]*100/[.CR39])-100" table:style-name="ce34">
            <text:p>9.89</text:p>
          </table:table-cell>
          <table:table-cell office:value-type="float" office:value="6.2984186225471355" table:formula="of:=[.CZ40]-[.CS40]" table:style-name="ce34">
            <text:p>6.30</text:p>
          </table:table-cell>
          <table:table-cell office:value-type="float" office:value="1.3810653226603478" table:formula="of:=([.B41]*100/[.B40])-100" table:style-name="ce34">
            <text:p>1.38</text:p>
          </table:table-cell>
          <table:table-cell table:style-name="ce34"/>
          <table:table-cell office:value-type="float" office:value="0.47" table:style-name="ce34">
            <text:p>0.47</text:p>
          </table:table-cell>
          <table:table-cell office:value-type="float" office:value="10.55" table:style-name="ce31">
            <text:p>10.6</text:p>
          </table:table-cell>
          <table:table-cell office:value-type="float" office:value="13.888418622547135" table:formula="of:=[.CZ40]+4" table:style-name="ce31">
            <text:p>13.9</text:p>
          </table:table-cell>
          <table:table-cell office:value-type="float" office:value="376.36" table:formula="of:=-0.06*(([.A40]-1963)^2)+8.5*([.A40]-1963)+140" table:style-name="ce31">
            <text:p>376.4</text:p>
          </table:table-cell>
          <table:table-cell office:value-type="float" office:value="426.36" table:formula="of:=[.DG40]+50" table:style-name="ce31">
            <text:p>426.4</text:p>
          </table:table-cell>
          <table:table-cell office:value-type="float" office:value="326.36" table:formula="of:=[.DG40]-50" table:style-name="ce31">
            <text:p>326.4</text:p>
          </table:table-cell>
          <table:table-cell office:value-type="float" office:value="476.36" table:formula="of:=[.DG40]+100" table:style-name="ce31">
            <text:p>476.4</text:p>
          </table:table-cell>
          <table:table-cell office:value-type="float" office:value="276.36" table:formula="of:=[.DG40]-100" table:style-name="ce31">
            <text:p>276.4</text:p>
          </table:table-cell>
          <table:table-cell office:value-type="float" office:value="347.9" table:formula="of:=-0.025*(([.A40]-1963)^2)+5.5*([.A40]-1963)+175" table:style-name="ce31">
            <text:p>347.9</text:p>
          </table:table-cell>
          <table:table-cell table:number-columns-repeated="16268"/>
        </table:table-row>
        <table:table-row table:style-name="ro3">
          <table:table-cell office:value-type="float" office:value="2002" table:style-name="ce19">
            <text:p>2002</text:p>
          </table:table-cell>
          <table:table-cell office:value-type="float" office:value="41035000" table:style-name="ce13">
            <text:p>41035000</text:p>
          </table:table-cell>
          <table:table-cell office:value-type="float" office:value="16417960" table:style-name="ce9">
            <text:p>16417960</text:p>
          </table:table-cell>
          <table:table-cell office:value-type="float" office:value="33673697" table:style-name="ce127">
            <text:p>33673697</text:p>
          </table:table-cell>
          <table:table-cell office:value-type="float" office:value="631460" table:formula="of:=[.C41]/26" table:style-name="ce11">
            <text:p>631460</text:p>
          </table:table-cell>
          <table:table-cell office:value-type="float" office:value="315730" table:formula="of:=[.E41]/2" table:style-name="ce11">
            <text:p>315730</text:p>
          </table:table-cell>
          <table:table-cell office:value-type="float" office:value="473595" table:formula="of:=[.F41]*1.5" table:style-name="ce11">
            <text:p>473595</text:p>
          </table:table-cell>
          <table:table-cell table:number-columns-repeated="11" table:style-name="ce23"/>
          <table:table-cell office:value-type="float" office:value="690230" table:style-name="ce23">
            <text:p>690230</text:p>
          </table:table-cell>
          <table:table-cell office:value-type="float" office:value="460153.33333333331" table:formula="of:=[.S41]/1.5" table:style-name="ce32">
            <text:p>460153</text:p>
          </table:table-cell>
          <table:table-cell office:value-type="float" office:value="58985647" table:style-name="ce35">
            <text:p>58985647</text:p>
          </table:table-cell>
          <table:table-cell office:value-type="float" office:value="85457.958941222489" table:formula="of:=[.U41]*1000/[.S41]" table:style-name="ce35">
            <text:p>85458</text:p>
          </table:table-cell>
          <table:table-cell table:number-columns-repeated="2" table:style-name="ce23"/>
          <table:table-cell table:style-name="ce34"/>
          <table:table-cell office:value-type="float" office:value="9.9029975007568751" table:formula="of:=(([.V41]*100/[.V40])-100)-[.CS41]" table:style-name="ce37">
            <text:p>9.90</text:p>
          </table:table-cell>
          <table:table-cell table:number-columns-repeated="4" table:style-name="ce34"/>
          <table:table-cell office:value-type="float" office:value="3.4943" table:style-name="ce34">
            <text:p>3.49</text:p>
          </table:table-cell>
          <table:table-cell office:value-type="float" office:value="0.95054166666666662" table:style-name="ce113">
            <text:p>0.95</text:p>
          </table:table-cell>
          <table:table-cell office:value-type="float" office:value="100875" table:formula="of:=[.CR41]*100" table:style-name="ce115">
            <text:p>100875</text:p>
          </table:table-cell>
          <table:table-cell office:value-type="float" office:value="95885.890625" table:formula="of:=([.CR41]*100)*[.AF41]" table:style-name="ce115">
            <text:p>95886</text:p>
          </table:table-cell>
          <table:table-cell office:value-type="float" office:value="5.8078250000000002" table:style-name="ce113">
            <text:p>5.81</text:p>
          </table:table-cell>
          <table:table-cell office:value-type="float" office:value="6.629437037257361" table:formula="of:=([.AI41]*100/[.AI40])-100" table:style-name="ce112">
            <text:p>6.63</text:p>
          </table:table-cell>
          <table:table-cell table:number-columns-repeated="2" table:style-name="ce106"/>
          <table:table-cell office:value-type="float" office:value="329.95666666666665" table:style-name="ce120">
            <text:p>330</text:p>
          </table:table-cell>
          <table:table-cell office:value-type="float" office:value="305.7219634901553" table:formula="of:=[.CR41]*100/[.AM41]" table:style-name="ce120">
            <text:p>306</text:p>
          </table:table-cell>
          <table:table-cell office:value-type="float" office:value="13869.014738714315" table:formula="of:=[.AP41]/[.D41]" table:style-name="ce35">
            <text:p>13869</text:p>
          </table:table-cell>
          <table:table-cell office:value-type="float" office:value="467021000000" table:style-name="ce134">
            <text:p>4.67E+11</text:p>
          </table:table-cell>
          <table:table-cell office:value-type="float" office:value="12736.159366553386" table:formula="of:=[.AQ40]*(1+([.CS41]/100))" table:style-name="ce120">
            <text:p>12736</text:p>
          </table:table-cell>
          <table:table-cell office:value-type="float" office:value="15957.345129660191" table:formula="of:=[.AR40]*(1+([.CZ41]/100))" table:style-name="ce120">
            <text:p>15957</text:p>
          </table:table-cell>
          <table:table-cell office:value-type="float" office:value="12488.463304874542" table:formula="of:=(([.AR41]+([.AQ41]-[.AO41]))-[.AO41])+[.$AO$38]" table:style-name="ce120">
            <text:p>12488</text:p>
          </table:table-cell>
          <table:table-cell office:value-type="float" office:value="108.2847133378032" table:formula="of:=[.AS41]*[.$AT$38]/[.$AS$38]" table:style-name="ce120">
            <text:p>108</text:p>
          </table:table-cell>
          <table:table-cell office:value-type="float" office:value="6.1617901885036579" table:formula="of:=[.V41]/[.AO41]" table:style-name="ce38">
            <text:p>6.2</text:p>
          </table:table-cell>
          <table:table-cell office:value-type="float" office:value="17091.591788244499" table:formula="of:=[.V41]/5" table:style-name="ce35">
            <text:p>17092</text:p>
          </table:table-cell>
          <table:table-cell office:value-type="float" office:value="18.854750859113395" table:formula="of:=100-(([.AO41]*100)/[.AV41])" table:style-name="ce35">
            <text:p>19</text:p>
          </table:table-cell>
          <table:table-cell office:value-type="float" office:value="442" table:style-name="ce11">
            <text:p>442</text:p>
          </table:table-cell>
          <table:table-cell table:number-columns-repeated="2" table:style-name="ce23"/>
          <table:table-cell office:value-type="float" office:value="136544" table:style-name="ce23">
            <text:p>136544</text:p>
          </table:table-cell>
          <table:table-cell office:value-type="float" office:value="82569" table:style-name="ce23">
            <text:p>82569</text:p>
          </table:table-cell>
          <table:table-cell office:value-type="float" office:value="50771" table:style-name="ce23">
            <text:p>50771</text:p>
          </table:table-cell>
          <table:table-cell office:value-type="float" office:value="3204" table:style-name="ce23">
            <text:p>3204</text:p>
          </table:table-cell>
          <table:table-cell office:value-type="float" office:value="145368" table:style-name="ce23">
            <text:p>145368</text:p>
          </table:table-cell>
          <table:table-cell office:value-type="float" office:value="154.80400172476095" table:style-name="ce88">
            <text:p>155</text:p>
          </table:table-cell>
          <table:table-cell office:value-type="float" office:value="9087576399.9999981" table:style-name="ce23">
            <text:p>9087576400</text:p>
          </table:table-cell>
          <table:table-cell office:value-type="float" office:value="62514.283748830538" table:formula="of:=[.BG41]/[.BE41]" table:style-name="ce72">
            <text:p>62514</text:p>
          </table:table-cell>
          <table:table-cell office:value-type="float" office:value="403.82860295808075" table:formula="of:=[.BH41]/[.BF41]" table:style-name="ce72">
            <text:p>404</text:p>
          </table:table-cell>
          <table:table-cell office:value-type="float" office:value="375292" table:style-name="ce23">
            <text:p>375292</text:p>
          </table:table-cell>
          <table:table-cell office:value-type="float" office:value="103.38487494805224" table:style-name="ce88">
            <text:p>103</text:p>
          </table:table-cell>
          <table:table-cell office:value-type="float" office:value="16380710700" table:style-name="ce23">
            <text:p>16380710700</text:p>
          </table:table-cell>
          <table:table-cell office:value-type="float" office:value="43647.908028948128" table:formula="of:=[.BL41]/[.BJ41]" table:style-name="ce84">
            <text:p>43648</text:p>
          </table:table-cell>
          <table:table-cell office:value-type="float" office:value="422.1885266184234" table:formula="of:=[.BM41]/[.BK41]" table:style-name="ce84">
            <text:p>422</text:p>
          </table:table-cell>
          <table:table-cell office:value-type="float" office:value="2.4424432953761679" table:formula="of:=[.CR41]/(([.BN41]+[.BI41])/2)" table:style-name="ce92">
            <text:p>2.44</text:p>
          </table:table-cell>
          <table:table-cell office:value-type="float" office:value="4.5460796848640541" table:formula="of:=(([.BI41]+[.BN41])*100/([.BI40]+[.BN40]))-100" table:style-name="ce90">
            <text:p>4.5</text:p>
          </table:table-cell>
          <table:table-cell table:style-name="ce84"/>
          <table:table-cell office:value-type="float" office:value="21487307" table:style-name="ce11">
            <text:p>21487307</text:p>
          </table:table-cell>
          <table:table-cell office:value-type="float" office:value="453548" table:formula="of:=[.BR41]-[.BR40]" table:style-name="ce35">
            <text:p>453548</text:p>
          </table:table-cell>
          <table:table-cell office:value-type="float" office:value="523.63365419763613" table:formula="of:=([.BR41]/([.B41]))*1000" table:style-name="ce11">
            <text:p>524</text:p>
          </table:table-cell>
          <table:table-cell office:value-type="float" office:value="2.1562859971914605" table:formula="of:=([.BR41]*100/[.BR40])-100" table:style-name="ce31">
            <text:p>2.2</text:p>
          </table:table-cell>
          <table:table-cell office:value-type="float" office:value="1.3810653226603478" table:formula="of:=([.B41]*100/[.B40])-100" table:style-name="ce31">
            <text:p>1.4</text:p>
          </table:table-cell>
          <table:table-cell office:value-type="float" office:value="0.77522067453111276" table:formula="of:=[.BU41]-[.BV41]" table:style-name="ce31">
            <text:p>0.8</text:p>
          </table:table-cell>
          <table:table-cell office:value-type="float" office:value="44119.82" table:style-name="ce11">
            <text:p>44120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1008.75" table:style-name="ce11">
            <text:p>1009</text:p>
          </table:table-cell>
          <table:table-cell office:value-type="float" office:value="3.0700000000000003" table:style-name="ce34">
            <text:p>3.07</text:p>
          </table:table-cell>
          <table:table-cell office:value-type="float" office:value="177.99" table:formula="of:=[.CT40]+[.CS41]" table:style-name="ce31">
            <text:p>178.0</text:p>
          </table:table-cell>
          <table:table-cell office:value-type="float" office:value="454.15762500000005" table:formula="of:=(([.CR41]*[.CS41])/100)+[.CU40]" table:style-name="ce31">
            <text:p>454.2</text:p>
          </table:table-cell>
          <table:table-cell office:value-type="float" office:value="554.59237499999995" table:formula="of:=[.CR41]-[.CU41]" table:style-name="ce31">
            <text:p>554.6</text:p>
          </table:table-cell>
          <table:table-cell office:value-type="float" office:value="566.74532277094215" table:formula="of:=[.CR41]/[.CT41]*[.$CT$24]" table:style-name="ce31">
            <text:p>566.7</text:p>
          </table:table-cell>
          <table:table-cell office:value-type="float" office:value="442.00467722905785" table:formula="of:=[.CR41]-[.CW41]" table:style-name="ce31">
            <text:p>442.0</text:p>
          </table:table-cell>
          <table:table-cell office:value-type="float" office:value="-0.58236666666666714" table:formula="of:=([.AE41]-[.AE40])" table:style-name="ce34">
            <text:p>-0.58</text:p>
          </table:table-cell>
          <table:table-cell office:value-type="float" office:value="13.025210084033617" table:formula="of:=([.CR41]*100/[.CR40])-100" table:style-name="ce34">
            <text:p>13.03</text:p>
          </table:table-cell>
          <table:table-cell office:value-type="float" office:value="9.9552100840336166" table:formula="of:=[.CZ41]-[.CS41]" table:style-name="ce34">
            <text:p>9.96</text:p>
          </table:table-cell>
          <table:table-cell office:value-type="float" office:value="1.9300597051297643" table:formula="of:=([.B42]*100/[.B41])-100" table:style-name="ce34">
            <text:p>1.93</text:p>
          </table:table-cell>
          <table:table-cell table:style-name="ce34"/>
          <table:table-cell office:value-type="float" office:value="12.1" table:style-name="ce34">
            <text:p>12.10</text:p>
          </table:table-cell>
          <table:table-cell office:value-type="float" office:value="11.45" table:style-name="ce31">
            <text:p>11.5</text:p>
          </table:table-cell>
          <table:table-cell office:value-type="float" office:value="17.025210084033617" table:formula="of:=[.CZ41]+4" table:style-name="ce31">
            <text:p>17.0</text:p>
          </table:table-cell>
          <table:table-cell office:value-type="float" office:value="380.24" table:formula="of:=-0.06*(([.A41]-1963)^2)+8.5*([.A41]-1963)+140" table:style-name="ce31">
            <text:p>380.2</text:p>
          </table:table-cell>
          <table:table-cell office:value-type="float" office:value="430.24" table:formula="of:=[.DG41]+50" table:style-name="ce31">
            <text:p>430.2</text:p>
          </table:table-cell>
          <table:table-cell office:value-type="float" office:value="330.24" table:formula="of:=[.DG41]-50" table:style-name="ce31">
            <text:p>330.2</text:p>
          </table:table-cell>
          <table:table-cell office:value-type="float" office:value="480.24" table:formula="of:=[.DG41]+100" table:style-name="ce31">
            <text:p>480.2</text:p>
          </table:table-cell>
          <table:table-cell office:value-type="float" office:value="280.24" table:formula="of:=[.DG41]-100" table:style-name="ce31">
            <text:p>280.2</text:p>
          </table:table-cell>
          <table:table-cell office:value-type="float" office:value="351.47500000000002" table:formula="of:=-0.025*(([.A41]-1963)^2)+5.5*([.A41]-1963)+175" table:style-name="ce31">
            <text:p>351.5</text:p>
          </table:table-cell>
          <table:table-cell table:number-columns-repeated="16268"/>
        </table:table-row>
        <table:table-row table:style-name="ro3">
          <table:table-cell office:value-type="float" office:value="2003" table:style-name="ce19">
            <text:p>2003</text:p>
          </table:table-cell>
          <table:table-cell office:value-type="float" office:value="41827000" table:style-name="ce13">
            <text:p>41827000</text:p>
          </table:table-cell>
          <table:table-cell office:value-type="float" office:value="16984055" table:style-name="ce11">
            <text:p>16984055</text:p>
          </table:table-cell>
          <table:table-cell office:value-type="float" office:value="34394753" table:style-name="ce128">
            <text:p>34394753</text:p>
          </table:table-cell>
          <table:table-cell office:value-type="float" office:value="653232.88461538462" table:formula="of:=[.C42]/26" table:style-name="ce11">
            <text:p>653233</text:p>
          </table:table-cell>
          <table:table-cell office:value-type="float" office:value="326616.44230769231" table:formula="of:=[.E42]/2" table:style-name="ce11">
            <text:p>326616</text:p>
          </table:table-cell>
          <table:table-cell office:value-type="float" office:value="489924.6634615385" table:formula="of:=[.F42]*1.5" table:style-name="ce11">
            <text:p>489925</text:p>
          </table:table-cell>
          <table:table-cell office:value-type="float" office:value="718536" table:style-name="ce11">
            <text:p>718536</text:p>
          </table:table-cell>
          <table:table-cell office:value-type="float" office:value="359268" table:formula="of:=[.H42]/2" table:style-name="ce11">
            <text:p>359268</text:p>
          </table:table-cell>
          <table:table-cell office:value-type="float" office:value="643990" table:style-name="ce11">
            <text:p>643990</text:p>
          </table:table-cell>
          <table:table-cell office:value-type="float" office:value="321995" table:formula="of:=[.J42]/2" table:style-name="ce11">
            <text:p>321995</text:p>
          </table:table-cell>
          <table:table-cell office:value-type="float" office:value="519454" table:style-name="ce11">
            <text:p>519454</text:p>
          </table:table-cell>
          <table:table-cell office:value-type="float" office:value="259727" table:formula="of:=[.L42]/2" table:style-name="ce11">
            <text:p>259727</text:p>
          </table:table-cell>
          <table:table-cell office:value-type="float" office:value="619193.03303763864" table:formula="of:=([.N43]*(([.S42]*100/[.S43])/100))" table:style-name="ce32">
            <text:p>619193</text:p>
          </table:table-cell>
          <table:table-cell office:value-type="float" office:value="116138.90786547" table:formula="of:=[.O43]*0.97" table:style-name="ce32">
            <text:p>116139</text:p>
          </table:table-cell>
          <table:table-cell table:number-columns-repeated="3" table:style-name="ce36"/>
          <table:table-cell office:value-type="float" office:value="989439" table:style-name="ce23">
            <text:p>989439</text:p>
          </table:table-cell>
          <table:table-cell office:value-type="float" office:value="494719.5" table:formula="of:=[.S42]/2" table:style-name="ce32">
            <text:p>494720</text:p>
          </table:table-cell>
          <table:table-cell office:value-type="float" office:value="96175561" table:style-name="ce11">
            <text:p>96175561</text:p>
          </table:table-cell>
          <table:table-cell office:value-type="float" office:value="97202.112510220439" table:formula="of:=[.U42]*1000/[.S42]" table:style-name="ce11">
            <text:p>97202</text:p>
          </table:table-cell>
          <table:table-cell table:number-columns-repeated="2" table:style-name="ce23"/>
          <table:table-cell office:value-type="float" office:value="1.5979491809622079" table:formula="of:=[.S42]/[.N42]" table:style-name="ce34">
            <text:p>1.60</text:p>
          </table:table-cell>
          <table:table-cell office:value-type="float" office:value="10.70260948248896" table:formula="of:=(([.V42]*100/[.V41])-100)-[.CS42]" table:style-name="ce37">
            <text:p>10.70</text:p>
          </table:table-cell>
          <table:table-cell office:value-type="float" office:value="4.3099999999999996" table:style-name="ce37">
            <text:p>4.31</text:p>
          </table:table-cell>
          <table:table-cell office:value-type="float" office:value="2.9" table:style-name="ce37">
            <text:p>2.90</text:p>
          </table:table-cell>
          <table:table-cell office:value-type="float" office:value="97.1" table:style-name="ce37">
            <text:p>97.10</text:p>
          </table:table-cell>
          <table:table-cell office:value-type="float" office:value="23" table:style-name="ce95">
            <text:p>23</text:p>
          </table:table-cell>
          <table:table-cell office:value-type="float" office:value="2.3030454545454542" table:style-name="ce37">
            <text:p>2.30</text:p>
          </table:table-cell>
          <table:table-cell office:value-type="float" office:value="1.1417416666666667" table:style-name="ce114">
            <text:p>1.14</text:p>
          </table:table-cell>
          <table:table-cell office:value-type="float" office:value="116656.25" table:formula="of:=[.CR42]*100" table:style-name="ce115">
            <text:p>116656</text:p>
          </table:table-cell>
          <table:table-cell office:value-type="float" office:value="133191.30130208333" table:formula="of:=([.CR42]*100)*[.AF42]" table:style-name="ce115">
            <text:p>133191</text:p>
          </table:table-cell>
          <table:table-cell office:value-type="float" office:value="6.1809219999999998" table:style-name="ce113">
            <text:p>6.18</text:p>
          </table:table-cell>
          <table:table-cell office:value-type="float" office:value="6.4240399805434691" table:formula="of:=([.AI42]*100/[.AI41])-100" table:style-name="ce112">
            <text:p>6.42</text:p>
          </table:table-cell>
          <table:table-cell table:number-columns-repeated="2" table:style-name="ce107"/>
          <table:table-cell office:value-type="float" office:value="322.245" table:style-name="ce119">
            <text:p>322</text:p>
          </table:table-cell>
          <table:table-cell office:value-type="float" office:value="362.01104749491844" table:formula="of:=[.CR42]*100/[.AM42]" table:style-name="ce120">
            <text:p>362</text:p>
          </table:table-cell>
          <table:table-cell office:value-type="float" office:value="14544.28237935013" table:formula="of:=[.AP42]/[.D42]" table:style-name="ce35">
            <text:p>14544</text:p>
          </table:table-cell>
          <table:table-cell office:value-type="float" office:value="500247000000" table:style-name="ce134">
            <text:p>5.00E+11</text:p>
          </table:table-cell>
          <table:table-cell office:value-type="float" office:value="13123.338611296609" table:formula="of:=[.AQ41]*(1+([.CS42]/100))" table:style-name="ce120">
            <text:p>13123</text:p>
          </table:table-cell>
          <table:table-cell office:value-type="float" office:value="18453.769940836894" table:formula="of:=[.AR41]*(1+([.CZ42]/100))" table:style-name="ce120">
            <text:p>18454</text:p>
          </table:table-cell>
          <table:table-cell office:value-type="float" office:value="14021.53207952284" table:formula="of:=(([.AR42]+([.AQ42]-[.AO42]))-[.AO42])+[.$AO$38]" table:style-name="ce120">
            <text:p>14022</text:p>
          </table:table-cell>
          <table:table-cell office:value-type="float" office:value="121.57761485316669" table:formula="of:=[.AS42]*[.$AT$38]/[.$AS$38]" table:style-name="ce120">
            <text:p>122</text:p>
          </table:table-cell>
          <table:table-cell office:value-type="float" office:value="6.6831838089328706" table:formula="of:=[.V42]/[.AO42]" table:style-name="ce38">
            <text:p>6.7</text:p>
          </table:table-cell>
          <table:table-cell office:value-type="float" office:value="19440.422502044086" table:formula="of:=[.V42]/5" table:style-name="ce35">
            <text:p>19440</text:p>
          </table:table-cell>
          <table:table-cell office:value-type="float" office:value="25.185358611311784" table:formula="of:=100-(([.AO42]*100)/[.AV42])" table:style-name="ce35">
            <text:p>25</text:p>
          </table:table-cell>
          <table:table-cell office:value-type="float" office:value="451" table:style-name="ce11">
            <text:p>451</text:p>
          </table:table-cell>
          <table:table-cell table:number-columns-repeated="2" table:style-name="ce23"/>
          <table:table-cell office:value-type="float" office:value="152785" table:style-name="ce23">
            <text:p>152785</text:p>
          </table:table-cell>
          <table:table-cell office:value-type="float" office:value="94476" table:style-name="ce23">
            <text:p>94476</text:p>
          </table:table-cell>
          <table:table-cell office:value-type="float" office:value="54505" table:style-name="ce23">
            <text:p>54505</text:p>
          </table:table-cell>
          <table:table-cell office:value-type="float" office:value="3804" table:style-name="ce23">
            <text:p>3804</text:p>
          </table:table-cell>
          <table:table-cell office:value-type="float" office:value="183411" table:style-name="ce23">
            <text:p>183411</text:p>
          </table:table-cell>
          <table:table-cell office:value-type="float" office:value="151.72747698417351" table:style-name="ce88">
            <text:p>152</text:p>
          </table:table-cell>
          <table:table-cell office:value-type="float" office:value="11731425600" table:style-name="ce23">
            <text:p>11731425600</text:p>
          </table:table-cell>
          <table:table-cell office:value-type="float" office:value="63962.497342035102" table:formula="of:=[.BG42]/[.BE42]" table:style-name="ce72">
            <text:p>63962</text:p>
          </table:table-cell>
          <table:table-cell office:value-type="float" office:value="421.56172773311812" table:formula="of:=[.BH42]/[.BF42]" table:style-name="ce72">
            <text:p>422</text:p>
          </table:table-cell>
          <table:table-cell office:value-type="float" office:value="448260" table:style-name="ce23">
            <text:p>448260</text:p>
          </table:table-cell>
          <table:table-cell office:value-type="float" office:value="101.16659898776612" table:style-name="ce88">
            <text:p>101</text:p>
          </table:table-cell>
          <table:table-cell office:value-type="float" office:value="20112128800" table:style-name="ce23">
            <text:p>20112128800</text:p>
          </table:table-cell>
          <table:table-cell office:value-type="float" office:value="44867.105697586223" table:formula="of:=[.BL42]/[.BJ42]" table:style-name="ce84">
            <text:p>44867</text:p>
          </table:table-cell>
          <table:table-cell office:value-type="float" office:value="443.49722286316961" table:formula="of:=[.BM42]/[.BK42]" table:style-name="ce84">
            <text:p>443</text:p>
          </table:table-cell>
          <table:table-cell office:value-type="float" office:value="2.6970705272649567" table:formula="of:=[.CR42]/(([.BN42]+[.BI42])/2)" table:style-name="ce92">
            <text:p>2.70</text:p>
          </table:table-cell>
          <table:table-cell office:value-type="float" office:value="4.7265146958635285" table:formula="of:=(([.BI42]+[.BN42])*100/([.BI41]+[.BN41]))-100" table:style-name="ce90">
            <text:p>4.7</text:p>
          </table:table-cell>
          <table:table-cell table:style-name="ce84"/>
          <table:table-cell office:value-type="float" office:value="21926409" table:style-name="ce11">
            <text:p>21926409</text:p>
          </table:table-cell>
          <table:table-cell office:value-type="float" office:value="439102" table:formula="of:=[.BR42]-[.BR41]" table:style-name="ce35">
            <text:p>439102</text:p>
          </table:table-cell>
          <table:table-cell office:value-type="float" office:value="524.21663040619694" table:formula="of:=([.BR42]/([.B42]))*1000" table:style-name="ce11">
            <text:p>524</text:p>
          </table:table-cell>
          <table:table-cell office:value-type="float" office:value="2.0435413334951704" table:formula="of:=([.BR42]*100/[.BR41])-100" table:style-name="ce31">
            <text:p>2.0</text:p>
          </table:table-cell>
          <table:table-cell office:value-type="float" office:value="1.9300597051297643" table:formula="of:=([.B42]*100/[.B41])-100" table:style-name="ce31">
            <text:p>1.9</text:p>
          </table:table-cell>
          <table:table-cell office:value-type="float" office:value="0.1134816283654061" table:formula="of:=[.BU42]-[.BV42]" table:style-name="ce31">
            <text:p>0.1</text:p>
          </table:table-cell>
          <table:table-cell office:value-type="float" office:value="46223.24" table:style-name="ce11">
            <text:p>46223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1166.5625" table:style-name="ce11">
            <text:p>1167</text:p>
          </table:table-cell>
          <table:table-cell office:value-type="float" office:value="3.04" table:style-name="ce34">
            <text:p>3.04</text:p>
          </table:table-cell>
          <table:table-cell office:value-type="float" office:value="181.03" table:formula="of:=[.CT41]+[.CS42]" table:style-name="ce31">
            <text:p>181.0</text:p>
          </table:table-cell>
          <table:table-cell office:value-type="float" office:value="489.62112500000006" table:formula="of:=(([.CR42]*[.CS42])/100)+[.CU41]" table:style-name="ce31">
            <text:p>489.6</text:p>
          </table:table-cell>
          <table:table-cell office:value-type="float" office:value="676.94137499999988" table:formula="of:=[.CR42]-[.CU42]" table:style-name="ce31">
            <text:p>676.9</text:p>
          </table:table-cell>
          <table:table-cell office:value-type="float" office:value="644.40286140418721" table:formula="of:=[.CR42]/[.CT42]*[.$CT$24]" table:style-name="ce31">
            <text:p>644.4</text:p>
          </table:table-cell>
          <table:table-cell office:value-type="float" office:value="522.15963859581279" table:formula="of:=[.CR42]-[.CW42]" table:style-name="ce31">
            <text:p>522.2</text:p>
          </table:table-cell>
          <table:table-cell office:value-type="float" office:value="-1.1912545454545458" table:formula="of:=([.AE42]-[.AE41])" table:style-name="ce34">
            <text:p>-1.19</text:p>
          </table:table-cell>
          <table:table-cell office:value-type="float" office:value="15.644361833952914" table:formula="of:=([.CR42]*100/[.CR41])-100" table:style-name="ce34">
            <text:p>15.64</text:p>
          </table:table-cell>
          <table:table-cell office:value-type="float" office:value="12.604361833952915" table:formula="of:=[.CZ42]-[.CS42]" table:style-name="ce34">
            <text:p>12.60</text:p>
          </table:table-cell>
          <table:table-cell office:value-type="float" office:value="1.7213761445955953" table:formula="of:=([.B43]*100/[.B42])-100" table:style-name="ce34">
            <text:p>1.72</text:p>
          </table:table-cell>
          <table:table-cell table:style-name="ce34"/>
          <table:table-cell office:value-type="float" office:value="14.45" table:style-name="ce34">
            <text:p>14.45</text:p>
          </table:table-cell>
          <table:table-cell office:value-type="float" office:value="11.49" table:style-name="ce31">
            <text:p>11.5</text:p>
          </table:table-cell>
          <table:table-cell office:value-type="float" office:value="19.644361833952914" table:formula="of:=[.CZ42]+4" table:style-name="ce31">
            <text:p>19.6</text:p>
          </table:table-cell>
          <table:table-cell office:value-type="float" office:value="384" table:formula="of:=-0.06*(([.A42]-1963)^2)+8.5*([.A42]-1963)+140" table:style-name="ce31">
            <text:p>384.0</text:p>
          </table:table-cell>
          <table:table-cell office:value-type="float" office:value="434" table:formula="of:=[.DG42]+50" table:style-name="ce31">
            <text:p>434.0</text:p>
          </table:table-cell>
          <table:table-cell office:value-type="float" office:value="334" table:formula="of:=[.DG42]-50" table:style-name="ce31">
            <text:p>334.0</text:p>
          </table:table-cell>
          <table:table-cell office:value-type="float" office:value="484" table:formula="of:=[.DG42]+100" table:style-name="ce31">
            <text:p>484.0</text:p>
          </table:table-cell>
          <table:table-cell office:value-type="float" office:value="284" table:formula="of:=[.DG42]-100" table:style-name="ce31">
            <text:p>284.0</text:p>
          </table:table-cell>
          <table:table-cell office:value-type="float" office:value="355" table:formula="of:=-0.025*(([.A42]-1963)^2)+5.5*([.A42]-1963)+175" table:style-name="ce31">
            <text:p>355.0</text:p>
          </table:table-cell>
          <table:table-cell table:number-columns-repeated="16268"/>
        </table:table-row>
        <table:table-row table:style-name="ro3">
          <table:table-cell office:value-type="float" office:value="2004" table:style-name="ce19">
            <text:p>2004</text:p>
          </table:table-cell>
          <table:table-cell office:value-type="float" office:value="42547000" table:style-name="ce13">
            <text:p>42547000</text:p>
          </table:table-cell>
          <table:table-cell office:value-type="float" office:value="17468532" table:style-name="ce11">
            <text:p>17468532</text:p>
          </table:table-cell>
          <table:table-cell office:value-type="float" office:value="35021214" table:style-name="ce128">
            <text:p>35021214</text:p>
          </table:table-cell>
          <table:table-cell office:value-type="float" office:value="671866.61538461538" table:formula="of:=[.C43]/26" table:style-name="ce11">
            <text:p>671867</text:p>
          </table:table-cell>
          <table:table-cell office:value-type="float" office:value="335933.30769230769" table:formula="of:=[.E43]/2" table:style-name="ce11">
            <text:p>335933</text:p>
          </table:table-cell>
          <table:table-cell office:value-type="float" office:value="503899.9615384615" table:formula="of:=[.F43]*1.5" table:style-name="ce11">
            <text:p>503900</text:p>
          </table:table-cell>
          <table:table-cell office:value-type="float" office:value="736869" table:style-name="ce11">
            <text:p>736869</text:p>
          </table:table-cell>
          <table:table-cell office:value-type="float" office:value="368434.5" table:formula="of:=[.H43]/2" table:style-name="ce11">
            <text:p>368435</text:p>
          </table:table-cell>
          <table:table-cell office:value-type="float" office:value="674206" table:style-name="ce11">
            <text:p>674206</text:p>
          </table:table-cell>
          <table:table-cell office:value-type="float" office:value="337103" table:formula="of:=[.J43]/2" table:style-name="ce11">
            <text:p>337103</text:p>
          </table:table-cell>
          <table:table-cell office:value-type="float" office:value="523975" table:style-name="ce11">
            <text:p>523975</text:p>
          </table:table-cell>
          <table:table-cell office:value-type="float" office:value="261987.5" table:formula="of:=[.L43]/2" table:style-name="ce11">
            <text:p>261988</text:p>
          </table:table-cell>
          <table:table-cell office:value-type="float" office:value="693178.48977713939" table:formula="of:=([.N44]*(([.S43]*100/[.S44])/100))" table:style-name="ce32">
            <text:p>693178</text:p>
          </table:table-cell>
          <table:table-cell office:value-type="float" office:value="119730.832851" table:formula="of:=[.O44]*0.97" table:style-name="ce32">
            <text:p>119731</text:p>
          </table:table-cell>
          <table:table-cell table:number-columns-repeated="3" table:style-name="ce36"/>
          <table:table-cell office:value-type="float" office:value="1107664" table:style-name="ce23">
            <text:p>1107664</text:p>
          </table:table-cell>
          <table:table-cell office:value-type="float" office:value="553832" table:formula="of:=[.S43]/2" table:style-name="ce32">
            <text:p>553832</text:p>
          </table:table-cell>
          <table:table-cell office:value-type="float" office:value="122147451" table:style-name="ce11">
            <text:p>122147451</text:p>
          </table:table-cell>
          <table:table-cell office:value-type="float" office:value="110274.82250935302" table:formula="of:=[.U43]*1000/[.S43]" table:style-name="ce11">
            <text:p>110275</text:p>
          </table:table-cell>
          <table:table-cell table:number-columns-repeated="2" table:style-name="ce23"/>
          <table:table-cell office:value-type="float" office:value="1.5979491809622077" table:formula="of:=[.S43]/[.N43]" table:style-name="ce34">
            <text:p>1.60</text:p>
          </table:table-cell>
          <table:table-cell office:value-type="float" office:value="10.408997826830181" table:formula="of:=(([.V43]*100/[.V42])-100)-[.CS43]" table:style-name="ce37">
            <text:p>10.41</text:p>
          </table:table-cell>
          <table:table-cell office:value-type="float" office:value="3.61" table:style-name="ce37">
            <text:p>3.61</text:p>
          </table:table-cell>
          <table:table-cell office:value-type="float" office:value="2.9" table:style-name="ce37">
            <text:p>2.90</text:p>
          </table:table-cell>
          <table:table-cell office:value-type="float" office:value="97.1" table:style-name="ce37">
            <text:p>97.10</text:p>
          </table:table-cell>
          <table:table-cell office:value-type="float" office:value="24" table:style-name="ce95">
            <text:p>24</text:p>
          </table:table-cell>
          <table:table-cell office:value-type="float" office:value="2.2788909090909093" table:style-name="ce37">
            <text:p>2.28</text:p>
          </table:table-cell>
          <table:table-cell office:value-type="float" office:value="1.2492083333333335" table:style-name="ce114">
            <text:p>1.25</text:p>
          </table:table-cell>
          <table:table-cell office:value-type="float" office:value="135531.25" table:formula="of:=[.CR43]*100" table:style-name="ce115">
            <text:p>135531</text:p>
          </table:table-cell>
          <table:table-cell office:value-type="float" office:value="169306.76692708334" table:formula="of:=([.CR43]*100)*[.AF43]" table:style-name="ce115">
            <text:p>169307</text:p>
          </table:table-cell>
          <table:table-cell office:value-type="float" office:value="6.5681760000000002" table:style-name="ce113">
            <text:p>6.57</text:p>
          </table:table-cell>
          <table:table-cell office:value-type="float" office:value="6.2653112270305229" table:formula="of:=([.AI43]*100/[.AI42])-100" table:style-name="ce112">
            <text:p>6.27</text:p>
          </table:table-cell>
          <table:table-cell table:number-columns-repeated="2" table:style-name="ce107"/>
          <table:table-cell office:value-type="float" office:value="328.96749999999997" table:style-name="ce119">
            <text:p>329</text:p>
          </table:table-cell>
          <table:table-cell office:value-type="float" office:value="411.98978622508304" table:formula="of:=[.CR43]*100/[.AM43]" table:style-name="ce120">
            <text:p>412</text:p>
          </table:table-cell>
          <table:table-cell office:value-type="float" office:value="15066.525106753867" table:formula="of:=[.AP43]/[.D43]" table:style-name="ce35">
            <text:p>15067</text:p>
          </table:table-cell>
          <table:table-cell office:value-type="float" office:value="527648000000" table:style-name="ce134">
            <text:p>5.28E+11</text:p>
          </table:table-cell>
          <table:table-cell office:value-type="float" office:value="13522.288105080026" table:formula="of:=[.AQ42]*(1+([.CS43]/100))" table:style-name="ce120">
            <text:p>13522</text:p>
          </table:table-cell>
          <table:table-cell office:value-type="float" office:value="21439.592883313584" table:formula="of:=[.AR42]*(1+([.CZ43]/100))" table:style-name="ce120">
            <text:p>21440</text:p>
          </table:table-cell>
          <table:table-cell office:value-type="float" office:value="16361.819060975471" table:formula="of:=(([.AR43]+([.AQ43]-[.AO43]))-[.AO43])+[.$AO$38]" table:style-name="ce120">
            <text:p>16362</text:p>
          </table:table-cell>
          <table:table-cell office:value-type="float" office:value="141.86972755976979" table:formula="of:=[.AS43]*[.$AT$38]/[.$AS$38]" table:style-name="ce120">
            <text:p>142</text:p>
          </table:table-cell>
          <table:table-cell office:value-type="float" office:value="7.319194155785806" table:formula="of:=[.V43]/[.AO43]" table:style-name="ce38">
            <text:p>7.3</text:p>
          </table:table-cell>
          <table:table-cell office:value-type="float" office:value="22054.964501870603" table:formula="of:=[.V43]/5" table:style-name="ce35">
            <text:p>22055</text:p>
          </table:table-cell>
          <table:table-cell office:value-type="float" office:value="31.686468570484465" table:formula="of:=100-(([.AO43]*100)/[.AV43])" table:style-name="ce35">
            <text:p>32</text:p>
          </table:table-cell>
          <table:table-cell office:value-type="float" office:value="460" table:style-name="ce11">
            <text:p>460</text:p>
          </table:table-cell>
          <table:table-cell office:value-type="float" office:value="227" table:style-name="ce11">
            <text:p>227</text:p>
          </table:table-cell>
          <table:table-cell office:value-type="float" office:value="86898" table:style-name="ce23">
            <text:p>86898</text:p>
          </table:table-cell>
          <table:table-cell office:value-type="float" office:value="166437" table:style-name="ce23">
            <text:p>166437</text:p>
          </table:table-cell>
          <table:table-cell office:value-type="float" office:value="102121" table:style-name="ce23">
            <text:p>102121</text:p>
          </table:table-cell>
          <table:table-cell office:value-type="float" office:value="59594" table:style-name="ce23">
            <text:p>59594</text:p>
          </table:table-cell>
          <table:table-cell office:value-type="float" office:value="4722" table:style-name="ce23">
            <text:p>4722</text:p>
          </table:table-cell>
          <table:table-cell office:value-type="float" office:value="186728" table:style-name="ce23">
            <text:p>186728</text:p>
          </table:table-cell>
          <table:table-cell office:value-type="float" office:value="158.916614292796" table:style-name="ce88">
            <text:p>159</text:p>
          </table:table-cell>
          <table:table-cell office:value-type="float" office:value="13060840900" table:style-name="ce23">
            <text:p>13060840900</text:p>
          </table:table-cell>
          <table:table-cell office:value-type="float" office:value="69945.808341544922" table:formula="of:=[.BG43]/[.BE43]" table:style-name="ce72">
            <text:p>69946</text:p>
          </table:table-cell>
          <table:table-cell office:value-type="float" office:value="440.14157143238168" table:formula="of:=[.BH43]/[.BF43]" table:style-name="ce72">
            <text:p>440</text:p>
          </table:table-cell>
          <table:table-cell office:value-type="float" office:value="498250" table:style-name="ce23">
            <text:p>498250</text:p>
          </table:table-cell>
          <table:table-cell office:value-type="float" office:value="102.45204288804246" table:style-name="ce88">
            <text:p>102</text:p>
          </table:table-cell>
          <table:table-cell office:value-type="float" office:value="23448077600" table:style-name="ce23">
            <text:p>23448077600</text:p>
          </table:table-cell>
          <table:table-cell office:value-type="float" office:value="47060.868238835923" table:formula="of:=[.BL43]/[.BJ43]" table:style-name="ce84">
            <text:p>47061</text:p>
          </table:table-cell>
          <table:table-cell office:value-type="float" office:value="459.34533770364249" table:formula="of:=[.BM43]/[.BK43]" table:style-name="ce84">
            <text:p>459</text:p>
          </table:table-cell>
          <table:table-cell office:value-type="float" office:value="3.0135235682347075" table:formula="of:=[.CR43]/(([.BN43]+[.BI43])/2)" table:style-name="ce92">
            <text:p>3.01</text:p>
          </table:table-cell>
          <table:table-cell office:value-type="float" office:value="3.9798395838809739" table:formula="of:=(([.BI43]+[.BN43])*100/([.BI42]+[.BN42]))-100" table:style-name="ce90">
            <text:p>4.0</text:p>
          </table:table-cell>
          <table:table-cell table:style-name="ce84"/>
          <table:table-cell office:value-type="float" office:value="22417950" table:style-name="ce11">
            <text:p>22417950</text:p>
          </table:table-cell>
          <table:table-cell office:value-type="float" office:value="491541" table:formula="of:=[.BR43]-[.BR42]" table:style-name="ce35">
            <text:p>491541</text:p>
          </table:table-cell>
          <table:table-cell office:value-type="float" office:value="526.89848873011022" table:formula="of:=([.BR43]/([.B43]))*1000" table:style-name="ce11">
            <text:p>527</text:p>
          </table:table-cell>
          <table:table-cell office:value-type="float" office:value="2.241776115733316" table:formula="of:=([.BR43]*100/[.BR42])-100" table:style-name="ce31">
            <text:p>2.2</text:p>
          </table:table-cell>
          <table:table-cell office:value-type="float" office:value="1.7213761445955953" table:formula="of:=([.B43]*100/[.B42])-100" table:style-name="ce31">
            <text:p>1.7</text:p>
          </table:table-cell>
          <table:table-cell office:value-type="float" office:value="0.52039997113772074" table:formula="of:=[.BU43]-[.BV43]" table:style-name="ce31">
            <text:p>0.5</text:p>
          </table:table-cell>
          <table:table-cell office:value-type="float" office:value="48003.11" table:style-name="ce11">
            <text:p>48003</text:p>
          </table:table-cell>
          <table:table-cell table:number-columns-repeated="12" table:style-name="ce23"/>
          <table:table-cell table:number-columns-repeated="6" table:style-name="ce31"/>
          <table:table-cell table:style-name="ce79"/>
          <table:table-cell office:value-type="float" office:value="1355.3125" table:style-name="ce11">
            <text:p>1355</text:p>
          </table:table-cell>
          <table:table-cell office:value-type="float" office:value="3.04" table:style-name="ce34">
            <text:p>3.04</text:p>
          </table:table-cell>
          <table:table-cell office:value-type="float" office:value="184.07" table:formula="of:=[.CT42]+[.CS43]" table:style-name="ce31">
            <text:p>184.1</text:p>
          </table:table-cell>
          <table:table-cell office:value-type="float" office:value="530.82262500000002" table:formula="of:=(([.CR43]*[.CS43])/100)+[.CU42]" table:style-name="ce31">
            <text:p>530.8</text:p>
          </table:table-cell>
          <table:table-cell office:value-type="float" office:value="824.48987499999998" table:formula="of:=[.CR43]-[.CU43]" table:style-name="ce31">
            <text:p>824.5</text:p>
          </table:table-cell>
          <table:table-cell office:value-type="float" office:value="736.30276525234967" table:formula="of:=[.CR43]/[.CT43]*[.$CT$24]" table:style-name="ce31">
            <text:p>736.3</text:p>
          </table:table-cell>
          <table:table-cell office:value-type="float" office:value="619.00973474765033" table:formula="of:=[.CR43]-[.CW43]" table:style-name="ce31">
            <text:p>619.0</text:p>
          </table:table-cell>
          <table:table-cell office:value-type="float" office:value="-2.4154545454544873E-2" table:formula="of:=([.AE43]-[.AE42])" table:style-name="ce34">
            <text:p>-0.02</text:p>
          </table:table-cell>
          <table:table-cell office:value-type="float" office:value="16.180016072863651" table:formula="of:=([.CR43]*100/[.CR42])-100" table:style-name="ce34">
            <text:p>16.18</text:p>
          </table:table-cell>
          <table:table-cell office:value-type="float" office:value="13.140016072863652" table:formula="of:=[.CZ43]-[.CS43]" table:style-name="ce34">
            <text:p>13.14</text:p>
          </table:table-cell>
          <table:table-cell office:value-type="float" office:value="1.7604061390932344" table:formula="of:=([.B44]*100/[.B43])-100" table:style-name="ce34">
            <text:p>1.76</text:p>
          </table:table-cell>
          <table:table-cell office:value-type="float" office:value="11.94869011631846" table:formula="of:=([.N43]*100/[.N42])-100" table:style-name="ce34">
            <text:p>11.95</text:p>
          </table:table-cell>
          <table:table-cell office:value-type="float" office:value="11.948690116318446" table:formula="of:=([.S43]*100/[.S42])-100" table:style-name="ce34">
            <text:p>11.95</text:p>
          </table:table-cell>
          <table:table-cell office:value-type="float" office:value="10.97" table:style-name="ce38">
            <text:p>11.0</text:p>
          </table:table-cell>
          <table:table-cell office:value-type="float" office:value="20.180016072863651" table:formula="of:=[.CZ43]+4" table:style-name="ce31">
            <text:p>20.2</text:p>
          </table:table-cell>
          <table:table-cell office:value-type="float" office:value="387.64" table:formula="of:=-0.06*(([.A43]-1963)^2)+8.5*([.A43]-1963)+140" table:style-name="ce31">
            <text:p>387.6</text:p>
          </table:table-cell>
          <table:table-cell office:value-type="float" office:value="437.64" table:formula="of:=[.DG43]+50" table:style-name="ce31">
            <text:p>437.6</text:p>
          </table:table-cell>
          <table:table-cell office:value-type="float" office:value="337.64" table:formula="of:=[.DG43]-50" table:style-name="ce31">
            <text:p>337.6</text:p>
          </table:table-cell>
          <table:table-cell office:value-type="float" office:value="487.64" table:formula="of:=[.DG43]+100" table:style-name="ce31">
            <text:p>487.6</text:p>
          </table:table-cell>
          <table:table-cell office:value-type="float" office:value="287.64" table:formula="of:=[.DG43]-100" table:style-name="ce31">
            <text:p>287.6</text:p>
          </table:table-cell>
          <table:table-cell office:value-type="float" office:value="358.47500000000002" table:formula="of:=-0.025*(([.A43]-1963)^2)+5.5*([.A43]-1963)+175" table:style-name="ce31">
            <text:p>358.5</text:p>
          </table:table-cell>
          <table:table-cell table:number-columns-repeated="16268"/>
        </table:table-row>
        <table:table-row table:style-name="ro3">
          <table:table-cell office:value-type="float" office:value="2005" table:style-name="ce19">
            <text:p>2005</text:p>
          </table:table-cell>
          <table:table-cell office:value-type="float" office:value="43296000" table:style-name="ce13">
            <text:p>43296000</text:p>
          </table:table-cell>
          <table:table-cell office:value-type="float" office:value="17953604" table:style-name="ce11">
            <text:p>17953604</text:p>
          </table:table-cell>
          <table:table-cell office:value-type="float" office:value="35680163" table:style-name="ce128">
            <text:p>35680163</text:p>
          </table:table-cell>
          <table:table-cell office:value-type="float" office:value="690523.23076923075" table:formula="of:=[.C44]/26" table:style-name="ce11">
            <text:p>690523</text:p>
          </table:table-cell>
          <table:table-cell office:value-type="float" office:value="345261.61538461538" table:formula="of:=[.E44]/2" table:style-name="ce11">
            <text:p>345262</text:p>
          </table:table-cell>
          <table:table-cell office:value-type="float" office:value="517892.42307692306" table:formula="of:=[.F44]*1.5" table:style-name="ce11">
            <text:p>517892</text:p>
          </table:table-cell>
          <table:table-cell office:value-type="float" office:value="771189" table:style-name="ce11">
            <text:p>771189</text:p>
          </table:table-cell>
          <table:table-cell office:value-type="float" office:value="385594.5" table:formula="of:=[.H44]/2" table:style-name="ce11">
            <text:p>385595</text:p>
          </table:table-cell>
          <table:table-cell office:value-type="float" office:value="716343" table:style-name="ce11">
            <text:p>716343</text:p>
          </table:table-cell>
          <table:table-cell office:value-type="float" office:value="358171.5" table:formula="of:=[.J44]/2" table:style-name="ce11">
            <text:p>358172</text:p>
          </table:table-cell>
          <table:table-cell office:value-type="float" office:value="526025" table:style-name="ce11">
            <text:p>526025</text:p>
          </table:table-cell>
          <table:table-cell office:value-type="float" office:value="263012.5" table:formula="of:=[.L44]/2" table:style-name="ce11">
            <text:p>263013</text:p>
          </table:table-cell>
          <table:table-cell office:value-type="float" office:value="787016.8932673604" table:formula="of:=([.N45]*(([.S44]*100/[.S45])/100))" table:style-name="ce32">
            <text:p>787017</text:p>
          </table:table-cell>
          <table:table-cell office:value-type="float" office:value="123433.8483" table:formula="of:=[.O45]*0.97" table:style-name="ce32">
            <text:p>123434</text:p>
          </table:table-cell>
          <table:table-cell table:number-columns-repeated="3" table:style-name="ce36"/>
          <table:table-cell office:value-type="float" office:value="1257613" table:style-name="ce23">
            <text:p>1257613</text:p>
          </table:table-cell>
          <table:table-cell office:value-type="float" office:value="628806.5" table:formula="of:=[.S44]/2" table:style-name="ce32">
            <text:p>628807</text:p>
          </table:table-cell>
          <table:table-cell office:value-type="float" office:value="156946440" table:style-name="ce11">
            <text:p>156946440</text:p>
          </table:table-cell>
          <table:table-cell office:value-type="float" office:value="124797.08781636322" table:formula="of:=[.U44]*1000/[.S44]" table:style-name="ce11">
            <text:p>124797</text:p>
          </table:table-cell>
          <table:table-cell table:number-columns-repeated="2" table:style-name="ce23"/>
          <table:table-cell office:value-type="float" office:value="1.5979491809622079" table:formula="of:=[.S44]/[.N44]" table:style-name="ce34">
            <text:p>1.60</text:p>
          </table:table-cell>
          <table:table-cell office:value-type="float" office:value="9.7991577248092945" table:formula="of:=(([.V44]*100/[.V43])-100)-[.CS44]" table:style-name="ce37">
            <text:p>9.80</text:p>
          </table:table-cell>
          <table:table-cell office:value-type="float" office:value="3.35" table:style-name="ce37">
            <text:p>3.35</text:p>
          </table:table-cell>
          <table:table-cell office:value-type="float" office:value="3" table:style-name="ce37">
            <text:p>3.00</text:p>
          </table:table-cell>
          <table:table-cell office:value-type="float" office:value="97" table:style-name="ce37">
            <text:p>97.00</text:p>
          </table:table-cell>
          <table:table-cell office:value-type="float" office:value="25" table:style-name="ce95">
            <text:p>25</text:p>
          </table:table-cell>
          <table:table-cell office:value-type="float" office:value="2.3361545454545456" table:style-name="ce37">
            <text:p>2.34</text:p>
          </table:table-cell>
          <table:table-cell office:value-type="float" office:value="1.2386916666666667" table:style-name="ce114">
            <text:p>1.24</text:p>
          </table:table-cell>
          <table:table-cell office:value-type="float" office:value="153312.5" table:formula="of:=[.CR44]*100" table:style-name="ce115">
            <text:p>153313</text:p>
          </table:table-cell>
          <table:table-cell office:value-type="float" office:value="189906.91614583335" table:formula="of:=([.CR44]*100)*[.AF44]" table:style-name="ce115">
            <text:p>189907</text:p>
          </table:table-cell>
          <table:table-cell office:value-type="float" office:value="7.1306700000000003" table:style-name="ce113">
            <text:p>7.13</text:p>
          </table:table-cell>
          <table:table-cell office:value-type="float" office:value="8.5639300773913476" table:formula="of:=([.AI44]*100/[.AI43])-100" table:style-name="ce112">
            <text:p>8.56</text:p>
          </table:table-cell>
          <table:table-cell table:number-columns-repeated="2" table:style-name="ce107"/>
          <table:table-cell office:value-type="float" office:value="363.45" table:style-name="ce119">
            <text:p>363</text:p>
          </table:table-cell>
          <table:table-cell office:value-type="float" office:value="421.82556059980743" table:formula="of:=[.CR44]*100/[.AM44]" table:style-name="ce120">
            <text:p>422</text:p>
          </table:table-cell>
          <table:table-cell office:value-type="float" office:value="15783.0837263832" table:formula="of:=[.AP44]/[.D44]" table:style-name="ce35">
            <text:p>15783</text:p>
          </table:table-cell>
          <table:table-cell office:value-type="float" office:value="563143000000" table:style-name="ce134">
            <text:p>5.63E+11</text:p>
          </table:table-cell>
          <table:table-cell office:value-type="float" office:value="13977.989214221223" table:formula="of:=[.AQ43]*(1+([.CS44]/100))" table:style-name="ce120">
            <text:p>13978</text:p>
          </table:table-cell>
          <table:table-cell office:value-type="float" office:value="24252.396284421589" table:formula="of:=[.AR43]*(1+([.CZ44]/100))" table:style-name="ce120">
            <text:p>24252</text:p>
          </table:table-cell>
          <table:table-cell office:value-type="float" office:value="18197.206331966008" table:formula="of:=(([.AR44]+([.AQ44]-[.AO44]))-[.AO44])+[.$AO$38]" table:style-name="ce120">
            <text:p>18197</text:p>
          </table:table-cell>
          <table:table-cell office:value-type="float" office:value="157.78396613750482" table:formula="of:=[.AS44]*[.$AT$38]/[.$AS$38]" table:style-name="ce120">
            <text:p>158</text:p>
          </table:table-cell>
          <table:table-cell office:value-type="float" office:value="7.9070155097606714" table:formula="of:=[.V44]/[.AO44]" table:style-name="ce38">
            <text:p>7.9</text:p>
          </table:table-cell>
          <table:table-cell office:value-type="float" office:value="24959.417563272644" table:formula="of:=[.V44]/5" table:style-name="ce35">
            <text:p>24959</text:p>
          </table:table-cell>
          <table:table-cell office:value-type="float" office:value="36.765015904827287" table:formula="of:=100-(([.AO44]*100)/[.AV44])" table:style-name="ce35">
            <text:p>37</text:p>
          </table:table-cell>
          <table:table-cell office:value-type="float" office:value="490" table:style-name="ce11">
            <text:p>490</text:p>
          </table:table-cell>
          <table:table-cell office:value-type="float" office:value="261" table:style-name="ce11">
            <text:p>261</text:p>
          </table:table-cell>
          <table:table-cell office:value-type="float" office:value="75538" table:style-name="ce23">
            <text:p>75538</text:p>
          </table:table-cell>
          <table:table-cell office:value-type="float" office:value="179257" table:style-name="ce23">
            <text:p>179257</text:p>
          </table:table-cell>
          <table:table-cell office:value-type="float" office:value="107577" table:style-name="ce23">
            <text:p>107577</text:p>
          </table:table-cell>
          <table:table-cell office:value-type="float" office:value="65368" table:style-name="ce23">
            <text:p>65368</text:p>
          </table:table-cell>
          <table:table-cell office:value-type="float" office:value="6312" table:style-name="ce23">
            <text:p>6312</text:p>
          </table:table-cell>
          <table:table-cell office:value-type="float" office:value="193468" table:style-name="ce23">
            <text:p>193468</text:p>
          </table:table-cell>
          <table:table-cell office:value-type="float" office:value="159.93556798953756" table:style-name="ce88">
            <text:p>160</text:p>
          </table:table-cell>
          <table:table-cell office:value-type="float" office:value="14401052899.999998" table:style-name="ce23">
            <text:p>14401052900</text:p>
          </table:table-cell>
          <table:table-cell office:value-type="float" office:value="74436.355883143449" table:formula="of:=[.BG44]/[.BE44]" table:style-name="ce72">
            <text:p>74436</text:p>
          </table:table-cell>
          <table:table-cell office:value-type="float" office:value="465.41464677833778" table:formula="of:=[.BH44]/[.BF44]" table:style-name="ce72">
            <text:p>465</text:p>
          </table:table-cell>
          <table:table-cell office:value-type="float" office:value="534859" table:style-name="ce23">
            <text:p>534859</text:p>
          </table:table-cell>
          <table:table-cell office:value-type="float" office:value="99.557311813912108" table:style-name="ce88">
            <text:p>100</text:p>
          </table:table-cell>
          <table:table-cell office:value-type="float" office:value="25597812799.999992" table:style-name="ce23">
            <text:p>25597812800</text:p>
          </table:table-cell>
          <table:table-cell office:value-type="float" office:value="47858.992369951695" table:formula="of:=[.BL44]/[.BJ44]" table:style-name="ce84">
            <text:p>47859</text:p>
          </table:table-cell>
          <table:table-cell office:value-type="float" office:value="480.718005518344" table:formula="of:=[.BM44]/[.BK44]" table:style-name="ce84">
            <text:p>481</text:p>
          </table:table-cell>
          <table:table-cell office:value-type="float" office:value="3.240824627029685" table:formula="of:=[.CR44]/(([.BN44]+[.BI44])/2)" table:style-name="ce92">
            <text:p>3.24</text:p>
          </table:table-cell>
          <table:table-cell office:value-type="float" office:value="5.1858167903145755" table:formula="of:=(([.BI44]+[.BN44])*100/([.BI43]+[.BN43]))-100" table:style-name="ce90">
            <text:p>5.2</text:p>
          </table:table-cell>
          <table:table-cell office:value-type="float" office:value="82.324366364621127" table:style-name="ce85">
            <text:p>82</text:p>
          </table:table-cell>
          <table:table-cell office:value-type="float" office:value="22927382" table:style-name="ce11">
            <text:p>22927382</text:p>
          </table:table-cell>
          <table:table-cell office:value-type="float" office:value="509432" table:formula="of:=[.BR44]-[.BR43]" table:style-name="ce35">
            <text:p>509432</text:p>
          </table:table-cell>
          <table:table-cell office:value-type="float" office:value="529.54965816703623" table:formula="of:=([.BR44]/([.B44]))*1000" table:style-name="ce11">
            <text:p>530</text:p>
          </table:table-cell>
          <table:table-cell office:value-type="float" office:value="2.2724290133575948" table:formula="of:=([.BR44]*100/[.BR43])-100" table:style-name="ce31">
            <text:p>2.3</text:p>
          </table:table-cell>
          <table:table-cell office:value-type="float" office:value="1.7604061390932344" table:formula="of:=([.B44]*100/[.B43])-100" table:style-name="ce31">
            <text:p>1.8</text:p>
          </table:table-cell>
          <table:table-cell office:value-type="float" office:value="0.51202287426436044" table:formula="of:=[.BU44]-[.BV44]" table:style-name="ce31">
            <text:p>0.5</text:p>
          </table:table-cell>
          <table:table-cell office:value-type="float" office:value="51509.639999999992" table:style-name="ce11">
            <text:p>51510</text:p>
          </table:table-cell>
          <table:table-cell table:number-columns-repeated="12" table:style-name="ce23"/>
          <table:table-cell table:number-columns-repeated="7" table:style-name="ce31"/>
          <table:table-cell office:value-type="float" office:value="1533.125" table:style-name="ce11">
            <text:p>1533</text:p>
          </table:table-cell>
          <table:table-cell office:value-type="float" office:value="3.37" table:style-name="ce34">
            <text:p>3.37</text:p>
          </table:table-cell>
          <table:table-cell office:value-type="float" office:value="187.44" table:formula="of:=[.CT43]+[.CS44]" table:style-name="ce31">
            <text:p>187.4</text:p>
          </table:table-cell>
          <table:table-cell office:value-type="float" office:value="582.48893750000002" table:formula="of:=(([.CR44]*[.CS44])/100)+[.CU43]" table:style-name="ce31">
            <text:p>582.5</text:p>
          </table:table-cell>
          <table:table-cell office:value-type="float" office:value="950.63606249999998" table:formula="of:=[.CR44]-[.CU44]" table:style-name="ce31">
            <text:p>950.6</text:p>
          </table:table-cell>
          <table:table-cell office:value-type="float" office:value="817.92840375586854" table:formula="of:=[.CR44]/[.CT44]*[.$CT$24]" table:style-name="ce31">
            <text:p>817.9</text:p>
          </table:table-cell>
          <table:table-cell office:value-type="float" office:value="715.19659624413146" table:formula="of:=[.CR44]-[.CW44]" table:style-name="ce31">
            <text:p>715.2</text:p>
          </table:table-cell>
          <table:table-cell office:value-type="float" office:value="5.7263636363636294E-2" table:formula="of:=([.AE44]-[.AE43])" table:style-name="ce34">
            <text:p>0.06</text:p>
          </table:table-cell>
          <table:table-cell office:value-type="float" office:value="13.119667973253399" table:formula="of:=([.CR44]*100/[.CR43])-100" table:style-name="ce34">
            <text:p>13.12</text:p>
          </table:table-cell>
          <table:table-cell office:value-type="float" office:value="9.7496679732533984" table:formula="of:=[.CZ44]-[.CS44]" table:style-name="ce34">
            <text:p>9.75</text:p>
          </table:table-cell>
          <table:table-cell office:value-type="float" office:value="1.6468033998521747" table:formula="of:=([.B45]*100/[.B44])-100" table:style-name="ce34">
            <text:p>1.65</text:p>
          </table:table-cell>
          <table:table-cell office:value-type="float" office:value="13.537408455993855" table:formula="of:=([.N44]*100/[.N43])-100" table:style-name="ce34">
            <text:p>13.54</text:p>
          </table:table-cell>
          <table:table-cell office:value-type="float" office:value="13.537408455993869" table:formula="of:=([.S44]*100/[.S43])-100" table:style-name="ce34">
            <text:p>13.54</text:p>
          </table:table-cell>
          <table:table-cell office:value-type="float" office:value="9.15" table:style-name="ce38">
            <text:p>9.2</text:p>
          </table:table-cell>
          <table:table-cell office:value-type="float" office:value="17.119667973253399" table:formula="of:=[.CZ44]+4" table:style-name="ce31">
            <text:p>17.1</text:p>
          </table:table-cell>
          <table:table-cell office:value-type="float" office:value="391.16" table:formula="of:=-0.06*(([.A44]-1963)^2)+8.5*([.A44]-1963)+140" table:style-name="ce31">
            <text:p>391.2</text:p>
          </table:table-cell>
          <table:table-cell office:value-type="float" office:value="441.16" table:formula="of:=[.DG44]+50" table:style-name="ce31">
            <text:p>441.2</text:p>
          </table:table-cell>
          <table:table-cell office:value-type="float" office:value="341.16" table:formula="of:=[.DG44]-50" table:style-name="ce31">
            <text:p>341.2</text:p>
          </table:table-cell>
          <table:table-cell office:value-type="float" office:value="491.16" table:formula="of:=[.DG44]+100" table:style-name="ce31">
            <text:p>491.2</text:p>
          </table:table-cell>
          <table:table-cell office:value-type="float" office:value="291.16000000000003" table:formula="of:=[.DG44]-100" table:style-name="ce31">
            <text:p>291.2</text:p>
          </table:table-cell>
          <table:table-cell office:value-type="float" office:value="361.9" table:formula="of:=-0.025*(([.A44]-1963)^2)+5.5*([.A44]-1963)+175" table:style-name="ce31">
            <text:p>361.9</text:p>
          </table:table-cell>
          <table:table-cell table:number-columns-repeated="16268"/>
        </table:table-row>
        <table:table-row table:style-name="ro3">
          <table:table-cell office:value-type="float" office:value="2006" table:style-name="ce19">
            <text:p>2006</text:p>
          </table:table-cell>
          <table:table-cell office:value-type="float" office:value="44009000" table:style-name="ce13">
            <text:p>44009000</text:p>
          </table:table-cell>
          <table:table-cell office:value-type="float" office:value="18401584" table:style-name="ce11">
            <text:p>18401584</text:p>
          </table:table-cell>
          <table:table-cell office:value-type="float" office:value="36280528" table:style-name="ce128">
            <text:p>36280528</text:p>
          </table:table-cell>
          <table:table-cell office:value-type="float" office:value="707753.23076923075" table:formula="of:=[.C45]/26" table:style-name="ce11">
            <text:p>707753</text:p>
          </table:table-cell>
          <table:table-cell office:value-type="float" office:value="353876.61538461538" table:formula="of:=[.E45]/2" table:style-name="ce11">
            <text:p>353877</text:p>
          </table:table-cell>
          <table:table-cell office:value-type="float" office:value="530814.92307692301" table:formula="of:=[.F45]*1.5" table:style-name="ce11">
            <text:p>530815</text:p>
          </table:table-cell>
          <table:table-cell office:value-type="float" office:value="792819" table:style-name="ce11">
            <text:p>792819</text:p>
          </table:table-cell>
          <table:table-cell office:value-type="float" office:value="396409.5" table:formula="of:=[.H45]/2" table:style-name="ce11">
            <text:p>396410</text:p>
          </table:table-cell>
          <table:table-cell office:value-type="float" office:value="714420" table:style-name="ce11">
            <text:p>714420</text:p>
          </table:table-cell>
          <table:table-cell office:value-type="float" office:value="357210" table:formula="of:=[.J45]/2" table:style-name="ce11">
            <text:p>357210</text:p>
          </table:table-cell>
          <table:table-cell office:value-type="float" office:value="554330" table:style-name="ce11">
            <text:p>554330</text:p>
          </table:table-cell>
          <table:table-cell office:value-type="float" office:value="277165" table:formula="of:=[.L45]/2" table:style-name="ce11">
            <text:p>277165</text:p>
          </table:table-cell>
          <table:table-cell office:value-type="float" office:value="839933.46971886128" table:formula="of:=([.N46]*(([.S45]*100/[.S46])/100))" table:style-name="ce32">
            <text:p>839933</text:p>
          </table:table-cell>
          <table:table-cell office:value-type="float" office:value="127251.39" table:formula="of:=[.O46]*0.97" table:style-name="ce32">
            <text:p>127251</text:p>
          </table:table-cell>
          <table:table-cell table:number-columns-repeated="3" table:style-name="ce36"/>
          <table:table-cell office:value-type="float" office:value="1342171" table:style-name="ce23">
            <text:p>1342171</text:p>
          </table:table-cell>
          <table:table-cell office:value-type="float" office:value="650836" table:style-name="ce23">
            <text:p>650836</text:p>
          </table:table-cell>
          <table:table-cell office:value-type="float" office:value="188339112" table:style-name="ce11">
            <text:p>188339112</text:p>
          </table:table-cell>
          <table:table-cell office:value-type="float" office:value="140324.22992301278" table:formula="of:=[.U45]*1000/[.S45]" table:style-name="ce11">
            <text:p>140324</text:p>
          </table:table-cell>
          <table:table-cell office:value-type="float" office:value="44335" table:style-name="ce23">
            <text:p>44335</text:p>
          </table:table-cell>
          <table:table-cell office:value-type="float" office:value="17733" table:style-name="ce23">
            <text:p>17733</text:p>
          </table:table-cell>
          <table:table-cell office:value-type="float" office:value="1.5979491809622082" table:formula="of:=[.S45]/[.N45]" table:style-name="ce34">
            <text:p>1.60</text:p>
          </table:table-cell>
          <table:table-cell office:value-type="float" office:value="8.9219106073192158" table:formula="of:=(([.V45]*100/[.V44])-100)-[.CS45]" table:style-name="ce37">
            <text:p>8.92</text:p>
          </table:table-cell>
          <table:table-cell office:value-type="float" office:value="3.76" table:style-name="ce37">
            <text:p>3.76</text:p>
          </table:table-cell>
          <table:table-cell office:value-type="float" office:value="2.2999999999999998" table:style-name="ce37">
            <text:p>2.30</text:p>
          </table:table-cell>
          <table:table-cell office:value-type="float" office:value="97.7" table:style-name="ce37">
            <text:p>97.70</text:p>
          </table:table-cell>
          <table:table-cell office:value-type="float" office:value="27" table:style-name="ce95">
            <text:p>27</text:p>
          </table:table-cell>
          <table:table-cell office:value-type="float" office:value="3.491090909090909" table:style-name="ce37">
            <text:p>3.49</text:p>
          </table:table-cell>
          <table:table-cell office:value-type="float" office:value="1.2656499999999999" table:style-name="ce114">
            <text:p>1.27</text:p>
          </table:table-cell>
          <table:table-cell office:value-type="float" office:value="169937.5" table:formula="of:=[.CR45]*100" table:style-name="ce115">
            <text:p>169938</text:p>
          </table:table-cell>
          <table:table-cell office:value-type="float" office:value="215081.39687499998" table:formula="of:=([.CR45]*100)*[.AF45]" table:style-name="ce115">
            <text:p>215081</text:p>
          </table:table-cell>
          <table:table-cell office:value-type="float" office:value="7.8016750000000004" table:style-name="ce113">
            <text:p>7.80</text:p>
          </table:table-cell>
          <table:table-cell office:value-type="float" office:value="9.4101255562240311" table:formula="of:=([.AI45]*100/[.AI44])-100" table:style-name="ce112">
            <text:p>9.41</text:p>
          </table:table-cell>
          <table:table-cell table:number-columns-repeated="2" table:style-name="ce107"/>
          <table:table-cell office:value-type="float" office:value="484.25500000000005" table:style-name="ce119">
            <text:p>484</text:p>
          </table:table-cell>
          <table:table-cell office:value-type="float" office:value="350.92564867683348" table:formula="of:=[.CR45]*100/[.AM45]" table:style-name="ce120">
            <text:p>351</text:p>
          </table:table-cell>
          <table:table-cell office:value-type="float" office:value="16394.11091260855" table:formula="of:=[.AP45]/[.D45]" table:style-name="ce35">
            <text:p>16394</text:p>
          </table:table-cell>
          <table:table-cell office:value-type="float" office:value="594787000000" table:style-name="ce134">
            <text:p>5.95E+11</text:p>
          </table:table-cell>
          <table:table-cell office:value-type="float" office:value="14470.014434561808" table:formula="of:=[.AQ44]*(1+([.CS45]/100))" table:style-name="ce120">
            <text:p>14470</text:p>
          </table:table-cell>
          <table:table-cell office:value-type="float" office:value="26882.29331322556" table:formula="of:=[.AR44]*(1+([.CZ45]/100))" table:style-name="ce120">
            <text:p>26882</text:p>
          </table:table-cell>
          <table:table-cell office:value-type="float" office:value="20097.074208659862" table:formula="of:=(([.AR45]+([.AQ45]-[.AO45]))-[.AO45])+[.$AO$38]" table:style-name="ce120">
            <text:p>20097</text:p>
          </table:table-cell>
          <table:table-cell office:value-type="float" office:value="174.25730183823873" table:formula="of:=[.AS45]*[.$AT$38]/[.$AS$38]" table:style-name="ce120">
            <text:p>174</text:p>
          </table:table-cell>
          <table:table-cell office:value-type="float" office:value="8.5594290944494453" table:formula="of:=[.V45]/[.AO45]" table:style-name="ce38">
            <text:p>8.6</text:p>
          </table:table-cell>
          <table:table-cell office:value-type="float" office:value="28064.845984602558" table:formula="of:=[.V45]/5" table:style-name="ce35">
            <text:p>28065</text:p>
          </table:table-cell>
          <table:table-cell office:value-type="float" office:value="41.584889075810416" table:formula="of:=100-(([.AO45]*100)/[.AV45])" table:style-name="ce35">
            <text:p>42</text:p>
          </table:table-cell>
          <table:table-cell office:value-type="float" office:value="513" table:style-name="ce11">
            <text:p>513</text:p>
          </table:table-cell>
          <table:table-cell office:value-type="float" office:value="269" table:style-name="ce11">
            <text:p>269</text:p>
          </table:table-cell>
          <table:table-cell office:value-type="float" office:value="58479" table:style-name="ce23">
            <text:p>58479</text:p>
          </table:table-cell>
          <table:table-cell office:value-type="float" office:value="181702" table:style-name="ce23">
            <text:p>181702</text:p>
          </table:table-cell>
          <table:table-cell office:value-type="float" office:value="113041" table:style-name="ce23">
            <text:p>113041</text:p>
          </table:table-cell>
          <table:table-cell office:value-type="float" office:value="60548" table:style-name="ce23">
            <text:p>60548</text:p>
          </table:table-cell>
          <table:table-cell office:value-type="float" office:value="8113" table:style-name="ce23">
            <text:p>8113</text:p>
          </table:table-cell>
          <table:table-cell office:value-type="float" office:value="165988" table:style-name="ce23">
            <text:p>165988</text:p>
          </table:table-cell>
          <table:table-cell office:value-type="float" office:value="166.23240380210862" table:style-name="ce88">
            <text:p>166</text:p>
          </table:table-cell>
          <table:table-cell office:value-type="float" office:value="14037838399.999998" table:style-name="ce23">
            <text:p>14037838400</text:p>
          </table:table-cell>
          <table:table-cell office:value-type="float" office:value="84571.405161818911" table:formula="of:=[.BG45]/[.BE45]" table:style-name="ce72">
            <text:p>84571</text:p>
          </table:table-cell>
          <table:table-cell office:value-type="float" office:value="508.75402886248912" table:formula="of:=[.BH45]/[.BF45]" table:style-name="ce72">
            <text:p>509</text:p>
          </table:table-cell>
          <table:table-cell office:value-type="float" office:value="699162" table:style-name="ce23">
            <text:p>699162</text:p>
          </table:table-cell>
          <table:table-cell office:value-type="float" office:value="99.186175801707236" table:style-name="ce88">
            <text:p>99</text:p>
          </table:table-cell>
          <table:table-cell office:value-type="float" office:value="35593133099.999992" table:style-name="ce23">
            <text:p>35593133100</text:p>
          </table:table-cell>
          <table:table-cell office:value-type="float" office:value="50908.277480755525" table:formula="of:=[.BL45]/[.BJ45]" table:style-name="ce84">
            <text:p>50908</text:p>
          </table:table-cell>
          <table:table-cell office:value-type="float" office:value="513.2598073196333" table:formula="of:=[.BM45]/[.BK45]" table:style-name="ce84">
            <text:p>513</text:p>
          </table:table-cell>
          <table:table-cell office:value-type="float" office:value="3.3255420618340281" table:formula="of:=[.CR45]/(([.BN45]+[.BI45])/2)" table:style-name="ce92">
            <text:p>3.33</text:p>
          </table:table-cell>
          <table:table-cell office:value-type="float" office:value="8.0201421757555522" table:formula="of:=(([.BI45]+[.BN45])*100/([.BI44]+[.BN44]))-100" table:style-name="ce90">
            <text:p>8.0</text:p>
          </table:table-cell>
          <table:table-cell office:value-type="float" office:value="85.808933073493904" table:style-name="ce85">
            <text:p>86</text:p>
          </table:table-cell>
          <table:table-cell office:value-type="float" office:value="23493772" table:style-name="ce11">
            <text:p>23493772</text:p>
          </table:table-cell>
          <table:table-cell office:value-type="float" office:value="566390" table:formula="of:=[.BR45]-[.BR44]" table:style-name="ce35">
            <text:p>566390</text:p>
          </table:table-cell>
          <table:table-cell office:value-type="float" office:value="533.84016905632939" table:formula="of:=([.BR45]/([.B45]))*1000" table:style-name="ce11">
            <text:p>534</text:p>
          </table:table-cell>
          <table:table-cell office:value-type="float" office:value="2.4703649112663584" table:formula="of:=([.BR45]*100/[.BR44])-100" table:style-name="ce31">
            <text:p>2.5</text:p>
          </table:table-cell>
          <table:table-cell office:value-type="float" office:value="1.6468033998521747" table:formula="of:=([.B45]*100/[.B44])-100" table:style-name="ce31">
            <text:p>1.6</text:p>
          </table:table-cell>
          <table:table-cell office:value-type="float" office:value="0.82356151141418366" table:formula="of:=[.BU45]-[.BV45]" table:style-name="ce31">
            <text:p>0.8</text:p>
          </table:table-cell>
          <table:table-cell office:value-type="float" office:value="55896.39" table:style-name="ce11">
            <text:p>55896</text:p>
          </table:table-cell>
          <table:table-cell table:number-columns-repeated="12" table:style-name="ce23"/>
          <table:table-cell office:value-type="float" office:value="9.15" table:style-name="ce31">
            <text:p>9.2</text:p>
          </table:table-cell>
          <table:table-cell table:number-columns-repeated="6" table:style-name="ce31"/>
          <table:table-cell office:value-type="float" office:value="1699.375" table:style-name="ce11">
            <text:p>1699</text:p>
          </table:table-cell>
          <table:table-cell office:value-type="float" office:value="3.52" table:style-name="ce34">
            <text:p>3.52</text:p>
          </table:table-cell>
          <table:table-cell office:value-type="float" office:value="190.96" table:formula="of:=[.CT44]+[.CS45]" table:style-name="ce31">
            <text:p>191.0</text:p>
          </table:table-cell>
          <table:table-cell office:value-type="float" office:value="642.3069375" table:formula="of:=(([.CR45]*[.CS45])/100)+[.CU44]" table:style-name="ce31">
            <text:p>642.3</text:p>
          </table:table-cell>
          <table:table-cell office:value-type="float" office:value="1057.0680625" table:formula="of:=[.CR45]-[.CU45]" table:style-name="ce31">
            <text:p>1057.1</text:p>
          </table:table-cell>
          <table:table-cell office:value-type="float" office:value="889.91149979053205" table:formula="of:=[.CR45]/[.CT45]*[.$CT$24]" table:style-name="ce31">
            <text:p>889.9</text:p>
          </table:table-cell>
          <table:table-cell office:value-type="float" office:value="809.46350020946795" table:formula="of:=[.CR45]-[.CW45]" table:style-name="ce31">
            <text:p>809.5</text:p>
          </table:table-cell>
          <table:table-cell office:value-type="float" office:value="1.1549363636363634" table:formula="of:=([.AE45]-[.AE44])" table:style-name="ce34">
            <text:p>1.15</text:p>
          </table:table-cell>
          <table:table-cell office:value-type="float" office:value="10.843864655523845" table:formula="of:=([.CR45]*100/[.CR44])-100" table:style-name="ce34">
            <text:p>10.84</text:p>
          </table:table-cell>
          <table:table-cell office:value-type="float" office:value="7.3238646555238454" table:formula="of:=[.CZ45]-[.CS45]" table:style-name="ce34">
            <text:p>7.32</text:p>
          </table:table-cell>
          <table:table-cell office:value-type="float" office:value="1.7610034311163645" table:formula="of:=([.B46]*100/[.B45])-100" table:style-name="ce34">
            <text:p>1.76</text:p>
          </table:table-cell>
          <table:table-cell office:value-type="float" office:value="6.7236900381913927" table:formula="of:=([.N45]*100/[.N44])-100" table:style-name="ce34">
            <text:p>6.72</text:p>
          </table:table-cell>
          <table:table-cell office:value-type="float" office:value="6.7236900381913927" table:formula="of:=([.S45]*100/[.S44])-100" table:style-name="ce34">
            <text:p>6.72</text:p>
          </table:table-cell>
          <table:table-cell office:value-type="float" office:value="8.4499999999999993" table:style-name="ce39">
            <text:p>8.5</text:p>
          </table:table-cell>
          <table:table-cell office:value-type="float" office:value="14.843864655523845" table:formula="of:=[.CZ45]+4" table:style-name="ce31">
            <text:p>14.8</text:p>
          </table:table-cell>
          <table:table-cell office:value-type="float" office:value="394.56" table:formula="of:=-0.06*(([.A45]-1963)^2)+8.5*([.A45]-1963)+140" table:style-name="ce31">
            <text:p>394.6</text:p>
          </table:table-cell>
          <table:table-cell office:value-type="float" office:value="444.56" table:formula="of:=[.DG45]+50" table:style-name="ce31">
            <text:p>444.6</text:p>
          </table:table-cell>
          <table:table-cell office:value-type="float" office:value="344.56" table:formula="of:=[.DG45]-50" table:style-name="ce31">
            <text:p>344.6</text:p>
          </table:table-cell>
          <table:table-cell office:value-type="float" office:value="494.56" table:formula="of:=[.DG45]+100" table:style-name="ce31">
            <text:p>494.6</text:p>
          </table:table-cell>
          <table:table-cell office:value-type="float" office:value="294.56" table:formula="of:=[.DG45]-100" table:style-name="ce31">
            <text:p>294.6</text:p>
          </table:table-cell>
          <table:table-cell office:value-type="float" office:value="365.27499999999998" table:formula="of:=-0.025*(([.A45]-1963)^2)+5.5*([.A45]-1963)+175" table:style-name="ce31">
            <text:p>365.3</text:p>
          </table:table-cell>
          <table:table-cell table:number-columns-repeated="16268"/>
        </table:table-row>
        <table:table-row table:style-name="ro3">
          <table:table-cell office:value-type="float" office:value="2007" table:style-name="ce19">
            <text:p>2007</text:p>
          </table:table-cell>
          <table:table-cell office:value-type="float" office:value="44784000" table:style-name="ce13">
            <text:p>44784000</text:p>
          </table:table-cell>
          <table:table-cell office:value-type="float" office:value="18807430" table:style-name="ce11">
            <text:p>18807430</text:p>
          </table:table-cell>
          <table:table-cell office:value-type="float" office:value="36913700" table:style-name="ce128">
            <text:p>36913700</text:p>
          </table:table-cell>
          <table:table-cell office:value-type="float" office:value="723362.69230769225" table:formula="of:=[.C46]/26" table:style-name="ce11">
            <text:p>723363</text:p>
          </table:table-cell>
          <table:table-cell office:value-type="float" office:value="361681.34615384613" table:formula="of:=[.E46]/2" table:style-name="ce11">
            <text:p>361681</text:p>
          </table:table-cell>
          <table:table-cell office:value-type="float" office:value="542522.01923076925" table:formula="of:=[.F46]*1.5" table:style-name="ce11">
            <text:p>542522</text:p>
          </table:table-cell>
          <table:table-cell office:value-type="float" office:value="813429" table:style-name="ce11">
            <text:p>813429</text:p>
          </table:table-cell>
          <table:table-cell office:value-type="float" office:value="406714.5" table:formula="of:=[.H46]/2" table:style-name="ce11">
            <text:p>406715</text:p>
          </table:table-cell>
          <table:table-cell office:value-type="float" office:value="742545" table:style-name="ce11">
            <text:p>742545</text:p>
          </table:table-cell>
          <table:table-cell office:value-type="float" office:value="371272.5" table:formula="of:=[.J46]/2" table:style-name="ce11">
            <text:p>371273</text:p>
          </table:table-cell>
          <table:table-cell office:value-type="float" office:value="574966" table:style-name="ce11">
            <text:p>574966</text:p>
          </table:table-cell>
          <table:table-cell office:value-type="float" office:value="287483" table:formula="of:=[.L46]/2" table:style-name="ce11">
            <text:p>287483</text:p>
          </table:table-cell>
          <table:table-cell office:value-type="float" office:value="775300" table:style-name="ce23">
            <text:p>775300</text:p>
          </table:table-cell>
          <table:table-cell office:value-type="float" office:value="131187" table:style-name="ce23">
            <text:p>131187</text:p>
          </table:table-cell>
          <table:table-cell office:value-type="float" office:value="19567" table:style-name="ce23">
            <text:p>19567</text:p>
          </table:table-cell>
          <table:table-cell office:value-type="float" office:value="11231" table:style-name="ce23">
            <text:p>11231</text:p>
          </table:table-cell>
          <table:table-cell office:value-type="float" office:value="244856" table:style-name="ce23">
            <text:p>244856</text:p>
          </table:table-cell>
          <table:table-cell office:value-type="float" office:value="1238890" table:style-name="ce23">
            <text:p>1238890</text:p>
          </table:table-cell>
          <table:table-cell office:value-type="float" office:value="640693" table:style-name="ce23">
            <text:p>640693</text:p>
          </table:table-cell>
          <table:table-cell office:value-type="float" office:value="184427159" table:style-name="ce11">
            <text:p>184427159</text:p>
          </table:table-cell>
          <table:table-cell office:value-type="float" office:value="148864.83787906918" table:formula="of:=[.U46]*1000/[.S46]" table:style-name="ce11">
            <text:p>148865</text:p>
          </table:table-cell>
          <table:table-cell office:value-type="float" office:value="55159" table:style-name="ce23">
            <text:p>55159</text:p>
          </table:table-cell>
          <table:table-cell office:value-type="float" office:value="23084" table:style-name="ce23">
            <text:p>23084</text:p>
          </table:table-cell>
          <table:table-cell office:value-type="float" office:value="1.5979491809622082" table:formula="of:=[.S46]/[.N46]" table:style-name="ce34">
            <text:p>1.60</text:p>
          </table:table-cell>
          <table:table-cell office:value-type="float" office:value="3.2963387319083131" table:formula="of:=(([.V46]*100/[.V45])-100)-[.CS46]" table:style-name="ce37">
            <text:p>3.30</text:p>
          </table:table-cell>
          <table:table-cell office:value-type="float" office:value="4.6399999999999997" table:style-name="ce37">
            <text:p>4.64</text:p>
          </table:table-cell>
          <table:table-cell office:value-type="float" office:value="1.9" table:style-name="ce37">
            <text:p>1.90</text:p>
          </table:table-cell>
          <table:table-cell office:value-type="float" office:value="98.1" table:style-name="ce37">
            <text:p>98.10</text:p>
          </table:table-cell>
          <table:table-cell office:value-type="float" office:value="28" table:style-name="ce95">
            <text:p>28</text:p>
          </table:table-cell>
          <table:table-cell office:value-type="float" office:value="4.4847090909090914" table:style-name="ce37">
            <text:p>4.48</text:p>
          </table:table-cell>
          <table:table-cell office:value-type="float" office:value="1.3795583333333337" table:style-name="ce114">
            <text:p>1.38</text:p>
          </table:table-cell>
          <table:table-cell office:value-type="float" office:value="179035.58333333334" table:formula="of:=[.CR46]*100" table:style-name="ce115">
            <text:p>179036</text:p>
          </table:table-cell>
          <table:table-cell office:value-type="float" office:value="246990.03095069452" table:formula="of:=([.CR46]*100)*[.AF46]" table:style-name="ce115">
            <text:p>246990</text:p>
          </table:table-cell>
          <table:table-cell office:value-type="float" office:value="8.6914390000000008" table:style-name="ce113">
            <text:p>8.69</text:p>
          </table:table-cell>
          <table:table-cell office:value-type="float" office:value="11.404781665475682" table:formula="of:=([.AI46]*100/[.AI45])-100" table:style-name="ce112">
            <text:p>11.40</text:p>
          </table:table-cell>
          <table:table-cell table:number-columns-repeated="2" table:style-name="ce107"/>
          <table:table-cell office:value-type="float" office:value="509.94750000000005" table:style-name="ce119">
            <text:p>510</text:p>
          </table:table-cell>
          <table:table-cell office:value-type="float" office:value="351.08630463593471" table:formula="of:=[.CR46]*100/[.AM46]" table:style-name="ce120">
            <text:p>351</text:p>
          </table:table-cell>
          <table:table-cell office:value-type="float" office:value="16941.921292094805" table:formula="of:=[.AP46]/[.D46]" table:style-name="ce35">
            <text:p>16942</text:p>
          </table:table-cell>
          <table:table-cell office:value-type="float" office:value="625389000000" table:style-name="ce134">
            <text:p>6.25E+11</text:p>
          </table:table-cell>
          <table:table-cell office:value-type="float" office:value="14873.727837286084" table:formula="of:=[.AQ45]*(1+([.CS46]/100))" table:style-name="ce120">
            <text:p>14874</text:p>
          </table:table-cell>
          <table:table-cell office:value-type="float" office:value="28321.512701264313" table:formula="of:=[.AR45]*(1+([.CZ46]/100))" table:style-name="ce120">
            <text:p>28322</text:p>
          </table:table-cell>
          <table:table-cell office:value-type="float" office:value="20844.386240450382" table:formula="of:=(([.AR46]+([.AQ46]-[.AO46]))-[.AO46])+[.$AO$38]" table:style-name="ce120">
            <text:p>20844</text:p>
          </table:table-cell>
          <table:table-cell office:value-type="float" office:value="180.73707978695893" table:formula="of:=[.AS46]*[.$AT$38]/[.$AS$38]" table:style-name="ce120">
            <text:p>181</text:p>
          </table:table-cell>
          <table:table-cell office:value-type="float" office:value="8.7867742573287924" table:formula="of:=[.V46]/[.AO46]" table:style-name="ce38">
            <text:p>8.8</text:p>
          </table:table-cell>
          <table:table-cell office:value-type="float" office:value="29772.967575813836" table:formula="of:=[.V46]/5" table:style-name="ce35">
            <text:p>29773</text:p>
          </table:table-cell>
          <table:table-cell office:value-type="float" office:value="43.096296165459748" table:formula="of:=100-(([.AO46]*100)/[.AV46])" table:style-name="ce35">
            <text:p>43</text:p>
          </table:table-cell>
          <table:table-cell office:value-type="float" office:value="540" table:style-name="ce11">
            <text:p>540</text:p>
          </table:table-cell>
          <table:table-cell office:value-type="float" office:value="279" table:style-name="ce11">
            <text:p>279</text:p>
          </table:table-cell>
          <table:table-cell office:value-type="float" office:value="46437" table:style-name="ce23">
            <text:p>46437</text:p>
          </table:table-cell>
          <table:table-cell office:value-type="float" office:value="151730" table:style-name="ce23">
            <text:p>151730</text:p>
          </table:table-cell>
          <table:table-cell office:value-type="float" office:value="86357" table:style-name="ce23">
            <text:p>86357</text:p>
          </table:table-cell>
          <table:table-cell office:value-type="float" office:value="58193" table:style-name="ce23">
            <text:p>58193</text:p>
          </table:table-cell>
          <table:table-cell office:value-type="float" office:value="7180" table:style-name="ce23">
            <text:p>7180</text:p>
          </table:table-cell>
          <table:table-cell office:value-type="float" office:value="101152" table:style-name="ce23">
            <text:p>101152</text:p>
          </table:table-cell>
          <table:table-cell office:value-type="float" office:value="167.6163251138089" table:style-name="ce88">
            <text:p>168</text:p>
          </table:table-cell>
          <table:table-cell office:value-type="float" office:value="9562511100" table:style-name="ce23">
            <text:p>9562511100</text:p>
          </table:table-cell>
          <table:table-cell office:value-type="float" office:value="94536.055639038284" table:formula="of:=[.BG46]/[.BE46]" table:style-name="ce72">
            <text:p>94536</text:p>
          </table:table-cell>
          <table:table-cell office:value-type="float" office:value="564.00267441044161" table:formula="of:=[.BH46]/[.BF46]" table:style-name="ce72">
            <text:p>564</text:p>
          </table:table-cell>
          <table:table-cell office:value-type="float" office:value="550093" table:style-name="ce23">
            <text:p>550093</text:p>
          </table:table-cell>
          <table:table-cell office:value-type="float" office:value="98.261833760132035" table:style-name="ce88">
            <text:p>98</text:p>
          </table:table-cell>
          <table:table-cell office:value-type="float" office:value="29850899100" table:style-name="ce23">
            <text:p>29850899100</text:p>
          </table:table-cell>
          <table:table-cell office:value-type="float" office:value="54265.186250324943" table:formula="of:=[.BL46]/[.BJ46]" table:style-name="ce84">
            <text:p>54265</text:p>
          </table:table-cell>
          <table:table-cell office:value-type="float" office:value="552.25090122775691" table:formula="of:=[.BM46]/[.BK46]" table:style-name="ce84">
            <text:p>552</text:p>
          </table:table-cell>
          <table:table-cell office:value-type="float" office:value="3.2077941292322016" table:formula="of:=[.CR46]/(([.BN46]+[.BI46])/2)" table:style-name="ce92">
            <text:p>3.21</text:p>
          </table:table-cell>
          <table:table-cell office:value-type="float" office:value="9.2209846990058395" table:formula="of:=(([.BI46]+[.BN46])*100/([.BI45]+[.BN45]))-100" table:style-name="ce90">
            <text:p>9.2</text:p>
          </table:table-cell>
          <table:table-cell office:value-type="float" office:value="90.622368038503751" table:style-name="ce85">
            <text:p>91</text:p>
          </table:table-cell>
          <table:table-cell office:value-type="float" office:value="24034966" table:style-name="ce11">
            <text:p>24034966</text:p>
          </table:table-cell>
          <table:table-cell office:value-type="float" office:value="541194" table:formula="of:=[.BR46]-[.BR45]" table:style-name="ce35">
            <text:p>541194</text:p>
          </table:table-cell>
          <table:table-cell office:value-type="float" office:value="536.68645051804219" table:formula="of:=([.BR46]/([.B46]))*1000" table:style-name="ce11">
            <text:p>537</text:p>
          </table:table-cell>
          <table:table-cell office:value-type="float" office:value="2.3035636848778438" table:formula="of:=([.BR46]*100/[.BR45])-100" table:style-name="ce31">
            <text:p>2.3</text:p>
          </table:table-cell>
          <table:table-cell office:value-type="float" office:value="1.7610034311163645" table:formula="of:=([.B46]*100/[.B45])-100" table:style-name="ce31">
            <text:p>1.8</text:p>
          </table:table-cell>
          <table:table-cell office:value-type="float" office:value="0.54256025376147932" table:formula="of:=[.BU46]-[.BV46]" table:style-name="ce31">
            <text:p>0.5</text:p>
          </table:table-cell>
          <table:table-cell office:value-type="float" office:value="55997.069999999992" table:style-name="ce11">
            <text:p>55997</text:p>
          </table:table-cell>
          <table:table-cell table:number-columns-repeated="12" table:style-name="ce23"/>
          <table:table-cell office:value-type="float" office:value="8.4499999999999993" table:style-name="ce31">
            <text:p>8.5</text:p>
          </table:table-cell>
          <table:table-cell office:value-type="float" office:value="-7.6502732240437297" table:formula="of:=(([.CK46]*100)/[.CK45])-100" table:style-name="ce31">
            <text:p>-7.7</text:p>
          </table:table-cell>
          <table:table-cell office:value-type="float" office:value="19.970414201183434" table:formula="of:=[.CQ46]/([.CK46]*12)" table:style-name="ce31">
            <text:p>20.0</text:p>
          </table:table-cell>
          <table:table-cell office:value-type="float" office:value="5.0074074074074071" table:formula="of:=100/[.CM46]" table:style-name="ce31">
            <text:p>5.0</text:p>
          </table:table-cell>
          <table:table-cell office:value-type="float" office:value="26.627218934911244" table:formula="of:=[.CQ46]/(([.CK46]*12)*0.75)" table:style-name="ce31">
            <text:p>26.6</text:p>
          </table:table-cell>
          <table:table-cell office:value-type="float" office:value="3.7555555555555551" table:formula="of:=100/[.CO46]" table:style-name="ce31">
            <text:p>3.8</text:p>
          </table:table-cell>
          <table:table-cell office:value-type="float" office:value="2025" table:formula="of:=AVERAGE([Quarterly.D2:.D5])" table:style-name="ce11">
            <text:p>2025</text:p>
          </table:table-cell>
          <table:table-cell office:value-type="float" office:value="1790.3558333333333" table:style-name="ce11">
            <text:p>1790</text:p>
          </table:table-cell>
          <table:table-cell office:value-type="float" office:value="2.79" table:style-name="ce34">
            <text:p>2.79</text:p>
          </table:table-cell>
          <table:table-cell office:value-type="float" office:value="193.75" table:formula="of:=[.CT45]+[.CS46]" table:style-name="ce31">
            <text:p>193.8</text:p>
          </table:table-cell>
          <table:table-cell office:value-type="float" office:value="692.25786525000001" table:formula="of:=(([.CR46]*[.CS46])/100)+[.CU45]" table:style-name="ce31">
            <text:p>692.3</text:p>
          </table:table-cell>
          <table:table-cell office:value-type="float" office:value="1098.0979680833334" table:formula="of:=[.CR46]-[.CU46]" table:style-name="ce31">
            <text:p>1098.1</text:p>
          </table:table-cell>
          <table:table-cell office:value-type="float" office:value="924.05462365591404" table:formula="of:=[.CR46]/[.CT46]*[.$CT$24]" table:style-name="ce31">
            <text:p>924.1</text:p>
          </table:table-cell>
          <table:table-cell office:value-type="float" office:value="866.30120967741925" table:formula="of:=[.CR46]-[.CW46]" table:style-name="ce31">
            <text:p>866.3</text:p>
          </table:table-cell>
          <table:table-cell office:value-type="float" office:value="0.9936181818181824" table:formula="of:=([.AE46]-[.AE45])" table:style-name="ce34">
            <text:p>0.99</text:p>
          </table:table-cell>
          <table:table-cell office:value-type="float" office:value="5.3537820277062735" table:formula="of:=([.CR46]*100/[.CR45])-100" table:style-name="ce34">
            <text:p>5.35</text:p>
          </table:table-cell>
          <table:table-cell office:value-type="float" office:value="2.5637820277062735" table:formula="of:=[.CZ46]-[.CS46]" table:style-name="ce34">
            <text:p>2.56</text:p>
          </table:table-cell>
          <table:table-cell office:value-type="float" office:value="1.9739192568774513" table:formula="of:=([.B47]*100/[.B46])-100" table:style-name="ce34">
            <text:p>1.97</text:p>
          </table:table-cell>
          <table:table-cell office:value-type="float" office:value="-7.6950701512698458" table:formula="of:=([.N46]*100/[.N45])-100" table:style-name="ce34">
            <text:p>-7.70</text:p>
          </table:table-cell>
          <table:table-cell office:value-type="float" office:value="-7.6950701512698458" table:formula="of:=([.S46]*100/[.S45])-100" table:style-name="ce34">
            <text:p>-7.70</text:p>
          </table:table-cell>
          <table:table-cell office:value-type="float" office:value="8.23" table:style-name="ce39">
            <text:p>8.2</text:p>
          </table:table-cell>
          <table:table-cell office:value-type="float" office:value="9.1093375832618282" table:formula="of:=([.CP46]+[.CZ46])" table:style-name="ce31">
            <text:p>9.1</text:p>
          </table:table-cell>
          <table:table-cell office:value-type="float" office:value="397.84000000000003" table:formula="of:=-0.06*(([.A46]-1963)^2)+8.5*([.A46]-1963)+140" table:style-name="ce31">
            <text:p>397.8</text:p>
          </table:table-cell>
          <table:table-cell office:value-type="float" office:value="447.84000000000003" table:formula="of:=[.DG46]+50" table:style-name="ce31">
            <text:p>447.8</text:p>
          </table:table-cell>
          <table:table-cell office:value-type="float" office:value="347.84000000000003" table:formula="of:=[.DG46]-50" table:style-name="ce31">
            <text:p>347.8</text:p>
          </table:table-cell>
          <table:table-cell office:value-type="float" office:value="497.84000000000003" table:formula="of:=[.DG46]+100" table:style-name="ce31">
            <text:p>497.8</text:p>
          </table:table-cell>
          <table:table-cell office:value-type="float" office:value="297.84000000000003" table:formula="of:=[.DG46]-100" table:style-name="ce31">
            <text:p>297.8</text:p>
          </table:table-cell>
          <table:table-cell office:value-type="float" office:value="368.6" table:formula="of:=-0.025*(([.A46]-1963)^2)+5.5*([.A46]-1963)+175" table:style-name="ce31">
            <text:p>368.6</text:p>
          </table:table-cell>
          <table:table-cell table:number-columns-repeated="16268"/>
        </table:table-row>
        <table:table-row table:style-name="ro3">
          <table:table-cell office:value-type="float" office:value="2008" table:style-name="ce19">
            <text:p>2008</text:p>
          </table:table-cell>
          <table:table-cell office:value-type="float" office:value="45668000" table:style-name="ce13">
            <text:p>45668000</text:p>
          </table:table-cell>
          <table:table-cell office:value-type="float" office:value="19246126" table:style-name="ce11">
            <text:p>19246126</text:p>
          </table:table-cell>
          <table:table-cell office:value-type="float" office:value="37631692" table:style-name="ce128">
            <text:p>37631692</text:p>
          </table:table-cell>
          <table:table-cell office:value-type="float" office:value="740235.61538461538" table:formula="of:=[.C47]/26" table:style-name="ce11">
            <text:p>740236</text:p>
          </table:table-cell>
          <table:table-cell office:value-type="float" office:value="370117.80769230769" table:formula="of:=[.E47]/2" table:style-name="ce11">
            <text:p>370118</text:p>
          </table:table-cell>
          <table:table-cell office:value-type="float" office:value="555176.7115384615" table:formula="of:=[.F47]*1.5" table:style-name="ce11">
            <text:p>555177</text:p>
          </table:table-cell>
          <table:table-cell office:value-type="float" office:value="817295" table:style-name="ce11">
            <text:p>817295</text:p>
          </table:table-cell>
          <table:table-cell office:value-type="float" office:value="408647.5" table:formula="of:=[.H47]/2" table:style-name="ce11">
            <text:p>408648</text:p>
          </table:table-cell>
          <table:table-cell office:value-type="float" office:value="760332" table:style-name="ce11">
            <text:p>760332</text:p>
          </table:table-cell>
          <table:table-cell office:value-type="float" office:value="380166" table:formula="of:=[.J47]/2" table:style-name="ce11">
            <text:p>380166</text:p>
          </table:table-cell>
          <table:table-cell office:value-type="float" office:value="620629" table:style-name="ce11">
            <text:p>620629</text:p>
          </table:table-cell>
          <table:table-cell office:value-type="float" office:value="310314.5" table:formula="of:=[.L47]/2" table:style-name="ce11">
            <text:p>310315</text:p>
          </table:table-cell>
          <table:table-cell office:value-type="float" office:value="552080" table:style-name="ce23">
            <text:p>552080</text:p>
          </table:table-cell>
          <table:table-cell office:value-type="float" office:value="130481" table:style-name="ce23">
            <text:p>130481</text:p>
          </table:table-cell>
          <table:table-cell office:value-type="float" office:value="23507" table:style-name="ce23">
            <text:p>23507</text:p>
          </table:table-cell>
          <table:table-cell office:value-type="float" office:value="10653" table:style-name="ce23">
            <text:p>10653</text:p>
          </table:table-cell>
          <table:table-cell office:value-type="float" office:value="208499" table:style-name="ce23">
            <text:p>208499</text:p>
          </table:table-cell>
          <table:table-cell office:value-type="float" office:value="836419" table:style-name="ce23">
            <text:p>836419</text:p>
          </table:table-cell>
          <table:table-cell office:value-type="float" office:value="481028" table:style-name="ce23">
            <text:p>481028</text:p>
          </table:table-cell>
          <table:table-cell office:value-type="float" office:value="116809939" table:style-name="ce11">
            <text:p>116809939</text:p>
          </table:table-cell>
          <table:table-cell office:value-type="float" office:value="139654.81295857698" table:formula="of:=[.U47]*1000/[.S47]" table:style-name="ce11">
            <text:p>139655</text:p>
          </table:table-cell>
          <table:table-cell office:value-type="float" office:value="59375" table:style-name="ce23">
            <text:p>59375</text:p>
          </table:table-cell>
          <table:table-cell office:value-type="float" office:value="43992" table:style-name="ce23">
            <text:p>43992</text:p>
          </table:table-cell>
          <table:table-cell office:value-type="float" office:value="1.5150322417041009" table:formula="of:=[.S47]/[.N47]" table:style-name="ce34">
            <text:p>1.52</text:p>
          </table:table-cell>
          <table:table-cell office:value-type="float" office:value="-10.266837033990514" table:formula="of:=(([.V47]*100/[.V46])-100)-[.CS47]" table:style-name="ce37">
            <text:p>-10.27</text:p>
          </table:table-cell>
          <table:table-cell office:value-type="float" office:value="5.12" table:style-name="ce37">
            <text:p>5.12</text:p>
          </table:table-cell>
          <table:table-cell office:value-type="float" office:value="2.1" table:style-name="ce37">
            <text:p>2.10</text:p>
          </table:table-cell>
          <table:table-cell office:value-type="float" office:value="97.9" table:style-name="ce37">
            <text:p>97.90</text:p>
          </table:table-cell>
          <table:table-cell office:value-type="float" office:value="27" table:style-name="ce95">
            <text:p>27</text:p>
          </table:table-cell>
          <table:table-cell office:value-type="float" office:value="4.8421636363636358" table:style-name="ce37">
            <text:p>4.84</text:p>
          </table:table-cell>
          <table:table-cell office:value-type="float" office:value="1.47115" table:style-name="ce114">
            <text:p>1.47</text:p>
          </table:table-cell>
          <table:table-cell office:value-type="float" office:value="176600" table:formula="of:=[.CR47]*100" table:style-name="ce115">
            <text:p>176600</text:p>
          </table:table-cell>
          <table:table-cell office:value-type="float" office:value="259805.09" table:formula="of:=([.CR47]*100)*[.AF47]" table:style-name="ce115">
            <text:p>259805</text:p>
          </table:table-cell>
          <table:table-cell office:value-type="float" office:value="9.4237800000000007" table:style-name="ce113">
            <text:p>9.42</text:p>
          </table:table-cell>
          <table:table-cell office:value-type="float" office:value="8.4260040253403332" table:formula="of:=([.AI47]*100/[.AI46])-100" table:style-name="ce112">
            <text:p>8.43</text:p>
          </table:table-cell>
          <table:table-cell table:number-columns-repeated="2" table:style-name="ce107"/>
          <table:table-cell office:value-type="float" office:value="600.01666666666665" table:style-name="ce119">
            <text:p>600</text:p>
          </table:table-cell>
          <table:table-cell office:value-type="float" office:value="294.32515763451016" table:formula="of:=[.CR47]*100/[.AM47]" table:style-name="ce120">
            <text:p>294</text:p>
          </table:table-cell>
          <table:table-cell office:value-type="float" office:value="17512.579556614142" table:formula="of:=[.AP47]/[.D47]" table:style-name="ce35">
            <text:p>17513</text:p>
          </table:table-cell>
          <table:table-cell office:value-type="float" office:value="659028000000" table:style-name="ce134">
            <text:p>6.59E+11</text:p>
          </table:table-cell>
          <table:table-cell office:value-type="float" office:value="15480.575933047356" table:formula="of:=[.AQ46]*(1+([.CS47]/100))" table:style-name="ce120">
            <text:p>15481</text:p>
          </table:table-cell>
          <table:table-cell office:value-type="float" office:value="27936.22949093422" table:formula="of:=[.AR46]*(1+([.CZ47]/100))" table:style-name="ce120">
            <text:p>27936</text:p>
          </table:table-cell>
          <table:table-cell office:value-type="float" office:value="19924.634596842887" table:formula="of:=(([.AR47]+([.AQ47]-[.AO47]))-[.AO47])+[.$AO$38]" table:style-name="ce120">
            <text:p>19925</text:p>
          </table:table-cell>
          <table:table-cell office:value-type="float" office:value="172.76211596325641" table:formula="of:=[.AS47]*[.$AT$38]/[.$AS$38]" table:style-name="ce120">
            <text:p>173</text:p>
          </table:table-cell>
          <table:table-cell office:value-type="float" office:value="7.9745426712898055" table:formula="of:=[.V47]/[.AO47]" table:style-name="ce38">
            <text:p>8.0</text:p>
          </table:table-cell>
          <table:table-cell office:value-type="float" office:value="27930.962591715397" table:formula="of:=[.V47]/5" table:style-name="ce35">
            <text:p>27931</text:p>
          </table:table-cell>
          <table:table-cell office:value-type="float" office:value="37.300479712759532" table:formula="of:=100-(([.AO47]*100)/[.AV47])" table:style-name="ce35">
            <text:p>37</text:p>
          </table:table-cell>
          <table:table-cell office:value-type="float" office:value="570" table:style-name="ce11">
            <text:p>570</text:p>
          </table:table-cell>
          <table:table-cell office:value-type="float" office:value="254.63333333333335" table:style-name="ce11">
            <text:p>255</text:p>
          </table:table-cell>
          <table:table-cell office:value-type="float" office:value="31479" table:style-name="ce23">
            <text:p>31479</text:p>
          </table:table-cell>
          <table:table-cell office:value-type="float" office:value="108332" table:style-name="ce23">
            <text:p>108332</text:p>
          </table:table-cell>
          <table:table-cell office:value-type="float" office:value="50959" table:style-name="ce23">
            <text:p>50959</text:p>
          </table:table-cell>
          <table:table-cell office:value-type="float" office:value="53623" table:style-name="ce23">
            <text:p>53623</text:p>
          </table:table-cell>
          <table:table-cell office:value-type="float" office:value="3750" table:style-name="ce23">
            <text:p>3750</text:p>
          </table:table-cell>
          <table:table-cell office:value-type="float" office:value="53031" table:style-name="ce23">
            <text:p>53031</text:p>
          </table:table-cell>
          <table:table-cell office:value-type="float" office:value="172.45045712159359" table:style-name="ce88">
            <text:p>172</text:p>
          </table:table-cell>
          <table:table-cell office:value-type="float" office:value="5718860600.000001" table:style-name="ce23">
            <text:p>5718860600</text:p>
          </table:table-cell>
          <table:table-cell office:value-type="float" office:value="107839.95398917617" table:formula="of:=[.BG47]/[.BE47]" table:style-name="ce72">
            <text:p>107840</text:p>
          </table:table-cell>
          <table:table-cell office:value-type="float" office:value="625.33875403495733" table:formula="of:=[.BH47]/[.BF47]" table:style-name="ce72">
            <text:p>625</text:p>
          </table:table-cell>
          <table:table-cell office:value-type="float" office:value="211758" table:style-name="ce23">
            <text:p>211758</text:p>
          </table:table-cell>
          <table:table-cell office:value-type="float" office:value="97.004441921524517" table:style-name="ce88">
            <text:p>97</text:p>
          </table:table-cell>
          <table:table-cell office:value-type="float" office:value="12685046799.999998" table:style-name="ce23">
            <text:p>12685046800</text:p>
          </table:table-cell>
          <table:table-cell office:value-type="float" office:value="59903.506833271931" table:formula="of:=[.BL47]/[.BJ47]" table:style-name="ce84">
            <text:p>59904</text:p>
          </table:table-cell>
          <table:table-cell office:value-type="float" office:value="617.53364739455105" table:formula="of:=[.BM47]/[.BK47]" table:style-name="ce84">
            <text:p>618</text:p>
          </table:table-cell>
          <table:table-cell office:value-type="float" office:value="2.8418041915949028" table:formula="of:=[.CR47]/(([.BN47]+[.BI47])/2)" table:style-name="ce92">
            <text:p>2.84</text:p>
          </table:table-cell>
          <table:table-cell office:value-type="float" office:value="11.343195538604917" table:formula="of:=(([.BI47]+[.BN47])*100/([.BI46]+[.BN46]))-100" table:style-name="ce90">
            <text:p>11.3</text:p>
          </table:table-cell>
          <table:table-cell office:value-type="float" office:value="95.253208100834399" table:style-name="ce85">
            <text:p>95</text:p>
          </table:table-cell>
          <table:table-cell office:value-type="float" office:value="24569715" table:style-name="ce11">
            <text:p>24569715</text:p>
          </table:table-cell>
          <table:table-cell office:value-type="float" office:value="534749" table:formula="of:=[.BR47]-[.BR46]" table:style-name="ce35">
            <text:p>534749</text:p>
          </table:table-cell>
          <table:table-cell office:value-type="float" office:value="538.00724796356315" table:formula="of:=([.BR47]/([.B47]))*1000" table:style-name="ce11">
            <text:p>538</text:p>
          </table:table-cell>
          <table:table-cell office:value-type="float" office:value="2.2248793694985949" table:formula="of:=([.BR47]*100/[.BR46])-100" table:style-name="ce31">
            <text:p>2.2</text:p>
          </table:table-cell>
          <table:table-cell office:value-type="float" office:value="1.9739192568774513" table:formula="of:=([.B47]*100/[.B46])-100" table:style-name="ce31">
            <text:p>2.0</text:p>
          </table:table-cell>
          <table:table-cell office:value-type="float" office:value="0.25096011262114359" table:formula="of:=[.BU47]-[.BV47]" table:style-name="ce31">
            <text:p>0.3</text:p>
          </table:table-cell>
          <table:table-cell office:value-type="float" office:value="42695.54" table:style-name="ce11">
            <text:p>42696</text:p>
          </table:table-cell>
          <table:table-cell table:number-columns-repeated="12" table:style-name="ce23"/>
          <table:table-cell office:value-type="float" office:value="8" table:style-name="ce31">
            <text:p>8.0</text:p>
          </table:table-cell>
          <table:table-cell office:value-type="float" office:value="-5.325443786982234" table:formula="of:=(([.CK47]*100)/[.CK46])-100" table:style-name="ce31">
            <text:p>-5.3</text:p>
          </table:table-cell>
          <table:table-cell office:value-type="float" office:value="20.627604166666668" table:formula="of:=[.CQ47]/([.CK47]*12)" table:style-name="ce31">
            <text:p>20.6</text:p>
          </table:table-cell>
          <table:table-cell office:value-type="float" office:value="4.8478727433404867" table:formula="of:=100/[.CM47]" table:style-name="ce31">
            <text:p>4.8</text:p>
          </table:table-cell>
          <table:table-cell office:value-type="float" office:value="27.503472222222221" table:formula="of:=[.CQ47]/(([.CK47]*12)*0.75)" table:style-name="ce31">
            <text:p>27.5</text:p>
          </table:table-cell>
          <table:table-cell office:value-type="float" office:value="3.6359045575053655" table:formula="of:=100/[.CO47]" table:style-name="ce31">
            <text:p>3.6</text:p>
          </table:table-cell>
          <table:table-cell office:value-type="float" office:value="1980.25" table:formula="of:=AVERAGE([Quarterly.D6:.D9])" table:style-name="ce11">
            <text:p>1980</text:p>
          </table:table-cell>
          <table:table-cell office:value-type="float" office:value="1766" table:style-name="ce35">
            <text:p>1766</text:p>
          </table:table-cell>
          <table:table-cell office:value-type="float" office:value="4.08" table:style-name="ce34">
            <text:p>4.08</text:p>
          </table:table-cell>
          <table:table-cell office:value-type="float" office:value="197.83" table:formula="of:=[.CT46]+[.CS47]" table:style-name="ce31">
            <text:p>197.8</text:p>
          </table:table-cell>
          <table:table-cell office:value-type="float" office:value="764.31066525000006" table:formula="of:=(([.CR47]*[.CS47])/100)+[.CU46]" table:style-name="ce31">
            <text:p>764.3</text:p>
          </table:table-cell>
          <table:table-cell office:value-type="float" office:value="1001.6893347499999" table:formula="of:=[.CR47]-[.CU47]" table:style-name="ce31">
            <text:p>1001.7</text:p>
          </table:table-cell>
          <table:table-cell office:value-type="float" office:value="892.68563918515883" table:formula="of:=[.CR47]/[.CT47]*[.$CT$24]" table:style-name="ce31">
            <text:p>892.7</text:p>
          </table:table-cell>
          <table:table-cell office:value-type="float" office:value="873.31436081484117" table:formula="of:=[.CR47]-[.CW47]" table:style-name="ce31">
            <text:p>873.3</text:p>
          </table:table-cell>
          <table:table-cell office:value-type="float" office:value="0.35745454545454436" table:formula="of:=([.AE47]-[.AE46])" table:style-name="ce34">
            <text:p>0.36</text:p>
          </table:table-cell>
          <table:table-cell office:value-type="float" office:value="-1.3603906486001165" table:formula="of:=([.CR47]*100/[.CR46])-100" table:style-name="ce34">
            <text:p>-1.36</text:p>
          </table:table-cell>
          <table:table-cell office:value-type="float" office:value="-5.4403906486001166" table:formula="of:=[.CZ47]-[.CS47]" table:style-name="ce34">
            <text:p>-5.44</text:p>
          </table:table-cell>
          <table:table-cell office:value-type="float" office:value="1.2503284575632847" table:formula="of:=([.B48]*100/[.B47])-100" table:style-name="ce34">
            <text:p>1.25</text:p>
          </table:table-cell>
          <table:table-cell office:value-type="float" office:value="-28.791435573326453" table:formula="of:=([.N47]*100/[.N46])-100" table:style-name="ce34">
            <text:p>-28.79</text:p>
          </table:table-cell>
          <table:table-cell office:value-type="float" office:value="-32.486419294691217" table:formula="of:=([.S47]*100/[.S46])-100" table:style-name="ce34">
            <text:p>-32.49</text:p>
          </table:table-cell>
          <table:table-cell office:value-type="float" office:value="11.25" table:style-name="ce39">
            <text:p>11.3</text:p>
          </table:table-cell>
          <table:table-cell office:value-type="float" office:value="2.275513908905249" table:formula="of:=([.CP47]+[.CZ47])" table:style-name="ce31">
            <text:p>2.3</text:p>
          </table:table-cell>
          <table:table-cell office:value-type="float" office:value="401" table:formula="of:=-0.06*(([.A47]-1963)^2)+8.5*([.A47]-1963)+140" table:style-name="ce31">
            <text:p>401.0</text:p>
          </table:table-cell>
          <table:table-cell office:value-type="float" office:value="451" table:formula="of:=[.DG47]+50" table:style-name="ce31">
            <text:p>451.0</text:p>
          </table:table-cell>
          <table:table-cell office:value-type="float" office:value="351" table:formula="of:=[.DG47]-50" table:style-name="ce31">
            <text:p>351.0</text:p>
          </table:table-cell>
          <table:table-cell office:value-type="float" office:value="501" table:formula="of:=[.DG47]+100" table:style-name="ce31">
            <text:p>501.0</text:p>
          </table:table-cell>
          <table:table-cell office:value-type="float" office:value="301" table:formula="of:=[.DG47]-100" table:style-name="ce31">
            <text:p>301.0</text:p>
          </table:table-cell>
          <table:table-cell office:value-type="float" office:value="371.875" table:formula="of:=-0.025*(([.A47]-1963)^2)+5.5*([.A47]-1963)+175" table:style-name="ce31">
            <text:p>371.9</text:p>
          </table:table-cell>
          <table:table-cell table:number-columns-repeated="16268"/>
        </table:table-row>
        <table:table-row table:style-name="ro3">
          <table:table-cell office:value-type="float" office:value="2009" table:style-name="ce19">
            <text:p>2009</text:p>
          </table:table-cell>
          <table:table-cell office:value-type="float" office:value="46239000" table:style-name="ce13">
            <text:p>46239000</text:p>
          </table:table-cell>
          <table:table-cell office:value-type="float" office:value="19428733" table:style-name="ce11">
            <text:p>19428733</text:p>
          </table:table-cell>
          <table:table-cell office:value-type="float" office:value="38051707" table:style-name="ce128">
            <text:p>38051707</text:p>
          </table:table-cell>
          <table:table-cell office:value-type="float" office:value="747258.9615384615" table:formula="of:=[.C48]/26" table:style-name="ce11">
            <text:p>747259</text:p>
          </table:table-cell>
          <table:table-cell office:value-type="float" office:value="373629.48076923075" table:formula="of:=[.E48]/2" table:style-name="ce11">
            <text:p>373629</text:p>
          </table:table-cell>
          <table:table-cell office:value-type="float" office:value="560444.22115384613" table:formula="of:=[.F48]*1.5" table:style-name="ce11">
            <text:p>560444</text:p>
          </table:table-cell>
          <table:table-cell office:value-type="float" office:value="816375" table:style-name="ce11">
            <text:p>816375</text:p>
          </table:table-cell>
          <table:table-cell office:value-type="float" office:value="408187.5" table:formula="of:=[.H48]/2" table:style-name="ce11">
            <text:p>408188</text:p>
          </table:table-cell>
          <table:table-cell office:value-type="float" office:value="764551" table:style-name="ce11">
            <text:p>764551</text:p>
          </table:table-cell>
          <table:table-cell office:value-type="float" office:value="382275.5" table:formula="of:=[.J48]/2" table:style-name="ce11">
            <text:p>382276</text:p>
          </table:table-cell>
          <table:table-cell office:value-type="float" office:value="638318" table:style-name="ce11">
            <text:p>638318</text:p>
          </table:table-cell>
          <table:table-cell office:value-type="float" office:value="319159" table:formula="of:=[.L48]/2" table:style-name="ce11">
            <text:p>319159</text:p>
          </table:table-cell>
          <table:table-cell office:value-type="float" office:value="413393" table:style-name="ce23">
            <text:p>413393</text:p>
          </table:table-cell>
          <table:table-cell office:value-type="float" office:value="122546" table:style-name="ce23">
            <text:p>122546</text:p>
          </table:table-cell>
          <table:table-cell office:value-type="float" office:value="22765" table:style-name="ce23">
            <text:p>22765</text:p>
          </table:table-cell>
          <table:table-cell office:value-type="float" office:value="7512" table:style-name="ce23">
            <text:p>7512</text:p>
          </table:table-cell>
          <table:table-cell office:value-type="float" office:value="200749" table:style-name="ce23">
            <text:p>200749</text:p>
          </table:table-cell>
          <table:table-cell office:value-type="float" office:value="650889" table:style-name="ce23">
            <text:p>650889</text:p>
          </table:table-cell>
          <table:table-cell office:value-type="float" office:value="360397" table:style-name="ce23">
            <text:p>360397</text:p>
          </table:table-cell>
          <table:table-cell office:value-type="float" office:value="76677074" table:style-name="ce11">
            <text:p>76677074</text:p>
          </table:table-cell>
          <table:table-cell office:value-type="float" office:value="117803.61013936324" table:formula="of:=[.U48]*1000/[.S48]" table:style-name="ce11">
            <text:p>117804</text:p>
          </table:table-cell>
          <table:table-cell office:value-type="float" office:value="70471" table:style-name="ce23">
            <text:p>70471</text:p>
          </table:table-cell>
          <table:table-cell office:value-type="float" office:value="27640" table:style-name="ce23">
            <text:p>27640</text:p>
          </table:table-cell>
          <table:table-cell office:value-type="float" office:value="1.5745041643182154" table:formula="of:=[.S48]/[.N48]" table:style-name="ce34">
            <text:p>1.57</text:p>
          </table:table-cell>
          <table:table-cell office:value-type="float" office:value="-15.356580562672782" table:formula="of:=(([.V48]*100/[.V47])-100)-[.CS48]" table:style-name="ce37">
            <text:p>-15.36</text:p>
          </table:table-cell>
          <table:table-cell office:value-type="float" office:value="4.34" table:style-name="ce37">
            <text:p>4.34</text:p>
          </table:table-cell>
          <table:table-cell office:value-type="float" office:value="3.1" table:style-name="ce37">
            <text:p>3.10</text:p>
          </table:table-cell>
          <table:table-cell office:value-type="float" office:value="96.9" table:style-name="ce37">
            <text:p>96.90</text:p>
          </table:table-cell>
          <table:table-cell office:value-type="float" office:value="24" table:style-name="ce95">
            <text:p>24</text:p>
          </table:table-cell>
          <table:table-cell office:value-type="float" office:value="1.5266454545454544" table:style-name="ce37">
            <text:p>1.53</text:p>
          </table:table-cell>
          <table:table-cell office:value-type="float" office:value="1.3948333333333334" table:style-name="ce114">
            <text:p>1.39</text:p>
          </table:table-cell>
          <table:table-cell office:value-type="float" office:value="169200" table:formula="of:=[.CR48]*100" table:style-name="ce115">
            <text:p>169200</text:p>
          </table:table-cell>
          <table:table-cell office:value-type="float" office:value="236005.80000000002" table:formula="of:=([.CR48]*100)*[.AF48]" table:style-name="ce115">
            <text:p>236006</text:p>
          </table:table-cell>
          <table:table-cell office:value-type="float" office:value="9.3822489999999998" table:style-name="ce113">
            <text:p>9.38</text:p>
          </table:table-cell>
          <table:table-cell office:value-type="float" office:value="-0.4407042609229137" table:formula="of:=([.AI48]*100/[.AI47])-100" table:style-name="ce112">
            <text:p>-0.44</text:p>
          </table:table-cell>
          <table:table-cell table:number-columns-repeated="2" table:style-name="ce107"/>
          <table:table-cell office:value-type="float" office:value="702.89249999999993" table:style-name="ce119">
            <text:p>703</text:p>
          </table:table-cell>
          <table:table-cell office:value-type="float" office:value="240.71959794705452" table:formula="of:=[.CR48]*100/[.AM48]" table:style-name="ce120">
            <text:p>241</text:p>
          </table:table-cell>
          <table:table-cell office:value-type="float" office:value="17213.60358419663" table:formula="of:=[.AP48]/[.D48]" table:style-name="ce35">
            <text:p>17214</text:p>
          </table:table-cell>
          <table:table-cell office:value-type="float" office:value="655007000000" table:style-name="ce134">
            <text:p>6.55E+11</text:p>
          </table:table-cell>
          <table:table-cell office:value-type="float" office:value="15435.682262841518" table:formula="of:=[.AQ47]*(1+([.CS48]/100))" table:style-name="ce120">
            <text:p>15436</text:p>
          </table:table-cell>
          <table:table-cell office:value-type="float" office:value="26765.628708188393" table:formula="of:=[.AR47]*(1+([.CZ48]/100))" table:style-name="ce120">
            <text:p>26766</text:p>
          </table:table-cell>
          <table:table-cell office:value-type="float" office:value="19307.092088726247" table:formula="of:=(([.AR48]+([.AQ48]-[.AO48]))-[.AO48])+[.$AO$38]" table:style-name="ce120">
            <text:p>19307</text:p>
          </table:table-cell>
          <table:table-cell office:value-type="float" office:value="167.40754095808205" table:formula="of:=[.AS48]*[.$AT$38]/[.$AS$38]" table:style-name="ce120">
            <text:p>167</text:p>
          </table:table-cell>
          <table:table-cell office:value-type="float" office:value="6.8436344291973663" table:formula="of:=[.V48]/[.AO48]" table:style-name="ce38">
            <text:p>6.8</text:p>
          </table:table-cell>
          <table:table-cell office:value-type="float" office:value="23560.722027872649" table:formula="of:=[.V48]/5" table:style-name="ce35">
            <text:p>23561</text:p>
          </table:table-cell>
          <table:table-cell office:value-type="float" office:value="26.93940549091532" table:formula="of:=100-(([.AO48]*100)/[.AV48])" table:style-name="ce35">
            <text:p>27</text:p>
          </table:table-cell>
          <table:table-cell office:value-type="float" office:value="600" table:style-name="ce11">
            <text:p>600</text:p>
          </table:table-cell>
          <table:table-cell office:value-type="float" office:value="239.02499999999998" table:style-name="ce11">
            <text:p>239</text:p>
          </table:table-cell>
          <table:table-cell office:value-type="float" office:value="22656" table:style-name="ce23">
            <text:p>22656</text:p>
          </table:table-cell>
          <table:table-cell office:value-type="float" office:value="89108" table:style-name="ce23">
            <text:p>89108</text:p>
          </table:table-cell>
          <table:table-cell office:value-type="float" office:value="31595" table:style-name="ce23">
            <text:p>31595</text:p>
          </table:table-cell>
          <table:table-cell office:value-type="float" office:value="55012" table:style-name="ce23">
            <text:p>55012</text:p>
          </table:table-cell>
          <table:table-cell office:value-type="float" office:value="2501" table:style-name="ce23">
            <text:p>2501</text:p>
          </table:table-cell>
          <table:table-cell office:value-type="float" office:value="27072" table:style-name="ce23">
            <text:p>27072</text:p>
          </table:table-cell>
          <table:table-cell office:value-type="float" office:value="183.24247835965181" table:style-name="ce88">
            <text:p>183</text:p>
          </table:table-cell>
          <table:table-cell office:value-type="float" office:value="3199472400.0000005" table:style-name="ce23">
            <text:p>3199472400</text:p>
          </table:table-cell>
          <table:table-cell office:value-type="float" office:value="118183.82092198584" table:formula="of:=[.BG48]/[.BE48]" table:style-name="ce72">
            <text:p>118184</text:p>
          </table:table-cell>
          <table:table-cell office:value-type="float" office:value="644.95864703393329" table:formula="of:=[.BH48]/[.BF48]" table:style-name="ce72">
            <text:p>645</text:p>
          </table:table-cell>
          <table:table-cell office:value-type="float" office:value="83750" table:style-name="ce23">
            <text:p>83750</text:p>
          </table:table-cell>
          <table:table-cell office:value-type="float" office:value="99.153449626823587" table:style-name="ce88">
            <text:p>99</text:p>
          </table:table-cell>
          <table:table-cell office:value-type="float" office:value="5318232000" table:style-name="ce23">
            <text:p>5318232000</text:p>
          </table:table-cell>
          <table:table-cell office:value-type="float" office:value="63501.277611940299" table:formula="of:=[.BL48]/[.BJ48]" table:style-name="ce84">
            <text:p>63501</text:p>
          </table:table-cell>
          <table:table-cell office:value-type="float" office:value="640.43437571698519" table:formula="of:=[.BM48]/[.BK48]" table:style-name="ce84">
            <text:p>640</text:p>
          </table:table-cell>
          <table:table-cell office:value-type="float" office:value="2.6326578253535038" table:formula="of:=[.CR48]/(([.BN48]+[.BI48])/2)" table:style-name="ce92">
            <text:p>2.63</text:p>
          </table:table-cell>
          <table:table-cell office:value-type="float" office:value="3.4211574150736936" table:formula="of:=(([.BI48]+[.BN48])*100/([.BI47]+[.BN47]))-100" table:style-name="ce90">
            <text:p>3.4</text:p>
          </table:table-cell>
          <table:table-cell office:value-type="float" office:value="96.384006819595854" table:style-name="ce85">
            <text:p>96</text:p>
          </table:table-cell>
          <table:table-cell office:value-type="float" office:value="24908126" table:style-name="ce11">
            <text:p>24908126</text:p>
          </table:table-cell>
          <table:table-cell office:value-type="float" office:value="338411" table:formula="of:=[.BR48]-[.BR47]" table:style-name="ce35">
            <text:p>338411</text:p>
          </table:table-cell>
          <table:table-cell office:value-type="float" office:value="538.68219468414111" table:formula="of:=([.BR48]/([.B48]))*1000" table:style-name="ce11">
            <text:p>539</text:p>
          </table:table-cell>
          <table:table-cell office:value-type="float" office:value="1.3773501239228807" table:formula="of:=([.BR48]*100/[.BR47])-100" table:style-name="ce31">
            <text:p>1.4</text:p>
          </table:table-cell>
          <table:table-cell office:value-type="float" office:value="1.2503284575632847" table:formula="of:=([.B48]*100/[.B47])-100" table:style-name="ce31">
            <text:p>1.3</text:p>
          </table:table-cell>
          <table:table-cell office:value-type="float" office:value="0.127021666359596" table:formula="of:=[.BU48]-[.BV48]" table:style-name="ce31">
            <text:p>0.1</text:p>
          </table:table-cell>
          <table:table-cell office:value-type="float" office:value="28911.140000000003" table:style-name="ce11">
            <text:p>28911</text:p>
          </table:table-cell>
          <table:table-cell table:number-columns-repeated="12" table:style-name="ce23"/>
          <table:table-cell office:value-type="float" office:value="7.65" table:style-name="ce31">
            <text:p>7.7</text:p>
          </table:table-cell>
          <table:table-cell office:value-type="float" office:value="-4.375" table:formula="of:=(([.CK48]*100)/[.CK47])-100" table:style-name="ce31">
            <text:p>-4.4</text:p>
          </table:table-cell>
          <table:table-cell office:value-type="float" office:value="20.687182280319533" table:formula="of:=[.CQ48]/([.CK48]*12)" table:style-name="ce31">
            <text:p>20.7</text:p>
          </table:table-cell>
          <table:table-cell office:value-type="float" office:value="4.8339110974593007" table:formula="of:=100/[.CM48]" table:style-name="ce31">
            <text:p>4.8</text:p>
          </table:table-cell>
          <table:table-cell office:value-type="float" office:value="27.582909707092714" table:formula="of:=[.CQ48]/(([.CK48]*12)*0.75)" table:style-name="ce31">
            <text:p>27.6</text:p>
          </table:table-cell>
          <table:table-cell office:value-type="float" office:value="3.6254333230944753" table:formula="of:=100/[.CO48]" table:style-name="ce31">
            <text:p>3.6</text:p>
          </table:table-cell>
          <table:table-cell office:value-type="float" office:value="1899.0833333333335" table:formula="of:=AVERAGE([Quarterly.D10:.D13])" table:style-name="ce11">
            <text:p>1899</text:p>
          </table:table-cell>
          <table:table-cell office:value-type="float" office:value="1692" table:style-name="ce35">
            <text:p>1692</text:p>
          </table:table-cell>
          <table:table-cell office:value-type="float" office:value="-0.28999999999999998" table:style-name="ce34">
            <text:p>-0.29</text:p>
          </table:table-cell>
          <table:table-cell office:value-type="float" office:value="197.54000000000002" table:formula="of:=[.CT47]+[.CS48]" table:style-name="ce31">
            <text:p>197.5</text:p>
          </table:table-cell>
          <table:table-cell office:value-type="float" office:value="759.40386525000008" table:formula="of:=(([.CR48]*[.CS48])/100)+[.CU47]" table:style-name="ce31">
            <text:p>759.4</text:p>
          </table:table-cell>
          <table:table-cell office:value-type="float" office:value="932.59613474999992" table:formula="of:=[.CR48]-[.CU48]" table:style-name="ce31">
            <text:p>932.6</text:p>
          </table:table-cell>
          <table:table-cell office:value-type="float" office:value="856.5353852384327" table:formula="of:=[.CR48]/[.CT48]*[.$CT$24]" table:style-name="ce31">
            <text:p>856.5</text:p>
          </table:table-cell>
          <table:table-cell office:value-type="float" office:value="835.4646147615673" table:formula="of:=[.CR48]-[.CW48]" table:style-name="ce31">
            <text:p>835.5</text:p>
          </table:table-cell>
          <table:table-cell office:value-type="float" office:value="-3.3155181818181814" table:formula="of:=([.AE48]-[.AE47])" table:style-name="ce34">
            <text:p>-3.32</text:p>
          </table:table-cell>
          <table:table-cell office:value-type="float" office:value="-4.1902604756511863" table:formula="of:=([.CR48]*100/[.CR47])-100" table:style-name="ce34">
            <text:p>-4.19</text:p>
          </table:table-cell>
          <table:table-cell office:value-type="float" office:value="-3.9002604756511863" table:formula="of:=[.CZ48]-[.CS48]" table:style-name="ce34">
            <text:p>-3.90</text:p>
          </table:table-cell>
          <table:table-cell office:value-type="float" office:value="0.53418110253250006" table:formula="of:=([.B49]*100/[.B48])-100" table:style-name="ce34">
            <text:p>0.53</text:p>
          </table:table-cell>
          <table:table-cell office:value-type="float" office:value="-25.120815823793649" table:formula="of:=([.N48]*100/[.N47])-100" table:style-name="ce34">
            <text:p>-25.12</text:p>
          </table:table-cell>
          <table:table-cell office:value-type="float" office:value="-22.181466465969805" table:formula="of:=([.S48]*100/[.S47])-100" table:style-name="ce34">
            <text:p>-22.18</text:p>
          </table:table-cell>
          <table:table-cell office:value-type="float" office:value="17.86" table:style-name="ce39">
            <text:p>17.9</text:p>
          </table:table-cell>
          <table:table-cell office:value-type="float" office:value="-0.56482715255671101" table:formula="of:=([.CP48]+[.CZ48])" table:style-name="ce31">
            <text:p>-0.6</text:p>
          </table:table-cell>
          <table:table-cell office:value-type="float" office:value="404.04" table:formula="of:=-0.06*(([.A48]-1963)^2)+8.5*([.A48]-1963)+140" table:style-name="ce31">
            <text:p>404.0</text:p>
          </table:table-cell>
          <table:table-cell office:value-type="float" office:value="454.04" table:formula="of:=[.DG48]+50" table:style-name="ce31">
            <text:p>454.0</text:p>
          </table:table-cell>
          <table:table-cell office:value-type="float" office:value="354.04" table:formula="of:=[.DG48]-50" table:style-name="ce31">
            <text:p>354.0</text:p>
          </table:table-cell>
          <table:table-cell office:value-type="float" office:value="504.04" table:formula="of:=[.DG48]+100" table:style-name="ce31">
            <text:p>504.0</text:p>
          </table:table-cell>
          <table:table-cell office:value-type="float" office:value="304.04000000000002" table:formula="of:=[.DG48]-100" table:style-name="ce31">
            <text:p>304.0</text:p>
          </table:table-cell>
          <table:table-cell office:value-type="float" office:value="375.1" table:formula="of:=-0.025*(([.A48]-1963)^2)+5.5*([.A48]-1963)+175" table:style-name="ce31">
            <text:p>375.1</text:p>
          </table:table-cell>
          <table:table-cell table:number-columns-repeated="16268"/>
        </table:table-row>
        <table:table-row table:style-name="ro3">
          <table:table-cell office:value-type="float" office:value="2010" table:style-name="ce19">
            <text:p>2010</text:p>
          </table:table-cell>
          <table:table-cell office:value-type="float" office:value="46486000" table:style-name="ce13">
            <text:p>46486000</text:p>
          </table:table-cell>
          <table:table-cell office:value-type="float" office:value="19403020" table:style-name="ce11">
            <text:p>19403020</text:p>
          </table:table-cell>
          <table:table-cell office:value-type="float" office:value="38223384" table:style-name="ce128">
            <text:p>38223384</text:p>
          </table:table-cell>
          <table:table-cell office:value-type="float" office:value="746270" table:formula="of:=[.C49]/26" table:style-name="ce11">
            <text:p>746270</text:p>
          </table:table-cell>
          <table:table-cell office:value-type="float" office:value="373135" table:formula="of:=[.E49]/2" table:style-name="ce11">
            <text:p>373135</text:p>
          </table:table-cell>
          <table:table-cell office:value-type="float" office:value="559702.5" table:formula="of:=[.F49]*1.5" table:style-name="ce11">
            <text:p>559703</text:p>
          </table:table-cell>
          <table:table-cell office:value-type="float" office:value="779876" table:style-name="ce11">
            <text:p>779876</text:p>
          </table:table-cell>
          <table:table-cell office:value-type="float" office:value="389938" table:formula="of:=[.H49]/2" table:style-name="ce11">
            <text:p>389938</text:p>
          </table:table-cell>
          <table:table-cell office:value-type="float" office:value="771872" table:style-name="ce11">
            <text:p>771872</text:p>
          </table:table-cell>
          <table:table-cell office:value-type="float" office:value="385936" table:formula="of:=[.J49]/2" table:style-name="ce11">
            <text:p>385936</text:p>
          </table:table-cell>
          <table:table-cell office:value-type="float" office:value="652384" table:style-name="ce11">
            <text:p>652384</text:p>
          </table:table-cell>
          <table:table-cell office:value-type="float" office:value="326192" table:formula="of:=[.L49]/2" table:style-name="ce11">
            <text:p>326192</text:p>
          </table:table-cell>
          <table:table-cell office:value-type="float" office:value="439591" table:style-name="ce23">
            <text:p>439591</text:p>
          </table:table-cell>
          <table:table-cell office:value-type="float" office:value="132407" table:style-name="ce23">
            <text:p>132407</text:p>
          </table:table-cell>
          <table:table-cell office:value-type="float" office:value="21986" table:style-name="ce23">
            <text:p>21986</text:p>
          </table:table-cell>
          <table:table-cell office:value-type="float" office:value="5885" table:style-name="ce23">
            <text:p>5885</text:p>
          </table:table-cell>
          <table:table-cell office:value-type="float" office:value="194221" table:style-name="ce23">
            <text:p>194221</text:p>
          </table:table-cell>
          <table:table-cell office:value-type="float" office:value="607535" table:style-name="ce23">
            <text:p>607535</text:p>
          </table:table-cell>
          <table:table-cell office:value-type="float" office:value="370543" table:style-name="ce23">
            <text:p>370543</text:p>
          </table:table-cell>
          <table:table-cell office:value-type="float" office:value="71041231" table:style-name="ce11">
            <text:p>71041231</text:p>
          </table:table-cell>
          <table:table-cell office:value-type="float" office:value="116933.56102940571" table:formula="of:=[.U49]*1000/[.S49]" table:style-name="ce11">
            <text:p>116934</text:p>
          </table:table-cell>
          <table:table-cell office:value-type="float" office:value="57697" table:style-name="ce23">
            <text:p>57697</text:p>
          </table:table-cell>
          <table:table-cell office:value-type="float" office:value="23852" table:style-name="ce23">
            <text:p>23852</text:p>
          </table:table-cell>
          <table:table-cell office:value-type="float" office:value="1.3820460382491908" table:formula="of:=[.S49]/[.N49]" table:style-name="ce34">
            <text:p>1.38</text:p>
          </table:table-cell>
          <table:table-cell office:value-type="float" office:value="-2.5385589532682813" table:formula="of:=(([.V49]*100/[.V48])-100)-[.CS49]" table:style-name="ce37">
            <text:p>-2.54</text:p>
          </table:table-cell>
          <table:table-cell office:value-type="float" office:value="3.59" table:style-name="ce37">
            <text:p>3.59</text:p>
          </table:table-cell>
          <table:table-cell office:value-type="float" office:value="2.7" table:style-name="ce37">
            <text:p>2.70</text:p>
          </table:table-cell>
          <table:table-cell office:value-type="float" office:value="97.3" table:style-name="ce37">
            <text:p>97.30</text:p>
          </table:table-cell>
          <table:table-cell office:value-type="float" office:value="24" table:style-name="ce95">
            <text:p>24</text:p>
          </table:table-cell>
          <table:table-cell office:value-type="float" office:value="1.361181818181818" table:style-name="ce37">
            <text:p>1.36</text:p>
          </table:table-cell>
          <table:table-cell office:value-type="float" office:value="1.3209833333333336" table:style-name="ce114">
            <text:p>1.32</text:p>
          </table:table-cell>
          <table:table-cell office:value-type="float" office:value="166200" table:formula="of:=[.CR49]*100" table:style-name="ce115">
            <text:p>166200</text:p>
          </table:table-cell>
          <table:table-cell office:value-type="float" office:value="219547.43000000005" table:formula="of:=([.CR49]*100)*[.AF49]" table:style-name="ce115">
            <text:p>219547</text:p>
          </table:table-cell>
          <table:table-cell office:value-type="float" office:value="9.3207719999999998" table:style-name="ce113">
            <text:p>9.32</text:p>
          </table:table-cell>
          <table:table-cell office:value-type="float" office:value="-0.65524801143095601" table:formula="of:=([.AI49]*100/[.AI48])-100" table:style-name="ce112">
            <text:p>-0.66</text:p>
          </table:table-cell>
          <table:table-cell office:value-type="float" office:value="8.1666666666666679E-2" table:style-name="ce118">
            <text:p>0.1</text:p>
          </table:table-cell>
          <table:table-cell office:value-type="float" office:value="2035102.0408163262" table:formula="of:=[.CR49]*100/[.AK49]" table:style-name="ce107">
            <text:p>2035102</text:p>
          </table:table-cell>
          <table:table-cell office:value-type="float" office:value="934.45249999999987" table:style-name="ce119">
            <text:p>934</text:p>
          </table:table-cell>
          <table:table-cell office:value-type="float" office:value="177.85815758425392" table:formula="of:=[.CR49]*100/[.AM49]" table:style-name="ce120">
            <text:p>178</text:p>
          </table:table-cell>
          <table:table-cell office:value-type="float" office:value="17210.40711623021" table:formula="of:=[.AP49]/[.D49]" table:style-name="ce35">
            <text:p>17210</text:p>
          </table:table-cell>
          <table:table-cell office:value-type="float" office:value="657840000000" table:style-name="ce134">
            <text:p>6.58E+11</text:p>
          </table:table-cell>
          <table:table-cell office:value-type="float" office:value="15713.524543572665" table:formula="of:=[.AQ48]*(1+([.CS49]/100))" table:style-name="ce120">
            <text:p>15714</text:p>
          </table:table-cell>
          <table:table-cell office:value-type="float" office:value="26291.060823291435" table:formula="of:=[.AR48]*(1+([.CZ49]/100))" table:style-name="ce120">
            <text:p>26291</text:p>
          </table:table-cell>
          <table:table-cell office:value-type="float" office:value="19116.759420493276" table:formula="of:=(([.AR49]+([.AQ49]-[.AO49]))-[.AO49])+[.$AO$38]" table:style-name="ce120">
            <text:p>19117</text:p>
          </table:table-cell>
          <table:table-cell office:value-type="float" office:value="165.75720833386063" table:formula="of:=[.AS49]*[.$AT$38]/[.$AS$38]" table:style-name="ce120">
            <text:p>166</text:p>
          </table:table-cell>
          <table:table-cell office:value-type="float" office:value="6.7943518267578895" table:formula="of:=[.V49]/[.AO49]" table:style-name="ce38">
            <text:p>6.8</text:p>
          </table:table-cell>
          <table:table-cell office:value-type="float" office:value="23386.712205881144" table:formula="of:=[.V49]/5" table:style-name="ce35">
            <text:p>23387</text:p>
          </table:table-cell>
          <table:table-cell office:value-type="float" office:value="26.409462926121591" table:formula="of:=100-(([.AO49]*100)/[.AV49])" table:style-name="ce35">
            <text:p>26</text:p>
          </table:table-cell>
          <table:table-cell office:value-type="float" office:value="624" table:style-name="ce11">
            <text:p>624</text:p>
          </table:table-cell>
          <table:table-cell office:value-type="float" office:value="208.47500000000002" table:style-name="ce11">
            <text:p>208</text:p>
          </table:table-cell>
          <table:table-cell office:value-type="float" office:value="21220" table:style-name="ce23">
            <text:p>21220</text:p>
          </table:table-cell>
          <table:table-cell office:value-type="float" office:value="89788" table:style-name="ce23">
            <text:p>89788</text:p>
          </table:table-cell>
          <table:table-cell office:value-type="float" office:value="29715" table:style-name="ce23">
            <text:p>29715</text:p>
          </table:table-cell>
          <table:table-cell office:value-type="float" office:value="56957" table:style-name="ce23">
            <text:p>56957</text:p>
          </table:table-cell>
          <table:table-cell office:value-type="float" office:value="3116" table:style-name="ce23">
            <text:p>3116</text:p>
          </table:table-cell>
          <table:table-cell office:value-type="float" office:value="24633" table:style-name="ce23">
            <text:p>24633</text:p>
          </table:table-cell>
          <table:table-cell office:value-type="float" office:value="188.56656918891656" table:style-name="ce88">
            <text:p>189</text:p>
          </table:table-cell>
          <table:table-cell office:value-type="float" office:value="3009437099.999999" table:style-name="ce23">
            <text:p>3009437100</text:p>
          </table:table-cell>
          <table:table-cell office:value-type="float" office:value="122170.95359883079" table:formula="of:=[.BG49]/[.BE49]" table:style-name="ce72">
            <text:p>122171</text:p>
          </table:table-cell>
          <table:table-cell office:value-type="float" office:value="647.89296493183303" table:formula="of:=[.BH49]/[.BF49]" table:style-name="ce72">
            <text:p>648</text:p>
          </table:table-cell>
          <table:table-cell office:value-type="float" office:value="66994" table:style-name="ce23">
            <text:p>66994</text:p>
          </table:table-cell>
          <table:table-cell office:value-type="float" office:value="100.52870557289202" table:style-name="ce88">
            <text:p>101</text:p>
          </table:table-cell>
          <table:table-cell office:value-type="float" office:value="4380167900" table:style-name="ce23">
            <text:p>4380167900</text:p>
          </table:table-cell>
          <table:table-cell office:value-type="float" office:value="65381.495357793232" table:formula="of:=[.BL49]/[.BJ49]" table:style-name="ce84">
            <text:p>65381</text:p>
          </table:table-cell>
          <table:table-cell office:value-type="float" office:value="650.37637742570939" table:formula="of:=[.BM49]/[.BK49]" table:style-name="ce84">
            <text:p>650</text:p>
          </table:table-cell>
          <table:table-cell office:value-type="float" office:value="2.5603315826313127" table:formula="of:=[.CR49]/(([.BN49]+[.BI49])/2)" table:style-name="ce92">
            <text:p>2.56</text:p>
          </table:table-cell>
          <table:table-cell office:value-type="float" office:value="1.0017418313868518" table:formula="of:=(([.BI49]+[.BN49])*100/([.BI48]+[.BN48]))-100" table:style-name="ce90">
            <text:p>1.0</text:p>
          </table:table-cell>
          <table:table-cell office:value-type="float" office:value="96.803079050758882" table:style-name="ce85">
            <text:p>97</text:p>
          </table:table-cell>
          <table:table-cell office:value-type="float" office:value="25106251" table:style-name="ce11">
            <text:p>25106251</text:p>
          </table:table-cell>
          <table:table-cell office:value-type="float" office:value="198125" table:formula="of:=[.BR49]-[.BR48]" table:style-name="ce35">
            <text:p>198125</text:p>
          </table:table-cell>
          <table:table-cell office:value-type="float" office:value="540.08198167190119" table:formula="of:=([.BR49]/([.B49]))*1000" table:style-name="ce11">
            <text:p>540</text:p>
          </table:table-cell>
          <table:table-cell office:value-type="float" office:value="0.79542314825290816" table:formula="of:=([.BR49]*100/[.BR48])-100" table:style-name="ce31">
            <text:p>0.8</text:p>
          </table:table-cell>
          <table:table-cell office:value-type="float" office:value="0.53418110253250006" table:formula="of:=([.B49]*100/[.B48])-100" table:style-name="ce31">
            <text:p>0.5</text:p>
          </table:table-cell>
          <table:table-cell office:value-type="float" office:value="0.2612420457204081" table:formula="of:=[.BU49]-[.BV49]" table:style-name="ce31">
            <text:p>0.3</text:p>
          </table:table-cell>
          <table:table-cell office:value-type="float" office:value="24456.010000000002" table:style-name="ce11">
            <text:p>24456</text:p>
          </table:table-cell>
          <table:table-cell table:number-columns-repeated="2" table:style-name="ce23"/>
          <table:table-cell table:style-name="ce34"/>
          <table:table-cell table:number-columns-repeated="9" table:style-name="ce23"/>
          <table:table-cell office:value-type="float" office:value="7.65" table:style-name="ce31">
            <text:p>7.7</text:p>
          </table:table-cell>
          <table:table-cell office:value-type="float" office:value="0" table:formula="of:=(([.CK49]*100)/[.CK48])-100" table:style-name="ce31">
            <text:p>0.0</text:p>
          </table:table-cell>
          <table:table-cell office:value-type="float" office:value="20.875998547567171" table:formula="of:=[.CQ49]/([.CK49]*12)" table:style-name="ce31">
            <text:p>20.9</text:p>
          </table:table-cell>
          <table:table-cell office:value-type="float" office:value="4.7901900247858427" table:formula="of:=100/[.CM49]" table:style-name="ce31">
            <text:p>4.8</text:p>
          </table:table-cell>
          <table:table-cell office:value-type="float" office:value="27.83466473008956" table:formula="of:=[.CQ49]/(([.CK49]*12)*0.75)" table:style-name="ce31">
            <text:p>27.8</text:p>
          </table:table-cell>
          <table:table-cell office:value-type="float" office:value="3.5926425185893822" table:formula="of:=100/[.CO49]" table:style-name="ce31">
            <text:p>3.6</text:p>
          </table:table-cell>
          <table:table-cell office:value-type="float" office:value="1916.4166666666665" table:formula="of:=AVERAGE([Quarterly.D14:.D17])" table:style-name="ce11">
            <text:p>1916</text:p>
          </table:table-cell>
          <table:table-cell office:value-type="float" office:value="1662" table:style-name="ce35">
            <text:p>1662</text:p>
          </table:table-cell>
          <table:table-cell office:value-type="float" office:value="1.7999999999999998" table:style-name="ce34">
            <text:p>1.80</text:p>
          </table:table-cell>
          <table:table-cell office:value-type="float" office:value="199.34000000000003" table:formula="of:=[.CT48]+[.CS49]" table:style-name="ce31">
            <text:p>199.3</text:p>
          </table:table-cell>
          <table:table-cell office:value-type="float" office:value="789.31986525000013" table:formula="of:=(([.CR49]*[.CS49])/100)+[.CU48]" table:style-name="ce31">
            <text:p>789.3</text:p>
          </table:table-cell>
          <table:table-cell office:value-type="float" office:value="872.68013474999987" table:formula="of:=[.CR49]-[.CU49]" table:style-name="ce31">
            <text:p>872.7</text:p>
          </table:table-cell>
          <table:table-cell office:value-type="float" office:value="833.7513795525233" table:formula="of:=[.CR49]/[.CT49]*[.$CT$24]" table:style-name="ce31">
            <text:p>833.8</text:p>
          </table:table-cell>
          <table:table-cell office:value-type="float" office:value="828.2486204474767" table:formula="of:=[.CR49]-[.CW49]" table:style-name="ce31">
            <text:p>828.2</text:p>
          </table:table-cell>
          <table:table-cell office:value-type="float" office:value="-0.16546363636363637" table:formula="of:=([.AE49]-[.AE48])" table:style-name="ce34">
            <text:p>-0.17</text:p>
          </table:table-cell>
          <table:table-cell office:value-type="float" office:value="-1.7730496453900741" table:formula="of:=([.CR49]*100/[.CR48])-100" table:style-name="ce34">
            <text:p>-1.77</text:p>
          </table:table-cell>
          <table:table-cell office:value-type="float" office:value="-3.573049645390074" table:formula="of:=[.CZ49]-[.CS49]" table:style-name="ce34">
            <text:p>-3.57</text:p>
          </table:table-cell>
          <table:table-cell office:value-type="float" office:value="0.38936453986146091" table:formula="of:=([.B50]*100/[.B49])-100" table:style-name="ce34">
            <text:p>0.39</text:p>
          </table:table-cell>
          <table:table-cell office:value-type="float" office:value="6.3373109849465266" table:formula="of:=([.N49]*100/[.N48])-100" table:style-name="ce34">
            <text:p>6.34</text:p>
          </table:table-cell>
          <table:table-cell office:value-type="float" office:value="-6.6607363160231614" table:formula="of:=([.S49]*100/[.S48])-100" table:style-name="ce34">
            <text:p>-6.66</text:p>
          </table:table-cell>
          <table:table-cell office:value-type="float" office:value="19.86" table:style-name="ce39">
            <text:p>19.9</text:p>
          </table:table-cell>
          <table:table-cell office:value-type="float" office:value="1.8195928731993081" table:formula="of:=([.CP49]+[.CZ49])" table:style-name="ce31">
            <text:p>1.8</text:p>
          </table:table-cell>
          <table:table-cell office:value-type="float" office:value="406.96000000000004" table:formula="of:=-0.06*(([.A49]-1963)^2)+8.5*([.A49]-1963)+140" table:style-name="ce31">
            <text:p>407.0</text:p>
          </table:table-cell>
          <table:table-cell office:value-type="float" office:value="456.96000000000004" table:formula="of:=[.DG49]+50" table:style-name="ce31">
            <text:p>457.0</text:p>
          </table:table-cell>
          <table:table-cell office:value-type="float" office:value="356.96000000000004" table:formula="of:=[.DG49]-50" table:style-name="ce31">
            <text:p>357.0</text:p>
          </table:table-cell>
          <table:table-cell office:value-type="float" office:value="506.96000000000004" table:formula="of:=[.DG49]+100" table:style-name="ce31">
            <text:p>507.0</text:p>
          </table:table-cell>
          <table:table-cell office:value-type="float" office:value="306.96000000000004" table:formula="of:=[.DG49]-100" table:style-name="ce31">
            <text:p>307.0</text:p>
          </table:table-cell>
          <table:table-cell office:value-type="float" office:value="378.27499999999998" table:formula="of:=-0.025*(([.A49]-1963)^2)+5.5*([.A49]-1963)+175" table:style-name="ce31">
            <text:p>378.3</text:p>
          </table:table-cell>
          <table:table-cell table:number-columns-repeated="16268"/>
        </table:table-row>
        <table:table-row table:style-name="ro3">
          <table:table-cell office:value-type="float" office:value="2011" table:style-name="ce19">
            <text:p>2011</text:p>
          </table:table-cell>
          <table:table-cell office:value-type="float" office:value="46667000" table:style-name="ce13">
            <text:p>46667000</text:p>
          </table:table-cell>
          <table:table-cell office:value-type="float" office:value="19304501" table:style-name="ce11">
            <text:p>19304501</text:p>
          </table:table-cell>
          <table:table-cell office:value-type="float" office:value="38356621" table:style-name="ce128">
            <text:p>38356621</text:p>
          </table:table-cell>
          <table:table-cell office:value-type="float" office:value="742480.80769230775" table:formula="of:=[.C50]/26" table:style-name="ce11">
            <text:p>742481</text:p>
          </table:table-cell>
          <table:table-cell office:value-type="float" office:value="371240.40384615387" table:formula="of:=[.E50]/2" table:style-name="ce11">
            <text:p>371240</text:p>
          </table:table-cell>
          <table:table-cell office:value-type="float" office:value="556860.60576923075" table:formula="of:=[.F50]*1.5" table:style-name="ce11">
            <text:p>556861</text:p>
          </table:table-cell>
          <table:table-cell office:value-type="float" office:value="754073" table:style-name="ce11">
            <text:p>754073</text:p>
          </table:table-cell>
          <table:table-cell office:value-type="float" office:value="377036.5" table:formula="of:=[.H50]/2" table:style-name="ce11">
            <text:p>377037</text:p>
          </table:table-cell>
          <table:table-cell office:value-type="float" office:value="780597" table:style-name="ce11">
            <text:p>780597</text:p>
          </table:table-cell>
          <table:table-cell office:value-type="float" office:value="390298.5" table:formula="of:=[.J50]/2" table:style-name="ce11">
            <text:p>390299</text:p>
          </table:table-cell>
          <table:table-cell office:value-type="float" office:value="670579" table:style-name="ce11">
            <text:p>670579</text:p>
          </table:table-cell>
          <table:table-cell office:value-type="float" office:value="335289.5" table:formula="of:=[.L50]/2" table:style-name="ce11">
            <text:p>335290</text:p>
          </table:table-cell>
          <table:table-cell office:value-type="float" office:value="359824" table:style-name="ce23">
            <text:p>359824</text:p>
          </table:table-cell>
          <table:table-cell office:value-type="float" office:value="134536" table:style-name="ce23">
            <text:p>134536</text:p>
          </table:table-cell>
          <table:table-cell office:value-type="float" office:value="18875" table:style-name="ce23">
            <text:p>18875</text:p>
          </table:table-cell>
          <table:table-cell office:value-type="float" office:value="4310" table:style-name="ce23">
            <text:p>4310</text:p>
          </table:table-cell>
          <table:table-cell office:value-type="float" office:value="191539" table:style-name="ce23">
            <text:p>191539</text:p>
          </table:table-cell>
          <table:table-cell office:value-type="float" office:value="408461" table:style-name="ce23">
            <text:p>408461</text:p>
          </table:table-cell>
          <table:table-cell office:value-type="float" office:value="320866" table:style-name="ce23">
            <text:p>320866</text:p>
          </table:table-cell>
          <table:table-cell office:value-type="float" office:value="45715937" table:style-name="ce11">
            <text:p>45715937</text:p>
          </table:table-cell>
          <table:table-cell office:value-type="float" office:value="111922.40385250979" table:formula="of:=[.U50]*1000/[.S50]" table:style-name="ce11">
            <text:p>111922</text:p>
          </table:table-cell>
          <table:table-cell office:value-type="float" office:value="38155" table:style-name="ce23">
            <text:p>38155</text:p>
          </table:table-cell>
          <table:table-cell office:value-type="float" office:value="16266" table:style-name="ce23">
            <text:p>16266</text:p>
          </table:table-cell>
          <table:table-cell office:value-type="float" office:value="1.1351688603317178" table:formula="of:=[.S50]/[.N50]" table:style-name="ce34">
            <text:p>1.14</text:p>
          </table:table-cell>
          <table:table-cell office:value-type="float" office:value="-7.4854738475259071" table:formula="of:=(([.V50]*100/[.V49])-100)-[.CS50]" table:style-name="ce37">
            <text:p>-7.49</text:p>
          </table:table-cell>
          <table:table-cell office:value-type="float" office:value="3.75" table:style-name="ce37">
            <text:p>3.75</text:p>
          </table:table-cell>
          <table:table-cell office:value-type="float" office:value="3.4" table:style-name="ce37">
            <text:p>3.40</text:p>
          </table:table-cell>
          <table:table-cell office:value-type="float" office:value="96.6" table:style-name="ce37">
            <text:p>96.60</text:p>
          </table:table-cell>
          <table:table-cell office:value-type="float" office:value="24" table:style-name="ce95">
            <text:p>24</text:p>
          </table:table-cell>
          <table:table-cell office:value-type="float" office:value="2.0471727272727271" table:style-name="ce37">
            <text:p>2.05</text:p>
          </table:table-cell>
          <table:table-cell office:value-type="float" office:value="1.3978999999999999" table:style-name="ce114">
            <text:p>1.40</text:p>
          </table:table-cell>
          <table:table-cell office:value-type="float" office:value="153800" table:formula="of:=[.CR50]*100" table:style-name="ce115">
            <text:p>153800</text:p>
          </table:table-cell>
          <table:table-cell office:value-type="float" office:value="214997.02" table:formula="of:=([.CR50]*100)*[.AF50]" table:style-name="ce115">
            <text:p>214997</text:p>
          </table:table-cell>
          <table:table-cell office:value-type="float" office:value="9.5350470000000005" table:style-name="ce113">
            <text:p>9.54</text:p>
          </table:table-cell>
          <table:table-cell office:value-type="float" office:value="2.2988975591292302" table:formula="of:=([.AI50]*100/[.AI49])-100" table:style-name="ce112">
            <text:p>2.30</text:p>
          </table:table-cell>
          <table:table-cell office:value-type="float" office:value="3.5887000000000002" table:style-name="ce118">
            <text:p>3.6</text:p>
          </table:table-cell>
          <table:table-cell office:value-type="float" office:value="42856.744782233116" table:formula="of:=[.CR50]*100/[.AK50]" table:style-name="ce107">
            <text:p>42857</text:p>
          </table:table-cell>
          <table:table-cell office:value-type="float" office:value="1121.4075" table:style-name="ce119">
            <text:p>1121</text:p>
          </table:table-cell>
          <table:table-cell office:value-type="float" office:value="137.14907382017688" table:formula="of:=[.CR50]*100/[.AM50]" table:style-name="ce120">
            <text:p>137</text:p>
          </table:table-cell>
          <table:table-cell office:value-type="float" office:value="17290.887015308257" table:formula="of:=[.AP50]/[.D50]" table:style-name="ce35">
            <text:p>17291</text:p>
          </table:table-cell>
          <table:table-cell office:value-type="float" office:value="663220000000" table:style-name="ce134">
            <text:p>6.63E+11</text:p>
          </table:table-cell>
          <table:table-cell office:value-type="float" office:value="16216.357328966991" table:formula="of:=[.AQ49]*(1+([.CS50]/100))" table:style-name="ce120">
            <text:p>16216</text:p>
          </table:table-cell>
          <table:table-cell office:value-type="float" office:value="24329.513565717345" table:formula="of:=[.AR49]*(1+([.CZ50]/100))" table:style-name="ce120">
            <text:p>24330</text:p>
          </table:table-cell>
          <table:table-cell office:value-type="float" office:value="17497.085150157418" table:formula="of:=(([.AR50]+([.AQ50]-[.AO50]))-[.AO50])+[.$AO$38]" table:style-name="ce120">
            <text:p>17497</text:p>
          </table:table-cell>
          <table:table-cell office:value-type="float" office:value="151.71336964992292" table:formula="of:=[.AS50]*[.$AT$38]/[.$AS$38]" table:style-name="ce120">
            <text:p>152</text:p>
          </table:table-cell>
          <table:table-cell office:value-type="float" office:value="6.472912798135849" table:formula="of:=[.V50]/[.AO50]" table:style-name="ce38">
            <text:p>6.5</text:p>
          </table:table-cell>
          <table:table-cell office:value-type="float" office:value="22384.480770501956" table:formula="of:=[.V50]/5" table:style-name="ce35">
            <text:p>22384</text:p>
          </table:table-cell>
          <table:table-cell office:value-type="float" office:value="22.755023033216759" table:formula="of:=100-(([.AO50]*100)/[.AV50])" table:style-name="ce35">
            <text:p>23</text:p>
          </table:table-cell>
          <table:table-cell office:value-type="float" office:value="633" table:style-name="ce11">
            <text:p>633</text:p>
          </table:table-cell>
          <table:table-cell office:value-type="float" office:value="194.6" table:style-name="ce11">
            <text:p>195</text:p>
          </table:table-cell>
          <table:table-cell office:value-type="float" office:value="16796" table:style-name="ce23">
            <text:p>16796</text:p>
          </table:table-cell>
          <table:table-cell office:value-type="float" office:value="76339" table:style-name="ce23">
            <text:p>76339</text:p>
          </table:table-cell>
          <table:table-cell office:value-type="float" office:value="24285" table:style-name="ce23">
            <text:p>24285</text:p>
          </table:table-cell>
          <table:table-cell office:value-type="float" office:value="49199" table:style-name="ce23">
            <text:p>49199</text:p>
          </table:table-cell>
          <table:table-cell office:value-type="float" office:value="2855" table:style-name="ce23">
            <text:p>2855</text:p>
          </table:table-cell>
          <table:table-cell office:value-type="float" office:value="19914" table:style-name="ce23">
            <text:p>19914</text:p>
          </table:table-cell>
          <table:table-cell office:value-type="float" office:value="189.77535706948277" table:style-name="ce88">
            <text:p>190</text:p>
          </table:table-cell>
          <table:table-cell office:value-type="float" office:value="2440981800.0000005" table:style-name="ce23">
            <text:p>2440981800</text:p>
          </table:table-cell>
          <table:table-cell office:value-type="float" office:value="122576.16752033748" table:formula="of:=[.BG50]/[.BE50]" table:style-name="ce72">
            <text:p>122576</text:p>
          </table:table-cell>
          <table:table-cell office:value-type="float" office:value="645.90139316907448" table:formula="of:=[.BH50]/[.BF50]" table:style-name="ce72">
            <text:p>646</text:p>
          </table:table-cell>
          <table:table-cell office:value-type="float" office:value="58346" table:style-name="ce23">
            <text:p>58346</text:p>
          </table:table-cell>
          <table:table-cell office:value-type="float" office:value="104.08889406620307" table:style-name="ce88">
            <text:p>104</text:p>
          </table:table-cell>
          <table:table-cell office:value-type="float" office:value="3923135000" table:style-name="ce23">
            <text:p>3923135000</text:p>
          </table:table-cell>
          <table:table-cell office:value-type="float" office:value="67239.142357659483" table:formula="of:=[.BL50]/[.BJ50]" table:style-name="ce84">
            <text:p>67239</text:p>
          </table:table-cell>
          <table:table-cell office:value-type="float" office:value="645.9780648153851" table:formula="of:=[.BM50]/[.BK50]" table:style-name="ce84">
            <text:p>646</text:p>
          </table:table-cell>
          <table:table-cell office:value-type="float" office:value="2.3810271004688444" table:formula="of:=[.CR50]/(([.BN50]+[.BI50])/2)" table:style-name="ce92">
            <text:p>2.38</text:p>
          </table:table-cell>
          <table:table-cell office:value-type="float" office:value="-0.49218480053448843" table:formula="of:=(([.BI50]+[.BN50])*100/([.BI49]+[.BN49]))-100" table:style-name="ce90">
            <text:p>-0.5</text:p>
          </table:table-cell>
          <table:table-cell office:value-type="float" office:value="100.27227714631812" table:style-name="ce85">
            <text:p>100</text:p>
          </table:table-cell>
          <table:table-cell office:value-type="float" office:value="25249053" table:style-name="ce23">
            <text:p>25249053</text:p>
          </table:table-cell>
          <table:table-cell office:value-type="float" office:value="142802" table:formula="of:=[.BR50]-[.BR49]" table:style-name="ce35">
            <text:p>142802</text:p>
          </table:table-cell>
          <table:table-cell office:value-type="float" office:value="541.04727109092073" table:formula="of:=([.BR50]/([.B50]))*1000" table:style-name="ce11">
            <text:p>541</text:p>
          </table:table-cell>
          <table:table-cell office:value-type="float" office:value="0.5687906171255861" table:formula="of:=([.BR50]*100/[.BR49])-100" table:style-name="ce31">
            <text:p>0.6</text:p>
          </table:table-cell>
          <table:table-cell office:value-type="float" office:value="0.38936453986146091" table:formula="of:=([.B50]*100/[.B49])-100" table:style-name="ce31">
            <text:p>0.4</text:p>
          </table:table-cell>
          <table:table-cell office:value-type="float" office:value="0.17942607726412518" table:formula="of:=[.BU50]-[.BV50]" table:style-name="ce31">
            <text:p>0.2</text:p>
          </table:table-cell>
          <table:table-cell office:value-type="float" office:value="20441.07" table:style-name="ce11">
            <text:p>20441</text:p>
          </table:table-cell>
          <table:table-cell office:value-type="float" office:value="12.77" table:style-name="ce23">
            <text:p>12.77</text:p>
          </table:table-cell>
          <table:table-cell office:value-type="float" office:value="81.961308000000002" table:formula="of:=100-([.BY50]+[.CA50])" table:style-name="ce34">
            <text:p>81.96</text:p>
          </table:table-cell>
          <table:table-cell office:value-type="float" office:value="5.2686919999999997" table:formula="of:=([.CB50]*(100-[.BY50]))/100" table:style-name="ce34">
            <text:p>5.27</text:p>
          </table:table-cell>
          <table:table-cell office:value-type="float" office:value="6.04" table:style-name="ce23">
            <text:p>6.04</text:p>
          </table:table-cell>
          <table:table-cell table:number-columns-repeated="8" table:style-name="ce23"/>
          <table:table-cell office:value-type="float" office:value="7.9" table:style-name="ce31">
            <text:p>7.9</text:p>
          </table:table-cell>
          <table:table-cell office:value-type="float" office:value="3.2679738562091387" table:formula="of:=(([.CK50]*100)/[.CK49])-100" table:style-name="ce31">
            <text:p>3.3</text:p>
          </table:table-cell>
          <table:table-cell office:value-type="float" office:value="20.683895921237688" table:formula="of:=[.CQ50]/([.CK50]*12)" table:style-name="ce31">
            <text:p>20.7</text:p>
          </table:table-cell>
          <table:table-cell office:value-type="float" office:value="4.8346791330216758" table:formula="of:=100/[.CM50]" table:style-name="ce31">
            <text:p>4.8</text:p>
          </table:table-cell>
          <table:table-cell office:value-type="float" office:value="27.578527894983587" table:formula="of:=[.CQ50]/(([.CK50]*12)*0.75)" table:style-name="ce31">
            <text:p>27.6</text:p>
          </table:table-cell>
          <table:table-cell office:value-type="float" office:value="3.6260093497662562" table:formula="of:=100/[.CO50]" table:style-name="ce31">
            <text:p>3.6</text:p>
          </table:table-cell>
          <table:table-cell office:value-type="float" office:value="1960.8333333333333" table:formula="of:=AVERAGE([Quarterly.D18:.D21])" table:style-name="ce11">
            <text:p>1961</text:p>
          </table:table-cell>
          <table:table-cell office:value-type="float" office:value="1538" table:style-name="ce35">
            <text:p>1538</text:p>
          </table:table-cell>
          <table:table-cell office:value-type="float" office:value="3.2" table:style-name="ce34">
            <text:p>3.20</text:p>
          </table:table-cell>
          <table:table-cell office:value-type="float" office:value="202.54000000000002" table:formula="of:=[.CT49]+[.CS50]" table:style-name="ce31">
            <text:p>202.5</text:p>
          </table:table-cell>
          <table:table-cell office:value-type="float" office:value="838.53586525000014" table:formula="of:=(([.CR50]*[.CS50])/100)+[.CU49]" table:style-name="ce31">
            <text:p>838.5</text:p>
          </table:table-cell>
          <table:table-cell office:value-type="float" office:value="699.46413474999986" table:formula="of:=[.CR50]-[.CU50]" table:style-name="ce31">
            <text:p>699.5</text:p>
          </table:table-cell>
          <table:table-cell office:value-type="float" office:value="759.35617655771694" table:formula="of:=[.CR50]/[.CT50]*[.$CT$24]" table:style-name="ce31">
            <text:p>759.4</text:p>
          </table:table-cell>
          <table:table-cell office:value-type="float" office:value="778.64382344228306" table:formula="of:=[.CR50]-[.CW50]" table:style-name="ce31">
            <text:p>778.6</text:p>
          </table:table-cell>
          <table:table-cell office:value-type="float" office:value="0.6859909090909091" table:formula="of:=([.AE50]-[.AE49])" table:style-name="ce34">
            <text:p>0.69</text:p>
          </table:table-cell>
          <table:table-cell office:value-type="float" office:value="-7.4608904933814699" table:formula="of:=([.CR50]*100/[.CR49])-100" table:style-name="ce34">
            <text:p>-7.46</text:p>
          </table:table-cell>
          <table:table-cell office:value-type="float" office:value="-10.660890493381469" table:formula="of:=[.CZ50]-[.CS50]" table:style-name="ce34">
            <text:p>-10.66</text:p>
          </table:table-cell>
          <table:table-cell office:value-type="float" office:value="0.32356911736344784" table:formula="of:=([.B51]*100/[.B50])-100" table:style-name="ce34">
            <text:p>0.32</text:p>
          </table:table-cell>
          <table:table-cell office:value-type="float" office:value="-18.145730918057922" table:formula="of:=([.N50]*100/[.N49])-100" table:style-name="ce34">
            <text:p>-18.15</text:p>
          </table:table-cell>
          <table:table-cell office:value-type="float" office:value="-32.76749487683837" table:formula="of:=([.S50]*100/[.S49])-100" table:style-name="ce34">
            <text:p>-32.77</text:p>
          </table:table-cell>
          <table:table-cell office:value-type="float" office:value="21.39" table:style-name="ce39">
            <text:p>21.4</text:p>
          </table:table-cell>
          <table:table-cell office:value-type="float" office:value="-3.8348811436152137" table:formula="of:=([.CP50]+[.CZ50])" table:style-name="ce31">
            <text:p>-3.8</text:p>
          </table:table-cell>
          <table:table-cell office:value-type="float" office:value="409.76" table:formula="of:=-0.06*(([.A50]-1963)^2)+8.5*([.A50]-1963)+140" table:style-name="ce31">
            <text:p>409.8</text:p>
          </table:table-cell>
          <table:table-cell office:value-type="float" office:value="459.76" table:formula="of:=[.DG50]+50" table:style-name="ce31">
            <text:p>459.8</text:p>
          </table:table-cell>
          <table:table-cell office:value-type="float" office:value="359.76" table:formula="of:=[.DG50]-50" table:style-name="ce31">
            <text:p>359.8</text:p>
          </table:table-cell>
          <table:table-cell office:value-type="float" office:value="509.76" table:formula="of:=[.DG50]+100" table:style-name="ce31">
            <text:p>509.8</text:p>
          </table:table-cell>
          <table:table-cell office:value-type="float" office:value="309.76" table:formula="of:=[.DG50]-100" table:style-name="ce31">
            <text:p>309.8</text:p>
          </table:table-cell>
          <table:table-cell office:value-type="float" office:value="381.4" table:formula="of:=-0.025*(([.A50]-1963)^2)+5.5*([.A50]-1963)+175" table:style-name="ce31">
            <text:p>381.4</text:p>
          </table:table-cell>
          <table:table-cell table:number-columns-repeated="16268"/>
        </table:table-row>
        <table:table-row table:style-name="ro3">
          <table:table-cell office:value-type="float" office:value="2012" table:style-name="ce19">
            <text:p>2012</text:p>
          </table:table-cell>
          <table:table-cell office:value-type="float" office:value="46818000" table:style-name="ce13">
            <text:p>46818000</text:p>
          </table:table-cell>
          <table:table-cell office:value-type="float" office:value="19150018" table:style-name="ce11">
            <text:p>19150018</text:p>
          </table:table-cell>
          <table:table-cell office:value-type="float" office:value="38460725" table:style-name="ce128">
            <text:p>38460725</text:p>
          </table:table-cell>
          <table:table-cell office:value-type="float" office:value="736539.15384615387" table:formula="of:=[.C51]/26" table:style-name="ce11">
            <text:p>736539</text:p>
          </table:table-cell>
          <table:table-cell office:value-type="float" office:value="368269.57692307694" table:formula="of:=[.E51]/2" table:style-name="ce11">
            <text:p>368270</text:p>
          </table:table-cell>
          <table:table-cell office:value-type="float" office:value="552404.36538461538" table:formula="of:=[.F51]*1.5" table:style-name="ce11">
            <text:p>552404</text:p>
          </table:table-cell>
          <table:table-cell office:value-type="float" office:value="712602" table:style-name="ce11">
            <text:p>712602</text:p>
          </table:table-cell>
          <table:table-cell office:value-type="float" office:value="356301" table:formula="of:=[.H51]/2" table:style-name="ce11">
            <text:p>356301</text:p>
          </table:table-cell>
          <table:table-cell office:value-type="float" office:value="789026" table:style-name="ce11">
            <text:p>789026</text:p>
          </table:table-cell>
          <table:table-cell office:value-type="float" office:value="394513" table:formula="of:=[.J51]/2" table:style-name="ce11">
            <text:p>394513</text:p>
          </table:table-cell>
          <table:table-cell office:value-type="float" office:value="666360" table:style-name="ce11">
            <text:p>666360</text:p>
          </table:table-cell>
          <table:table-cell office:value-type="float" office:value="333180" table:formula="of:=[.L51]/2" table:style-name="ce11">
            <text:p>333180</text:p>
          </table:table-cell>
          <table:table-cell office:value-type="float" office:value="318534" table:style-name="ce23">
            <text:p>318534</text:p>
          </table:table-cell>
          <table:table-cell office:value-type="float" office:value="136922" table:style-name="ce23">
            <text:p>136922</text:p>
          </table:table-cell>
          <table:table-cell office:value-type="float" office:value="19901" table:style-name="ce23">
            <text:p>19901</text:p>
          </table:table-cell>
          <table:table-cell office:value-type="float" office:value="2890" table:style-name="ce23">
            <text:p>2890</text:p>
          </table:table-cell>
          <table:table-cell office:value-type="float" office:value="201009" table:style-name="ce23">
            <text:p>201009</text:p>
          </table:table-cell>
          <table:table-cell office:value-type="float" office:value="273873" table:style-name="ce23">
            <text:p>273873</text:p>
          </table:table-cell>
          <table:table-cell office:value-type="float" office:value="294261" table:style-name="ce23">
            <text:p>294261</text:p>
          </table:table-cell>
          <table:table-cell office:value-type="float" office:value="28328881" table:style-name="ce11">
            <text:p>28328881</text:p>
          </table:table-cell>
          <table:table-cell office:value-type="float" office:value="103438.02054236818" table:formula="of:=[.U51]*1000/[.S51]" table:style-name="ce11">
            <text:p>103438</text:p>
          </table:table-cell>
          <table:table-cell office:value-type="float" office:value="37108" table:style-name="ce23">
            <text:p>37108</text:p>
          </table:table-cell>
          <table:table-cell office:value-type="float" office:value="17271" table:style-name="ce23">
            <text:p>17271</text:p>
          </table:table-cell>
          <table:table-cell office:value-type="float" office:value="0.85979204731676995" table:formula="of:=[.S51]/[.N51]" table:style-name="ce34">
            <text:p>0.86</text:p>
          </table:table-cell>
          <table:table-cell office:value-type="float" office:value="-10.030594249317797" table:formula="of:=(([.V51]*100/[.V50])-100)-[.CS51]" table:style-name="ce37">
            <text:p>-10.03</text:p>
          </table:table-cell>
          <table:table-cell office:value-type="float" office:value="4.13" table:style-name="ce37">
            <text:p>4.13</text:p>
          </table:table-cell>
          <table:table-cell office:value-type="float" office:value="4.7" table:style-name="ce37">
            <text:p>4.70</text:p>
          </table:table-cell>
          <table:table-cell office:value-type="float" office:value="95.3" table:style-name="ce37">
            <text:p>95.30</text:p>
          </table:table-cell>
          <table:table-cell office:value-type="float" office:value="24" table:style-name="ce95">
            <text:p>24</text:p>
          </table:table-cell>
          <table:table-cell office:value-type="float" office:value="1.0449181818181819" table:style-name="ce37">
            <text:p>1.04</text:p>
          </table:table-cell>
          <table:table-cell office:value-type="float" office:value="1.2905916666666666" table:style-name="ce114">
            <text:p>1.29</text:p>
          </table:table-cell>
          <table:table-cell office:value-type="float" office:value="136400" table:formula="of:=[.CR51]*100" table:style-name="ce115">
            <text:p>136400</text:p>
          </table:table-cell>
          <table:table-cell office:value-type="float" office:value="176036.70333333331" table:formula="of:=([.CR51]*100)*[.AF51]" table:style-name="ce115">
            <text:p>176037</text:p>
          </table:table-cell>
          <table:table-cell office:value-type="float" office:value="9.8079680000000007" table:style-name="ce113">
            <text:p>9.81</text:p>
          </table:table-cell>
          <table:table-cell office:value-type="float" office:value="2.8622931800965432" table:formula="of:=([.AI51]*100/[.AI50])-100" table:style-name="ce112">
            <text:p>2.86</text:p>
          </table:table-cell>
          <table:table-cell office:value-type="float" office:value="5.5066416666666678" table:style-name="ce118">
            <text:p>5.5</text:p>
          </table:table-cell>
          <table:table-cell office:value-type="float" office:value="24770.088241926034" table:formula="of:=[.CR51]*100/[.AK51]" table:style-name="ce107">
            <text:p>24770</text:p>
          </table:table-cell>
          <table:table-cell office:value-type="float" office:value="1298.9416666666666" table:style-name="ce119">
            <text:p>1299</text:p>
          </table:table-cell>
          <table:table-cell office:value-type="float" office:value="105.0085646648233" table:formula="of:=[.CR51]*100/[.AM51]" table:style-name="ce120">
            <text:p>105</text:p>
          </table:table-cell>
          <table:table-cell office:value-type="float" office:value="16365.786136376784" table:formula="of:=[.AP51]/[.D51]" table:style-name="ce35">
            <text:p>16366</text:p>
          </table:table-cell>
          <table:table-cell office:value-type="float" office:value="629440000000" table:style-name="ce134">
            <text:p>6.29E+11</text:p>
          </table:table-cell>
          <table:table-cell office:value-type="float" office:value="16613.658083526683" table:formula="of:=[.AQ50]*(1+([.CS51]/100))" table:style-name="ce120">
            <text:p>16614</text:p>
          </table:table-cell>
          <table:table-cell office:value-type="float" office:value="21577.019833314993" table:formula="of:=[.AR50]*(1+([.CZ51]/100))" table:style-name="ce120">
            <text:p>21577</text:p>
          </table:table-cell>
          <table:table-cell office:value-type="float" office:value="16992.093930177703" table:formula="of:=(([.AR51]+([.AQ51]-[.AO51]))-[.AO51])+[.$AO$38]" table:style-name="ce120">
            <text:p>16992</text:p>
          </table:table-cell>
          <table:table-cell office:value-type="float" office:value="147.3347020621928" table:formula="of:=[.AS51]*[.$AT$38]/[.$AS$38]" table:style-name="ce120">
            <text:p>147</text:p>
          </table:table-cell>
          <table:table-cell office:value-type="float" office:value="6.3203820262842738" table:formula="of:=[.V51]/[.AO51]" table:style-name="ce38">
            <text:p>6.3</text:p>
          </table:table-cell>
          <table:table-cell office:value-type="float" office:value="20687.604108473635" table:formula="of:=[.V51]/5" table:style-name="ce35">
            <text:p>20688</text:p>
          </table:table-cell>
          <table:table-cell office:value-type="float" office:value="20.890857875256017" table:formula="of:=100-(([.AO51]*100)/[.AV51])" table:style-name="ce35">
            <text:p>21</text:p>
          </table:table-cell>
          <table:table-cell office:value-type="float" office:value="641" table:style-name="ce11">
            <text:p>641</text:p>
          </table:table-cell>
          <table:table-cell office:value-type="float" office:value="182.22499999999999" table:style-name="ce11">
            <text:p>182</text:p>
          </table:table-cell>
          <table:table-cell office:value-type="float" office:value="14908" table:style-name="ce23">
            <text:p>14908</text:p>
          </table:table-cell>
          <table:table-cell office:value-type="float" office:value="60670" table:style-name="ce23">
            <text:p>60670</text:p>
          </table:table-cell>
          <table:table-cell office:value-type="float" office:value="18289" table:style-name="ce23">
            <text:p>18289</text:p>
          </table:table-cell>
          <table:table-cell office:value-type="float" office:value="40094" table:style-name="ce23">
            <text:p>40094</text:p>
          </table:table-cell>
          <table:table-cell office:value-type="float" office:value="2287" table:style-name="ce23">
            <text:p>2287</text:p>
          </table:table-cell>
          <table:table-cell office:value-type="float" office:value="14515" table:style-name="ce23">
            <text:p>14515</text:p>
          </table:table-cell>
          <table:table-cell office:value-type="float" office:value="196.6635838317799" table:style-name="ce88">
            <text:p>197</text:p>
          </table:table-cell>
          <table:table-cell office:value-type="float" office:value="1816255299.9999998" table:style-name="ce23">
            <text:p>1816255300</text:p>
          </table:table-cell>
          <table:table-cell office:value-type="float" office:value="125129.54185325524" table:formula="of:=[.BG51]/[.BE51]" table:style-name="ce72">
            <text:p>125130</text:p>
          </table:table-cell>
          <table:table-cell office:value-type="float" office:value="636.26188140803572" table:formula="of:=[.BH51]/[.BF51]" table:style-name="ce72">
            <text:p>636</text:p>
          </table:table-cell>
          <table:table-cell office:value-type="float" office:value="29611" table:style-name="ce23">
            <text:p>29611</text:p>
          </table:table-cell>
          <table:table-cell office:value-type="float" office:value="108.01988521501141" table:style-name="ce88">
            <text:p>108</text:p>
          </table:table-cell>
          <table:table-cell office:value-type="float" office:value="2082608800.0000002" table:style-name="ce23">
            <text:p>2082608800</text:p>
          </table:table-cell>
          <table:table-cell office:value-type="float" office:value="70332.268413765167" table:formula="of:=[.BL51]/[.BJ51]" table:style-name="ce84">
            <text:p>70332</text:p>
          </table:table-cell>
          <table:table-cell office:value-type="float" office:value="651.10482457716182" table:formula="of:=[.BM51]/[.BK51]" table:style-name="ce84">
            <text:p>651</text:p>
          </table:table-cell>
          <table:table-cell office:value-type="float" office:value="2.1190543357359184" table:formula="of:=[.CR51]/(([.BN51]+[.BI51])/2)" table:style-name="ce92">
            <text:p>2.12</text:p>
          </table:table-cell>
          <table:table-cell office:value-type="float" office:value="-0.34931680129837162" table:formula="of:=(([.BI51]+[.BN51])*100/([.BI50]+[.BN50]))-100" table:style-name="ce90">
            <text:p>-0.3</text:p>
          </table:table-cell>
          <table:table-cell office:value-type="float" office:value="101.29567221861966" table:style-name="ce85">
            <text:p>101</text:p>
          </table:table-cell>
          <table:table-cell office:value-type="float" office:value="25382415" table:style-name="ce11">
            <text:p>25382415</text:p>
          </table:table-cell>
          <table:table-cell office:value-type="float" office:value="133362" table:formula="of:=[.BR51]-[.BR50]" table:style-name="ce35">
            <text:p>133362</text:p>
          </table:table-cell>
          <table:table-cell office:value-type="float" office:value="542.15077534281681" table:formula="of:=([.BR51]/([.B51]))*1000" table:style-name="ce11">
            <text:p>542</text:p>
          </table:table-cell>
          <table:table-cell office:value-type="float" office:value="0.52818614622893278" table:formula="of:=([.BR51]*100/[.BR50])-100" table:style-name="ce31">
            <text:p>0.5</text:p>
          </table:table-cell>
          <table:table-cell office:value-type="float" office:value="0.32356911736344784" table:formula="of:=([.B51]*100/[.B50])-100" table:style-name="ce31">
            <text:p>0.3</text:p>
          </table:table-cell>
          <table:table-cell office:value-type="float" office:value="0.20461702886548494" table:formula="of:=[.BU51]-[.BV51]" table:style-name="ce31">
            <text:p>0.2</text:p>
          </table:table-cell>
          <table:table-cell office:value-type="float" office:value="13581.800000000001" table:style-name="ce11">
            <text:p>13582</text:p>
          </table:table-cell>
          <table:table-cell office:value-type="float" office:value="18.649999999999999" table:style-name="ce23">
            <text:p>18.65</text:p>
          </table:table-cell>
          <table:table-cell office:value-type="float" office:value="74.744380000000007" table:formula="of:=100-([.BY51]+[.CA51])" table:style-name="ce34">
            <text:p>74.74</text:p>
          </table:table-cell>
          <table:table-cell office:value-type="float" office:value="6.6056199999999992" table:formula="of:=([.CB51]*(100-[.BY51]))/100" table:style-name="ce34">
            <text:p>6.61</text:p>
          </table:table-cell>
          <table:table-cell office:value-type="float" office:value="8.1199999999999992" table:style-name="ce23">
            <text:p>8.12</text:p>
          </table:table-cell>
          <table:table-cell table:number-columns-repeated="8" table:style-name="ce23"/>
          <table:table-cell office:value-type="float" office:value="7.75" table:style-name="ce31">
            <text:p>7.8</text:p>
          </table:table-cell>
          <table:table-cell office:value-type="float" office:value="-1.8987341772151893" table:formula="of:=(([.CK51]*100)/[.CK50])-100" table:style-name="ce31">
            <text:p>-1.9</text:p>
          </table:table-cell>
          <table:table-cell office:value-type="float" office:value="19.378136200716845" table:formula="of:=[.CQ51]/([.CK51]*12)" table:style-name="ce31">
            <text:p>19.4</text:p>
          </table:table-cell>
          <table:table-cell office:value-type="float" office:value="5.1604550078609082" table:formula="of:=100/[.CM51]" table:style-name="ce31">
            <text:p>5.2</text:p>
          </table:table-cell>
          <table:table-cell office:value-type="float" office:value="25.837514934289125" table:formula="of:=[.CQ51]/(([.CK51]*12)*0.75)" table:style-name="ce31">
            <text:p>25.8</text:p>
          </table:table-cell>
          <table:table-cell office:value-type="float" office:value="3.8703412558956818" table:formula="of:=100/[.CO51]" table:style-name="ce31">
            <text:p>3.9</text:p>
          </table:table-cell>
          <table:table-cell office:value-type="float" office:value="1802.1666666666665" table:formula="of:=AVERAGE([Quarterly.D22:.D25])" table:style-name="ce11">
            <text:p>1802</text:p>
          </table:table-cell>
          <table:table-cell office:value-type="float" office:value="1364" table:style-name="ce35">
            <text:p>1364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204.99" table:formula="of:=[.CT50]+[.CS51]" table:style-name="ce31">
            <text:p>205.0</text:p>
          </table:table-cell>
          <table:table-cell office:value-type="float" office:value="871.95386525000015" table:formula="of:=(([.CR51]*[.CS51])/100)+[.CU50]" table:style-name="ce31">
            <text:p>872.0</text:p>
          </table:table-cell>
          <table:table-cell office:value-type="float" office:value="492.04613474999985" table:formula="of:=[.CR51]-[.CU51]" table:style-name="ce31">
            <text:p>492.0</text:p>
          </table:table-cell>
          <table:table-cell office:value-type="float" office:value="665.39831211278602" table:formula="of:=[.CR51]/[.CT51]*[.$CT$24]" table:style-name="ce31">
            <text:p>665.4</text:p>
          </table:table-cell>
          <table:table-cell office:value-type="float" office:value="698.60168788721398" table:formula="of:=[.CR51]-[.CW51]" table:style-name="ce31">
            <text:p>698.6</text:p>
          </table:table-cell>
          <table:table-cell office:value-type="float" office:value="-1.0022545454545453" table:formula="of:=([.AE51]-[.AE50])" table:style-name="ce34">
            <text:p>-1.00</text:p>
          </table:table-cell>
          <table:table-cell office:value-type="float" office:value="-11.313394018205457" table:formula="of:=([.CR51]*100/[.CR50])-100" table:style-name="ce34">
            <text:p>-11.31</text:p>
          </table:table-cell>
          <table:table-cell office:value-type="float" office:value="-13.763394018205457" table:formula="of:=[.CZ51]-[.CS51]" table:style-name="ce34">
            <text:p>-13.76</text:p>
          </table:table-cell>
          <table:table-cell office:value-type="float" office:value="-0.19223375624760308" table:formula="of:=([.B52]*100/[.B51])-100" table:style-name="ce34">
            <text:p>-0.19</text:p>
          </table:table-cell>
          <table:table-cell office:value-type="float" office:value="-11.475054471074742" table:formula="of:=([.N51]*100/[.N50])-100" table:style-name="ce34">
            <text:p>-11.48</text:p>
          </table:table-cell>
          <table:table-cell office:value-type="float" office:value="-32.950024604552212" table:formula="of:=([.S51]*100/[.S50])-100" table:style-name="ce34">
            <text:p>-32.95</text:p>
          </table:table-cell>
          <table:table-cell office:value-type="float" office:value="24.79" table:style-name="ce39">
            <text:p>24.8</text:p>
          </table:table-cell>
          <table:table-cell office:value-type="float" office:value="-7.443052762309776" table:formula="of:=([.CP51]+[.CZ51])" table:style-name="ce31">
            <text:p>-7.4</text:p>
          </table:table-cell>
          <table:table-cell office:value-type="float" office:value="412.44" table:formula="of:=-0.06*(([.A51]-1963)^2)+8.5*([.A51]-1963)+140" table:style-name="ce31">
            <text:p>412.4</text:p>
          </table:table-cell>
          <table:table-cell office:value-type="float" office:value="462.44" table:formula="of:=[.DG51]+50" table:style-name="ce31">
            <text:p>462.4</text:p>
          </table:table-cell>
          <table:table-cell office:value-type="float" office:value="362.44" table:formula="of:=[.DG51]-50" table:style-name="ce31">
            <text:p>362.4</text:p>
          </table:table-cell>
          <table:table-cell office:value-type="float" office:value="512.44000000000005" table:formula="of:=[.DG51]+100" table:style-name="ce31">
            <text:p>512.4</text:p>
          </table:table-cell>
          <table:table-cell office:value-type="float" office:value="312.44" table:formula="of:=[.DG51]-100" table:style-name="ce31">
            <text:p>312.4</text:p>
          </table:table-cell>
          <table:table-cell office:value-type="float" office:value="384.47500000000002" table:formula="of:=-0.025*(([.A51]-1963)^2)+5.5*([.A51]-1963)+175" table:style-name="ce31">
            <text:p>384.5</text:p>
          </table:table-cell>
          <table:table-cell table:number-columns-repeated="16268"/>
        </table:table-row>
        <table:table-row table:style-name="ro3">
          <table:table-cell office:value-type="float" office:value="2013" table:style-name="ce19">
            <text:p>2013</text:p>
          </table:table-cell>
          <table:table-cell office:value-type="float" office:value="46728000" table:style-name="ce13">
            <text:p>46728000</text:p>
          </table:table-cell>
          <table:table-cell office:value-type="float" office:value="18863926" table:style-name="ce11">
            <text:p>18863926</text:p>
          </table:table-cell>
          <table:table-cell office:value-type="float" office:value="38356540" table:style-name="ce128">
            <text:p>38356540</text:p>
          </table:table-cell>
          <table:table-cell office:value-type="float" office:value="725535.61538461538" table:formula="of:=[.C52]/26" table:style-name="ce11">
            <text:p>725536</text:p>
          </table:table-cell>
          <table:table-cell office:value-type="float" office:value="362767.80769230769" table:formula="of:=[.E52]/2" table:style-name="ce11">
            <text:p>362768</text:p>
          </table:table-cell>
          <table:table-cell office:value-type="float" office:value="544151.7115384615" table:formula="of:=[.F52]*1.5" table:style-name="ce11">
            <text:p>544152</text:p>
          </table:table-cell>
          <table:table-cell office:value-type="float" office:value="671705" table:style-name="ce11">
            <text:p>671705</text:p>
          </table:table-cell>
          <table:table-cell office:value-type="float" office:value="335852.5" table:formula="of:=[.H52]/2" table:style-name="ce11">
            <text:p>335853</text:p>
          </table:table-cell>
          <table:table-cell office:value-type="float" office:value="790313" table:style-name="ce11">
            <text:p>790313</text:p>
          </table:table-cell>
          <table:table-cell office:value-type="float" office:value="395156.5" table:formula="of:=[.J52]/2" table:style-name="ce11">
            <text:p>395157</text:p>
          </table:table-cell>
          <table:table-cell office:value-type="float" office:value="679546" table:style-name="ce11">
            <text:p>679546</text:p>
          </table:table-cell>
          <table:table-cell office:value-type="float" office:value="339773" table:formula="of:=[.L52]/2" table:style-name="ce11">
            <text:p>339773</text:p>
          </table:table-cell>
          <table:table-cell office:value-type="float" office:value="312593" table:style-name="ce23">
            <text:p>312593</text:p>
          </table:table-cell>
          <table:table-cell office:value-type="float" office:value="132980" table:style-name="ce23">
            <text:p>132980</text:p>
          </table:table-cell>
          <table:table-cell office:value-type="float" office:value="15898" table:style-name="ce23">
            <text:p>15898</text:p>
          </table:table-cell>
          <table:table-cell office:value-type="float" office:value="2351" table:style-name="ce23">
            <text:p>2351</text:p>
          </table:table-cell>
          <table:table-cell office:value-type="float" office:value="231836" table:style-name="ce23">
            <text:p>231836</text:p>
          </table:table-cell>
          <table:table-cell office:value-type="float" office:value="199703" table:style-name="ce23">
            <text:p>199703</text:p>
          </table:table-cell>
          <table:table-cell office:value-type="float" office:value="283488" table:style-name="ce23">
            <text:p>283488</text:p>
          </table:table-cell>
          <table:table-cell office:value-type="float" office:value="19972573" table:style-name="ce11">
            <text:p>19972573</text:p>
          </table:table-cell>
          <table:table-cell office:value-type="float" office:value="100011.38190212466" table:formula="of:=[.U52]*1000/[.S52]" table:style-name="ce11">
            <text:p>100011</text:p>
          </table:table-cell>
          <table:table-cell office:value-type="float" office:value="36877" table:style-name="ce23">
            <text:p>36877</text:p>
          </table:table-cell>
          <table:table-cell office:value-type="float" office:value="11325" table:style-name="ce23">
            <text:p>11325</text:p>
          </table:table-cell>
          <table:table-cell office:value-type="float" office:value="0.63885947542011501" table:formula="of:=[.S52]/[.N52]" table:style-name="ce34">
            <text:p>0.64</text:p>
          </table:table-cell>
          <table:table-cell office:value-type="float" office:value="-4.7227457604817324" table:formula="of:=(([.V52]*100/[.V51])-100)-[.CS52]" table:style-name="ce37">
            <text:p>-4.72</text:p>
          </table:table-cell>
          <table:table-cell office:value-type="float" office:value="4.21" table:style-name="ce37">
            <text:p>4.21</text:p>
          </table:table-cell>
          <table:table-cell office:value-type="float" office:value="5.9" table:style-name="ce37">
            <text:p>5.90</text:p>
          </table:table-cell>
          <table:table-cell office:value-type="float" office:value="94.1" table:style-name="ce37">
            <text:p>94.10</text:p>
          </table:table-cell>
          <table:table-cell office:value-type="float" office:value="23" table:style-name="ce95">
            <text:p>23</text:p>
          </table:table-cell>
          <table:table-cell office:value-type="float" office:value="0.53268181818181815" table:style-name="ce37">
            <text:p>0.53</text:p>
          </table:table-cell>
          <table:table-cell office:value-type="float" office:value="1.3298416666666666" table:style-name="ce114">
            <text:p>1.33</text:p>
          </table:table-cell>
          <table:table-cell office:value-type="float" office:value="125000" table:formula="of:=[.CR52]*100" table:style-name="ce115">
            <text:p>125000</text:p>
          </table:table-cell>
          <table:table-cell office:value-type="float" office:value="166230.20833333331" table:formula="of:=([.CR52]*100)*[.AF52]" table:style-name="ce115">
            <text:p>166230</text:p>
          </table:table-cell>
          <table:table-cell office:value-type="float" office:value="9.8494729999999997" table:style-name="ce113">
            <text:p>9.85</text:p>
          </table:table-cell>
          <table:table-cell office:value-type="float" office:value="0.42317633989016201" table:formula="of:=([.AI52]*100/[.AI51])-100" table:style-name="ce112">
            <text:p>0.42</text:p>
          </table:table-cell>
          <table:table-cell office:value-type="float" office:value="117.12691666666665" table:style-name="ce107">
            <text:p>117</text:p>
          </table:table-cell>
          <table:table-cell office:value-type="float" office:value="1067.2183948608456" table:formula="of:=[.CR52]*100/[.AK52]" table:style-name="ce107">
            <text:p>1067</text:p>
          </table:table-cell>
          <table:table-cell office:value-type="float" office:value="1049.1100000000001" table:style-name="ce119">
            <text:p>1049</text:p>
          </table:table-cell>
          <table:table-cell office:value-type="float" office:value="119.14861168037669" table:formula="of:=[.CR52]*100/[.AM52]" table:style-name="ce120">
            <text:p>119</text:p>
          </table:table-cell>
          <table:table-cell office:value-type="float" office:value="16402.678656625441" table:formula="of:=[.AP52]/[.D52]" table:style-name="ce35">
            <text:p>16403</text:p>
          </table:table-cell>
          <table:table-cell office:value-type="float" office:value="629150000000" table:style-name="ce134">
            <text:p>6.29E+11</text:p>
          </table:table-cell>
          <table:table-cell office:value-type="float" office:value="16847.910662504408" table:formula="of:=[.AQ51]*(1+([.CS52]/100))" table:style-name="ce120">
            <text:p>16848</text:p>
          </table:table-cell>
          <table:table-cell office:value-type="float" office:value="19773.661870706554" table:formula="of:=[.AR51]*(1+([.CZ52]/100))" table:style-name="ce120">
            <text:p>19774</text:p>
          </table:table-cell>
          <table:table-cell office:value-type="float" office:value="15349.203506049675" table:formula="of:=(([.AR52]+([.AQ52]-[.AO52]))-[.AO52])+[.$AO$38]" table:style-name="ce120">
            <text:p>15349</text:p>
          </table:table-cell>
          <table:table-cell office:value-type="float" office:value="133.08956122467384" table:formula="of:=[.AS52]*[.$AT$38]/[.$AS$38]" table:style-name="ce120">
            <text:p>133</text:p>
          </table:table-cell>
          <table:table-cell office:value-type="float" office:value="6.0972591121101809" table:formula="of:=[.V52]/[.AO52]" table:style-name="ce38">
            <text:p>6.1</text:p>
          </table:table-cell>
          <table:table-cell office:value-type="float" office:value="20002.276380424933" table:formula="of:=[.V52]/5" table:style-name="ce35">
            <text:p>20002</text:p>
          </table:table-cell>
          <table:table-cell office:value-type="float" office:value="17.995940338681706" table:formula="of:=100-(([.AO52]*100)/[.AV52])" table:style-name="ce35">
            <text:p>18</text:p>
          </table:table-cell>
          <table:table-cell office:value-type="float" office:value="641" table:style-name="ce11">
            <text:p>641</text:p>
          </table:table-cell>
          <table:table-cell office:value-type="float" office:value="153.52500000000001" table:style-name="ce11">
            <text:p>154</text:p>
          </table:table-cell>
          <table:table-cell office:value-type="float" office:value="14555" table:style-name="ce23">
            <text:p>14555</text:p>
          </table:table-cell>
          <table:table-cell office:value-type="float" office:value="56436" table:style-name="ce23">
            <text:p>56436</text:p>
          </table:table-cell>
          <table:table-cell office:value-type="float" office:value="15025" table:style-name="ce23">
            <text:p>15025</text:p>
          </table:table-cell>
          <table:table-cell office:value-type="float" office:value="38894" table:style-name="ce23">
            <text:p>38894</text:p>
          </table:table-cell>
          <table:table-cell office:value-type="float" office:value="2517" table:style-name="ce23">
            <text:p>2517</text:p>
          </table:table-cell>
          <table:table-cell office:value-type="float" office:value="11311" table:style-name="ce23">
            <text:p>11311</text:p>
          </table:table-cell>
          <table:table-cell office:value-type="float" office:value="197.77760310692932" table:style-name="ce88">
            <text:p>198</text:p>
          </table:table-cell>
          <table:table-cell office:value-type="float" office:value="1487085500.0000002" table:style-name="ce23">
            <text:p>1487085500</text:p>
          </table:table-cell>
          <table:table-cell office:value-type="float" office:value="131472.50464149946" table:formula="of:=[.BG52]/[.BE52]" table:style-name="ce72">
            <text:p>131473</text:p>
          </table:table-cell>
          <table:table-cell office:value-type="float" office:value="664.74920605857619" table:formula="of:=[.BH52]/[.BF52]" table:style-name="ce72">
            <text:p>665</text:p>
          </table:table-cell>
          <table:table-cell office:value-type="float" office:value="22961" table:style-name="ce23">
            <text:p>22961</text:p>
          </table:table-cell>
          <table:table-cell office:value-type="float" office:value="106.78645446722538" table:style-name="ce88">
            <text:p>107</text:p>
          </table:table-cell>
          <table:table-cell office:value-type="float" office:value="1620894999.9999998" table:style-name="ce23">
            <text:p>1620895000</text:p>
          </table:table-cell>
          <table:table-cell office:value-type="float" office:value="70593.397500108869" table:formula="of:=[.BL52]/[.BJ52]" table:style-name="ce84">
            <text:p>70593</text:p>
          </table:table-cell>
          <table:table-cell office:value-type="float" office:value="661.0707121264636" table:formula="of:=[.BM52]/[.BK52]" table:style-name="ce84">
            <text:p>661</text:p>
          </table:table-cell>
          <table:table-cell office:value-type="float" office:value="1.8856256160507345" table:formula="of:=[.CR52]/(([.BN52]+[.BI52])/2)" table:style-name="ce92">
            <text:p>1.89</text:p>
          </table:table-cell>
          <table:table-cell office:value-type="float" office:value="2.9869664968859553" table:formula="of:=(([.BI52]+[.BN52])*100/([.BI51]+[.BN51]))-100" table:style-name="ce90">
            <text:p>3.0</text:p>
          </table:table-cell>
          <table:table-cell office:value-type="float" office:value="101.1237404705056" table:style-name="ce85">
            <text:p>101</text:p>
          </table:table-cell>
          <table:table-cell office:value-type="float" office:value="25441306" table:style-name="ce11">
            <text:p>25441306</text:p>
          </table:table-cell>
          <table:table-cell office:value-type="float" office:value="58891" table:formula="of:=[.BR52]-[.BR51]" table:style-name="ce35">
            <text:p>58891</text:p>
          </table:table-cell>
          <table:table-cell office:value-type="float" office:value="544.45527306967983" table:formula="of:=([.BR52]/([.B52]))*1000" table:style-name="ce11">
            <text:p>544</text:p>
          </table:table-cell>
          <table:table-cell office:value-type="float" office:value="0.23201495996342203" table:formula="of:=([.BR52]*100/[.BR51])-100" table:style-name="ce31">
            <text:p>0.2</text:p>
          </table:table-cell>
          <table:table-cell office:value-type="float" office:value="-0.19223375624760308" table:formula="of:=([.B52]*100/[.B51])-100" table:style-name="ce31">
            <text:p>-0.2</text:p>
          </table:table-cell>
          <table:table-cell office:value-type="float" office:value="0.42424871621102511" table:formula="of:=[.BU52]-[.BV52]" table:style-name="ce31">
            <text:p>0.4</text:p>
          </table:table-cell>
          <table:table-cell office:value-type="float" office:value="10742.990000000002" table:style-name="ce11">
            <text:p>10743</text:p>
          </table:table-cell>
          <table:table-cell office:value-type="float" office:value="21.93" table:style-name="ce23">
            <text:p>21.93</text:p>
          </table:table-cell>
          <table:table-cell office:value-type="float" office:value="69.365195" table:formula="of:=100-([.BY52]+[.CA52])" table:style-name="ce34">
            <text:p>69.37</text:p>
          </table:table-cell>
          <table:table-cell office:value-type="float" office:value="8.7048050000000003" table:formula="of:=([.CB52]*(100-[.BY52]))/100" table:style-name="ce34">
            <text:p>8.70</text:p>
          </table:table-cell>
          <table:table-cell office:value-type="float" office:value="11.15" table:style-name="ce23">
            <text:p>11.15</text:p>
          </table:table-cell>
          <table:table-cell office:value-type="float" office:value="8893100" table:style-name="ce23">
            <text:p>8893100</text:p>
          </table:table-cell>
          <table:table-cell office:value-type="float" office:value="5485900" table:style-name="ce23">
            <text:p>5485900</text:p>
          </table:table-cell>
          <table:table-cell office:value-type="float" office:value="2939400" table:style-name="ce23">
            <text:p>2939400</text:p>
          </table:table-cell>
          <table:table-cell office:value-type="float" office:value="898900" table:style-name="ce23">
            <text:p>898900</text:p>
          </table:table-cell>
          <table:table-cell office:value-type="float" office:value="48.816784045934362" table:formula="of:=(([.CC52]*100)/SUM([.$CC$52:.$CF$52]))" table:style-name="ce31">
            <text:p>48.8</text:p>
          </table:table-cell>
          <table:table-cell office:value-type="float" office:value="30.113683147337969" table:formula="of:=(([.CD52]*100)/SUM([.$CC$52:.$CF$52]))" table:style-name="ce31">
            <text:p>30.1</text:p>
          </table:table-cell>
          <table:table-cell office:value-type="float" office:value="16.135212133521431" table:formula="of:=(([.CE52]*100)/SUM([.$CC$52:.$CF$52]))" table:style-name="ce31">
            <text:p>16.1</text:p>
          </table:table-cell>
          <table:table-cell office:value-type="float" office:value="4.9343206732062379" table:formula="of:=(([.CF52]*100)/SUM([.$CC$52:.$CF$52]))" table:style-name="ce31">
            <text:p>4.9</text:p>
          </table:table-cell>
          <table:table-cell office:value-type="float" office:value="7.3" table:style-name="ce31">
            <text:p>7.3</text:p>
          </table:table-cell>
          <table:table-cell office:value-type="float" office:value="-5.8064516129032313" table:formula="of:=(([.CK52]*100)/[.CK51])-100" table:style-name="ce31">
            <text:p>-5.8</text:p>
          </table:table-cell>
          <table:table-cell office:value-type="float" office:value="18.774733637747335" table:formula="of:=[.CQ52]/([.CK52]*12)" table:style-name="ce31">
            <text:p>18.8</text:p>
          </table:table-cell>
          <table:table-cell office:value-type="float" office:value="5.3263072557762472" table:formula="of:=100/[.CM52]" table:style-name="ce31">
            <text:p>5.3</text:p>
          </table:table-cell>
          <table:table-cell office:value-type="float" office:value="25.032978183663118" table:formula="of:=[.CQ52]/(([.CK52]*12)*0.75)" table:style-name="ce31">
            <text:p>25.0</text:p>
          </table:table-cell>
          <table:table-cell office:value-type="float" office:value="3.9947304418321843" table:formula="of:=100/[.CO52]" table:style-name="ce31">
            <text:p>4.0</text:p>
          </table:table-cell>
          <table:table-cell office:value-type="float" office:value="1644.6666666666665" table:formula="of:=AVERAGE([Quarterly.D26:.D29])" table:style-name="ce11">
            <text:p>1645</text:p>
          </table:table-cell>
          <table:table-cell office:value-type="float" office:value="1250" table:style-name="ce35">
            <text:p>1250</text:p>
          </table:table-cell>
          <table:table-cell office:value-type="float" office:value="1.41" table:style-name="ce34">
            <text:p>1.41</text:p>
          </table:table-cell>
          <table:table-cell office:value-type="float" office:value="206.4" table:formula="of:=[.CT51]+[.CS52]" table:style-name="ce31">
            <text:p>206.4</text:p>
          </table:table-cell>
          <table:table-cell office:value-type="float" office:value="889.57886525000015" table:formula="of:=(([.CR52]*[.CS52])/100)+[.CU51]" table:style-name="ce31">
            <text:p>889.6</text:p>
          </table:table-cell>
          <table:table-cell office:value-type="float" office:value="360.42113474999985" table:formula="of:=[.CR52]-[.CU52]" table:style-name="ce31">
            <text:p>360.4</text:p>
          </table:table-cell>
          <table:table-cell office:value-type="float" office:value="605.62015503875966" table:formula="of:=[.CR52]/[.CT52]*[.$CT$24]" table:style-name="ce31">
            <text:p>605.6</text:p>
          </table:table-cell>
          <table:table-cell office:value-type="float" office:value="644.37984496124034" table:formula="of:=[.CR52]-[.CW52]" table:style-name="ce31">
            <text:p>644.4</text:p>
          </table:table-cell>
          <table:table-cell office:value-type="float" office:value="-0.51223636363636371" table:formula="of:=([.AE52]-[.AE51])" table:style-name="ce34">
            <text:p>-0.51</text:p>
          </table:table-cell>
          <table:table-cell office:value-type="float" office:value="-8.3577712609970689" table:formula="of:=([.CR52]*100/[.CR51])-100" table:style-name="ce34">
            <text:p>-8.36</text:p>
          </table:table-cell>
          <table:table-cell office:value-type="float" office:value="-9.767771260997069" table:formula="of:=[.CZ52]-[.CS52]" table:style-name="ce34">
            <text:p>-9.77</text:p>
          </table:table-cell>
          <table:table-cell office:value-type="float" office:value="-0.47080979284369562" table:formula="of:=([.B53]*100/[.B52])-100" table:style-name="ce34">
            <text:p>-0.47</text:p>
          </table:table-cell>
          <table:table-cell office:value-type="float" office:value="-1.8651070215424426" table:formula="of:=([.N52]*100/[.N51])-100" table:style-name="ce34">
            <text:p>-1.87</text:p>
          </table:table-cell>
          <table:table-cell office:value-type="float" office:value="-27.081895623153798" table:formula="of:=([.S52]*100/[.S51])-100" table:style-name="ce34">
            <text:p>-27.08</text:p>
          </table:table-cell>
          <table:table-cell office:value-type="float" office:value="26.09" table:style-name="ce39">
            <text:p>26.1</text:p>
          </table:table-cell>
          <table:table-cell office:value-type="float" office:value="-4.3630408191648851" table:formula="of:=([.CP52]+[.CZ52])" table:style-name="ce31">
            <text:p>-4.4</text:p>
          </table:table-cell>
          <table:table-cell office:value-type="float" office:value="415" table:formula="of:=-0.06*(([.A52]-1963)^2)+8.5*([.A52]-1963)+140" table:style-name="ce31">
            <text:p>415.0</text:p>
          </table:table-cell>
          <table:table-cell office:value-type="float" office:value="465" table:formula="of:=[.DG52]+50" table:style-name="ce31">
            <text:p>465.0</text:p>
          </table:table-cell>
          <table:table-cell office:value-type="float" office:value="365" table:formula="of:=[.DG52]-50" table:style-name="ce31">
            <text:p>365.0</text:p>
          </table:table-cell>
          <table:table-cell office:value-type="float" office:value="515" table:formula="of:=[.DG52]+100" table:style-name="ce31">
            <text:p>515.0</text:p>
          </table:table-cell>
          <table:table-cell office:value-type="float" office:value="315" table:formula="of:=[.DG52]-100" table:style-name="ce31">
            <text:p>315.0</text:p>
          </table:table-cell>
          <table:table-cell office:value-type="float" office:value="387.5" table:formula="of:=-0.025*(([.A52]-1963)^2)+5.5*([.A52]-1963)+175" table:style-name="ce31">
            <text:p>387.5</text:p>
          </table:table-cell>
          <table:table-cell table:number-columns-repeated="16268"/>
        </table:table-row>
        <table:table-row table:style-name="ro3">
          <table:table-cell office:value-type="float" office:value="2014" table:style-name="ce19">
            <text:p>2014</text:p>
          </table:table-cell>
          <table:table-cell office:value-type="float" office:value="46508000" table:style-name="ce13">
            <text:p>46508000</text:p>
          </table:table-cell>
          <table:table-cell office:value-type="float" office:value="18485411" table:style-name="ce11">
            <text:p>18485411</text:p>
          </table:table-cell>
          <table:table-cell office:value-type="float" office:value="38162985" table:style-name="ce128">
            <text:p>38162985</text:p>
          </table:table-cell>
          <table:table-cell office:value-type="float" office:value="710977.34615384613" table:formula="of:=[.C53]/26" table:style-name="ce11">
            <text:p>710977</text:p>
          </table:table-cell>
          <table:table-cell office:value-type="float" office:value="355488.67307692306" table:formula="of:=[.E53]/2" table:style-name="ce11">
            <text:p>355489</text:p>
          </table:table-cell>
          <table:table-cell office:value-type="float" office:value="533233.00961538462" table:formula="of:=[.F53]*1.5" table:style-name="ce11">
            <text:p>533233</text:p>
          </table:table-cell>
          <table:table-cell office:value-type="float" office:value="619820" table:style-name="ce11">
            <text:p>619820</text:p>
          </table:table-cell>
          <table:table-cell office:value-type="float" office:value="309910" table:formula="of:=[.H53]/2" table:style-name="ce11">
            <text:p>309910</text:p>
          </table:table-cell>
          <table:table-cell office:value-type="float" office:value="795232" table:style-name="ce11">
            <text:p>795232</text:p>
          </table:table-cell>
          <table:table-cell office:value-type="float" office:value="397616" table:formula="of:=[.J53]/2" table:style-name="ce11">
            <text:p>397616</text:p>
          </table:table-cell>
          <table:table-cell office:value-type="float" office:value="698441" table:style-name="ce11">
            <text:p>698441</text:p>
          </table:table-cell>
          <table:table-cell office:value-type="float" office:value="349220.5" table:formula="of:=[.L53]/2" table:style-name="ce11">
            <text:p>349221</text:p>
          </table:table-cell>
          <table:table-cell office:value-type="float" office:value="318830" table:style-name="ce23">
            <text:p>318830</text:p>
          </table:table-cell>
          <table:table-cell office:value-type="float" office:value="137594" table:style-name="ce23">
            <text:p>137594</text:p>
          </table:table-cell>
          <table:table-cell office:value-type="float" office:value="14306" table:style-name="ce23">
            <text:p>14306</text:p>
          </table:table-cell>
          <table:table-cell office:value-type="float" office:value="1827" table:style-name="ce23">
            <text:p>1827</text:p>
          </table:table-cell>
          <table:table-cell office:value-type="float" office:value="196646" table:style-name="ce23">
            <text:p>196646</text:p>
          </table:table-cell>
          <table:table-cell office:value-type="float" office:value="204302" table:style-name="ce23">
            <text:p>204302</text:p>
          </table:table-cell>
          <table:table-cell office:value-type="float" office:value="282360" table:style-name="ce23">
            <text:p>282360</text:p>
          </table:table-cell>
          <table:table-cell office:value-type="float" office:value="20890540" table:style-name="ce11">
            <text:p>20890540</text:p>
          </table:table-cell>
          <table:table-cell office:value-type="float" office:value="102253.23295905082" table:formula="of:=[.U53]*1000/[.S53]" table:style-name="ce11">
            <text:p>102253</text:p>
          </table:table-cell>
          <table:table-cell office:value-type="float" office:value="33601" table:style-name="ce23">
            <text:p>33601</text:p>
          </table:table-cell>
          <table:table-cell office:value-type="float" office:value="9547" table:style-name="ce23">
            <text:p>9547</text:p>
          </table:table-cell>
          <table:table-cell office:value-type="float" office:value="0.64078662610168424" table:formula="of:=[.S53]/[.N53]" table:style-name="ce34">
            <text:p>0.64</text:p>
          </table:table-cell>
          <table:table-cell office:value-type="float" office:value="2.391595920672438" table:formula="of:=(([.V53]*100/[.V52])-100)-[.CS53]" table:style-name="ce37">
            <text:p>2.39</text:p>
          </table:table-cell>
          <table:table-cell office:value-type="float" office:value="3.83" table:style-name="ce37">
            <text:p>3.83</text:p>
          </table:table-cell>
          <table:table-cell office:value-type="float" office:value="5.4" table:style-name="ce37">
            <text:p>5.40</text:p>
          </table:table-cell>
          <table:table-cell office:value-type="float" office:value="94.6" table:style-name="ce37">
            <text:p>94.60</text:p>
          </table:table-cell>
          <table:table-cell office:value-type="float" office:value="23" table:style-name="ce95">
            <text:p>23</text:p>
          </table:table-cell>
          <table:table-cell office:value-type="float" office:value="0.46862727272727284" table:style-name="ce37">
            <text:p>0.47</text:p>
          </table:table-cell>
          <table:table-cell office:value-type="float" office:value="1.3205499999999999" table:style-name="ce114">
            <text:p>1.32</text:p>
          </table:table-cell>
          <table:table-cell office:value-type="float" office:value="125300" table:formula="of:=[.CR53]*100" table:style-name="ce115">
            <text:p>125300</text:p>
          </table:table-cell>
          <table:table-cell office:value-type="float" office:value="165464.91499999998" table:formula="of:=([.CR53]*100)*[.AF53]" table:style-name="ce115">
            <text:p>165465</text:p>
          </table:table-cell>
          <table:table-cell office:value-type="float" office:value="10.328136000000001" table:style-name="ce113">
            <text:p>10.33</text:p>
          </table:table-cell>
          <table:table-cell office:value-type="float" office:value="4.8597828533567196" table:formula="of:=([.AI53]*100/[.AI52])-100" table:style-name="ce112">
            <text:p>4.86</text:p>
          </table:table-cell>
          <table:table-cell office:value-type="float" office:value="374.17320000000001" table:style-name="ce107">
            <text:p>374</text:p>
          </table:table-cell>
          <table:table-cell office:value-type="float" office:value="334.87165836569801" table:formula="of:=[.CR53]*100/[.AK53]" table:style-name="ce107">
            <text:p>335</text:p>
          </table:table-cell>
          <table:table-cell office:value-type="float" office:value="950.48333333333323" table:style-name="ce119">
            <text:p>950</text:p>
          </table:table-cell>
          <table:table-cell office:value-type="float" office:value="131.82766662575182" table:formula="of:=[.CR53]*100/[.AM53]" table:style-name="ce120">
            <text:p>132</text:p>
          </table:table-cell>
          <table:table-cell office:value-type="float" office:value="16480.969714502153" table:formula="of:=[.AP53]/[.D53]" table:style-name="ce35">
            <text:p>16481</text:p>
          </table:table-cell>
          <table:table-cell office:value-type="float" office:value="628963000000" table:style-name="ce134">
            <text:p>6.29E+11</text:p>
          </table:table-cell>
          <table:table-cell office:value-type="float" office:value="16822.638796510651" table:formula="of:=[.AQ52]*(1+([.CS53]/100))" table:style-name="ce120">
            <text:p>16823</text:p>
          </table:table-cell>
          <table:table-cell office:value-type="float" office:value="19821.118659196247" table:formula="of:=[.AR52]*(1+([.CZ53]/100))" table:style-name="ce120">
            <text:p>19821</text:p>
          </table:table-cell>
          <table:table-cell office:value-type="float" office:value="15214.806312792189" table:formula="of:=(([.AR53]+([.AQ53]-[.AO53]))-[.AO53])+[.$AO$38]" table:style-name="ce120">
            <text:p>15215</text:p>
          </table:table-cell>
          <table:table-cell office:value-type="float" office:value="131.92423277792957" table:formula="of:=[.AS53]*[.$AT$38]/[.$AS$38]" table:style-name="ce120">
            <text:p>132</text:p>
          </table:table-cell>
          <table:table-cell office:value-type="float" office:value="6.2043213919066185" table:formula="of:=[.V53]/[.AO53]" table:style-name="ce38">
            <text:p>6.2</text:p>
          </table:table-cell>
          <table:table-cell office:value-type="float" office:value="20450.646591810164" table:formula="of:=[.V53]/5" table:style-name="ce35">
            <text:p>20451</text:p>
          </table:table-cell>
          <table:table-cell office:value-type="float" office:value="19.411009131113445" table:formula="of:=100-(([.AO53]*100)/[.AV53])" table:style-name="ce35">
            <text:p>19</text:p>
          </table:table-cell>
          <table:table-cell office:value-type="float" office:value="645" table:style-name="ce11">
            <text:p>645</text:p>
          </table:table-cell>
          <table:table-cell office:value-type="float" office:value="146.52500000000001" table:style-name="ce11">
            <text:p>147</text:p>
          </table:table-cell>
          <table:table-cell office:value-type="float" office:value="15899" table:style-name="ce23">
            <text:p>15899</text:p>
          </table:table-cell>
          <table:table-cell office:value-type="float" office:value="56606" table:style-name="ce23">
            <text:p>56606</text:p>
          </table:table-cell>
          <table:table-cell office:value-type="float" office:value="14934" table:style-name="ce23">
            <text:p>14934</text:p>
          </table:table-cell>
          <table:table-cell office:value-type="float" office:value="39293" table:style-name="ce23">
            <text:p>39293</text:p>
          </table:table-cell>
          <table:table-cell office:value-type="float" office:value="2379" table:style-name="ce23">
            <text:p>2379</text:p>
          </table:table-cell>
          <table:table-cell office:value-type="float" office:value="11550" table:style-name="ce23">
            <text:p>11550</text:p>
          </table:table-cell>
          <table:table-cell office:value-type="float" office:value="198.73922895243689" table:style-name="ce88">
            <text:p>199</text:p>
          </table:table-cell>
          <table:table-cell office:value-type="float" office:value="1527021399.9999998" table:style-name="ce23">
            <text:p>1527021400</text:p>
          </table:table-cell>
          <table:table-cell office:value-type="float" office:value="132209.645021645" table:formula="of:=[.BG53]/[.BE53]" table:style-name="ce72">
            <text:p>132210</text:p>
          </table:table-cell>
          <table:table-cell office:value-type="float" office:value="665.24181319675927" table:formula="of:=[.BH53]/[.BF53]" table:style-name="ce72">
            <text:p>665</text:p>
          </table:table-cell>
          <table:table-cell office:value-type="float" office:value="23301" table:style-name="ce23">
            <text:p>23301</text:p>
          </table:table-cell>
          <table:table-cell office:value-type="float" office:value="112.14759479853062" table:style-name="ce88">
            <text:p>112</text:p>
          </table:table-cell>
          <table:table-cell office:value-type="float" office:value="1719056499.9999998" table:style-name="ce23">
            <text:p>1719056500</text:p>
          </table:table-cell>
          <table:table-cell office:value-type="float" office:value="73776.082571563442" table:formula="of:=[.BL53]/[.BJ53]" table:style-name="ce84">
            <text:p>73776</text:p>
          </table:table-cell>
          <table:table-cell office:value-type="float" office:value="657.84810368960382" table:formula="of:=[.BM53]/[.BK53]" table:style-name="ce84">
            <text:p>658</text:p>
          </table:table-cell>
          <table:table-cell office:value-type="float" office:value="1.8940511661500588" table:formula="of:=[.CR53]/(([.BN53]+[.BI53])/2)" table:style-name="ce92">
            <text:p>1.89</text:p>
          </table:table-cell>
          <table:table-cell office:value-type="float" office:value="-0.2059104152254605" table:formula="of:=(([.BI53]+[.BN53])*100/([.BI52]+[.BN52]))-100" table:style-name="ce90">
            <text:p>-0.2</text:p>
          </table:table-cell>
          <table:table-cell office:value-type="float" office:value="101.11235098230269" table:style-name="ce85">
            <text:p>101</text:p>
          </table:table-cell>
          <table:table-cell office:value-type="float" office:value="25492335" table:style-name="ce11">
            <text:p>25492335</text:p>
          </table:table-cell>
          <table:table-cell office:value-type="float" office:value="51029" table:formula="of:=[.BR53]-[.BR52]" table:style-name="ce35">
            <text:p>51029</text:p>
          </table:table-cell>
          <table:table-cell office:value-type="float" office:value="548.12795648060558" table:formula="of:=([.BR53]/([.B53]))*1000" table:style-name="ce11">
            <text:p>548</text:p>
          </table:table-cell>
          <table:table-cell office:value-type="float" office:value="0.20057539498955634" table:formula="of:=([.BR53]*100/[.BR52])-100" table:style-name="ce31">
            <text:p>0.2</text:p>
          </table:table-cell>
          <table:table-cell office:value-type="float" office:value="-0.47080979284369562" table:formula="of:=([.B53]*100/[.B52])-100" table:style-name="ce31">
            <text:p>-0.5</text:p>
          </table:table-cell>
          <table:table-cell office:value-type="float" office:value="0.67138518783325196" table:formula="of:=[.BU53]-[.BV53]" table:style-name="ce31">
            <text:p>0.7</text:p>
          </table:table-cell>
          <table:table-cell office:value-type="float" office:value="10833.2" table:style-name="ce11">
            <text:p>10833</text:p>
          </table:table-cell>
          <table:table-cell office:value-type="float" office:value="15.28" table:style-name="ce23">
            <text:p>15.28</text:p>
          </table:table-cell>
          <table:table-cell office:value-type="float" office:value="73.69792799999999" table:formula="of:=100-([.BY53]+[.CA53])" table:style-name="ce34">
            <text:p>73.70</text:p>
          </table:table-cell>
          <table:table-cell office:value-type="float" office:value="11.022072000000001" table:formula="of:=([.CB53]*(100-[.BY53]))/100" table:style-name="ce34">
            <text:p>11.02</text:p>
          </table:table-cell>
          <table:table-cell office:value-type="float" office:value="13.01" table:style-name="ce23">
            <text:p>13.01</text:p>
          </table:table-cell>
          <table:table-cell office:value-type="float" office:value="8885000" table:style-name="ce23">
            <text:p>8885000</text:p>
          </table:table-cell>
          <table:table-cell office:value-type="float" office:value="5396300" table:style-name="ce23">
            <text:p>5396300</text:p>
          </table:table-cell>
          <table:table-cell office:value-type="float" office:value="3044500" table:style-name="ce23">
            <text:p>3044500</text:p>
          </table:table-cell>
          <table:table-cell office:value-type="float" office:value="977300" table:style-name="ce23">
            <text:p>977300</text:p>
          </table:table-cell>
          <table:table-cell office:value-type="float" office:value="48.543689320388353" table:formula="of:=(([.CC53]*100)/SUM([.$CC$53:.$CF$53]))" table:style-name="ce31">
            <text:p>48.5</text:p>
          </table:table-cell>
          <table:table-cell office:value-type="float" office:value="29.482983756849933" table:formula="of:=(([.CD53]*100)/SUM([.$CC$53:.$CF$53]))" table:style-name="ce31">
            <text:p>29.5</text:p>
          </table:table-cell>
          <table:table-cell office:value-type="float" office:value="16.6337942752867" table:formula="of:=(([.CE53]*100)/SUM([.$CC$53:.$CF$53]))" table:style-name="ce31">
            <text:p>16.6</text:p>
          </table:table-cell>
          <table:table-cell office:value-type="float" office:value="5.3395326474750178" table:formula="of:=(([.CF53]*100)/SUM([.$CC$53:.$CF$53]))" table:style-name="ce31">
            <text:p>5.3</text:p>
          </table:table-cell>
          <table:table-cell office:value-type="float" office:value="7.25" table:style-name="ce31">
            <text:p>7.3</text:p>
          </table:table-cell>
          <table:table-cell office:value-type="float" office:value="-0.68493150684930981" table:formula="of:=(([.CK53]*100)/[.CK52])-100" table:style-name="ce31">
            <text:p>-0.7</text:p>
          </table:table-cell>
          <table:table-cell office:value-type="float" office:value="17.995210727969351" table:formula="of:=[.CQ53]/([.CK53]*12)" table:style-name="ce31">
            <text:p>18.0</text:p>
          </table:table-cell>
          <table:table-cell office:value-type="float" office:value="5.557034119337839" table:formula="of:=100/[.CM53]" table:style-name="ce31">
            <text:p>5.6</text:p>
          </table:table-cell>
          <table:table-cell office:value-type="float" office:value="23.993614303959134" table:formula="of:=[.CQ53]/(([.CK53]*12)*0.75)" table:style-name="ce31">
            <text:p>24.0</text:p>
          </table:table-cell>
          <table:table-cell office:value-type="float" office:value="4.1677755895033792" table:formula="of:=100/[.CO53]" table:style-name="ce31">
            <text:p>4.2</text:p>
          </table:table-cell>
          <table:table-cell office:value-type="float" office:value="1565.5833333333335" table:formula="of:=AVERAGE([Quarterly.D30:.D33])" table:style-name="ce11">
            <text:p>1566</text:p>
          </table:table-cell>
          <table:table-cell office:value-type="float" office:value="1253" table:style-name="ce35">
            <text:p>1253</text:p>
          </table:table-cell>
          <table:table-cell office:value-type="float" office:value="-0.15" table:style-name="ce34">
            <text:p>-0.15</text:p>
          </table:table-cell>
          <table:table-cell office:value-type="float" office:value="206.25" table:formula="of:=[.CT52]+[.CS53]" table:style-name="ce31">
            <text:p>206.3</text:p>
          </table:table-cell>
          <table:table-cell office:value-type="float" office:value="887.69936525000014" table:formula="of:=(([.CR53]*[.CS53])/100)+[.CU52]" table:style-name="ce31">
            <text:p>887.7</text:p>
          </table:table-cell>
          <table:table-cell office:value-type="float" office:value="365.30063474999986" table:formula="of:=[.CR53]-[.CU53]" table:style-name="ce31">
            <text:p>365.3</text:p>
          </table:table-cell>
          <table:table-cell office:value-type="float" office:value="607.5151515151515" table:formula="of:=[.CR53]/[.CT53]*[.$CT$24]" table:style-name="ce31">
            <text:p>607.5</text:p>
          </table:table-cell>
          <table:table-cell office:value-type="float" office:value="645.4848484848485" table:formula="of:=[.CR53]-[.CW53]" table:style-name="ce31">
            <text:p>645.5</text:p>
          </table:table-cell>
          <table:table-cell office:value-type="float" office:value="-6.4054545454545309E-2" table:formula="of:=([.AE53]-[.AE52])" table:style-name="ce34">
            <text:p>-0.06</text:p>
          </table:table-cell>
          <table:table-cell office:value-type="float" office:value="0.23999999999999488" table:formula="of:=([.CR53]*100/[.CR52])-100" table:style-name="ce34">
            <text:p>0.24</text:p>
          </table:table-cell>
          <table:table-cell office:value-type="float" office:value="0.38999999999999491" table:formula="of:=[.CZ53]-[.CS53]" table:style-name="ce34">
            <text:p>0.39</text:p>
          </table:table-cell>
          <table:table-cell office:value-type="float" office:value="-0.12685989507181716" table:formula="of:=([.B54]*100/[.B53])-100" table:style-name="ce34">
            <text:p>-0.13</text:p>
          </table:table-cell>
          <table:table-cell office:value-type="float" office:value="1.9952462147264924" table:formula="of:=([.N53]*100/[.N52])-100" table:style-name="ce34">
            <text:p>2.00</text:p>
          </table:table-cell>
          <table:table-cell office:value-type="float" office:value="2.302919835956402" table:formula="of:=([.S53]*100/[.S52])-100" table:style-name="ce34">
            <text:p>2.30</text:p>
          </table:table-cell>
          <table:table-cell office:value-type="float" office:value="24.44" table:style-name="ce39">
            <text:p>24.4</text:p>
          </table:table-cell>
          <table:table-cell office:value-type="float" office:value="4.4077755895033741" table:formula="of:=([.CP53]+[.CZ53])" table:style-name="ce31">
            <text:p>4.4</text:p>
          </table:table-cell>
          <table:table-cell office:value-type="float" office:value="417.44" table:formula="of:=-0.06*(([.A53]-1963)^2)+8.5*([.A53]-1963)+140" table:style-name="ce31">
            <text:p>417.4</text:p>
          </table:table-cell>
          <table:table-cell office:value-type="float" office:value="467.44" table:formula="of:=[.DG53]+50" table:style-name="ce31">
            <text:p>467.4</text:p>
          </table:table-cell>
          <table:table-cell office:value-type="float" office:value="367.44" table:formula="of:=[.DG53]-50" table:style-name="ce31">
            <text:p>367.4</text:p>
          </table:table-cell>
          <table:table-cell office:value-type="float" office:value="517.44000000000005" table:formula="of:=[.DG53]+100" table:style-name="ce31">
            <text:p>517.4</text:p>
          </table:table-cell>
          <table:table-cell office:value-type="float" office:value="317.44" table:formula="of:=[.DG53]-100" table:style-name="ce31">
            <text:p>317.4</text:p>
          </table:table-cell>
          <table:table-cell office:value-type="float" office:value="390.47500000000002" table:formula="of:=-0.025*(([.A53]-1963)^2)+5.5*([.A53]-1963)+175" table:style-name="ce31">
            <text:p>390.5</text:p>
          </table:table-cell>
          <table:table-cell table:number-columns-repeated="16268"/>
        </table:table-row>
        <table:table-row table:style-name="ro3">
          <table:table-cell office:value-type="float" office:value="2015" table:style-name="ce19">
            <text:p>2015</text:p>
          </table:table-cell>
          <table:table-cell office:value-type="float" office:value="46449000" table:style-name="ce13">
            <text:p>46449000</text:p>
          </table:table-cell>
          <table:table-cell office:value-type="float" office:value="18171401" table:style-name="ce11">
            <text:p>18171401</text:p>
          </table:table-cell>
          <table:table-cell office:value-type="float" office:value="38102546" table:style-name="ce128">
            <text:p>38102546</text:p>
          </table:table-cell>
          <table:table-cell office:value-type="float" office:value="698900.0384615385" table:formula="of:=[.C54]/26" table:style-name="ce11">
            <text:p>698900</text:p>
          </table:table-cell>
          <table:table-cell office:value-type="float" office:value="349450.01923076925" table:formula="of:=[.E54]/2" table:style-name="ce11">
            <text:p>349450</text:p>
          </table:table-cell>
          <table:table-cell office:value-type="float" office:value="524175.02884615387" table:formula="of:=[.F54]*1.5" table:style-name="ce11">
            <text:p>524175</text:p>
          </table:table-cell>
          <table:table-cell office:value-type="float" office:value="591237" table:style-name="ce11">
            <text:p>591237</text:p>
          </table:table-cell>
          <table:table-cell office:value-type="float" office:value="295618.5" table:formula="of:=[.H54]/2" table:style-name="ce11">
            <text:p>295619</text:p>
          </table:table-cell>
          <table:table-cell office:value-type="float" office:value="803340" table:style-name="ce11">
            <text:p>803340</text:p>
          </table:table-cell>
          <table:table-cell office:value-type="float" office:value="401670" table:formula="of:=[.J54]/2" table:style-name="ce11">
            <text:p>401670</text:p>
          </table:table-cell>
          <table:table-cell office:value-type="float" office:value="730731" table:style-name="ce11">
            <text:p>730731</text:p>
          </table:table-cell>
          <table:table-cell office:value-type="float" office:value="365365.5" table:formula="of:=[.L54]/2" table:style-name="ce11">
            <text:p>365366</text:p>
          </table:table-cell>
          <table:table-cell office:value-type="float" office:value="355556" table:style-name="ce23">
            <text:p>355556</text:p>
          </table:table-cell>
          <table:table-cell office:value-type="float" office:value="151206" table:style-name="ce23">
            <text:p>151206</text:p>
          </table:table-cell>
          <table:table-cell office:value-type="float" office:value="14992" table:style-name="ce23">
            <text:p>14992</text:p>
          </table:table-cell>
          <table:table-cell office:value-type="float" office:value="1720" table:style-name="ce23">
            <text:p>1720</text:p>
          </table:table-cell>
          <table:table-cell office:value-type="float" office:value="196668" table:style-name="ce23">
            <text:p>196668</text:p>
          </table:table-cell>
          <table:table-cell office:value-type="float" office:value="246767" table:style-name="ce23">
            <text:p>246767</text:p>
          </table:table-cell>
          <table:table-cell office:value-type="float" office:value="302418" table:style-name="ce23">
            <text:p>302418</text:p>
          </table:table-cell>
          <table:table-cell office:value-type="float" office:value="26338940" table:style-name="ce11">
            <text:p>26338940</text:p>
          </table:table-cell>
          <table:table-cell office:value-type="float" office:value="106736.07086847107" table:formula="of:=[.U54]*1000/[.S54]" table:style-name="ce11">
            <text:p>106736</text:p>
          </table:table-cell>
          <table:table-cell office:value-type="float" office:value="29029" table:style-name="ce23">
            <text:p>29029</text:p>
          </table:table-cell>
          <table:table-cell office:value-type="float" office:value="7055" table:style-name="ce23">
            <text:p>7055</text:p>
          </table:table-cell>
          <table:table-cell office:value-type="float" office:value="0.6940313199608501" table:formula="of:=[.S54]/[.N54]" table:style-name="ce34">
            <text:p>0.69</text:p>
          </table:table-cell>
          <table:table-cell office:value-type="float" office:value="4.8840549386008121" table:formula="of:=(([.V54]*100/[.V53])-100)-[.CS54]" table:style-name="ce37">
            <text:p>4.88</text:p>
          </table:table-cell>
          <table:table-cell office:value-type="float" office:value="3.31" table:style-name="ce37">
            <text:p>3.31</text:p>
          </table:table-cell>
          <table:table-cell office:value-type="float" office:value="7.4" table:style-name="ce37">
            <text:p>7.40</text:p>
          </table:table-cell>
          <table:table-cell office:value-type="float" office:value="92.6" table:style-name="ce37">
            <text:p>92.60</text:p>
          </table:table-cell>
          <table:table-cell office:value-type="float" office:value="23" table:style-name="ce95">
            <text:p>23</text:p>
          </table:table-cell>
          <table:table-cell office:value-type="float" office:value="0.15673636363636365" table:style-name="ce37">
            <text:p>0.16</text:p>
          </table:table-cell>
          <table:table-cell office:value-type="float" office:value="1.1029583333333333" table:style-name="ce114">
            <text:p>1.10</text:p>
          </table:table-cell>
          <table:table-cell office:value-type="float" office:value="127800" table:formula="of:=[.CR54]*100" table:style-name="ce115">
            <text:p>127800</text:p>
          </table:table-cell>
          <table:table-cell office:value-type="float" office:value="140958.07499999998" table:formula="of:=([.CR54]*100)*[.AF54]" table:style-name="ce115">
            <text:p>140958</text:p>
          </table:table-cell>
          <table:table-cell office:value-type="float" office:value="10.837680000000001" table:style-name="ce113">
            <text:p>10.84</text:p>
          </table:table-cell>
          <table:table-cell office:value-type="float" office:value="4.9335523854449548" table:formula="of:=([.AI54]*100/[.AI53])-100" table:style-name="ce112">
            <text:p>4.93</text:p>
          </table:table-cell>
          <table:table-cell office:value-type="float" office:value="251.56777449999996" table:style-name="ce107">
            <text:p>252</text:p>
          </table:table-cell>
          <table:table-cell office:value-type="float" office:value="508.01419320899555" table:formula="of:=[.CR54]*100/[.AK54]" table:style-name="ce107">
            <text:p>508</text:p>
          </table:table-cell>
          <table:table-cell office:value-type="float" office:value="1042.9791666666667" table:style-name="ce119">
            <text:p>1043</text:p>
          </table:table-cell>
          <table:table-cell office:value-type="float" office:value="122.53360765435551" table:formula="of:=[.CR54]*100/[.AM54]" table:style-name="ce120">
            <text:p>123</text:p>
          </table:table-cell>
          <table:table-cell office:value-type="float" office:value="17159.32578363661" table:formula="of:=[.AP54]/[.D54]" table:style-name="ce35">
            <text:p>17159</text:p>
          </table:table-cell>
          <table:table-cell office:value-type="float" office:value="653814000000" table:style-name="ce134">
            <text:p>6.54E+11</text:p>
          </table:table-cell>
          <table:table-cell office:value-type="float" office:value="16738.525602528098" table:formula="of:=[.AQ53]*(1+([.CS54]/100))" table:style-name="ce120">
            <text:p>16739</text:p>
          </table:table-cell>
          <table:table-cell office:value-type="float" office:value="20216.591896610378" table:formula="of:=[.AR53]*(1+([.CZ54]/100))" table:style-name="ce120">
            <text:p>20217</text:p>
          </table:table-cell>
          <table:table-cell office:value-type="float" office:value="14169.454217954852" table:formula="of:=(([.AR54]+([.AQ54]-[.AO54]))-[.AO54])+[.$AO$38]" table:style-name="ce120">
            <text:p>14169</text:p>
          </table:table-cell>
          <table:table-cell office:value-type="float" office:value="122.86021511913961" table:formula="of:=[.AS54]*[.$AT$38]/[.$AS$38]" table:style-name="ce120">
            <text:p>123</text:p>
          </table:table-cell>
          <table:table-cell office:value-type="float" office:value="6.220295145293889" table:formula="of:=[.V54]/[.AO54]" table:style-name="ce38">
            <text:p>6.2</text:p>
          </table:table-cell>
          <table:table-cell office:value-type="float" office:value="21347.214173694214" table:formula="of:=[.V54]/5" table:style-name="ce35">
            <text:p>21347</text:p>
          </table:table-cell>
          <table:table-cell office:value-type="float" office:value="19.617962119002229" table:formula="of:=100-(([.AO54]*100)/[.AV54])" table:style-name="ce35">
            <text:p>20</text:p>
          </table:table-cell>
          <table:table-cell office:value-type="float" office:value="645" table:style-name="ce11">
            <text:p>645</text:p>
          </table:table-cell>
          <table:table-cell office:value-type="float" office:value="152.875" table:style-name="ce11">
            <text:p>153</text:p>
          </table:table-cell>
          <table:table-cell office:value-type="float" office:value="15718" table:style-name="ce23">
            <text:p>15718</text:p>
          </table:table-cell>
          <table:table-cell office:value-type="float" office:value="64156" table:style-name="ce23">
            <text:p>64156</text:p>
          </table:table-cell>
          <table:table-cell office:value-type="float" office:value="17915" table:style-name="ce23">
            <text:p>17915</text:p>
          </table:table-cell>
          <table:table-cell office:value-type="float" office:value="43700" table:style-name="ce23">
            <text:p>43700</text:p>
          </table:table-cell>
          <table:table-cell office:value-type="float" office:value="2541" table:style-name="ce23">
            <text:p>2541</text:p>
          </table:table-cell>
          <table:table-cell office:value-type="float" office:value="14651" table:style-name="ce23">
            <text:p>14651</text:p>
          </table:table-cell>
          <table:table-cell office:value-type="float" office:value="201.52778170772271" table:style-name="ce88">
            <text:p>202</text:p>
          </table:table-cell>
          <table:table-cell office:value-type="float" office:value="2013348599.9999998" table:style-name="ce23">
            <text:p>2013348600</text:p>
          </table:table-cell>
          <table:table-cell office:value-type="float" office:value="137420.55832366389" table:formula="of:=[.BG54]/[.BE54]" table:style-name="ce72">
            <text:p>137421</text:p>
          </table:table-cell>
          <table:table-cell office:value-type="float" office:value="681.89386673727188" table:formula="of:=[.BH54]/[.BF54]" table:style-name="ce72">
            <text:p>682</text:p>
          </table:table-cell>
          <table:table-cell office:value-type="float" office:value="35025" table:style-name="ce23">
            <text:p>35025</text:p>
          </table:table-cell>
          <table:table-cell office:value-type="float" office:value="113.62321060148459" table:style-name="ce88">
            <text:p>114</text:p>
          </table:table-cell>
          <table:table-cell office:value-type="float" office:value="2698152700" table:style-name="ce23">
            <text:p>2698152700</text:p>
          </table:table-cell>
          <table:table-cell office:value-type="float" office:value="77035.052105638824" table:formula="of:=[.BL54]/[.BJ54]" table:style-name="ce84">
            <text:p>77035</text:p>
          </table:table-cell>
          <table:table-cell office:value-type="float" office:value="677.98693328449474" table:formula="of:=[.BM54]/[.BK54]" table:style-name="ce84">
            <text:p>678</text:p>
          </table:table-cell>
          <table:table-cell office:value-type="float" office:value="1.879576504028212" table:formula="of:=[.CR54]/(([.BN54]+[.BI54])/2)" table:style-name="ce92">
            <text:p>1.88</text:p>
          </table:table-cell>
          <table:table-cell office:value-type="float" office:value="2.7806789747127567" table:formula="of:=(([.BI54]+[.BN54])*100/([.BI53]+[.BN53]))-100" table:style-name="ce90">
            <text:p>2.8</text:p>
          </table:table-cell>
          <table:table-cell office:value-type="float" office:value="100.00061646188163" table:style-name="ce85">
            <text:p>100</text:p>
          </table:table-cell>
          <table:table-cell office:value-type="float" office:value="25541915" table:style-name="ce11">
            <text:p>25541915</text:p>
          </table:table-cell>
          <table:table-cell office:value-type="float" office:value="49580" table:formula="of:=[.BR54]-[.BR53]" table:style-name="ce35">
            <text:p>49580</text:p>
          </table:table-cell>
          <table:table-cell office:value-type="float" office:value="549.89160154147567" table:formula="of:=([.BR54]/([.B54]))*1000" table:style-name="ce11">
            <text:p>550</text:p>
          </table:table-cell>
          <table:table-cell office:value-type="float" office:value="0.19448983390498142" table:formula="of:=([.BR54]*100/[.BR53])-100" table:style-name="ce31">
            <text:p>0.2</text:p>
          </table:table-cell>
          <table:table-cell office:value-type="float" office:value="-0.12685989507181716" table:formula="of:=([.B54]*100/[.B53])-100" table:style-name="ce31">
            <text:p>-0.1</text:p>
          </table:table-cell>
          <table:table-cell office:value-type="float" office:value="0.32134972897679859" table:formula="of:=[.BU54]-[.BV54]" table:style-name="ce31">
            <text:p>0.3</text:p>
          </table:table-cell>
          <table:table-cell office:value-type="float" office:value="11491.999999999998" table:style-name="ce11">
            <text:p>11492</text:p>
          </table:table-cell>
          <table:table-cell office:value-type="float" office:value="12.71" table:style-name="ce23">
            <text:p>12.71</text:p>
          </table:table-cell>
          <table:table-cell office:value-type="float" office:value="75.785178000000002" table:formula="of:=100-([.BY54]+[.CA54])" table:style-name="ce34">
            <text:p>75.79</text:p>
          </table:table-cell>
          <table:table-cell office:value-type="float" office:value="11.504821999999999" table:formula="of:=([.CB54]*(100-[.BY54]))/100" table:style-name="ce34">
            <text:p>11.50</text:p>
          </table:table-cell>
          <table:table-cell office:value-type="float" office:value="13.18" table:style-name="ce23">
            <text:p>13.18</text:p>
          </table:table-cell>
          <table:table-cell office:value-type="float" office:value="8975000" table:style-name="ce23">
            <text:p>8975000</text:p>
          </table:table-cell>
          <table:table-cell office:value-type="float" office:value="5199800" table:style-name="ce23">
            <text:p>5199800</text:p>
          </table:table-cell>
          <table:table-cell office:value-type="float" office:value="3203500" table:style-name="ce23">
            <text:p>3203500</text:p>
          </table:table-cell>
          <table:table-cell office:value-type="float" office:value="967900" table:style-name="ce23">
            <text:p>967900</text:p>
          </table:table-cell>
          <table:table-cell office:value-type="float" office:value="48.920212360052766" table:formula="of:=(([.CC54]*100)/SUM([.$CC$54:.$CF$54]))" table:style-name="ce31">
            <text:p>48.9</text:p>
          </table:table-cell>
          <table:table-cell office:value-type="float" office:value="28.342654064601934" table:formula="of:=(([.CD54]*100)/SUM([.$CC$54:.$CF$54]))" table:style-name="ce31">
            <text:p>28.3</text:p>
          </table:table-cell>
          <table:table-cell office:value-type="float" office:value="17.461381648515768" table:formula="of:=(([.CE54]*100)/SUM([.$CC$54:.$CF$54]))" table:style-name="ce31">
            <text:p>17.5</text:p>
          </table:table-cell>
          <table:table-cell office:value-type="float" office:value="5.2757519268295345" table:formula="of:=(([.CF54]*100)/SUM([.$CC$54:.$CF$54]))" table:style-name="ce31">
            <text:p>5.3</text:p>
          </table:table-cell>
          <table:table-cell office:value-type="float" office:value="7.4" table:style-name="ce31">
            <text:p>7.4</text:p>
          </table:table-cell>
          <table:table-cell office:value-type="float" office:value="2.0689655172413808" table:formula="of:=(([.CK54]*100)/[.CK53])-100" table:style-name="ce31">
            <text:p>2.1</text:p>
          </table:table-cell>
          <table:table-cell office:value-type="float" office:value="17.334834834834833" table:formula="of:=[.CQ54]/([.CK54]*12)" table:style-name="ce31">
            <text:p>17.3</text:p>
          </table:table-cell>
          <table:table-cell office:value-type="float" office:value="5.7687310524036386" table:formula="of:=100/[.CM54]" table:style-name="ce31">
            <text:p>5.8</text:p>
          </table:table-cell>
          <table:table-cell office:value-type="float" office:value="23.113113113113108" table:formula="of:=[.CQ54]/(([.CK54]*12)*0.75)" table:style-name="ce31">
            <text:p>23.1</text:p>
          </table:table-cell>
          <table:table-cell office:value-type="float" office:value="4.3265482893027292" table:formula="of:=100/[.CO54]" table:style-name="ce31">
            <text:p>4.3</text:p>
          </table:table-cell>
          <table:table-cell office:value-type="float" office:value="1539.3333333333333" table:formula="of:=AVERAGE([Quarterly.D34:.D37])" table:style-name="ce11">
            <text:p>1539</text:p>
          </table:table-cell>
          <table:table-cell office:value-type="float" office:value="1278" table:style-name="ce35">
            <text:p>1278</text:p>
          </table:table-cell>
          <table:table-cell office:value-type="float" office:value="-0.5" table:style-name="ce34">
            <text:p>-0.50</text:p>
          </table:table-cell>
          <table:table-cell office:value-type="float" office:value="205.75" table:formula="of:=[.CT53]+[.CS54]" table:style-name="ce31">
            <text:p>205.8</text:p>
          </table:table-cell>
          <table:table-cell office:value-type="float" office:value="881.30936525000016" table:formula="of:=(([.CR54]*[.CS54])/100)+[.CU53]" table:style-name="ce31">
            <text:p>881.3</text:p>
          </table:table-cell>
          <table:table-cell office:value-type="float" office:value="396.69063474999984" table:formula="of:=[.CR54]-[.CU54]" table:style-name="ce31">
            <text:p>396.7</text:p>
          </table:table-cell>
          <table:table-cell office:value-type="float" office:value="621.14216281895506" table:formula="of:=[.CR54]/[.CT54]*[.$CT$24]" table:style-name="ce31">
            <text:p>621.1</text:p>
          </table:table-cell>
          <table:table-cell office:value-type="float" office:value="656.85783718104494" table:formula="of:=[.CR54]-[.CW54]" table:style-name="ce31">
            <text:p>656.9</text:p>
          </table:table-cell>
          <table:table-cell office:value-type="float" office:value="-0.31189090909090922" table:formula="of:=([.AE54]-[.AE53])" table:style-name="ce34">
            <text:p>-0.31</text:p>
          </table:table-cell>
          <table:table-cell office:value-type="float" office:value="1.9952114924181927" table:formula="of:=([.CR54]*100/[.CR53])-100" table:style-name="ce34">
            <text:p>2.00</text:p>
          </table:table-cell>
          <table:table-cell office:value-type="float" office:value="2.4952114924181927" table:formula="of:=[.CZ54]-[.CS54]" table:style-name="ce34">
            <text:p>2.50</text:p>
          </table:table-cell>
          <table:table-cell office:value-type="float" office:value="-1.9376089905051685E-2" table:formula="of:=([.B55]*100/[.B54])-100" table:style-name="ce34">
            <text:p>-0.02</text:p>
          </table:table-cell>
          <table:table-cell office:value-type="float" office:value="11.518991311984436" table:formula="of:=([.N54]*100/[.N53])-100" table:style-name="ce34">
            <text:p>11.52</text:p>
          </table:table-cell>
          <table:table-cell office:value-type="float" office:value="20.785405918688994" table:formula="of:=([.S54]*100/[.S53])-100" table:style-name="ce34">
            <text:p>20.79</text:p>
          </table:table-cell>
          <table:table-cell office:value-type="float" office:value="22.06" table:style-name="ce39">
            <text:p>22.1</text:p>
          </table:table-cell>
          <table:table-cell office:value-type="float" office:value="6.3217597817209219" table:formula="of:=([.CP54]+[.CZ54])" table:style-name="ce31">
            <text:p>6.3</text:p>
          </table:table-cell>
          <table:table-cell office:value-type="float" office:value="419.76" table:formula="of:=-0.06*(([.A54]-1963)^2)+8.5*([.A54]-1963)+140" table:style-name="ce31">
            <text:p>419.8</text:p>
          </table:table-cell>
          <table:table-cell office:value-type="float" office:value="469.76" table:formula="of:=[.DG54]+50" table:style-name="ce31">
            <text:p>469.8</text:p>
          </table:table-cell>
          <table:table-cell office:value-type="float" office:value="369.76" table:formula="of:=[.DG54]-50" table:style-name="ce31">
            <text:p>369.8</text:p>
          </table:table-cell>
          <table:table-cell office:value-type="float" office:value="519.76" table:formula="of:=[.DG54]+100" table:style-name="ce31">
            <text:p>519.8</text:p>
          </table:table-cell>
          <table:table-cell office:value-type="float" office:value="319.76" table:formula="of:=[.DG54]-100" table:style-name="ce31">
            <text:p>319.8</text:p>
          </table:table-cell>
          <table:table-cell office:value-type="float" office:value="393.4" table:formula="of:=-0.025*(([.A54]-1963)^2)+5.5*([.A54]-1963)+175" table:style-name="ce31">
            <text:p>393.4</text:p>
          </table:table-cell>
          <table:table-cell table:number-columns-repeated="16268"/>
        </table:table-row>
        <table:table-row table:style-name="ro3">
          <table:table-cell office:value-type="float" office:value="2016" table:style-name="ce19">
            <text:p>2016</text:p>
          </table:table-cell>
          <table:table-cell office:value-type="float" office:value="46440000" table:style-name="ce13">
            <text:p>46440000</text:p>
          </table:table-cell>
          <table:table-cell office:value-type="float" office:value="17870984" table:style-name="ce11">
            <text:p>17870984</text:p>
          </table:table-cell>
          <table:table-cell office:value-type="float" office:value="38093064" table:style-name="ce128">
            <text:p>38093064</text:p>
          </table:table-cell>
          <table:table-cell office:value-type="float" office:value="687345.5384615385" table:formula="of:=[.C55]/26" table:style-name="ce11">
            <text:p>687346</text:p>
          </table:table-cell>
          <table:table-cell office:value-type="float" office:value="343672.76923076925" table:formula="of:=[.E55]/2" table:style-name="ce11">
            <text:p>343673</text:p>
          </table:table-cell>
          <table:table-cell office:value-type="float" office:value="515509.15384615387" table:formula="of:=[.F55]*1.5" table:style-name="ce11">
            <text:p>515509</text:p>
          </table:table-cell>
          <table:table-cell office:value-type="float" office:value="563692" table:style-name="ce11">
            <text:p>563692</text:p>
          </table:table-cell>
          <table:table-cell office:value-type="float" office:value="281846" table:formula="of:=[.H55]/2" table:style-name="ce11">
            <text:p>281846</text:p>
          </table:table-cell>
          <table:table-cell office:value-type="float" office:value="805801" table:style-name="ce11">
            <text:p>805801</text:p>
          </table:table-cell>
          <table:table-cell office:value-type="float" office:value="402900.5" table:formula="of:=[.J55]/2" table:style-name="ce11">
            <text:p>402901</text:p>
          </table:table-cell>
          <table:table-cell office:value-type="float" office:value="719688" table:style-name="ce11">
            <text:p>719688</text:p>
          </table:table-cell>
          <table:table-cell office:value-type="float" office:value="359844" table:formula="of:=[.L55]/2" table:style-name="ce11">
            <text:p>359844</text:p>
          </table:table-cell>
          <table:table-cell office:value-type="float" office:value="405385" table:style-name="ce23">
            <text:p>405385</text:p>
          </table:table-cell>
          <table:table-cell office:value-type="float" office:value="159988" table:style-name="ce23">
            <text:p>159988</text:p>
          </table:table-cell>
          <table:table-cell office:value-type="float" office:value="16148" table:style-name="ce23">
            <text:p>16148</text:p>
          </table:table-cell>
          <table:table-cell office:value-type="float" office:value="1313" table:style-name="ce23">
            <text:p>1313</text:p>
          </table:table-cell>
          <table:table-cell office:value-type="float" office:value="187238" table:style-name="ce23">
            <text:p>187238</text:p>
          </table:table-cell>
          <table:table-cell office:value-type="float" office:value="282707" table:style-name="ce23">
            <text:p>282707</text:p>
          </table:table-cell>
          <table:table-cell office:value-type="float" office:value="309357" table:style-name="ce23">
            <text:p>309357</text:p>
          </table:table-cell>
          <table:table-cell office:value-type="float" office:value="31036970" table:style-name="ce11">
            <text:p>31036970</text:p>
          </table:table-cell>
          <table:table-cell office:value-type="float" office:value="109784.93634752589" table:formula="of:=[.U55]*1000/[.S55]" table:style-name="ce11">
            <text:p>109785</text:p>
          </table:table-cell>
          <table:table-cell office:value-type="float" office:value="22583" table:style-name="ce23">
            <text:p>22583</text:p>
          </table:table-cell>
          <table:table-cell office:value-type="float" office:value="7440" table:style-name="ce23">
            <text:p>7440</text:p>
          </table:table-cell>
          <table:table-cell office:value-type="float" office:value="0.69737903474474883" table:formula="of:=[.S55]/[.N55]" table:style-name="ce34">
            <text:p>0.70</text:p>
          </table:table-cell>
          <table:table-cell office:value-type="float" office:value="3.056452794493322" table:formula="of:=(([.V55]*100/[.V54])-100)-[.CS55]" table:style-name="ce37">
            <text:p>3.06</text:p>
          </table:table-cell>
          <table:table-cell office:value-type="float" office:value="3.21" table:style-name="ce37">
            <text:p>3.21</text:p>
          </table:table-cell>
          <table:table-cell office:value-type="float" office:value="23.7" table:style-name="ce37">
            <text:p>23.70</text:p>
          </table:table-cell>
          <table:table-cell office:value-type="float" office:value="76.3" table:style-name="ce37">
            <text:p>76.30</text:p>
          </table:table-cell>
          <table:table-cell office:value-type="float" office:value="23" table:style-name="ce95">
            <text:p>23</text:p>
          </table:table-cell>
          <table:table-cell office:value-type="float" office:value="-4.1390909090909096E-2" table:style-name="ce37">
            <text:p>-0.04</text:p>
          </table:table-cell>
          <table:table-cell office:value-type="float" office:value="1.1034249999999999" table:style-name="ce114">
            <text:p>1.10</text:p>
          </table:table-cell>
          <table:table-cell office:value-type="float" office:value="131000" table:formula="of:=[.CR55]*100" table:style-name="ce115">
            <text:p>131000</text:p>
          </table:table-cell>
          <table:table-cell office:value-type="float" office:value="144548.67499999999" table:formula="of:=([.CR55]*100)*[.AF55]" table:style-name="ce115">
            <text:p>144549</text:p>
          </table:table-cell>
          <table:table-cell office:value-type="float" office:value="11.392602" table:style-name="ce113">
            <text:p>11.39</text:p>
          </table:table-cell>
          <table:table-cell office:value-type="float" office:value="5.1203025001660762" table:formula="of:=([.AI55]*100/[.AI54])-100" table:style-name="ce112">
            <text:p>5.12</text:p>
          </table:table-cell>
          <table:table-cell office:value-type="float" office:value="538.52805583333338" table:style-name="ce107">
            <text:p>539</text:p>
          </table:table-cell>
          <table:table-cell office:value-type="float" office:value="243.25566436327432" table:formula="of:=[.CR55]*100/[.AK55]" table:style-name="ce107">
            <text:p>243</text:p>
          </table:table-cell>
          <table:table-cell office:value-type="float" office:value="1129.9566666666667" table:style-name="ce119">
            <text:p>1130</text:p>
          </table:table-cell>
          <table:table-cell office:value-type="float" office:value="115.9336493729848" table:formula="of:=[.CR55]*100/[.AM55]" table:style-name="ce120">
            <text:p>116</text:p>
          </table:table-cell>
          <table:table-cell office:value-type="float" office:value="17620.136831208958" table:formula="of:=[.AP55]/[.D55]" table:style-name="ce35">
            <text:p>17620</text:p>
          </table:table-cell>
          <table:table-cell office:value-type="float" office:value="671205000000" table:style-name="ce134">
            <text:p>6.71E+11</text:p>
          </table:table-cell>
          <table:table-cell office:value-type="float" office:value="16705.048551323041" table:formula="of:=[.AQ54]*(1+([.CS55]/100))" table:style-name="ce120">
            <text:p>16705</text:p>
          </table:table-cell>
          <table:table-cell office:value-type="float" office:value="20722.797640500463" table:formula="of:=[.AR54]*(1+([.CZ55]/100))" table:style-name="ce120">
            <text:p>20723</text:p>
          </table:table-cell>
          <table:table-cell office:value-type="float" office:value="13720.560815495184" table:formula="of:=(([.AR55]+([.AQ55]-[.AO55]))-[.AO55])+[.$AO$38]" table:style-name="ce120">
            <text:p>13721</text:p>
          </table:table-cell>
          <table:table-cell office:value-type="float" office:value="118.9679593453165" table:formula="of:=[.AS55]*[.$AT$38]/[.$AS$38]" table:style-name="ce120">
            <text:p>119</text:p>
          </table:table-cell>
          <table:table-cell office:value-type="float" office:value="6.2306517480087749" table:formula="of:=[.V55]/[.AO55]" table:style-name="ce38">
            <text:p>6.2</text:p>
          </table:table-cell>
          <table:table-cell office:value-type="float" office:value="21956.987269505178" table:formula="of:=[.V55]/5" table:style-name="ce35">
            <text:p>21957</text:p>
          </table:table-cell>
          <table:table-cell office:value-type="float" office:value="19.751573314975801" table:formula="of:=100-(([.AO55]*100)/[.AV55])" table:style-name="ce35">
            <text:p>20</text:p>
          </table:table-cell>
          <table:table-cell office:value-type="float" office:value="648" table:style-name="ce11">
            <text:p>648</text:p>
          </table:table-cell>
          <table:table-cell office:value-type="float" office:value="160.92500000000001" table:style-name="ce11">
            <text:p>161</text:p>
          </table:table-cell>
          <table:table-cell office:value-type="float" office:value="17396" table:style-name="ce23">
            <text:p>17396</text:p>
          </table:table-cell>
          <table:table-cell office:value-type="float" office:value="66417" table:style-name="ce23">
            <text:p>66417</text:p>
          </table:table-cell>
          <table:table-cell office:value-type="float" office:value="19285" table:style-name="ce23">
            <text:p>19285</text:p>
          </table:table-cell>
          <table:table-cell office:value-type="float" office:value="44361" table:style-name="ce23">
            <text:p>44361</text:p>
          </table:table-cell>
          <table:table-cell office:value-type="float" office:value="2771" table:style-name="ce23">
            <text:p>2771</text:p>
          </table:table-cell>
          <table:table-cell office:value-type="float" office:value="17134" table:style-name="ce23">
            <text:p>17134</text:p>
          </table:table-cell>
          <table:table-cell office:value-type="float" office:value="198.13151507455737" table:style-name="ce88">
            <text:p>198</text:p>
          </table:table-cell>
          <table:table-cell office:value-type="float" office:value="2337858800.0000005" table:style-name="ce23">
            <text:p>2337858800</text:p>
          </table:table-cell>
          <table:table-cell office:value-type="float" office:value="136445.59355667097" table:formula="of:=[.BG55]/[.BE55]" table:style-name="ce72">
            <text:p>136446</text:p>
          </table:table-cell>
          <table:table-cell office:value-type="float" office:value="688.66173816581454" table:formula="of:=[.BH55]/[.BF55]" table:style-name="ce72">
            <text:p>689</text:p>
          </table:table-cell>
          <table:table-cell office:value-type="float" office:value="46889" table:style-name="ce23">
            <text:p>46889</text:p>
          </table:table-cell>
          <table:table-cell office:value-type="float" office:value="116.65208387727343" table:style-name="ce88">
            <text:p>117</text:p>
          </table:table-cell>
          <table:table-cell office:value-type="float" office:value="3646366499.9999995" table:style-name="ce23">
            <text:p>3646366500</text:p>
          </table:table-cell>
          <table:table-cell office:value-type="float" office:value="77765.925910128164" table:formula="of:=[.BL55]/[.BJ55]" table:style-name="ce84">
            <text:p>77766</text:p>
          </table:table-cell>
          <table:table-cell office:value-type="float" office:value="666.64840717242259" table:formula="of:=[.BM55]/[.BK55]" table:style-name="ce84">
            <text:p>667</text:p>
          </table:table-cell>
          <table:table-cell office:value-type="float" office:value="1.9331368609700337" table:formula="of:=[.CR55]/(([.BN55]+[.BI55])/2)" table:style-name="ce92">
            <text:p>1.93</text:p>
          </table:table-cell>
          <table:table-cell office:value-type="float" office:value="-0.3361070090449374" table:formula="of:=(([.BI55]+[.BN55])*100/([.BI54]+[.BN54]))-100" table:style-name="ce90">
            <text:p>-0.3</text:p>
          </table:table-cell>
          <table:table-cell office:value-type="float" office:value="98.831387763584075" table:style-name="ce85">
            <text:p>99</text:p>
          </table:table-cell>
          <table:table-cell office:value-type="float" office:value="25586279" table:style-name="ce11">
            <text:p>25586279</text:p>
          </table:table-cell>
          <table:table-cell office:value-type="float" office:value="44364" table:formula="of:=[.BR55]-[.BR54]" table:style-name="ce35">
            <text:p>44364</text:p>
          </table:table-cell>
          <table:table-cell office:value-type="float" office:value="550.95346683893194" table:formula="of:=([.BR55]/([.B55]))*1000" table:style-name="ce11">
            <text:p>551</text:p>
          </table:table-cell>
          <table:table-cell office:value-type="float" office:value="0.17369097031291858" table:formula="of:=([.BR55]*100/[.BR54])-100" table:style-name="ce31">
            <text:p>0.2</text:p>
          </table:table-cell>
          <table:table-cell office:value-type="float" office:value="-1.9376089905051685E-2" table:formula="of:=([.B55]*100/[.B54])-100" table:style-name="ce31">
            <text:p>0.0</text:p>
          </table:table-cell>
          <table:table-cell office:value-type="float" office:value="0.19306706021797027" table:formula="of:=[.BU55]-[.BV55]" table:style-name="ce31">
            <text:p>0.2</text:p>
          </table:table-cell>
          <table:table-cell office:value-type="float" office:value="11157.839999999998" table:style-name="ce11">
            <text:p>11158</text:p>
          </table:table-cell>
          <table:table-cell office:value-type="float" office:value="12.54" table:style-name="ce23">
            <text:p>12.54</text:p>
          </table:table-cell>
          <table:table-cell office:value-type="float" office:value="75.871549999999999" table:formula="of:=100-([.BY55]+[.CA55])" table:style-name="ce34">
            <text:p>75.87</text:p>
          </table:table-cell>
          <table:table-cell office:value-type="float" office:value="11.58845" table:formula="of:=([.CB55]*(100-[.BY55]))/100" table:style-name="ce34">
            <text:p>11.59</text:p>
          </table:table-cell>
          <table:table-cell office:value-type="float" office:value="13.25" table:style-name="ce23">
            <text:p>13.25</text:p>
          </table:table-cell>
          <table:table-cell office:value-type="float" office:value="8963700" table:style-name="ce23">
            <text:p>8963700</text:p>
          </table:table-cell>
          <table:table-cell office:value-type="float" office:value="5306900" table:style-name="ce23">
            <text:p>5306900</text:p>
          </table:table-cell>
          <table:table-cell office:value-type="float" office:value="3190600" table:style-name="ce23">
            <text:p>3190600</text:p>
          </table:table-cell>
          <table:table-cell office:value-type="float" office:value="944800" table:style-name="ce23">
            <text:p>944800</text:p>
          </table:table-cell>
          <table:table-cell office:value-type="float" office:value="48.699880473758554" table:formula="of:=(([.CC55]*100)/SUM([.$CC$55:.$CF$55]))" table:style-name="ce31">
            <text:p>48.7</text:p>
          </table:table-cell>
          <table:table-cell office:value-type="float" office:value="28.832445941540801" table:formula="of:=(([.CD55]*100)/SUM([.$CC$55:.$CF$55]))" table:style-name="ce31">
            <text:p>28.8</text:p>
          </table:table-cell>
          <table:table-cell office:value-type="float" office:value="17.334564815820929" table:formula="of:=(([.CE55]*100)/SUM([.$CC$55:.$CF$55]))" table:style-name="ce31">
            <text:p>17.3</text:p>
          </table:table-cell>
          <table:table-cell office:value-type="float" office:value="5.1331087688797128" table:formula="of:=(([.CF55]*100)/SUM([.$CC$55:.$CF$55]))" table:style-name="ce31">
            <text:p>5.1</text:p>
          </table:table-cell>
          <table:table-cell office:value-type="float" office:value="7.9" table:style-name="ce31">
            <text:p>7.9</text:p>
          </table:table-cell>
          <table:table-cell office:value-type="float" office:value="6.7567567567567579" table:formula="of:=(([.CK55]*100)/[.CK54])-100" table:style-name="ce31">
            <text:p>6.8</text:p>
          </table:table-cell>
          <table:table-cell office:value-type="float" office:value="15.974859353023909" table:formula="of:=[.CQ55]/([.CK55]*12)" table:style-name="ce31">
            <text:p>16.0</text:p>
          </table:table-cell>
          <table:table-cell office:value-type="float" office:value="6.2598360204699279" table:formula="of:=100/[.CM55]" table:style-name="ce31">
            <text:p>6.3</text:p>
          </table:table-cell>
          <table:table-cell office:value-type="float" office:value="21.299812470698544" table:formula="of:=[.CQ55]/(([.CK55]*12)*0.75)" table:style-name="ce31">
            <text:p>21.3</text:p>
          </table:table-cell>
          <table:table-cell office:value-type="float" office:value="4.6948770153524464" table:formula="of:=100/[.CO55]" table:style-name="ce31">
            <text:p>4.7</text:p>
          </table:table-cell>
          <table:table-cell office:value-type="float" office:value="1514.4166666666667" table:formula="of:=AVERAGE([Quarterly.D38:.D41])" table:style-name="ce11">
            <text:p>1514</text:p>
          </table:table-cell>
          <table:table-cell office:value-type="float" office:value="1310" table:style-name="ce35">
            <text:p>1310</text:p>
          </table:table-cell>
          <table:table-cell office:value-type="float" office:value="-0.2" table:style-name="ce34">
            <text:p>-0.20</text:p>
          </table:table-cell>
          <table:table-cell office:value-type="float" office:value="205.55" table:formula="of:=[.CT54]+[.CS55]" table:style-name="ce31">
            <text:p>205.6</text:p>
          </table:table-cell>
          <table:table-cell office:value-type="float" office:value="878.68936525000015" table:formula="of:=(([.CR55]*[.CS55])/100)+[.CU54]" table:style-name="ce31">
            <text:p>878.7</text:p>
          </table:table-cell>
          <table:table-cell office:value-type="float" office:value="431.31063474999985" table:formula="of:=[.CR55]-[.CU55]" table:style-name="ce31">
            <text:p>431.3</text:p>
          </table:table-cell>
          <table:table-cell office:value-type="float" office:value="637.31452201410855" table:formula="of:=[.CR55]/[.CT55]*[.$CT$24]" table:style-name="ce31">
            <text:p>637.3</text:p>
          </table:table-cell>
          <table:table-cell office:value-type="float" office:value="672.68547798589145" table:formula="of:=[.CR55]-[.CW55]" table:style-name="ce31">
            <text:p>672.7</text:p>
          </table:table-cell>
          <table:table-cell office:value-type="float" office:value="-0.19812727272727274" table:formula="of:=([.AE55]-[.AE54])" table:style-name="ce34">
            <text:p>-0.20</text:p>
          </table:table-cell>
          <table:table-cell office:value-type="float" office:value="2.5039123630672862" table:formula="of:=([.CR55]*100/[.CR54])-100" table:style-name="ce34">
            <text:p>2.50</text:p>
          </table:table-cell>
          <table:table-cell office:value-type="float" office:value="2.7039123630672863" table:formula="of:=[.CZ55]-[.CS55]" table:style-name="ce34">
            <text:p>2.70</text:p>
          </table:table-cell>
          <table:table-cell office:value-type="float" office:value="0.23471145564168694" table:formula="of:=([.B56]*100/[.B55])-100" table:style-name="ce34">
            <text:p>0.23</text:p>
          </table:table-cell>
          <table:table-cell office:value-type="float" office:value="14.014388732014083" table:formula="of:=([.N55]*100/[.N54])-100" table:style-name="ce34">
            <text:p>14.01</text:p>
          </table:table-cell>
          <table:table-cell office:value-type="float" office:value="14.564346124076565" table:formula="of:=([.S55]*100/[.S54])-100" table:style-name="ce34">
            <text:p>14.56</text:p>
          </table:table-cell>
          <table:table-cell office:value-type="float" office:value="19.63" table:style-name="ce39">
            <text:p>19.6</text:p>
          </table:table-cell>
          <table:table-cell office:value-type="float" office:value="7.1987893784197325" table:formula="of:=([.CP55]+[.CZ55])" table:style-name="ce31">
            <text:p>7.2</text:p>
          </table:table-cell>
          <table:table-cell office:value-type="float" office:value="421.96000000000004" table:formula="of:=-0.06*(([.A55]-1963)^2)+8.5*([.A55]-1963)+140" table:style-name="ce31">
            <text:p>422.0</text:p>
          </table:table-cell>
          <table:table-cell office:value-type="float" office:value="471.96000000000004" table:formula="of:=[.DG55]+50" table:style-name="ce31">
            <text:p>472.0</text:p>
          </table:table-cell>
          <table:table-cell office:value-type="float" office:value="371.96000000000004" table:formula="of:=[.DG55]-50" table:style-name="ce31">
            <text:p>372.0</text:p>
          </table:table-cell>
          <table:table-cell office:value-type="float" office:value="521.96" table:formula="of:=[.DG55]+100" table:style-name="ce31">
            <text:p>522.0</text:p>
          </table:table-cell>
          <table:table-cell office:value-type="float" office:value="321.96000000000004" table:formula="of:=[.DG55]-100" table:style-name="ce31">
            <text:p>322.0</text:p>
          </table:table-cell>
          <table:table-cell office:value-type="float" office:value="396.27499999999998" table:formula="of:=-0.025*(([.A55]-1963)^2)+5.5*([.A55]-1963)+175" table:style-name="ce31">
            <text:p>396.3</text:p>
          </table:table-cell>
          <table:table-cell table:number-columns-repeated="16268"/>
        </table:table-row>
        <table:table-row table:style-name="ro3">
          <table:table-cell office:value-type="float" office:value="2017" table:style-name="ce19">
            <text:p>2017</text:p>
          </table:table-cell>
          <table:table-cell office:value-type="float" office:value="46549000" table:style-name="ce13">
            <text:p>46549000</text:p>
          </table:table-cell>
          <table:table-cell office:value-type="float" office:value="17626310" table:style-name="ce11">
            <text:p>17626310</text:p>
          </table:table-cell>
          <table:table-cell office:value-type="float" office:value="38169924" table:style-name="ce128">
            <text:p>38169924</text:p>
          </table:table-cell>
          <table:table-cell office:value-type="float" office:value="677935" table:formula="of:=[.C56]/26" table:style-name="ce11">
            <text:p>677935</text:p>
          </table:table-cell>
          <table:table-cell office:value-type="float" office:value="338967.5" table:formula="of:=[.E56]/2" table:style-name="ce11">
            <text:p>338968</text:p>
          </table:table-cell>
          <table:table-cell office:value-type="float" office:value="508451.25" table:formula="of:=[.F56]*1.5" table:style-name="ce11">
            <text:p>508451</text:p>
          </table:table-cell>
          <table:table-cell office:value-type="float" office:value="543363" table:style-name="ce11">
            <text:p>543363</text:p>
          </table:table-cell>
          <table:table-cell office:value-type="float" office:value="271681.5" table:formula="of:=[.H56]/2" table:style-name="ce11">
            <text:p>271682</text:p>
          </table:table-cell>
          <table:table-cell office:value-type="float" office:value="798927" table:style-name="ce11">
            <text:p>798927</text:p>
          </table:table-cell>
          <table:table-cell office:value-type="float" office:value="399463.5" table:formula="of:=[.J56]/2" table:style-name="ce11">
            <text:p>399464</text:p>
          </table:table-cell>
          <table:table-cell office:value-type="float" office:value="724119" table:style-name="ce11">
            <text:p>724119</text:p>
          </table:table-cell>
          <table:table-cell office:value-type="float" office:value="362059.5" table:formula="of:=[.L56]/2" table:style-name="ce11">
            <text:p>362060</text:p>
          </table:table-cell>
          <table:table-cell office:value-type="float" office:value="467644" table:style-name="ce23">
            <text:p>467644</text:p>
          </table:table-cell>
          <table:table-cell office:value-type="float" office:value="169851" table:style-name="ce23">
            <text:p>169851</text:p>
          </table:table-cell>
          <table:table-cell office:value-type="float" office:value="15865" table:style-name="ce23">
            <text:p>15865</text:p>
          </table:table-cell>
          <table:table-cell office:value-type="float" office:value="1407" table:style-name="ce23">
            <text:p>1407</text:p>
          </table:table-cell>
          <table:table-cell office:value-type="float" office:value="179964" table:style-name="ce23">
            <text:p>179964</text:p>
          </table:table-cell>
          <table:table-cell office:value-type="float" office:value="312843" table:style-name="ce23">
            <text:p>312843</text:p>
          </table:table-cell>
          <table:table-cell office:value-type="float" office:value="313911" table:style-name="ce23">
            <text:p>313911</text:p>
          </table:table-cell>
          <table:table-cell office:value-type="float" office:value="36664867" table:style-name="ce11">
            <text:p>36664867</text:p>
          </table:table-cell>
          <table:table-cell office:value-type="float" office:value="117198.93684691683" table:formula="of:=[.U56]*1000/[.S56]" table:style-name="ce11">
            <text:p>117199</text:p>
          </table:table-cell>
          <table:table-cell office:value-type="float" office:value="14469" table:style-name="ce23">
            <text:p>14469</text:p>
          </table:table-cell>
          <table:table-cell office:value-type="float" office:value="4572" table:style-name="ce23">
            <text:p>4572</text:p>
          </table:table-cell>
          <table:table-cell office:value-type="float" office:value="0.66897682852768348" table:formula="of:=[.S56]/[.N56]" table:style-name="ce34">
            <text:p>0.67</text:p>
          </table:table-cell>
          <table:table-cell office:value-type="float" office:value="4.7932038055947936" table:formula="of:=(([.V56]*100/[.V55])-100)-[.CS56]" table:style-name="ce37">
            <text:p>4.79</text:p>
          </table:table-cell>
          <table:table-cell office:value-type="float" office:value="2.89" table:style-name="ce37">
            <text:p>2.89</text:p>
          </table:table-cell>
          <table:table-cell office:value-type="float" office:value="37.799999999999997" table:style-name="ce37">
            <text:p>37.80</text:p>
          </table:table-cell>
          <table:table-cell office:value-type="float" office:value="62.2" table:style-name="ce37">
            <text:p>62.20</text:p>
          </table:table-cell>
          <table:table-cell office:value-type="float" office:value="23" table:style-name="ce95">
            <text:p>23</text:p>
          </table:table-cell>
          <table:table-cell office:value-type="float" office:value="-0.14981818181818179" table:style-name="ce37">
            <text:p>-0.15</text:p>
          </table:table-cell>
          <table:table-cell office:value-type="float" office:value="1.139" table:style-name="ce114">
            <text:p>1.14</text:p>
          </table:table-cell>
          <table:table-cell office:value-type="float" office:value="137200" table:formula="of:=[.CR56]*100" table:style-name="ce115">
            <text:p>137200</text:p>
          </table:table-cell>
          <table:table-cell office:value-type="float" office:value="156270.79999999999" table:formula="of:=([.CR56]*100)*[.AF56]" table:style-name="ce115">
            <text:p>156271</text:p>
          </table:table-cell>
          <table:table-cell office:value-type="float" office:value="11.871539" table:style-name="ce113">
            <text:p>11.87</text:p>
          </table:table-cell>
          <table:table-cell office:value-type="float" office:value="4.2039298836209724" table:formula="of:=([.AI56]*100/[.AI55])-100" table:style-name="ce112">
            <text:p>4.20</text:p>
          </table:table-cell>
          <table:table-cell office:value-type="float" office:value="3705.6640219166661" table:style-name="ce107">
            <text:p>3706</text:p>
          </table:table-cell>
          <table:table-cell office:value-type="float" office:value="37.024403504621169" table:formula="of:=[.CR56]*100/[.AK56]" table:style-name="ce107">
            <text:p>37</text:p>
          </table:table-cell>
          <table:table-cell office:value-type="float" office:value="1112.4033333333334" table:style-name="ce119">
            <text:p>1112</text:p>
          </table:table-cell>
          <table:table-cell office:value-type="float" office:value="123.33655958120704" table:formula="of:=[.CR56]*100/[.AM56]" table:style-name="ce120">
            <text:p>123</text:p>
          </table:table-cell>
          <table:table-cell office:value-type="float" office:value="18142.504030136399" table:formula="of:=[.AP56]/[.D56]" table:style-name="ce35">
            <text:p>18143</text:p>
          </table:table-cell>
          <table:table-cell office:value-type="float" office:value="692498000000" table:style-name="ce134">
            <text:p>6.92E+11</text:p>
          </table:table-cell>
          <table:table-cell office:value-type="float" office:value="17032.467502928976" table:formula="of:=[.AQ55]*(1+([.CS56]/100))" table:style-name="ce120">
            <text:p>17032</text:p>
          </table:table-cell>
          <table:table-cell office:value-type="float" office:value="21703.571269287509" table:formula="of:=[.AR55]*(1+([.CZ56]/100))" table:style-name="ce120">
            <text:p>21704</text:p>
          </table:table-cell>
          <table:table-cell office:value-type="float" office:value="13984.018998033283" table:formula="of:=(([.AR56]+([.AQ56]-[.AO56]))-[.AO56])+[.$AO$38]" table:style-name="ce120">
            <text:p>13984</text:p>
          </table:table-cell>
          <table:table-cell office:value-type="float" office:value="121.25234719001644" table:formula="of:=[.AS56]*[.$AT$38]/[.$AS$38]" table:style-name="ce120">
            <text:p>121</text:p>
          </table:table-cell>
          <table:table-cell office:value-type="float" office:value="6.4599096493096217" table:formula="of:=[.V56]/[.AO56]" table:style-name="ce38">
            <text:p>6.5</text:p>
          </table:table-cell>
          <table:table-cell office:value-type="float" office:value="23439.787369383364" table:formula="of:=[.V56]/5" table:style-name="ce35">
            <text:p>23440</text:p>
          </table:table-cell>
          <table:table-cell office:value-type="float" office:value="22.599536658622526" table:formula="of:=100-(([.AO56]*100)/[.AV56])" table:style-name="ce35">
            <text:p>23</text:p>
          </table:table-cell>
          <table:table-cell office:value-type="float" office:value="655" table:style-name="ce11">
            <text:p>655</text:p>
          </table:table-cell>
          <table:table-cell office:value-type="float" office:value="162.22499999999999" table:style-name="ce11">
            <text:p>162</text:p>
          </table:table-cell>
          <table:table-cell office:value-type="float" office:value="20789" table:style-name="ce23">
            <text:p>20789</text:p>
          </table:table-cell>
          <table:table-cell office:value-type="float" office:value="70982" table:style-name="ce23">
            <text:p>70982</text:p>
          </table:table-cell>
          <table:table-cell office:value-type="float" office:value="22041" table:style-name="ce23">
            <text:p>22041</text:p>
          </table:table-cell>
          <table:table-cell office:value-type="float" office:value="45719" table:style-name="ce23">
            <text:p>45719</text:p>
          </table:table-cell>
          <table:table-cell office:value-type="float" office:value="3222" table:style-name="ce23">
            <text:p>3222</text:p>
          </table:table-cell>
          <table:table-cell office:value-type="float" office:value="19411" table:style-name="ce23">
            <text:p>19411</text:p>
          </table:table-cell>
          <table:table-cell office:value-type="float" office:value="199.19877171105509" table:style-name="ce88">
            <text:p>199</text:p>
          </table:table-cell>
          <table:table-cell office:value-type="float" office:value="2714055300" table:style-name="ce23">
            <text:p>2714055300</text:p>
          </table:table-cell>
          <table:table-cell office:value-type="float" office:value="139820.47807943949" table:formula="of:=[.BG56]/[.BE56]" table:style-name="ce72">
            <text:p>139820</text:p>
          </table:table-cell>
          <table:table-cell office:value-type="float" office:value="701.91435859983153" table:formula="of:=[.BH56]/[.BF56]" table:style-name="ce72">
            <text:p>702</text:p>
          </table:table-cell>
          <table:table-cell office:value-type="float" office:value="61337" table:style-name="ce23">
            <text:p>61337</text:p>
          </table:table-cell>
          <table:table-cell office:value-type="float" office:value="118.89275319185471" table:style-name="ce88">
            <text:p>119</text:p>
          </table:table-cell>
          <table:table-cell office:value-type="float" office:value="4978249800" table:style-name="ce23">
            <text:p>4978249800</text:p>
          </table:table-cell>
          <table:table-cell office:value-type="float" office:value="81162.264212465554" table:formula="of:=[.BL56]/[.BJ56]" table:style-name="ce84">
            <text:p>81162</text:p>
          </table:table-cell>
          <table:table-cell office:value-type="float" office:value="682.65106184811566" table:formula="of:=[.BM56]/[.BK56]" table:style-name="ce84">
            <text:p>683</text:p>
          </table:table-cell>
          <table:table-cell office:value-type="float" office:value="1.9818492932693901" table:formula="of:=[.CR56]/(([.BN56]+[.BI56])/2)" table:style-name="ce92">
            <text:p>1.98</text:p>
          </table:table-cell>
          <table:table-cell office:value-type="float" office:value="2.158566820320587" table:formula="of:=(([.BI56]+[.BN56])*100/([.BI55]+[.BN55]))-100" table:style-name="ce90">
            <text:p>2.2</text:p>
          </table:table-cell>
          <table:table-cell office:value-type="float" office:value="100.53840530111977" table:style-name="ce85">
            <text:p>101</text:p>
          </table:table-cell>
          <table:table-cell office:value-type="float" office:value="25645100" table:style-name="ce11">
            <text:p>25645100</text:p>
          </table:table-cell>
          <table:table-cell office:value-type="float" office:value="58821" table:formula="of:=[.BR56]-[.BR55]" table:style-name="ce35">
            <text:p>58821</text:p>
          </table:table-cell>
          <table:table-cell office:value-type="float" office:value="550.92698017143232" table:formula="of:=([.BR56]/([.B56]))*1000" table:style-name="ce11">
            <text:p>551</text:p>
          </table:table-cell>
          <table:table-cell office:value-type="float" office:value="0.22989274837502194" table:formula="of:=([.BR56]*100/[.BR55])-100" table:style-name="ce31">
            <text:p>0.2</text:p>
          </table:table-cell>
          <table:table-cell office:value-type="float" office:value="0.23471145564168694" table:formula="of:=([.B56]*100/[.B55])-100" table:style-name="ce31">
            <text:p>0.2</text:p>
          </table:table-cell>
          <table:table-cell office:value-type="float" office:value="-4.818707266665001E-3" table:formula="of:=[.BU56]-[.BV56]" table:style-name="ce31">
            <text:p>0.0</text:p>
          </table:table-cell>
          <table:table-cell office:value-type="float" office:value="12392.989999999998" table:style-name="ce11">
            <text:p>12393</text:p>
          </table:table-cell>
          <table:table-cell office:value-type="float" office:value="12.55" table:style-name="ce23">
            <text:p>12.55</text:p>
          </table:table-cell>
          <table:table-cell office:value-type="float" office:value="75.985304999999997" table:formula="of:=100-([.BY56]+[.CA56])" table:style-name="ce34">
            <text:p>75.99</text:p>
          </table:table-cell>
          <table:table-cell office:value-type="float" office:value="11.464694999999999" table:formula="of:=([.CB56]*(100-[.BY56]))/100" table:style-name="ce34">
            <text:p>11.46</text:p>
          </table:table-cell>
          <table:table-cell office:value-type="float" office:value="13.11" table:style-name="ce23">
            <text:p>13.11</text:p>
          </table:table-cell>
          <table:table-cell office:value-type="float" office:value="9005600" table:style-name="ce23">
            <text:p>9005600</text:p>
          </table:table-cell>
          <table:table-cell office:value-type="float" office:value="5169000" table:style-name="ce23">
            <text:p>5169000</text:p>
          </table:table-cell>
          <table:table-cell office:value-type="float" office:value="3330900" table:style-name="ce23">
            <text:p>3330900</text:p>
          </table:table-cell>
          <table:table-cell office:value-type="float" office:value="967300" table:style-name="ce23">
            <text:p>967300</text:p>
          </table:table-cell>
          <table:table-cell office:value-type="float" office:value="48.750595470096577" table:formula="of:=(([.CC56]*100)/SUM([.$CC$56:.$CF$56]))" table:style-name="ce31">
            <text:p>48.8</text:p>
          </table:table-cell>
          <table:table-cell office:value-type="float" office:value="27.981681174483565" table:formula="of:=(([.CD56]*100)/SUM([.$CC$56:.$CF$56]))" table:style-name="ce31">
            <text:p>28.0</text:p>
          </table:table-cell>
          <table:table-cell office:value-type="float" office:value="18.031375860724957" table:formula="of:=(([.CE56]*100)/SUM([.$CC$56:.$CF$56]))" table:style-name="ce31">
            <text:p>18.0</text:p>
          </table:table-cell>
          <table:table-cell office:value-type="float" office:value="5.2363474946949031" table:formula="of:=(([.CF56]*100)/SUM([.$CC$56:.$CF$56]))" table:style-name="ce31">
            <text:p>5.2</text:p>
          </table:table-cell>
          <table:table-cell office:value-type="float" office:value="8.9499999999999993" table:style-name="ce31">
            <text:p>9.0</text:p>
          </table:table-cell>
          <table:table-cell office:value-type="float" office:value="13.291139240506311" table:formula="of:=(([.CK56]*100)/[.CK55])-100" table:style-name="ce31">
            <text:p>13.3</text:p>
          </table:table-cell>
          <table:table-cell office:value-type="float" office:value="14.351334574798262" table:formula="of:=[.CQ56]/([.CK56]*12)" table:style-name="ce31">
            <text:p>14.4</text:p>
          </table:table-cell>
          <table:table-cell office:value-type="float" office:value="6.9679930795847751" table:formula="of:=100/[.CM56]" table:style-name="ce31">
            <text:p>7.0</text:p>
          </table:table-cell>
          <table:table-cell office:value-type="float" office:value="19.135112766397683" table:formula="of:=[.CQ56]/(([.CK56]*12)*0.75)" table:style-name="ce31">
            <text:p>19.1</text:p>
          </table:table-cell>
          <table:table-cell office:value-type="float" office:value="5.2259948096885811" table:formula="of:=100/[.CO56]" table:style-name="ce31">
            <text:p>5.2</text:p>
          </table:table-cell>
          <table:table-cell office:value-type="float" office:value="1541.3333333333333" table:formula="of:=AVERAGE([Quarterly.D42:.D45])" table:style-name="ce11">
            <text:p>1541</text:p>
          </table:table-cell>
          <table:table-cell office:value-type="float" office:value="1372" table:style-name="ce35">
            <text:p>1372</text:p>
          </table:table-cell>
          <table:table-cell office:value-type="float" office:value="1.96" table:style-name="ce34">
            <text:p>1.96</text:p>
          </table:table-cell>
          <table:table-cell office:value-type="float" office:value="207.51000000000002" table:formula="of:=[.CT55]+[.CS56]" table:style-name="ce31">
            <text:p>207.5</text:p>
          </table:table-cell>
          <table:table-cell office:value-type="float" office:value="905.58056525000018" table:formula="of:=(([.CR56]*[.CS56])/100)+[.CU55]" table:style-name="ce31">
            <text:p>905.6</text:p>
          </table:table-cell>
          <table:table-cell office:value-type="float" office:value="466.41943474999982" table:formula="of:=[.CR56]-[.CU56]" table:style-name="ce31">
            <text:p>466.4</text:p>
          </table:table-cell>
          <table:table-cell office:value-type="float" office:value="661.17295552021585" table:formula="of:=[.CR56]/[.CT56]*[.$CT$24]" table:style-name="ce31">
            <text:p>661.2</text:p>
          </table:table-cell>
          <table:table-cell office:value-type="float" office:value="710.82704447978415" table:formula="of:=[.CR56]-[.CW56]" table:style-name="ce31">
            <text:p>710.8</text:p>
          </table:table-cell>
          <table:table-cell office:value-type="float" office:value="-0.10842727272727271" table:formula="of:=([.AE56]-[.AE55])" table:style-name="ce34">
            <text:p>-0.11</text:p>
          </table:table-cell>
          <table:table-cell office:value-type="float" office:value="4.7328244274809208" table:formula="of:=([.CR56]*100/[.CR55])-100" table:style-name="ce34">
            <text:p>4.73</text:p>
          </table:table-cell>
          <table:table-cell office:value-type="float" office:value="2.7728244274809208" table:formula="of:=[.CZ56]-[.CS56]" table:style-name="ce34">
            <text:p>2.77</text:p>
          </table:table-cell>
          <table:table-cell office:value-type="float" office:value="0.23512212936904575" table:formula="of:=([.B57]*100/[.B56])-100" table:style-name="ce34">
            <text:p>0.24</text:p>
          </table:table-cell>
          <table:table-cell office:value-type="float" office:value="15.357993018981958" table:formula="of:=([.N56]*100/[.N55])-100" table:style-name="ce34">
            <text:p>15.36</text:p>
          </table:table-cell>
          <table:table-cell office:value-type="float" office:value="10.659799721973627" table:formula="of:=([.S56]*100/[.S55])-100" table:style-name="ce34">
            <text:p>10.66</text:p>
          </table:table-cell>
          <table:table-cell office:value-type="float" office:value="17.22" table:style-name="ce39">
            <text:p>17.2</text:p>
          </table:table-cell>
          <table:table-cell office:value-type="float" office:value="9.9588192371695019" table:formula="of:=([.CP56]+[.CZ56])" table:style-name="ce31">
            <text:p>10.0</text:p>
          </table:table-cell>
          <table:table-cell office:value-type="float" office:value="424.04" table:formula="of:=-0.06*(([.A56]-1963)^2)+8.5*([.A56]-1963)+140" table:style-name="ce31">
            <text:p>424.0</text:p>
          </table:table-cell>
          <table:table-cell office:value-type="float" office:value="474.04" table:formula="of:=[.DG56]+50" table:style-name="ce31">
            <text:p>474.0</text:p>
          </table:table-cell>
          <table:table-cell office:value-type="float" office:value="374.04" table:formula="of:=[.DG56]-50" table:style-name="ce31">
            <text:p>374.0</text:p>
          </table:table-cell>
          <table:table-cell office:value-type="float" office:value="524.04" table:formula="of:=[.DG56]+100" table:style-name="ce31">
            <text:p>524.0</text:p>
          </table:table-cell>
          <table:table-cell office:value-type="float" office:value="324.04000000000002" table:formula="of:=[.DG56]-100" table:style-name="ce31">
            <text:p>324.0</text:p>
          </table:table-cell>
          <table:table-cell office:value-type="float" office:value="399.1" table:formula="of:=-0.025*(([.A56]-1963)^2)+5.5*([.A56]-1963)+175" table:style-name="ce31">
            <text:p>399.1</text:p>
          </table:table-cell>
          <table:table-cell table:number-columns-repeated="16268"/>
        </table:table-row>
        <table:table-row table:style-name="ro3">
          <table:table-cell office:value-type="float" office:value="2018" table:style-name="ce19">
            <text:p>2018</text:p>
          </table:table-cell>
          <table:table-cell office:value-type="float" office:value="46658447" table:style-name="ce13">
            <text:p>46658447</text:p>
          </table:table-cell>
          <table:table-cell office:value-type="float" office:value="17425139" table:style-name="ce11">
            <text:p>17425139</text:p>
          </table:table-cell>
          <table:table-cell office:value-type="float" office:value="38306475" table:style-name="ce128">
            <text:p>38306475</text:p>
          </table:table-cell>
          <table:table-cell office:value-type="float" office:value="670197.65384615387" table:formula="of:=[.C57]/26" table:style-name="ce11">
            <text:p>670198</text:p>
          </table:table-cell>
          <table:table-cell office:value-type="float" office:value="335098.82692307694" table:formula="of:=[.E57]/2" table:style-name="ce11">
            <text:p>335099</text:p>
          </table:table-cell>
          <table:table-cell office:value-type="float" office:value="502648.24038461538" table:formula="of:=[.F57]*1.5" table:style-name="ce11">
            <text:p>502648</text:p>
          </table:table-cell>
          <table:table-cell office:value-type="float" office:value="531498" table:style-name="ce11">
            <text:p>531498</text:p>
          </table:table-cell>
          <table:table-cell office:value-type="float" office:value="265749" table:formula="of:=[.H57]/2" table:style-name="ce11">
            <text:p>265749</text:p>
          </table:table-cell>
          <table:table-cell office:value-type="float" office:value="791467.40806499997" table:style-name="ce11">
            <text:p>791467</text:p>
          </table:table-cell>
          <table:table-cell office:value-type="float" office:value="395733.70403249998" table:formula="of:=[.J57]/2" table:style-name="ce11">
            <text:p>395734</text:p>
          </table:table-cell>
          <table:table-cell office:value-type="float" office:value="741197" table:style-name="ce11">
            <text:p>741197</text:p>
          </table:table-cell>
          <table:table-cell office:value-type="float" office:value="370598.5" table:formula="of:=[.L57]/2" table:style-name="ce11">
            <text:p>370599</text:p>
          </table:table-cell>
          <table:table-cell office:value-type="float" office:value="517984" table:style-name="ce23">
            <text:p>517984</text:p>
          </table:table-cell>
          <table:table-cell office:value-type="float" office:value="179385" table:style-name="ce23">
            <text:p>179385</text:p>
          </table:table-cell>
          <table:table-cell office:value-type="float" office:value="16278" table:style-name="ce23">
            <text:p>16278</text:p>
          </table:table-cell>
          <table:table-cell office:value-type="float" office:value="1338" table:style-name="ce23">
            <text:p>1338</text:p>
          </table:table-cell>
          <table:table-cell office:value-type="float" office:value="210091" table:style-name="ce23">
            <text:p>210091</text:p>
          </table:table-cell>
          <table:table-cell office:value-type="float" office:value="348326" table:style-name="ce23">
            <text:p>348326</text:p>
          </table:table-cell>
          <table:table-cell office:value-type="float" office:value="342799" table:style-name="ce23">
            <text:p>342799</text:p>
          </table:table-cell>
          <table:table-cell office:value-type="float" office:value="43284882" table:style-name="ce11">
            <text:p>43284882</text:p>
          </table:table-cell>
          <table:table-cell office:value-type="float" office:value="124265.43525318237" table:formula="of:=[.U57]*1000/[.S57]" table:style-name="ce11">
            <text:p>124265</text:p>
          </table:table-cell>
          <table:table-cell office:value-type="float" office:value="11970" table:style-name="ce23">
            <text:p>11970</text:p>
          </table:table-cell>
          <table:table-cell office:value-type="float" office:value="4049" table:style-name="ce23">
            <text:p>4049</text:p>
          </table:table-cell>
          <table:table-cell office:value-type="float" office:value="0.67246478655711373" table:formula="of:=[.S57]/[.N57]" table:style-name="ce34">
            <text:p>0.67</text:p>
          </table:table-cell>
          <table:table-cell office:value-type="float" office:value="4.3594901953724037" table:formula="of:=(([.V57]*100/[.V56])-100)-[.CS57]" table:style-name="ce37">
            <text:p>4.36</text:p>
          </table:table-cell>
          <table:table-cell office:value-type="float" office:value="2.63" table:style-name="ce37">
            <text:p>2.63</text:p>
          </table:table-cell>
          <table:table-cell office:value-type="float" office:value="39.200000000000003" table:style-name="ce37">
            <text:p>39.20</text:p>
          </table:table-cell>
          <table:table-cell office:value-type="float" office:value="60.8" table:style-name="ce37">
            <text:p>60.80</text:p>
          </table:table-cell>
          <table:table-cell office:value-type="float" office:value="24" table:style-name="ce95">
            <text:p>24</text:p>
          </table:table-cell>
          <table:table-cell office:value-type="float" office:value="-0.17148181818181818" table:style-name="ce37">
            <text:p>-0.17</text:p>
          </table:table-cell>
          <table:table-cell office:value-type="float" office:value="1.1781333333333335" table:style-name="ce114">
            <text:p>1.18</text:p>
          </table:table-cell>
          <table:table-cell office:value-type="float" office:value="140700" table:formula="of:=[.CR57]*100" table:style-name="ce115">
            <text:p>140700</text:p>
          </table:table-cell>
          <table:table-cell office:value-type="float" office:value="165763.36000000002" table:formula="of:=([.CR57]*100)*[.AF57]" table:style-name="ce115">
            <text:p>165763</text:p>
          </table:table-cell>
          <table:table-cell office:value-type="float" office:value="12.363619" table:style-name="ce113">
            <text:p>12.36</text:p>
          </table:table-cell>
          <table:table-cell office:value-type="float" office:value="4.1450396616647538" table:formula="of:=([.AI57]*100/[.AI56])-100" table:style-name="ce112">
            <text:p>4.15</text:p>
          </table:table-cell>
          <table:table-cell office:value-type="float" office:value="6065.6484375" table:style-name="ce107">
            <text:p>6066</text:p>
          </table:table-cell>
          <table:table-cell office:value-type="float" office:value="23.196200942036544" table:formula="of:=[.CR57]*100/[.AK57]" table:style-name="ce107">
            <text:p>23</text:p>
          </table:table-cell>
          <table:table-cell office:value-type="float" office:value="1073.2033333333334" table:style-name="ce119">
            <text:p>1073</text:p>
          </table:table-cell>
          <table:table-cell office:value-type="float" office:value="131.10283543659014" table:formula="of:=[.CR57]*100/[.AM57]" table:style-name="ce120">
            <text:p>131</text:p>
          </table:table-cell>
          <table:table-cell office:value-type="float" office:value="18592.418122523672" table:formula="of:=[.AP57]/[.D57]" table:style-name="ce35">
            <text:p>18592</text:p>
          </table:table-cell>
          <table:table-cell office:value-type="float" office:value="712210000000" table:style-name="ce134">
            <text:p>7.12E+11</text:p>
          </table:table-cell>
          <table:table-cell office:value-type="float" office:value="17316.90971022789" table:formula="of:=[.AQ56]*(1+([.CS57]/100))" table:style-name="ce120">
            <text:p>17317</text:p>
          </table:table-cell>
          <table:table-cell office:value-type="float" office:value="22257.233801667291" table:formula="of:=[.AR56]*(1+([.CZ57]/100))" table:style-name="ce120">
            <text:p>22257</text:p>
          </table:table-cell>
          <table:table-cell office:value-type="float" office:value="13922.295552937434" table:formula="of:=(([.AR57]+([.AQ57]-[.AO57]))-[.AO57])+[.$AO$38]" table:style-name="ce120">
            <text:p>13922</text:p>
          </table:table-cell>
          <table:table-cell office:value-type="float" office:value="120.71715679907244" table:formula="of:=[.AS57]*[.$AT$38]/[.$AS$38]" table:style-name="ce120">
            <text:p>121</text:p>
          </table:table-cell>
          <table:table-cell office:value-type="float" office:value="6.6836618257117273" table:formula="of:=[.V57]/[.AO57]" table:style-name="ce38">
            <text:p>6.7</text:p>
          </table:table-cell>
          <table:table-cell office:value-type="float" office:value="24853.087050636474" table:formula="of:=[.V57]/5" table:style-name="ce35">
            <text:p>24853</text:p>
          </table:table-cell>
          <table:table-cell office:value-type="float" office:value="25.190709368848687" table:formula="of:=100-(([.AO57]*100)/[.AV57])" table:style-name="ce35">
            <text:p>25</text:p>
          </table:table-cell>
          <table:table-cell office:value-type="float" office:value="707" table:style-name="ce11">
            <text:p>707</text:p>
          </table:table-cell>
          <table:table-cell office:value-type="float" office:value="159.69999999999999" table:style-name="ce11">
            <text:p>160</text:p>
          </table:table-cell>
          <table:table-cell office:value-type="float" office:value="21901" table:style-name="ce23">
            <text:p>21901</text:p>
          </table:table-cell>
          <table:table-cell office:value-type="float" office:value="74081" table:style-name="ce23">
            <text:p>74081</text:p>
          </table:table-cell>
          <table:table-cell office:value-type="float" office:value="24175" table:style-name="ce23">
            <text:p>24175</text:p>
          </table:table-cell>
          <table:table-cell office:value-type="float" office:value="46560" table:style-name="ce23">
            <text:p>46560</text:p>
          </table:table-cell>
          <table:table-cell office:value-type="float" office:value="3346" table:style-name="ce23">
            <text:p>3346</text:p>
          </table:table-cell>
          <table:table-cell office:value-type="float" office:value="21254" table:style-name="ce23">
            <text:p>21254</text:p>
          </table:table-cell>
          <table:table-cell office:value-type="float" office:value="200.23759273547648" table:style-name="ce88">
            <text:p>200</text:p>
          </table:table-cell>
          <table:table-cell office:value-type="float" office:value="3063400400" table:style-name="ce23">
            <text:p>3063400400</text:p>
          </table:table-cell>
          <table:table-cell office:value-type="float" office:value="144132.88792697844" table:formula="of:=[.BG57]/[.BE57]" table:style-name="ce72">
            <text:p>144133</text:p>
          </table:table-cell>
          <table:table-cell office:value-type="float" office:value="719.80933229348659" table:formula="of:=[.BH57]/[.BF57]" table:style-name="ce72">
            <text:p>720</text:p>
          </table:table-cell>
          <table:table-cell office:value-type="float" office:value="79453" table:style-name="ce23">
            <text:p>79453</text:p>
          </table:table-cell>
          <table:table-cell office:value-type="float" office:value="117.0283231932777" table:style-name="ce88">
            <text:p>117</text:p>
          </table:table-cell>
          <table:table-cell office:value-type="float" office:value="6541922000" table:style-name="ce23">
            <text:p>6541922000</text:p>
          </table:table-cell>
          <table:table-cell office:value-type="float" office:value="82337.004266673379" table:formula="of:=[.BL57]/[.BJ57]" table:style-name="ce84">
            <text:p>82337</text:p>
          </table:table-cell>
          <table:table-cell office:value-type="float" office:value="703.56476124749736" table:formula="of:=[.BM57]/[.BK57]" table:style-name="ce84">
            <text:p>704</text:p>
          </table:table-cell>
          <table:table-cell office:value-type="float" office:value="1.9769925648987337" table:formula="of:=[.CR57]/(([.BN57]+[.BI57])/2)" table:style-name="ce92">
            <text:p>1.98</text:p>
          </table:table-cell>
          <table:table-cell office:value-type="float" office:value="2.8029497573672728" table:formula="of:=(([.BI57]+[.BN57])*100/([.BI56]+[.BN56]))-100" table:style-name="ce90">
            <text:p>2.8</text:p>
          </table:table-cell>
          <table:table-cell office:value-type="float" office:value="102.65783758787809" table:style-name="ce85">
            <text:p>103</text:p>
          </table:table-cell>
          <table:table-cell office:value-type="float" office:value="25712558" table:style-name="ce11">
            <text:p>25712558</text:p>
          </table:table-cell>
          <table:table-cell office:value-type="float" office:value="67458" table:formula="of:=[.BR57]-[.BR56]" table:style-name="ce35">
            <text:p>67458</text:p>
          </table:table-cell>
          <table:table-cell office:value-type="float" office:value="551.08045066309217" table:formula="of:=([.BR57]/([.B57]))*1000" table:style-name="ce11">
            <text:p>551</text:p>
          </table:table-cell>
          <table:table-cell office:value-type="float" office:value="0.26304440224448911" table:formula="of:=([.BR57]*100/[.BR56])-100" table:style-name="ce31">
            <text:p>0.3</text:p>
          </table:table-cell>
          <table:table-cell office:value-type="float" office:value="0.23512212936904575" table:formula="of:=([.B57]*100/[.B56])-100" table:style-name="ce31">
            <text:p>0.2</text:p>
          </table:table-cell>
          <table:table-cell office:value-type="float" office:value="2.7922272875443355E-2" table:formula="of:=[.BU57]-[.BV57]" table:style-name="ce31">
            <text:p>0.0</text:p>
          </table:table-cell>
          <table:table-cell office:value-type="float" office:value="13461.079999999998" table:style-name="ce11">
            <text:p>13461</text:p>
          </table:table-cell>
          <table:table-cell office:value-type="float" office:value="12.18" table:style-name="ce23">
            <text:p>12.18</text:p>
          </table:table-cell>
          <table:table-cell office:value-type="float" office:value="76.719551999999993" table:formula="of:=100-([.BY57]+[.CA57])" table:style-name="ce34">
            <text:p>76.72</text:p>
          </table:table-cell>
          <table:table-cell office:value-type="float" office:value="11.100447999999998" table:formula="of:=([.CB57]*(100-[.BY57]))/100" table:style-name="ce34">
            <text:p>11.10</text:p>
          </table:table-cell>
          <table:table-cell office:value-type="float" office:value="12.64" table:style-name="ce23">
            <text:p>12.64</text:p>
          </table:table-cell>
          <table:table-cell office:value-type="float" office:value="9104600" table:style-name="ce23">
            <text:p>9104600</text:p>
          </table:table-cell>
          <table:table-cell office:value-type="float" office:value="5119400" table:style-name="ce23">
            <text:p>5119400</text:p>
          </table:table-cell>
          <table:table-cell office:value-type="float" office:value="3291300" table:style-name="ce23">
            <text:p>3291300</text:p>
          </table:table-cell>
          <table:table-cell office:value-type="float" office:value="1020600" table:style-name="ce23">
            <text:p>1020600</text:p>
          </table:table-cell>
          <table:table-cell office:value-type="float" office:value="49.118737153307904" table:formula="of:=(([.CC57]*100)/SUM([.$CC$57:.$CF$57]))" table:style-name="ce31">
            <text:p>49.1</text:p>
          </table:table-cell>
          <table:table-cell office:value-type="float" office:value="27.618836959629693" table:formula="of:=(([.CD57]*100)/SUM([.$CC$57:.$CF$57]))" table:style-name="ce31">
            <text:p>27.6</text:p>
          </table:table-cell>
          <table:table-cell office:value-type="float" office:value="17.756353886242373" table:formula="of:=(([.CE57]*100)/SUM([.$CC$57:.$CF$57]))" table:style-name="ce31">
            <text:p>17.8</text:p>
          </table:table-cell>
          <table:table-cell office:value-type="float" office:value="5.5060720008200299" table:formula="of:=(([.CF57]*100)/SUM([.$CC$57:.$CF$57]))" table:style-name="ce31">
            <text:p>5.5</text:p>
          </table:table-cell>
          <table:table-cell office:value-type="float" office:value="10.050000000000001" table:style-name="ce31">
            <text:p>10.1</text:p>
          </table:table-cell>
          <table:table-cell office:value-type="float" office:value="12.290502793296113" table:formula="of:=(([.CK57]*100)/[.CK56])-100" table:style-name="ce31">
            <text:p>12.3</text:p>
          </table:table-cell>
          <table:table-cell office:value-type="float" office:value="13.574488667772249" table:formula="of:=[.CQ57]/([.CK57]*12)" table:style-name="ce31">
            <text:p>13.6</text:p>
          </table:table-cell>
          <table:table-cell office:value-type="float" office:value="7.3667599898192933" table:formula="of:=100/[.CM57]" table:style-name="ce31">
            <text:p>7.4</text:p>
          </table:table-cell>
          <table:table-cell office:value-type="float" office:value="18.099318223696333" table:formula="of:=[.CQ57]/(([.CK57]*12)*0.75)" table:style-name="ce31">
            <text:p>18.1</text:p>
          </table:table-cell>
          <table:table-cell office:value-type="float" office:value="5.5250699923644691" table:formula="of:=100/[.CO57]" table:style-name="ce31">
            <text:p>5.5</text:p>
          </table:table-cell>
          <table:table-cell office:value-type="float" office:value="1637.0833333333333" table:formula="of:=AVERAGE([Quarterly.D46:.D49])" table:style-name="ce11">
            <text:p>1637</text:p>
          </table:table-cell>
          <table:table-cell office:value-type="float" office:value="1407" table:style-name="ce35">
            <text:p>1407</text:p>
          </table:table-cell>
          <table:table-cell office:value-type="float" office:value="1.67" table:style-name="ce34">
            <text:p>1.67</text:p>
          </table:table-cell>
          <table:table-cell office:value-type="float" office:value="209.18" table:formula="of:=[.CT56]+[.CS57]" table:style-name="ce31">
            <text:p>209.2</text:p>
          </table:table-cell>
          <table:table-cell office:value-type="float" office:value="929.07746525000016" table:formula="of:=(([.CR57]*[.CS57])/100)+[.CU56]" table:style-name="ce31">
            <text:p>929.1</text:p>
          </table:table-cell>
          <table:table-cell office:value-type="float" office:value="477.92253474999984" table:formula="of:=[.CR57]-[.CU57]" table:style-name="ce31">
            <text:p>477.9</text:p>
          </table:table-cell>
          <table:table-cell office:value-type="float" office:value="672.62644612295628" table:formula="of:=[.CR57]/[.CT57]*[.$CT$24]" table:style-name="ce31">
            <text:p>672.6</text:p>
          </table:table-cell>
          <table:table-cell office:value-type="float" office:value="734.37355387704372" table:formula="of:=[.CR57]-[.CW57]" table:style-name="ce31">
            <text:p>734.4</text:p>
          </table:table-cell>
          <table:table-cell office:value-type="float" office:value="-2.1663636363636385E-2" table:formula="of:=([.AE57]-[.AE56])" table:style-name="ce34">
            <text:p>-0.02</text:p>
          </table:table-cell>
          <table:table-cell office:value-type="float" office:value="2.5510204081632679" table:formula="of:=([.CR57]*100/[.CR56])-100" table:style-name="ce34">
            <text:p>2.55</text:p>
          </table:table-cell>
          <table:table-cell office:value-type="float" office:value="0.88102040816326799" table:formula="of:=[.CZ57]-[.CS57]" table:style-name="ce34">
            <text:p>0.88</text:p>
          </table:table-cell>
          <table:table-cell office:value-type="float" office:value="0.59713303359625058" table:formula="of:=([.B58]*100/[.B57])-100" table:style-name="ce34">
            <text:p>0.60</text:p>
          </table:table-cell>
          <table:table-cell office:value-type="float" office:value="10.764598711840634" table:formula="of:=([.N57]*100/[.N56])-100" table:style-name="ce34">
            <text:p>10.76</text:p>
          </table:table-cell>
          <table:table-cell office:value-type="float" office:value="11.34211089907717" table:formula="of:=([.S57]*100/[.S56])-100" table:style-name="ce34">
            <text:p>11.34</text:p>
          </table:table-cell>
          <table:table-cell office:value-type="float" office:value="15.25" table:style-name="ce39">
            <text:p>15.3</text:p>
          </table:table-cell>
          <table:table-cell office:value-type="float" office:value="8.0760904005277361" table:formula="of:=([.CP57]+[.CZ57])" table:style-name="ce31">
            <text:p>8.1</text:p>
          </table:table-cell>
          <table:table-cell office:value-type="float" office:value="426" table:formula="of:=-0.06*(([.A57]-1963)^2)+8.5*([.A57]-1963)+140" table:style-name="ce31">
            <text:p>426.0</text:p>
          </table:table-cell>
          <table:table-cell office:value-type="float" office:value="476" table:formula="of:=[.DG57]+50" table:style-name="ce31">
            <text:p>476.0</text:p>
          </table:table-cell>
          <table:table-cell office:value-type="float" office:value="376" table:formula="of:=[.DG57]-50" table:style-name="ce31">
            <text:p>376.0</text:p>
          </table:table-cell>
          <table:table-cell office:value-type="float" office:value="526" table:formula="of:=[.DG57]+100" table:style-name="ce31">
            <text:p>526.0</text:p>
          </table:table-cell>
          <table:table-cell office:value-type="float" office:value="326" table:formula="of:=[.DG57]-100" table:style-name="ce31">
            <text:p>326.0</text:p>
          </table:table-cell>
          <table:table-cell office:value-type="float" office:value="401.875" table:formula="of:=-0.025*(([.A57]-1963)^2)+5.5*([.A57]-1963)+175" table:style-name="ce31">
            <text:p>401.9</text:p>
          </table:table-cell>
          <table:table-cell table:number-columns-repeated="16268"/>
        </table:table-row>
        <table:table-row table:style-name="ro3">
          <table:table-cell office:value-type="float" office:value="2019" table:style-name="ce19">
            <text:p>2019</text:p>
          </table:table-cell>
          <table:table-cell office:value-type="float" office:value="46937060" table:style-name="ce13">
            <text:p>46937060</text:p>
          </table:table-cell>
          <table:table-cell office:value-type="float" office:value="17297371" table:style-name="ce11">
            <text:p>17297371</text:p>
          </table:table-cell>
          <table:table-cell office:value-type="float" office:value="38600665" table:style-name="ce128">
            <text:p>38600665</text:p>
          </table:table-cell>
          <table:table-cell office:value-type="float" office:value="665283.5" table:formula="of:=[.C58]/26" table:style-name="ce11">
            <text:p>665284</text:p>
          </table:table-cell>
          <table:table-cell office:value-type="float" office:value="332641.75" table:formula="of:=[.E58]/2" table:style-name="ce11">
            <text:p>332642</text:p>
          </table:table-cell>
          <table:table-cell office:value-type="float" office:value="498962.625" table:formula="of:=[.F58]*1.5" table:style-name="ce11">
            <text:p>498963</text:p>
          </table:table-cell>
          <table:table-cell office:value-type="float" office:value="531765" table:style-name="ce11">
            <text:p>531765</text:p>
          </table:table-cell>
          <table:table-cell office:value-type="float" office:value="265882.5" table:formula="of:=[.H58]/2" table:style-name="ce11">
            <text:p>265883</text:p>
          </table:table-cell>
          <table:table-cell office:value-type="float" office:value="779874.82120899996" table:style-name="ce11">
            <text:p>779875</text:p>
          </table:table-cell>
          <table:table-cell office:value-type="float" office:value="389937.41060449998" table:formula="of:=[.J58]/2" table:style-name="ce11">
            <text:p>389937</text:p>
          </table:table-cell>
          <table:table-cell office:value-type="float" office:value="737469" table:style-name="ce11">
            <text:p>737469</text:p>
          </table:table-cell>
          <table:table-cell office:value-type="float" office:value="368734.5" table:formula="of:=[.L58]/2" table:style-name="ce11">
            <text:p>368735</text:p>
          </table:table-cell>
          <table:table-cell office:value-type="float" office:value="503546" table:style-name="ce23">
            <text:p>503546</text:p>
          </table:table-cell>
          <table:table-cell office:value-type="float" office:value="176046" table:style-name="ce23">
            <text:p>176046</text:p>
          </table:table-cell>
          <table:table-cell office:value-type="float" office:value="18764" table:style-name="ce23">
            <text:p>18764</text:p>
          </table:table-cell>
          <table:table-cell office:value-type="float" office:value="1355" table:style-name="ce23">
            <text:p>1355</text:p>
          </table:table-cell>
          <table:table-cell office:value-type="float" office:value="249414" table:style-name="ce23">
            <text:p>249414</text:p>
          </table:table-cell>
          <table:table-cell office:value-type="float" office:value="361291" table:style-name="ce23">
            <text:p>361291</text:p>
          </table:table-cell>
          <table:table-cell office:value-type="float" office:value="340776" table:style-name="ce23">
            <text:p>340776</text:p>
          </table:table-cell>
          <table:table-cell office:value-type="float" office:value="45383450" table:style-name="ce11">
            <text:p>45383450</text:p>
          </table:table-cell>
          <table:table-cell office:value-type="float" office:value="125614.67072249239" table:formula="of:=[.U58]*1000/[.S58]" table:style-name="ce11">
            <text:p>125615</text:p>
          </table:table-cell>
          <table:table-cell office:value-type="float" office:value="11183" table:style-name="ce23">
            <text:p>11183</text:p>
          </table:table-cell>
          <table:table-cell office:value-type="float" office:value="3607" table:style-name="ce23">
            <text:p>3607</text:p>
          </table:table-cell>
          <table:table-cell office:value-type="float" office:value="0.71749353584379583" table:formula="of:=[.S58]/[.N58]" table:style-name="ce34">
            <text:p>0.72</text:p>
          </table:table-cell>
          <table:table-cell office:value-type="float" office:value="0.38576891599908258" table:formula="of:=(([.V58]*100/[.V57])-100)-[.CS58]" table:style-name="ce37">
            <text:p>0.39</text:p>
          </table:table-cell>
          <table:table-cell office:value-type="float" office:value="2.57" table:style-name="ce37">
            <text:p>2.57</text:p>
          </table:table-cell>
          <table:table-cell office:value-type="float" office:value="42.1" table:style-name="ce37">
            <text:p>42.10</text:p>
          </table:table-cell>
          <table:table-cell office:value-type="float" office:value="57.9" table:style-name="ce37">
            <text:p>57.90</text:p>
          </table:table-cell>
          <table:table-cell office:value-type="float" office:value="23" table:style-name="ce95">
            <text:p>23</text:p>
          </table:table-cell>
          <table:table-cell office:value-type="float" office:value="-0.22453636363636367" table:style-name="ce37">
            <text:p>-0.22</text:p>
          </table:table-cell>
          <table:table-cell office:value-type="float" office:value="1.1176416666666669" table:style-name="ce114">
            <text:p>1.12</text:p>
          </table:table-cell>
          <table:table-cell office:value-type="float" office:value="143800" table:formula="of:=[.CR58]*100" table:style-name="ce115">
            <text:p>143800</text:p>
          </table:table-cell>
          <table:table-cell office:value-type="float" office:value="160716.8716666667" table:formula="of:=([.CR58]*100)*[.AF58]" table:style-name="ce115">
            <text:p>160717</text:p>
          </table:table-cell>
          <table:table-cell office:value-type="float" office:value="12.995488999999999" table:style-name="ce113">
            <text:p>13.00</text:p>
          </table:table-cell>
          <table:table-cell office:value-type="float" office:value="5.1107204128499859" table:formula="of:=([.AI58]*100/[.AI57])-100" table:style-name="ce112">
            <text:p>5.11</text:p>
          </table:table-cell>
          <table:table-cell office:value-type="float" office:value="6584.3950399166679" table:style-name="ce107">
            <text:p>6584</text:p>
          </table:table-cell>
          <table:table-cell office:value-type="float" office:value="21.839515874767432" table:formula="of:=[.CR58]*100/[.AK58]" table:style-name="ce107">
            <text:p>22</text:p>
          </table:table-cell>
          <table:table-cell office:value-type="float" office:value="1255.8258333333333" table:style-name="ce119">
            <text:p>1256</text:p>
          </table:table-cell>
          <table:table-cell office:value-type="float" office:value="114.50632419171714" table:formula="of:=[.CR58]*100/[.AM58]" table:style-name="ce120">
            <text:p>115</text:p>
          </table:table-cell>
          <table:table-cell office:value-type="float" office:value="19374.718026230894" table:formula="of:=[.AP58]/[.D58]" table:style-name="ce35">
            <text:p>19375</text:p>
          </table:table-cell>
          <table:table-cell office:value-type="float" office:value="747877000000" table:style-name="ce134">
            <text:p>7.48E+11</text:p>
          </table:table-cell>
          <table:table-cell office:value-type="float" office:value="17438.128078199483" table:formula="of:=[.AQ57]*(1+([.CS58]/100))" table:style-name="ce120">
            <text:p>17438</text:p>
          </table:table-cell>
          <table:table-cell office:value-type="float" office:value="22747.620616060816" table:formula="of:=[.AR57]*(1+([.CZ58]/100))" table:style-name="ce120">
            <text:p>22748</text:p>
          </table:table-cell>
          <table:table-cell office:value-type="float" office:value="12969.300927888107" table:formula="of:=(([.AR58]+([.AQ58]-[.AO58]))-[.AO58])+[.$AO$38]" table:style-name="ce120">
            <text:p>12969</text:p>
          </table:table-cell>
          <table:table-cell office:value-type="float" office:value="112.45395040876706" table:formula="of:=[.AS58]*[.$AT$38]/[.$AS$38]" table:style-name="ce120">
            <text:p>112</text:p>
          </table:table-cell>
          <table:table-cell office:value-type="float" office:value="6.4834322002738913" table:formula="of:=[.V58]/[.AO58]" table:style-name="ce38">
            <text:p>6.5</text:p>
          </table:table-cell>
          <table:table-cell office:value-type="float" office:value="25122.934144498478" table:formula="of:=[.V58]/5" table:style-name="ce35">
            <text:p>25123</text:p>
          </table:table-cell>
          <table:table-cell office:value-type="float" office:value="22.880353406197784" table:formula="of:=100-(([.AO58]*100)/[.AV58])" table:style-name="ce35">
            <text:p>23</text:p>
          </table:table-cell>
          <table:table-cell office:value-type="float" office:value="735" table:style-name="ce11">
            <text:p>735</text:p>
          </table:table-cell>
          <table:table-cell office:value-type="float" office:value="160.9" table:style-name="ce11">
            <text:p>161</text:p>
          </table:table-cell>
          <table:table-cell office:value-type="float" office:value="19047" table:style-name="ce23">
            <text:p>19047</text:p>
          </table:table-cell>
          <table:table-cell office:value-type="float" office:value="78325" table:style-name="ce23">
            <text:p>78325</text:p>
          </table:table-cell>
          <table:table-cell office:value-type="float" office:value="24947" table:style-name="ce23">
            <text:p>24947</text:p>
          </table:table-cell>
          <table:table-cell office:value-type="float" office:value="50024" table:style-name="ce23">
            <text:p>50024</text:p>
          </table:table-cell>
          <table:table-cell office:value-type="float" office:value="3354" table:style-name="ce23">
            <text:p>3354</text:p>
          </table:table-cell>
          <table:table-cell office:value-type="float" office:value="21982" table:style-name="ce23">
            <text:p>21982</text:p>
          </table:table-cell>
          <table:table-cell office:value-type="float" office:value="197.91902503962376" table:style-name="ce88">
            <text:p>198</text:p>
          </table:table-cell>
          <table:table-cell office:value-type="float" office:value="3245249300" table:style-name="ce23">
            <text:p>3245249300</text:p>
          </table:table-cell>
          <table:table-cell office:value-type="float" office:value="147632.1217359658" table:formula="of:=[.BG58]/[.BE58]" table:style-name="ce72">
            <text:p>147632</text:p>
          </table:table-cell>
          <table:table-cell office:value-type="float" office:value="745.92183195329289" table:formula="of:=[.BH58]/[.BF58]" table:style-name="ce72">
            <text:p>746</text:p>
          </table:table-cell>
          <table:table-cell office:value-type="float" office:value="84223" table:style-name="ce23">
            <text:p>84223</text:p>
          </table:table-cell>
          <table:table-cell office:value-type="float" office:value="112.47271621837696" table:style-name="ce88">
            <text:p>112</text:p>
          </table:table-cell>
          <table:table-cell office:value-type="float" office:value="6965173000" table:style-name="ce23">
            <text:p>6965173000</text:p>
          </table:table-cell>
          <table:table-cell office:value-type="float" office:value="82699.17955902782" table:formula="of:=[.BL58]/[.BJ58]" table:style-name="ce84">
            <text:p>82699</text:p>
          </table:table-cell>
          <table:table-cell office:value-type="float" office:value="735.28214076789197" table:formula="of:=[.BM58]/[.BK58]" table:style-name="ce84">
            <text:p>735</text:p>
          </table:table-cell>
          <table:table-cell office:value-type="float" office:value="1.9416637093650067" table:formula="of:=[.CR58]/(([.BN58]+[.BI58])/2)" table:style-name="ce92">
            <text:p>1.94</text:p>
          </table:table-cell>
          <table:table-cell office:value-type="float" office:value="4.062872820477935" table:formula="of:=(([.BI58]+[.BN58])*100/([.BI57]+[.BN57]))-100" table:style-name="ce90">
            <text:p>4.1</text:p>
          </table:table-cell>
          <table:table-cell office:value-type="float" office:value="103.99901420426859" table:style-name="ce85">
            <text:p>104</text:p>
          </table:table-cell>
          <table:table-cell office:value-type="float" office:value="25793043" table:style-name="ce11">
            <text:p>25793043</text:p>
          </table:table-cell>
          <table:table-cell office:value-type="float" office:value="80485" table:formula="of:=[.BR58]-[.BR57]" table:style-name="ce35">
            <text:p>80485</text:p>
          </table:table-cell>
          <table:table-cell office:value-type="float" office:value="549.52404347438892" table:formula="of:=([.BR58]/([.B58]))*1000" table:style-name="ce11">
            <text:p>550</text:p>
          </table:table-cell>
          <table:table-cell office:value-type="float" office:value="0.31301825357088831" table:formula="of:=([.BR58]*100/[.BR57])-100" table:style-name="ce31">
            <text:p>0.3</text:p>
          </table:table-cell>
          <table:table-cell office:value-type="float" office:value="0.59713303359625058" table:formula="of:=([.B58]*100/[.B57])-100" table:style-name="ce31">
            <text:p>0.6</text:p>
          </table:table-cell>
          <table:table-cell office:value-type="float" office:value="-0.28411478002536228" table:formula="of:=[.BU58]-[.BV58]" table:style-name="ce31">
            <text:p>-0.3</text:p>
          </table:table-cell>
          <table:table-cell office:value-type="float" office:value="14718.939999999997" table:style-name="ce11">
            <text:p>14719</text:p>
          </table:table-cell>
          <table:table-cell office:value-type="float" office:value="12.03" table:style-name="ce23">
            <text:p>12.03</text:p>
          </table:table-cell>
          <table:table-cell office:value-type="float" office:value="76.876982999999996" table:formula="of:=100-([.BY58]+[.CA58])" table:style-name="ce34">
            <text:p>76.88</text:p>
          </table:table-cell>
          <table:table-cell office:value-type="float" office:value="11.093017" table:formula="of:=([.CB58]*(100-[.BY58]))/100" table:style-name="ce34">
            <text:p>11.09</text:p>
          </table:table-cell>
          <table:table-cell office:value-type="float" office:value="12.61" table:style-name="ce23">
            <text:p>12.61</text:p>
          </table:table-cell>
          <table:table-cell office:value-type="float" office:value="9153900" table:style-name="ce23">
            <text:p>9153900</text:p>
          </table:table-cell>
          <table:table-cell office:value-type="float" office:value="5031700" table:style-name="ce23">
            <text:p>5031700</text:p>
          </table:table-cell>
          <table:table-cell office:value-type="float" office:value="3401200" table:style-name="ce23">
            <text:p>3401200</text:p>
          </table:table-cell>
          <table:table-cell office:value-type="float" office:value="1038800" table:style-name="ce23">
            <text:p>1038800</text:p>
          </table:table-cell>
          <table:table-cell office:value-type="float" office:value="49.146873120865905" table:formula="of:=(([.CC58]*100)/SUM([.$CC$58:.$CF$58]))" table:style-name="ce31">
            <text:p>49.1</text:p>
          </table:table-cell>
          <table:table-cell office:value-type="float" office:value="27.014968645305387" table:formula="of:=(([.CD58]*100)/SUM([.$CC$58:.$CF$58]))" table:style-name="ce31">
            <text:p>27.0</text:p>
          </table:table-cell>
          <table:table-cell office:value-type="float" office:value="18.26088823984194" table:formula="of:=(([.CE58]*100)/SUM([.$CC$58:.$CF$58]))" table:style-name="ce31">
            <text:p>18.3</text:p>
          </table:table-cell>
          <table:table-cell office:value-type="float" office:value="5.5772699939867705" table:formula="of:=(([.CF58]*100)/SUM([.$CC$58:.$CF$58]))" table:style-name="ce31">
            <text:p>5.6</text:p>
          </table:table-cell>
          <table:table-cell office:value-type="float" office:value="10.65" table:style-name="ce31">
            <text:p>10.7</text:p>
          </table:table-cell>
          <table:table-cell office:value-type="float" office:value="5.9701492537313356" table:formula="of:=(([.CK58]*100)/[.CK57])-100" table:style-name="ce31">
            <text:p>6.0</text:p>
          </table:table-cell>
          <table:table-cell office:value-type="float" office:value="13.513302034428794" table:formula="of:=[.CQ58]/([.CK58]*12)" table:style-name="ce31">
            <text:p>13.5</text:p>
          </table:table-cell>
          <table:table-cell office:value-type="float" office:value="7.4001158077591205" table:formula="of:=100/[.CM58]" table:style-name="ce31">
            <text:p>7.4</text:p>
          </table:table-cell>
          <table:table-cell office:value-type="float" office:value="18.017736045905057" table:formula="of:=[.CQ58]/(([.CK58]*12)*0.75)" table:style-name="ce31">
            <text:p>18.0</text:p>
          </table:table-cell>
          <table:table-cell office:value-type="float" office:value="5.550086855819341" table:formula="of:=100/[.CO58]" table:style-name="ce31">
            <text:p>5.6</text:p>
          </table:table-cell>
          <table:table-cell office:value-type="float" office:value="1727" table:formula="of:=AVERAGE([Quarterly.D50:.D53])" table:style-name="ce11">
            <text:p>1727</text:p>
          </table:table-cell>
          <table:table-cell office:value-type="float" office:value="1438" table:style-name="ce35">
            <text:p>1438</text:p>
          </table:table-cell>
          <table:table-cell office:value-type="float" office:value="0.70000000000000007" table:style-name="ce34">
            <text:p>0.70</text:p>
          </table:table-cell>
          <table:table-cell office:value-type="float" office:value="209.88" table:formula="of:=[.CT57]+[.CS58]" table:style-name="ce31">
            <text:p>209.9</text:p>
          </table:table-cell>
          <table:table-cell office:value-type="float" office:value="939.14346525000019" table:formula="of:=(([.CR58]*[.CS58])/100)+[.CU57]" table:style-name="ce31">
            <text:p>939.1</text:p>
          </table:table-cell>
          <table:table-cell office:value-type="float" office:value="498.85653474999981" table:formula="of:=[.CR58]-[.CU58]" table:style-name="ce31">
            <text:p>498.9</text:p>
          </table:table-cell>
          <table:table-cell office:value-type="float" office:value="685.15342100247767" table:formula="of:=[.CR58]/[.CT58]*[.$CT$24]" table:style-name="ce31">
            <text:p>685.2</text:p>
          </table:table-cell>
          <table:table-cell office:value-type="float" office:value="752.84657899752233" table:formula="of:=[.CR58]-[.CW58]" table:style-name="ce31">
            <text:p>752.8</text:p>
          </table:table-cell>
          <table:table-cell office:value-type="float" office:value="-5.3054545454545493E-2" table:formula="of:=([.AE58]-[.AE57])" table:style-name="ce34">
            <text:p>-0.05</text:p>
          </table:table-cell>
          <table:table-cell office:value-type="float" office:value="2.2032693674484705" table:formula="of:=([.CR58]*100/[.CR57])-100" table:style-name="ce34">
            <text:p>2.20</text:p>
          </table:table-cell>
          <table:table-cell office:value-type="float" office:value="1.5032693674484703" table:formula="of:=[.CZ58]-[.CS58]" table:style-name="ce34">
            <text:p>1.50</text:p>
          </table:table-cell>
          <table:table-cell office:value-type="float" office:value="0.84273280005182016" table:formula="of:=([.B59]*100/[.B58])-100" table:style-name="ce34">
            <text:p>0.84</text:p>
          </table:table-cell>
          <table:table-cell office:value-type="float" office:value="-2.7873447828504396" table:formula="of:=([.N58]*100/[.N57])-100" table:style-name="ce34">
            <text:p>-2.79</text:p>
          </table:table-cell>
          <table:table-cell office:value-type="float" office:value="3.7220879291238731" table:formula="of:=([.S58]*100/[.S57])-100" table:style-name="ce34">
            <text:p>3.72</text:p>
          </table:table-cell>
          <table:table-cell office:value-type="float" office:value="14.1" table:style-name="ce39">
            <text:p>14.1</text:p>
          </table:table-cell>
          <table:table-cell office:value-type="float" office:value="7.7533562232678115" table:formula="of:=([.CP58]+[.CZ58])" table:style-name="ce31">
            <text:p>7.8</text:p>
          </table:table-cell>
          <table:table-cell office:value-type="float" office:value="427.84000000000003" table:formula="of:=-0.06*(([.A58]-1963)^2)+8.5*([.A58]-1963)+140" table:style-name="ce31">
            <text:p>427.8</text:p>
          </table:table-cell>
          <table:table-cell office:value-type="float" office:value="477.84000000000003" table:formula="of:=[.DG58]+50" table:style-name="ce31">
            <text:p>477.8</text:p>
          </table:table-cell>
          <table:table-cell office:value-type="float" office:value="377.84000000000003" table:formula="of:=[.DG58]-50" table:style-name="ce31">
            <text:p>377.8</text:p>
          </table:table-cell>
          <table:table-cell office:value-type="float" office:value="527.84" table:formula="of:=[.DG58]+100" table:style-name="ce31">
            <text:p>527.8</text:p>
          </table:table-cell>
          <table:table-cell office:value-type="float" office:value="327.84000000000003" table:formula="of:=[.DG58]-100" table:style-name="ce31">
            <text:p>327.8</text:p>
          </table:table-cell>
          <table:table-cell office:value-type="float" office:value="404.6" table:formula="of:=-0.025*(([.A58]-1963)^2)+5.5*([.A58]-1963)+175" table:style-name="ce31">
            <text:p>404.6</text:p>
          </table:table-cell>
          <table:table-cell table:number-columns-repeated="16268"/>
        </table:table-row>
        <table:table-row table:style-name="ro3">
          <table:table-cell office:value-type="float" office:value="2020" table:style-name="ce19">
            <text:p>2020</text:p>
          </table:table-cell>
          <table:table-cell office:value-type="float" office:value="47332614" table:style-name="ce13">
            <text:p>47332614</text:p>
          </table:table-cell>
          <table:table-cell office:value-type="float" office:value="17226469" table:style-name="ce11">
            <text:p>17226469</text:p>
          </table:table-cell>
          <table:table-cell office:value-type="float" office:value="39006857" table:style-name="ce128">
            <text:p>39006857</text:p>
          </table:table-cell>
          <table:table-cell office:value-type="float" office:value="662556.5" table:formula="of:=[.C59]/26" table:style-name="ce11">
            <text:p>662557</text:p>
          </table:table-cell>
          <table:table-cell office:value-type="float" office:value="331278.25" table:formula="of:=[.E59]/2" table:style-name="ce11">
            <text:p>331278</text:p>
          </table:table-cell>
          <table:table-cell office:value-type="float" office:value="496917.375" table:formula="of:=[.F59]*1.5" table:style-name="ce11">
            <text:p>496917</text:p>
          </table:table-cell>
          <table:table-cell office:value-type="float" office:value="533950" table:style-name="ce11">
            <text:p>533950</text:p>
          </table:table-cell>
          <table:table-cell office:value-type="float" office:value="266975" table:formula="of:=[.H59]/2" table:style-name="ce11">
            <text:p>266975</text:p>
          </table:table-cell>
          <table:table-cell office:value-type="float" office:value="752076.17524500005" table:style-name="ce11">
            <text:p>752076</text:p>
          </table:table-cell>
          <table:table-cell office:value-type="float" office:value="376038.08762250002" table:formula="of:=[.J59]/2" table:style-name="ce11">
            <text:p>376038</text:p>
          </table:table-cell>
          <table:table-cell office:value-type="float" office:value="746118" table:style-name="ce11">
            <text:p>746118</text:p>
          </table:table-cell>
          <table:table-cell office:value-type="float" office:value="373059" table:formula="of:=[.L59]/2" table:style-name="ce11">
            <text:p>373059</text:p>
          </table:table-cell>
          <table:table-cell office:value-type="float" office:value="415748" table:style-name="ce23">
            <text:p>415748</text:p>
          </table:table-cell>
          <table:table-cell office:value-type="float" office:value="151533" table:style-name="ce23">
            <text:p>151533</text:p>
          </table:table-cell>
          <table:table-cell office:value-type="float" office:value="20020" table:style-name="ce23">
            <text:p>20020</text:p>
          </table:table-cell>
          <table:table-cell office:value-type="float" office:value="1028" table:style-name="ce23">
            <text:p>1028</text:p>
          </table:table-cell>
          <table:table-cell office:value-type="float" office:value="178365" table:style-name="ce23">
            <text:p>178365</text:p>
          </table:table-cell>
          <table:table-cell office:value-type="float" office:value="333721" table:style-name="ce40">
            <text:p>333721</text:p>
          </table:table-cell>
          <table:table-cell office:value-type="float" office:value="274789" table:style-name="ce40">
            <text:p>274789</text:p>
          </table:table-cell>
          <table:table-cell office:value-type="float" office:value="45020403" table:style-name="ce11">
            <text:p>45020403</text:p>
          </table:table-cell>
          <table:table-cell office:value-type="float" office:value="134904.31528132781" table:formula="of:=[.U59]*1000/[.S59]" table:style-name="ce35">
            <text:p>134904</text:p>
          </table:table-cell>
          <table:table-cell office:value-type="float" office:value="14717" table:style-name="ce40">
            <text:p>14717</text:p>
          </table:table-cell>
          <table:table-cell office:value-type="float" office:value="4716" table:style-name="ce40">
            <text:p>4716</text:p>
          </table:table-cell>
          <table:table-cell office:value-type="float" office:value="0.80270019338637832" table:formula="of:=[.S59]/[.N59]" table:style-name="ce34">
            <text:p>0.80</text:p>
          </table:table-cell>
          <table:table-cell office:value-type="float" office:value="7.7153500060180775" table:formula="of:=(([.V59]*100/[.V58])-100)-[.CS59]" table:style-name="ce37">
            <text:p>7.72</text:p>
          </table:table-cell>
          <table:table-cell office:value-type="float" office:value="2.4900000000000002" table:style-name="ce37">
            <text:p>2.49</text:p>
          </table:table-cell>
          <table:table-cell office:value-type="float" office:value="47.4" table:style-name="ce37">
            <text:p>47.40</text:p>
          </table:table-cell>
          <table:table-cell office:value-type="float" office:value="52.6" table:style-name="ce37">
            <text:p>52.60</text:p>
          </table:table-cell>
          <table:table-cell office:value-type="float" office:value="24" table:style-name="ce95">
            <text:p>24</text:p>
          </table:table-cell>
          <table:table-cell office:value-type="float" office:value="-0.30785454545454549" table:style-name="ce37">
            <text:p>-0.31</text:p>
          </table:table-cell>
          <table:table-cell office:value-type="float" office:value="1.1470583333333333" table:style-name="ce114">
            <text:p>1.15</text:p>
          </table:table-cell>
          <table:table-cell office:value-type="float" office:value="142400" table:formula="of:=[.CR59]*100" table:style-name="ce115">
            <text:p>142400</text:p>
          </table:table-cell>
          <table:table-cell office:value-type="float" office:value="163341.10666666666" table:formula="of:=([.CR59]*100)*[.AF59]" table:style-name="ce115">
            <text:p>163341</text:p>
          </table:table-cell>
          <table:table-cell office:value-type="float" office:value="14.492039" table:style-name="ce113">
            <text:p>14.49</text:p>
          </table:table-cell>
          <table:table-cell office:value-type="float" office:value="11.515919100851079" table:formula="of:=([.AI59]*100/[.AI58])-100" table:style-name="ce112">
            <text:p>11.52</text:p>
          </table:table-cell>
          <table:table-cell office:value-type="float" office:value="10600.186686166666" table:style-name="ce107">
            <text:p>10600</text:p>
          </table:table-cell>
          <table:table-cell office:value-type="float" office:value="13.433725670684009" table:formula="of:=[.CR59]*100/[.AK59]" table:style-name="ce107">
            <text:p>13</text:p>
          </table:table-cell>
          <table:table-cell office:value-type="float" office:value="1548.6233333333332" table:style-name="ce119">
            <text:p>1549</text:p>
          </table:table-cell>
          <table:table-cell office:value-type="float" office:value="91.952637503847512" table:formula="of:=[.CR59]*100/[.AM59]" table:style-name="ce120">
            <text:p>92</text:p>
          </table:table-cell>
          <table:table-cell office:value-type="float" office:value="18741.448458664589" table:formula="of:=[.AP59]/[.D59]" table:style-name="ce35">
            <text:p>18741</text:p>
          </table:table-cell>
          <table:table-cell office:value-type="float" office:value="731045000000" table:style-name="ce134">
            <text:p>7.31E+11</text:p>
          </table:table-cell>
          <table:table-cell office:value-type="float" office:value="17382.326068349244" table:formula="of:=[.AQ58]*(1+([.CS59]/100))" table:style-name="ce120">
            <text:p>17382</text:p>
          </table:table-cell>
          <table:table-cell office:value-type="float" office:value="22526.155603108902" table:formula="of:=[.AR58]*(1+([.CZ59]/100))" table:style-name="ce120">
            <text:p>22526</text:p>
          </table:table-cell>
          <table:table-cell office:value-type="float" office:value="13958.573040218565" table:formula="of:=(([.AR59]+([.AQ59]-[.AO59]))-[.AO59])+[.$AO$38]" table:style-name="ce120">
            <text:p>13959</text:p>
          </table:table-cell>
          <table:table-cell office:value-type="float" office:value="121.03171089711905" table:formula="of:=[.AS59]*[.$AT$38]/[.$AS$38]" table:style-name="ce120">
            <text:p>121</text:p>
          </table:table-cell>
          <table:table-cell office:value-type="float" office:value="7.1981797767054951" table:formula="of:=[.V59]/[.AO59]" table:style-name="ce38">
            <text:p>7.2</text:p>
          </table:table-cell>
          <table:table-cell office:value-type="float" office:value="26980.863056265564" table:formula="of:=[.V59]/5" table:style-name="ce35">
            <text:p>26981</text:p>
          </table:table-cell>
          <table:table-cell office:value-type="float" office:value="30.537994950045146" table:formula="of:=100-(([.AO59]*100)/[.AV59])" table:style-name="ce35">
            <text:p>31</text:p>
          </table:table-cell>
          <table:table-cell office:value-type="float" office:value="900" table:style-name="ce11">
            <text:p>900</text:p>
          </table:table-cell>
          <table:table-cell office:value-type="float" office:value="145.81" table:style-name="ce11">
            <text:p>146</text:p>
          </table:table-cell>
          <table:table-cell office:value-type="float" office:value="16207" table:style-name="ce23">
            <text:p>16207</text:p>
          </table:table-cell>
          <table:table-cell office:value-type="float" office:value="71099" table:style-name="ce23">
            <text:p>71099</text:p>
          </table:table-cell>
          <table:table-cell office:value-type="float" office:value="22808" table:style-name="ce23">
            <text:p>22808</text:p>
          </table:table-cell>
          <table:table-cell office:value-type="float" office:value="45317" table:style-name="ce23">
            <text:p>45317</text:p>
          </table:table-cell>
          <table:table-cell office:value-type="float" office:value="2974" table:style-name="ce23">
            <text:p>2974</text:p>
          </table:table-cell>
          <table:table-cell office:value-type="float" office:value="20314" table:style-name="ce23">
            <text:p>20314</text:p>
          </table:table-cell>
          <table:table-cell office:value-type="float" office:value="195.01493287086069" table:style-name="ce88">
            <text:p>195</text:p>
          </table:table-cell>
          <table:table-cell office:value-type="float" office:value="2987751300.0000005" table:style-name="ce23">
            <text:p>2987751300</text:p>
          </table:table-cell>
          <table:table-cell office:value-type="float" office:value="147078.43359259627" table:formula="of:=[.BG59]/[.BE59]" table:style-name="ce72">
            <text:p>147078</text:p>
          </table:table-cell>
          <table:table-cell office:value-type="float" office:value="754.19062236629804" table:formula="of:=[.BH59]/[.BF59]" table:style-name="ce72">
            <text:p>754</text:p>
          </table:table-cell>
          <table:table-cell office:value-type="float" office:value="65191" table:style-name="ce23">
            <text:p>65191</text:p>
          </table:table-cell>
          <table:table-cell office:value-type="float" office:value="109.57353420146507" table:style-name="ce88">
            <text:p>110</text:p>
          </table:table-cell>
          <table:table-cell office:value-type="float" office:value="5413764100.000001" table:style-name="ce23">
            <text:p>5413764100</text:p>
          </table:table-cell>
          <table:table-cell office:value-type="float" office:value="83044.654937031199" table:formula="of:=[.BL59]/[.BJ59]" table:style-name="ce84">
            <text:p>83045</text:p>
          </table:table-cell>
          <table:table-cell office:value-type="float" office:value="757.8897180074789" table:formula="of:=[.BM59]/[.BK59]" table:style-name="ce84">
            <text:p>758</text:p>
          </table:table-cell>
          <table:table-cell office:value-type="float" office:value="1.8834978036259582" table:formula="of:=[.CR59]/(([.BN59]+[.BI59])/2)" table:style-name="ce92">
            <text:p>1.88</text:p>
          </table:table-cell>
          <table:table-cell office:value-type="float" office:value="2.0845452902659645" table:formula="of:=(([.BI59]+[.BN59])*100/([.BI58]+[.BN58]))-100" table:style-name="ce90">
            <text:p>2.1</text:p>
          </table:table-cell>
          <table:table-cell office:value-type="float" office:value="102.77458176611511" table:style-name="ce85">
            <text:p>103</text:p>
          </table:table-cell>
          <table:table-cell office:value-type="float" office:value="25882055" table:style-name="ce35">
            <text:p>25882055</text:p>
          </table:table-cell>
          <table:table-cell office:value-type="float" office:value="89012" table:formula="of:=[.BR59]-[.BR58]" table:style-name="ce35">
            <text:p>89012</text:p>
          </table:table-cell>
          <table:table-cell office:value-type="float" office:value="546.81228887971406" table:formula="of:=([.BR59]/([.B59]))*1000" table:style-name="ce11">
            <text:p>547</text:p>
          </table:table-cell>
          <table:table-cell office:value-type="float" office:value="0.34510080877234373" table:formula="of:=([.BR59]*100/[.BR58])-100" table:style-name="ce38">
            <text:p>0.3</text:p>
          </table:table-cell>
          <table:table-cell office:value-type="float" office:value="0.84273280005182016" table:formula="of:=([.B59]*100/[.B58])-100" table:style-name="ce31">
            <text:p>0.8</text:p>
          </table:table-cell>
          <table:table-cell office:value-type="float" office:value="-0.49763199127947644" table:formula="of:=[.BU59]-[.BV59]" table:style-name="ce38">
            <text:p>-0.5</text:p>
          </table:table-cell>
          <table:table-cell office:value-type="float" office:value="13287.560000000001" table:style-name="ce11">
            <text:p>13288</text:p>
          </table:table-cell>
          <table:table-cell office:value-type="float" office:value="11.16" table:style-name="ce23">
            <text:p>11.16</text:p>
          </table:table-cell>
          <table:table-cell office:value-type="float" office:value="78.783311999999995" table:formula="of:=100-([.BY59]+[.CA59])" table:style-name="ce34">
            <text:p>78.78</text:p>
          </table:table-cell>
          <table:table-cell office:value-type="float" office:value="10.056688000000001" table:formula="of:=([.CB59]*(100-[.BY59]))/100" table:style-name="ce34">
            <text:p>10.06</text:p>
          </table:table-cell>
          <table:table-cell office:value-type="float" office:value="11.32" table:style-name="ce23">
            <text:p>11.32</text:p>
          </table:table-cell>
          <table:table-cell office:value-type="float" office:value="9212400" table:style-name="ce23">
            <text:p>9212400</text:p>
          </table:table-cell>
          <table:table-cell office:value-type="float" office:value="5201200" table:style-name="ce23">
            <text:p>5201200</text:p>
          </table:table-cell>
          <table:table-cell office:value-type="float" office:value="3244400" table:style-name="ce23">
            <text:p>3244400</text:p>
          </table:table-cell>
          <table:table-cell office:value-type="float" office:value="1096700" table:style-name="ce23">
            <text:p>1096700</text:p>
          </table:table-cell>
          <table:table-cell office:value-type="float" office:value="49.120487131225772" table:formula="of:=(([.CC59]*100)/SUM([.$CC$59:.$CF$59]))" table:style-name="ce31">
            <text:p>49.1</text:p>
          </table:table-cell>
          <table:table-cell office:value-type="float" office:value="27.732781649399882" table:formula="of:=(([.CD59]*100)/SUM([.$CC$59:.$CF$59]))" table:style-name="ce31">
            <text:p>27.7</text:p>
          </table:table-cell>
          <table:table-cell office:value-type="float" office:value="17.299130351325267" table:formula="of:=(([.CE59]*100)/SUM([.$CC$59:.$CF$59]))" table:style-name="ce31">
            <text:p>17.3</text:p>
          </table:table-cell>
          <table:table-cell office:value-type="float" office:value="5.8476008680490761" table:formula="of:=(([.CF59]*100)/SUM([.$CC$59:.$CF$59]))" table:style-name="ce31">
            <text:p>5.8</text:p>
          </table:table-cell>
          <table:table-cell office:value-type="float" office:value="11.05" table:style-name="ce31">
            <text:p>11.1</text:p>
          </table:table-cell>
          <table:table-cell office:value-type="float" office:value="3.7558685446009292" table:formula="of:=(([.CK59]*100)/[.CK58])-100" table:style-name="ce31">
            <text:p>3.8</text:p>
          </table:table-cell>
          <table:table-cell office:value-type="float" office:value="13.10646053293112" table:formula="of:=[.CQ59]/([.CK59]*12)" table:style-name="ce31">
            <text:p>13.1</text:p>
          </table:table-cell>
          <table:table-cell office:value-type="float" office:value="7.6298249820187012" table:formula="of:=100/[.CM59]" table:style-name="ce31">
            <text:p>7.6</text:p>
          </table:table-cell>
          <table:table-cell office:value-type="float" office:value="17.475280710574825" table:formula="of:=[.CQ59]/(([.CK59]*12)*0.75)" table:style-name="ce31">
            <text:p>17.5</text:p>
          </table:table-cell>
          <table:table-cell office:value-type="float" office:value="5.7223687365140261" table:formula="of:=100/[.CO59]" table:style-name="ce31">
            <text:p>5.7</text:p>
          </table:table-cell>
          <table:table-cell office:value-type="float" office:value="1737.9166666666667" table:formula="of:=AVERAGE([Quarterly.D54:.D57])" table:style-name="ce11">
            <text:p>1738</text:p>
          </table:table-cell>
          <table:table-cell office:value-type="float" office:value="1424" table:style-name="ce35">
            <text:p>1424</text:p>
          </table:table-cell>
          <table:table-cell office:value-type="float" office:value="-0.32" table:style-name="ce34">
            <text:p>-0.32</text:p>
          </table:table-cell>
          <table:table-cell office:value-type="float" office:value="209.56" table:formula="of:=[.CT58]+[.CS59]" table:style-name="ce31">
            <text:p>209.6</text:p>
          </table:table-cell>
          <table:table-cell office:value-type="float" office:value="934.58666525000024" table:formula="of:=(([.CR59]*[.CS59])/100)+[.CU58]" table:style-name="ce31">
            <text:p>934.6</text:p>
          </table:table-cell>
          <table:table-cell office:value-type="float" office:value="489.41333474999976" table:formula="of:=[.CR59]-[.CU59]" table:style-name="ce31">
            <text:p>489.4</text:p>
          </table:table-cell>
          <table:table-cell office:value-type="float" office:value="679.51899217407902" table:formula="of:=[.CR59]/[.CT59]*[.$CT$24]" table:style-name="ce31">
            <text:p>679.5</text:p>
          </table:table-cell>
          <table:table-cell office:value-type="float" office:value="744.48100782592098" table:formula="of:=[.CR59]-[.CW59]" table:style-name="ce31">
            <text:p>744.5</text:p>
          </table:table-cell>
          <table:table-cell office:value-type="float" office:value="-8.3318181818181819E-2" table:formula="of:=([.AE59]-[.AE58])" table:style-name="ce34">
            <text:p>-0.08</text:p>
          </table:table-cell>
          <table:table-cell office:value-type="float" office:value="-0.97357440890125702" table:formula="of:=([.CR59]*100/[.CR58])-100" table:style-name="ce34">
            <text:p>-0.97</text:p>
          </table:table-cell>
          <table:table-cell office:value-type="float" office:value="-0.65357440890125695" table:formula="of:=[.CZ59]-[.CS59]" table:style-name="ce34">
            <text:p>-0.65</text:p>
          </table:table-cell>
          <table:table-cell office:value-type="float" office:value="0.13954648691068883" table:formula="of:=([.B60]*100/[.B59])-100" table:style-name="ce34">
            <text:p>0.14</text:p>
          </table:table-cell>
          <table:table-cell office:value-type="float" office:value="-17.43594428314394" table:formula="of:=([.N59]*100/[.N58])-100" table:style-name="ce34">
            <text:p>-17.44</text:p>
          </table:table-cell>
          <table:table-cell office:value-type="float" office:value="-7.6309678347924574" table:formula="of:=([.S59]*100/[.S58])-100" table:style-name="ce34">
            <text:p>-7.63</text:p>
          </table:table-cell>
          <table:table-cell office:value-type="float" office:value="15.53" table:style-name="ce39">
            <text:p>15.5</text:p>
          </table:table-cell>
          <table:table-cell office:value-type="float" office:value="4.7487943276127691" table:formula="of:=([.CP59]+[.CZ59])" table:style-name="ce31">
            <text:p>4.7</text:p>
          </table:table-cell>
          <table:table-cell office:value-type="float" office:value="429.56" table:formula="of:=-0.06*(([.A59]-1963)^2)+8.5*([.A59]-1963)+140" table:style-name="ce31">
            <text:p>429.6</text:p>
          </table:table-cell>
          <table:table-cell office:value-type="float" office:value="479.56" table:formula="of:=[.DG59]+50" table:style-name="ce31">
            <text:p>479.6</text:p>
          </table:table-cell>
          <table:table-cell office:value-type="float" office:value="379.56" table:formula="of:=[.DG59]-50" table:style-name="ce31">
            <text:p>379.6</text:p>
          </table:table-cell>
          <table:table-cell office:value-type="float" office:value="529.55999999999995" table:formula="of:=[.DG59]+100" table:style-name="ce31">
            <text:p>529.6</text:p>
          </table:table-cell>
          <table:table-cell office:value-type="float" office:value="329.56" table:formula="of:=[.DG59]-100" table:style-name="ce31">
            <text:p>329.6</text:p>
          </table:table-cell>
          <table:table-cell office:value-type="float" office:value="407.27499999999998" table:formula="of:=-0.025*(([.A59]-1963)^2)+5.5*([.A59]-1963)+175" table:style-name="ce31">
            <text:p>407.3</text:p>
          </table:table-cell>
          <table:table-cell table:number-columns-repeated="16268"/>
        </table:table-row>
        <table:table-row table:style-name="ro3">
          <table:table-cell office:value-type="float" office:value="2021" table:style-name="ce19">
            <text:p>2021</text:p>
          </table:table-cell>
          <table:table-cell office:value-type="float" office:value="47398665" table:style-name="ce17">
            <text:p>47398665</text:p>
          </table:table-cell>
          <table:table-cell office:value-type="float" office:value="17044268" table:style-name="ce35">
            <text:p>17044268</text:p>
          </table:table-cell>
          <table:table-cell office:value-type="float" office:value="39156568" table:style-name="ce120">
            <text:p>39156568</text:p>
          </table:table-cell>
          <table:table-cell office:value-type="float" office:value="655548.76923076925" table:formula="of:=[.C60]/26" table:style-name="ce35">
            <text:p>655549</text:p>
          </table:table-cell>
          <table:table-cell office:value-type="float" office:value="327774.38461538462" table:formula="of:=[.E60]/2" table:style-name="ce35">
            <text:p>327774</text:p>
          </table:table-cell>
          <table:table-cell office:value-type="float" office:value="491661.57692307694" table:formula="of:=[.F60]*1.5" table:style-name="ce35">
            <text:p>491662</text:p>
          </table:table-cell>
          <table:table-cell office:value-type="float" office:value="531524" table:style-name="ce35">
            <text:p>531524</text:p>
          </table:table-cell>
          <table:table-cell office:value-type="float" office:value="265762" table:formula="of:=[.H60]/2" table:style-name="ce35">
            <text:p>265762</text:p>
          </table:table-cell>
          <table:table-cell office:value-type="float" office:value="731583" table:style-name="ce35">
            <text:p>731583</text:p>
          </table:table-cell>
          <table:table-cell office:value-type="float" office:value="365791.5" table:formula="of:=[.J60]/2" table:style-name="ce35">
            <text:p>365792</text:p>
          </table:table-cell>
          <table:table-cell office:value-type="float" office:value="753583" table:style-name="ce35">
            <text:p>753583</text:p>
          </table:table-cell>
          <table:table-cell office:value-type="float" office:value="376791.5" table:formula="of:=[.L60]/2" table:style-name="ce35">
            <text:p>376792</text:p>
          </table:table-cell>
          <table:table-cell office:value-type="float" office:value="565523" table:style-name="ce35">
            <text:p>565523</text:p>
          </table:table-cell>
          <table:table-cell office:value-type="float" office:value="198939" table:style-name="ce35">
            <text:p>198939</text:p>
          </table:table-cell>
          <table:table-cell office:value-type="float" office:value="25062" table:style-name="ce40">
            <text:p>25062</text:p>
          </table:table-cell>
          <table:table-cell office:value-type="float" office:value="1500" table:style-name="ce16">
            <text:p>1500</text:p>
          </table:table-cell>
          <table:table-cell office:value-type="float" office:value="195881" table:style-name="ce40">
            <text:p>195881</text:p>
          </table:table-cell>
          <table:table-cell office:value-type="float" office:value="417501" table:style-name="ce40">
            <text:p>417501</text:p>
          </table:table-cell>
          <table:table-cell office:value-type="float" office:value="372543" table:style-name="ce40">
            <text:p>372543</text:p>
          </table:table-cell>
          <table:table-cell office:value-type="float" office:value="57582131" table:style-name="ce35">
            <text:p>57582131</text:p>
          </table:table-cell>
          <table:table-cell office:value-type="float" office:value="137920.94150672693" table:formula="of:=[.U60]*1000/[.S60]" table:style-name="ce35">
            <text:p>137921</text:p>
          </table:table-cell>
          <table:table-cell office:value-type="float" office:value="33455" table:style-name="ce40">
            <text:p>33455</text:p>
          </table:table-cell>
          <table:table-cell office:value-type="float" office:value="10539" table:style-name="ce40">
            <text:p>10539</text:p>
          </table:table-cell>
          <table:table-cell office:value-type="float" office:value="0.73825644580326533" table:formula="of:=[.S60]/[.N60]" table:style-name="ce43">
            <text:p>0.74</text:p>
          </table:table-cell>
          <table:table-cell office:value-type="float" office:value="-0.85387714573230866" table:formula="of:=(([.V60]*100/[.V59])-100)-[.CS60]" table:style-name="ce37">
            <text:p>-0.85</text:p>
          </table:table-cell>
          <table:table-cell office:value-type="float" office:value="2.5099999999999998" table:style-name="ce37">
            <text:p>2.51</text:p>
          </table:table-cell>
          <table:table-cell office:value-type="float" office:value="62.9" table:style-name="ce37">
            <text:p>62.90</text:p>
          </table:table-cell>
          <table:table-cell office:value-type="float" office:value="37.1" table:style-name="ce37">
            <text:p>37.10</text:p>
          </table:table-cell>
          <table:table-cell office:value-type="float" office:value="25" table:style-name="ce95">
            <text:p>25</text:p>
          </table:table-cell>
          <table:table-cell office:value-type="float" office:value="-0.4896727272727272" table:style-name="ce37">
            <text:p>-0.49</text:p>
          </table:table-cell>
          <table:table-cell office:value-type="float" office:value="1.1796583333333335" table:style-name="ce114">
            <text:p>1.18</text:p>
          </table:table-cell>
          <table:table-cell office:value-type="float" office:value="151400" table:formula="of:=[.CR60]*100" table:style-name="ce115">
            <text:p>151400</text:p>
          </table:table-cell>
          <table:table-cell office:value-type="float" office:value="178600.2716666667" table:formula="of:=([.CR60]*100)*[.AF60]" table:style-name="ce115">
            <text:p>178600</text:p>
          </table:table-cell>
          <table:table-cell office:value-type="float" office:value="15.396000000000001" table:style-name="ce113">
            <text:p>15.40</text:p>
          </table:table-cell>
          <table:table-cell office:value-type="float" office:value="6.2376384717154139" table:formula="of:=([.AI60]*100/[.AI59])-100" table:style-name="ce112">
            <text:p>6.24</text:p>
          </table:table-cell>
          <table:table-cell office:value-type="float" office:value="39995.684733083333" table:style-name="ce107">
            <text:p>39996</text:p>
          </table:table-cell>
          <table:table-cell office:value-type="float" office:value="3.785408376188296" table:formula="of:=[.CR60]*100/[.AK60]" table:style-name="ce107">
            <text:p>4</text:p>
          </table:table-cell>
          <table:table-cell office:value-type="float" office:value="1518.2150000000001" table:style-name="ce119">
            <text:p>1518</text:p>
          </table:table-cell>
          <table:table-cell office:value-type="float" office:value="99.722371337392914" table:formula="of:=[.CR60]*100/[.AM60]" table:style-name="ce120">
            <text:p>100</text:p>
          </table:table-cell>
          <table:table-cell office:value-type="float" office:value="19224.054569848919" table:formula="of:=[.AP60]/[.D60]" table:style-name="ce35">
            <text:p>19224</text:p>
          </table:table-cell>
          <table:table-cell office:value-type="float" office:value="752748000000" table:style-name="ce134">
            <text:p>7.53E+11</text:p>
          </table:table-cell>
          <table:table-cell office:value-type="float" office:value="17919.439943861234" table:formula="of:=[.AQ59]*(1+([.CS60]/100))" table:style-name="ce120">
            <text:p>17919</text:p>
          </table:table-cell>
          <table:table-cell office:value-type="float" office:value="23949.859257799773" table:formula="of:=[.AR59]*(1+([.CZ60]/100))" table:style-name="ce120">
            <text:p>23950</text:p>
          </table:table-cell>
          <table:table-cell office:value-type="float" office:value="14954.178348052767" table:formula="of:=(([.AR60]+([.AQ60]-[.AO60]))-[.AO60])+[.$AO$38]" table:style-name="ce120">
            <text:p>14954</text:p>
          </table:table-cell>
          <table:table-cell office:value-type="float" office:value="129.6643851280904" table:formula="of:=[.AS60]*[.$AT$38]/[.$AS$38]" table:style-name="ce120">
            <text:p>130</text:p>
          </table:table-cell>
          <table:table-cell office:value-type="float" office:value="7.1743939867421451" table:formula="of:=[.V60]/[.AO60]" table:style-name="ce38">
            <text:p>7.2</text:p>
          </table:table-cell>
          <table:table-cell office:value-type="float" office:value="27584.188301345384" table:formula="of:=[.V60]/5" table:style-name="ce35">
            <text:p>27584</text:p>
          </table:table-cell>
          <table:table-cell office:value-type="float" office:value="30.307702514808867" table:formula="of:=100-(([.AO60]*100)/[.AV60])" table:style-name="ce35">
            <text:p>30</text:p>
          </table:table-cell>
          <table:table-cell office:value-type="float" office:value="950" table:style-name="ce35">
            <text:p>950</text:p>
          </table:table-cell>
          <table:table-cell office:value-type="float" office:value="151.19999999999999" table:style-name="ce35">
            <text:p>151</text:p>
          </table:table-cell>
          <table:table-cell office:value-type="float" office:value="29826" table:style-name="ce23">
            <text:p>29826</text:p>
          </table:table-cell>
          <table:table-cell office:value-type="float" office:value="82647" table:style-name="ce40">
            <text:p>82647</text:p>
          </table:table-cell>
          <table:table-cell office:value-type="float" office:value="28465" table:style-name="ce40">
            <text:p>28465</text:p>
          </table:table-cell>
          <table:table-cell office:value-type="float" office:value="50560" table:style-name="ce40">
            <text:p>50560</text:p>
          </table:table-cell>
          <table:table-cell office:value-type="float" office:value="3622" table:style-name="ce40">
            <text:p>3622</text:p>
          </table:table-cell>
          <table:table-cell office:value-type="float" office:value="26576" table:style-name="ce40">
            <text:p>26576</text:p>
          </table:table-cell>
          <table:table-cell office:value-type="float" office:value="192.91200151575268" table:style-name="ce89">
            <text:p>193</text:p>
          </table:table-cell>
          <table:table-cell office:value-type="float" office:value="3909758900" table:style-name="ce40">
            <text:p>3909758900</text:p>
          </table:table-cell>
          <table:table-cell office:value-type="float" office:value="147116.15367248646" table:formula="of:=[.BG60]/[.BE60]" table:style-name="ce72">
            <text:p>147116</text:p>
          </table:table-cell>
          <table:table-cell office:value-type="float" office:value="762.60757504230935" table:formula="of:=[.BH60]/[.BF60]" table:style-name="ce72">
            <text:p>763</text:p>
          </table:table-cell>
          <table:table-cell office:value-type="float" office:value="81561" table:style-name="ce40">
            <text:p>81561</text:p>
          </table:table-cell>
          <table:table-cell office:value-type="float" office:value="107.58787794061321" table:style-name="ce89">
            <text:p>108</text:p>
          </table:table-cell>
          <table:table-cell office:value-type="float" office:value="6738291700" table:style-name="ce40">
            <text:p>6738291700</text:p>
          </table:table-cell>
          <table:table-cell office:value-type="float" office:value="82616.59003690489" table:formula="of:=[.BL60]/[.BJ60]" table:style-name="ce84">
            <text:p>82617</text:p>
          </table:table-cell>
          <table:table-cell office:value-type="float" office:value="767.89868541238377" table:formula="of:=[.BM60]/[.BK60]" table:style-name="ce84">
            <text:p>768</text:p>
          </table:table-cell>
          <table:table-cell office:value-type="float" office:value="1.9784303261199476" table:formula="of:=[.CR60]/(([.BN60]+[.BI60])/2)" table:style-name="ce92">
            <text:p>1.98</text:p>
          </table:table-cell>
          <table:table-cell office:value-type="float" office:value="1.2185807585039754" table:formula="of:=(([.BI60]+[.BN60])*100/([.BI59]+[.BN59]))-100" table:style-name="ce90">
            <text:p>1.2</text:p>
          </table:table-cell>
          <table:table-cell office:value-type="float" office:value="111.49696262134763" table:style-name="ce85">
            <text:p>111</text:p>
          </table:table-cell>
          <table:table-cell office:value-type="float" office:value="25976305" table:style-name="ce35">
            <text:p>25976305</text:p>
          </table:table-cell>
          <table:table-cell office:value-type="float" office:value="94250" table:formula="of:=[.BR60]-[.BR59]" table:style-name="ce35">
            <text:p>94250</text:p>
          </table:table-cell>
          <table:table-cell office:value-type="float" office:value="548.03874750480838" table:formula="of:=([.BR60]/([.B60]))*1000" table:style-name="ce11">
            <text:p>548</text:p>
          </table:table-cell>
          <table:table-cell office:value-type="float" office:value="0.3641519191578908" table:formula="of:=([.BR60]*100/[.BR59])-100" table:style-name="ce38">
            <text:p>0.4</text:p>
          </table:table-cell>
          <table:table-cell office:value-type="float" office:value="0.13954648691068883" table:formula="of:=([.B60]*100/[.B59])-100" table:style-name="ce31">
            <text:p>0.1</text:p>
          </table:table-cell>
          <table:table-cell office:value-type="float" office:value="0.22460543224720197" table:formula="of:=[.BU60]-[.BV60]" table:style-name="ce42">
            <text:p>0.2</text:p>
          </table:table-cell>
          <table:table-cell office:value-type="float" office:value="14933" table:style-name="ce35">
            <text:p>14933</text:p>
          </table:table-cell>
          <table:table-cell office:value-type="float" office:value="9.44" table:style-name="ce23">
            <text:p>9.44</text:p>
          </table:table-cell>
          <table:table-cell office:value-type="float" office:value="80.779519999999991" table:formula="of:=100-([.BY60]+[.CA60])" table:style-name="ce34">
            <text:p>80.78</text:p>
          </table:table-cell>
          <table:table-cell office:value-type="float" office:value="9.7804800000000007" table:formula="of:=([.CB60]*(100-[.BY60]))/100" table:style-name="ce34">
            <text:p>9.78</text:p>
          </table:table-cell>
          <table:table-cell office:value-type="float" office:value="10.8" table:style-name="ce23">
            <text:p>10.8</text:p>
          </table:table-cell>
          <table:table-cell table:number-columns-repeated="8" table:style-name="ce23"/>
          <table:table-cell office:value-type="float" office:value="10.85" table:style-name="ce31">
            <text:p>10.9</text:p>
          </table:table-cell>
          <table:table-cell office:value-type="float" office:value="-1.8099547511312295" table:formula="of:=(([.CK60]*100)/[.CK59])-100" table:style-name="ce31">
            <text:p>-1.8</text:p>
          </table:table-cell>
          <table:table-cell office:value-type="float" office:value="13.886328725038402" table:formula="of:=[.CQ60]/([.CK60]*12)" table:style-name="ce31">
            <text:p>13.9</text:p>
          </table:table-cell>
          <table:table-cell office:value-type="float" office:value="7.2013274336283191" table:formula="of:=100/[.CM60]" table:style-name="ce31">
            <text:p>7.2</text:p>
          </table:table-cell>
          <table:table-cell office:value-type="float" office:value="18.515104966717868" table:formula="of:=[.CQ60]/(([.CK60]*12)*0.75)" table:style-name="ce31">
            <text:p>18.5</text:p>
          </table:table-cell>
          <table:table-cell office:value-type="float" office:value="5.4009955752212395" table:formula="of:=100/[.CO60]" table:style-name="ce31">
            <text:p>5.4</text:p>
          </table:table-cell>
          <table:table-cell office:value-type="float" office:value="1807.9999999999998" table:formula="of:=AVERAGE([Quarterly.D58:.D61])" table:style-name="ce11">
            <text:p>1808</text:p>
          </table:table-cell>
          <table:table-cell office:value-type="float" office:value="1514" table:style-name="ce44">
            <text:p>1514</text:p>
          </table:table-cell>
          <table:table-cell office:value-type="float" office:value="3.09" table:style-name="ce43">
            <text:p>3.09</text:p>
          </table:table-cell>
          <table:table-cell office:value-type="float" office:value="212.65" table:formula="of:=[.CT59]+[.CS60]" table:style-name="ce31">
            <text:p>212.7</text:p>
          </table:table-cell>
          <table:table-cell office:value-type="float" office:value="981.36926525000024" table:formula="of:=(([.CR60]*[.CS60])/100)+[.CU59]" table:style-name="ce31">
            <text:p>981.4</text:p>
          </table:table-cell>
          <table:table-cell office:value-type="float" office:value="532.63073474999976" table:formula="of:=[.CR60]-[.CU60]" table:style-name="ce38">
            <text:p>532.6</text:p>
          </table:table-cell>
          <table:table-cell office:value-type="float" office:value="711.96802257230183" table:formula="of:=[.CR60]/[.CT60]*[.$CT$24]" table:style-name="ce31">
            <text:p>712.0</text:p>
          </table:table-cell>
          <table:table-cell office:value-type="float" office:value="802.03197742769817" table:formula="of:=[.CR60]-[.CW60]" table:style-name="ce31">
            <text:p>802.0</text:p>
          </table:table-cell>
          <table:table-cell office:value-type="float" office:value="-0.18181818181818171" table:formula="of:=([.AE60]-[.AE59])" table:style-name="ce34">
            <text:p>-0.18</text:p>
          </table:table-cell>
          <table:table-cell office:value-type="float" office:value="6.3202247191011196" table:formula="of:=([.CR60]*100/[.CR59])-100" table:style-name="ce43">
            <text:p>6.32</text:p>
          </table:table-cell>
          <table:table-cell office:value-type="float" office:value="3.2302247191011197" table:formula="of:=[.CZ60]-[.CS60]" table:style-name="ce34">
            <text:p>3.23</text:p>
          </table:table-cell>
          <table:table-cell office:value-type="float" office:value="7.2027345073962579E-2" table:formula="of:=([.B61]*100/[.B60])-100" table:style-name="ce43">
            <text:p>0.07</text:p>
          </table:table-cell>
          <table:table-cell office:value-type="float" office:value="36.025428865562787" table:formula="of:=([.N60]*100/[.N59])-100" table:style-name="ce34">
            <text:p>36.03</text:p>
          </table:table-cell>
          <table:table-cell office:value-type="float" office:value="25.104803113978448" table:formula="of:=([.S60]*100/[.S59])-100" table:style-name="ce34">
            <text:p>25.10</text:p>
          </table:table-cell>
          <table:table-cell office:value-type="float" office:value="14.8" table:style-name="ce38">
            <text:p>14.8</text:p>
          </table:table-cell>
          <table:table-cell office:value-type="float" office:value="11.721220294322359" table:formula="of:=([.CP60]+[.CZ60])" table:style-name="ce38">
            <text:p>11.7</text:p>
          </table:table-cell>
          <table:table-cell office:value-type="float" office:value="431.15999999999997" table:formula="of:=-0.06*(([.A60]-1963)^2)+8.5*([.A60]-1963)+140" table:style-name="ce31">
            <text:p>431.2</text:p>
          </table:table-cell>
          <table:table-cell office:value-type="float" office:value="481.15999999999997" table:formula="of:=[.DG60]+50" table:style-name="ce38">
            <text:p>481.2</text:p>
          </table:table-cell>
          <table:table-cell office:value-type="float" office:value="381.15999999999997" table:formula="of:=[.DG60]-50" table:style-name="ce38">
            <text:p>381.2</text:p>
          </table:table-cell>
          <table:table-cell office:value-type="float" office:value="531.16" table:formula="of:=[.DG60]+100" table:style-name="ce38">
            <text:p>531.2</text:p>
          </table:table-cell>
          <table:table-cell office:value-type="float" office:value="331.15999999999997" table:formula="of:=[.DG60]-100" table:style-name="ce38">
            <text:p>331.2</text:p>
          </table:table-cell>
          <table:table-cell office:value-type="float" office:value="409.9" table:formula="of:=-0.025*(([.A60]-1963)^2)+5.5*([.A60]-1963)+175" table:style-name="ce31">
            <text:p>409.9</text:p>
          </table:table-cell>
          <table:table-cell table:number-columns-repeated="16268"/>
        </table:table-row>
        <table:table-row table:style-name="ro3">
          <table:table-cell office:value-type="float" office:value="2022" table:style-name="ce19">
            <text:p>2022</text:p>
          </table:table-cell>
          <table:table-cell office:value-type="float" office:value="47432805" table:style-name="ce17">
            <text:p>47432805</text:p>
          </table:table-cell>
          <table:table-cell office:value-type="float" office:value="16745758.088183999" table:style-name="ce41">
            <text:p>16745758</text:p>
          </table:table-cell>
          <table:table-cell office:value-type="float" office:value="39295441" table:style-name="ce108">
            <text:p>39295441</text:p>
          </table:table-cell>
          <table:table-cell office:value-type="float" office:value="644067.61877630767" table:formula="of:=[.C61]/26" table:style-name="ce41">
            <text:p>644068</text:p>
          </table:table-cell>
          <table:table-cell office:value-type="float" office:value="322033.80938815384" table:formula="of:=[.E61]/2" table:style-name="ce41">
            <text:p>322034</text:p>
          </table:table-cell>
          <table:table-cell office:value-type="float" office:value="483050.71408223076" table:formula="of:=[.F61]*1.5" table:style-name="ce41">
            <text:p>483051</text:p>
          </table:table-cell>
          <table:table-cell office:value-type="float" office:value="528019.09555600001" table:style-name="ce41">
            <text:p>528019</text:p>
          </table:table-cell>
          <table:table-cell office:value-type="float" office:value="264009.54777800001" table:formula="of:=[.H61]/2" table:style-name="ce41">
            <text:p>264010</text:p>
          </table:table-cell>
          <table:table-cell office:value-type="float" office:value="696564.92515599995" table:style-name="ce41">
            <text:p>696565</text:p>
          </table:table-cell>
          <table:table-cell office:value-type="float" office:value="348282.46257799998" table:formula="of:=[.J61]/2" table:style-name="ce41">
            <text:p>348282</text:p>
          </table:table-cell>
          <table:table-cell office:value-type="float" office:value="763428.68024699995" table:style-name="ce41">
            <text:p>763429</text:p>
          </table:table-cell>
          <table:table-cell office:value-type="float" office:value="381714.34012349998" table:formula="of:=[.L61]/2" table:style-name="ce41">
            <text:p>381714</text:p>
          </table:table-cell>
          <table:table-cell office:value-type="float" office:value="661190" table:style-name="ce46">
            <text:p>661190</text:p>
          </table:table-cell>
          <table:table-cell office:value-type="float" office:value="197008" table:style-name="ce41">
            <text:p>197008</text:p>
          </table:table-cell>
          <table:table-cell office:value-type="float" office:value="23168" table:style-name="ce36">
            <text:p>23168</text:p>
          </table:table-cell>
          <table:table-cell office:value-type="float" office:value="1173" table:style-name="ce15">
            <text:p>1173</text:p>
          </table:table-cell>
          <table:table-cell office:value-type="float" office:value="200511" table:style-name="ce36">
            <text:p>200511</text:p>
          </table:table-cell>
          <table:table-cell office:value-type="float" office:value="473082" table:style-name="ce36">
            <text:p>473082</text:p>
          </table:table-cell>
          <table:table-cell office:value-type="float" office:value="392984" table:style-name="ce36">
            <text:p>392984</text:p>
          </table:table-cell>
          <table:table-cell office:value-type="float" office:value="68796162" table:style-name="ce41">
            <text:p>68796162</text:p>
          </table:table-cell>
          <table:table-cell office:value-type="float" office:value="145421.22084543484" table:formula="of:=[.U61]*1000/[.S61]" table:style-name="ce41">
            <text:p>145421</text:p>
          </table:table-cell>
          <table:table-cell office:value-type="float" office:value="22125" table:style-name="ce36">
            <text:p>22125</text:p>
          </table:table-cell>
          <table:table-cell office:value-type="float" office:value="6519" table:style-name="ce36">
            <text:p>6519</text:p>
          </table:table-cell>
          <table:table-cell office:value-type="float" office:value="0.71550083939563514" table:formula="of:=[.S61]/[.N61]" table:style-name="ce47">
            <text:p>0.72</text:p>
          </table:table-cell>
          <table:table-cell office:value-type="float" office:value="-3.0118995514599867" table:formula="of:=(([.V61]*100/[.V60])-100)-[.CS61]" table:style-name="ce94">
            <text:p>-3.01</text:p>
          </table:table-cell>
          <table:table-cell office:value-type="float" office:value="2.5" table:style-name="ce94">
            <text:p>2.50</text:p>
          </table:table-cell>
          <table:table-cell office:value-type="float" office:value="73.125" table:style-name="ce94">
            <text:p>73.13</text:p>
          </table:table-cell>
          <table:table-cell office:value-type="float" office:value="26.88" table:style-name="ce94">
            <text:p>26.88</text:p>
          </table:table-cell>
          <table:table-cell office:value-type="float" office:value="25" table:style-name="ce41">
            <text:p>25</text:p>
          </table:table-cell>
          <table:table-cell office:value-type="float" office:value="1.0900000000000001" table:style-name="ce47">
            <text:p>1.09</text:p>
          </table:table-cell>
          <table:table-cell office:value-type="float" office:value="1.052225" table:style-name="ce113">
            <text:p>1.05</text:p>
          </table:table-cell>
          <table:table-cell office:value-type="float" office:value="161800" table:formula="of:=[.CR61]*100" table:style-name="ce116">
            <text:p>161800</text:p>
          </table:table-cell>
          <table:table-cell office:value-type="float" office:value="170250.005" table:formula="of:=([.CR61]*100)*[.AF61]" table:style-name="ce116">
            <text:p>170250</text:p>
          </table:table-cell>
          <table:table-cell office:value-type="float" office:value="15.9" table:style-name="ce111">
            <text:p>15.90</text:p>
          </table:table-cell>
          <table:table-cell office:value-type="float" office:value="3.2735775526110586" table:formula="of:=([.AI61]*100/[.AI60])-100" table:style-name="ce117">
            <text:p>3.27</text:p>
          </table:table-cell>
          <table:table-cell office:value-type="float" office:value="26159.403401916668" table:style-name="ce108">
            <text:p>26159</text:p>
          </table:table-cell>
          <table:table-cell office:value-type="float" office:value="6.1851563475696505" table:formula="of:=[.CR61]*100/[.AK61]" table:style-name="ce121">
            <text:p>6</text:p>
          </table:table-cell>
          <table:table-cell office:value-type="float" office:value="1709.7609090909091" table:style-name="ce108">
            <text:p>1710</text:p>
          </table:table-cell>
          <table:table-cell office:value-type="float" office:value="94.633114571574865" table:formula="of:=[.CR61]*100/[.AM61]" table:style-name="ce108">
            <text:p>95</text:p>
          </table:table-cell>
          <table:table-cell office:value-type="float" office:value="19922.359950102098" table:formula="of:=[.AP61]/[.D61]" table:style-name="ce41">
            <text:p>19922</text:p>
          </table:table-cell>
          <table:table-cell office:value-type="float" office:value="782857920000" table:style-name="ce133">
            <text:p>7.83E+11</text:p>
          </table:table-cell>
          <table:table-cell office:value-type="float" office:value="19433.63261911751" table:formula="of:=[.AQ60]*(1+([.CS61]/100))" table:style-name="ce108">
            <text:p>19434</text:p>
          </table:table-cell>
          <table:table-cell office:value-type="float" office:value="25595.027925442559" table:formula="of:=[.AR60]*(1+([.CZ61]/100))" table:style-name="ce108">
            <text:p>25595</text:p>
          </table:table-cell>
          <table:table-cell office:value-type="float" office:value="16716.928930445469" table:formula="of:=(([.AR61]+([.AQ61]-[.AO61]))-[.AO61])+[.$AO$38]" table:style-name="ce108">
            <text:p>16717</text:p>
          </table:table-cell>
          <table:table-cell office:value-type="float" office:value="144.94880698533643" table:formula="of:=[.AS61]*[.$AT$38]/[.$AS$38]" table:style-name="ce108">
            <text:p>145</text:p>
          </table:table-cell>
          <table:table-cell office:value-type="float" office:value="7.2993973208826395" table:formula="of:=[.V61]/[.AO61]" table:style-name="ce42">
            <text:p>7.3</text:p>
          </table:table-cell>
          <table:table-cell office:value-type="float" office:value="29084.244169086967" table:formula="of:=[.V61]/5" table:style-name="ce41">
            <text:p>29084</text:p>
          </table:table-cell>
          <table:table-cell office:value-type="float" office:value="31.501194137005783" table:formula="of:=100-(([.AO61]*100)/[.AV61])" table:style-name="ce41">
            <text:p>32</text:p>
          </table:table-cell>
          <table:table-cell table:style-name="ce41"/>
          <table:table-cell office:value-type="float" office:value="162" table:style-name="ce36">
            <text:p>162</text:p>
          </table:table-cell>
          <table:table-cell table:style-name="ce36"/>
          <table:table-cell office:value-type="float" office:value="80433" table:style-name="ce36">
            <text:p>80433</text:p>
          </table:table-cell>
          <table:table-cell office:value-type="float" office:value="27504" table:style-name="ce36">
            <text:p>27504</text:p>
          </table:table-cell>
          <table:table-cell office:value-type="float" office:value="45434" table:style-name="ce36">
            <text:p>45434</text:p>
          </table:table-cell>
          <table:table-cell office:value-type="float" office:value="3091" table:style-name="ce36">
            <text:p>3091</text:p>
          </table:table-cell>
          <table:table-cell office:value-type="float" office:value="26871" table:style-name="ce41">
            <text:p>26871</text:p>
          </table:table-cell>
          <table:table-cell office:value-type="float" office:value="196.39370586211422" table:style-name="ce71">
            <text:p>196</text:p>
          </table:table-cell>
          <table:table-cell office:value-type="float" office:value="4316299542.8571444" table:style-name="ce36">
            <text:p>4316299543</text:p>
          </table:table-cell>
          <table:table-cell office:value-type="float" office:value="160630.40239876241" table:formula="of:=[.BG61]/[.BE61]" table:style-name="ce82">
            <text:p>160630</text:p>
          </table:table-cell>
          <table:table-cell office:value-type="float" office:value="817.89995098691804" table:formula="of:=[.BH61]/[.BF61]" table:style-name="ce82">
            <text:p>818</text:p>
          </table:table-cell>
          <table:table-cell office:value-type="float" office:value="78073" table:style-name="ce41">
            <text:p>78073</text:p>
          </table:table-cell>
          <table:table-cell office:value-type="float" office:value="109.87686066317193" table:style-name="ce71">
            <text:p>110</text:p>
          </table:table-cell>
          <table:table-cell office:value-type="float" office:value="6858606342.8571424" table:style-name="ce36">
            <text:p>6858606343</text:p>
          </table:table-cell>
          <table:table-cell office:value-type="float" office:value="87848.633238855211" table:formula="of:=[.BL61]/[.BJ61]" table:style-name="ce82">
            <text:p>87849</text:p>
          </table:table-cell>
          <table:table-cell office:value-type="float" office:value="799.51895884753787" table:formula="of:=[.BM61]/[.BK61]" table:style-name="ce82">
            <text:p>800</text:p>
          </table:table-cell>
          <table:table-cell office:value-type="float" office:value="2.0007185400912664" table:formula="of:=[.CR61]/(([.BN61]+[.BI61])/2)" table:style-name="ce93">
            <text:p>2.00</text:p>
          </table:table-cell>
          <table:table-cell office:value-type="float" office:value="5.6786863030499575" table:formula="of:=(([.BI61]+[.BN61])*100/([.BI60]+[.BN60]))-100" table:style-name="ce91">
            <text:p>5.7</text:p>
          </table:table-cell>
          <table:table-cell office:value-type="float" office:value="125.39" table:style-name="ce86">
            <text:p>125</text:p>
          </table:table-cell>
          <table:table-cell office:value-type="float" office:value="26074305" table:style-name="ce41">
            <text:p>26074305</text:p>
          </table:table-cell>
          <table:table-cell office:value-type="float" office:value="98000" table:formula="of:=[.BR61]-[.BR60]" table:style-name="ce41">
            <text:p>98000</text:p>
          </table:table-cell>
          <table:table-cell office:value-type="float" office:value="549.7103744971439" table:formula="of:=([.BR61]/([.B61]))*1000" table:style-name="ce41">
            <text:p>550</text:p>
          </table:table-cell>
          <table:table-cell office:value-type="float" office:value="0.37726689765922572" table:formula="of:=([.BR61]*100/[.BR60])-100" table:style-name="ce42">
            <text:p>0.4</text:p>
          </table:table-cell>
          <table:table-cell office:value-type="float" office:value="7.2027345073962579E-2" table:formula="of:=([.B61]*100/[.B60])-100" table:style-name="ce42">
            <text:p>0.1</text:p>
          </table:table-cell>
          <table:table-cell office:value-type="float" office:value="0.30523955258526314" table:formula="of:=[.BU61]-[.BV61]" table:style-name="ce42">
            <text:p>0.3</text:p>
          </table:table-cell>
          <table:table-cell office:value-type="float" office:value="14724" table:style-name="ce41">
            <text:p>14724</text:p>
          </table:table-cell>
          <table:table-cell table:number-columns-repeated="4" table:style-name="ce41"/>
          <table:table-cell table:number-columns-repeated="8" table:style-name="ce23"/>
          <table:table-cell office:value-type="float" office:value="11" table:style-name="ce42">
            <text:p>11.0</text:p>
          </table:table-cell>
          <table:table-cell office:value-type="float" office:value="1.3824884792626762" table:formula="of:=(([.CK61]*100)/[.CK60])-100" table:style-name="ce42">
            <text:p>1.4</text:p>
          </table:table-cell>
          <table:table-cell office:value-type="float" office:value="14.121212121212121" table:formula="of:=[.CQ61]/([.CK61]*12)" table:style-name="ce42">
            <text:p>14.1</text:p>
          </table:table-cell>
          <table:table-cell office:value-type="float" office:value="7.0815450643776821" table:formula="of:=100/[.CM61]" table:style-name="ce42">
            <text:p>7.1</text:p>
          </table:table-cell>
          <table:table-cell office:value-type="float" office:value="18.828282828282827" table:formula="of:=[.CQ61]/(([.CK61]*12)*0.75)" table:style-name="ce42">
            <text:p>18.8</text:p>
          </table:table-cell>
          <table:table-cell office:value-type="float" office:value="5.3111587982832624" table:formula="of:=100/[.CO61]" table:style-name="ce42">
            <text:p>5.3</text:p>
          </table:table-cell>
          <table:table-cell office:value-type="float" office:value="1864" table:style-name="ce36">
            <text:p>1864</text:p>
          </table:table-cell>
          <table:table-cell office:value-type="float" office:value="1618" table:style-name="ce41">
            <text:p>1618</text:p>
          </table:table-cell>
          <table:table-cell office:value-type="float" office:value="8.4499999999999993" table:style-name="ce47">
            <text:p>8.45</text:p>
          </table:table-cell>
          <table:table-cell office:value-type="float" office:value="221.1" table:formula="of:=[.CT60]+[.CS61]" table:style-name="ce42">
            <text:p>221.1</text:p>
          </table:table-cell>
          <table:table-cell office:value-type="float" office:value="1118.0902652500001" table:formula="of:=(([.CR61]*[.CS61])/100)+[.CU60]" table:style-name="ce42">
            <text:p>1118.1</text:p>
          </table:table-cell>
          <table:table-cell office:value-type="float" office:value="499.90973474999987" table:formula="of:=[.CR61]-[.CU61]" table:style-name="ce42">
            <text:p>499.9</text:p>
          </table:table-cell>
          <table:table-cell office:value-type="float" office:value="731.79556761646313" table:formula="of:=[.CR61]/[.CT61]*[.$CT$24]" table:style-name="ce42">
            <text:p>731.8</text:p>
          </table:table-cell>
          <table:table-cell office:value-type="float" office:value="886.20443238353687" table:formula="of:=[.CR61]-[.CW61]" table:style-name="ce42">
            <text:p>886.2</text:p>
          </table:table-cell>
          <table:table-cell office:value-type="float" office:value="1.5796727272727273" table:formula="of:=([.AE61]-[.AE60])" table:style-name="ce34">
            <text:p>1.58</text:p>
          </table:table-cell>
          <table:table-cell office:value-type="float" office:value="6.8692206076618163" table:formula="of:=([.CR61]*100/[.CR60])-100" table:style-name="ce47">
            <text:p>6.87</text:p>
          </table:table-cell>
          <table:table-cell office:value-type="float" office:value="-1.580779392338183" table:formula="of:=[.CZ61]-[.CS61]" table:style-name="ce34">
            <text:p>-1.58</text:p>
          </table:table-cell>
          <table:table-cell office:value-type="float" office:value="0.10541227743119919" table:formula="of:=([.B62]*100/[.B61])-100" table:style-name="ce47">
            <text:p>0.11</text:p>
          </table:table-cell>
          <table:table-cell office:value-type="float" office:value="16.916553349731132" table:formula="of:=([.N61]*100/[.N60])-100" table:style-name="ce47">
            <text:p>16.92</text:p>
          </table:table-cell>
          <table:table-cell office:value-type="float" office:value="13.312782484353335" table:formula="of:=([.S61]*100/[.S60])-100" table:style-name="ce47">
            <text:p>13.31</text:p>
          </table:table-cell>
          <table:table-cell office:value-type="float" office:value="12.93" table:style-name="ce48">
            <text:p>12.93</text:p>
          </table:table-cell>
          <table:table-cell office:value-type="float" office:value="12.180379405945079" table:formula="of:=([.CP61]+[.CZ61])" table:style-name="ce38">
            <text:p>12.2</text:p>
          </table:table-cell>
          <table:table-cell office:value-type="float" office:value="432.64" table:formula="of:=-0.06*(([.A61]-1963)^2)+8.5*([.A61]-1963)+140" table:style-name="ce31">
            <text:p>432.6</text:p>
          </table:table-cell>
          <table:table-cell office:value-type="float" office:value="482.64" table:formula="of:=[.DG61]+50" table:style-name="ce42">
            <text:p>482.6</text:p>
          </table:table-cell>
          <table:table-cell office:value-type="float" office:value="382.64" table:formula="of:=[.DG61]-50" table:style-name="ce42">
            <text:p>382.6</text:p>
          </table:table-cell>
          <table:table-cell office:value-type="float" office:value="532.64" table:formula="of:=[.DG61]+100" table:style-name="ce42">
            <text:p>532.6</text:p>
          </table:table-cell>
          <table:table-cell office:value-type="float" office:value="332.64" table:formula="of:=[.DG61]-100" table:style-name="ce42">
            <text:p>332.6</text:p>
          </table:table-cell>
          <table:table-cell office:value-type="float" office:value="412.47500000000002" table:formula="of:=-0.025*(([.A61]-1963)^2)+5.5*([.A61]-1963)+175" table:style-name="ce31">
            <text:p>412.5</text:p>
          </table:table-cell>
          <table:table-cell table:number-columns-repeated="16268"/>
        </table:table-row>
        <table:table-row table:style-name="ro3">
          <table:table-cell office:value-type="float" office:value="2023" table:style-name="ce19">
            <text:p>2023</text:p>
          </table:table-cell>
          <table:table-cell office:value-type="float" office:value="47482805" table:style-name="ce15">
            <text:p>47482805</text:p>
          </table:table-cell>
          <table:table-cell office:value-type="float" office:value="16502601.299354004" table:style-name="ce41">
            <text:p>16502601</text:p>
          </table:table-cell>
          <table:table-cell table:style-name="ce108"/>
          <table:table-cell office:value-type="float" office:value="634715.43459053861" table:formula="of:=[.C62]/26" table:style-name="ce41">
            <text:p>634715</text:p>
          </table:table-cell>
          <table:table-cell office:value-type="float" office:value="317357.71729526931" table:formula="of:=[.E62]/2" table:style-name="ce41">
            <text:p>317358</text:p>
          </table:table-cell>
          <table:table-cell office:value-type="float" office:value="476036.57594290399" table:formula="of:=[.F62]*1.5" table:style-name="ce41">
            <text:p>476037</text:p>
          </table:table-cell>
          <table:table-cell office:value-type="float" office:value="523292.16734799999" table:style-name="ce41">
            <text:p>523292</text:p>
          </table:table-cell>
          <table:table-cell office:value-type="float" office:value="261646.08367399999" table:formula="of:=[.H62]/2" table:style-name="ce41">
            <text:p>261646</text:p>
          </table:table-cell>
          <table:table-cell office:value-type="float" office:value="667442.91504500003" table:style-name="ce41">
            <text:p>667443</text:p>
          </table:table-cell>
          <table:table-cell office:value-type="float" office:value="333721.45752250002" table:formula="of:=[.J62]/2" table:style-name="ce41">
            <text:p>333721</text:p>
          </table:table-cell>
          <table:table-cell office:value-type="float" office:value="774828.89329200005" table:style-name="ce41">
            <text:p>774829</text:p>
          </table:table-cell>
          <table:table-cell office:value-type="float" office:value="387414.44664600003" table:formula="of:=[.L62]/2" table:style-name="ce41">
            <text:p>387414</text:p>
          </table:table-cell>
          <table:table-cell table:style-name="ce41"/>
          <table:table-cell office:value-type="float" office:value="202918.24000000002" table:formula="of:=[.O61]*1.03" table:style-name="ce41">
            <text:p>202918</text:p>
          </table:table-cell>
          <table:table-cell table:style-name="ce36"/>
          <table:table-cell table:style-name="ce14"/>
          <table:table-cell table:style-name="ce42"/>
          <table:table-cell table:number-columns-repeated="2" table:style-name="ce41"/>
          <table:table-cell table:style-name="ce47"/>
          <table:table-cell table:style-name="ce41"/>
          <table:table-cell table:number-columns-repeated="3" table:style-name="ce36"/>
          <table:table-cell table:style-name="ce33"/>
          <table:table-cell table:style-name="ce94"/>
          <table:table-cell table:number-columns-repeated="3" table:style-name="ce49"/>
          <table:table-cell office:value-type="float" office:value="3" table:style-name="ce47">
            <text:p>3.00</text:p>
          </table:table-cell>
          <table:table-cell table:number-columns-repeated="9" table:style-name="ce109"/>
          <table:table-cell table:style-name="ce23"/>
          <table:table-cell table:number-columns-repeated="5" table:style-name="ce131"/>
          <table:table-cell table:style-name="ce42"/>
          <table:table-cell table:number-columns-repeated="2" table:style-name="ce36"/>
          <table:table-cell table:number-columns-repeated="17" table:style-name="ce41"/>
          <table:table-cell table:number-columns-repeated="2" table:style-name="ce42"/>
          <table:table-cell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20" table:style-name="ce41"/>
          <table:table-cell table:style-name="ce47"/>
          <table:table-cell table:number-columns-repeated="5" table:style-name="ce42"/>
          <table:table-cell table:style-name="ce34"/>
          <table:table-cell table:number-columns-repeated="3" table:style-name="ce47"/>
          <table:table-cell table:number-columns-repeated="2" table:style-name="ce36"/>
          <table:table-cell table:style-name="ce47"/>
          <table:table-cell table:style-name="ce41"/>
          <table:table-cell office:value-type="float" office:value="434" table:formula="of:=-0.06*(([.A62]-1963)^2)+8.5*([.A62]-1963)+140" table:style-name="ce31">
            <text:p>434.0</text:p>
          </table:table-cell>
          <table:table-cell office:value-type="float" office:value="484" table:formula="of:=[.DG62]+50" table:style-name="ce42">
            <text:p>484.0</text:p>
          </table:table-cell>
          <table:table-cell office:value-type="float" office:value="384" table:formula="of:=[.DG62]-50" table:style-name="ce42">
            <text:p>384.0</text:p>
          </table:table-cell>
          <table:table-cell office:value-type="float" office:value="534" table:formula="of:=[.DG62]+100" table:style-name="ce42">
            <text:p>534.0</text:p>
          </table:table-cell>
          <table:table-cell office:value-type="float" office:value="334" table:formula="of:=[.DG62]-100" table:style-name="ce42">
            <text:p>334.0</text:p>
          </table:table-cell>
          <table:table-cell office:value-type="float" office:value="415" table:formula="of:=-0.025*(([.A62]-1963)^2)+5.5*([.A62]-1963)+175" table:style-name="ce31">
            <text:p>415.0</text:p>
          </table:table-cell>
          <table:table-cell table:number-columns-repeated="16268"/>
        </table:table-row>
        <table:table-row table:style-name="ro3">
          <table:table-cell office:value-type="float" office:value="2024" table:style-name="ce19">
            <text:p>2024</text:p>
          </table:table-cell>
          <table:table-cell office:value-type="float" office:value="47508101.693512447" table:style-name="ce15">
            <text:p>47508102</text:p>
          </table:table-cell>
          <table:table-cell office:value-type="float" office:value="16250838.702938998" table:style-name="ce41">
            <text:p>16250839</text:p>
          </table:table-cell>
          <table:table-cell table:style-name="ce108"/>
          <table:table-cell office:value-type="float" office:value="625032.25780534605" table:formula="of:=[.C63]/26" table:style-name="ce41">
            <text:p>625032</text:p>
          </table:table-cell>
          <table:table-cell office:value-type="float" office:value="312516.12890267302" table:formula="of:=[.E63]/2" table:style-name="ce41">
            <text:p>312516</text:p>
          </table:table-cell>
          <table:table-cell office:value-type="float" office:value="468774.19335400953" table:formula="of:=[.F63]*1.5" table:style-name="ce41">
            <text:p>468774</text:p>
          </table:table-cell>
          <table:table-cell office:value-type="float" office:value="516126.85299799999" table:style-name="ce41">
            <text:p>516127</text:p>
          </table:table-cell>
          <table:table-cell office:value-type="float" office:value="258063.42649899999" table:formula="of:=[.H63]/2" table:style-name="ce41">
            <text:p>258063</text:p>
          </table:table-cell>
          <table:table-cell office:value-type="float" office:value="632727.36444599996" table:style-name="ce41">
            <text:p>632727</text:p>
          </table:table-cell>
          <table:table-cell office:value-type="float" office:value="316363.68222299998" table:formula="of:=[.J63]/2" table:style-name="ce41">
            <text:p>316364</text:p>
          </table:table-cell>
          <table:table-cell office:value-type="float" office:value="778332.34440099995" table:style-name="ce41">
            <text:p>778332</text:p>
          </table:table-cell>
          <table:table-cell office:value-type="float" office:value="389166.17220049998" table:formula="of:=[.L63]/2" table:style-name="ce41">
            <text:p>389166</text:p>
          </table:table-cell>
          <table:table-cell table:style-name="ce41"/>
          <table:table-cell office:value-type="float" office:value="209005.78720000002" table:formula="of:=[.O62]*1.03" table:style-name="ce41">
            <text:p>209006</text:p>
          </table:table-cell>
          <table:table-cell table:style-name="ce36"/>
          <table:table-cell table:style-name="ce14"/>
          <table:table-cell table:style-name="ce42"/>
          <table:table-cell table:style-name="ce41"/>
          <table:table-cell table:style-name="ce36"/>
          <table:table-cell table:style-name="ce41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20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5.24" table:formula="of:=-0.06*(([.A63]-1963)^2)+8.5*([.A63]-1963)+140" table:style-name="ce31">
            <text:p>435.2</text:p>
          </table:table-cell>
          <table:table-cell office:value-type="float" office:value="485.24" table:formula="of:=[.DG63]+50" table:style-name="ce42">
            <text:p>485.2</text:p>
          </table:table-cell>
          <table:table-cell office:value-type="float" office:value="385.24" table:formula="of:=[.DG63]-50" table:style-name="ce42">
            <text:p>385.2</text:p>
          </table:table-cell>
          <table:table-cell office:value-type="float" office:value="535.24" table:formula="of:=[.DG63]+100" table:style-name="ce42">
            <text:p>535.2</text:p>
          </table:table-cell>
          <table:table-cell office:value-type="float" office:value="335.24" table:formula="of:=[.DG63]-100" table:style-name="ce42">
            <text:p>335.2</text:p>
          </table:table-cell>
          <table:table-cell office:value-type="float" office:value="417.47500000000002" table:formula="of:=-0.025*(([.A63]-1963)^2)+5.5*([.A63]-1963)+175" table:style-name="ce31">
            <text:p>417.5</text:p>
          </table:table-cell>
          <table:table-cell table:number-columns-repeated="16268"/>
        </table:table-row>
        <table:table-row table:style-name="ro3">
          <table:table-cell office:value-type="float" office:value="2025" table:style-name="ce19">
            <text:p>2025</text:p>
          </table:table-cell>
          <table:table-cell office:value-type="float" office:value="47544784.05866617" table:style-name="ce15">
            <text:p>47544784</text:p>
          </table:table-cell>
          <table:table-cell office:value-type="float" office:value="16015363.242989998" table:style-name="ce41">
            <text:p>16015363</text:p>
          </table:table-cell>
          <table:table-cell table:style-name="ce108"/>
          <table:table-cell office:value-type="float" office:value="615975.50934576918" table:formula="of:=[.C64]/26" table:style-name="ce41">
            <text:p>615976</text:p>
          </table:table-cell>
          <table:table-cell office:value-type="float" office:value="307987.75467288459" table:formula="of:=[.E64]/2" table:style-name="ce41">
            <text:p>307988</text:p>
          </table:table-cell>
          <table:table-cell office:value-type="float" office:value="461981.63200932689" table:formula="of:=[.F64]*1.5" table:style-name="ce41">
            <text:p>461982</text:p>
          </table:table-cell>
          <table:table-cell office:value-type="float" office:value="501837.52931900002" table:style-name="ce41">
            <text:p>501838</text:p>
          </table:table-cell>
          <table:table-cell office:value-type="float" office:value="250918.76465950001" table:formula="of:=[.H64]/2" table:style-name="ce41">
            <text:p>250919</text:p>
          </table:table-cell>
          <table:table-cell office:value-type="float" office:value="614866.50834099995" table:style-name="ce41">
            <text:p>614867</text:p>
          </table:table-cell>
          <table:table-cell office:value-type="float" office:value="307433.25417049997" table:formula="of:=[.J64]/2" table:style-name="ce41">
            <text:p>307433</text:p>
          </table:table-cell>
          <table:table-cell office:value-type="float" office:value="797242.68682499998" table:style-name="ce41">
            <text:p>797243</text:p>
          </table:table-cell>
          <table:table-cell office:value-type="float" office:value="398621.34341249999" table:formula="of:=[.L64]/2" table:style-name="ce41">
            <text:p>398621</text:p>
          </table:table-cell>
          <table:table-cell table:style-name="ce41"/>
          <table:table-cell office:value-type="float" office:value="215275.96081600004" table:formula="of:=[.O63]*1.03" table:style-name="ce41">
            <text:p>215276</text:p>
          </table:table-cell>
          <table:table-cell table:style-name="ce36"/>
          <table:table-cell table:style-name="ce14"/>
          <table:table-cell table:style-name="ce42"/>
          <table:table-cell table:number-columns-repeated="7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6.36" table:formula="of:=-0.06*(([.A64]-1963)^2)+8.5*([.A64]-1963)+140" table:style-name="ce31">
            <text:p>436.4</text:p>
          </table:table-cell>
          <table:table-cell office:value-type="float" office:value="486.36" table:formula="of:=[.DG64]+50" table:style-name="ce42">
            <text:p>486.4</text:p>
          </table:table-cell>
          <table:table-cell office:value-type="float" office:value="386.36" table:formula="of:=[.DG64]-50" table:style-name="ce42">
            <text:p>386.4</text:p>
          </table:table-cell>
          <table:table-cell office:value-type="float" office:value="536.36" table:formula="of:=[.DG64]+100" table:style-name="ce42">
            <text:p>536.4</text:p>
          </table:table-cell>
          <table:table-cell office:value-type="float" office:value="336.36" table:formula="of:=[.DG64]-100" table:style-name="ce42">
            <text:p>336.4</text:p>
          </table:table-cell>
          <table:table-cell office:value-type="float" office:value="419.9" table:formula="of:=-0.025*(([.A64]-1963)^2)+5.5*([.A64]-1963)+175" table:style-name="ce31">
            <text:p>419.9</text:p>
          </table:table-cell>
          <table:table-cell table:number-columns-repeated="16268"/>
        </table:table-row>
        <table:table-row table:style-name="ro3">
          <table:table-cell office:value-type="float" office:value="2026" table:style-name="ce19">
            <text:p>2026</text:p>
          </table:table-cell>
          <table:table-cell office:value-type="float" office:value="47587609.722386882" table:style-name="ce15">
            <text:p>47587610</text:p>
          </table:table-cell>
          <table:table-cell office:value-type="float" office:value="15778182.705500999" table:style-name="ce41">
            <text:p>15778183</text:p>
          </table:table-cell>
          <table:table-cell table:style-name="ce108"/>
          <table:table-cell office:value-type="float" office:value="606853.18098080764" table:formula="of:=[.C65]/26" table:style-name="ce41">
            <text:p>606853</text:p>
          </table:table-cell>
          <table:table-cell office:value-type="float" office:value="303426.59049040382" table:formula="of:=[.E65]/2" table:style-name="ce41">
            <text:p>303427</text:p>
          </table:table-cell>
          <table:table-cell office:value-type="float" office:value="455139.88573560573" table:formula="of:=[.F65]*1.5" table:style-name="ce41">
            <text:p>455140</text:p>
          </table:table-cell>
          <table:table-cell office:value-type="float" office:value="498581.19506400003" table:style-name="ce41">
            <text:p>498581</text:p>
          </table:table-cell>
          <table:table-cell office:value-type="float" office:value="249290.59753200001" table:formula="of:=[.H65]/2" table:style-name="ce41">
            <text:p>249291</text:p>
          </table:table-cell>
          <table:table-cell office:value-type="float" office:value="594746.80457599997" table:style-name="ce41">
            <text:p>594747</text:p>
          </table:table-cell>
          <table:table-cell office:value-type="float" office:value="297373.40228799998" table:formula="of:=[.J65]/2" table:style-name="ce41">
            <text:p>297373</text:p>
          </table:table-cell>
          <table:table-cell office:value-type="float" office:value="803005.67792499997" table:style-name="ce41">
            <text:p>803006</text:p>
          </table:table-cell>
          <table:table-cell office:value-type="float" office:value="401502.83896249998" table:formula="of:=[.L65]/2" table:style-name="ce41">
            <text:p>401503</text:p>
          </table:table-cell>
          <table:table-cell table:style-name="ce41"/>
          <table:table-cell office:value-type="float" office:value="221734.23964048005" table:formula="of:=[.O64]*1.03" table:style-name="ce41">
            <text:p>221734</text:p>
          </table:table-cell>
          <table:table-cell table:style-name="ce36"/>
          <table:table-cell table:style-name="ce14"/>
          <table:table-cell table:style-name="ce42"/>
          <table:table-cell table:number-columns-repeated="7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7.36" table:formula="of:=-0.06*(([.A65]-1963)^2)+8.5*([.A65]-1963)+140" table:style-name="ce31">
            <text:p>437.4</text:p>
          </table:table-cell>
          <table:table-cell office:value-type="float" office:value="487.36" table:formula="of:=[.DG65]+50" table:style-name="ce42">
            <text:p>487.4</text:p>
          </table:table-cell>
          <table:table-cell office:value-type="float" office:value="387.36" table:formula="of:=[.DG65]-50" table:style-name="ce42">
            <text:p>387.4</text:p>
          </table:table-cell>
          <table:table-cell office:value-type="float" office:value="537.36" table:formula="of:=[.DG65]+100" table:style-name="ce42">
            <text:p>537.4</text:p>
          </table:table-cell>
          <table:table-cell office:value-type="float" office:value="337.36" table:formula="of:=[.DG65]-100" table:style-name="ce42">
            <text:p>337.4</text:p>
          </table:table-cell>
          <table:table-cell office:value-type="float" office:value="422.27499999999998" table:formula="of:=-0.025*(([.A65]-1963)^2)+5.5*([.A65]-1963)+175" table:style-name="ce31">
            <text:p>422.3</text:p>
          </table:table-cell>
          <table:table-cell table:number-columns-repeated="16268"/>
        </table:table-row>
        <table:table-row table:style-name="ro3">
          <table:table-cell office:value-type="float" office:value="2027" table:style-name="ce19">
            <text:p>2027</text:p>
          </table:table-cell>
          <table:table-cell office:value-type="float" office:value="47638217.871348262" table:style-name="ce15">
            <text:p>47638218</text:p>
          </table:table-cell>
          <table:table-cell office:value-type="float" office:value="15542821.275544999" table:style-name="ce41">
            <text:p>15542821</text:p>
          </table:table-cell>
          <table:table-cell table:style-name="ce108"/>
          <table:table-cell office:value-type="float" office:value="597800.81829019228" table:formula="of:=[.C66]/26" table:style-name="ce41">
            <text:p>597801</text:p>
          </table:table-cell>
          <table:table-cell office:value-type="float" office:value="298900.40914509614" table:formula="of:=[.E66]/2" table:style-name="ce41">
            <text:p>298900</text:p>
          </table:table-cell>
          <table:table-cell office:value-type="float" office:value="448350.61371764424" table:formula="of:=[.F66]*1.5" table:style-name="ce41">
            <text:p>448351</text:p>
          </table:table-cell>
          <table:table-cell office:value-type="float" office:value="501622.98487599997" table:style-name="ce41">
            <text:p>501623</text:p>
          </table:table-cell>
          <table:table-cell office:value-type="float" office:value="250811.49243799999" table:formula="of:=[.H66]/2" table:style-name="ce41">
            <text:p>250811</text:p>
          </table:table-cell>
          <table:table-cell office:value-type="float" office:value="578267.86841300002" table:style-name="ce41">
            <text:p>578268</text:p>
          </table:table-cell>
          <table:table-cell office:value-type="float" office:value="289133.93420650001" table:formula="of:=[.J66]/2" table:style-name="ce41">
            <text:p>289134</text:p>
          </table:table-cell>
          <table:table-cell office:value-type="float" office:value="809048.22265100002" table:style-name="ce41">
            <text:p>809048</text:p>
          </table:table-cell>
          <table:table-cell office:value-type="float" office:value="404524.11132550001" table:formula="of:=[.L66]/2" table:style-name="ce41">
            <text:p>404524</text:p>
          </table:table-cell>
          <table:table-cell table:style-name="ce41"/>
          <table:table-cell office:value-type="float" office:value="228386.26682969445" table:formula="of:=[.O65]*1.03" table:style-name="ce41">
            <text:p>228386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number-columns-repeated="5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8.24" table:formula="of:=-0.06*(([.A66]-1963)^2)+8.5*([.A66]-1963)+140" table:style-name="ce31">
            <text:p>438.2</text:p>
          </table:table-cell>
          <table:table-cell office:value-type="float" office:value="488.24" table:formula="of:=[.DG66]+50" table:style-name="ce42">
            <text:p>488.2</text:p>
          </table:table-cell>
          <table:table-cell office:value-type="float" office:value="388.24" table:formula="of:=[.DG66]-50" table:style-name="ce42">
            <text:p>388.2</text:p>
          </table:table-cell>
          <table:table-cell office:value-type="float" office:value="538.24" table:formula="of:=[.DG66]+100" table:style-name="ce42">
            <text:p>538.2</text:p>
          </table:table-cell>
          <table:table-cell office:value-type="float" office:value="338.24" table:formula="of:=[.DG66]-100" table:style-name="ce42">
            <text:p>338.2</text:p>
          </table:table-cell>
          <table:table-cell office:value-type="float" office:value="424.6" table:formula="of:=-0.025*(([.A66]-1963)^2)+5.5*([.A66]-1963)+175" table:style-name="ce31">
            <text:p>424.6</text:p>
          </table:table-cell>
          <table:table-cell table:number-columns-repeated="16268"/>
        </table:table-row>
        <table:table-row table:style-name="ro3">
          <table:table-cell office:value-type="float" office:value="2028" table:style-name="ce19">
            <text:p>2028</text:p>
          </table:table-cell>
          <table:table-cell office:value-type="float" office:value="47697038.863705635" table:style-name="ce15">
            <text:p>47697039</text:p>
          </table:table-cell>
          <table:table-cell office:value-type="float" office:value="15311447.272689998" table:style-name="ce41">
            <text:p>15311447</text:p>
          </table:table-cell>
          <table:table-cell table:style-name="ce108"/>
          <table:table-cell office:value-type="float" office:value="588901.81818038458" table:formula="of:=[.C67]/26" table:style-name="ce41">
            <text:p>588902</text:p>
          </table:table-cell>
          <table:table-cell office:value-type="float" office:value="294450.90909019229" table:formula="of:=[.E67]/2" table:style-name="ce41">
            <text:p>294451</text:p>
          </table:table-cell>
          <table:table-cell office:value-type="float" office:value="441676.36363528844" table:formula="of:=[.F67]*1.5" table:style-name="ce41">
            <text:p>441676</text:p>
          </table:table-cell>
          <table:table-cell office:value-type="float" office:value="508279.06743200001" table:style-name="ce41">
            <text:p>508279</text:p>
          </table:table-cell>
          <table:table-cell office:value-type="float" office:value="254139.53371600001" table:formula="of:=[.H67]/2" table:style-name="ce41">
            <text:p>254140</text:p>
          </table:table-cell>
          <table:table-cell office:value-type="float" office:value="567956.33869799995" table:style-name="ce41">
            <text:p>567956</text:p>
          </table:table-cell>
          <table:table-cell office:value-type="float" office:value="283978.16934899997" table:formula="of:=[.J67]/2" table:style-name="ce41">
            <text:p>283978</text:p>
          </table:table-cell>
          <table:table-cell office:value-type="float" office:value="794816.13369699998" table:style-name="ce41">
            <text:p>794816</text:p>
          </table:table-cell>
          <table:table-cell office:value-type="float" office:value="397408.06684849999" table:formula="of:=[.L67]/2" table:style-name="ce41">
            <text:p>397408</text:p>
          </table:table-cell>
          <table:table-cell table:style-name="ce41"/>
          <table:table-cell office:value-type="float" office:value="235237.85483458528" table:formula="of:=[.O66]*1.03" table:style-name="ce41">
            <text:p>235238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9" table:formula="of:=-0.06*(([.A67]-1963)^2)+8.5*([.A67]-1963)+140" table:style-name="ce31">
            <text:p>439.0</text:p>
          </table:table-cell>
          <table:table-cell office:value-type="float" office:value="489" table:formula="of:=[.DG67]+50" table:style-name="ce42">
            <text:p>489.0</text:p>
          </table:table-cell>
          <table:table-cell office:value-type="float" office:value="389" table:formula="of:=[.DG67]-50" table:style-name="ce42">
            <text:p>389.0</text:p>
          </table:table-cell>
          <table:table-cell office:value-type="float" office:value="539" table:formula="of:=[.DG67]+100" table:style-name="ce42">
            <text:p>539.0</text:p>
          </table:table-cell>
          <table:table-cell office:value-type="float" office:value="339" table:formula="of:=[.DG67]-100" table:style-name="ce42">
            <text:p>339.0</text:p>
          </table:table-cell>
          <table:table-cell office:value-type="float" office:value="426.875" table:formula="of:=-0.025*(([.A67]-1963)^2)+5.5*([.A67]-1963)+175" table:style-name="ce31">
            <text:p>426.9</text:p>
          </table:table-cell>
          <table:table-cell table:number-columns-repeated="16268"/>
        </table:table-row>
        <table:table-row table:style-name="ro3">
          <table:table-cell office:value-type="float" office:value="2029" table:style-name="ce19">
            <text:p>2029</text:p>
          </table:table-cell>
          <table:table-cell office:value-type="float" office:value="47765912.282433301" table:style-name="ce15">
            <text:p>47765912</text:p>
          </table:table-cell>
          <table:table-cell office:value-type="float" office:value="15122609.461375" table:style-name="ce41">
            <text:p>15122609</text:p>
          </table:table-cell>
          <table:table-cell table:style-name="ce108"/>
          <table:table-cell office:value-type="float" office:value="581638.82543750003" table:formula="of:=[.C68]/26" table:style-name="ce41">
            <text:p>581639</text:p>
          </table:table-cell>
          <table:table-cell office:value-type="float" office:value="290819.41271875001" table:formula="of:=[.E68]/2" table:style-name="ce41">
            <text:p>290819</text:p>
          </table:table-cell>
          <table:table-cell office:value-type="float" office:value="436229.11907812499" table:formula="of:=[.F68]*1.5" table:style-name="ce41">
            <text:p>436229</text:p>
          </table:table-cell>
          <table:table-cell office:value-type="float" office:value="508058.566513" table:style-name="ce41">
            <text:p>508059</text:p>
          </table:table-cell>
          <table:table-cell office:value-type="float" office:value="254029.2832565" table:formula="of:=[.H68]/2" table:style-name="ce41">
            <text:p>254029</text:p>
          </table:table-cell>
          <table:table-cell office:value-type="float" office:value="564293.06015399995" table:style-name="ce41">
            <text:p>564293</text:p>
          </table:table-cell>
          <table:table-cell office:value-type="float" office:value="282146.53007699997" table:formula="of:=[.J68]/2" table:style-name="ce41">
            <text:p>282147</text:p>
          </table:table-cell>
          <table:table-cell office:value-type="float" office:value="784884.00837199995" table:style-name="ce41">
            <text:p>784884</text:p>
          </table:table-cell>
          <table:table-cell office:value-type="float" office:value="392442.00418599998" table:formula="of:=[.L68]/2" table:style-name="ce41">
            <text:p>392442</text:p>
          </table:table-cell>
          <table:table-cell table:style-name="ce41"/>
          <table:table-cell office:value-type="float" office:value="242294.99047962285" table:formula="of:=[.O67]*1.03" table:style-name="ce41">
            <text:p>242295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39.64" table:formula="of:=-0.06*(([.A68]-1963)^2)+8.5*([.A68]-1963)+140" table:style-name="ce31">
            <text:p>439.6</text:p>
          </table:table-cell>
          <table:table-cell office:value-type="float" office:value="489.64" table:formula="of:=[.DG68]+50" table:style-name="ce42">
            <text:p>489.6</text:p>
          </table:table-cell>
          <table:table-cell office:value-type="float" office:value="389.64" table:formula="of:=[.DG68]-50" table:style-name="ce42">
            <text:p>389.6</text:p>
          </table:table-cell>
          <table:table-cell office:value-type="float" office:value="539.64" table:formula="of:=[.DG68]+100" table:style-name="ce42">
            <text:p>539.6</text:p>
          </table:table-cell>
          <table:table-cell office:value-type="float" office:value="339.64" table:formula="of:=[.DG68]-100" table:style-name="ce42">
            <text:p>339.6</text:p>
          </table:table-cell>
          <table:table-cell office:value-type="float" office:value="429.1" table:formula="of:=-0.025*(([.A68]-1963)^2)+5.5*([.A68]-1963)+175" table:style-name="ce31">
            <text:p>429.1</text:p>
          </table:table-cell>
          <table:table-cell table:number-columns-repeated="16268"/>
        </table:table-row>
        <table:table-row table:style-name="ro3">
          <table:table-cell office:value-type="float" office:value="2030" table:style-name="ce19">
            <text:p>2030</text:p>
          </table:table-cell>
          <table:table-cell office:value-type="float" office:value="47844504.864883363" table:style-name="ce15">
            <text:p>47844505</text:p>
          </table:table-cell>
          <table:table-cell office:value-type="float" office:value="14963067.481815998" table:style-name="ce41">
            <text:p>14963067</text:p>
          </table:table-cell>
          <table:table-cell table:style-name="ce108"/>
          <table:table-cell office:value-type="float" office:value="575502.59545446141" table:formula="of:=[.C69]/26" table:style-name="ce41">
            <text:p>575503</text:p>
          </table:table-cell>
          <table:table-cell office:value-type="float" office:value="287751.2977272307" table:formula="of:=[.E69]/2" table:style-name="ce41">
            <text:p>287751</text:p>
          </table:table-cell>
          <table:table-cell office:value-type="float" office:value="431626.94659084606" table:formula="of:=[.F69]*1.5" table:style-name="ce41">
            <text:p>431627</text:p>
          </table:table-cell>
          <table:table-cell office:value-type="float" office:value="523717.15349900001" table:style-name="ce41">
            <text:p>523717</text:p>
          </table:table-cell>
          <table:table-cell office:value-type="float" office:value="261858.5767495" table:formula="of:=[.H69]/2" table:style-name="ce41">
            <text:p>261859</text:p>
          </table:table-cell>
          <table:table-cell office:value-type="float" office:value="559083.86880399997" table:style-name="ce41">
            <text:p>559084</text:p>
          </table:table-cell>
          <table:table-cell office:value-type="float" office:value="279541.93440199998" table:formula="of:=[.J69]/2" table:style-name="ce41">
            <text:p>279542</text:p>
          </table:table-cell>
          <table:table-cell office:value-type="float" office:value="752345.64312699996" table:style-name="ce41">
            <text:p>752346</text:p>
          </table:table-cell>
          <table:table-cell office:value-type="float" office:value="376172.82156349998" table:formula="of:=[.L69]/2" table:style-name="ce41">
            <text:p>376173</text:p>
          </table:table-cell>
          <table:table-cell table:style-name="ce41"/>
          <table:table-cell office:value-type="float" office:value="249563.84019401154" table:formula="of:=[.O68]*1.03" table:style-name="ce41">
            <text:p>249564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style-name="ce45"/>
          <table:table-cell table:number-columns-repeated="4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0.16" table:formula="of:=-0.06*(([.A69]-1963)^2)+8.5*([.A69]-1963)+140" table:style-name="ce31">
            <text:p>440.2</text:p>
          </table:table-cell>
          <table:table-cell office:value-type="float" office:value="490.16" table:formula="of:=[.DG69]+50" table:style-name="ce42">
            <text:p>490.2</text:p>
          </table:table-cell>
          <table:table-cell office:value-type="float" office:value="390.16" table:formula="of:=[.DG69]-50" table:style-name="ce42">
            <text:p>390.2</text:p>
          </table:table-cell>
          <table:table-cell office:value-type="float" office:value="540.16000000000008" table:formula="of:=[.DG69]+100" table:style-name="ce42">
            <text:p>540.2</text:p>
          </table:table-cell>
          <table:table-cell office:value-type="float" office:value="340.16" table:formula="of:=[.DG69]-100" table:style-name="ce42">
            <text:p>340.2</text:p>
          </table:table-cell>
          <table:table-cell office:value-type="float" office:value="431.27499999999998" table:formula="of:=-0.025*(([.A69]-1963)^2)+5.5*([.A69]-1963)+175" table:style-name="ce31">
            <text:p>431.3</text:p>
          </table:table-cell>
          <table:table-cell table:number-columns-repeated="16268"/>
        </table:table-row>
        <table:table-row table:style-name="ro3">
          <table:table-cell office:value-type="float" office:value="2031" table:style-name="ce19">
            <text:p>2031</text:p>
          </table:table-cell>
          <table:table-cell office:value-type="float" office:value="47933476.592197433" table:style-name="ce15">
            <text:p>47933477</text:p>
          </table:table-cell>
          <table:table-cell office:value-type="float" office:value="14852312.461092999" table:style-name="ce41">
            <text:p>14852312</text:p>
          </table:table-cell>
          <table:table-cell table:style-name="ce108"/>
          <table:table-cell office:value-type="float" office:value="571242.78696511535" table:formula="of:=[.C70]/26" table:style-name="ce41">
            <text:p>571243</text:p>
          </table:table-cell>
          <table:table-cell office:value-type="float" office:value="285621.39348255767" table:formula="of:=[.E70]/2" table:style-name="ce41">
            <text:p>285621</text:p>
          </table:table-cell>
          <table:table-cell office:value-type="float" office:value="428432.09022383648" table:formula="of:=[.F70]*1.5" table:style-name="ce41">
            <text:p>428432</text:p>
          </table:table-cell>
          <table:table-cell office:value-type="float" office:value="537265.87975299999" table:style-name="ce41">
            <text:p>537266</text:p>
          </table:table-cell>
          <table:table-cell office:value-type="float" office:value="268632.93987649999" table:formula="of:=[.H70]/2" table:style-name="ce41">
            <text:p>268633</text:p>
          </table:table-cell>
          <table:table-cell office:value-type="float" office:value="555269.61271400005" table:style-name="ce41">
            <text:p>555270</text:p>
          </table:table-cell>
          <table:table-cell office:value-type="float" office:value="277634.80635700002" table:formula="of:=[.J70]/2" table:style-name="ce41">
            <text:p>277635</text:p>
          </table:table-cell>
          <table:table-cell office:value-type="float" office:value="731890.16582400003" table:style-name="ce41">
            <text:p>731890</text:p>
          </table:table-cell>
          <table:table-cell office:value-type="float" office:value="365945.08291200001" table:formula="of:=[.L70]/2" table:style-name="ce41">
            <text:p>365945</text:p>
          </table:table-cell>
          <table:table-cell table:style-name="ce41"/>
          <table:table-cell office:value-type="float" office:value="257050.75539983189" table:formula="of:=[.O69]*1.03" table:style-name="ce41">
            <text:p>257051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23"/>
          <table:table-cell table:number-columns-repeated="5" table:style-name="ce131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0.56" table:formula="of:=-0.06*(([.A70]-1963)^2)+8.5*([.A70]-1963)+140" table:style-name="ce31">
            <text:p>440.6</text:p>
          </table:table-cell>
          <table:table-cell office:value-type="float" office:value="490.56" table:formula="of:=[.DG70]+50" table:style-name="ce42">
            <text:p>490.6</text:p>
          </table:table-cell>
          <table:table-cell office:value-type="float" office:value="390.56" table:formula="of:=[.DG70]-50" table:style-name="ce42">
            <text:p>390.6</text:p>
          </table:table-cell>
          <table:table-cell office:value-type="float" office:value="540.55999999999995" table:formula="of:=[.DG70]+100" table:style-name="ce42">
            <text:p>540.6</text:p>
          </table:table-cell>
          <table:table-cell office:value-type="float" office:value="340.56" table:formula="of:=[.DG70]-100" table:style-name="ce42">
            <text:p>340.6</text:p>
          </table:table-cell>
          <table:table-cell office:value-type="float" office:value="433.4" table:formula="of:=-0.025*(([.A70]-1963)^2)+5.5*([.A70]-1963)+175" table:style-name="ce31">
            <text:p>433.4</text:p>
          </table:table-cell>
          <table:table-cell table:number-columns-repeated="16268"/>
        </table:table-row>
        <table:table-row table:style-name="ro3">
          <table:table-cell office:value-type="float" office:value="2032" table:style-name="ce19">
            <text:p>2032</text:p>
          </table:table-cell>
          <table:table-cell office:value-type="float" office:value="48033534.852555975" table:style-name="ce15">
            <text:p>48033535</text:p>
          </table:table-cell>
          <table:table-cell office:value-type="float" office:value="14783361.233756999" table:style-name="ce41">
            <text:p>14783361</text:p>
          </table:table-cell>
          <table:table-cell table:style-name="ce108"/>
          <table:table-cell office:value-type="float" office:value="568590.81668296154" table:formula="of:=[.C71]/26" table:style-name="ce41">
            <text:p>568591</text:p>
          </table:table-cell>
          <table:table-cell office:value-type="float" office:value="284295.40834148077" table:formula="of:=[.E71]/2" table:style-name="ce41">
            <text:p>284295</text:p>
          </table:table-cell>
          <table:table-cell office:value-type="float" office:value="426443.11251222115" table:formula="of:=[.F71]*1.5" table:style-name="ce41">
            <text:p>426443</text:p>
          </table:table-cell>
          <table:table-cell office:value-type="float" office:value="541285.71918000001" table:style-name="ce41">
            <text:p>541286</text:p>
          </table:table-cell>
          <table:table-cell office:value-type="float" office:value="270642.85959000001" table:formula="of:=[.H71]/2" table:style-name="ce41">
            <text:p>270643</text:p>
          </table:table-cell>
          <table:table-cell office:value-type="float" office:value="552826.453094" table:style-name="ce41">
            <text:p>552826</text:p>
          </table:table-cell>
          <table:table-cell office:value-type="float" office:value="276413.226547" table:formula="of:=[.J71]/2" table:style-name="ce41">
            <text:p>276413</text:p>
          </table:table-cell>
          <table:table-cell office:value-type="float" office:value="700885.24506999995" table:style-name="ce41">
            <text:p>700885</text:p>
          </table:table-cell>
          <table:table-cell office:value-type="float" office:value="350442.62253499997" table:formula="of:=[.L71]/2" table:style-name="ce41">
            <text:p>350443</text:p>
          </table:table-cell>
          <table:table-cell table:style-name="ce41"/>
          <table:table-cell office:value-type="float" office:value="264762.27806182683" table:formula="of:=[.O70]*1.03" table:style-name="ce41">
            <text:p>264762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0.84000000000003" table:formula="of:=-0.06*(([.A71]-1963)^2)+8.5*([.A71]-1963)+140" table:style-name="ce31">
            <text:p>440.8</text:p>
          </table:table-cell>
          <table:table-cell office:value-type="float" office:value="490.84000000000003" table:formula="of:=[.DG71]+50" table:style-name="ce42">
            <text:p>490.8</text:p>
          </table:table-cell>
          <table:table-cell office:value-type="float" office:value="390.84000000000003" table:formula="of:=[.DG71]-50" table:style-name="ce42">
            <text:p>390.8</text:p>
          </table:table-cell>
          <table:table-cell office:value-type="float" office:value="540.84" table:formula="of:=[.DG71]+100" table:style-name="ce42">
            <text:p>540.8</text:p>
          </table:table-cell>
          <table:table-cell office:value-type="float" office:value="340.84000000000003" table:formula="of:=[.DG71]-100" table:style-name="ce42">
            <text:p>340.8</text:p>
          </table:table-cell>
          <table:table-cell office:value-type="float" office:value="435.47500000000002" table:formula="of:=-0.025*(([.A71]-1963)^2)+5.5*([.A71]-1963)+175" table:style-name="ce31">
            <text:p>435.5</text:p>
          </table:table-cell>
          <table:table-cell table:number-columns-repeated="16268"/>
        </table:table-row>
        <table:table-row table:style-name="ro3">
          <table:table-cell office:value-type="float" office:value="2033" table:style-name="ce19">
            <text:p>2033</text:p>
          </table:table-cell>
          <table:table-cell office:value-type="float" office:value="48142740.303703368" table:style-name="ce15">
            <text:p>48142740</text:p>
          </table:table-cell>
          <table:table-cell office:value-type="float" office:value="14758746.278947001" table:style-name="ce41">
            <text:p>14758746</text:p>
          </table:table-cell>
          <table:table-cell table:style-name="ce108"/>
          <table:table-cell office:value-type="float" office:value="567644.0876518077" table:formula="of:=[.C72]/26" table:style-name="ce41">
            <text:p>567644</text:p>
          </table:table-cell>
          <table:table-cell office:value-type="float" office:value="283822.04382590385" table:formula="of:=[.E72]/2" table:style-name="ce41">
            <text:p>283822</text:p>
          </table:table-cell>
          <table:table-cell office:value-type="float" office:value="425733.06573885574" table:formula="of:=[.F72]*1.5" table:style-name="ce41">
            <text:p>425733</text:p>
          </table:table-cell>
          <table:table-cell office:value-type="float" office:value="547262.77626399999" table:style-name="ce41">
            <text:p>547263</text:p>
          </table:table-cell>
          <table:table-cell office:value-type="float" office:value="273631.38813199999" table:formula="of:=[.H72]/2" table:style-name="ce41">
            <text:p>273631</text:p>
          </table:table-cell>
          <table:table-cell office:value-type="float" office:value="559843.03749799996" table:style-name="ce41">
            <text:p>559843</text:p>
          </table:table-cell>
          <table:table-cell office:value-type="float" office:value="279921.51874899998" table:formula="of:=[.J72]/2" table:style-name="ce41">
            <text:p>279922</text:p>
          </table:table-cell>
          <table:table-cell office:value-type="float" office:value="673963.80887900002" table:style-name="ce41">
            <text:p>673964</text:p>
          </table:table-cell>
          <table:table-cell office:value-type="float" office:value="336981.90443950001" table:formula="of:=[.L72]/2" table:style-name="ce41">
            <text:p>336982</text:p>
          </table:table-cell>
          <table:table-cell table:style-name="ce41"/>
          <table:table-cell office:value-type="float" office:value="272705.14640368166" table:formula="of:=[.O71]*1.03" table:style-name="ce41">
            <text:p>272705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4" table:style-name="ce36"/>
          <table:table-cell table:style-name="ce33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1" table:formula="of:=-0.06*(([.A72]-1963)^2)+8.5*([.A72]-1963)+140" table:style-name="ce31">
            <text:p>441.0</text:p>
          </table:table-cell>
          <table:table-cell office:value-type="float" office:value="491" table:formula="of:=[.DG72]+50" table:style-name="ce42">
            <text:p>491.0</text:p>
          </table:table-cell>
          <table:table-cell office:value-type="float" office:value="391" table:formula="of:=[.DG72]-50" table:style-name="ce42">
            <text:p>391.0</text:p>
          </table:table-cell>
          <table:table-cell office:value-type="float" office:value="541" table:formula="of:=[.DG72]+100" table:style-name="ce42">
            <text:p>541.0</text:p>
          </table:table-cell>
          <table:table-cell office:value-type="float" office:value="341" table:formula="of:=[.DG72]-100" table:style-name="ce42">
            <text:p>341.0</text:p>
          </table:table-cell>
          <table:table-cell office:value-type="float" office:value="437.5" table:formula="of:=-0.025*(([.A72]-1963)^2)+5.5*([.A72]-1963)+175" table:style-name="ce31">
            <text:p>437.5</text:p>
          </table:table-cell>
          <table:table-cell table:number-columns-repeated="16268"/>
        </table:table-row>
        <table:table-row table:style-name="ro3">
          <table:table-cell office:value-type="float" office:value="2034" table:style-name="ce19">
            <text:p>2034</text:p>
          </table:table-cell>
          <table:table-cell office:value-type="float" office:value="48259785.798996463" table:style-name="ce15">
            <text:p>48259786</text:p>
          </table:table-cell>
          <table:table-cell office:value-type="float" office:value="14787697.648329997" table:style-name="ce41">
            <text:p>14787698</text:p>
          </table:table-cell>
          <table:table-cell table:style-name="ce108"/>
          <table:table-cell office:value-type="float" office:value="568757.60185884603" table:formula="of:=[.C73]/26" table:style-name="ce41">
            <text:p>568758</text:p>
          </table:table-cell>
          <table:table-cell office:value-type="float" office:value="284378.80092942301" table:formula="of:=[.E73]/2" table:style-name="ce41">
            <text:p>284379</text:p>
          </table:table-cell>
          <table:table-cell office:value-type="float" office:value="426568.20139413455" table:formula="of:=[.F73]*1.5" table:style-name="ce41">
            <text:p>426568</text:p>
          </table:table-cell>
          <table:table-cell office:value-type="float" office:value="569863.08283900004" table:style-name="ce41">
            <text:p>569863</text:p>
          </table:table-cell>
          <table:table-cell office:value-type="float" office:value="284931.54141950002" table:formula="of:=[.H73]/2" table:style-name="ce41">
            <text:p>284932</text:p>
          </table:table-cell>
          <table:table-cell office:value-type="float" office:value="550137.95979200001" table:style-name="ce41">
            <text:p>550138</text:p>
          </table:table-cell>
          <table:table-cell office:value-type="float" office:value="275068.979896" table:formula="of:=[.J73]/2" table:style-name="ce41">
            <text:p>275069</text:p>
          </table:table-cell>
          <table:table-cell office:value-type="float" office:value="642334.66037599999" table:style-name="ce41">
            <text:p>642335</text:p>
          </table:table-cell>
          <table:table-cell office:value-type="float" office:value="321167.33018799999" table:formula="of:=[.L73]/2" table:style-name="ce41">
            <text:p>321167</text:p>
          </table:table-cell>
          <table:table-cell table:style-name="ce41"/>
          <table:table-cell office:value-type="float" office:value="280886.30079579214" table:formula="of:=[.O72]*1.03" table:style-name="ce41">
            <text:p>280886</text:p>
          </table:table-cell>
          <table:table-cell table:style-name="ce36"/>
          <table:table-cell table:style-name="ce14"/>
          <table:table-cell table:style-name="ce42"/>
          <table:table-cell table:style-name="ce36"/>
          <table:table-cell table:style-name="ce41"/>
          <table:table-cell table:style-name="ce47"/>
          <table:table-cell table:number-columns-repeated="5" table:style-name="ce36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1.04" table:formula="of:=-0.06*(([.A73]-1963)^2)+8.5*([.A73]-1963)+140" table:style-name="ce31">
            <text:p>441.0</text:p>
          </table:table-cell>
          <table:table-cell office:value-type="float" office:value="491.04" table:formula="of:=[.DG73]+50" table:style-name="ce42">
            <text:p>491.0</text:p>
          </table:table-cell>
          <table:table-cell office:value-type="float" office:value="391.04" table:formula="of:=[.DG73]-50" table:style-name="ce42">
            <text:p>391.0</text:p>
          </table:table-cell>
          <table:table-cell office:value-type="float" office:value="541.04" table:formula="of:=[.DG73]+100" table:style-name="ce42">
            <text:p>541.0</text:p>
          </table:table-cell>
          <table:table-cell office:value-type="float" office:value="341.04" table:formula="of:=[.DG73]-100" table:style-name="ce42">
            <text:p>341.0</text:p>
          </table:table-cell>
          <table:table-cell office:value-type="float" office:value="439.47500000000002" table:formula="of:=-0.025*(([.A73]-1963)^2)+5.5*([.A73]-1963)+175" table:style-name="ce31">
            <text:p>439.5</text:p>
          </table:table-cell>
          <table:table-cell table:number-columns-repeated="16268"/>
        </table:table-row>
        <table:table-row table:style-name="ro3">
          <table:table-cell office:value-type="float" office:value="2035" table:style-name="ce19">
            <text:p>2035</text:p>
          </table:table-cell>
          <table:table-cell office:value-type="float" office:value="48381047.466654271" table:style-name="ce15">
            <text:p>48381047</text:p>
          </table:table-cell>
          <table:table-cell office:value-type="float" office:value="14829571.839248" table:style-name="ce41">
            <text:p>14829572</text:p>
          </table:table-cell>
          <table:table-cell table:style-name="ce108"/>
          <table:table-cell office:value-type="float" office:value="570368.14766338456" table:formula="of:=[.C74]/26" table:style-name="ce41">
            <text:p>570368</text:p>
          </table:table-cell>
          <table:table-cell office:value-type="float" office:value="285184.07383169228" table:formula="of:=[.E74]/2" table:style-name="ce41">
            <text:p>285184</text:p>
          </table:table-cell>
          <table:table-cell office:value-type="float" office:value="427776.11074753839" table:formula="of:=[.F74]*1.5" table:style-name="ce41">
            <text:p>427776</text:p>
          </table:table-cell>
          <table:table-cell office:value-type="float" office:value="583682.82952300005" table:style-name="ce41">
            <text:p>583683</text:p>
          </table:table-cell>
          <table:table-cell office:value-type="float" office:value="291841.41476150003" table:formula="of:=[.H74]/2" table:style-name="ce41">
            <text:p>291841</text:p>
          </table:table-cell>
          <table:table-cell office:value-type="float" office:value="538417.16963300004" table:style-name="ce41">
            <text:p>538417</text:p>
          </table:table-cell>
          <table:table-cell office:value-type="float" office:value="269208.58481650002" table:formula="of:=[.J74]/2" table:style-name="ce41">
            <text:p>269209</text:p>
          </table:table-cell>
          <table:table-cell office:value-type="float" office:value="626364.595462" table:style-name="ce41">
            <text:p>626365</text:p>
          </table:table-cell>
          <table:table-cell office:value-type="float" office:value="313182.297731" table:formula="of:=[.L74]/2" table:style-name="ce41">
            <text:p>313182</text:p>
          </table:table-cell>
          <table:table-cell table:style-name="ce41"/>
          <table:table-cell office:value-type="float" office:value="289312.88981966593" table:formula="of:=[.O73]*1.03" table:style-name="ce41">
            <text:p>289313</text:p>
          </table:table-cell>
          <table:table-cell table:style-name="ce12"/>
          <table:table-cell table:style-name="ce14"/>
          <table:table-cell table:style-name="ce42"/>
          <table:table-cell table:number-columns-repeated="8" table:style-name="ce36"/>
          <table:table-cell table:number-columns-repeated="5" table:style-name="ce49"/>
          <table:table-cell table:number-columns-repeated="9" table:style-name="ce109"/>
          <table:table-cell table:style-name="ce36"/>
          <table:table-cell table:number-columns-repeated="5" table:style-name="ce110"/>
          <table:table-cell table:number-columns-repeated="3" table:style-name="ce36"/>
          <table:table-cell table:number-columns-repeated="20" table:style-name="ce41"/>
          <table:table-cell table:style-name="ce23"/>
          <table:table-cell table:style-name="ce11"/>
          <table:table-cell table:number-columns-repeated="2" table:style-name="ce23"/>
          <table:table-cell table:style-name="ce31"/>
          <table:table-cell table:style-name="ce23"/>
          <table:table-cell table:number-columns-repeated="5" table:style-name="ce36"/>
          <table:table-cell table:number-columns-repeated="16" table:style-name="ce41"/>
          <table:table-cell table:style-name="ce47"/>
          <table:table-cell table:number-columns-repeated="5" table:style-name="ce42"/>
          <table:table-cell table:style-name="ce41"/>
          <table:table-cell table:number-columns-repeated="3" table:style-name="ce47"/>
          <table:table-cell table:number-columns-repeated="3" table:style-name="ce36"/>
          <table:table-cell table:style-name="ce41"/>
          <table:table-cell office:value-type="float" office:value="440.96000000000004" table:formula="of:=-0.06*(([.A74]-1963)^2)+8.5*([.A74]-1963)+140" table:style-name="ce31">
            <text:p>441.0</text:p>
          </table:table-cell>
          <table:table-cell office:value-type="float" office:value="490.96000000000004" table:formula="of:=[.DG74]+50" table:style-name="ce42">
            <text:p>491.0</text:p>
          </table:table-cell>
          <table:table-cell office:value-type="float" office:value="390.96000000000004" table:formula="of:=[.DG74]-50" table:style-name="ce42">
            <text:p>391.0</text:p>
          </table:table-cell>
          <table:table-cell office:value-type="float" office:value="540.96" table:formula="of:=[.DG74]+100" table:style-name="ce42">
            <text:p>541.0</text:p>
          </table:table-cell>
          <table:table-cell office:value-type="float" office:value="340.96000000000004" table:formula="of:=[.DG74]-100" table:style-name="ce42">
            <text:p>341.0</text:p>
          </table:table-cell>
          <table:table-cell office:value-type="float" office:value="441.4" table:formula="of:=-0.025*(([.A74]-1963)^2)+5.5*([.A74]-1963)+175" table:style-name="ce31">
            <text:p>441.4</text:p>
          </table:table-cell>
          <table:table-cell table:number-columns-repeated="16268"/>
        </table:table-row>
        <table:table-row table:style-name="ro3">
          <table:table-cell office:value-type="float" office:value="2036" table:style-name="ce19">
            <text:p>2036</text:p>
          </table:table-cell>
          <table:table-cell office:value-type="float" office:value="48503785.095665723" table:style-name="ce15">
            <text:p>48503785</text:p>
          </table:table-cell>
          <table:table-cell office:value-type="float" office:value="14882895.773574" table:style-name="ce41">
            <text:p>14882896</text:p>
          </table:table-cell>
          <table:table-cell table:style-name="ce108"/>
          <table:table-cell office:value-type="float" office:value="572419.06821438461" table:formula="of:=[.C75]/26" table:style-name="ce41">
            <text:p>572419</text:p>
          </table:table-cell>
          <table:table-cell office:value-type="float" office:value="286209.5341071923" table:formula="of:=[.E75]/2" table:style-name="ce41">
            <text:p>286210</text:p>
          </table:table-cell>
          <table:table-cell office:value-type="float" office:value="429314.30116078845" table:formula="of:=[.F75]*1.5" table:style-name="ce41">
            <text:p>429314</text:p>
          </table:table-cell>
          <table:table-cell office:value-type="float" office:value="594269.732158" table:style-name="ce41">
            <text:p>594270</text:p>
          </table:table-cell>
          <table:table-cell office:value-type="float" office:value="297134.866079" table:formula="of:=[.H75]/2" table:style-name="ce41">
            <text:p>297135</text:p>
          </table:table-cell>
          <table:table-cell office:value-type="float" office:value="537284.04368300003" table:style-name="ce41">
            <text:p>537284</text:p>
          </table:table-cell>
          <table:table-cell office:value-type="float" office:value="268642.02184150001" table:formula="of:=[.J75]/2" table:style-name="ce41">
            <text:p>268642</text:p>
          </table:table-cell>
          <table:table-cell office:value-type="float" office:value="608319.40208499995" table:style-name="ce41">
            <text:p>608319</text:p>
          </table:table-cell>
          <table:table-cell office:value-type="float" office:value="304159.70104249998" table:formula="of:=[.L75]/2" table:style-name="ce41">
            <text:p>304160</text:p>
          </table:table-cell>
          <table:table-cell table:style-name="ce41"/>
          <table:table-cell office:value-type="float" office:value="297992.27651425591" table:formula="of:=[.O74]*1.03" table:style-name="ce41">
            <text:p>297992</text:p>
          </table:table-cell>
          <table:table-cell table:style-name="ce36"/>
          <table:table-cell table:style-name="ce14"/>
          <table:table-cell table:style-name="ce42"/>
          <table:table-cell table:number-columns-repeated="13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40.76" table:formula="of:=-0.06*(([.A75]-1963)^2)+8.5*([.A75]-1963)+140" table:style-name="ce31">
            <text:p>440.8</text:p>
          </table:table-cell>
          <table:table-cell office:value-type="float" office:value="490.76" table:formula="of:=[.DG75]+50" table:style-name="ce42">
            <text:p>490.8</text:p>
          </table:table-cell>
          <table:table-cell office:value-type="float" office:value="390.76" table:formula="of:=[.DG75]-50" table:style-name="ce42">
            <text:p>390.8</text:p>
          </table:table-cell>
          <table:table-cell office:value-type="float" office:value="540.76" table:formula="of:=[.DG75]+100" table:style-name="ce42">
            <text:p>540.8</text:p>
          </table:table-cell>
          <table:table-cell office:value-type="float" office:value="340.76" table:formula="of:=[.DG75]-100" table:style-name="ce42">
            <text:p>340.8</text:p>
          </table:table-cell>
          <table:table-cell office:value-type="float" office:value="443.27499999999998" table:formula="of:=-0.025*(([.A75]-1963)^2)+5.5*([.A75]-1963)+175" table:style-name="ce31">
            <text:p>443.3</text:p>
          </table:table-cell>
          <table:table-cell table:number-columns-repeated="16268"/>
        </table:table-row>
        <table:table-row table:style-name="ro3">
          <table:table-cell office:value-type="float" office:value="2037" table:style-name="ce19">
            <text:p>2037</text:p>
          </table:table-cell>
          <table:table-cell office:value-type="float" office:value="48627701.326035887" table:style-name="ce15">
            <text:p>48627701</text:p>
          </table:table-cell>
          <table:table-cell office:value-type="float" office:value="14954760.163189" table:style-name="ce41">
            <text:p>14954760</text:p>
          </table:table-cell>
          <table:table-cell table:style-name="ce108"/>
          <table:table-cell office:value-type="float" office:value="575183.08319957694" table:formula="of:=[.C76]/26" table:style-name="ce41">
            <text:p>575183</text:p>
          </table:table-cell>
          <table:table-cell office:value-type="float" office:value="287591.54159978847" table:formula="of:=[.E76]/2" table:style-name="ce41">
            <text:p>287592</text:p>
          </table:table-cell>
          <table:table-cell office:value-type="float" office:value="431387.31239968271" table:formula="of:=[.F76]*1.5" table:style-name="ce41">
            <text:p>431387</text:p>
          </table:table-cell>
          <table:table-cell office:value-type="float" office:value="609334.76270700002" table:style-name="ce41">
            <text:p>609335</text:p>
          </table:table-cell>
          <table:table-cell office:value-type="float" office:value="304667.38135350001" table:formula="of:=[.H76]/2" table:style-name="ce41">
            <text:p>304667</text:p>
          </table:table-cell>
          <table:table-cell office:value-type="float" office:value="542303.42929700005" table:style-name="ce41">
            <text:p>542303</text:p>
          </table:table-cell>
          <table:table-cell office:value-type="float" office:value="271151.71464850003" table:formula="of:=[.J76]/2" table:style-name="ce41">
            <text:p>271152</text:p>
          </table:table-cell>
          <table:table-cell office:value-type="float" office:value="593674.78396799997" table:style-name="ce41">
            <text:p>593675</text:p>
          </table:table-cell>
          <table:table-cell office:value-type="float" office:value="296837.39198399999" table:formula="of:=[.L76]/2" table:style-name="ce41">
            <text:p>296837</text:p>
          </table:table-cell>
          <table:table-cell table:style-name="ce41"/>
          <table:table-cell office:value-type="float" office:value="306932.04480968358" table:formula="of:=[.O75]*1.03" table:style-name="ce41">
            <text:p>306932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40.44" table:formula="of:=-0.06*(([.A76]-1963)^2)+8.5*([.A76]-1963)+140" table:style-name="ce31">
            <text:p>440.4</text:p>
          </table:table-cell>
          <table:table-cell office:value-type="float" office:value="490.44" table:formula="of:=[.DG76]+50" table:style-name="ce42">
            <text:p>490.4</text:p>
          </table:table-cell>
          <table:table-cell office:value-type="float" office:value="390.44" table:formula="of:=[.DG76]-50" table:style-name="ce42">
            <text:p>390.4</text:p>
          </table:table-cell>
          <table:table-cell office:value-type="float" office:value="540.44000000000005" table:formula="of:=[.DG76]+100" table:style-name="ce42">
            <text:p>540.4</text:p>
          </table:table-cell>
          <table:table-cell office:value-type="float" office:value="340.44" table:formula="of:=[.DG76]-100" table:style-name="ce42">
            <text:p>340.4</text:p>
          </table:table-cell>
          <table:table-cell office:value-type="float" office:value="445.1" table:formula="of:=-0.025*(([.A76]-1963)^2)+5.5*([.A76]-1963)+175" table:style-name="ce31">
            <text:p>445.1</text:p>
          </table:table-cell>
          <table:table-cell table:number-columns-repeated="16268"/>
        </table:table-row>
        <table:table-row table:style-name="ro3">
          <table:table-cell office:value-type="float" office:value="2038" table:style-name="ce19">
            <text:p>2038</text:p>
          </table:table-cell>
          <table:table-cell office:value-type="float" office:value="48752553.429691613" table:style-name="ce15">
            <text:p>48752553</text:p>
          </table:table-cell>
          <table:table-cell office:value-type="float" office:value="15029028.105377" table:style-name="ce41">
            <text:p>15029028</text:p>
          </table:table-cell>
          <table:table-cell table:style-name="ce108"/>
          <table:table-cell office:value-type="float" office:value="578039.54251449998" table:formula="of:=[.C77]/26" table:style-name="ce41">
            <text:p>578040</text:p>
          </table:table-cell>
          <table:table-cell office:value-type="float" office:value="289019.77125724999" table:formula="of:=[.E77]/2" table:style-name="ce41">
            <text:p>289020</text:p>
          </table:table-cell>
          <table:table-cell office:value-type="float" office:value="433529.65688587498" table:formula="of:=[.F77]*1.5" table:style-name="ce41">
            <text:p>433530</text:p>
          </table:table-cell>
          <table:table-cell office:value-type="float" office:value="617660.20342499996" table:style-name="ce41">
            <text:p>617660</text:p>
          </table:table-cell>
          <table:table-cell office:value-type="float" office:value="308830.10171249998" table:formula="of:=[.H77]/2" table:style-name="ce41">
            <text:p>308830</text:p>
          </table:table-cell>
          <table:table-cell office:value-type="float" office:value="550740.32585400005" table:style-name="ce41">
            <text:p>550740</text:p>
          </table:table-cell>
          <table:table-cell office:value-type="float" office:value="275370.16292700003" table:formula="of:=[.J77]/2" table:style-name="ce41">
            <text:p>275370</text:p>
          </table:table-cell>
          <table:table-cell office:value-type="float" office:value="584560.39363900002" table:style-name="ce41">
            <text:p>584560</text:p>
          </table:table-cell>
          <table:table-cell office:value-type="float" office:value="292280.19681950001" table:formula="of:=[.L77]/2" table:style-name="ce41">
            <text:p>292280</text:p>
          </table:table-cell>
          <table:table-cell table:style-name="ce41"/>
          <table:table-cell office:value-type="float" office:value="316140.0061539741" table:formula="of:=[.O76]*1.03" table:style-name="ce41">
            <text:p>316140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40" table:formula="of:=-0.06*(([.A77]-1963)^2)+8.5*([.A77]-1963)+140" table:style-name="ce31">
            <text:p>440.0</text:p>
          </table:table-cell>
          <table:table-cell office:value-type="float" office:value="490" table:formula="of:=[.DG77]+50" table:style-name="ce42">
            <text:p>490.0</text:p>
          </table:table-cell>
          <table:table-cell office:value-type="float" office:value="390" table:formula="of:=[.DG77]-50" table:style-name="ce42">
            <text:p>390.0</text:p>
          </table:table-cell>
          <table:table-cell office:value-type="float" office:value="540" table:formula="of:=[.DG77]+100" table:style-name="ce42">
            <text:p>540.0</text:p>
          </table:table-cell>
          <table:table-cell office:value-type="float" office:value="340" table:formula="of:=[.DG77]-100" table:style-name="ce42">
            <text:p>340.0</text:p>
          </table:table-cell>
          <table:table-cell office:value-type="float" office:value="446.875" table:formula="of:=-0.025*(([.A77]-1963)^2)+5.5*([.A77]-1963)+175" table:style-name="ce31">
            <text:p>446.9</text:p>
          </table:table-cell>
          <table:table-cell table:number-columns-repeated="16268"/>
        </table:table-row>
        <table:table-row table:style-name="ro3">
          <table:table-cell office:value-type="float" office:value="2039" table:style-name="ce19">
            <text:p>2039</text:p>
          </table:table-cell>
          <table:table-cell office:value-type="float" office:value="48877868.11065834" table:style-name="ce15">
            <text:p>48877868</text:p>
          </table:table-cell>
          <table:table-cell office:value-type="float" office:value="15093518.648398999" table:style-name="ce41">
            <text:p>15093519</text:p>
          </table:table-cell>
          <table:table-cell table:style-name="ce108"/>
          <table:table-cell office:value-type="float" office:value="580519.94801534608" table:formula="of:=[.C78]/26" table:style-name="ce41">
            <text:p>580520</text:p>
          </table:table-cell>
          <table:table-cell office:value-type="float" office:value="290259.97400767304" table:formula="of:=[.E78]/2" table:style-name="ce41">
            <text:p>290260</text:p>
          </table:table-cell>
          <table:table-cell office:value-type="float" office:value="435389.96101150953" table:formula="of:=[.F78]*1.5" table:style-name="ce41">
            <text:p>435390</text:p>
          </table:table-cell>
          <table:table-cell office:value-type="float" office:value="639491.91223799996" table:style-name="ce41">
            <text:p>639492</text:p>
          </table:table-cell>
          <table:table-cell office:value-type="float" office:value="319745.95611899998" table:formula="of:=[.H78]/2" table:style-name="ce41">
            <text:p>319746</text:p>
          </table:table-cell>
          <table:table-cell office:value-type="float" office:value="552444.51035999996" table:style-name="ce41">
            <text:p>552445</text:p>
          </table:table-cell>
          <table:table-cell office:value-type="float" office:value="276222.25517999998" table:formula="of:=[.J78]/2" table:style-name="ce41">
            <text:p>276222</text:p>
          </table:table-cell>
          <table:table-cell office:value-type="float" office:value="581838.15139000001" table:style-name="ce41">
            <text:p>581838</text:p>
          </table:table-cell>
          <table:table-cell office:value-type="float" office:value="290919.07569500001" table:formula="of:=[.L78]/2" table:style-name="ce41">
            <text:p>290919</text:p>
          </table:table-cell>
          <table:table-cell table:style-name="ce41"/>
          <table:table-cell office:value-type="float" office:value="325624.20633859333" table:formula="of:=[.O77]*1.03" table:style-name="ce41">
            <text:p>325624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9.44" table:formula="of:=-0.06*(([.A78]-1963)^2)+8.5*([.A78]-1963)+140" table:style-name="ce31">
            <text:p>439.4</text:p>
          </table:table-cell>
          <table:table-cell office:value-type="float" office:value="489.44" table:formula="of:=[.DG78]+50" table:style-name="ce42">
            <text:p>489.4</text:p>
          </table:table-cell>
          <table:table-cell office:value-type="float" office:value="389.44" table:formula="of:=[.DG78]-50" table:style-name="ce42">
            <text:p>389.4</text:p>
          </table:table-cell>
          <table:table-cell office:value-type="float" office:value="539.44000000000005" table:formula="of:=[.DG78]+100" table:style-name="ce42">
            <text:p>539.4</text:p>
          </table:table-cell>
          <table:table-cell office:value-type="float" office:value="339.44" table:formula="of:=[.DG78]-100" table:style-name="ce42">
            <text:p>339.4</text:p>
          </table:table-cell>
          <table:table-cell office:value-type="float" office:value="448.6" table:formula="of:=-0.025*(([.A78]-1963)^2)+5.5*([.A78]-1963)+175" table:style-name="ce31">
            <text:p>448.6</text:p>
          </table:table-cell>
          <table:table-cell table:number-columns-repeated="16268"/>
        </table:table-row>
        <table:table-row table:style-name="ro3">
          <table:table-cell office:value-type="float" office:value="2040" table:style-name="ce19">
            <text:p>2040</text:p>
          </table:table-cell>
          <table:table-cell office:value-type="float" office:value="49002929.918841965" table:style-name="ce15">
            <text:p>49002930</text:p>
          </table:table-cell>
          <table:table-cell office:value-type="float" office:value="15169158.629735995" table:style-name="ce41">
            <text:p>15169159</text:p>
          </table:table-cell>
          <table:table-cell table:style-name="ce108"/>
          <table:table-cell office:value-type="float" office:value="583429.17806676903" table:formula="of:=[.C79]/26" table:style-name="ce41">
            <text:p>583429</text:p>
          </table:table-cell>
          <table:table-cell office:value-type="float" office:value="291714.58903338452" table:formula="of:=[.E79]/2" table:style-name="ce41">
            <text:p>291715</text:p>
          </table:table-cell>
          <table:table-cell office:value-type="float" office:value="437571.88355007675" table:formula="of:=[.F79]*1.5" table:style-name="ce41">
            <text:p>437572</text:p>
          </table:table-cell>
          <table:table-cell office:value-type="float" office:value="618982.15285199997" table:style-name="ce41">
            <text:p>618982</text:p>
          </table:table-cell>
          <table:table-cell office:value-type="float" office:value="309491.07642599999" table:formula="of:=[.H79]/2" table:style-name="ce41">
            <text:p>309491</text:p>
          </table:table-cell>
          <table:table-cell office:value-type="float" office:value="568977.81809800002" table:style-name="ce41">
            <text:p>568978</text:p>
          </table:table-cell>
          <table:table-cell office:value-type="float" office:value="284488.90904900001" table:formula="of:=[.J79]/2" table:style-name="ce41">
            <text:p>284489</text:p>
          </table:table-cell>
          <table:table-cell office:value-type="float" office:value="577653.51198800001" table:style-name="ce41">
            <text:p>577654</text:p>
          </table:table-cell>
          <table:table-cell office:value-type="float" office:value="288826.75599400001" table:formula="of:=[.L79]/2" table:style-name="ce41">
            <text:p>288827</text:p>
          </table:table-cell>
          <table:table-cell table:style-name="ce41"/>
          <table:table-cell office:value-type="float" office:value="335392.93252875115" table:formula="of:=[.O78]*1.03" table:style-name="ce41">
            <text:p>335393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8.76" table:formula="of:=-0.06*(([.A79]-1963)^2)+8.5*([.A79]-1963)+140" table:style-name="ce31">
            <text:p>438.8</text:p>
          </table:table-cell>
          <table:table-cell office:value-type="float" office:value="488.76" table:formula="of:=[.DG79]+50" table:style-name="ce42">
            <text:p>488.8</text:p>
          </table:table-cell>
          <table:table-cell office:value-type="float" office:value="388.76" table:formula="of:=[.DG79]-50" table:style-name="ce42">
            <text:p>388.8</text:p>
          </table:table-cell>
          <table:table-cell office:value-type="float" office:value="538.76" table:formula="of:=[.DG79]+100" table:style-name="ce42">
            <text:p>538.8</text:p>
          </table:table-cell>
          <table:table-cell office:value-type="float" office:value="338.76" table:formula="of:=[.DG79]-100" table:style-name="ce42">
            <text:p>338.8</text:p>
          </table:table-cell>
          <table:table-cell office:value-type="float" office:value="450.27499999999998" table:formula="of:=-0.025*(([.A79]-1963)^2)+5.5*([.A79]-1963)+175" table:style-name="ce31">
            <text:p>450.3</text:p>
          </table:table-cell>
          <table:table-cell table:number-columns-repeated="16268"/>
        </table:table-row>
        <table:table-row table:style-name="ro3">
          <table:table-cell office:value-type="float" office:value="2041" table:style-name="ce19">
            <text:p>2041</text:p>
          </table:table-cell>
          <table:table-cell office:value-type="float" office:value="49126151.839667745" table:style-name="ce15">
            <text:p>49126152</text:p>
          </table:table-cell>
          <table:table-cell office:value-type="float" office:value="15246490.584249001" table:style-name="ce41">
            <text:p>15246491</text:p>
          </table:table-cell>
          <table:table-cell table:style-name="ce108"/>
          <table:table-cell office:value-type="float" office:value="586403.48400957696" table:formula="of:=[.C80]/26" table:style-name="ce41">
            <text:p>586403</text:p>
          </table:table-cell>
          <table:table-cell office:value-type="float" office:value="293201.74200478848" table:formula="of:=[.E80]/2" table:style-name="ce41">
            <text:p>293202</text:p>
          </table:table-cell>
          <table:table-cell office:value-type="float" office:value="439802.61300718272" table:formula="of:=[.F80]*1.5" table:style-name="ce41">
            <text:p>439803</text:p>
          </table:table-cell>
          <table:table-cell office:value-type="float" office:value="613338.11364200001" table:style-name="ce41">
            <text:p>613338</text:p>
          </table:table-cell>
          <table:table-cell office:value-type="float" office:value="306669.05682100001" table:formula="of:=[.H80]/2" table:style-name="ce41">
            <text:p>306669</text:p>
          </table:table-cell>
          <table:table-cell office:value-type="float" office:value="583919.06793200003" table:style-name="ce41">
            <text:p>583919</text:p>
          </table:table-cell>
          <table:table-cell office:value-type="float" office:value="291959.53396600002" table:formula="of:=[.J80]/2" table:style-name="ce41">
            <text:p>291960</text:p>
          </table:table-cell>
          <table:table-cell office:value-type="float" office:value="574622.97465999995" table:style-name="ce41">
            <text:p>574623</text:p>
          </table:table-cell>
          <table:table-cell office:value-type="float" office:value="287311.48732999997" table:formula="of:=[.L80]/2" table:style-name="ce41">
            <text:p>287311</text:p>
          </table:table-cell>
          <table:table-cell table:style-name="ce41"/>
          <table:table-cell office:value-type="float" office:value="345454.72050461371" table:formula="of:=[.O79]*1.03" table:style-name="ce41">
            <text:p>345455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7.96000000000004" table:formula="of:=-0.06*(([.A80]-1963)^2)+8.5*([.A80]-1963)+140" table:style-name="ce31">
            <text:p>438.0</text:p>
          </table:table-cell>
          <table:table-cell office:value-type="float" office:value="487.96000000000004" table:formula="of:=[.DG80]+50" table:style-name="ce42">
            <text:p>488.0</text:p>
          </table:table-cell>
          <table:table-cell office:value-type="float" office:value="387.96000000000004" table:formula="of:=[.DG80]-50" table:style-name="ce42">
            <text:p>388.0</text:p>
          </table:table-cell>
          <table:table-cell office:value-type="float" office:value="537.96" table:formula="of:=[.DG80]+100" table:style-name="ce42">
            <text:p>538.0</text:p>
          </table:table-cell>
          <table:table-cell office:value-type="float" office:value="337.96000000000004" table:formula="of:=[.DG80]-100" table:style-name="ce42">
            <text:p>338.0</text:p>
          </table:table-cell>
          <table:table-cell office:value-type="float" office:value="451.9" table:formula="of:=-0.025*(([.A80]-1963)^2)+5.5*([.A80]-1963)+175" table:style-name="ce31">
            <text:p>451.9</text:p>
          </table:table-cell>
          <table:table-cell table:number-columns-repeated="16268"/>
        </table:table-row>
        <table:table-row table:style-name="ro3">
          <table:table-cell office:value-type="float" office:value="2042" table:style-name="ce19">
            <text:p>2042</text:p>
          </table:table-cell>
          <table:table-cell office:value-type="float" office:value="49247167.391090572" table:style-name="ce15">
            <text:p>49247167</text:p>
          </table:table-cell>
          <table:table-cell office:value-type="float" office:value="15321019.512600997" table:style-name="ce41">
            <text:p>15321020</text:p>
          </table:table-cell>
          <table:table-cell table:style-name="ce108"/>
          <table:table-cell office:value-type="float" office:value="589269.9812538845" table:formula="of:=[.C81]/26" table:style-name="ce41">
            <text:p>589270</text:p>
          </table:table-cell>
          <table:table-cell office:value-type="float" office:value="294634.99062694225" table:formula="of:=[.E81]/2" table:style-name="ce41">
            <text:p>294635</text:p>
          </table:table-cell>
          <table:table-cell office:value-type="float" office:value="441952.48594041337" table:formula="of:=[.F81]*1.5" table:style-name="ce41">
            <text:p>441952</text:p>
          </table:table-cell>
          <table:table-cell office:value-type="float" office:value="612730.43044999999" table:style-name="ce41">
            <text:p>612730</text:p>
          </table:table-cell>
          <table:table-cell office:value-type="float" office:value="306365.21522499999" table:formula="of:=[.H81]/2" table:style-name="ce41">
            <text:p>306365</text:p>
          </table:table-cell>
          <table:table-cell office:value-type="float" office:value="589991.54116699996" table:style-name="ce41">
            <text:p>589992</text:p>
          </table:table-cell>
          <table:table-cell office:value-type="float" office:value="294995.77058349998" table:formula="of:=[.J81]/2" table:style-name="ce41">
            <text:p>294996</text:p>
          </table:table-cell>
          <table:table-cell office:value-type="float" office:value="573000.78647000005" table:style-name="ce41">
            <text:p>573001</text:p>
          </table:table-cell>
          <table:table-cell office:value-type="float" office:value="286500.39323500003" table:formula="of:=[.L81]/2" table:style-name="ce41">
            <text:p>286500</text:p>
          </table:table-cell>
          <table:table-cell table:style-name="ce41"/>
          <table:table-cell office:value-type="float" office:value="355818.36211975216" table:formula="of:=[.O80]*1.03" table:style-name="ce41">
            <text:p>355818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7.04" table:formula="of:=-0.06*(([.A81]-1963)^2)+8.5*([.A81]-1963)+140" table:style-name="ce31">
            <text:p>437.0</text:p>
          </table:table-cell>
          <table:table-cell office:value-type="float" office:value="487.04" table:formula="of:=[.DG81]+50" table:style-name="ce42">
            <text:p>487.0</text:p>
          </table:table-cell>
          <table:table-cell office:value-type="float" office:value="387.04" table:formula="of:=[.DG81]-50" table:style-name="ce42">
            <text:p>387.0</text:p>
          </table:table-cell>
          <table:table-cell office:value-type="float" office:value="537.04" table:formula="of:=[.DG81]+100" table:style-name="ce42">
            <text:p>537.0</text:p>
          </table:table-cell>
          <table:table-cell office:value-type="float" office:value="337.04" table:formula="of:=[.DG81]-100" table:style-name="ce42">
            <text:p>337.0</text:p>
          </table:table-cell>
          <table:table-cell office:value-type="float" office:value="453.47500000000002" table:formula="of:=-0.025*(([.A81]-1963)^2)+5.5*([.A81]-1963)+175" table:style-name="ce31">
            <text:p>453.5</text:p>
          </table:table-cell>
          <table:table-cell table:number-columns-repeated="16268"/>
        </table:table-row>
        <table:table-row table:style-name="ro3">
          <table:table-cell office:value-type="float" office:value="2043" table:style-name="ce19">
            <text:p>2043</text:p>
          </table:table-cell>
          <table:table-cell office:value-type="float" office:value="49364737.686195284" table:style-name="ce15">
            <text:p>49364738</text:p>
          </table:table-cell>
          <table:table-cell office:value-type="float" office:value="15381511.786623001" table:style-name="ce41">
            <text:p>15381512</text:p>
          </table:table-cell>
          <table:table-cell table:style-name="ce108"/>
          <table:table-cell office:value-type="float" office:value="591596.60717780772" table:formula="of:=[.C82]/26" table:style-name="ce41">
            <text:p>591597</text:p>
          </table:table-cell>
          <table:table-cell office:value-type="float" office:value="295798.30358890386" table:formula="of:=[.E82]/2" table:style-name="ce41">
            <text:p>295798</text:p>
          </table:table-cell>
          <table:table-cell office:value-type="float" office:value="443697.45538335579" table:formula="of:=[.F82]*1.5" table:style-name="ce41">
            <text:p>443697</text:p>
          </table:table-cell>
          <table:table-cell office:value-type="float" office:value="599797.708109" table:style-name="ce41">
            <text:p>599798</text:p>
          </table:table-cell>
          <table:table-cell office:value-type="float" office:value="299898.8540545" table:formula="of:=[.H82]/2" table:style-name="ce41">
            <text:p>299899</text:p>
          </table:table-cell>
          <table:table-cell office:value-type="float" office:value="597351.37133600004" table:style-name="ce41">
            <text:p>597351</text:p>
          </table:table-cell>
          <table:table-cell office:value-type="float" office:value="298675.68566800002" table:formula="of:=[.J82]/2" table:style-name="ce41">
            <text:p>298676</text:p>
          </table:table-cell>
          <table:table-cell office:value-type="float" office:value="580118.29448499996" table:style-name="ce41">
            <text:p>580118</text:p>
          </table:table-cell>
          <table:table-cell office:value-type="float" office:value="290059.14724249998" table:formula="of:=[.L82]/2" table:style-name="ce41">
            <text:p>290059</text:p>
          </table:table-cell>
          <table:table-cell table:style-name="ce41"/>
          <table:table-cell office:value-type="float" office:value="366492.91298334475" table:formula="of:=[.O81]*1.03" table:style-name="ce41">
            <text:p>366493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6" table:formula="of:=-0.06*(([.A82]-1963)^2)+8.5*([.A82]-1963)+140" table:style-name="ce31">
            <text:p>436.0</text:p>
          </table:table-cell>
          <table:table-cell office:value-type="float" office:value="486" table:formula="of:=[.DG82]+50" table:style-name="ce42">
            <text:p>486.0</text:p>
          </table:table-cell>
          <table:table-cell office:value-type="float" office:value="386" table:formula="of:=[.DG82]-50" table:style-name="ce42">
            <text:p>386.0</text:p>
          </table:table-cell>
          <table:table-cell office:value-type="float" office:value="536" table:formula="of:=[.DG82]+100" table:style-name="ce42">
            <text:p>536.0</text:p>
          </table:table-cell>
          <table:table-cell office:value-type="float" office:value="336" table:formula="of:=[.DG82]-100" table:style-name="ce42">
            <text:p>336.0</text:p>
          </table:table-cell>
          <table:table-cell office:value-type="float" office:value="455" table:formula="of:=-0.025*(([.A82]-1963)^2)+5.5*([.A82]-1963)+175" table:style-name="ce31">
            <text:p>455.0</text:p>
          </table:table-cell>
          <table:table-cell table:number-columns-repeated="16268"/>
        </table:table-row>
        <table:table-row table:style-name="ro3">
          <table:table-cell office:value-type="float" office:value="2044" table:style-name="ce19">
            <text:p>2044</text:p>
          </table:table-cell>
          <table:table-cell office:value-type="float" office:value="49477578.420258403" table:style-name="ce15">
            <text:p>49477578</text:p>
          </table:table-cell>
          <table:table-cell office:value-type="float" office:value="15416632.274981001" table:style-name="ce41">
            <text:p>15416632</text:p>
          </table:table-cell>
          <table:table-cell table:style-name="ce108"/>
          <table:table-cell office:value-type="float" office:value="592947.39519157703" table:formula="of:=[.C83]/26" table:style-name="ce41">
            <text:p>592947</text:p>
          </table:table-cell>
          <table:table-cell office:value-type="float" office:value="296473.69759578852" table:formula="of:=[.E83]/2" table:style-name="ce41">
            <text:p>296474</text:p>
          </table:table-cell>
          <table:table-cell office:value-type="float" office:value="444710.54639368277" table:formula="of:=[.F83]*1.5" table:style-name="ce41">
            <text:p>444711</text:p>
          </table:table-cell>
          <table:table-cell office:value-type="float" office:value="580320.59249299997" table:style-name="ce41">
            <text:p>580321</text:p>
          </table:table-cell>
          <table:table-cell office:value-type="float" office:value="290160.29624649999" table:formula="of:=[.H83]/2" table:style-name="ce41">
            <text:p>290160</text:p>
          </table:table-cell>
          <table:table-cell office:value-type="float" office:value="619978.41002299997" table:style-name="ce41">
            <text:p>619978</text:p>
          </table:table-cell>
          <table:table-cell office:value-type="float" office:value="309989.20501149999" table:formula="of:=[.J83]/2" table:style-name="ce41">
            <text:p>309989</text:p>
          </table:table-cell>
          <table:table-cell office:value-type="float" office:value="570967.30337600003" table:style-name="ce41">
            <text:p>570967</text:p>
          </table:table-cell>
          <table:table-cell office:value-type="float" office:value="285483.65168800001" table:formula="of:=[.L83]/2" table:style-name="ce41">
            <text:p>285484</text:p>
          </table:table-cell>
          <table:table-cell table:style-name="ce41"/>
          <table:table-cell office:value-type="float" office:value="377487.70037284511" table:formula="of:=[.O82]*1.03" table:style-name="ce41">
            <text:p>377488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4.84000000000003" table:formula="of:=-0.06*(([.A83]-1963)^2)+8.5*([.A83]-1963)+140" table:style-name="ce31">
            <text:p>434.8</text:p>
          </table:table-cell>
          <table:table-cell office:value-type="float" office:value="484.84000000000003" table:formula="of:=[.DG83]+50" table:style-name="ce42">
            <text:p>484.8</text:p>
          </table:table-cell>
          <table:table-cell office:value-type="float" office:value="384.84000000000003" table:formula="of:=[.DG83]-50" table:style-name="ce42">
            <text:p>384.8</text:p>
          </table:table-cell>
          <table:table-cell office:value-type="float" office:value="534.84" table:formula="of:=[.DG83]+100" table:style-name="ce42">
            <text:p>534.8</text:p>
          </table:table-cell>
          <table:table-cell office:value-type="float" office:value="334.84000000000003" table:formula="of:=[.DG83]-100" table:style-name="ce42">
            <text:p>334.8</text:p>
          </table:table-cell>
          <table:table-cell office:value-type="float" office:value="456.47500000000002" table:formula="of:=-0.025*(([.A83]-1963)^2)+5.5*([.A83]-1963)+175" table:style-name="ce31">
            <text:p>456.5</text:p>
          </table:table-cell>
          <table:table-cell table:number-columns-repeated="16268"/>
        </table:table-row>
        <table:table-row table:style-name="ro3">
          <table:table-cell office:value-type="float" office:value="2045" table:style-name="ce19">
            <text:p>2045</text:p>
          </table:table-cell>
          <table:table-cell office:value-type="float" office:value="49584782.126845665" table:style-name="ce15">
            <text:p>49584782</text:p>
          </table:table-cell>
          <table:table-cell office:value-type="float" office:value="15449757.744016998" table:style-name="ce41">
            <text:p>15449758</text:p>
          </table:table-cell>
          <table:table-cell table:style-name="ce108"/>
          <table:table-cell office:value-type="float" office:value="594221.45169296139" table:formula="of:=[.C84]/26" table:style-name="ce41">
            <text:p>594221</text:p>
          </table:table-cell>
          <table:table-cell office:value-type="float" office:value="297110.72584648069" table:formula="of:=[.E84]/2" table:style-name="ce41">
            <text:p>297111</text:p>
          </table:table-cell>
          <table:table-cell office:value-type="float" office:value="445666.08876972104" table:formula="of:=[.F84]*1.5" table:style-name="ce41">
            <text:p>445666</text:p>
          </table:table-cell>
          <table:table-cell office:value-type="float" office:value="587533.97195000004" table:style-name="ce41">
            <text:p>587534</text:p>
          </table:table-cell>
          <table:table-cell office:value-type="float" office:value="293766.98597500002" table:formula="of:=[.H84]/2" table:style-name="ce41">
            <text:p>293767</text:p>
          </table:table-cell>
          <table:table-cell office:value-type="float" office:value="633902.83918200003" table:style-name="ce41">
            <text:p>633903</text:p>
          </table:table-cell>
          <table:table-cell office:value-type="float" office:value="316951.41959100001" table:formula="of:=[.J84]/2" table:style-name="ce41">
            <text:p>316951</text:p>
          </table:table-cell>
          <table:table-cell office:value-type="float" office:value="559868.301661" table:style-name="ce41">
            <text:p>559868</text:p>
          </table:table-cell>
          <table:table-cell office:value-type="float" office:value="279934.1508305" table:formula="of:=[.L84]/2" table:style-name="ce41">
            <text:p>279934</text:p>
          </table:table-cell>
          <table:table-cell table:style-name="ce41"/>
          <table:table-cell office:value-type="float" office:value="388812.33138403046" table:formula="of:=[.O83]*1.03" table:style-name="ce41">
            <text:p>388812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3.56" table:formula="of:=-0.06*(([.A84]-1963)^2)+8.5*([.A84]-1963)+140" table:style-name="ce31">
            <text:p>433.6</text:p>
          </table:table-cell>
          <table:table-cell office:value-type="float" office:value="483.56" table:formula="of:=[.DG84]+50" table:style-name="ce42">
            <text:p>483.6</text:p>
          </table:table-cell>
          <table:table-cell office:value-type="float" office:value="383.56" table:formula="of:=[.DG84]-50" table:style-name="ce42">
            <text:p>383.6</text:p>
          </table:table-cell>
          <table:table-cell office:value-type="float" office:value="533.55999999999995" table:formula="of:=[.DG84]+100" table:style-name="ce42">
            <text:p>533.6</text:p>
          </table:table-cell>
          <table:table-cell office:value-type="float" office:value="333.56" table:formula="of:=[.DG84]-100" table:style-name="ce42">
            <text:p>333.6</text:p>
          </table:table-cell>
          <table:table-cell office:value-type="float" office:value="457.9" table:formula="of:=-0.025*(([.A84]-1963)^2)+5.5*([.A84]-1963)+175" table:style-name="ce31">
            <text:p>457.9</text:p>
          </table:table-cell>
          <table:table-cell table:number-columns-repeated="16268"/>
        </table:table-row>
        <table:table-row table:style-name="ro3">
          <table:table-cell office:value-type="float" office:value="2046" table:style-name="ce19">
            <text:p>2046</text:p>
          </table:table-cell>
          <table:table-cell office:value-type="float" office:value="49685418.072702073" table:style-name="ce15">
            <text:p>49685418</text:p>
          </table:table-cell>
          <table:table-cell office:value-type="float" office:value="15493204.036145002" table:style-name="ce41">
            <text:p>15493204</text:p>
          </table:table-cell>
          <table:table-cell table:style-name="ce108"/>
          <table:table-cell office:value-type="float" office:value="595892.46292865393" table:formula="of:=[.C85]/26" table:style-name="ce41">
            <text:p>595892</text:p>
          </table:table-cell>
          <table:table-cell office:value-type="float" office:value="297946.23146432696" table:formula="of:=[.E85]/2" table:style-name="ce41">
            <text:p>297946</text:p>
          </table:table-cell>
          <table:table-cell office:value-type="float" office:value="446919.34719649045" table:formula="of:=[.F85]*1.5" table:style-name="ce41">
            <text:p>446919</text:p>
          </table:table-cell>
          <table:table-cell office:value-type="float" office:value="584296.48870800005" table:style-name="ce41">
            <text:p>584296</text:p>
          </table:table-cell>
          <table:table-cell office:value-type="float" office:value="292148.24435400002" table:formula="of:=[.H85]/2" table:style-name="ce41">
            <text:p>292148</text:p>
          </table:table-cell>
          <table:table-cell office:value-type="float" office:value="644827.18512100005" table:style-name="ce41">
            <text:p>644827</text:p>
          </table:table-cell>
          <table:table-cell office:value-type="float" office:value="322413.59256050002" table:formula="of:=[.J85]/2" table:style-name="ce41">
            <text:p>322414</text:p>
          </table:table-cell>
          <table:table-cell office:value-type="float" office:value="559091.64473199996" table:style-name="ce41">
            <text:p>559092</text:p>
          </table:table-cell>
          <table:table-cell office:value-type="float" office:value="279545.82236599998" table:formula="of:=[.L85]/2" table:style-name="ce41">
            <text:p>279546</text:p>
          </table:table-cell>
          <table:table-cell table:style-name="ce41"/>
          <table:table-cell office:value-type="float" office:value="400476.70132555137" table:formula="of:=[.O84]*1.03" table:style-name="ce41">
            <text:p>400477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2.16" table:formula="of:=-0.06*(([.A85]-1963)^2)+8.5*([.A85]-1963)+140" table:style-name="ce31">
            <text:p>432.2</text:p>
          </table:table-cell>
          <table:table-cell office:value-type="float" office:value="482.16" table:formula="of:=[.DG85]+50" table:style-name="ce42">
            <text:p>482.2</text:p>
          </table:table-cell>
          <table:table-cell office:value-type="float" office:value="382.16" table:formula="of:=[.DG85]-50" table:style-name="ce42">
            <text:p>382.2</text:p>
          </table:table-cell>
          <table:table-cell office:value-type="float" office:value="532.16000000000008" table:formula="of:=[.DG85]+100" table:style-name="ce42">
            <text:p>532.2</text:p>
          </table:table-cell>
          <table:table-cell office:value-type="float" office:value="332.16" table:formula="of:=[.DG85]-100" table:style-name="ce42">
            <text:p>332.2</text:p>
          </table:table-cell>
          <table:table-cell office:value-type="float" office:value="459.27499999999998" table:formula="of:=-0.025*(([.A85]-1963)^2)+5.5*([.A85]-1963)+175" table:style-name="ce31">
            <text:p>459.3</text:p>
          </table:table-cell>
          <table:table-cell table:number-columns-repeated="16268"/>
        </table:table-row>
        <table:table-row table:style-name="ro3">
          <table:table-cell office:value-type="float" office:value="2047" table:style-name="ce19">
            <text:p>2047</text:p>
          </table:table-cell>
          <table:table-cell office:value-type="float" office:value="49778917.360551126" table:style-name="ce15">
            <text:p>49778917</text:p>
          </table:table-cell>
          <table:table-cell office:value-type="float" office:value="15535540.571142998" table:style-name="ce41">
            <text:p>15535541</text:p>
          </table:table-cell>
          <table:table-cell table:style-name="ce108"/>
          <table:table-cell office:value-type="float" office:value="597520.79119780764" table:formula="of:=[.C86]/26" table:style-name="ce41">
            <text:p>597521</text:p>
          </table:table-cell>
          <table:table-cell office:value-type="float" office:value="298760.39559890382" table:formula="of:=[.E86]/2" table:style-name="ce41">
            <text:p>298760</text:p>
          </table:table-cell>
          <table:table-cell office:value-type="float" office:value="448140.59339835576" table:formula="of:=[.F86]*1.5" table:style-name="ce41">
            <text:p>448141</text:p>
          </table:table-cell>
          <table:table-cell office:value-type="float" office:value="577912.05363099999" table:style-name="ce41">
            <text:p>577912</text:p>
          </table:table-cell>
          <table:table-cell office:value-type="float" office:value="288956.02681549999" table:formula="of:=[.H86]/2" table:style-name="ce41">
            <text:p>288956</text:p>
          </table:table-cell>
          <table:table-cell office:value-type="float" office:value="659860.91756500001" table:style-name="ce41">
            <text:p>659861</text:p>
          </table:table-cell>
          <table:table-cell office:value-type="float" office:value="329930.45878250001" table:formula="of:=[.J86]/2" table:style-name="ce41">
            <text:p>329930</text:p>
          </table:table-cell>
          <table:table-cell office:value-type="float" office:value="564429.679978" table:style-name="ce41">
            <text:p>564430</text:p>
          </table:table-cell>
          <table:table-cell office:value-type="float" office:value="282214.839989" table:formula="of:=[.L86]/2" table:style-name="ce41">
            <text:p>282215</text:p>
          </table:table-cell>
          <table:table-cell table:style-name="ce41"/>
          <table:table-cell office:value-type="float" office:value="412491.00236531795" table:formula="of:=[.O85]*1.03" table:style-name="ce41">
            <text:p>412491</text:p>
          </table:table-cell>
          <table:table-cell table:style-name="ce36"/>
          <table:table-cell table:style-name="ce14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30.64000000000004" table:formula="of:=-0.06*(([.A86]-1963)^2)+8.5*([.A86]-1963)+140" table:style-name="ce31">
            <text:p>430.6</text:p>
          </table:table-cell>
          <table:table-cell office:value-type="float" office:value="480.64000000000004" table:formula="of:=[.DG86]+50" table:style-name="ce42">
            <text:p>480.6</text:p>
          </table:table-cell>
          <table:table-cell office:value-type="float" office:value="380.64000000000004" table:formula="of:=[.DG86]-50" table:style-name="ce42">
            <text:p>380.6</text:p>
          </table:table-cell>
          <table:table-cell office:value-type="float" office:value="530.6400000000001" table:formula="of:=[.DG86]+100" table:style-name="ce42">
            <text:p>530.6</text:p>
          </table:table-cell>
          <table:table-cell office:value-type="float" office:value="330.64000000000004" table:formula="of:=[.DG86]-100" table:style-name="ce42">
            <text:p>330.6</text:p>
          </table:table-cell>
          <table:table-cell office:value-type="float" office:value="460.6" table:formula="of:=-0.025*(([.A86]-1963)^2)+5.5*([.A86]-1963)+175" table:style-name="ce31">
            <text:p>460.6</text:p>
          </table:table-cell>
          <table:table-cell table:number-columns-repeated="16268"/>
        </table:table-row>
        <table:table-row table:style-name="ro3">
          <table:table-cell office:value-type="float" office:value="2048" table:style-name="ce19">
            <text:p>2048</text:p>
          </table:table-cell>
          <table:table-cell office:value-type="float" office:value="49864546.976396024" table:style-name="ce15">
            <text:p>49864547</text:p>
          </table:table-cell>
          <table:table-cell office:value-type="float" office:value="15571393.184582001" table:style-name="ce41">
            <text:p>15571393</text:p>
          </table:table-cell>
          <table:table-cell table:style-name="ce108"/>
          <table:table-cell office:value-type="float" office:value="598899.73786853848" table:formula="of:=[.C87]/26" table:style-name="ce41">
            <text:p>598900</text:p>
          </table:table-cell>
          <table:table-cell office:value-type="float" office:value="299449.86893426924" table:formula="of:=[.E87]/2" table:style-name="ce41">
            <text:p>299450</text:p>
          </table:table-cell>
          <table:table-cell office:value-type="float" office:value="449174.80340140383" table:formula="of:=[.F87]*1.5" table:style-name="ce41">
            <text:p>449175</text:p>
          </table:table-cell>
          <table:table-cell office:value-type="float" office:value="562100.74759399996" table:style-name="ce41">
            <text:p>562101</text:p>
          </table:table-cell>
          <table:table-cell office:value-type="float" office:value="281050.37379699998" table:formula="of:=[.H87]/2" table:style-name="ce41">
            <text:p>281050</text:p>
          </table:table-cell>
          <table:table-cell office:value-type="float" office:value="668505.77418099996" table:style-name="ce41">
            <text:p>668506</text:p>
          </table:table-cell>
          <table:table-cell office:value-type="float" office:value="334252.88709049998" table:formula="of:=[.J87]/2" table:style-name="ce41">
            <text:p>334253</text:p>
          </table:table-cell>
          <table:table-cell office:value-type="float" office:value="573124.04590899998" table:style-name="ce41">
            <text:p>573124</text:p>
          </table:table-cell>
          <table:table-cell office:value-type="float" office:value="286562.02295449999" table:formula="of:=[.L87]/2" table:style-name="ce41">
            <text:p>286562</text:p>
          </table:table-cell>
          <table:table-cell table:style-name="ce41"/>
          <table:table-cell office:value-type="float" office:value="424865.7324362775" table:formula="of:=[.O86]*1.03" table:style-name="ce41">
            <text:p>424866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9" table:formula="of:=-0.06*(([.A87]-1963)^2)+8.5*([.A87]-1963)+140" table:style-name="ce31">
            <text:p>429.0</text:p>
          </table:table-cell>
          <table:table-cell office:value-type="float" office:value="479" table:formula="of:=[.DG87]+50" table:style-name="ce42">
            <text:p>479.0</text:p>
          </table:table-cell>
          <table:table-cell office:value-type="float" office:value="379" table:formula="of:=[.DG87]-50" table:style-name="ce42">
            <text:p>379.0</text:p>
          </table:table-cell>
          <table:table-cell office:value-type="float" office:value="529" table:formula="of:=[.DG87]+100" table:style-name="ce42">
            <text:p>529.0</text:p>
          </table:table-cell>
          <table:table-cell office:value-type="float" office:value="329" table:formula="of:=[.DG87]-100" table:style-name="ce42">
            <text:p>329.0</text:p>
          </table:table-cell>
          <table:table-cell office:value-type="float" office:value="461.875" table:formula="of:=-0.025*(([.A87]-1963)^2)+5.5*([.A87]-1963)+175" table:style-name="ce31">
            <text:p>461.9</text:p>
          </table:table-cell>
          <table:table-cell table:number-columns-repeated="16268"/>
        </table:table-row>
        <table:table-row table:style-name="ro3">
          <table:table-cell office:value-type="float" office:value="2049" table:style-name="ce19">
            <text:p>2049</text:p>
          </table:table-cell>
          <table:table-cell office:value-type="float" office:value="49941713.753195614" table:style-name="ce15">
            <text:p>49941714</text:p>
          </table:table-cell>
          <table:table-cell office:value-type="float" office:value="15598248.556383003" table:style-name="ce41">
            <text:p>15598249</text:p>
          </table:table-cell>
          <table:table-cell table:style-name="ce108"/>
          <table:table-cell office:value-type="float" office:value="599932.63678396167" table:formula="of:=[.C88]/26" table:style-name="ce41">
            <text:p>599933</text:p>
          </table:table-cell>
          <table:table-cell office:value-type="float" office:value="299966.31839198084" table:formula="of:=[.E88]/2" table:style-name="ce41">
            <text:p>299966</text:p>
          </table:table-cell>
          <table:table-cell office:value-type="float" office:value="449949.47758797125" table:formula="of:=[.F88]*1.5" table:style-name="ce41">
            <text:p>449949</text:p>
          </table:table-cell>
          <table:table-cell office:value-type="float" office:value="543585.78637300001" table:style-name="ce41">
            <text:p>543586</text:p>
          </table:table-cell>
          <table:table-cell office:value-type="float" office:value="271792.8931865" table:formula="of:=[.H88]/2" table:style-name="ce41">
            <text:p>271793</text:p>
          </table:table-cell>
          <table:table-cell office:value-type="float" office:value="689937.76326200005" table:style-name="ce41">
            <text:p>689938</text:p>
          </table:table-cell>
          <table:table-cell office:value-type="float" office:value="344968.88163100003" table:formula="of:=[.J88]/2" table:style-name="ce41">
            <text:p>344969</text:p>
          </table:table-cell>
          <table:table-cell office:value-type="float" office:value="575273.36152599996" table:style-name="ce41">
            <text:p>575273</text:p>
          </table:table-cell>
          <table:table-cell office:value-type="float" office:value="287636.68076299998" table:formula="of:=[.L88]/2" table:style-name="ce41">
            <text:p>287637</text:p>
          </table:table-cell>
          <table:table-cell table:style-name="ce41"/>
          <table:table-cell office:value-type="float" office:value="437611.70440936583" table:formula="of:=[.O87]*1.03" table:style-name="ce41">
            <text:p>437612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7.24" table:formula="of:=-0.06*(([.A88]-1963)^2)+8.5*([.A88]-1963)+140" table:style-name="ce31">
            <text:p>427.2</text:p>
          </table:table-cell>
          <table:table-cell office:value-type="float" office:value="477.24" table:formula="of:=[.DG88]+50" table:style-name="ce42">
            <text:p>477.2</text:p>
          </table:table-cell>
          <table:table-cell office:value-type="float" office:value="377.24" table:formula="of:=[.DG88]-50" table:style-name="ce42">
            <text:p>377.2</text:p>
          </table:table-cell>
          <table:table-cell office:value-type="float" office:value="527.24" table:formula="of:=[.DG88]+100" table:style-name="ce42">
            <text:p>527.2</text:p>
          </table:table-cell>
          <table:table-cell office:value-type="float" office:value="327.24" table:formula="of:=[.DG88]-100" table:style-name="ce42">
            <text:p>327.2</text:p>
          </table:table-cell>
          <table:table-cell office:value-type="float" office:value="463.1" table:formula="of:=-0.025*(([.A88]-1963)^2)+5.5*([.A88]-1963)+175" table:style-name="ce31">
            <text:p>463.1</text:p>
          </table:table-cell>
          <table:table-cell table:number-columns-repeated="16268"/>
        </table:table-row>
        <table:table-row table:style-name="ro3">
          <table:table-cell office:value-type="float" office:value="2050" table:style-name="ce19">
            <text:p>2050</text:p>
          </table:table-cell>
          <table:table-cell office:value-type="float" office:value="50010474.681963421" table:style-name="ce15">
            <text:p>50010475</text:p>
          </table:table-cell>
          <table:table-cell office:value-type="float" office:value="15623460.734751001" table:style-name="ce41">
            <text:p>15623461</text:p>
          </table:table-cell>
          <table:table-cell table:style-name="ce108"/>
          <table:table-cell office:value-type="float" office:value="600902.33595196158" table:formula="of:=[.C89]/26" table:style-name="ce41">
            <text:p>600902</text:p>
          </table:table-cell>
          <table:table-cell office:value-type="float" office:value="300451.16797598079" table:formula="of:=[.E89]/2" table:style-name="ce41">
            <text:p>300451</text:p>
          </table:table-cell>
          <table:table-cell office:value-type="float" office:value="450676.75196397118" table:formula="of:=[.F89]*1.5" table:style-name="ce41">
            <text:p>450677</text:p>
          </table:table-cell>
          <table:table-cell office:value-type="float" office:value="531833.41655700002" table:style-name="ce41">
            <text:p>531833</text:p>
          </table:table-cell>
          <table:table-cell office:value-type="float" office:value="265916.70827850001" table:formula="of:=[.H89]/2" table:style-name="ce41">
            <text:p>265917</text:p>
          </table:table-cell>
          <table:table-cell office:value-type="float" office:value="670493.07671099994" table:style-name="ce41">
            <text:p>670493</text:p>
          </table:table-cell>
          <table:table-cell office:value-type="float" office:value="335246.53835549997" table:formula="of:=[.J89]/2" table:style-name="ce41">
            <text:p>335247</text:p>
          </table:table-cell>
          <table:table-cell office:value-type="float" office:value="591763.24234700005" table:style-name="ce41">
            <text:p>591763</text:p>
          </table:table-cell>
          <table:table-cell office:value-type="float" office:value="295881.62117350003" table:formula="of:=[.L89]/2" table:style-name="ce41">
            <text:p>295882</text:p>
          </table:table-cell>
          <table:table-cell table:style-name="ce41"/>
          <table:table-cell office:value-type="float" office:value="450740.05554164684" table:formula="of:=[.O88]*1.03" table:style-name="ce41">
            <text:p>450740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5.36" table:formula="of:=-0.06*(([.A89]-1963)^2)+8.5*([.A89]-1963)+140" table:style-name="ce31">
            <text:p>425.4</text:p>
          </table:table-cell>
          <table:table-cell office:value-type="float" office:value="475.36" table:formula="of:=[.DG89]+50" table:style-name="ce42">
            <text:p>475.4</text:p>
          </table:table-cell>
          <table:table-cell office:value-type="float" office:value="375.36" table:formula="of:=[.DG89]-50" table:style-name="ce42">
            <text:p>375.4</text:p>
          </table:table-cell>
          <table:table-cell office:value-type="float" office:value="525.36" table:formula="of:=[.DG89]+100" table:style-name="ce42">
            <text:p>525.4</text:p>
          </table:table-cell>
          <table:table-cell office:value-type="float" office:value="325.36" table:formula="of:=[.DG89]-100" table:style-name="ce42">
            <text:p>325.4</text:p>
          </table:table-cell>
          <table:table-cell office:value-type="float" office:value="464.27499999999998" table:formula="of:=-0.025*(([.A89]-1963)^2)+5.5*([.A89]-1963)+175" table:style-name="ce31">
            <text:p>464.3</text:p>
          </table:table-cell>
          <table:table-cell table:number-columns-repeated="16268"/>
        </table:table-row>
        <table:table-row table:style-name="ro3">
          <table:table-cell office:value-type="float" office:value="2051" table:style-name="ce19">
            <text:p>2051</text:p>
          </table:table-cell>
          <table:table-cell office:value-type="float" office:value="50070954.666849136" table:style-name="ce15">
            <text:p>50070955</text:p>
          </table:table-cell>
          <table:table-cell office:value-type="float" office:value="15633517.401560001" table:style-name="ce41">
            <text:p>15633517</text:p>
          </table:table-cell>
          <table:table-cell table:style-name="ce108"/>
          <table:table-cell office:value-type="float" office:value="601289.13082923077" table:formula="of:=[.C90]/26" table:style-name="ce41">
            <text:p>601289</text:p>
          </table:table-cell>
          <table:table-cell office:value-type="float" office:value="300644.56541461538" table:formula="of:=[.E90]/2" table:style-name="ce41">
            <text:p>300645</text:p>
          </table:table-cell>
          <table:table-cell office:value-type="float" office:value="450966.84812192305" table:formula="of:=[.F90]*1.5" table:style-name="ce41">
            <text:p>450967</text:p>
          </table:table-cell>
          <table:table-cell office:value-type="float" office:value="529925.15949400002" table:style-name="ce41">
            <text:p>529925</text:p>
          </table:table-cell>
          <table:table-cell office:value-type="float" office:value="264962.57974700001" table:formula="of:=[.H90]/2" table:style-name="ce41">
            <text:p>264963</text:p>
          </table:table-cell>
          <table:table-cell office:value-type="float" office:value="665417.00624300004" table:style-name="ce41">
            <text:p>665417</text:p>
          </table:table-cell>
          <table:table-cell office:value-type="float" office:value="332708.50312150002" table:formula="of:=[.J90]/2" table:style-name="ce41">
            <text:p>332709</text:p>
          </table:table-cell>
          <table:table-cell office:value-type="float" office:value="607008.90193599998" table:style-name="ce41">
            <text:p>607009</text:p>
          </table:table-cell>
          <table:table-cell office:value-type="float" office:value="303504.45096799999" table:formula="of:=[.L90]/2" table:style-name="ce41">
            <text:p>303504</text:p>
          </table:table-cell>
          <table:table-cell table:style-name="ce41"/>
          <table:table-cell office:value-type="float" office:value="464262.25720789627" table:formula="of:=[.O89]*1.03" table:style-name="ce41">
            <text:p>464262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3.36" table:formula="of:=-0.06*(([.A90]-1963)^2)+8.5*([.A90]-1963)+140" table:style-name="ce31">
            <text:p>423.4</text:p>
          </table:table-cell>
          <table:table-cell office:value-type="float" office:value="473.36" table:formula="of:=[.DG90]+50" table:style-name="ce42">
            <text:p>473.4</text:p>
          </table:table-cell>
          <table:table-cell office:value-type="float" office:value="373.36" table:formula="of:=[.DG90]-50" table:style-name="ce42">
            <text:p>373.4</text:p>
          </table:table-cell>
          <table:table-cell office:value-type="float" office:value="523.36" table:formula="of:=[.DG90]+100" table:style-name="ce42">
            <text:p>523.4</text:p>
          </table:table-cell>
          <table:table-cell office:value-type="float" office:value="323.36" table:formula="of:=[.DG90]-100" table:style-name="ce42">
            <text:p>323.4</text:p>
          </table:table-cell>
          <table:table-cell office:value-type="float" office:value="465.4" table:formula="of:=-0.025*(([.A90]-1963)^2)+5.5*([.A90]-1963)+175" table:style-name="ce31">
            <text:p>465.4</text:p>
          </table:table-cell>
          <table:table-cell table:number-columns-repeated="16268"/>
        </table:table-row>
        <table:table-row table:style-name="ro3">
          <table:table-cell office:value-type="float" office:value="2052" table:style-name="ce19">
            <text:p>2052</text:p>
          </table:table-cell>
          <table:table-cell office:value-type="float" office:value="50123269.931741543" table:style-name="ce15">
            <text:p>50123270</text:p>
          </table:table-cell>
          <table:table-cell office:value-type="float" office:value="15630458.182469003" table:style-name="ce41">
            <text:p>15630458</text:p>
          </table:table-cell>
          <table:table-cell table:style-name="ce108"/>
          <table:table-cell office:value-type="float" office:value="601171.46855650016" table:formula="of:=[.C91]/26" table:style-name="ce41">
            <text:p>601171</text:p>
          </table:table-cell>
          <table:table-cell office:value-type="float" office:value="300585.73427825008" table:formula="of:=[.E91]/2" table:style-name="ce41">
            <text:p>300586</text:p>
          </table:table-cell>
          <table:table-cell office:value-type="float" office:value="450878.60141737515" table:formula="of:=[.F91]*1.5" table:style-name="ce41">
            <text:p>450879</text:p>
          </table:table-cell>
          <table:table-cell office:value-type="float" office:value="526875.09718200006" table:style-name="ce41">
            <text:p>526875</text:p>
          </table:table-cell>
          <table:table-cell office:value-type="float" office:value="263437.54859100003" table:formula="of:=[.H91]/2" table:style-name="ce41">
            <text:p>263438</text:p>
          </table:table-cell>
          <table:table-cell office:value-type="float" office:value="665186.07899199997" table:style-name="ce41">
            <text:p>665186</text:p>
          </table:table-cell>
          <table:table-cell office:value-type="float" office:value="332593.03949599998" table:formula="of:=[.J91]/2" table:style-name="ce41">
            <text:p>332593</text:p>
          </table:table-cell>
          <table:table-cell office:value-type="float" office:value="613860.458537" table:style-name="ce41">
            <text:p>613860</text:p>
          </table:table-cell>
          <table:table-cell office:value-type="float" office:value="306930.2292685" table:formula="of:=[.L91]/2" table:style-name="ce41">
            <text:p>306930</text:p>
          </table:table-cell>
          <table:table-cell table:style-name="ce41"/>
          <table:table-cell office:value-type="float" office:value="478190.12492413318" table:formula="of:=[.O90]*1.03" table:style-name="ce41">
            <text:p>478190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21.24" table:formula="of:=-0.06*(([.A91]-1963)^2)+8.5*([.A91]-1963)+140" table:style-name="ce31">
            <text:p>421.2</text:p>
          </table:table-cell>
          <table:table-cell office:value-type="float" office:value="471.24" table:formula="of:=[.DG91]+50" table:style-name="ce42">
            <text:p>471.2</text:p>
          </table:table-cell>
          <table:table-cell office:value-type="float" office:value="371.24" table:formula="of:=[.DG91]-50" table:style-name="ce42">
            <text:p>371.2</text:p>
          </table:table-cell>
          <table:table-cell office:value-type="float" office:value="521.24" table:formula="of:=[.DG91]+100" table:style-name="ce42">
            <text:p>521.2</text:p>
          </table:table-cell>
          <table:table-cell office:value-type="float" office:value="321.24" table:formula="of:=[.DG91]-100" table:style-name="ce42">
            <text:p>321.2</text:p>
          </table:table-cell>
          <table:table-cell office:value-type="float" office:value="466.47500000000002" table:formula="of:=-0.025*(([.A91]-1963)^2)+5.5*([.A91]-1963)+175" table:style-name="ce31">
            <text:p>466.5</text:p>
          </table:table-cell>
          <table:table-cell table:number-columns-repeated="16268"/>
        </table:table-row>
        <table:table-row table:style-name="ro3">
          <table:table-cell office:value-type="float" office:value="2053" table:style-name="ce19">
            <text:p>2053</text:p>
          </table:table-cell>
          <table:table-cell office:value-type="float" office:value="50167704.432710245" table:style-name="ce15">
            <text:p>50167704</text:p>
          </table:table-cell>
          <table:table-cell office:value-type="float" office:value="15623440.200875001" table:style-name="ce41">
            <text:p>15623440</text:p>
          </table:table-cell>
          <table:table-cell table:style-name="ce108"/>
          <table:table-cell office:value-type="float" office:value="600901.5461875" table:formula="of:=[.C92]/26" table:style-name="ce41">
            <text:p>600902</text:p>
          </table:table-cell>
          <table:table-cell office:value-type="float" office:value="300450.77309375" table:formula="of:=[.E92]/2" table:style-name="ce41">
            <text:p>300451</text:p>
          </table:table-cell>
          <table:table-cell office:value-type="float" office:value="450676.159640625" table:formula="of:=[.F92]*1.5" table:style-name="ce41">
            <text:p>450676</text:p>
          </table:table-cell>
          <table:table-cell office:value-type="float" office:value="524562.76788099995" table:style-name="ce41">
            <text:p>524563</text:p>
          </table:table-cell>
          <table:table-cell office:value-type="float" office:value="262281.38394049997" table:formula="of:=[.H92]/2" table:style-name="ce41">
            <text:p>262281</text:p>
          </table:table-cell>
          <table:table-cell office:value-type="float" office:value="653098.32527000003" table:style-name="ce41">
            <text:p>653098</text:p>
          </table:table-cell>
          <table:table-cell office:value-type="float" office:value="326549.16263500002" table:formula="of:=[.J92]/2" table:style-name="ce41">
            <text:p>326549</text:p>
          </table:table-cell>
          <table:table-cell office:value-type="float" office:value="621746.51673599996" table:style-name="ce41">
            <text:p>621747</text:p>
          </table:table-cell>
          <table:table-cell office:value-type="float" office:value="310873.25836799998" table:formula="of:=[.L92]/2" table:style-name="ce41">
            <text:p>310873</text:p>
          </table:table-cell>
          <table:table-cell table:style-name="ce41"/>
          <table:table-cell office:value-type="float" office:value="492535.82867185719" table:formula="of:=[.O91]*1.03" table:style-name="ce41">
            <text:p>492536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19" table:formula="of:=-0.06*(([.A92]-1963)^2)+8.5*([.A92]-1963)+140" table:style-name="ce31">
            <text:p>419.0</text:p>
          </table:table-cell>
          <table:table-cell office:value-type="float" office:value="469" table:formula="of:=[.DG92]+50" table:style-name="ce42">
            <text:p>469.0</text:p>
          </table:table-cell>
          <table:table-cell office:value-type="float" office:value="369" table:formula="of:=[.DG92]-50" table:style-name="ce42">
            <text:p>369.0</text:p>
          </table:table-cell>
          <table:table-cell office:value-type="float" office:value="519" table:formula="of:=[.DG92]+100" table:style-name="ce42">
            <text:p>519.0</text:p>
          </table:table-cell>
          <table:table-cell office:value-type="float" office:value="319" table:formula="of:=[.DG92]-100" table:style-name="ce42">
            <text:p>319.0</text:p>
          </table:table-cell>
          <table:table-cell office:value-type="float" office:value="467.5" table:formula="of:=-0.025*(([.A92]-1963)^2)+5.5*([.A92]-1963)+175" table:style-name="ce31">
            <text:p>467.5</text:p>
          </table:table-cell>
          <table:table-cell table:number-columns-repeated="16268"/>
        </table:table-row>
        <table:table-row table:style-name="ro3">
          <table:table-cell office:value-type="float" office:value="2054" table:style-name="ce19">
            <text:p>2054</text:p>
          </table:table-cell>
          <table:table-cell office:value-type="float" office:value="50204936.517177105" table:style-name="ce15">
            <text:p>50204937</text:p>
          </table:table-cell>
          <table:table-cell office:value-type="float" office:value="15612179.440156" table:style-name="ce41">
            <text:p>15612179</text:p>
          </table:table-cell>
          <table:table-cell table:style-name="ce108"/>
          <table:table-cell office:value-type="float" office:value="600468.44000599999" table:formula="of:=[.C93]/26" table:style-name="ce41">
            <text:p>600468</text:p>
          </table:table-cell>
          <table:table-cell office:value-type="float" office:value="300234.22000299999" table:formula="of:=[.E93]/2" table:style-name="ce41">
            <text:p>300234</text:p>
          </table:table-cell>
          <table:table-cell office:value-type="float" office:value="450351.33000449999" table:formula="of:=[.F93]*1.5" table:style-name="ce41">
            <text:p>450351</text:p>
          </table:table-cell>
          <table:table-cell office:value-type="float" office:value="523094.898514" table:style-name="ce41">
            <text:p>523095</text:p>
          </table:table-cell>
          <table:table-cell office:value-type="float" office:value="261547.449257" table:formula="of:=[.H93]/2" table:style-name="ce41">
            <text:p>261547</text:p>
          </table:table-cell>
          <table:table-cell office:value-type="float" office:value="634640.87018900004" table:style-name="ce41">
            <text:p>634641</text:p>
          </table:table-cell>
          <table:table-cell office:value-type="float" office:value="317320.43509450002" table:formula="of:=[.J93]/2" table:style-name="ce41">
            <text:p>317320</text:p>
          </table:table-cell>
          <table:table-cell office:value-type="float" office:value="644265.094468" table:style-name="ce41">
            <text:p>644265</text:p>
          </table:table-cell>
          <table:table-cell office:value-type="float" office:value="322132.547234" table:formula="of:=[.L93]/2" table:style-name="ce41">
            <text:p>322133</text:p>
          </table:table-cell>
          <table:table-cell table:style-name="ce41"/>
          <table:table-cell office:value-type="float" office:value="507311.90353201295" table:formula="of:=[.O92]*1.03" table:style-name="ce41">
            <text:p>507312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16.64000000000004" table:formula="of:=-0.06*(([.A93]-1963)^2)+8.5*([.A93]-1963)+140" table:style-name="ce31">
            <text:p>416.6</text:p>
          </table:table-cell>
          <table:table-cell office:value-type="float" office:value="466.64000000000004" table:formula="of:=[.DG93]+50" table:style-name="ce42">
            <text:p>466.6</text:p>
          </table:table-cell>
          <table:table-cell office:value-type="float" office:value="366.64000000000004" table:formula="of:=[.DG93]-50" table:style-name="ce42">
            <text:p>366.6</text:p>
          </table:table-cell>
          <table:table-cell office:value-type="float" office:value="516.6400000000001" table:formula="of:=[.DG93]+100" table:style-name="ce42">
            <text:p>516.6</text:p>
          </table:table-cell>
          <table:table-cell office:value-type="float" office:value="316.64000000000004" table:formula="of:=[.DG93]-100" table:style-name="ce42">
            <text:p>316.6</text:p>
          </table:table-cell>
          <table:table-cell office:value-type="float" office:value="468.47500000000002" table:formula="of:=-0.025*(([.A93]-1963)^2)+5.5*([.A93]-1963)+175" table:style-name="ce31">
            <text:p>468.5</text:p>
          </table:table-cell>
          <table:table-cell table:number-columns-repeated="16268"/>
        </table:table-row>
        <table:table-row table:style-name="ro3">
          <table:table-cell office:value-type="float" office:value="2055" table:style-name="ce19">
            <text:p>2055</text:p>
          </table:table-cell>
          <table:table-cell office:value-type="float" office:value="50235787.359512717" table:style-name="ce15">
            <text:p>50235787</text:p>
          </table:table-cell>
          <table:table-cell office:value-type="float" office:value="15582843.552056998" table:style-name="ce41">
            <text:p>15582844</text:p>
          </table:table-cell>
          <table:table-cell table:style-name="ce108"/>
          <table:table-cell office:value-type="float" office:value="599340.13661757682" table:formula="of:=[.C94]/26" table:style-name="ce41">
            <text:p>599340</text:p>
          </table:table-cell>
          <table:table-cell office:value-type="float" office:value="299670.06830878841" table:formula="of:=[.E94]/2" table:style-name="ce41">
            <text:p>299670</text:p>
          </table:table-cell>
          <table:table-cell office:value-type="float" office:value="449505.10246318264" table:formula="of:=[.F94]*1.5" table:style-name="ce41">
            <text:p>449505</text:p>
          </table:table-cell>
          <table:table-cell office:value-type="float" office:value="522460.84402299998" table:style-name="ce41">
            <text:p>522461</text:p>
          </table:table-cell>
          <table:table-cell office:value-type="float" office:value="261230.42201149999" table:formula="of:=[.H94]/2" table:style-name="ce41">
            <text:p>261230</text:p>
          </table:table-cell>
          <table:table-cell office:value-type="float" office:value="641913.95792800002" table:style-name="ce41">
            <text:p>641914</text:p>
          </table:table-cell>
          <table:table-cell office:value-type="float" office:value="320956.97896400001" table:formula="of:=[.J94]/2" table:style-name="ce41">
            <text:p>320957</text:p>
          </table:table-cell>
          <table:table-cell office:value-type="float" office:value="658173.39964600001" table:style-name="ce41">
            <text:p>658173</text:p>
          </table:table-cell>
          <table:table-cell office:value-type="float" office:value="329086.699823" table:formula="of:=[.L94]/2" table:style-name="ce41">
            <text:p>329087</text:p>
          </table:table-cell>
          <table:table-cell table:style-name="ce41"/>
          <table:table-cell office:value-type="float" office:value="522531.26063797338" table:formula="of:=[.O93]*1.03" table:style-name="ce41">
            <text:p>522531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14.16" table:formula="of:=-0.06*(([.A94]-1963)^2)+8.5*([.A94]-1963)+140" table:style-name="ce31">
            <text:p>414.2</text:p>
          </table:table-cell>
          <table:table-cell office:value-type="float" office:value="464.16" table:formula="of:=[.DG94]+50" table:style-name="ce42">
            <text:p>464.2</text:p>
          </table:table-cell>
          <table:table-cell office:value-type="float" office:value="364.16" table:formula="of:=[.DG94]-50" table:style-name="ce42">
            <text:p>364.2</text:p>
          </table:table-cell>
          <table:table-cell office:value-type="float" office:value="514.16000000000008" table:formula="of:=[.DG94]+100" table:style-name="ce42">
            <text:p>514.2</text:p>
          </table:table-cell>
          <table:table-cell office:value-type="float" office:value="314.16000000000003" table:formula="of:=[.DG94]-100" table:style-name="ce42">
            <text:p>314.2</text:p>
          </table:table-cell>
          <table:table-cell office:value-type="float" office:value="469.4" table:formula="of:=-0.025*(([.A94]-1963)^2)+5.5*([.A94]-1963)+175" table:style-name="ce31">
            <text:p>469.4</text:p>
          </table:table-cell>
          <table:table-cell table:number-columns-repeated="16268"/>
        </table:table-row>
        <table:table-row table:style-name="ro3">
          <table:table-cell office:value-type="float" office:value="2056" table:style-name="ce19">
            <text:p>2056</text:p>
          </table:table-cell>
          <table:table-cell office:value-type="float" office:value="50261085.996290706" table:style-name="ce15">
            <text:p>50261086</text:p>
          </table:table-cell>
          <table:table-cell office:value-type="float" office:value="15544842.00092" table:style-name="ce41">
            <text:p>15544842</text:p>
          </table:table-cell>
          <table:table-cell table:style-name="ce108"/>
          <table:table-cell office:value-type="float" office:value="597878.53849692305" table:formula="of:=[.C95]/26" table:style-name="ce41">
            <text:p>597879</text:p>
          </table:table-cell>
          <table:table-cell office:value-type="float" office:value="298939.26924846153" table:formula="of:=[.E95]/2" table:style-name="ce41">
            <text:p>298939</text:p>
          </table:table-cell>
          <table:table-cell office:value-type="float" office:value="448408.90387269226" table:formula="of:=[.F95]*1.5" table:style-name="ce41">
            <text:p>448409</text:p>
          </table:table-cell>
          <table:table-cell office:value-type="float" office:value="522641.75681599998" table:style-name="ce41">
            <text:p>522642</text:p>
          </table:table-cell>
          <table:table-cell office:value-type="float" office:value="261320.87840799999" table:formula="of:=[.H95]/2" table:style-name="ce41">
            <text:p>261321</text:p>
          </table:table-cell>
          <table:table-cell office:value-type="float" office:value="639302.504923" table:style-name="ce41">
            <text:p>639303</text:p>
          </table:table-cell>
          <table:table-cell office:value-type="float" office:value="319651.2524615" table:formula="of:=[.J95]/2" table:style-name="ce41">
            <text:p>319651</text:p>
          </table:table-cell>
          <table:table-cell office:value-type="float" office:value="669215.337528" table:style-name="ce41">
            <text:p>669215</text:p>
          </table:table-cell>
          <table:table-cell office:value-type="float" office:value="334607.668764" table:formula="of:=[.L95]/2" table:style-name="ce41">
            <text:p>334608</text:p>
          </table:table-cell>
          <table:table-cell table:style-name="ce41"/>
          <table:table-cell office:value-type="float" office:value="538207.19845711254" table:formula="of:=[.O94]*1.03" table:style-name="ce41">
            <text:p>538207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11.56000000000006" table:formula="of:=-0.06*(([.A95]-1963)^2)+8.5*([.A95]-1963)+140" table:style-name="ce31">
            <text:p>411.6</text:p>
          </table:table-cell>
          <table:table-cell office:value-type="float" office:value="461.56000000000006" table:formula="of:=[.DG95]+50" table:style-name="ce42">
            <text:p>461.6</text:p>
          </table:table-cell>
          <table:table-cell office:value-type="float" office:value="361.56000000000006" table:formula="of:=[.DG95]-50" table:style-name="ce42">
            <text:p>361.6</text:p>
          </table:table-cell>
          <table:table-cell office:value-type="float" office:value="511.56000000000006" table:formula="of:=[.DG95]+100" table:style-name="ce42">
            <text:p>511.6</text:p>
          </table:table-cell>
          <table:table-cell office:value-type="float" office:value="311.56000000000006" table:formula="of:=[.DG95]-100" table:style-name="ce42">
            <text:p>311.6</text:p>
          </table:table-cell>
          <table:table-cell office:value-type="float" office:value="470.27499999999998" table:formula="of:=-0.025*(([.A95]-1963)^2)+5.5*([.A95]-1963)+175" table:style-name="ce31">
            <text:p>470.3</text:p>
          </table:table-cell>
          <table:table-cell table:number-columns-repeated="16268"/>
        </table:table-row>
        <table:table-row table:style-name="ro3">
          <table:table-cell office:value-type="float" office:value="2057" table:style-name="ce19">
            <text:p>2057</text:p>
          </table:table-cell>
          <table:table-cell office:value-type="float" office:value="50281879.610119931" table:style-name="ce15">
            <text:p>50281880</text:p>
          </table:table-cell>
          <table:table-cell office:value-type="float" office:value="15501819.808833003" table:style-name="ce41">
            <text:p>15501820</text:p>
          </table:table-cell>
          <table:table-cell table:style-name="ce108"/>
          <table:table-cell office:value-type="float" office:value="596223.8388012693" table:formula="of:=[.C96]/26" table:style-name="ce41">
            <text:p>596224</text:p>
          </table:table-cell>
          <table:table-cell office:value-type="float" office:value="298111.91940063465" table:formula="of:=[.E96]/2" table:style-name="ce41">
            <text:p>298112</text:p>
          </table:table-cell>
          <table:table-cell office:value-type="float" office:value="447167.87910095195" table:formula="of:=[.F96]*1.5" table:style-name="ce41">
            <text:p>447168</text:p>
          </table:table-cell>
          <table:table-cell office:value-type="float" office:value="523636.94304099999" table:style-name="ce41">
            <text:p>523637</text:p>
          </table:table-cell>
          <table:table-cell office:value-type="float" office:value="261818.4715205" table:formula="of:=[.H96]/2" table:style-name="ce41">
            <text:p>261818</text:p>
          </table:table-cell>
          <table:table-cell office:value-type="float" office:value="633805.43188199995" table:style-name="ce41">
            <text:p>633805</text:p>
          </table:table-cell>
          <table:table-cell office:value-type="float" office:value="316902.71594099997" table:formula="of:=[.J96]/2" table:style-name="ce41">
            <text:p>316903</text:p>
          </table:table-cell>
          <table:table-cell office:value-type="float" office:value="684166.12041500001" table:style-name="ce41">
            <text:p>684166</text:p>
          </table:table-cell>
          <table:table-cell office:value-type="float" office:value="342083.06020750001" table:formula="of:=[.L96]/2" table:style-name="ce41">
            <text:p>342083</text:p>
          </table:table-cell>
          <table:table-cell table:style-name="ce41"/>
          <table:table-cell office:value-type="float" office:value="554353.41441082594" table:formula="of:=[.O95]*1.03" table:style-name="ce41">
            <text:p>554353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08.84000000000003" table:formula="of:=-0.06*(([.A96]-1963)^2)+8.5*([.A96]-1963)+140" table:style-name="ce31">
            <text:p>408.8</text:p>
          </table:table-cell>
          <table:table-cell office:value-type="float" office:value="458.84000000000003" table:formula="of:=[.DG96]+50" table:style-name="ce42">
            <text:p>458.8</text:p>
          </table:table-cell>
          <table:table-cell office:value-type="float" office:value="358.84000000000003" table:formula="of:=[.DG96]-50" table:style-name="ce42">
            <text:p>358.8</text:p>
          </table:table-cell>
          <table:table-cell office:value-type="float" office:value="508.84000000000003" table:formula="of:=[.DG96]+100" table:style-name="ce42">
            <text:p>508.8</text:p>
          </table:table-cell>
          <table:table-cell office:value-type="float" office:value="308.84000000000003" table:formula="of:=[.DG96]-100" table:style-name="ce42">
            <text:p>308.8</text:p>
          </table:table-cell>
          <table:table-cell office:value-type="float" office:value="471.1" table:formula="of:=-0.025*(([.A96]-1963)^2)+5.5*([.A96]-1963)+175" table:style-name="ce31">
            <text:p>471.1</text:p>
          </table:table-cell>
          <table:table-cell table:number-columns-repeated="16268"/>
        </table:table-row>
        <table:table-row table:style-name="ro3">
          <table:table-cell office:value-type="float" office:value="2058" table:style-name="ce19">
            <text:p>2058</text:p>
          </table:table-cell>
          <table:table-cell office:value-type="float" office:value="50299207.62650498" table:style-name="ce15">
            <text:p>50299208</text:p>
          </table:table-cell>
          <table:table-cell office:value-type="float" office:value="15450615.752732001" table:style-name="ce41">
            <text:p>15450616</text:p>
          </table:table-cell>
          <table:table-cell table:style-name="ce108"/>
          <table:table-cell office:value-type="float" office:value="594254.45202815393" table:formula="of:=[.C97]/26" table:style-name="ce41">
            <text:p>594254</text:p>
          </table:table-cell>
          <table:table-cell office:value-type="float" office:value="297127.22601407696" table:formula="of:=[.E97]/2" table:style-name="ce41">
            <text:p>297127</text:p>
          </table:table-cell>
          <table:table-cell office:value-type="float" office:value="445690.83902111545" table:formula="of:=[.F97]*1.5" table:style-name="ce41">
            <text:p>445691</text:p>
          </table:table-cell>
          <table:table-cell office:value-type="float" office:value="525454.15762900002" table:style-name="ce41">
            <text:p>525454</text:p>
          </table:table-cell>
          <table:table-cell office:value-type="float" office:value="262727.07881450001" table:formula="of:=[.H97]/2" table:style-name="ce41">
            <text:p>262727</text:p>
          </table:table-cell>
          <table:table-cell office:value-type="float" office:value="619480.81557099998" table:style-name="ce41">
            <text:p>619481</text:p>
          </table:table-cell>
          <table:table-cell office:value-type="float" office:value="309740.40778549999" table:formula="of:=[.J97]/2" table:style-name="ce41">
            <text:p>309740</text:p>
          </table:table-cell>
          <table:table-cell office:value-type="float" office:value="692929.28563399997" table:style-name="ce41">
            <text:p>692929</text:p>
          </table:table-cell>
          <table:table-cell office:value-type="float" office:value="346464.64281699999" table:formula="of:=[.L97]/2" table:style-name="ce41">
            <text:p>346465</text:p>
          </table:table-cell>
          <table:table-cell table:style-name="ce41"/>
          <table:table-cell office:value-type="float" office:value="570984.01684315072" table:formula="of:=[.O96]*1.03" table:style-name="ce41">
            <text:p>570984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06" table:formula="of:=-0.06*(([.A97]-1963)^2)+8.5*([.A97]-1963)+140" table:style-name="ce31">
            <text:p>406.0</text:p>
          </table:table-cell>
          <table:table-cell office:value-type="float" office:value="456" table:formula="of:=[.DG97]+50" table:style-name="ce42">
            <text:p>456.0</text:p>
          </table:table-cell>
          <table:table-cell office:value-type="float" office:value="356" table:formula="of:=[.DG97]-50" table:style-name="ce42">
            <text:p>356.0</text:p>
          </table:table-cell>
          <table:table-cell office:value-type="float" office:value="506" table:formula="of:=[.DG97]+100" table:style-name="ce42">
            <text:p>506.0</text:p>
          </table:table-cell>
          <table:table-cell office:value-type="float" office:value="306" table:formula="of:=[.DG97]-100" table:style-name="ce42">
            <text:p>306.0</text:p>
          </table:table-cell>
          <table:table-cell office:value-type="float" office:value="471.875" table:formula="of:=-0.025*(([.A97]-1963)^2)+5.5*([.A97]-1963)+175" table:style-name="ce31">
            <text:p>471.9</text:p>
          </table:table-cell>
          <table:table-cell table:number-columns-repeated="16268"/>
        </table:table-row>
        <table:table-row table:style-name="ro3">
          <table:table-cell office:value-type="float" office:value="2059" table:style-name="ce19">
            <text:p>2059</text:p>
          </table:table-cell>
          <table:table-cell office:value-type="float" office:value="50314376.397701398" table:style-name="ce15">
            <text:p>50314376</text:p>
          </table:table-cell>
          <table:table-cell office:value-type="float" office:value="15398059.945600001" table:style-name="ce41">
            <text:p>15398060</text:p>
          </table:table-cell>
          <table:table-cell table:style-name="ce108"/>
          <table:table-cell office:value-type="float" office:value="592233.07483076933" table:formula="of:=[.C98]/26" table:style-name="ce41">
            <text:p>592233</text:p>
          </table:table-cell>
          <table:table-cell office:value-type="float" office:value="296116.53741538466" table:formula="of:=[.E98]/2" table:style-name="ce41">
            <text:p>296117</text:p>
          </table:table-cell>
          <table:table-cell office:value-type="float" office:value="444174.806123077" table:formula="of:=[.F98]*1.5" table:style-name="ce41">
            <text:p>444175</text:p>
          </table:table-cell>
          <table:table-cell office:value-type="float" office:value="528064.38300000003" table:style-name="ce41">
            <text:p>528064</text:p>
          </table:table-cell>
          <table:table-cell office:value-type="float" office:value="264032.19150000002" table:formula="of:=[.H98]/2" table:style-name="ce41">
            <text:p>264032</text:p>
          </table:table-cell>
          <table:table-cell office:value-type="float" office:value="602555.25508899998" table:style-name="ce41">
            <text:p>602555</text:p>
          </table:table-cell>
          <table:table-cell office:value-type="float" office:value="301277.62754449999" table:formula="of:=[.J98]/2" table:style-name="ce41">
            <text:p>301278</text:p>
          </table:table-cell>
          <table:table-cell office:value-type="float" office:value="714080.26184699999" table:style-name="ce41">
            <text:p>714080</text:p>
          </table:table-cell>
          <table:table-cell office:value-type="float" office:value="357040.13092349999" table:formula="of:=[.L98]/2" table:style-name="ce41">
            <text:p>357040</text:p>
          </table:table-cell>
          <table:table-cell table:style-name="ce41"/>
          <table:table-cell office:value-type="float" office:value="588113.53734844527" table:formula="of:=[.O97]*1.03" table:style-name="ce41">
            <text:p>588114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403.03999999999996" table:formula="of:=-0.06*(([.A98]-1963)^2)+8.5*([.A98]-1963)+140" table:style-name="ce31">
            <text:p>403.0</text:p>
          </table:table-cell>
          <table:table-cell office:value-type="float" office:value="453.03999999999996" table:formula="of:=[.DG98]+50" table:style-name="ce42">
            <text:p>453.0</text:p>
          </table:table-cell>
          <table:table-cell office:value-type="float" office:value="353.03999999999996" table:formula="of:=[.DG98]-50" table:style-name="ce42">
            <text:p>353.0</text:p>
          </table:table-cell>
          <table:table-cell office:value-type="float" office:value="503.03999999999996" table:formula="of:=[.DG98]+100" table:style-name="ce42">
            <text:p>503.0</text:p>
          </table:table-cell>
          <table:table-cell office:value-type="float" office:value="303.03999999999996" table:formula="of:=[.DG98]-100" table:style-name="ce42">
            <text:p>303.0</text:p>
          </table:table-cell>
          <table:table-cell office:value-type="float" office:value="472.6" table:formula="of:=-0.025*(([.A98]-1963)^2)+5.5*([.A98]-1963)+175" table:style-name="ce31">
            <text:p>472.6</text:p>
          </table:table-cell>
          <table:table-cell table:number-columns-repeated="16268"/>
        </table:table-row>
        <table:table-row table:style-name="ro3">
          <table:table-cell office:value-type="float" office:value="2060" table:style-name="ce19">
            <text:p>2060</text:p>
          </table:table-cell>
          <table:table-cell office:value-type="float" office:value="50328697.880063541" table:style-name="ce15">
            <text:p>50328698</text:p>
          </table:table-cell>
          <table:table-cell office:value-type="float" office:value="15332317.269176999" table:style-name="ce41">
            <text:p>15332317</text:p>
          </table:table-cell>
          <table:table-cell table:style-name="ce108"/>
          <table:table-cell office:value-type="float" office:value="589704.51035296149" table:formula="of:=[.C99]/26" table:style-name="ce41">
            <text:p>589705</text:p>
          </table:table-cell>
          <table:table-cell office:value-type="float" office:value="294852.25517648074" table:formula="of:=[.E99]/2" table:style-name="ce41">
            <text:p>294852</text:p>
          </table:table-cell>
          <table:table-cell office:value-type="float" office:value="442278.38276472111" table:formula="of:=[.F99]*1.5" table:style-name="ce41">
            <text:p>442278</text:p>
          </table:table-cell>
          <table:table-cell office:value-type="float" office:value="531462.60153700004" table:style-name="ce41">
            <text:p>531463</text:p>
          </table:table-cell>
          <table:table-cell office:value-type="float" office:value="265731.30076850002" table:formula="of:=[.H99]/2" table:style-name="ce41">
            <text:p>265731</text:p>
          </table:table-cell>
          <table:table-cell office:value-type="float" office:value="592057.68133799999" table:style-name="ce41">
            <text:p>592058</text:p>
          </table:table-cell>
          <table:table-cell office:value-type="float" office:value="296028.840669" table:formula="of:=[.J99]/2" table:style-name="ce41">
            <text:p>296029</text:p>
          </table:table-cell>
          <table:table-cell office:value-type="float" office:value="695210.74487699999" table:style-name="ce41">
            <text:p>695211</text:p>
          </table:table-cell>
          <table:table-cell office:value-type="float" office:value="347605.3724385" table:formula="of:=[.L99]/2" table:style-name="ce41">
            <text:p>347605</text:p>
          </table:table-cell>
          <table:table-cell table:style-name="ce41"/>
          <table:table-cell office:value-type="float" office:value="605756.94346889865" table:formula="of:=[.O98]*1.03" table:style-name="ce41">
            <text:p>605757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399.96000000000004" table:formula="of:=-0.06*(([.A99]-1963)^2)+8.5*([.A99]-1963)+140" table:style-name="ce31">
            <text:p>400.0</text:p>
          </table:table-cell>
          <table:table-cell office:value-type="float" office:value="449.96000000000004" table:formula="of:=[.DG99]+50" table:style-name="ce42">
            <text:p>450.0</text:p>
          </table:table-cell>
          <table:table-cell office:value-type="float" office:value="349.96000000000004" table:formula="of:=[.DG99]-50" table:style-name="ce42">
            <text:p>350.0</text:p>
          </table:table-cell>
          <table:table-cell office:value-type="float" office:value="499.96000000000004" table:formula="of:=[.DG99]+100" table:style-name="ce42">
            <text:p>500.0</text:p>
          </table:table-cell>
          <table:table-cell office:value-type="float" office:value="299.96000000000004" table:formula="of:=[.DG99]-100" table:style-name="ce42">
            <text:p>300.0</text:p>
          </table:table-cell>
          <table:table-cell office:value-type="float" office:value="473.27499999999998" table:formula="of:=-0.025*(([.A99]-1963)^2)+5.5*([.A99]-1963)+175" table:style-name="ce31">
            <text:p>473.3</text:p>
          </table:table-cell>
          <table:table-cell table:number-columns-repeated="16268"/>
        </table:table-row>
        <table:table-row table:style-name="ro3">
          <table:table-cell office:value-type="float" office:value="2061" table:style-name="ce19">
            <text:p>2061</text:p>
          </table:table-cell>
          <table:table-cell office:value-type="float" office:value="50343453.207908727" table:style-name="ce15">
            <text:p>50343453</text:p>
          </table:table-cell>
          <table:table-cell office:value-type="float" office:value="15292938.406192001" table:style-name="ce41">
            <text:p>15292938</text:p>
          </table:table-cell>
          <table:table-cell table:style-name="ce108"/>
          <table:table-cell office:value-type="float" office:value="588189.93869969237" table:formula="of:=[.C100]/26" table:style-name="ce41">
            <text:p>588190</text:p>
          </table:table-cell>
          <table:table-cell office:value-type="float" office:value="294094.96934984619" table:formula="of:=[.E100]/2" table:style-name="ce41">
            <text:p>294095</text:p>
          </table:table-cell>
          <table:table-cell office:value-type="float" office:value="441142.45402476925" table:formula="of:=[.F100]*1.5" table:style-name="ce41">
            <text:p>441142</text:p>
          </table:table-cell>
          <table:table-cell office:value-type="float" office:value="535658.90596700006" table:style-name="ce41">
            <text:p>535659</text:p>
          </table:table-cell>
          <table:table-cell office:value-type="float" office:value="267829.45298350003" table:formula="of:=[.H100]/2" table:style-name="ce41">
            <text:p>267829</text:p>
          </table:table-cell>
          <table:table-cell office:value-type="float" office:value="590764.09168399998" table:style-name="ce41">
            <text:p>590764</text:p>
          </table:table-cell>
          <table:table-cell office:value-type="float" office:value="295382.04584199999" table:formula="of:=[.J100]/2" table:style-name="ce41">
            <text:p>295382</text:p>
          </table:table-cell>
          <table:table-cell office:value-type="float" office:value="690424.02158099995" table:style-name="ce41">
            <text:p>690424</text:p>
          </table:table-cell>
          <table:table-cell office:value-type="float" office:value="345212.01079049997" table:formula="of:=[.L100]/2" table:style-name="ce41">
            <text:p>345212</text:p>
          </table:table-cell>
          <table:table-cell table:style-name="ce41"/>
          <table:table-cell office:value-type="float" office:value="623929.65177296568" table:formula="of:=[.O99]*1.03" table:style-name="ce41">
            <text:p>623930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0" table:style-name="ce36"/>
          <table:table-cell table:style-name="ce47"/>
          <table:table-cell table:number-columns-repeated="4" table:style-name="ce36"/>
          <table:table-cell office:value-type="float" office:value="396.76" table:formula="of:=-0.06*(([.A100]-1963)^2)+8.5*([.A100]-1963)+140" table:style-name="ce31">
            <text:p>396.8</text:p>
          </table:table-cell>
          <table:table-cell office:value-type="float" office:value="446.76" table:formula="of:=[.DG100]+50" table:style-name="ce42">
            <text:p>446.8</text:p>
          </table:table-cell>
          <table:table-cell office:value-type="float" office:value="346.76" table:formula="of:=[.DG100]-50" table:style-name="ce42">
            <text:p>346.8</text:p>
          </table:table-cell>
          <table:table-cell office:value-type="float" office:value="496.76" table:formula="of:=[.DG100]+100" table:style-name="ce42">
            <text:p>496.8</text:p>
          </table:table-cell>
          <table:table-cell office:value-type="float" office:value="296.76" table:formula="of:=[.DG100]-100" table:style-name="ce42">
            <text:p>296.8</text:p>
          </table:table-cell>
          <table:table-cell office:value-type="float" office:value="473.9" table:formula="of:=-0.025*(([.A100]-1963)^2)+5.5*([.A100]-1963)+175" table:style-name="ce31">
            <text:p>473.9</text:p>
          </table:table-cell>
          <table:table-cell table:number-columns-repeated="16268"/>
        </table:table-row>
        <table:table-row table:style-name="ro3">
          <table:table-cell office:value-type="float" office:value="2062" table:style-name="ce19">
            <text:p>2062</text:p>
          </table:table-cell>
          <table:table-cell office:value-type="float" office:value="50359999.063408405" table:style-name="ce15">
            <text:p>50359999</text:p>
          </table:table-cell>
          <table:table-cell office:value-type="float" office:value="15265908.189541997" table:style-name="ce41">
            <text:p>15265908</text:p>
          </table:table-cell>
          <table:table-cell table:style-name="ce108"/>
          <table:table-cell office:value-type="float" office:value="587150.31498238456" table:formula="of:=[.C101]/26" table:style-name="ce41">
            <text:p>587150</text:p>
          </table:table-cell>
          <table:table-cell office:value-type="float" office:value="293575.15749119228" table:formula="of:=[.E101]/2" table:style-name="ce41">
            <text:p>293575</text:p>
          </table:table-cell>
          <table:table-cell office:value-type="float" office:value="440362.73623678845" table:formula="of:=[.F101]*1.5" table:style-name="ce41">
            <text:p>440363</text:p>
          </table:table-cell>
          <table:table-cell office:value-type="float" office:value="540644.09927100001" table:style-name="ce41">
            <text:p>540644</text:p>
          </table:table-cell>
          <table:table-cell office:value-type="float" office:value="270322.04963550001" table:formula="of:=[.H101]/2" table:style-name="ce41">
            <text:p>270322</text:p>
          </table:table-cell>
          <table:table-cell office:value-type="float" office:value="588298.29584200005" table:style-name="ce41">
            <text:p>588298</text:p>
          </table:table-cell>
          <table:table-cell office:value-type="float" office:value="294149.14792100003" table:formula="of:=[.J101]/2" table:style-name="ce41">
            <text:p>294149</text:p>
          </table:table-cell>
          <table:table-cell office:value-type="float" office:value="690374.09718699998" table:style-name="ce41">
            <text:p>690374</text:p>
          </table:table-cell>
          <table:table-cell office:value-type="float" office:value="345187.04859349999" table:formula="of:=[.L101]/2" table:style-name="ce41">
            <text:p>345187</text:p>
          </table:table-cell>
          <table:table-cell table:style-name="ce41"/>
          <table:table-cell office:value-type="float" office:value="642647.54132615472" table:formula="of:=[.O100]*1.03" table:style-name="ce41">
            <text:p>642648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93.44000000000005" table:formula="of:=-0.06*(([.A101]-1963)^2)+8.5*([.A101]-1963)+140" table:style-name="ce31">
            <text:p>393.4</text:p>
          </table:table-cell>
          <table:table-cell office:value-type="float" office:value="443.44000000000005" table:formula="of:=[.DG101]+50" table:style-name="ce42">
            <text:p>443.4</text:p>
          </table:table-cell>
          <table:table-cell office:value-type="float" office:value="343.44000000000005" table:formula="of:=[.DG101]-50" table:style-name="ce42">
            <text:p>343.4</text:p>
          </table:table-cell>
          <table:table-cell office:value-type="float" office:value="493.44000000000005" table:formula="of:=[.DG101]+100" table:style-name="ce42">
            <text:p>493.4</text:p>
          </table:table-cell>
          <table:table-cell office:value-type="float" office:value="293.44000000000005" table:formula="of:=[.DG101]-100" table:style-name="ce42">
            <text:p>293.4</text:p>
          </table:table-cell>
          <table:table-cell office:value-type="float" office:value="474.47500000000002" table:formula="of:=-0.025*(([.A101]-1963)^2)+5.5*([.A101]-1963)+175" table:style-name="ce31">
            <text:p>474.5</text:p>
          </table:table-cell>
          <table:table-cell table:number-columns-repeated="16268"/>
        </table:table-row>
        <table:table-row table:style-name="ro3">
          <table:table-cell office:value-type="float" office:value="2063" table:style-name="ce19">
            <text:p>2063</text:p>
          </table:table-cell>
          <table:table-cell office:value-type="float" office:value="50379523.408799686" table:style-name="ce15">
            <text:p>50379523</text:p>
          </table:table-cell>
          <table:table-cell office:value-type="float" office:value="15246362.933799002" table:style-name="ce41">
            <text:p>15246363</text:p>
          </table:table-cell>
          <table:table-cell table:style-name="ce108"/>
          <table:table-cell office:value-type="float" office:value="586398.57437688473" table:formula="of:=[.C102]/26" table:style-name="ce41">
            <text:p>586399</text:p>
          </table:table-cell>
          <table:table-cell office:value-type="float" office:value="293199.28718844237" table:formula="of:=[.E102]/2" table:style-name="ce41">
            <text:p>293199</text:p>
          </table:table-cell>
          <table:table-cell office:value-type="float" office:value="439798.93078266352" table:formula="of:=[.F102]*1.5" table:style-name="ce41">
            <text:p>439799</text:p>
          </table:table-cell>
          <table:table-cell office:value-type="float" office:value="546368.08150099998" table:style-name="ce41">
            <text:p>546368</text:p>
          </table:table-cell>
          <table:table-cell office:value-type="float" office:value="273184.04075049999" table:formula="of:=[.H102]/2" table:style-name="ce41">
            <text:p>273184</text:p>
          </table:table-cell>
          <table:table-cell office:value-type="float" office:value="586545.58936900005" table:style-name="ce41">
            <text:p>586546</text:p>
          </table:table-cell>
          <table:table-cell office:value-type="float" office:value="293272.79468450003" table:formula="of:=[.J102]/2" table:style-name="ce41">
            <text:p>293273</text:p>
          </table:table-cell>
          <table:table-cell office:value-type="float" office:value="678735.50010900002" table:style-name="ce41">
            <text:p>678736</text:p>
          </table:table-cell>
          <table:table-cell office:value-type="float" office:value="339367.75005450001" table:formula="of:=[.L102]/2" table:style-name="ce41">
            <text:p>339368</text:p>
          </table:table-cell>
          <table:table-cell table:style-name="ce41"/>
          <table:table-cell office:value-type="float" office:value="661926.96756593941" table:formula="of:=[.O101]*1.03" table:style-name="ce41">
            <text:p>661927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90" table:formula="of:=-0.06*(([.A102]-1963)^2)+8.5*([.A102]-1963)+140" table:style-name="ce31">
            <text:p>390.0</text:p>
          </table:table-cell>
          <table:table-cell office:value-type="float" office:value="440" table:formula="of:=[.DG102]+50" table:style-name="ce42">
            <text:p>440.0</text:p>
          </table:table-cell>
          <table:table-cell office:value-type="float" office:value="340" table:formula="of:=[.DG102]-50" table:style-name="ce42">
            <text:p>340.0</text:p>
          </table:table-cell>
          <table:table-cell office:value-type="float" office:value="490" table:formula="of:=[.DG102]+100" table:style-name="ce42">
            <text:p>490.0</text:p>
          </table:table-cell>
          <table:table-cell office:value-type="float" office:value="290" table:formula="of:=[.DG102]-100" table:style-name="ce42">
            <text:p>290.0</text:p>
          </table:table-cell>
          <table:table-cell office:value-type="float" office:value="475" table:formula="of:=-0.025*(([.A102]-1963)^2)+5.5*([.A102]-1963)+175" table:style-name="ce31">
            <text:p>475.0</text:p>
          </table:table-cell>
          <table:table-cell table:number-columns-repeated="16268"/>
        </table:table-row>
        <table:table-row table:style-name="ro3">
          <table:table-cell office:value-type="float" office:value="2064" table:style-name="ce19">
            <text:p>2064</text:p>
          </table:table-cell>
          <table:table-cell office:value-type="float" office:value="50403160.170872502" table:style-name="ce15">
            <text:p>50403160</text:p>
          </table:table-cell>
          <table:table-cell office:value-type="float" office:value="15245547.482651999" table:style-name="ce41">
            <text:p>15245547</text:p>
          </table:table-cell>
          <table:table-cell table:style-name="ce108"/>
          <table:table-cell office:value-type="float" office:value="586367.21087123069" table:formula="of:=[.C103]/26" table:style-name="ce41">
            <text:p>586367</text:p>
          </table:table-cell>
          <table:table-cell office:value-type="float" office:value="293183.60543561535" table:formula="of:=[.E103]/2" table:style-name="ce41">
            <text:p>293184</text:p>
          </table:table-cell>
          <table:table-cell office:value-type="float" office:value="439775.40815342299" table:formula="of:=[.F103]*1.5" table:style-name="ce41">
            <text:p>439775</text:p>
          </table:table-cell>
          <table:table-cell office:value-type="float" office:value="552744.28050600004" table:style-name="ce41">
            <text:p>552744</text:p>
          </table:table-cell>
          <table:table-cell office:value-type="float" office:value="276372.14025300002" table:formula="of:=[.H103]/2" table:style-name="ce41">
            <text:p>276372</text:p>
          </table:table-cell>
          <table:table-cell office:value-type="float" office:value="585614.43457000004" table:style-name="ce41">
            <text:p>585614</text:p>
          </table:table-cell>
          <table:table-cell office:value-type="float" office:value="292807.21728500002" table:formula="of:=[.J103]/2" table:style-name="ce41">
            <text:p>292807</text:p>
          </table:table-cell>
          <table:table-cell office:value-type="float" office:value="660833.55361199996" table:style-name="ce41">
            <text:p>660834</text:p>
          </table:table-cell>
          <table:table-cell office:value-type="float" office:value="330416.77680599998" table:formula="of:=[.L103]/2" table:style-name="ce41">
            <text:p>330417</text:p>
          </table:table-cell>
          <table:table-cell table:style-name="ce41"/>
          <table:table-cell office:value-type="float" office:value="681784.77659291762" table:formula="of:=[.O102]*1.03" table:style-name="ce41">
            <text:p>68178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86.44000000000005" table:formula="of:=-0.06*(([.A103]-1963)^2)+8.5*([.A103]-1963)+140" table:style-name="ce31">
            <text:p>386.4</text:p>
          </table:table-cell>
          <table:table-cell office:value-type="float" office:value="436.44000000000005" table:formula="of:=[.DG103]+50" table:style-name="ce42">
            <text:p>436.4</text:p>
          </table:table-cell>
          <table:table-cell office:value-type="float" office:value="336.44000000000005" table:formula="of:=[.DG103]-50" table:style-name="ce42">
            <text:p>336.4</text:p>
          </table:table-cell>
          <table:table-cell office:value-type="float" office:value="486.44000000000005" table:formula="of:=[.DG103]+100" table:style-name="ce42">
            <text:p>486.4</text:p>
          </table:table-cell>
          <table:table-cell office:value-type="float" office:value="286.44000000000005" table:formula="of:=[.DG103]-100" table:style-name="ce42">
            <text:p>286.4</text:p>
          </table:table-cell>
          <table:table-cell office:value-type="float" office:value="475.47500000000002" table:formula="of:=-0.025*(([.A103]-1963)^2)+5.5*([.A103]-1963)+175" table:style-name="ce31">
            <text:p>475.5</text:p>
          </table:table-cell>
          <table:table-cell table:number-columns-repeated="16268"/>
        </table:table-row>
        <table:table-row table:style-name="ro3">
          <table:table-cell office:value-type="float" office:value="2065" table:style-name="ce19">
            <text:p>2065</text:p>
          </table:table-cell>
          <table:table-cell office:value-type="float" office:value="50431968.111927852" table:style-name="ce15">
            <text:p>50431968</text:p>
          </table:table-cell>
          <table:table-cell office:value-type="float" office:value="15269196.808126001" table:style-name="ce41">
            <text:p>15269197</text:p>
          </table:table-cell>
          <table:table-cell table:style-name="ce108"/>
          <table:table-cell office:value-type="float" office:value="587276.80031253851" table:formula="of:=[.C104]/26" table:style-name="ce41">
            <text:p>587277</text:p>
          </table:table-cell>
          <table:table-cell office:value-type="float" office:value="293638.40015626926" table:formula="of:=[.E104]/2" table:style-name="ce41">
            <text:p>293638</text:p>
          </table:table-cell>
          <table:table-cell office:value-type="float" office:value="440457.60023440386" table:formula="of:=[.F104]*1.5" table:style-name="ce41">
            <text:p>440458</text:p>
          </table:table-cell>
          <table:table-cell office:value-type="float" office:value="559645.17728099995" table:style-name="ce41">
            <text:p>559645</text:p>
          </table:table-cell>
          <table:table-cell office:value-type="float" office:value="279822.58864049998" table:formula="of:=[.H104]/2" table:style-name="ce41">
            <text:p>279823</text:p>
          </table:table-cell>
          <table:table-cell office:value-type="float" office:value="585495.56062600005" table:style-name="ce41">
            <text:p>585496</text:p>
          </table:table-cell>
          <table:table-cell office:value-type="float" office:value="292747.78031300002" table:formula="of:=[.J104]/2" table:style-name="ce41">
            <text:p>292748</text:p>
          </table:table-cell>
          <table:table-cell office:value-type="float" office:value="668111.38271399995" table:style-name="ce41">
            <text:p>668111</text:p>
          </table:table-cell>
          <table:table-cell office:value-type="float" office:value="334055.69135699997" table:formula="of:=[.L104]/2" table:style-name="ce41">
            <text:p>334056</text:p>
          </table:table-cell>
          <table:table-cell table:style-name="ce41"/>
          <table:table-cell office:value-type="float" office:value="702238.31989070517" table:formula="of:=[.O103]*1.03" table:style-name="ce41">
            <text:p>702238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82.76" table:formula="of:=-0.06*(([.A104]-1963)^2)+8.5*([.A104]-1963)+140" table:style-name="ce31">
            <text:p>382.8</text:p>
          </table:table-cell>
          <table:table-cell office:value-type="float" office:value="432.76" table:formula="of:=[.DG104]+50" table:style-name="ce42">
            <text:p>432.8</text:p>
          </table:table-cell>
          <table:table-cell office:value-type="float" office:value="332.76" table:formula="of:=[.DG104]-50" table:style-name="ce42">
            <text:p>332.8</text:p>
          </table:table-cell>
          <table:table-cell office:value-type="float" office:value="482.76" table:formula="of:=[.DG104]+100" table:style-name="ce42">
            <text:p>482.8</text:p>
          </table:table-cell>
          <table:table-cell office:value-type="float" office:value="282.76" table:formula="of:=[.DG104]-100" table:style-name="ce42">
            <text:p>282.8</text:p>
          </table:table-cell>
          <table:table-cell office:value-type="float" office:value="475.9" table:formula="of:=-0.025*(([.A104]-1963)^2)+5.5*([.A104]-1963)+175" table:style-name="ce31">
            <text:p>475.9</text:p>
          </table:table-cell>
          <table:table-cell table:number-columns-repeated="16268"/>
        </table:table-row>
        <table:table-row table:style-name="ro3">
          <table:table-cell office:value-type="float" office:value="2066" table:style-name="ce19">
            <text:p>2066</text:p>
          </table:table-cell>
          <table:table-cell office:value-type="float" office:value="50467212.829404324" table:style-name="ce15">
            <text:p>50467213</text:p>
          </table:table-cell>
          <table:table-cell office:value-type="float" office:value="15291475.850505002" table:style-name="ce41">
            <text:p>15291476</text:p>
          </table:table-cell>
          <table:table-cell table:style-name="ce108"/>
          <table:table-cell office:value-type="float" office:value="588133.68655788468" table:formula="of:=[.C105]/26" table:style-name="ce41">
            <text:p>588134</text:p>
          </table:table-cell>
          <table:table-cell office:value-type="float" office:value="294066.84327894234" table:formula="of:=[.E105]/2" table:style-name="ce41">
            <text:p>294067</text:p>
          </table:table-cell>
          <table:table-cell office:value-type="float" office:value="441100.26491841348" table:formula="of:=[.F105]*1.5" table:style-name="ce41">
            <text:p>441100</text:p>
          </table:table-cell>
          <table:table-cell office:value-type="float" office:value="566149.76716499997" table:style-name="ce41">
            <text:p>566150</text:p>
          </table:table-cell>
          <table:table-cell office:value-type="float" office:value="283074.88358249998" table:formula="of:=[.H105]/2" table:style-name="ce41">
            <text:p>283075</text:p>
          </table:table-cell>
          <table:table-cell office:value-type="float" office:value="586171.34084399999" table:style-name="ce41">
            <text:p>586171</text:p>
          </table:table-cell>
          <table:table-cell office:value-type="float" office:value="293085.670422" table:formula="of:=[.J105]/2" table:style-name="ce41">
            <text:p>293086</text:p>
          </table:table-cell>
          <table:table-cell office:value-type="float" office:value="665830.42997599998" table:style-name="ce41">
            <text:p>665830</text:p>
          </table:table-cell>
          <table:table-cell office:value-type="float" office:value="332915.21498799999" table:formula="of:=[.L105]/2" table:style-name="ce41">
            <text:p>332915</text:p>
          </table:table-cell>
          <table:table-cell table:style-name="ce41"/>
          <table:table-cell office:value-type="float" office:value="723305.46948742634" table:formula="of:=[.O104]*1.03" table:style-name="ce41">
            <text:p>72330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78.96000000000004" table:formula="of:=-0.06*(([.A105]-1963)^2)+8.5*([.A105]-1963)+140" table:style-name="ce31">
            <text:p>379.0</text:p>
          </table:table-cell>
          <table:table-cell office:value-type="float" office:value="428.96000000000004" table:formula="of:=[.DG105]+50" table:style-name="ce42">
            <text:p>429.0</text:p>
          </table:table-cell>
          <table:table-cell office:value-type="float" office:value="328.96000000000004" table:formula="of:=[.DG105]-50" table:style-name="ce42">
            <text:p>329.0</text:p>
          </table:table-cell>
          <table:table-cell office:value-type="float" office:value="478.96000000000004" table:formula="of:=[.DG105]+100" table:style-name="ce42">
            <text:p>479.0</text:p>
          </table:table-cell>
          <table:table-cell office:value-type="float" office:value="278.96000000000004" table:formula="of:=[.DG105]-100" table:style-name="ce42">
            <text:p>279.0</text:p>
          </table:table-cell>
          <table:table-cell office:value-type="float" office:value="476.27499999999998" table:formula="of:=-0.025*(([.A105]-1963)^2)+5.5*([.A105]-1963)+175" table:style-name="ce31">
            <text:p>476.3</text:p>
          </table:table-cell>
          <table:table-cell table:number-columns-repeated="16268"/>
        </table:table-row>
        <table:table-row table:style-name="ro3">
          <table:table-cell office:value-type="float" office:value="2067" table:style-name="ce19">
            <text:p>2067</text:p>
          </table:table-cell>
          <table:table-cell office:value-type="float" office:value="50509906.803743988" table:style-name="ce15">
            <text:p>50509907</text:p>
          </table:table-cell>
          <table:table-cell office:value-type="float" office:value="15321136.472655" table:style-name="ce41">
            <text:p>15321136</text:p>
          </table:table-cell>
          <table:table-cell table:style-name="ce108"/>
          <table:table-cell office:value-type="float" office:value="589274.47971750004" table:formula="of:=[.C106]/26" table:style-name="ce41">
            <text:p>589274</text:p>
          </table:table-cell>
          <table:table-cell office:value-type="float" office:value="294637.23985875002" table:formula="of:=[.E106]/2" table:style-name="ce41">
            <text:p>294637</text:p>
          </table:table-cell>
          <table:table-cell office:value-type="float" office:value="441955.85978812503" table:formula="of:=[.F106]*1.5" table:style-name="ce41">
            <text:p>441956</text:p>
          </table:table-cell>
          <table:table-cell office:value-type="float" office:value="572749.20403999998" table:style-name="ce41">
            <text:p>572749</text:p>
          </table:table-cell>
          <table:table-cell office:value-type="float" office:value="286374.60201999999" table:formula="of:=[.H106]/2" table:style-name="ce41">
            <text:p>286375</text:p>
          </table:table-cell>
          <table:table-cell office:value-type="float" office:value="587641.95743900002" table:style-name="ce41">
            <text:p>587642</text:p>
          </table:table-cell>
          <table:table-cell office:value-type="float" office:value="293820.97871950001" table:formula="of:=[.J106]/2" table:style-name="ce41">
            <text:p>293821</text:p>
          </table:table-cell>
          <table:table-cell office:value-type="float" office:value="660813.28320900002" table:style-name="ce41">
            <text:p>660813</text:p>
          </table:table-cell>
          <table:table-cell office:value-type="float" office:value="330406.64160450001" table:formula="of:=[.L106]/2" table:style-name="ce41">
            <text:p>330407</text:p>
          </table:table-cell>
          <table:table-cell table:style-name="ce41"/>
          <table:table-cell office:value-type="float" office:value="745004.63357204909" table:formula="of:=[.O105]*1.03" table:style-name="ce41">
            <text:p>74500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75.04000000000008" table:formula="of:=-0.06*(([.A106]-1963)^2)+8.5*([.A106]-1963)+140" table:style-name="ce31">
            <text:p>375.0</text:p>
          </table:table-cell>
          <table:table-cell office:value-type="float" office:value="425.04000000000008" table:formula="of:=[.DG106]+50" table:style-name="ce42">
            <text:p>425.0</text:p>
          </table:table-cell>
          <table:table-cell office:value-type="float" office:value="325.04000000000008" table:formula="of:=[.DG106]-50" table:style-name="ce42">
            <text:p>325.0</text:p>
          </table:table-cell>
          <table:table-cell office:value-type="float" office:value="475.04000000000008" table:formula="of:=[.DG106]+100" table:style-name="ce42">
            <text:p>475.0</text:p>
          </table:table-cell>
          <table:table-cell office:value-type="float" office:value="275.04000000000008" table:formula="of:=[.DG106]-100" table:style-name="ce42">
            <text:p>275.0</text:p>
          </table:table-cell>
          <table:table-cell office:value-type="float" office:value="476.59999999999997" table:formula="of:=-0.025*(([.A106]-1963)^2)+5.5*([.A106]-1963)+175" table:style-name="ce31">
            <text:p>476.6</text:p>
          </table:table-cell>
          <table:table-cell table:number-columns-repeated="16268"/>
        </table:table-row>
        <table:table-row table:style-name="ro3">
          <table:table-cell office:value-type="float" office:value="2068" table:style-name="ce19">
            <text:p>2068</text:p>
          </table:table-cell>
          <table:table-cell office:value-type="float" office:value="50560885.739680126" table:style-name="ce15">
            <text:p>50560886</text:p>
          </table:table-cell>
          <table:table-cell office:value-type="float" office:value="15360029.999605" table:style-name="ce41">
            <text:p>15360030</text:p>
          </table:table-cell>
          <table:table-cell table:style-name="ce108"/>
          <table:table-cell office:value-type="float" office:value="590770.38460019231" table:formula="of:=[.C107]/26" table:style-name="ce41">
            <text:p>590770</text:p>
          </table:table-cell>
          <table:table-cell office:value-type="float" office:value="295385.19230009615" table:formula="of:=[.E107]/2" table:style-name="ce41">
            <text:p>295385</text:p>
          </table:table-cell>
          <table:table-cell office:value-type="float" office:value="443077.78845014423" table:formula="of:=[.F107]*1.5" table:style-name="ce41">
            <text:p>443078</text:p>
          </table:table-cell>
          <table:table-cell office:value-type="float" office:value="579244.57840500004" table:style-name="ce41">
            <text:p>579245</text:p>
          </table:table-cell>
          <table:table-cell office:value-type="float" office:value="289622.28920250002" table:formula="of:=[.H107]/2" table:style-name="ce41">
            <text:p>289622</text:p>
          </table:table-cell>
          <table:table-cell office:value-type="float" office:value="589915.11751200003" table:style-name="ce41">
            <text:p>589915</text:p>
          </table:table-cell>
          <table:table-cell office:value-type="float" office:value="294957.55875600001" table:formula="of:=[.J107]/2" table:style-name="ce41">
            <text:p>294958</text:p>
          </table:table-cell>
          <table:table-cell office:value-type="float" office:value="647299.58405900002" table:style-name="ce41">
            <text:p>647300</text:p>
          </table:table-cell>
          <table:table-cell office:value-type="float" office:value="323649.79202950001" table:formula="of:=[.L107]/2" table:style-name="ce41">
            <text:p>323650</text:p>
          </table:table-cell>
          <table:table-cell table:style-name="ce41"/>
          <table:table-cell office:value-type="float" office:value="767354.77257921058" table:formula="of:=[.O106]*1.03" table:style-name="ce41">
            <text:p>76735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71" table:formula="of:=-0.06*(([.A107]-1963)^2)+8.5*([.A107]-1963)+140" table:style-name="ce31">
            <text:p>371.0</text:p>
          </table:table-cell>
          <table:table-cell office:value-type="float" office:value="421" table:formula="of:=[.DG107]+50" table:style-name="ce42">
            <text:p>421.0</text:p>
          </table:table-cell>
          <table:table-cell office:value-type="float" office:value="321" table:formula="of:=[.DG107]-50" table:style-name="ce42">
            <text:p>321.0</text:p>
          </table:table-cell>
          <table:table-cell office:value-type="float" office:value="471" table:formula="of:=[.DG107]+100" table:style-name="ce42">
            <text:p>471.0</text:p>
          </table:table-cell>
          <table:table-cell office:value-type="float" office:value="271" table:formula="of:=[.DG107]-100" table:style-name="ce42">
            <text:p>271.0</text:p>
          </table:table-cell>
          <table:table-cell office:value-type="float" office:value="476.875" table:formula="of:=-0.025*(([.A107]-1963)^2)+5.5*([.A107]-1963)+175" table:style-name="ce31">
            <text:p>476.9</text:p>
          </table:table-cell>
          <table:table-cell table:number-columns-repeated="16268"/>
        </table:table-row>
        <table:table-row table:style-name="ro3">
          <table:table-cell office:value-type="float" office:value="2069" table:style-name="ce19">
            <text:p>2069</text:p>
          </table:table-cell>
          <table:table-cell office:value-type="float" office:value="50621035.150276914" table:style-name="ce15">
            <text:p>50621035</text:p>
          </table:table-cell>
          <table:table-cell office:value-type="float" office:value="15415713.370708" table:style-name="ce41">
            <text:p>15415713</text:p>
          </table:table-cell>
          <table:table-cell table:style-name="ce108"/>
          <table:table-cell office:value-type="float" office:value="592912.05271953845" table:formula="of:=[.C108]/26" table:style-name="ce41">
            <text:p>592912</text:p>
          </table:table-cell>
          <table:table-cell office:value-type="float" office:value="296456.02635976922" table:formula="of:=[.E108]/2" table:style-name="ce41">
            <text:p>296456</text:p>
          </table:table-cell>
          <table:table-cell office:value-type="float" office:value="444684.03953965381" table:formula="of:=[.F108]*1.5" table:style-name="ce41">
            <text:p>444684</text:p>
          </table:table-cell>
          <table:table-cell office:value-type="float" office:value="585443.35030000005" table:style-name="ce41">
            <text:p>585443</text:p>
          </table:table-cell>
          <table:table-cell office:value-type="float" office:value="292721.67515000002" table:formula="of:=[.H108]/2" table:style-name="ce41">
            <text:p>292722</text:p>
          </table:table-cell>
          <table:table-cell office:value-type="float" office:value="592964.33088200004" table:style-name="ce41">
            <text:p>592964</text:p>
          </table:table-cell>
          <table:table-cell office:value-type="float" office:value="296482.16544100002" table:formula="of:=[.J108]/2" table:style-name="ce41">
            <text:p>296482</text:p>
          </table:table-cell>
          <table:table-cell office:value-type="float" office:value="631249.16354600003" table:style-name="ce41">
            <text:p>631249</text:p>
          </table:table-cell>
          <table:table-cell office:value-type="float" office:value="315624.58177300001" table:formula="of:=[.L108]/2" table:style-name="ce41">
            <text:p>315625</text:p>
          </table:table-cell>
          <table:table-cell table:style-name="ce41"/>
          <table:table-cell office:value-type="float" office:value="790375.41575658694" table:formula="of:=[.O107]*1.03" table:style-name="ce41">
            <text:p>790375</text:p>
          </table:table-cell>
          <table:table-cell table:style-name="ce36"/>
          <table:table-cell table:style-name="ce12"/>
          <table:table-cell table:number-columns-repeated="14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66.84000000000003" table:formula="of:=-0.06*(([.A108]-1963)^2)+8.5*([.A108]-1963)+140" table:style-name="ce31">
            <text:p>366.8</text:p>
          </table:table-cell>
          <table:table-cell office:value-type="float" office:value="416.84000000000003" table:formula="of:=[.DG108]+50" table:style-name="ce42">
            <text:p>416.8</text:p>
          </table:table-cell>
          <table:table-cell office:value-type="float" office:value="316.84000000000003" table:formula="of:=[.DG108]-50" table:style-name="ce42">
            <text:p>316.8</text:p>
          </table:table-cell>
          <table:table-cell office:value-type="float" office:value="466.84000000000003" table:formula="of:=[.DG108]+100" table:style-name="ce42">
            <text:p>466.8</text:p>
          </table:table-cell>
          <table:table-cell office:value-type="float" office:value="266.84000000000003" table:formula="of:=[.DG108]-100" table:style-name="ce42">
            <text:p>266.8</text:p>
          </table:table-cell>
          <table:table-cell office:value-type="float" office:value="477.09999999999997" table:formula="of:=-0.025*(([.A108]-1963)^2)+5.5*([.A108]-1963)+175" table:style-name="ce31">
            <text:p>477.1</text:p>
          </table:table-cell>
          <table:table-cell table:number-columns-repeated="16268"/>
        </table:table-row>
        <table:table-row table:style-name="ro3">
          <table:table-cell office:value-type="float" office:value="2070" table:style-name="ce19">
            <text:p>2070</text:p>
          </table:table-cell>
          <table:table-cell office:value-type="float" office:value="50690990.215817258" table:style-name="ce15">
            <text:p>50690990</text:p>
          </table:table-cell>
          <table:table-cell office:value-type="float" office:value="15489799.994334999" table:style-name="ce41">
            <text:p>15489800</text:p>
          </table:table-cell>
          <table:table-cell table:style-name="ce108"/>
          <table:table-cell office:value-type="float" office:value="595761.53824365383" table:formula="of:=[.C109]/26" table:style-name="ce41">
            <text:p>595762</text:p>
          </table:table-cell>
          <table:table-cell office:value-type="float" office:value="297880.76912182692" table:formula="of:=[.E109]/2" table:style-name="ce41">
            <text:p>297881</text:p>
          </table:table-cell>
          <table:table-cell office:value-type="float" office:value="446821.15368274041" table:formula="of:=[.F109]*1.5" table:style-name="ce41">
            <text:p>446821</text:p>
          </table:table-cell>
          <table:table-cell office:value-type="float" office:value="591170.35224299994" table:style-name="ce41">
            <text:p>591170</text:p>
          </table:table-cell>
          <table:table-cell office:value-type="float" office:value="295585.17612149997" table:formula="of:=[.H109]/2" table:style-name="ce41">
            <text:p>295585</text:p>
          </table:table-cell>
          <table:table-cell office:value-type="float" office:value="596784.95242700004" table:style-name="ce41">
            <text:p>596785</text:p>
          </table:table-cell>
          <table:table-cell office:value-type="float" office:value="298392.47621350002" table:formula="of:=[.J109]/2" table:style-name="ce41">
            <text:p>298392</text:p>
          </table:table-cell>
          <table:table-cell office:value-type="float" office:value="621442.19025300001" table:style-name="ce41">
            <text:p>621442</text:p>
          </table:table-cell>
          <table:table-cell office:value-type="float" office:value="310721.0951265" table:formula="of:=[.L109]/2" table:style-name="ce41">
            <text:p>310721</text:p>
          </table:table-cell>
          <table:table-cell table:style-name="ce41"/>
          <table:table-cell office:value-type="float" office:value="814086.67822928459" table:formula="of:=[.O108]*1.03" table:style-name="ce41">
            <text:p>814087</text:p>
          </table:table-cell>
          <table:table-cell table:number-columns-repeated="16" table:style-name="ce36"/>
          <table:table-cell table:number-columns-repeated="9" table:style-name="ce110"/>
          <table:table-cell table:style-name="ce36"/>
          <table:table-cell table:number-columns-repeated="5" table:style-name="ce110"/>
          <table:table-cell table:number-columns-repeated="4" table:style-name="ce36"/>
          <table:table-cell table:number-columns-repeated="19" table:style-name="ce41"/>
          <table:table-cell table:number-columns-repeated="11" table:style-name="ce36"/>
          <table:table-cell table:number-columns-repeated="15" table:style-name="ce41"/>
          <table:table-cell table:number-columns-repeated="15" table:style-name="ce36"/>
          <table:table-cell office:value-type="float" office:value="362.56000000000006" table:formula="of:=-0.06*(([.A109]-1963)^2)+8.5*([.A109]-1963)+140" table:style-name="ce31">
            <text:p>362.6</text:p>
          </table:table-cell>
          <table:table-cell office:value-type="float" office:value="412.56000000000006" table:formula="of:=[.DG109]+50" table:style-name="ce42">
            <text:p>412.6</text:p>
          </table:table-cell>
          <table:table-cell office:value-type="float" office:value="312.56000000000006" table:formula="of:=[.DG109]-50" table:style-name="ce42">
            <text:p>312.6</text:p>
          </table:table-cell>
          <table:table-cell office:value-type="float" office:value="462.56000000000006" table:formula="of:=[.DG109]+100" table:style-name="ce42">
            <text:p>462.6</text:p>
          </table:table-cell>
          <table:table-cell office:value-type="float" office:value="262.56000000000006" table:formula="of:=[.DG109]-100" table:style-name="ce42">
            <text:p>262.6</text:p>
          </table:table-cell>
          <table:table-cell office:value-type="float" office:value="477.27499999999998" table:formula="of:=-0.025*(([.A109]-1963)^2)+5.5*([.A109]-1963)+175" table:style-name="ce31">
            <text:p>477.3</text:p>
          </table:table-cell>
          <table:table-cell table:number-columns-repeated="16268"/>
        </table:table-row>
        <table:table-row table:number-rows-repeated="3" table:style-name="ro4">
          <table:table-cell table:number-columns-repeated="96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number-rows-repeated="7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8" table:style-name="ce1"/>
          <table:table-cell table:style-name="ce77"/>
          <table:table-cell table:number-columns-repeated="16268"/>
        </table:table-row>
        <table:table-row table:number-rows-repeated="1048325" table:style-name="ro4">
          <table:table-cell table:number-columns-repeated="16384"/>
        </table:table-row>
      </table:table>
      <table:table table:name="Quarterly" table:style-name="ta2">
        <table:table-column table:style-name="co34" table:default-cell-style-name="ce63"/>
        <table:table-column table:style-name="co51" table:default-cell-style-name="ce1"/>
        <table:table-column table:style-name="co11" table:default-cell-style-name="ce1"/>
        <table:table-column table:style-name="co52" table:default-cell-style-name="ce1"/>
        <table:table-column table:style-name="co45" table:default-cell-style-name="ce1"/>
        <table:table-column table:style-name="co12" table:default-cell-style-name="ce1"/>
        <table:table-column table:style-name="co53" table:default-cell-style-name="ce1"/>
        <table:table-column table:style-name="co5" table:default-cell-style-name="ce1"/>
        <table:table-column table:style-name="co51" table:number-columns-repeated="6" table:default-cell-style-name="ce1"/>
        <table:table-column table:style-name="co54" table:default-cell-style-name="ce1"/>
        <table:table-column table:style-name="co55" table:default-cell-style-name="ce1"/>
        <table:table-column table:style-name="co51" table:number-columns-repeated="16368" table:default-cell-style-name="ce1"/>
        <table:table-row table:style-name="ro5">
          <table:table-cell office:value-type="string" table:style-name="ce57">
            <text:p>Quarter</text:p>
          </table:table-cell>
          <table:table-cell office:value-type="string" table:style-name="ce56">
            <text:p>HPI</text:p>
          </table:table-cell>
          <table:table-cell office:value-type="string" table:style-name="ce57">
            <text:p>Unemployment</text:p>
          </table:table-cell>
          <table:table-cell office:value-type="string" table:style-name="ce57">
            <text:p>Price Idealista</text:p>
          </table:table-cell>
          <table:table-cell office:value-type="string" table:style-name="ce57">
            <text:p>Price Notaries</text:p>
          </table:table-cell>
          <table:table-cell office:value-type="string" table:style-name="ce55">
            <text:p>Sales</text:p>
          </table:table-cell>
          <table:table-cell office:value-type="string" table:style-name="ce55">
            <text:p>Spread</text:p>
          </table:table-cell>
          <table:table-cell office:value-type="string" table:style-name="ce57">
            <text:p>Sharp change</text:p>
          </table:table-cell>
          <table:table-cell office:value-type="string" table:style-name="ce59">
            <text:p>Ide.1</text:p>
          </table:table-cell>
          <table:table-cell office:value-type="string" table:style-name="ce59">
            <text:p>Ide.2</text:p>
          </table:table-cell>
          <table:table-cell office:value-type="string" table:style-name="ce59">
            <text:p>Ide.3</text:p>
          </table:table-cell>
          <table:table-cell office:value-type="string" table:style-name="ce60">
            <text:p>Not.1</text:p>
          </table:table-cell>
          <table:table-cell office:value-type="string" table:style-name="ce60">
            <text:p>Not.2</text:p>
          </table:table-cell>
          <table:table-cell office:value-type="string" table:style-name="ce60">
            <text:p>Not.3</text:p>
          </table:table-cell>
          <table:table-cell office:value-type="string" table:number-columns-spanned="2" table:number-rows-spanned="1" table:style-name="ce138">
            <text:p>Construction period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61">
            <text:p>2007T1</text:p>
          </table:table-cell>
          <table:table-cell office:value-type="float" office:value="145.935" table:style-name="ce7">
            <text:p>146</text:p>
          </table:table-cell>
          <table:table-cell office:value-type="float" office:value="8.42" table:style-name="ce8">
            <text:p>8.4</text:p>
          </table:table-cell>
          <table:table-cell office:value-type="float" office:value="1995.6666666666667" table:formula="of:=AVERAGE([.I2:.K2])" table:style-name="ce7">
            <text:p>1996</text:p>
          </table:table-cell>
          <table:table-cell office:value-type="float" office:value="1756" table:formula="of:=AVERAGE([.L2:.N2])" table:style-name="ce7">
            <text:p>1756</text:p>
          </table:table-cell>
          <table:table-cell office:value-type="float" office:value="230023" table:style-name="ce7">
            <text:p>230023</text:p>
          </table:table-cell>
          <table:table-cell office:value-type="float" office:value="12.009353599465513" table:formula="of:=ABS((([.E2]*100/[.D2])-100)*-1)" table:style-name="ce7">
            <text:p>12</text:p>
          </table:table-cell>
          <table:table-cell office:value-type="float" office:value="1995.6666666666667" table:formula="of:=[.D2]" table:style-name="ce7">
            <text:p>1996</text:p>
          </table:table-cell>
          <table:table-cell office:value-type="float" office:value="1980" table:style-name="ce53">
            <text:p>1980</text:p>
          </table:table-cell>
          <table:table-cell office:value-type="float" office:value="1984" table:style-name="ce53">
            <text:p>1984</text:p>
          </table:table-cell>
          <table:table-cell office:value-type="float" office:value="2023" table:style-name="ce54">
            <text:p>2023</text:p>
          </table:table-cell>
          <table:table-cell office:value-type="float" office:value="1756" table:style-name="ce51">
            <text:p>1756</text:p>
          </table:table-cell>
          <table:table-cell office:value-type="float" office:value="1756" table:style-name="ce51">
            <text:p>1756</text:p>
          </table:table-cell>
          <table:table-cell office:value-type="float" office:value="1756" table:style-name="ce51">
            <text:p>1756</text:p>
          </table:table-cell>
          <table:table-cell office:value-type="string" table:style-name="ce5">
            <text:p>Before 1921</text:p>
          </table:table-cell>
          <table:table-cell office:value-type="float" office:value="855700" table:style-name="ce10">
            <text:p>8557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7T2</text:p>
          </table:table-cell>
          <table:table-cell office:value-type="float" office:value="150.10300000000001" table:style-name="ce7">
            <text:p>150</text:p>
          </table:table-cell>
          <table:table-cell office:value-type="float" office:value="7.93" table:style-name="ce8">
            <text:p>7.9</text:p>
          </table:table-cell>
          <table:table-cell office:value-type="float" office:value="2037.3333333333333" table:formula="of:=AVERAGE([.I3:.K3])" table:style-name="ce7">
            <text:p>2037</text:p>
          </table:table-cell>
          <table:table-cell office:value-type="float" office:value="1810.0966666666666" table:formula="of:=AVERAGE([.L3:.N3])" table:style-name="ce7">
            <text:p>1810</text:p>
          </table:table-cell>
          <table:table-cell office:value-type="float" office:value="202585" table:style-name="ce7">
            <text:p>202585</text:p>
          </table:table-cell>
          <table:table-cell office:value-type="float" office:value="11.153632198952877" table:formula="of:=ABS((([.E3]*100/[.D3])-100)*-1)" table:style-name="ce7">
            <text:p>11</text:p>
          </table:table-cell>
          <table:table-cell office:value-type="float" office:value="2091.4299999999998" table:formula="of:=[.D3]+([.E3]-[.E2])" table:style-name="ce7">
            <text:p>2091</text:p>
          </table:table-cell>
          <table:table-cell office:value-type="float" office:value="2015" table:style-name="ce53">
            <text:p>2015</text:p>
          </table:table-cell>
          <table:table-cell office:value-type="float" office:value="2044" table:style-name="ce53">
            <text:p>2044</text:p>
          </table:table-cell>
          <table:table-cell office:value-type="float" office:value="2053" table:style-name="ce54">
            <text:p>2053</text:p>
          </table:table-cell>
          <table:table-cell office:value-type="float" office:value="1773.54" table:style-name="ce58">
            <text:p>1774</text:p>
          </table:table-cell>
          <table:table-cell office:value-type="float" office:value="1806.79" table:style-name="ce58">
            <text:p>1807</text:p>
          </table:table-cell>
          <table:table-cell office:value-type="float" office:value="1849.96" table:style-name="ce52">
            <text:p>1850</text:p>
          </table:table-cell>
          <table:table-cell office:value-type="string" table:style-name="ce5">
            <text:p>1921-1940</text:p>
          </table:table-cell>
          <table:table-cell office:value-type="float" office:value="572400" table:style-name="ce10">
            <text:p>5724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7T3</text:p>
          </table:table-cell>
          <table:table-cell office:value-type="float" office:value="151.71899999999999" table:style-name="ce7">
            <text:p>152</text:p>
          </table:table-cell>
          <table:table-cell office:value-type="float" office:value="8.01" table:style-name="ce8">
            <text:p>8.0</text:p>
          </table:table-cell>
          <table:table-cell office:value-type="float" office:value="2031" table:formula="of:=AVERAGE([.I4:.K4])" table:style-name="ce7">
            <text:p>2031</text:p>
          </table:table-cell>
          <table:table-cell office:value-type="float" office:value="1782.9466666666667" table:formula="of:=AVERAGE([.L4:.N4])" table:style-name="ce7">
            <text:p>1783</text:p>
          </table:table-cell>
          <table:table-cell office:value-type="float" office:value="184326" table:style-name="ce7">
            <text:p>184326</text:p>
          </table:table-cell>
          <table:table-cell office:value-type="float" office:value="12.213359592975536" table:formula="of:=ABS((([.E4]*100/[.D4])-100)*-1)" table:style-name="ce7">
            <text:p>12</text:p>
          </table:table-cell>
          <table:table-cell office:value-type="float" office:value="2003.8500000000001" table:formula="of:=[.D4]+([.E4]-[.E3])" table:style-name="ce7">
            <text:p>2004</text:p>
          </table:table-cell>
          <table:table-cell office:value-type="float" office:value="2045" table:style-name="ce53">
            <text:p>2045</text:p>
          </table:table-cell>
          <table:table-cell office:value-type="float" office:value="2026" table:style-name="ce53">
            <text:p>2026</text:p>
          </table:table-cell>
          <table:table-cell office:value-type="float" office:value="2022" table:style-name="ce54">
            <text:p>2022</text:p>
          </table:table-cell>
          <table:table-cell office:value-type="float" office:value="1886.68" table:style-name="ce58">
            <text:p>1887</text:p>
          </table:table-cell>
          <table:table-cell office:value-type="float" office:value="1661.57" table:style-name="ce58">
            <text:p>1662</text:p>
          </table:table-cell>
          <table:table-cell office:value-type="float" office:value="1800.59" table:style-name="ce52">
            <text:p>1801</text:p>
          </table:table-cell>
          <table:table-cell office:value-type="string" table:style-name="ce5">
            <text:p>1941-1960</text:p>
          </table:table-cell>
          <table:table-cell office:value-type="float" office:value="1766500" table:style-name="ce10">
            <text:p>17665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7T4</text:p>
          </table:table-cell>
          <table:table-cell office:value-type="float" office:value="150.63999999999999" table:style-name="ce7">
            <text:p>151</text:p>
          </table:table-cell>
          <table:table-cell office:value-type="float" office:value="8.57" table:style-name="ce8">
            <text:p>8.6</text:p>
          </table:table-cell>
          <table:table-cell office:value-type="float" office:value="2036" table:formula="of:=AVERAGE([.I5:.K5])" table:style-name="ce7">
            <text:p>2036</text:p>
          </table:table-cell>
          <table:table-cell office:value-type="float" office:value="1812.3799999999999" table:formula="of:=AVERAGE([.L5:.N5])" table:style-name="ce7">
            <text:p>1812</text:p>
          </table:table-cell>
          <table:table-cell office:value-type="float" office:value="158366" table:style-name="ce7">
            <text:p>158366</text:p>
          </table:table-cell>
          <table:table-cell office:value-type="float" office:value="10.983300589390964" table:formula="of:=ABS((([.E5]*100/[.D5])-100)*-1)" table:style-name="ce7">
            <text:p>11</text:p>
          </table:table-cell>
          <table:table-cell office:value-type="float" office:value="2065.4333333333334" table:formula="of:=[.D5]+([.E5]-[.E4])" table:style-name="ce7">
            <text:p>2065</text:p>
          </table:table-cell>
          <table:table-cell office:value-type="float" office:value="2039" table:style-name="ce53">
            <text:p>2039</text:p>
          </table:table-cell>
          <table:table-cell office:value-type="float" office:value="2046" table:style-name="ce53">
            <text:p>2046</text:p>
          </table:table-cell>
          <table:table-cell office:value-type="float" office:value="2023" table:style-name="ce54">
            <text:p>2023</text:p>
          </table:table-cell>
          <table:table-cell office:value-type="float" office:value="1784.15" table:style-name="ce58">
            <text:p>1784</text:p>
          </table:table-cell>
          <table:table-cell office:value-type="float" office:value="1800.89" table:style-name="ce58">
            <text:p>1801</text:p>
          </table:table-cell>
          <table:table-cell office:value-type="float" office:value="1852.1" table:style-name="ce58">
            <text:p>1852</text:p>
          </table:table-cell>
          <table:table-cell office:value-type="string" table:style-name="ce5">
            <text:p>1961-1980</text:p>
          </table:table-cell>
          <table:table-cell office:value-type="float" office:value="6459300" table:style-name="ce10">
            <text:p>64593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1</text:p>
          </table:table-cell>
          <table:table-cell office:value-type="float" office:value="150.08199999999999" table:style-name="ce7">
            <text:p>150</text:p>
          </table:table-cell>
          <table:table-cell office:value-type="float" office:value="9.6" table:style-name="ce8">
            <text:p>9.6</text:p>
          </table:table-cell>
          <table:table-cell office:value-type="float" office:value="2013" table:formula="of:=AVERAGE([.I6:.K6])" table:style-name="ce7">
            <text:p>2013</text:p>
          </table:table-cell>
          <table:table-cell office:value-type="float" office:value="1779.1966666666667" table:formula="of:=AVERAGE([.L6:.N6])" table:style-name="ce7">
            <text:p>1779</text:p>
          </table:table-cell>
          <table:table-cell office:value-type="float" office:value="162267" table:style-name="ce7">
            <text:p>162267</text:p>
          </table:table-cell>
          <table:table-cell office:value-type="float" office:value="11.614671303195877" table:formula="of:=ABS((([.E6]*100/[.D6])-100)*-1)" table:style-name="ce7">
            <text:p>12</text:p>
          </table:table-cell>
          <table:table-cell office:value-type="float" office:value="1979.8166666666668" table:formula="of:=[.D6]+([.E6]-[.E5])" table:style-name="ce7">
            <text:p>1980</text:p>
          </table:table-cell>
          <table:table-cell office:value-type="float" office:value="2011" table:style-name="ce53">
            <text:p>2011</text:p>
          </table:table-cell>
          <table:table-cell office:value-type="float" office:value="2009" table:style-name="ce53">
            <text:p>2009</text:p>
          </table:table-cell>
          <table:table-cell office:value-type="float" office:value="2019" table:style-name="ce54">
            <text:p>2019</text:p>
          </table:table-cell>
          <table:table-cell office:value-type="float" office:value="1790.49" table:style-name="ce58">
            <text:p>1790</text:p>
          </table:table-cell>
          <table:table-cell office:value-type="float" office:value="1758.3" table:style-name="ce58">
            <text:p>1758</text:p>
          </table:table-cell>
          <table:table-cell office:value-type="float" office:value="1788.8" table:style-name="ce58">
            <text:p>1789</text:p>
          </table:table-cell>
          <table:table-cell office:value-type="string" table:style-name="ce5">
            <text:p>1981-2000</text:p>
          </table:table-cell>
          <table:table-cell office:value-type="float" office:value="5642500" table:style-name="ce10">
            <text:p>56425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2</text:p>
          </table:table-cell>
          <table:table-cell office:value-type="float" office:value="149.61799999999999" table:style-name="ce7">
            <text:p>150</text:p>
          </table:table-cell>
          <table:table-cell office:value-type="float" office:value="10.36" table:style-name="ce8">
            <text:p>10.4</text:p>
          </table:table-cell>
          <table:table-cell office:value-type="float" office:value="2014.6666666666667" table:formula="of:=AVERAGE([.I7:.K7])" table:style-name="ce7">
            <text:p>2015</text:p>
          </table:table-cell>
          <table:table-cell office:value-type="float" office:value="1788.04" table:formula="of:=AVERAGE([.L7:.N7])" table:style-name="ce7">
            <text:p>1788</text:p>
          </table:table-cell>
          <table:table-cell office:value-type="float" office:value="150981" table:style-name="ce7">
            <text:p>150981</text:p>
          </table:table-cell>
          <table:table-cell office:value-type="float" office:value="11.248841826604902" table:formula="of:=ABS((([.E7]*100/[.D7])-100)*-1)" table:style-name="ce7">
            <text:p>11</text:p>
          </table:table-cell>
          <table:table-cell office:value-type="float" office:value="2023.51" table:formula="of:=[.D7]+([.E7]-[.E6])" table:style-name="ce7">
            <text:p>2024</text:p>
          </table:table-cell>
          <table:table-cell office:value-type="float" office:value="2023" table:style-name="ce53">
            <text:p>2023</text:p>
          </table:table-cell>
          <table:table-cell office:value-type="float" office:value="2013" table:style-name="ce53">
            <text:p>2013</text:p>
          </table:table-cell>
          <table:table-cell office:value-type="float" office:value="2008" table:style-name="ce54">
            <text:p>2008</text:p>
          </table:table-cell>
          <table:table-cell office:value-type="float" office:value="1791.67" table:style-name="ce58">
            <text:p>1792</text:p>
          </table:table-cell>
          <table:table-cell office:value-type="float" office:value="1765.94" table:style-name="ce58">
            <text:p>1766</text:p>
          </table:table-cell>
          <table:table-cell office:value-type="float" office:value="1806.51" table:style-name="ce58">
            <text:p>1807</text:p>
          </table:table-cell>
          <table:table-cell office:value-type="string" table:style-name="ce5">
            <text:p>2001-2020</text:p>
          </table:table-cell>
          <table:table-cell office:value-type="float" office:value="4913300" table:style-name="ce10">
            <text:p>49133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3</text:p>
          </table:table-cell>
          <table:table-cell office:value-type="float" office:value="147.13399999999999" table:style-name="ce7">
            <text:p>147</text:p>
          </table:table-cell>
          <table:table-cell office:value-type="float" office:value="11.23" table:style-name="ce8">
            <text:p>11.2</text:p>
          </table:table-cell>
          <table:table-cell office:value-type="float" office:value="1959.3333333333333" table:formula="of:=AVERAGE([.I8:.K8])" table:style-name="ce7">
            <text:p>1959</text:p>
          </table:table-cell>
          <table:table-cell office:value-type="float" office:value="1730.74" table:formula="of:=AVERAGE([.L8:.N8])" table:style-name="ce7">
            <text:p>1731</text:p>
          </table:table-cell>
          <table:table-cell office:value-type="float" office:value="128773" table:style-name="ce7">
            <text:p>128773</text:p>
          </table:table-cell>
          <table:table-cell office:value-type="float" office:value="11.666893501190884" table:formula="of:=ABS((([.E8]*100/[.D8])-100)*-1)" table:style-name="ce7">
            <text:p>12</text:p>
          </table:table-cell>
          <table:table-cell office:value-type="float" office:value="1902.0333333333333" table:formula="of:=[.D8]+([.E8]-[.E7])" table:style-name="ce7">
            <text:p>1902</text:p>
          </table:table-cell>
          <table:table-cell office:value-type="float" office:value="1979" table:style-name="ce53">
            <text:p>1979</text:p>
          </table:table-cell>
          <table:table-cell office:value-type="float" office:value="1953" table:style-name="ce53">
            <text:p>1953</text:p>
          </table:table-cell>
          <table:table-cell office:value-type="float" office:value="1946" table:style-name="ce54">
            <text:p>1946</text:p>
          </table:table-cell>
          <table:table-cell office:value-type="float" office:value="1799.46" table:style-name="ce58">
            <text:p>1799</text:p>
          </table:table-cell>
          <table:table-cell office:value-type="float" office:value="1648.27" table:style-name="ce58">
            <text:p>1648</text:p>
          </table:table-cell>
          <table:table-cell office:value-type="float" office:value="1744.49" table:style-name="ce58">
            <text:p>1744</text:p>
          </table:table-cell>
          <table:table-cell office:value-type="string" table:style-name="ce5">
            <text:p>2021-2040</text:p>
          </table:table-cell>
          <table:table-cell office:value-type="float" office:value="1885000" table:formula="of:=AVERAGE([Yearly.BS60])*20" table:style-name="ce71">
            <text:p>18850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8T4</text:p>
          </table:table-cell>
          <table:table-cell office:value-type="float" office:value="142.511" table:style-name="ce7">
            <text:p>143</text:p>
          </table:table-cell>
          <table:table-cell office:value-type="float" office:value="13.79" table:style-name="ce8">
            <text:p>13.8</text:p>
          </table:table-cell>
          <table:table-cell office:value-type="float" office:value="1934" table:formula="of:=AVERAGE([.I9:.K9])" table:style-name="ce7">
            <text:p>1934</text:p>
          </table:table-cell>
          <table:table-cell office:value-type="float" office:value="1736.1933333333334" table:formula="of:=AVERAGE([.L9:.N9])" table:style-name="ce7">
            <text:p>1736</text:p>
          </table:table-cell>
          <table:table-cell office:value-type="float" office:value="110059" table:style-name="ce7">
            <text:p>110059</text:p>
          </table:table-cell>
          <table:table-cell office:value-type="float" office:value="10.22785246466735" table:formula="of:=ABS((([.E9]*100/[.D9])-100)*-1)" table:style-name="ce7">
            <text:p>10</text:p>
          </table:table-cell>
          <table:table-cell office:value-type="float" office:value="1939.4533333333334" table:formula="of:=[.D9]+([.E9]-[.E8])" table:style-name="ce7">
            <text:p>1939</text:p>
          </table:table-cell>
          <table:table-cell office:value-type="float" office:value="1938" table:style-name="ce53">
            <text:p>1938</text:p>
          </table:table-cell>
          <table:table-cell office:value-type="float" office:value="1943" table:style-name="ce53">
            <text:p>1943</text:p>
          </table:table-cell>
          <table:table-cell office:value-type="float" office:value="1921" table:style-name="ce54">
            <text:p>1921</text:p>
          </table:table-cell>
          <table:table-cell office:value-type="float" office:value="1765.74" table:style-name="ce58">
            <text:p>1766</text:p>
          </table:table-cell>
          <table:table-cell office:value-type="float" office:value="1687.57" table:style-name="ce58">
            <text:p>1688</text:p>
          </table:table-cell>
          <table:table-cell office:value-type="float" office:value="1755.27" table:style-name="ce58">
            <text:p>1755</text:p>
          </table:table-cell>
          <table:table-cell office:value-type="string" table:style-name="ce5">
            <text:p>SUM</text:p>
          </table:table-cell>
          <table:table-cell office:value-type="float" office:value="22094700" table:formula="of:=SUM([.P2:.P8])" table:style-name="ce10">
            <text:p>22094700</text:p>
          </table:table-cell>
          <table:table-cell table:number-columns-repeated="16368"/>
        </table:table-row>
        <table:table-row table:style-name="ro3">
          <table:table-cell office:value-type="string" table:style-name="ce62">
            <text:p>2009T1</text:p>
          </table:table-cell>
          <table:table-cell office:value-type="float" office:value="138.69300000000001" table:style-name="ce7">
            <text:p>139</text:p>
          </table:table-cell>
          <table:table-cell office:value-type="float" office:value="17.239999999999998" table:style-name="ce8">
            <text:p>17.2</text:p>
          </table:table-cell>
          <table:table-cell office:value-type="float" office:value="1922" table:formula="of:=AVERAGE([.I10:.K10])" table:style-name="ce7">
            <text:p>1922</text:p>
          </table:table-cell>
          <table:table-cell office:value-type="float" office:value="1695.5100000000002" table:formula="of:=AVERAGE([.L10:.N10])" table:style-name="ce7">
            <text:p>1696</text:p>
          </table:table-cell>
          <table:table-cell office:value-type="float" office:value="106523" table:style-name="ce7">
            <text:p>106523</text:p>
          </table:table-cell>
          <table:table-cell office:value-type="float" office:value="11.784079084287185" table:formula="of:=ABS((([.E10]*100/[.D10])-100)*-1)" table:style-name="ce7">
            <text:p>12</text:p>
          </table:table-cell>
          <table:table-cell office:value-type="float" office:value="1881.3166666666668" table:formula="of:=[.D10]+([.E10]-[.E9])" table:style-name="ce7">
            <text:p>1881</text:p>
          </table:table-cell>
          <table:table-cell office:value-type="float" office:value="1921" table:style-name="ce53">
            <text:p>1921</text:p>
          </table:table-cell>
          <table:table-cell office:value-type="float" office:value="1918" table:style-name="ce53">
            <text:p>1918</text:p>
          </table:table-cell>
          <table:table-cell office:value-type="float" office:value="1927" table:style-name="ce54">
            <text:p>1927</text:p>
          </table:table-cell>
          <table:table-cell office:value-type="float" office:value="1708.89" table:style-name="ce58">
            <text:p>1709</text:p>
          </table:table-cell>
          <table:table-cell office:value-type="float" office:value="1677.76" table:style-name="ce58">
            <text:p>1678</text:p>
          </table:table-cell>
          <table:table-cell office:value-type="float" office:value="1699.88" table:style-name="ce58">
            <text:p>1700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table-cell office:value-type="string" table:style-name="ce62">
            <text:p>2009T2</text:p>
          </table:table-cell>
          <table:table-cell office:value-type="float" office:value="138.08199999999999" table:style-name="ce7">
            <text:p>138</text:p>
          </table:table-cell>
          <table:table-cell office:value-type="float" office:value="17.77" table:style-name="ce8">
            <text:p>17.8</text:p>
          </table:table-cell>
          <table:table-cell office:value-type="float" office:value="1911.6666666666667" table:formula="of:=AVERAGE([.I11:.K11])" table:style-name="ce7">
            <text:p>1912</text:p>
          </table:table-cell>
          <table:table-cell office:value-type="float" office:value="1700.39" table:formula="of:=AVERAGE([.L11:.N11])" table:style-name="ce7">
            <text:p>1700</text:p>
          </table:table-cell>
          <table:table-cell office:value-type="float" office:value="97788" table:style-name="ce7">
            <text:p>97788</text:p>
          </table:table-cell>
          <table:table-cell office:value-type="float" office:value="11.051961639058419" table:formula="of:=ABS((([.E11]*100/[.D11])-100)*-1)" table:style-name="ce7">
            <text:p>11</text:p>
          </table:table-cell>
          <table:table-cell office:value-type="float" office:value="1916.5466666666666" table:formula="of:=[.D11]+([.E11]-[.E10])" table:style-name="ce7">
            <text:p>1917</text:p>
          </table:table-cell>
          <table:table-cell office:value-type="float" office:value="1921" table:style-name="ce53">
            <text:p>1921</text:p>
          </table:table-cell>
          <table:table-cell office:value-type="float" office:value="1913" table:style-name="ce53">
            <text:p>1913</text:p>
          </table:table-cell>
          <table:table-cell office:value-type="float" office:value="1901" table:style-name="ce54">
            <text:p>1901</text:p>
          </table:table-cell>
          <table:table-cell office:value-type="float" office:value="1698.65" table:style-name="ce58">
            <text:p>1699</text:p>
          </table:table-cell>
          <table:table-cell office:value-type="float" office:value="1698.04" table:style-name="ce58">
            <text:p>1698</text:p>
          </table:table-cell>
          <table:table-cell office:value-type="float" office:value="1704.48" table:style-name="ce58">
            <text:p>170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09T3</text:p>
          </table:table-cell>
          <table:table-cell office:value-type="float" office:value="136.845" table:style-name="ce7">
            <text:p>137</text:p>
          </table:table-cell>
          <table:table-cell office:value-type="float" office:value="17.75" table:style-name="ce8">
            <text:p>17.8</text:p>
          </table:table-cell>
          <table:table-cell office:value-type="float" office:value="1886" table:formula="of:=AVERAGE([.I12:.K12])" table:style-name="ce7">
            <text:p>1886</text:p>
          </table:table-cell>
          <table:table-cell office:value-type="float" office:value="1666.6266666666668" table:formula="of:=AVERAGE([.L12:.N12])" table:style-name="ce7">
            <text:p>1667</text:p>
          </table:table-cell>
          <table:table-cell office:value-type="float" office:value="109084" table:style-name="ce7">
            <text:p>109084</text:p>
          </table:table-cell>
          <table:table-cell office:value-type="float" office:value="11.631671968893585" table:formula="of:=ABS((([.E12]*100/[.D12])-100)*-1)" table:style-name="ce7">
            <text:p>12</text:p>
          </table:table-cell>
          <table:table-cell office:value-type="float" office:value="1852.2366666666667" table:formula="of:=[.D12]+([.E12]-[.E11])" table:style-name="ce7">
            <text:p>1852</text:p>
          </table:table-cell>
          <table:table-cell office:value-type="float" office:value="1897" table:style-name="ce53">
            <text:p>1897</text:p>
          </table:table-cell>
          <table:table-cell office:value-type="float" office:value="1883" table:style-name="ce53">
            <text:p>1883</text:p>
          </table:table-cell>
          <table:table-cell office:value-type="float" office:value="1878" table:style-name="ce54">
            <text:p>1878</text:p>
          </table:table-cell>
          <table:table-cell office:value-type="float" office:value="1719.54" table:style-name="ce58">
            <text:p>1720</text:p>
          </table:table-cell>
          <table:table-cell office:value-type="float" office:value="1570.93" table:style-name="ce58">
            <text:p>1571</text:p>
          </table:table-cell>
          <table:table-cell office:value-type="float" office:value="1709.41" table:style-name="ce58">
            <text:p>1709</text:p>
          </table:table-cell>
          <table:table-cell table:number-columns-repeated="2" table:style-name="ce50"/>
          <table:table-cell table:number-columns-repeated="16368"/>
        </table:table-row>
        <table:table-row table:style-name="ro3">
          <table:table-cell office:value-type="string" table:style-name="ce62">
            <text:p>2009T4</text:p>
          </table:table-cell>
          <table:table-cell office:value-type="float" office:value="136.31299999999999" table:style-name="ce7">
            <text:p>136</text:p>
          </table:table-cell>
          <table:table-cell office:value-type="float" office:value="18.66" table:style-name="ce8">
            <text:p>18.7</text:p>
          </table:table-cell>
          <table:table-cell office:value-type="float" office:value="1876.6666666666667" table:formula="of:=AVERAGE([.I13:.K13])" table:style-name="ce7">
            <text:p>1877</text:p>
          </table:table-cell>
          <table:table-cell office:value-type="float" office:value="1687.4466666666667" table:formula="of:=AVERAGE([.L13:.N13])" table:style-name="ce7">
            <text:p>1687</text:p>
          </table:table-cell>
          <table:table-cell office:value-type="float" office:value="99998" table:style-name="ce7">
            <text:p>99998</text:p>
          </table:table-cell>
          <table:table-cell office:value-type="float" office:value="10.08277087033747" table:formula="of:=ABS((([.E13]*100/[.D13])-100)*-1)" table:style-name="ce7">
            <text:p>10</text:p>
          </table:table-cell>
          <table:table-cell office:value-type="float" office:value="1897.4866666666667" table:formula="of:=[.D13]+([.E13]-[.E12])" table:style-name="ce7">
            <text:p>1897</text:p>
          </table:table-cell>
          <table:table-cell office:value-type="float" office:value="1878" table:style-name="ce53">
            <text:p>1878</text:p>
          </table:table-cell>
          <table:table-cell office:value-type="float" office:value="1879" table:style-name="ce53">
            <text:p>1879</text:p>
          </table:table-cell>
          <table:table-cell office:value-type="float" office:value="1873" table:style-name="ce54">
            <text:p>1873</text:p>
          </table:table-cell>
          <table:table-cell office:value-type="float" office:value="1654.49" table:style-name="ce58">
            <text:p>1654</text:p>
          </table:table-cell>
          <table:table-cell office:value-type="float" office:value="1674.7" table:style-name="ce58">
            <text:p>1675</text:p>
          </table:table-cell>
          <table:table-cell office:value-type="float" office:value="1733.15" table:style-name="ce58">
            <text:p>173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1</text:p>
          </table:table-cell>
          <table:table-cell office:value-type="float" office:value="134.626" table:style-name="ce7">
            <text:p>135</text:p>
          </table:table-cell>
          <table:table-cell office:value-type="float" office:value="19.84" table:style-name="ce8">
            <text:p>19.8</text:p>
          </table:table-cell>
          <table:table-cell office:value-type="float" office:value="1877.3333333333333" table:formula="of:=AVERAGE([.I14:.K14])" table:style-name="ce7">
            <text:p>1877</text:p>
          </table:table-cell>
          <table:table-cell office:value-type="float" office:value="1685.6233333333332" table:formula="of:=AVERAGE([.L14:.N14])" table:style-name="ce7">
            <text:p>1686</text:p>
          </table:table-cell>
          <table:table-cell office:value-type="float" office:value="116483" table:style-name="ce7">
            <text:p>116483</text:p>
          </table:table-cell>
          <table:table-cell office:value-type="float" office:value="10.211825284090921" table:formula="of:=ABS((([.E14]*100/[.D14])-100)*-1)" table:style-name="ce7">
            <text:p>10</text:p>
          </table:table-cell>
          <table:table-cell office:value-type="float" office:value="1875.5099999999998" table:formula="of:=[.D14]+([.E14]-[.E13])" table:style-name="ce7">
            <text:p>1876</text:p>
          </table:table-cell>
          <table:table-cell office:value-type="float" office:value="1873" table:style-name="ce53">
            <text:p>1873</text:p>
          </table:table-cell>
          <table:table-cell office:value-type="float" office:value="1871" table:style-name="ce53">
            <text:p>1871</text:p>
          </table:table-cell>
          <table:table-cell office:value-type="float" office:value="1888" table:style-name="ce54">
            <text:p>1888</text:p>
          </table:table-cell>
          <table:table-cell office:value-type="float" office:value="1701.22" table:style-name="ce58">
            <text:p>1701</text:p>
          </table:table-cell>
          <table:table-cell office:value-type="float" office:value="1687.45" table:style-name="ce58">
            <text:p>1687</text:p>
          </table:table-cell>
          <table:table-cell office:value-type="float" office:value="1668.2" table:style-name="ce58">
            <text:p>166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2</text:p>
          </table:table-cell>
          <table:table-cell office:value-type="float" office:value="136.79" table:style-name="ce7">
            <text:p>137</text:p>
          </table:table-cell>
          <table:table-cell office:value-type="float" office:value="19.89" table:style-name="ce8">
            <text:p>19.9</text:p>
          </table:table-cell>
          <table:table-cell office:value-type="float" office:value="1905.6666666666667" table:formula="of:=AVERAGE([.I15:.K15])" table:style-name="ce7">
            <text:p>1906</text:p>
          </table:table-cell>
          <table:table-cell office:value-type="float" office:value="1701.6766666666665" table:formula="of:=AVERAGE([.L15:.N15])" table:style-name="ce7">
            <text:p>1702</text:p>
          </table:table-cell>
          <table:table-cell office:value-type="float" office:value="109139" table:style-name="ce7">
            <text:p>109139</text:p>
          </table:table-cell>
          <table:table-cell office:value-type="float" office:value="10.704390414553103" table:formula="of:=ABS((([.E15]*100/[.D15])-100)*-1)" table:style-name="ce7">
            <text:p>11</text:p>
          </table:table-cell>
          <table:table-cell office:value-type="float" office:value="1921.72" table:formula="of:=[.D15]+([.E15]-[.E14])" table:style-name="ce7">
            <text:p>1922</text:p>
          </table:table-cell>
          <table:table-cell office:value-type="float" office:value="1898" table:style-name="ce53">
            <text:p>1898</text:p>
          </table:table-cell>
          <table:table-cell office:value-type="float" office:value="1909" table:style-name="ce53">
            <text:p>1909</text:p>
          </table:table-cell>
          <table:table-cell office:value-type="float" office:value="1910" table:style-name="ce54">
            <text:p>1910</text:p>
          </table:table-cell>
          <table:table-cell office:value-type="float" office:value="1678.72" table:style-name="ce58">
            <text:p>1679</text:p>
          </table:table-cell>
          <table:table-cell office:value-type="float" office:value="1675.8" table:style-name="ce58">
            <text:p>1676</text:p>
          </table:table-cell>
          <table:table-cell office:value-type="float" office:value="1750.51" table:style-name="ce58">
            <text:p>175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3</text:p>
          </table:table-cell>
          <table:table-cell office:value-type="float" office:value="133.846" table:style-name="ce7">
            <text:p>134</text:p>
          </table:table-cell>
          <table:table-cell office:value-type="float" office:value="19.59" table:style-name="ce8">
            <text:p>19.6</text:p>
          </table:table-cell>
          <table:table-cell office:value-type="float" office:value="1927.3333333333333" table:formula="of:=AVERAGE([.I16:.K16])" table:style-name="ce7">
            <text:p>1927</text:p>
          </table:table-cell>
          <table:table-cell office:value-type="float" office:value="1576.0966666666666" table:formula="of:=AVERAGE([.L16:.N16])" table:style-name="ce7">
            <text:p>1576</text:p>
          </table:table-cell>
          <table:table-cell office:value-type="float" office:value="123241" table:style-name="ce7">
            <text:p>123241</text:p>
          </table:table-cell>
          <table:table-cell office:value-type="float" office:value="18.223970944309926" table:formula="of:=ABS((([.E16]*100/[.D16])-100)*-1)" table:style-name="ce7">
            <text:p>18</text:p>
          </table:table-cell>
          <table:table-cell office:value-type="float" office:value="1801.7533333333333" table:formula="of:=[.D16]+([.E16]-[.E15])" table:style-name="ce7">
            <text:p>1802</text:p>
          </table:table-cell>
          <table:table-cell office:value-type="float" office:value="1931" table:style-name="ce53">
            <text:p>1931</text:p>
          </table:table-cell>
          <table:table-cell office:value-type="float" office:value="1924" table:style-name="ce53">
            <text:p>1924</text:p>
          </table:table-cell>
          <table:table-cell office:value-type="float" office:value="1927" table:style-name="ce54">
            <text:p>1927</text:p>
          </table:table-cell>
          <table:table-cell office:value-type="float" office:value="1636.3" table:style-name="ce58">
            <text:p>1636</text:p>
          </table:table-cell>
          <table:table-cell office:value-type="float" office:value="1484.71" table:style-name="ce58">
            <text:p>1485</text:p>
          </table:table-cell>
          <table:table-cell office:value-type="float" office:value="1607.28" table:style-name="ce58">
            <text:p>160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0T4</text:p>
          </table:table-cell>
          <table:table-cell office:value-type="float" office:value="133.71799999999999" table:style-name="ce7">
            <text:p>134</text:p>
          </table:table-cell>
          <table:table-cell office:value-type="float" office:value="20.11" table:style-name="ce8">
            <text:p>20.1</text:p>
          </table:table-cell>
          <table:table-cell office:value-type="float" office:value="1955.3333333333333" table:formula="of:=AVERAGE([.I17:.K17])" table:style-name="ce7">
            <text:p>1955</text:p>
          </table:table-cell>
          <table:table-cell office:value-type="float" office:value="1624.0633333333335" table:formula="of:=AVERAGE([.L17:.N17])" table:style-name="ce7">
            <text:p>1624</text:p>
          </table:table-cell>
          <table:table-cell office:value-type="float" office:value="90728" table:style-name="ce7">
            <text:p>90728</text:p>
          </table:table-cell>
          <table:table-cell office:value-type="float" office:value="16.941868394135696" table:formula="of:=ABS((([.E17]*100/[.D17])-100)*-1)" table:style-name="ce7">
            <text:p>17</text:p>
          </table:table-cell>
          <table:table-cell office:value-type="float" office:value="2003.3000000000002" table:formula="of:=[.D17]+([.E17]-[.E16])" table:style-name="ce7">
            <text:p>2003</text:p>
          </table:table-cell>
          <table:table-cell office:value-type="float" office:value="1943" table:style-name="ce53">
            <text:p>1943</text:p>
          </table:table-cell>
          <table:table-cell office:value-type="float" office:value="1960" table:style-name="ce53">
            <text:p>1960</text:p>
          </table:table-cell>
          <table:table-cell office:value-type="float" office:value="1963" table:style-name="ce54">
            <text:p>1963</text:p>
          </table:table-cell>
          <table:table-cell office:value-type="float" office:value="1606.9" table:style-name="ce58">
            <text:p>1607</text:p>
          </table:table-cell>
          <table:table-cell office:value-type="float" office:value="1607.69" table:style-name="ce58">
            <text:p>1608</text:p>
          </table:table-cell>
          <table:table-cell office:value-type="float" office:value="1657.6" table:style-name="ce58">
            <text:p>165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1</text:p>
          </table:table-cell>
          <table:table-cell office:value-type="float" office:value="129.059" table:style-name="ce7">
            <text:p>129</text:p>
          </table:table-cell>
          <table:table-cell office:value-type="float" office:value="21.08" table:style-name="ce8">
            <text:p>21.1</text:p>
          </table:table-cell>
          <table:table-cell office:value-type="float" office:value="1970" table:formula="of:=AVERAGE([.I18:.K18])" table:style-name="ce7">
            <text:p>1970</text:p>
          </table:table-cell>
          <table:table-cell office:value-type="float" office:value="1563.7700000000002" table:formula="of:=AVERAGE([.L18:.N18])" table:style-name="ce7">
            <text:p>1564</text:p>
          </table:table-cell>
          <table:table-cell office:value-type="float" office:value="122933" table:style-name="ce7">
            <text:p>122933</text:p>
          </table:table-cell>
          <table:table-cell office:value-type="float" office:value="20.620812182741105" table:formula="of:=ABS((([.E18]*100/[.D18])-100)*-1)" table:style-name="ce7">
            <text:p>21</text:p>
          </table:table-cell>
          <table:table-cell office:value-type="float" office:value="1909.7066666666667" table:formula="of:=[.D18]+([.E18]-[.E17])" table:style-name="ce7">
            <text:p>1910</text:p>
          </table:table-cell>
          <table:table-cell office:value-type="float" office:value="1963" table:style-name="ce53">
            <text:p>1963</text:p>
          </table:table-cell>
          <table:table-cell office:value-type="float" office:value="1963" table:style-name="ce53">
            <text:p>1963</text:p>
          </table:table-cell>
          <table:table-cell office:value-type="float" office:value="1984" table:style-name="ce54">
            <text:p>1984</text:p>
          </table:table-cell>
          <table:table-cell office:value-type="float" office:value="1589.82" table:style-name="ce58">
            <text:p>1590</text:p>
          </table:table-cell>
          <table:table-cell office:value-type="float" office:value="1515.44" table:style-name="ce58">
            <text:p>1515</text:p>
          </table:table-cell>
          <table:table-cell office:value-type="float" office:value="1586.05" table:style-name="ce58">
            <text:p>158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2</text:p>
          </table:table-cell>
          <table:table-cell office:value-type="float" office:value="127.52800000000001" table:style-name="ce7">
            <text:p>128</text:p>
          </table:table-cell>
          <table:table-cell office:value-type="float" office:value="20.64" table:style-name="ce8">
            <text:p>20.6</text:p>
          </table:table-cell>
          <table:table-cell office:value-type="float" office:value="1983" table:formula="of:=AVERAGE([.I19:.K19])" table:style-name="ce7">
            <text:p>1983</text:p>
          </table:table-cell>
          <table:table-cell office:value-type="float" office:value="1555.29" table:formula="of:=AVERAGE([.L19:.N19])" table:style-name="ce7">
            <text:p>1555</text:p>
          </table:table-cell>
          <table:table-cell office:value-type="float" office:value="83440" table:style-name="ce7">
            <text:p>83440</text:p>
          </table:table-cell>
          <table:table-cell office:value-type="float" office:value="21.568835098335853" table:formula="of:=ABS((([.E19]*100/[.D19])-100)*-1)" table:style-name="ce7">
            <text:p>22</text:p>
          </table:table-cell>
          <table:table-cell office:value-type="float" office:value="1974.5199999999998" table:formula="of:=[.D19]+([.E19]-[.E18])" table:style-name="ce7">
            <text:p>1975</text:p>
          </table:table-cell>
          <table:table-cell office:value-type="float" office:value="1983" table:style-name="ce53">
            <text:p>1983</text:p>
          </table:table-cell>
          <table:table-cell office:value-type="float" office:value="1984" table:style-name="ce53">
            <text:p>1984</text:p>
          </table:table-cell>
          <table:table-cell office:value-type="float" office:value="1982" table:style-name="ce54">
            <text:p>1982</text:p>
          </table:table-cell>
          <table:table-cell office:value-type="float" office:value="1602.62" table:style-name="ce58">
            <text:p>1603</text:p>
          </table:table-cell>
          <table:table-cell office:value-type="float" office:value="1522.65" table:style-name="ce58">
            <text:p>1523</text:p>
          </table:table-cell>
          <table:table-cell office:value-type="float" office:value="1540.6" table:style-name="ce58">
            <text:p>154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3</text:p>
          </table:table-cell>
          <table:table-cell office:value-type="float" office:value="123.94799999999999" table:style-name="ce7">
            <text:p>124</text:p>
          </table:table-cell>
          <table:table-cell office:value-type="float" office:value="21.28" table:style-name="ce8">
            <text:p>21.3</text:p>
          </table:table-cell>
          <table:table-cell office:value-type="float" office:value="1961" table:formula="of:=AVERAGE([.I20:.K20])" table:style-name="ce7">
            <text:p>1961</text:p>
          </table:table-cell>
          <table:table-cell office:value-type="float" office:value="1507.0066666666664" table:formula="of:=AVERAGE([.L20:.N20])" table:style-name="ce7">
            <text:p>1507</text:p>
          </table:table-cell>
          <table:table-cell office:value-type="float" office:value="80736" table:style-name="ce7">
            <text:p>80736</text:p>
          </table:table-cell>
          <table:table-cell office:value-type="float" office:value="23.151113377528475" table:formula="of:=ABS((([.E20]*100/[.D20])-100)*-1)" table:style-name="ce7">
            <text:p>23</text:p>
          </table:table-cell>
          <table:table-cell office:value-type="float" office:value="1912.7166666666665" table:formula="of:=[.D20]+([.E20]-[.E19])" table:style-name="ce7">
            <text:p>1913</text:p>
          </table:table-cell>
          <table:table-cell office:value-type="float" office:value="1976" table:style-name="ce53">
            <text:p>1976</text:p>
          </table:table-cell>
          <table:table-cell office:value-type="float" office:value="1965" table:style-name="ce53">
            <text:p>1965</text:p>
          </table:table-cell>
          <table:table-cell office:value-type="float" office:value="1942" table:style-name="ce54">
            <text:p>1942</text:p>
          </table:table-cell>
          <table:table-cell office:value-type="float" office:value="1575.97" table:style-name="ce58">
            <text:p>1576</text:p>
          </table:table-cell>
          <table:table-cell office:value-type="float" office:value="1444.06" table:style-name="ce58">
            <text:p>1444</text:p>
          </table:table-cell>
          <table:table-cell office:value-type="float" office:value="1500.99" table:style-name="ce58">
            <text:p>150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1T4</text:p>
          </table:table-cell>
          <table:table-cell office:value-type="float" office:value="118.782" table:style-name="ce7">
            <text:p>119</text:p>
          </table:table-cell>
          <table:table-cell office:value-type="float" office:value="22.56" table:style-name="ce8">
            <text:p>22.6</text:p>
          </table:table-cell>
          <table:table-cell office:value-type="float" office:value="1929.3333333333333" table:formula="of:=AVERAGE([.I21:.K21])" table:style-name="ce7">
            <text:p>1929</text:p>
          </table:table-cell>
          <table:table-cell office:value-type="float" office:value="1501.37" table:formula="of:=AVERAGE([.L21:.N21])" table:style-name="ce7">
            <text:p>1501</text:p>
          </table:table-cell>
          <table:table-cell office:value-type="float" office:value="72715" table:style-name="ce7">
            <text:p>72715</text:p>
          </table:table-cell>
          <table:table-cell office:value-type="float" office:value="22.181928127159637" table:formula="of:=ABS((([.E21]*100/[.D21])-100)*-1)" table:style-name="ce7">
            <text:p>22</text:p>
          </table:table-cell>
          <table:table-cell office:value-type="float" office:value="1923.6966666666667" table:formula="of:=[.D21]+([.E21]-[.E20])" table:style-name="ce7">
            <text:p>1924</text:p>
          </table:table-cell>
          <table:table-cell office:value-type="float" office:value="1940" table:style-name="ce53">
            <text:p>1940</text:p>
          </table:table-cell>
          <table:table-cell office:value-type="float" office:value="1935" table:style-name="ce53">
            <text:p>1935</text:p>
          </table:table-cell>
          <table:table-cell office:value-type="float" office:value="1913" table:style-name="ce54">
            <text:p>1913</text:p>
          </table:table-cell>
          <table:table-cell office:value-type="float" office:value="1432" table:style-name="ce58">
            <text:p>1432</text:p>
          </table:table-cell>
          <table:table-cell office:value-type="float" office:value="1453.04" table:style-name="ce58">
            <text:p>1453</text:p>
          </table:table-cell>
          <table:table-cell office:value-type="float" office:value="1619.07" table:style-name="ce58">
            <text:p>161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1</text:p>
          </table:table-cell>
          <table:table-cell office:value-type="float" office:value="112.861" table:style-name="ce7">
            <text:p>113</text:p>
          </table:table-cell>
          <table:table-cell office:value-type="float" office:value="24.19" table:style-name="ce8">
            <text:p>24.2</text:p>
          </table:table-cell>
          <table:table-cell office:value-type="float" office:value="1879" table:formula="of:=AVERAGE([.I22:.K22])" table:style-name="ce7">
            <text:p>1879</text:p>
          </table:table-cell>
          <table:table-cell office:value-type="float" office:value="1379.1233333333332" table:formula="of:=AVERAGE([.L22:.N22])" table:style-name="ce7">
            <text:p>1379</text:p>
          </table:table-cell>
          <table:table-cell office:value-type="float" office:value="88884" table:style-name="ce7">
            <text:p>88884</text:p>
          </table:table-cell>
          <table:table-cell office:value-type="float" office:value="26.6033351073266" table:formula="of:=ABS((([.E22]*100/[.D22])-100)*-1)" table:style-name="ce7">
            <text:p>27</text:p>
          </table:table-cell>
          <table:table-cell office:value-type="float" office:value="1756.7533333333333" table:formula="of:=[.D22]+([.E22]-[.E21])" table:style-name="ce7">
            <text:p>1757</text:p>
          </table:table-cell>
          <table:table-cell office:value-type="float" office:value="1902" table:style-name="ce53">
            <text:p>1902</text:p>
          </table:table-cell>
          <table:table-cell office:value-type="float" office:value="1877" table:style-name="ce53">
            <text:p>1877</text:p>
          </table:table-cell>
          <table:table-cell office:value-type="float" office:value="1858" table:style-name="ce54">
            <text:p>1858</text:p>
          </table:table-cell>
          <table:table-cell office:value-type="float" office:value="1349.22" table:style-name="ce58">
            <text:p>1349</text:p>
          </table:table-cell>
          <table:table-cell office:value-type="float" office:value="1431.61" table:style-name="ce58">
            <text:p>1432</text:p>
          </table:table-cell>
          <table:table-cell office:value-type="float" office:value="1356.54" table:style-name="ce58">
            <text:p>135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2</text:p>
          </table:table-cell>
          <table:table-cell office:value-type="float" office:value="109.187" table:style-name="ce7">
            <text:p>109</text:p>
          </table:table-cell>
          <table:table-cell office:value-type="float" office:value="24.4" table:style-name="ce8">
            <text:p>24.4</text:p>
          </table:table-cell>
          <table:table-cell office:value-type="float" office:value="1830" table:formula="of:=AVERAGE([.I23:.K23])" table:style-name="ce7">
            <text:p>1830</text:p>
          </table:table-cell>
          <table:table-cell office:value-type="float" office:value="1373.6200000000001" table:formula="of:=AVERAGE([.L23:.N23])" table:style-name="ce7">
            <text:p>1374</text:p>
          </table:table-cell>
          <table:table-cell office:value-type="float" office:value="73857" table:style-name="ce7">
            <text:p>73857</text:p>
          </table:table-cell>
          <table:table-cell office:value-type="float" office:value="24.938797814207646" table:formula="of:=ABS((([.E23]*100/[.D23])-100)*-1)" table:style-name="ce7">
            <text:p>25</text:p>
          </table:table-cell>
          <table:table-cell office:value-type="float" office:value="1824.4966666666669" table:formula="of:=[.D23]+([.E23]-[.E22])" table:style-name="ce7">
            <text:p>1824</text:p>
          </table:table-cell>
          <table:table-cell office:value-type="float" office:value="1846" table:style-name="ce53">
            <text:p>1846</text:p>
          </table:table-cell>
          <table:table-cell office:value-type="float" office:value="1828" table:style-name="ce53">
            <text:p>1828</text:p>
          </table:table-cell>
          <table:table-cell office:value-type="float" office:value="1816" table:style-name="ce54">
            <text:p>1816</text:p>
          </table:table-cell>
          <table:table-cell office:value-type="float" office:value="1363.87" table:style-name="ce58">
            <text:p>1364</text:p>
          </table:table-cell>
          <table:table-cell office:value-type="float" office:value="1343.72" table:style-name="ce58">
            <text:p>1344</text:p>
          </table:table-cell>
          <table:table-cell office:value-type="float" office:value="1413.27" table:style-name="ce58">
            <text:p>141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3</text:p>
          </table:table-cell>
          <table:table-cell office:value-type="float" office:value="105.07299999999999" table:style-name="ce7">
            <text:p>105</text:p>
          </table:table-cell>
          <table:table-cell office:value-type="float" office:value="24.79" table:style-name="ce8">
            <text:p>24.8</text:p>
          </table:table-cell>
          <table:table-cell office:value-type="float" office:value="1770.3333333333333" table:formula="of:=AVERAGE([.I24:.K24])" table:style-name="ce7">
            <text:p>1770</text:p>
          </table:table-cell>
          <table:table-cell office:value-type="float" office:value="1336.68" table:formula="of:=AVERAGE([.L24:.N24])" table:style-name="ce7">
            <text:p>1337</text:p>
          </table:table-cell>
          <table:table-cell office:value-type="float" office:value="80964" table:style-name="ce7">
            <text:p>80964</text:p>
          </table:table-cell>
          <table:table-cell office:value-type="float" office:value="24.495575221238937" table:formula="of:=ABS((([.E24]*100/[.D24])-100)*-1)" table:style-name="ce7">
            <text:p>24</text:p>
          </table:table-cell>
          <table:table-cell office:value-type="float" office:value="1733.3933333333332" table:formula="of:=[.D24]+([.E24]-[.E23])" table:style-name="ce7">
            <text:p>1733</text:p>
          </table:table-cell>
          <table:table-cell office:value-type="float" office:value="1800" table:style-name="ce53">
            <text:p>1800</text:p>
          </table:table-cell>
          <table:table-cell office:value-type="float" office:value="1771" table:style-name="ce53">
            <text:p>1771</text:p>
          </table:table-cell>
          <table:table-cell office:value-type="float" office:value="1740" table:style-name="ce54">
            <text:p>1740</text:p>
          </table:table-cell>
          <table:table-cell office:value-type="float" office:value="1437.51" table:style-name="ce58">
            <text:p>1438</text:p>
          </table:table-cell>
          <table:table-cell office:value-type="float" office:value="1210.53" table:style-name="ce58">
            <text:p>1211</text:p>
          </table:table-cell>
          <table:table-cell office:value-type="float" office:value="1362" table:style-name="ce58">
            <text:p>136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2T4</text:p>
          </table:table-cell>
          <table:table-cell office:value-type="float" office:value="103.593" table:style-name="ce7">
            <text:p>104</text:p>
          </table:table-cell>
          <table:table-cell office:value-type="float" office:value="25.77" table:style-name="ce8">
            <text:p>25.8</text:p>
          </table:table-cell>
          <table:table-cell office:value-type="float" office:value="1729.3333333333333" table:formula="of:=AVERAGE([.I25:.K25])" table:style-name="ce7">
            <text:p>1729</text:p>
          </table:table-cell>
          <table:table-cell office:value-type="float" office:value="1344.37" table:formula="of:=AVERAGE([.L25:.N25])" table:style-name="ce7">
            <text:p>1344</text:p>
          </table:table-cell>
          <table:table-cell office:value-type="float" office:value="74829" table:style-name="ce7">
            <text:p>74829</text:p>
          </table:table-cell>
          <table:table-cell office:value-type="float" office:value="22.260794140323824" table:formula="of:=ABS((([.E25]*100/[.D25])-100)*-1)" table:style-name="ce7">
            <text:p>22</text:p>
          </table:table-cell>
          <table:table-cell office:value-type="float" office:value="1737.0233333333331" table:formula="of:=[.D25]+([.E25]-[.E24])" table:style-name="ce7">
            <text:p>1737</text:p>
          </table:table-cell>
          <table:table-cell office:value-type="float" office:value="1742" table:style-name="ce53">
            <text:p>1742</text:p>
          </table:table-cell>
          <table:table-cell office:value-type="float" office:value="1734" table:style-name="ce53">
            <text:p>1734</text:p>
          </table:table-cell>
          <table:table-cell office:value-type="float" office:value="1712" table:style-name="ce54">
            <text:p>1712</text:p>
          </table:table-cell>
          <table:table-cell office:value-type="float" office:value="1345.8" table:style-name="ce58">
            <text:p>1346</text:p>
          </table:table-cell>
          <table:table-cell office:value-type="float" office:value="1298.78" table:style-name="ce58">
            <text:p>1299</text:p>
          </table:table-cell>
          <table:table-cell office:value-type="float" office:value="1388.53" table:style-name="ce58">
            <text:p>138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3T1</text:p>
          </table:table-cell>
          <table:table-cell office:value-type="float" office:value="96.768000000000001" table:style-name="ce7">
            <text:p>97</text:p>
          </table:table-cell>
          <table:table-cell office:value-type="float" office:value="26.94" table:style-name="ce8">
            <text:p>26.9</text:p>
          </table:table-cell>
          <table:table-cell office:value-type="float" office:value="1681.6666666666667" table:formula="of:=AVERAGE([.I26:.K26])" table:style-name="ce7">
            <text:p>1682</text:p>
          </table:table-cell>
          <table:table-cell office:value-type="float" office:value="1226.9333333333334" table:formula="of:=AVERAGE([.L26:.N26])" table:style-name="ce7">
            <text:p>1227</text:p>
          </table:table-cell>
          <table:table-cell office:value-type="float" office:value="97473" table:style-name="ce7">
            <text:p>97473</text:p>
          </table:table-cell>
          <table:table-cell office:value-type="float" office:value="27.0406342913776" table:formula="of:=ABS((([.E26]*100/[.D26])-100)*-1)" table:style-name="ce7">
            <text:p>27</text:p>
          </table:table-cell>
          <table:table-cell office:value-type="float" office:value="1564.2300000000002" table:formula="of:=[.D26]+([.E26]-[.E25])" table:style-name="ce7">
            <text:p>1564</text:p>
          </table:table-cell>
          <table:table-cell office:value-type="float" office:value="1687" table:style-name="ce53">
            <text:p>1687</text:p>
          </table:table-cell>
          <table:table-cell office:value-type="float" office:value="1682" table:style-name="ce53">
            <text:p>1682</text:p>
          </table:table-cell>
          <table:table-cell office:value-type="float" office:value="1676" table:style-name="ce54">
            <text:p>1676</text:p>
          </table:table-cell>
          <table:table-cell office:value-type="float" office:value="1187.8900000000001" table:style-name="ce58">
            <text:p>1188</text:p>
          </table:table-cell>
          <table:table-cell office:value-type="float" office:value="1181.25" table:style-name="ce58">
            <text:p>1181</text:p>
          </table:table-cell>
          <table:table-cell office:value-type="float" office:value="1311.66" table:style-name="ce58">
            <text:p>131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3T2</text:p>
          </table:table-cell>
          <table:table-cell office:value-type="float" office:value="96.040999999999997" table:style-name="ce7">
            <text:p>96</text:p>
          </table:table-cell>
          <table:table-cell office:value-type="float" office:value="26.06" table:style-name="ce8">
            <text:p>26.1</text:p>
          </table:table-cell>
          <table:table-cell office:value-type="float" office:value="1656.3333333333333" table:formula="of:=AVERAGE([.I27:.K27])" table:style-name="ce7">
            <text:p>1656</text:p>
          </table:table-cell>
          <table:table-cell office:value-type="float" office:value="1250.3999999999999" table:formula="of:=AVERAGE([.L27:.N27])" table:style-name="ce7">
            <text:p>1250</text:p>
          </table:table-cell>
          <table:table-cell office:value-type="float" office:value="74373" table:style-name="ce7">
            <text:p>74373</text:p>
          </table:table-cell>
          <table:table-cell office:value-type="float" office:value="24.507949285570547" table:formula="of:=ABS((([.E27]*100/[.D27])-100)*-1)" table:style-name="ce7">
            <text:p>25</text:p>
          </table:table-cell>
          <table:table-cell office:value-type="float" office:value="1679.7999999999997" table:formula="of:=[.D27]+([.E27]-[.E26])" table:style-name="ce7">
            <text:p>1680</text:p>
          </table:table-cell>
          <table:table-cell office:value-type="float" office:value="1663" table:style-name="ce53">
            <text:p>1663</text:p>
          </table:table-cell>
          <table:table-cell office:value-type="float" office:value="1658" table:style-name="ce53">
            <text:p>1658</text:p>
          </table:table-cell>
          <table:table-cell office:value-type="float" office:value="1648" table:style-name="ce54">
            <text:p>1648</text:p>
          </table:table-cell>
          <table:table-cell office:value-type="float" office:value="1208.21" table:style-name="ce58">
            <text:p>1208</text:p>
          </table:table-cell>
          <table:table-cell office:value-type="float" office:value="1256.21" table:style-name="ce58">
            <text:p>1256</text:p>
          </table:table-cell>
          <table:table-cell office:value-type="float" office:value="1286.78" table:style-name="ce58">
            <text:p>128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3T3</text:p>
          </table:table-cell>
          <table:table-cell office:value-type="float" office:value="96.742000000000004" table:style-name="ce7">
            <text:p>97</text:p>
          </table:table-cell>
          <table:table-cell office:value-type="float" office:value="25.65" table:style-name="ce8">
            <text:p>25.7</text:p>
          </table:table-cell>
          <table:table-cell office:value-type="float" office:value="1632.3333333333333" table:formula="of:=AVERAGE([.I28:.K28])" table:style-name="ce7">
            <text:p>1632</text:p>
          </table:table-cell>
          <table:table-cell office:value-type="float" office:value="1246.6133333333335" table:formula="of:=AVERAGE([.L28:.N28])" table:style-name="ce7">
            <text:p>1247</text:p>
          </table:table-cell>
          <table:table-cell office:value-type="float" office:value="73373" table:style-name="ce7">
            <text:p>73373</text:p>
          </table:table-cell>
          <table:table-cell office:value-type="float" office:value="23.629977537267706" table:formula="of:=ABS((([.E28]*100/[.D28])-100)*-1)" table:style-name="ce7">
            <text:p>24</text:p>
          </table:table-cell>
          <table:table-cell office:value-type="float" office:value="1628.5466666666669" table:formula="of:=[.D28]+([.E28]-[.E27])" table:style-name="ce7">
            <text:p>1629</text:p>
          </table:table-cell>
          <table:table-cell office:value-type="float" office:value="1644" table:style-name="ce53">
            <text:p>1644</text:p>
          </table:table-cell>
          <table:table-cell office:value-type="float" office:value="1630" table:style-name="ce53">
            <text:p>1630</text:p>
          </table:table-cell>
          <table:table-cell office:value-type="float" office:value="1623" table:style-name="ce54">
            <text:p>1623</text:p>
          </table:table-cell>
          <table:table-cell office:value-type="float" office:value="1300.8800000000001" table:style-name="ce58">
            <text:p>1301</text:p>
          </table:table-cell>
          <table:table-cell office:value-type="float" office:value="1215.54" table:style-name="ce58">
            <text:p>1216</text:p>
          </table:table-cell>
          <table:table-cell office:value-type="float" office:value="1223.42" table:style-name="ce58">
            <text:p>1223</text:p>
          </table:table-cell>
          <table:table-cell table:number-columns-repeated="5" table:style-name="ce50"/>
          <table:table-cell table:number-columns-repeated="16365"/>
        </table:table-row>
        <table:table-row table:style-name="ro3">
          <table:table-cell office:value-type="string" table:style-name="ce62">
            <text:p>2013T4</text:p>
          </table:table-cell>
          <table:table-cell office:value-type="float" office:value="95.512" table:style-name="ce7">
            <text:p>96</text:p>
          </table:table-cell>
          <table:table-cell office:value-type="float" office:value="25.73" table:style-name="ce8">
            <text:p>25.7</text:p>
          </table:table-cell>
          <table:table-cell office:value-type="float" office:value="1608.3333333333333" table:formula="of:=AVERAGE([.I29:.K29])" table:style-name="ce7">
            <text:p>1608</text:p>
          </table:table-cell>
          <table:table-cell office:value-type="float" office:value="1250.2166666666667" table:formula="of:=AVERAGE([.L29:.N29])" table:style-name="ce7">
            <text:p>1250</text:p>
          </table:table-cell>
          <table:table-cell office:value-type="float" office:value="67374" table:style-name="ce7">
            <text:p>67374</text:p>
          </table:table-cell>
          <table:table-cell office:value-type="float" office:value="22.266321243523308" table:formula="of:=ABS((([.E29]*100/[.D29])-100)*-1)" table:style-name="ce7">
            <text:p>22</text:p>
          </table:table-cell>
          <table:table-cell office:value-type="float" office:value="1611.9366666666665" table:formula="of:=[.D29]+([.E29]-[.E28])" table:style-name="ce7">
            <text:p>1612</text:p>
          </table:table-cell>
          <table:table-cell office:value-type="float" office:value="1611" table:style-name="ce53">
            <text:p>1611</text:p>
          </table:table-cell>
          <table:table-cell office:value-type="float" office:value="1608" table:style-name="ce53">
            <text:p>1608</text:p>
          </table:table-cell>
          <table:table-cell office:value-type="float" office:value="1606" table:style-name="ce54">
            <text:p>1606</text:p>
          </table:table-cell>
          <table:table-cell office:value-type="float" office:value="1269.1300000000001" table:style-name="ce58">
            <text:p>1269</text:p>
          </table:table-cell>
          <table:table-cell office:value-type="float" office:value="1212.81" table:style-name="ce58">
            <text:p>1213</text:p>
          </table:table-cell>
          <table:table-cell office:value-type="float" office:value="1268.71" table:style-name="ce58">
            <text:p>126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1</text:p>
          </table:table-cell>
          <table:table-cell office:value-type="float" office:value="95.207999999999998" table:style-name="ce7">
            <text:p>95</text:p>
          </table:table-cell>
          <table:table-cell office:value-type="float" office:value="25.93" table:style-name="ce8">
            <text:p>25.9</text:p>
          </table:table-cell>
          <table:table-cell office:value-type="float" office:value="1593" table:formula="of:=AVERAGE([.I30:.K30])" table:style-name="ce7">
            <text:p>1593</text:p>
          </table:table-cell>
          <table:table-cell office:value-type="float" office:value="1280.5033333333333" table:formula="of:=AVERAGE([.L30:.N30])" table:style-name="ce7">
            <text:p>1281</text:p>
          </table:table-cell>
          <table:table-cell office:value-type="float" office:value="82940" table:style-name="ce7">
            <text:p>82940</text:p>
          </table:table-cell>
          <table:table-cell office:value-type="float" office:value="19.616865453023649" table:formula="of:=ABS((([.E30]*100/[.D30])-100)*-1)" table:style-name="ce7">
            <text:p>20</text:p>
          </table:table-cell>
          <table:table-cell office:value-type="float" office:value="1623.2866666666666" table:formula="of:=[.D30]+([.E30]-[.E29])" table:style-name="ce7">
            <text:p>1623</text:p>
          </table:table-cell>
          <table:table-cell office:value-type="float" office:value="1603" table:style-name="ce53">
            <text:p>1603</text:p>
          </table:table-cell>
          <table:table-cell office:value-type="float" office:value="1602" table:style-name="ce53">
            <text:p>1602</text:p>
          </table:table-cell>
          <table:table-cell office:value-type="float" office:value="1574" table:style-name="ce54">
            <text:p>1574</text:p>
          </table:table-cell>
          <table:table-cell office:value-type="float" office:value="1312.64" table:style-name="ce58">
            <text:p>1313</text:p>
          </table:table-cell>
          <table:table-cell office:value-type="float" office:value="1230.1199999999999" table:style-name="ce58">
            <text:p>1230</text:p>
          </table:table-cell>
          <table:table-cell office:value-type="float" office:value="1298.75" table:style-name="ce58">
            <text:p>129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2</text:p>
          </table:table-cell>
          <table:table-cell office:value-type="float" office:value="96.805000000000007" table:style-name="ce7">
            <text:p>97</text:p>
          </table:table-cell>
          <table:table-cell office:value-type="float" office:value="24.47" table:style-name="ce8">
            <text:p>24.5</text:p>
          </table:table-cell>
          <table:table-cell office:value-type="float" office:value="1561.6666666666667" table:formula="of:=AVERAGE([.I31:.K31])" table:style-name="ce7">
            <text:p>1562</text:p>
          </table:table-cell>
          <table:table-cell office:value-type="float" office:value="1252.5166666666667" table:formula="of:=AVERAGE([.L31:.N31])" table:style-name="ce7">
            <text:p>1253</text:p>
          </table:table-cell>
          <table:table-cell office:value-type="float" office:value="78814" table:style-name="ce7">
            <text:p>78814</text:p>
          </table:table-cell>
          <table:table-cell office:value-type="float" office:value="19.796157950907158" table:formula="of:=ABS((([.E31]*100/[.D31])-100)*-1)" table:style-name="ce7">
            <text:p>20</text:p>
          </table:table-cell>
          <table:table-cell office:value-type="float" office:value="1533.68" table:formula="of:=[.D31]+([.E31]-[.E30])" table:style-name="ce7">
            <text:p>1534</text:p>
          </table:table-cell>
          <table:table-cell office:value-type="float" office:value="1555" table:style-name="ce53">
            <text:p>1555</text:p>
          </table:table-cell>
          <table:table-cell office:value-type="float" office:value="1567" table:style-name="ce53">
            <text:p>1567</text:p>
          </table:table-cell>
          <table:table-cell office:value-type="float" office:value="1563" table:style-name="ce54">
            <text:p>1563</text:p>
          </table:table-cell>
          <table:table-cell office:value-type="float" office:value="1236.6099999999999" table:style-name="ce58">
            <text:p>1237</text:p>
          </table:table-cell>
          <table:table-cell office:value-type="float" office:value="1257.8" table:style-name="ce58">
            <text:p>1258</text:p>
          </table:table-cell>
          <table:table-cell office:value-type="float" office:value="1263.1400000000001" table:style-name="ce58">
            <text:p>126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3</text:p>
          </table:table-cell>
          <table:table-cell office:value-type="float" office:value="97.001999999999995" table:style-name="ce7">
            <text:p>97</text:p>
          </table:table-cell>
          <table:table-cell office:value-type="float" office:value="23.67" table:style-name="ce8">
            <text:p>23.7</text:p>
          </table:table-cell>
          <table:table-cell office:value-type="float" office:value="1551.6666666666667" table:formula="of:=AVERAGE([.I32:.K32])" table:style-name="ce7">
            <text:p>1552</text:p>
          </table:table-cell>
          <table:table-cell office:value-type="float" office:value="1221.8433333333335" table:formula="of:=AVERAGE([.L32:.N32])" table:style-name="ce7">
            <text:p>1222</text:p>
          </table:table-cell>
          <table:table-cell office:value-type="float" office:value="79356" table:style-name="ce7">
            <text:p>79356</text:p>
          </table:table-cell>
          <table:table-cell office:value-type="float" office:value="21.256068743286789" table:formula="of:=ABS((([.E32]*100/[.D32])-100)*-1)" table:style-name="ce7">
            <text:p>21</text:p>
          </table:table-cell>
          <table:table-cell office:value-type="float" office:value="1520.9933333333336" table:formula="of:=[.D32]+([.E32]-[.E31])" table:style-name="ce7">
            <text:p>1521</text:p>
          </table:table-cell>
          <table:table-cell office:value-type="float" office:value="1562" table:style-name="ce53">
            <text:p>1562</text:p>
          </table:table-cell>
          <table:table-cell office:value-type="float" office:value="1550" table:style-name="ce53">
            <text:p>1550</text:p>
          </table:table-cell>
          <table:table-cell office:value-type="float" office:value="1543" table:style-name="ce54">
            <text:p>1543</text:p>
          </table:table-cell>
          <table:table-cell office:value-type="float" office:value="1277.4000000000001" table:style-name="ce58">
            <text:p>1277</text:p>
          </table:table-cell>
          <table:table-cell office:value-type="float" office:value="1166.1099999999999" table:style-name="ce58">
            <text:p>1166</text:p>
          </table:table-cell>
          <table:table-cell office:value-type="float" office:value="1222.02" table:style-name="ce58">
            <text:p>122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2">
            <text:p>2014T4</text:p>
          </table:table-cell>
          <table:table-cell office:value-type="float" office:value="97.194000000000003" table:style-name="ce7">
            <text:p>97</text:p>
          </table:table-cell>
          <table:table-cell office:value-type="float" office:value="23.7" table:style-name="ce8">
            <text:p>23.7</text:p>
          </table:table-cell>
          <table:table-cell office:value-type="float" office:value="1556" table:formula="of:=AVERAGE([.I33:.K33])" table:style-name="ce7">
            <text:p>1556</text:p>
          </table:table-cell>
          <table:table-cell office:value-type="float" office:value="1245.4933333333331" table:formula="of:=AVERAGE([.L33:.N33])" table:style-name="ce7">
            <text:p>1245</text:p>
          </table:table-cell>
          <table:table-cell office:value-type="float" office:value="77720" table:style-name="ce7">
            <text:p>77720</text:p>
          </table:table-cell>
          <table:table-cell office:value-type="float" office:value="19.955441302485013" table:formula="of:=ABS((([.E33]*100/[.D33])-100)*-1)" table:style-name="ce7">
            <text:p>20</text:p>
          </table:table-cell>
          <table:table-cell office:value-type="float" office:value="1579.6499999999996" table:formula="of:=[.D33]+([.E33]-[.E32])" table:style-name="ce7">
            <text:p>1580</text:p>
          </table:table-cell>
          <table:table-cell office:value-type="float" office:value="1546" table:style-name="ce53">
            <text:p>1546</text:p>
          </table:table-cell>
          <table:table-cell office:value-type="float" office:value="1559" table:style-name="ce53">
            <text:p>1559</text:p>
          </table:table-cell>
          <table:table-cell office:value-type="float" office:value="1563" table:style-name="ce54">
            <text:p>1563</text:p>
          </table:table-cell>
          <table:table-cell office:value-type="float" office:value="1229.83" table:style-name="ce58">
            <text:p>1230</text:p>
          </table:table-cell>
          <table:table-cell office:value-type="float" office:value="1232.74" table:style-name="ce58">
            <text:p>1233</text:p>
          </table:table-cell>
          <table:table-cell office:value-type="float" office:value="1273.9100000000001" table:style-name="ce58">
            <text:p>127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1</text:p>
          </table:table-cell>
          <table:table-cell office:value-type="float" office:value="96.650999999999996" table:style-name="ce7">
            <text:p>97</text:p>
          </table:table-cell>
          <table:table-cell office:value-type="float" office:value="23.78" table:style-name="ce8">
            <text:p>23.8</text:p>
          </table:table-cell>
          <table:table-cell office:value-type="float" office:value="1551.3333333333333" table:formula="of:=AVERAGE([.I34:.K34])" table:style-name="ce7">
            <text:p>1551</text:p>
          </table:table-cell>
          <table:table-cell office:value-type="float" office:value="1246.6166666666666" table:formula="of:=AVERAGE([.L34:.N34])" table:style-name="ce7">
            <text:p>1247</text:p>
          </table:table-cell>
          <table:table-cell office:value-type="float" office:value="90748" table:style-name="ce7">
            <text:p>90748</text:p>
          </table:table-cell>
          <table:table-cell office:value-type="float" office:value="19.642243231628711" table:formula="of:=ABS((([.E34]*100/[.D34])-100)*-1)" table:style-name="ce7">
            <text:p>20</text:p>
          </table:table-cell>
          <table:table-cell office:value-type="float" office:value="1552.4566666666667" table:formula="of:=[.D34]+([.E34]-[.E33])" table:style-name="ce7">
            <text:p>1552</text:p>
          </table:table-cell>
          <table:table-cell office:value-type="float" office:value="1554" table:style-name="ce53">
            <text:p>1554</text:p>
          </table:table-cell>
          <table:table-cell office:value-type="float" office:value="1549" table:style-name="ce53">
            <text:p>1549</text:p>
          </table:table-cell>
          <table:table-cell office:value-type="float" office:value="1551" table:style-name="ce54">
            <text:p>1551</text:p>
          </table:table-cell>
          <table:table-cell office:value-type="float" office:value="1277.72" table:style-name="ce58">
            <text:p>1278</text:p>
          </table:table-cell>
          <table:table-cell office:value-type="float" office:value="1225.57" table:style-name="ce58">
            <text:p>1226</text:p>
          </table:table-cell>
          <table:table-cell office:value-type="float" office:value="1236.56" table:style-name="ce58">
            <text:p>1237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2</text:p>
          </table:table-cell>
          <table:table-cell office:value-type="float" office:value="100.687" table:style-name="ce7">
            <text:p>101</text:p>
          </table:table-cell>
          <table:table-cell office:value-type="float" office:value="22.37" table:style-name="ce8">
            <text:p>22.4</text:p>
          </table:table-cell>
          <table:table-cell office:value-type="float" office:value="1549" table:formula="of:=AVERAGE([.I35:.K35])" table:style-name="ce7">
            <text:p>1549</text:p>
          </table:table-cell>
          <table:table-cell office:value-type="float" office:value="1301.2366666666667" table:formula="of:=AVERAGE([.L35:.N35])" table:style-name="ce7">
            <text:p>1301</text:p>
          </table:table-cell>
          <table:table-cell office:value-type="float" office:value="87612" table:style-name="ce7">
            <text:p>87612</text:p>
          </table:table-cell>
          <table:table-cell office:value-type="float" office:value="15.995050570260375" table:formula="of:=ABS((([.E35]*100/[.D35])-100)*-1)" table:style-name="ce7">
            <text:p>16</text:p>
          </table:table-cell>
          <table:table-cell office:value-type="float" office:value="1603.6200000000001" table:formula="of:=[.D35]+([.E35]-[.E34])" table:style-name="ce7">
            <text:p>1604</text:p>
          </table:table-cell>
          <table:table-cell office:value-type="float" office:value="1548" table:style-name="ce53">
            <text:p>1548</text:p>
          </table:table-cell>
          <table:table-cell office:value-type="float" office:value="1552" table:style-name="ce53">
            <text:p>1552</text:p>
          </table:table-cell>
          <table:table-cell office:value-type="float" office:value="1547" table:style-name="ce54">
            <text:p>1547</text:p>
          </table:table-cell>
          <table:table-cell office:value-type="float" office:value="1307.98" table:style-name="ce58">
            <text:p>1308</text:p>
          </table:table-cell>
          <table:table-cell office:value-type="float" office:value="1280.53" table:style-name="ce58">
            <text:p>1281</text:p>
          </table:table-cell>
          <table:table-cell office:value-type="float" office:value="1315.2" table:style-name="ce58">
            <text:p>1315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3</text:p>
          </table:table-cell>
          <table:table-cell office:value-type="float" office:value="101.358" table:style-name="ce7">
            <text:p>101</text:p>
          </table:table-cell>
          <table:table-cell office:value-type="float" office:value="21.18" table:style-name="ce8">
            <text:p>21.2</text:p>
          </table:table-cell>
          <table:table-cell office:value-type="float" office:value="1530.6666666666667" table:formula="of:=AVERAGE([.I36:.K36])" table:style-name="ce7">
            <text:p>1531</text:p>
          </table:table-cell>
          <table:table-cell office:value-type="float" office:value="1254.8799999999999" table:formula="of:=AVERAGE([.L36:.N36])" table:style-name="ce7">
            <text:p>1255</text:p>
          </table:table-cell>
          <table:table-cell office:value-type="float" office:value="93115" table:style-name="ce7">
            <text:p>93115</text:p>
          </table:table-cell>
          <table:table-cell office:value-type="float" office:value="18.017421602787465" table:formula="of:=ABS((([.E36]*100/[.D36])-100)*-1)" table:style-name="ce7">
            <text:p>18</text:p>
          </table:table-cell>
          <table:table-cell office:value-type="float" office:value="1484.31" table:formula="of:=[.D36]+([.E36]-[.E35])" table:style-name="ce7">
            <text:p>1484</text:p>
          </table:table-cell>
          <table:table-cell office:value-type="float" office:value="1544" table:style-name="ce53">
            <text:p>1544</text:p>
          </table:table-cell>
          <table:table-cell office:value-type="float" office:value="1526" table:style-name="ce53">
            <text:p>1526</text:p>
          </table:table-cell>
          <table:table-cell office:value-type="float" office:value="1522" table:style-name="ce54">
            <text:p>1522</text:p>
          </table:table-cell>
          <table:table-cell office:value-type="float" office:value="1320.46" table:style-name="ce58">
            <text:p>1320</text:p>
          </table:table-cell>
          <table:table-cell office:value-type="float" office:value="1163.08" table:style-name="ce58">
            <text:p>1163</text:p>
          </table:table-cell>
          <table:table-cell office:value-type="float" office:value="1281.0999999999999" table:style-name="ce58">
            <text:p>128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5T4</text:p>
          </table:table-cell>
          <table:table-cell office:value-type="float" office:value="101.30500000000001" table:style-name="ce7">
            <text:p>101</text:p>
          </table:table-cell>
          <table:table-cell office:value-type="float" office:value="20.9" table:style-name="ce8">
            <text:p>20.9</text:p>
          </table:table-cell>
          <table:table-cell office:value-type="float" office:value="1526.3333333333333" table:formula="of:=AVERAGE([.I37:.K37])" table:style-name="ce7">
            <text:p>1526</text:p>
          </table:table-cell>
          <table:table-cell office:value-type="float" office:value="1283.5133333333333" table:formula="of:=AVERAGE([.L37:.N37])" table:style-name="ce7">
            <text:p>1284</text:p>
          </table:table-cell>
          <table:table-cell office:value-type="float" office:value="84081" table:style-name="ce7">
            <text:p>84081</text:p>
          </table:table-cell>
          <table:table-cell office:value-type="float" office:value="15.908713692946051" table:formula="of:=ABS((([.E37]*100/[.D37])-100)*-1)" table:style-name="ce7">
            <text:p>16</text:p>
          </table:table-cell>
          <table:table-cell office:value-type="float" office:value="1554.9666666666667" table:formula="of:=[.D37]+([.E37]-[.E36])" table:style-name="ce7">
            <text:p>1555</text:p>
          </table:table-cell>
          <table:table-cell office:value-type="float" office:value="1525" table:style-name="ce53">
            <text:p>1525</text:p>
          </table:table-cell>
          <table:table-cell office:value-type="float" office:value="1526" table:style-name="ce53">
            <text:p>1526</text:p>
          </table:table-cell>
          <table:table-cell office:value-type="float" office:value="1528" table:style-name="ce54">
            <text:p>1528</text:p>
          </table:table-cell>
          <table:table-cell office:value-type="float" office:value="1255.8900000000001" table:style-name="ce58">
            <text:p>1256</text:p>
          </table:table-cell>
          <table:table-cell office:value-type="float" office:value="1281.94" table:style-name="ce58">
            <text:p>1282</text:p>
          </table:table-cell>
          <table:table-cell office:value-type="float" office:value="1312.71" table:style-name="ce58">
            <text:p>1313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1</text:p>
          </table:table-cell>
          <table:table-cell office:value-type="float" office:value="102.77500000000001" table:style-name="ce7">
            <text:p>103</text:p>
          </table:table-cell>
          <table:table-cell office:value-type="float" office:value="21" table:style-name="ce8">
            <text:p>21.0</text:p>
          </table:table-cell>
          <table:table-cell office:value-type="float" office:value="1525.6666666666667" table:formula="of:=AVERAGE([.I38:.K38])" table:style-name="ce7">
            <text:p>1526</text:p>
          </table:table-cell>
          <table:table-cell office:value-type="float" office:value="1299.5466666666664" table:formula="of:=AVERAGE([.L38:.N38])" table:style-name="ce7">
            <text:p>1300</text:p>
          </table:table-cell>
          <table:table-cell office:value-type="float" office:value="99620" table:style-name="ce7">
            <text:p>99620</text:p>
          </table:table-cell>
          <table:table-cell office:value-type="float" office:value="14.821061830893612" table:formula="of:=ABS((([.E38]*100/[.D38])-100)*-1)" table:style-name="ce7">
            <text:p>15</text:p>
          </table:table-cell>
          <table:table-cell office:value-type="float" office:value="1541.6999999999998" table:formula="of:=[.D38]+([.E38]-[.E37])" table:style-name="ce7">
            <text:p>1542</text:p>
          </table:table-cell>
          <table:table-cell office:value-type="float" office:value="1524" table:style-name="ce53">
            <text:p>1524</text:p>
          </table:table-cell>
          <table:table-cell office:value-type="float" office:value="1526" table:style-name="ce53">
            <text:p>1526</text:p>
          </table:table-cell>
          <table:table-cell office:value-type="float" office:value="1527" table:style-name="ce54">
            <text:p>1527</text:p>
          </table:table-cell>
          <table:table-cell office:value-type="float" office:value="1331.29" table:style-name="ce58">
            <text:p>1331</text:p>
          </table:table-cell>
          <table:table-cell office:value-type="float" office:value="1273.03" table:style-name="ce58">
            <text:p>1273</text:p>
          </table:table-cell>
          <table:table-cell office:value-type="float" office:value="1294.32" table:style-name="ce58">
            <text:p>129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2</text:p>
          </table:table-cell>
          <table:table-cell office:value-type="float" office:value="104.601" table:style-name="ce7">
            <text:p>105</text:p>
          </table:table-cell>
          <table:table-cell office:value-type="float" office:value="20" table:style-name="ce8">
            <text:p>20.0</text:p>
          </table:table-cell>
          <table:table-cell office:value-type="float" office:value="1518.3333333333333" table:formula="of:=AVERAGE([.I39:.K39])" table:style-name="ce7">
            <text:p>1518</text:p>
          </table:table-cell>
          <table:table-cell office:value-type="float" office:value="1319.3233333333335" table:formula="of:=AVERAGE([.L39:.N39])" table:style-name="ce7">
            <text:p>1319</text:p>
          </table:table-cell>
          <table:table-cell office:value-type="float" office:value="108662" table:style-name="ce7">
            <text:p>108662</text:p>
          </table:table-cell>
          <table:table-cell office:value-type="float" office:value="13.107135016465406" table:formula="of:=ABS((([.E39]*100/[.D39])-100)*-1)" table:style-name="ce7">
            <text:p>13</text:p>
          </table:table-cell>
          <table:table-cell office:value-type="float" office:value="1538.1100000000004" table:formula="of:=[.D39]+([.E39]-[.E38])" table:style-name="ce7">
            <text:p>1538</text:p>
          </table:table-cell>
          <table:table-cell office:value-type="float" office:value="1524" table:style-name="ce53">
            <text:p>1524</text:p>
          </table:table-cell>
          <table:table-cell office:value-type="float" office:value="1516" table:style-name="ce53">
            <text:p>1516</text:p>
          </table:table-cell>
          <table:table-cell office:value-type="float" office:value="1515" table:style-name="ce54">
            <text:p>1515</text:p>
          </table:table-cell>
          <table:table-cell office:value-type="float" office:value="1304.6600000000001" table:style-name="ce58">
            <text:p>1305</text:p>
          </table:table-cell>
          <table:table-cell office:value-type="float" office:value="1313.93" table:style-name="ce58">
            <text:p>1314</text:p>
          </table:table-cell>
          <table:table-cell office:value-type="float" office:value="1339.38" table:style-name="ce58">
            <text:p>1339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3</text:p>
          </table:table-cell>
          <table:table-cell office:value-type="float" office:value="105.431" table:style-name="ce7">
            <text:p>105</text:p>
          </table:table-cell>
          <table:table-cell office:value-type="float" office:value="18.91" table:style-name="ce8">
            <text:p>18.9</text:p>
          </table:table-cell>
          <table:table-cell office:value-type="float" office:value="1506" table:formula="of:=AVERAGE([.I40:.K40])" table:style-name="ce7">
            <text:p>1506</text:p>
          </table:table-cell>
          <table:table-cell office:value-type="float" office:value="1265.42" table:formula="of:=AVERAGE([.L40:.N40])" table:style-name="ce7">
            <text:p>1265</text:p>
          </table:table-cell>
          <table:table-cell office:value-type="float" office:value="103640" table:style-name="ce7">
            <text:p>103640</text:p>
          </table:table-cell>
          <table:table-cell office:value-type="float" office:value="15.974767596281538" table:formula="of:=ABS((([.E40]*100/[.D40])-100)*-1)" table:style-name="ce7">
            <text:p>16</text:p>
          </table:table-cell>
          <table:table-cell office:value-type="float" office:value="1452.0966666666666" table:formula="of:=[.D40]+([.E40]-[.E39])" table:style-name="ce7">
            <text:p>1452</text:p>
          </table:table-cell>
          <table:table-cell office:value-type="float" office:value="1509" table:style-name="ce53">
            <text:p>1509</text:p>
          </table:table-cell>
          <table:table-cell office:value-type="float" office:value="1512" table:style-name="ce53">
            <text:p>1512</text:p>
          </table:table-cell>
          <table:table-cell office:value-type="float" office:value="1497" table:style-name="ce54">
            <text:p>1497</text:p>
          </table:table-cell>
          <table:table-cell office:value-type="float" office:value="1340.07" table:style-name="ce58">
            <text:p>1340</text:p>
          </table:table-cell>
          <table:table-cell office:value-type="float" office:value="1156.1600000000001" table:style-name="ce58">
            <text:p>1156</text:p>
          </table:table-cell>
          <table:table-cell office:value-type="float" office:value="1300.03" table:style-name="ce58">
            <text:p>1300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6T4</text:p>
          </table:table-cell>
          <table:table-cell office:value-type="float" office:value="105.848" table:style-name="ce7">
            <text:p>106</text:p>
          </table:table-cell>
          <table:table-cell office:value-type="float" office:value="18.63" table:style-name="ce8">
            <text:p>18.6</text:p>
          </table:table-cell>
          <table:table-cell office:value-type="float" office:value="1507.6666666666667" table:formula="of:=AVERAGE([.I41:.K41])" table:style-name="ce7">
            <text:p>1508</text:p>
          </table:table-cell>
          <table:table-cell office:value-type="float" office:value="1332.8966666666668" table:formula="of:=AVERAGE([.L41:.N41])" table:style-name="ce7">
            <text:p>1333</text:p>
          </table:table-cell>
          <table:table-cell office:value-type="float" office:value="93463" table:style-name="ce7">
            <text:p>93463</text:p>
          </table:table-cell>
          <table:table-cell office:value-type="float" office:value="11.592084899403048" table:formula="of:=ABS((([.E41]*100/[.D41])-100)*-1)" table:style-name="ce7">
            <text:p>12</text:p>
          </table:table-cell>
          <table:table-cell office:value-type="float" office:value="1575.1433333333334" table:formula="of:=[.D41]+([.E41]-[.E40])" table:style-name="ce7">
            <text:p>1575</text:p>
          </table:table-cell>
          <table:table-cell office:value-type="float" office:value="1496" table:style-name="ce53">
            <text:p>1496</text:p>
          </table:table-cell>
          <table:table-cell office:value-type="float" office:value="1506" table:style-name="ce53">
            <text:p>1506</text:p>
          </table:table-cell>
          <table:table-cell office:value-type="float" office:value="1521" table:style-name="ce54">
            <text:p>1521</text:p>
          </table:table-cell>
          <table:table-cell office:value-type="float" office:value="1341.26" table:style-name="ce58">
            <text:p>1341</text:p>
          </table:table-cell>
          <table:table-cell office:value-type="float" office:value="1299.7" table:style-name="ce58">
            <text:p>1300</text:p>
          </table:table-cell>
          <table:table-cell office:value-type="float" office:value="1357.73" table:style-name="ce58">
            <text:p>13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1</text:p>
          </table:table-cell>
          <table:table-cell office:value-type="float" office:value="108.239" table:style-name="ce7">
            <text:p>108</text:p>
          </table:table-cell>
          <table:table-cell office:value-type="float" office:value="18.75" table:style-name="ce8">
            <text:p>18.8</text:p>
          </table:table-cell>
          <table:table-cell office:value-type="float" office:value="1525.3333333333333" table:formula="of:=AVERAGE([.I42:.K42])" table:style-name="ce7">
            <text:p>1525</text:p>
          </table:table-cell>
          <table:table-cell office:value-type="float" office:value="1354.97" table:formula="of:=AVERAGE([.L42:.N42])" table:style-name="ce7">
            <text:p>1355</text:p>
          </table:table-cell>
          <table:table-cell office:value-type="float" office:value="114965" table:style-name="ce7">
            <text:p>114965</text:p>
          </table:table-cell>
          <table:table-cell office:value-type="float" office:value="11.168924825174827" table:formula="of:=ABS((([.E42]*100/[.D42])-100)*-1)" table:style-name="ce7">
            <text:p>11</text:p>
          </table:table-cell>
          <table:table-cell office:value-type="float" office:value="1547.4066666666665" table:formula="of:=[.D42]+([.E42]-[.E41])" table:style-name="ce7">
            <text:p>1547</text:p>
          </table:table-cell>
          <table:table-cell office:value-type="float" office:value="1524" table:style-name="ce53">
            <text:p>1524</text:p>
          </table:table-cell>
          <table:table-cell office:value-type="float" office:value="1522" table:style-name="ce53">
            <text:p>1522</text:p>
          </table:table-cell>
          <table:table-cell office:value-type="float" office:value="1530" table:style-name="ce54">
            <text:p>1530</text:p>
          </table:table-cell>
          <table:table-cell office:value-type="float" office:value="1368.55" table:style-name="ce58">
            <text:p>1369</text:p>
          </table:table-cell>
          <table:table-cell office:value-type="float" office:value="1349.41" table:style-name="ce58">
            <text:p>1349</text:p>
          </table:table-cell>
          <table:table-cell office:value-type="float" office:value="1346.95" table:style-name="ce58">
            <text:p>1347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2</text:p>
          </table:table-cell>
          <table:table-cell office:value-type="float" office:value="110.41" table:style-name="ce7">
            <text:p>110</text:p>
          </table:table-cell>
          <table:table-cell office:value-type="float" office:value="17.22" table:style-name="ce8">
            <text:p>17.2</text:p>
          </table:table-cell>
          <table:table-cell office:value-type="float" office:value="1538.3333333333333" table:formula="of:=AVERAGE([.I43:.K43])" table:style-name="ce7">
            <text:p>1538</text:p>
          </table:table-cell>
          <table:table-cell office:value-type="float" office:value="1390.4066666666668" table:formula="of:=AVERAGE([.L43:.N43])" table:style-name="ce7">
            <text:p>1390</text:p>
          </table:table-cell>
          <table:table-cell office:value-type="float" office:value="121395" table:style-name="ce7">
            <text:p>121395</text:p>
          </table:table-cell>
          <table:table-cell office:value-type="float" office:value="9.6160346695557735" table:formula="of:=ABS((([.E43]*100/[.D43])-100)*-1)" table:style-name="ce7">
            <text:p>10</text:p>
          </table:table-cell>
          <table:table-cell office:value-type="float" office:value="1573.77" table:formula="of:=[.D43]+([.E43]-[.E42])" table:style-name="ce7">
            <text:p>1574</text:p>
          </table:table-cell>
          <table:table-cell office:value-type="float" office:value="1537" table:style-name="ce53">
            <text:p>1537</text:p>
          </table:table-cell>
          <table:table-cell office:value-type="float" office:value="1535" table:style-name="ce53">
            <text:p>1535</text:p>
          </table:table-cell>
          <table:table-cell office:value-type="float" office:value="1543" table:style-name="ce54">
            <text:p>1543</text:p>
          </table:table-cell>
          <table:table-cell office:value-type="float" office:value="1411.97" table:style-name="ce58">
            <text:p>1412</text:p>
          </table:table-cell>
          <table:table-cell office:value-type="float" office:value="1363.87" table:style-name="ce58">
            <text:p>1364</text:p>
          </table:table-cell>
          <table:table-cell office:value-type="float" office:value="1395.38" table:style-name="ce58">
            <text:p>1395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3</text:p>
          </table:table-cell>
          <table:table-cell office:value-type="float" office:value="112.44199999999999" table:style-name="ce7">
            <text:p>112</text:p>
          </table:table-cell>
          <table:table-cell office:value-type="float" office:value="16.38" table:style-name="ce8">
            <text:p>16.4</text:p>
          </table:table-cell>
          <table:table-cell office:value-type="float" office:value="1549.6666666666667" table:formula="of:=AVERAGE([.I44:.K44])" table:style-name="ce7">
            <text:p>1550</text:p>
          </table:table-cell>
          <table:table-cell office:value-type="float" office:value="1353.1233333333332" table:formula="of:=AVERAGE([.L44:.N44])" table:style-name="ce7">
            <text:p>1353</text:p>
          </table:table-cell>
          <table:table-cell office:value-type="float" office:value="120069" table:style-name="ce7">
            <text:p>120069</text:p>
          </table:table-cell>
          <table:table-cell office:value-type="float" office:value="12.68294256829428" table:formula="of:=ABS((([.E44]*100/[.D44])-100)*-1)" table:style-name="ce7">
            <text:p>13</text:p>
          </table:table-cell>
          <table:table-cell office:value-type="float" office:value="1512.3833333333332" table:formula="of:=[.D44]+([.E44]-[.E43])" table:style-name="ce7">
            <text:p>1512</text:p>
          </table:table-cell>
          <table:table-cell office:value-type="float" office:value="1564" table:style-name="ce53">
            <text:p>1564</text:p>
          </table:table-cell>
          <table:table-cell office:value-type="float" office:value="1551" table:style-name="ce53">
            <text:p>1551</text:p>
          </table:table-cell>
          <table:table-cell office:value-type="float" office:value="1534" table:style-name="ce54">
            <text:p>1534</text:p>
          </table:table-cell>
          <table:table-cell office:value-type="float" office:value="1440.58" table:style-name="ce58">
            <text:p>1441</text:p>
          </table:table-cell>
          <table:table-cell office:value-type="float" office:value="1225.26" table:style-name="ce58">
            <text:p>1225</text:p>
          </table:table-cell>
          <table:table-cell office:value-type="float" office:value="1393.53" table:style-name="ce58">
            <text:p>1394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7T4</text:p>
          </table:table-cell>
          <table:table-cell office:value-type="float" office:value="113.45699999999999" table:style-name="ce7">
            <text:p>113</text:p>
          </table:table-cell>
          <table:table-cell office:value-type="float" office:value="16.55" table:style-name="ce8">
            <text:p>16.6</text:p>
          </table:table-cell>
          <table:table-cell office:value-type="float" office:value="1552" table:formula="of:=AVERAGE([.I45:.K45])" table:style-name="ce7">
            <text:p>1552</text:p>
          </table:table-cell>
          <table:table-cell office:value-type="float" office:value="1369.5666666666666" table:formula="of:=AVERAGE([.L45:.N45])" table:style-name="ce7">
            <text:p>1370</text:p>
          </table:table-cell>
          <table:table-cell office:value-type="float" office:value="111215" table:style-name="ce7">
            <text:p>111215</text:p>
          </table:table-cell>
          <table:table-cell office:value-type="float" office:value="11.754725085910664" table:formula="of:=ABS((([.E45]*100/[.D45])-100)*-1)" table:style-name="ce7">
            <text:p>12</text:p>
          </table:table-cell>
          <table:table-cell office:value-type="float" office:value="1568.4433333333334" table:formula="of:=[.D45]+([.E45]-[.E44])" table:style-name="ce7">
            <text:p>1568</text:p>
          </table:table-cell>
          <table:table-cell office:value-type="float" office:value="1544" table:style-name="ce53">
            <text:p>1544</text:p>
          </table:table-cell>
          <table:table-cell office:value-type="float" office:value="1555" table:style-name="ce53">
            <text:p>1555</text:p>
          </table:table-cell>
          <table:table-cell office:value-type="float" office:value="1557" table:style-name="ce54">
            <text:p>1557</text:p>
          </table:table-cell>
          <table:table-cell office:value-type="float" office:value="1371.99" table:style-name="ce58">
            <text:p>1372</text:p>
          </table:table-cell>
          <table:table-cell office:value-type="float" office:value="1356.08" table:style-name="ce58">
            <text:p>1356</text:p>
          </table:table-cell>
          <table:table-cell office:value-type="float" office:value="1380.63" table:style-name="ce58">
            <text:p>138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1</text:p>
          </table:table-cell>
          <table:table-cell office:value-type="float" office:value="114.994" table:style-name="ce7">
            <text:p>115</text:p>
          </table:table-cell>
          <table:table-cell office:value-type="float" office:value="16.739999999999998" table:style-name="ce8">
            <text:p>16.7</text:p>
          </table:table-cell>
          <table:table-cell office:value-type="float" office:value="1589" table:formula="of:=AVERAGE([.I46:.K46])" table:style-name="ce7">
            <text:p>1589</text:p>
          </table:table-cell>
          <table:table-cell office:value-type="float" office:value="1372.1333333333332" table:formula="of:=AVERAGE([.L46:.N46])" table:style-name="ce7">
            <text:p>1372</text:p>
          </table:table-cell>
          <table:table-cell office:value-type="float" office:value="129164" table:style-name="ce7">
            <text:p>129164</text:p>
          </table:table-cell>
          <table:table-cell office:value-type="float" office:value="13.64799664359137" table:formula="of:=ABS((([.E46]*100/[.D46])-100)*-1)" table:style-name="ce7">
            <text:p>14</text:p>
          </table:table-cell>
          <table:table-cell office:value-type="float" office:value="1591.5666666666666" table:formula="of:=[.D46]+([.E46]-[.E45])" table:style-name="ce7">
            <text:p>1592</text:p>
          </table:table-cell>
          <table:table-cell office:value-type="float" office:value="1570" table:style-name="ce53">
            <text:p>1570</text:p>
          </table:table-cell>
          <table:table-cell office:value-type="float" office:value="1590" table:style-name="ce53">
            <text:p>1590</text:p>
          </table:table-cell>
          <table:table-cell office:value-type="float" office:value="1607" table:style-name="ce54">
            <text:p>1607</text:p>
          </table:table-cell>
          <table:table-cell office:value-type="float" office:value="1388.17" table:style-name="ce58">
            <text:p>1388</text:p>
          </table:table-cell>
          <table:table-cell office:value-type="float" office:value="1363.29" table:style-name="ce58">
            <text:p>1363</text:p>
          </table:table-cell>
          <table:table-cell office:value-type="float" office:value="1364.94" table:style-name="ce58">
            <text:p>1365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2</text:p>
          </table:table-cell>
          <table:table-cell office:value-type="float" office:value="117.941" table:style-name="ce7">
            <text:p>118</text:p>
          </table:table-cell>
          <table:table-cell office:value-type="float" office:value="15.28" table:style-name="ce8">
            <text:p>15.3</text:p>
          </table:table-cell>
          <table:table-cell office:value-type="float" office:value="1622" table:formula="of:=AVERAGE([.I47:.K47])" table:style-name="ce7">
            <text:p>1622</text:p>
          </table:table-cell>
          <table:table-cell office:value-type="float" office:value="1413.0166666666667" table:formula="of:=AVERAGE([.L47:.N47])" table:style-name="ce7">
            <text:p>1413</text:p>
          </table:table-cell>
          <table:table-cell office:value-type="float" office:value="134405" table:style-name="ce7">
            <text:p>134405</text:p>
          </table:table-cell>
          <table:table-cell office:value-type="float" office:value="12.88429921907111" table:formula="of:=ABS((([.E47]*100/[.D47])-100)*-1)" table:style-name="ce7">
            <text:p>13</text:p>
          </table:table-cell>
          <table:table-cell office:value-type="float" office:value="1662.8833333333334" table:formula="of:=[.D47]+([.E47]-[.E46])" table:style-name="ce7">
            <text:p>1663</text:p>
          </table:table-cell>
          <table:table-cell office:value-type="float" office:value="1612" table:style-name="ce53">
            <text:p>1612</text:p>
          </table:table-cell>
          <table:table-cell office:value-type="float" office:value="1619" table:style-name="ce53">
            <text:p>1619</text:p>
          </table:table-cell>
          <table:table-cell office:value-type="float" office:value="1635" table:style-name="ce54">
            <text:p>1635</text:p>
          </table:table-cell>
          <table:table-cell office:value-type="float" office:value="1431.43" table:style-name="ce58">
            <text:p>1431</text:p>
          </table:table-cell>
          <table:table-cell office:value-type="float" office:value="1386.2" table:style-name="ce58">
            <text:p>1386</text:p>
          </table:table-cell>
          <table:table-cell office:value-type="float" office:value="1421.42" table:style-name="ce58">
            <text:p>142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3</text:p>
          </table:table-cell>
          <table:table-cell office:value-type="float" office:value="120.491" table:style-name="ce7">
            <text:p>120</text:p>
          </table:table-cell>
          <table:table-cell office:value-type="float" office:value="14.55" table:style-name="ce8">
            <text:p>14.6</text:p>
          </table:table-cell>
          <table:table-cell office:value-type="float" office:value="1659" table:formula="of:=AVERAGE([.I48:.K48])" table:style-name="ce7">
            <text:p>1659</text:p>
          </table:table-cell>
          <table:table-cell office:value-type="float" office:value="1403.5733333333335" table:formula="of:=AVERAGE([.L48:.N48])" table:style-name="ce7">
            <text:p>1404</text:p>
          </table:table-cell>
          <table:table-cell office:value-type="float" office:value="134156" table:style-name="ce7">
            <text:p>134156</text:p>
          </table:table-cell>
          <table:table-cell office:value-type="float" office:value="15.396423548322275" table:formula="of:=ABS((([.E48]*100/[.D48])-100)*-1)" table:style-name="ce7">
            <text:p>15</text:p>
          </table:table-cell>
          <table:table-cell office:value-type="float" office:value="1649.5566666666668" table:formula="of:=[.D48]+([.E48]-[.E47])" table:style-name="ce7">
            <text:p>1650</text:p>
          </table:table-cell>
          <table:table-cell office:value-type="float" office:value="1650" table:style-name="ce53">
            <text:p>1650</text:p>
          </table:table-cell>
          <table:table-cell office:value-type="float" office:value="1661" table:style-name="ce53">
            <text:p>1661</text:p>
          </table:table-cell>
          <table:table-cell office:value-type="float" office:value="1666" table:style-name="ce54">
            <text:p>1666</text:p>
          </table:table-cell>
          <table:table-cell office:value-type="float" office:value="1468" table:style-name="ce58">
            <text:p>1468</text:p>
          </table:table-cell>
          <table:table-cell office:value-type="float" office:value="1284.31" table:style-name="ce58">
            <text:p>1284</text:p>
          </table:table-cell>
          <table:table-cell office:value-type="float" office:value="1458.41" table:style-name="ce58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8T4</text:p>
          </table:table-cell>
          <table:table-cell office:value-type="float" office:value="120.95399999999999" table:style-name="ce7">
            <text:p>121</text:p>
          </table:table-cell>
          <table:table-cell office:value-type="float" office:value="14.45" table:style-name="ce8">
            <text:p>14.5</text:p>
          </table:table-cell>
          <table:table-cell office:value-type="float" office:value="1678.3333333333333" table:formula="of:=AVERAGE([.I49:.K49])" table:style-name="ce7">
            <text:p>1678</text:p>
          </table:table-cell>
          <table:table-cell office:value-type="float" office:value="1422.2366666666667" table:formula="of:=AVERAGE([.L49:.N49])" table:style-name="ce7">
            <text:p>1422</text:p>
          </table:table-cell>
          <table:table-cell office:value-type="float" office:value="120259" table:style-name="ce7">
            <text:p>120259</text:p>
          </table:table-cell>
          <table:table-cell office:value-type="float" office:value="15.258987090367427" table:formula="of:=ABS((([.E49]*100/[.D49])-100)*-1)" table:style-name="ce7">
            <text:p>15</text:p>
          </table:table-cell>
          <table:table-cell office:value-type="float" office:value="1696.9966666666664" table:formula="of:=[.D49]+([.E49]-[.E48])" table:style-name="ce7">
            <text:p>1697</text:p>
          </table:table-cell>
          <table:table-cell office:value-type="float" office:value="1666" table:style-name="ce53">
            <text:p>1666</text:p>
          </table:table-cell>
          <table:table-cell office:value-type="float" office:value="1684" table:style-name="ce53">
            <text:p>1684</text:p>
          </table:table-cell>
          <table:table-cell office:value-type="float" office:value="1685" table:style-name="ce54">
            <text:p>1685</text:p>
          </table:table-cell>
          <table:table-cell office:value-type="float" office:value="1396.47" table:style-name="ce58">
            <text:p>1396</text:p>
          </table:table-cell>
          <table:table-cell office:value-type="float" office:value="1411.77" table:style-name="ce58">
            <text:p>1412</text:p>
          </table:table-cell>
          <table:table-cell office:value-type="float" office:value="1458.47" table:style-name="ce58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1</text:p>
          </table:table-cell>
          <table:table-cell office:value-type="float" office:value="122.758" table:style-name="ce7">
            <text:p>123</text:p>
          </table:table-cell>
          <table:table-cell office:value-type="float" office:value="14.7" table:style-name="ce8">
            <text:p>14.7</text:p>
          </table:table-cell>
          <table:table-cell office:value-type="float" office:value="1694.3333333333333" table:formula="of:=AVERAGE([.I50:.K50])" table:style-name="ce7">
            <text:p>1694</text:p>
          </table:table-cell>
          <table:table-cell office:value-type="float" office:value="1421.96" table:formula="of:=AVERAGE([.L50:.N50])" table:style-name="ce7">
            <text:p>1422</text:p>
          </table:table-cell>
          <table:table-cell office:value-type="float" office:value="135031" table:style-name="ce7">
            <text:p>135031</text:p>
          </table:table-cell>
          <table:table-cell office:value-type="float" office:value="16.07554593743852" table:formula="of:=ABS((([.E50]*100/[.D50])-100)*-1)" table:style-name="ce7">
            <text:p>16</text:p>
          </table:table-cell>
          <table:table-cell office:value-type="float" office:value="1694.0566666666666" table:formula="of:=[.D50]+([.E50]-[.E49])" table:style-name="ce7">
            <text:p>1694</text:p>
          </table:table-cell>
          <table:table-cell office:value-type="float" office:value="1686" table:style-name="ce53">
            <text:p>1686</text:p>
          </table:table-cell>
          <table:table-cell office:value-type="float" office:value="1694" table:style-name="ce53">
            <text:p>1694</text:p>
          </table:table-cell>
          <table:table-cell office:value-type="float" office:value="1703" table:style-name="ce54">
            <text:p>1703</text:p>
          </table:table-cell>
          <table:table-cell office:value-type="float" office:value="1452.43" table:style-name="ce58">
            <text:p>1452</text:p>
          </table:table-cell>
          <table:table-cell office:value-type="float" office:value="1386.39" table:style-name="ce58">
            <text:p>1386</text:p>
          </table:table-cell>
          <table:table-cell office:value-type="float" office:value="1427.06" table:style-name="ce58">
            <text:p>1427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2</text:p>
          </table:table-cell>
          <table:table-cell office:value-type="float" office:value="124.175" table:style-name="ce7">
            <text:p>124</text:p>
          </table:table-cell>
          <table:table-cell office:value-type="float" office:value="14.02" table:style-name="ce8">
            <text:p>14.0</text:p>
          </table:table-cell>
          <table:table-cell office:value-type="float" office:value="1718" table:formula="of:=AVERAGE([.I51:.K51])" table:style-name="ce7">
            <text:p>1718</text:p>
          </table:table-cell>
          <table:table-cell office:value-type="float" office:value="1425.34" table:formula="of:=AVERAGE([.L51:.N51])" table:style-name="ce7">
            <text:p>1425</text:p>
          </table:table-cell>
          <table:table-cell office:value-type="float" office:value="130987" table:style-name="ce7">
            <text:p>130987</text:p>
          </table:table-cell>
          <table:table-cell office:value-type="float" office:value="17.034924330617002" table:formula="of:=ABS((([.E51]*100/[.D51])-100)*-1)" table:style-name="ce7">
            <text:p>17</text:p>
          </table:table-cell>
          <table:table-cell office:value-type="float" office:value="1721.3799999999999" table:formula="of:=[.D51]+([.E51]-[.E50])" table:style-name="ce7">
            <text:p>1721</text:p>
          </table:table-cell>
          <table:table-cell office:value-type="float" office:value="1709" table:style-name="ce53">
            <text:p>1709</text:p>
          </table:table-cell>
          <table:table-cell office:value-type="float" office:value="1712" table:style-name="ce53">
            <text:p>1712</text:p>
          </table:table-cell>
          <table:table-cell office:value-type="float" office:value="1733" table:style-name="ce54">
            <text:p>1733</text:p>
          </table:table-cell>
          <table:table-cell office:value-type="float" office:value="1417.99" table:style-name="ce58">
            <text:p>1418</text:p>
          </table:table-cell>
          <table:table-cell office:value-type="float" office:value="1408.33" table:style-name="ce58">
            <text:p>1408</text:p>
          </table:table-cell>
          <table:table-cell office:value-type="float" office:value="1449.7" table:style-name="ce58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3</text:p>
          </table:table-cell>
          <table:table-cell office:value-type="float" office:value="126.13500000000001" table:style-name="ce7">
            <text:p>126</text:p>
          </table:table-cell>
          <table:table-cell office:value-type="float" office:value="13.92" table:style-name="ce8">
            <text:p>13.9</text:p>
          </table:table-cell>
          <table:table-cell office:value-type="float" office:value="1740.6666666666667" table:formula="of:=AVERAGE([.I52:.K52])" table:style-name="ce7">
            <text:p>1741</text:p>
          </table:table-cell>
          <table:table-cell office:value-type="float" office:value="1449.3566666666666" table:formula="of:=AVERAGE([.L52:.N52])" table:style-name="ce7">
            <text:p>1449</text:p>
          </table:table-cell>
          <table:table-cell office:value-type="float" office:value="121256" table:style-name="ce7">
            <text:p>121256</text:p>
          </table:table-cell>
          <table:table-cell office:value-type="float" office:value="16.735541937954821" table:formula="of:=ABS((([.E52]*100/[.D52])-100)*-1)" table:style-name="ce7">
            <text:p>17</text:p>
          </table:table-cell>
          <table:table-cell office:value-type="float" office:value="1764.6833333333334" table:formula="of:=[.D52]+([.E52]-[.E51])" table:style-name="ce7">
            <text:p>1765</text:p>
          </table:table-cell>
          <table:table-cell office:value-type="float" office:value="1738" table:style-name="ce53">
            <text:p>1738</text:p>
          </table:table-cell>
          <table:table-cell office:value-type="float" office:value="1749" table:style-name="ce53">
            <text:p>1749</text:p>
          </table:table-cell>
          <table:table-cell office:value-type="float" office:value="1735" table:style-name="ce54">
            <text:p>1735</text:p>
          </table:table-cell>
          <table:table-cell office:value-type="float" office:value="1519.39" table:style-name="ce58">
            <text:p>1519</text:p>
          </table:table-cell>
          <table:table-cell office:value-type="float" office:value="1370.26" table:style-name="ce58">
            <text:p>1370</text:p>
          </table:table-cell>
          <table:table-cell office:value-type="float" office:value="1458.42" table:style-name="ce58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19T4</text:p>
          </table:table-cell>
          <table:table-cell office:value-type="float" office:value="125.32" table:style-name="ce7">
            <text:p>125</text:p>
          </table:table-cell>
          <table:table-cell office:value-type="float" office:value="13.78" table:style-name="ce8">
            <text:p>13.8</text:p>
          </table:table-cell>
          <table:table-cell office:value-type="float" office:value="1755" table:formula="of:=AVERAGE([.I53:.K53])" table:style-name="ce7">
            <text:p>1755</text:p>
          </table:table-cell>
          <table:table-cell office:value-type="float" office:value="1449.9433333333334" table:formula="of:=AVERAGE([.L53:.N53])" table:style-name="ce7">
            <text:p>1450</text:p>
          </table:table-cell>
          <table:table-cell office:value-type="float" office:value="116272" table:style-name="ce7">
            <text:p>116272</text:p>
          </table:table-cell>
          <table:table-cell office:value-type="float" office:value="17.382146248812916" table:formula="of:=ABS((([.E53]*100/[.D53])-100)*-1)" table:style-name="ce7">
            <text:p>17</text:p>
          </table:table-cell>
          <table:table-cell office:value-type="float" office:value="1755.5866666666668" table:formula="of:=[.D53]+([.E53]-[.E52])" table:style-name="ce7">
            <text:p>1756</text:p>
          </table:table-cell>
          <table:table-cell office:value-type="float" office:value="1741" table:style-name="ce53">
            <text:p>1741</text:p>
          </table:table-cell>
          <table:table-cell office:value-type="float" office:value="1761" table:style-name="ce53">
            <text:p>1761</text:p>
          </table:table-cell>
          <table:table-cell office:value-type="float" office:value="1763" table:style-name="ce54">
            <text:p>1763</text:p>
          </table:table-cell>
          <table:table-cell office:value-type="float" office:value="1427.36" table:style-name="ce58">
            <text:p>1427</text:p>
          </table:table-cell>
          <table:table-cell office:value-type="float" office:value="1444.51" table:style-name="ce58">
            <text:p>1445</text:p>
          </table:table-cell>
          <table:table-cell office:value-type="float" office:value="1477.96" table:style-name="ce58">
            <text:p>147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1</text:p>
          </table:table-cell>
          <table:table-cell office:value-type="float" office:value="126.69499999999999" table:style-name="ce7">
            <text:p>127</text:p>
          </table:table-cell>
          <table:table-cell office:value-type="float" office:value="14.41" table:style-name="ce8">
            <text:p>14.4</text:p>
          </table:table-cell>
          <table:table-cell office:value-type="float" office:value="1756" table:formula="of:=AVERAGE([.I54:.K54])" table:style-name="ce7">
            <text:p>1756</text:p>
          </table:table-cell>
          <table:table-cell office:value-type="float" office:value="1460.38" table:formula="of:=AVERAGE([.L54:.N54])" table:style-name="ce7">
            <text:p>1460</text:p>
          </table:table-cell>
          <table:table-cell office:value-type="float" office:value="125837" table:style-name="ce7">
            <text:p>125837</text:p>
          </table:table-cell>
          <table:table-cell office:value-type="float" office:value="16.834851936218683" table:formula="of:=ABS((([.E54]*100/[.D54])-100)*-1)" table:style-name="ce7">
            <text:p>17</text:p>
          </table:table-cell>
          <table:table-cell office:value-type="float" office:value="1766.4366666666667" table:formula="of:=[.D54]+([.E54]-[.E53])" table:style-name="ce7">
            <text:p>1766</text:p>
          </table:table-cell>
          <table:table-cell office:value-type="float" office:value="1758" table:style-name="ce53">
            <text:p>1758</text:p>
          </table:table-cell>
          <table:table-cell office:value-type="float" office:value="1752" table:style-name="ce53">
            <text:p>1752</text:p>
          </table:table-cell>
          <table:table-cell office:value-type="float" office:value="1758" table:style-name="ce54">
            <text:p>1758</text:p>
          </table:table-cell>
          <table:table-cell office:value-type="float" office:value="1492" table:style-name="ce58">
            <text:p>1492</text:p>
          </table:table-cell>
          <table:table-cell office:value-type="float" office:value="1439.14" table:style-name="ce58">
            <text:p>1439</text:p>
          </table:table-cell>
          <table:table-cell office:value-type="float" office:value="1450" table:style-name="ce58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2</text:p>
          </table:table-cell>
          <table:table-cell office:value-type="float" office:value="126.79900000000001" table:style-name="ce7">
            <text:p>127</text:p>
          </table:table-cell>
          <table:table-cell office:value-type="float" office:value="15.33" table:style-name="ce8">
            <text:p>15.3</text:p>
          </table:table-cell>
          <table:table-cell office:value-type="float" office:value="1711" table:formula="of:=AVERAGE([.I55:.K55])" table:style-name="ce7">
            <text:p>1711</text:p>
          </table:table-cell>
          <table:table-cell office:value-type="float" office:value="1477.6666666666667" table:formula="of:=AVERAGE([.L55:.N55])" table:style-name="ce7">
            <text:p>1478</text:p>
          </table:table-cell>
          <table:table-cell office:value-type="float" office:value="74657" table:style-name="ce7">
            <text:p>74657</text:p>
          </table:table-cell>
          <table:table-cell office:value-type="float" office:value="13.637249172024141" table:formula="of:=ABS((([.E55]*100/[.D55])-100)*-1)" table:style-name="ce7">
            <text:p>14</text:p>
          </table:table-cell>
          <table:table-cell office:value-type="float" office:value="1728.2866666666666" table:formula="of:=[.D55]+([.E55]-[.E54])" table:style-name="ce7">
            <text:p>1728</text:p>
          </table:table-cell>
          <table:table-cell office:value-type="float" office:value="1753" table:style-name="ce53">
            <text:p>1753</text:p>
          </table:table-cell>
          <table:table-cell office:value-type="float" office:value="1730" table:style-name="ce53">
            <text:p>1730</text:p>
          </table:table-cell>
          <table:table-cell office:value-type="float" office:value="1650" table:style-name="ce54">
            <text:p>1650</text:p>
          </table:table-cell>
          <table:table-cell office:value-type="float" office:value="1513" table:style-name="ce58">
            <text:p>1513</text:p>
          </table:table-cell>
          <table:table-cell office:value-type="float" office:value="1482" table:style-name="ce58">
            <text:p>1482</text:p>
          </table:table-cell>
          <table:table-cell office:value-type="float" office:value="1438" table:style-name="ce58">
            <text:p>143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3</text:p>
          </table:table-cell>
          <table:table-cell office:value-type="float" office:value="128.255" table:style-name="ce7">
            <text:p>128</text:p>
          </table:table-cell>
          <table:table-cell office:value-type="float" office:value="16.260000000000002" table:style-name="ce8">
            <text:p>16.3</text:p>
          </table:table-cell>
          <table:table-cell office:value-type="float" office:value="1718" table:formula="of:=AVERAGE([.I56:.K56])" table:style-name="ce7">
            <text:p>1718</text:p>
          </table:table-cell>
          <table:table-cell office:value-type="float" office:value="1369.3333333333333" table:formula="of:=AVERAGE([.L56:.N56])" table:style-name="ce7">
            <text:p>1369</text:p>
          </table:table-cell>
          <table:table-cell office:value-type="float" office:value="101887" table:style-name="ce7">
            <text:p>101887</text:p>
          </table:table-cell>
          <table:table-cell office:value-type="float" office:value="20.294916569654646" table:formula="of:=ABS((([.E56]*100/[.D56])-100)*-1)" table:style-name="ce7">
            <text:p>20</text:p>
          </table:table-cell>
          <table:table-cell office:value-type="float" office:value="1609.6666666666665" table:formula="of:=[.D56]+([.E56]-[.E55])" table:style-name="ce7">
            <text:p>1610</text:p>
          </table:table-cell>
          <table:table-cell office:value-type="float" office:value="1677" table:style-name="ce53">
            <text:p>1677</text:p>
          </table:table-cell>
          <table:table-cell office:value-type="float" office:value="1735" table:style-name="ce53">
            <text:p>1735</text:p>
          </table:table-cell>
          <table:table-cell office:value-type="float" office:value="1742" table:style-name="ce54">
            <text:p>1742</text:p>
          </table:table-cell>
          <table:table-cell office:value-type="float" office:value="1443" table:style-name="ce52">
            <text:p>1443</text:p>
          </table:table-cell>
          <table:table-cell office:value-type="float" office:value="1293" table:style-name="ce52">
            <text:p>1293</text:p>
          </table:table-cell>
          <table:table-cell office:value-type="float" office:value="1372" table:style-name="ce52">
            <text:p>137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0T4</text:p>
          </table:table-cell>
          <table:table-cell office:value-type="float" office:value="127.179" table:style-name="ce7">
            <text:p>127</text:p>
          </table:table-cell>
          <table:table-cell office:value-type="float" office:value="16.13" table:style-name="ce8">
            <text:p>16.1</text:p>
          </table:table-cell>
          <table:table-cell office:value-type="float" office:value="1766.6666666666667" table:formula="of:=AVERAGE([.I57:.K57])" table:style-name="ce7">
            <text:p>1767</text:p>
          </table:table-cell>
          <table:table-cell office:value-type="float" office:value="1409.6666666666667" table:formula="of:=AVERAGE([.L57:.N57])" table:style-name="ce7">
            <text:p>1410</text:p>
          </table:table-cell>
          <table:table-cell office:value-type="float" office:value="113367" table:style-name="ce7">
            <text:p>113367</text:p>
          </table:table-cell>
          <table:table-cell office:value-type="float" office:value="20.207547169811306" table:formula="of:=ABS((([.E57]*100/[.D57])-100)*-1)" table:style-name="ce11">
            <text:p>20</text:p>
          </table:table-cell>
          <table:table-cell office:value-type="float" office:value="1807.0000000000002" table:formula="of:=[.D57]+([.E57]-[.E56])" table:style-name="ce7">
            <text:p>1807</text:p>
          </table:table-cell>
          <table:table-cell office:value-type="float" office:value="1752" table:style-name="ce53">
            <text:p>1752</text:p>
          </table:table-cell>
          <table:table-cell office:value-type="float" office:value="1769" table:style-name="ce53">
            <text:p>1769</text:p>
          </table:table-cell>
          <table:table-cell office:value-type="float" office:value="1779" table:style-name="ce54">
            <text:p>1779</text:p>
          </table:table-cell>
          <table:table-cell office:value-type="float" office:value="1374" table:style-name="ce52">
            <text:p>1374</text:p>
          </table:table-cell>
          <table:table-cell office:value-type="float" office:value="1393" table:style-name="ce51">
            <text:p>1393</text:p>
          </table:table-cell>
          <table:table-cell office:value-type="float" office:value="1462" table:style-name="ce51">
            <text:p>146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1</text:p>
          </table:table-cell>
          <table:table-cell office:value-type="float" office:value="127.831" table:style-name="ce7">
            <text:p>128</text:p>
          </table:table-cell>
          <table:table-cell office:value-type="float" office:value="15.98" table:style-name="ce8">
            <text:p>16.0</text:p>
          </table:table-cell>
          <table:table-cell office:value-type="float" office:value="1780.3333333333333" table:formula="of:=AVERAGE([.I58:.K58])" table:style-name="ce7">
            <text:p>1780</text:p>
          </table:table-cell>
          <table:table-cell office:value-type="float" office:value="1457.6666666666667" table:formula="of:=AVERAGE([.L58:.N58])" table:style-name="ce7">
            <text:p>1458</text:p>
          </table:table-cell>
          <table:table-cell office:value-type="float" office:value="130270" table:style-name="ce7">
            <text:p>130270</text:p>
          </table:table-cell>
          <table:table-cell office:value-type="float" office:value="18.123946826436978" table:formula="of:=ABS((([.E58]*100/[.D58])-100)*-1)" table:style-name="ce11">
            <text:p>18</text:p>
          </table:table-cell>
          <table:table-cell office:value-type="float" office:value="1828.3333333333333" table:formula="of:=[.D58]+([.E58]-[.E57])" table:style-name="ce7">
            <text:p>1828</text:p>
          </table:table-cell>
          <table:table-cell office:value-type="float" office:value="1786" table:style-name="ce53">
            <text:p>1786</text:p>
          </table:table-cell>
          <table:table-cell office:value-type="float" office:value="1771" table:style-name="ce53">
            <text:p>1771</text:p>
          </table:table-cell>
          <table:table-cell office:value-type="float" office:value="1784" table:style-name="ce53">
            <text:p>1784</text:p>
          </table:table-cell>
          <table:table-cell office:value-type="float" office:value="1497" table:style-name="ce51">
            <text:p>1497</text:p>
          </table:table-cell>
          <table:table-cell office:value-type="float" office:value="1428" table:style-name="ce51">
            <text:p>1428</text:p>
          </table:table-cell>
          <table:table-cell office:value-type="float" office:value="1448" table:style-name="ce51">
            <text:p>1448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2</text:p>
          </table:table-cell>
          <table:table-cell office:value-type="float" office:value="130.9" table:style-name="ce7">
            <text:p>131</text:p>
          </table:table-cell>
          <table:table-cell office:value-type="float" office:value="15.26" table:style-name="ce8">
            <text:p>15.3</text:p>
          </table:table-cell>
          <table:table-cell office:value-type="float" office:value="1805" table:formula="of:=AVERAGE([.I59:.K59])" table:style-name="ce7">
            <text:p>1805</text:p>
          </table:table-cell>
          <table:table-cell office:value-type="float" office:value="1500" table:formula="of:=AVERAGE([.L59:.N59])" table:style-name="ce7">
            <text:p>1500</text:p>
          </table:table-cell>
          <table:table-cell office:value-type="float" office:value="137445" table:style-name="ce7">
            <text:p>137445</text:p>
          </table:table-cell>
          <table:table-cell office:value-type="float" office:value="16.89750692520775" table:formula="of:=ABS((([.E59]*100/[.D59])-100)*-1)" table:style-name="ce11">
            <text:p>17</text:p>
          </table:table-cell>
          <table:table-cell office:value-type="float" office:value="1847.3333333333333" table:formula="of:=[.D59]+([.E59]-[.E58])" table:style-name="ce7">
            <text:p>1847</text:p>
          </table:table-cell>
          <table:table-cell office:value-type="float" office:value="1794" table:style-name="ce53">
            <text:p>1794</text:p>
          </table:table-cell>
          <table:table-cell office:value-type="float" office:value="1805" table:style-name="ce53">
            <text:p>1805</text:p>
          </table:table-cell>
          <table:table-cell office:value-type="float" office:value="1816" table:style-name="ce53">
            <text:p>1816</text:p>
          </table:table-cell>
          <table:table-cell office:value-type="float" office:value="1479" table:style-name="ce51">
            <text:p>1479</text:p>
          </table:table-cell>
          <table:table-cell office:value-type="float" office:value="1489" table:style-name="ce51">
            <text:p>1489</text:p>
          </table:table-cell>
          <table:table-cell office:value-type="float" office:value="1532" table:style-name="ce51">
            <text:p>153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3</text:p>
          </table:table-cell>
          <table:table-cell office:value-type="float" office:value="133.6" table:style-name="ce7">
            <text:p>134</text:p>
          </table:table-cell>
          <table:table-cell office:value-type="float" office:value="14.57" table:style-name="ce8">
            <text:p>14.6</text:p>
          </table:table-cell>
          <table:table-cell office:value-type="float" office:value="1821.3333333333333" table:formula="of:=AVERAGE([.I60:.K60])" table:style-name="ce7">
            <text:p>1821</text:p>
          </table:table-cell>
          <table:table-cell office:value-type="float" office:value="1515.6666666666667" table:formula="of:=AVERAGE([.L60:.N60])" table:style-name="ce7">
            <text:p>1516</text:p>
          </table:table-cell>
          <table:table-cell office:value-type="float" office:value="153552" table:style-name="ce7">
            <text:p>153552</text:p>
          </table:table-cell>
          <table:table-cell office:value-type="float" office:value="16.782576866764259" table:formula="of:=ABS((([.E60]*100/[.D60])-100)*-1)" table:style-name="ce11">
            <text:p>17</text:p>
          </table:table-cell>
          <table:table-cell office:value-type="float" office:value="1837" table:formula="of:=[.D60]+([.E60]-[.E59])" table:style-name="ce7">
            <text:p>1837</text:p>
          </table:table-cell>
          <table:table-cell office:value-type="float" office:value="1826" table:style-name="ce53">
            <text:p>1826</text:p>
          </table:table-cell>
          <table:table-cell office:value-type="float" office:value="1825" table:style-name="ce53">
            <text:p>1825</text:p>
          </table:table-cell>
          <table:table-cell office:value-type="float" office:value="1813" table:style-name="ce53">
            <text:p>1813</text:p>
          </table:table-cell>
          <table:table-cell office:value-type="float" office:value="1578" table:style-name="ce51">
            <text:p>1578</text:p>
          </table:table-cell>
          <table:table-cell office:value-type="float" office:value="1430" table:style-name="ce51">
            <text:p>1430</text:p>
          </table:table-cell>
          <table:table-cell office:value-type="float" office:value="1539" table:style-name="ce51">
            <text:p>1539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1T4</text:p>
          </table:table-cell>
          <table:table-cell office:value-type="float" office:value="135.291" table:style-name="ce7">
            <text:p>135</text:p>
          </table:table-cell>
          <table:table-cell office:value-type="float" office:value="13.33" table:style-name="ce8">
            <text:p>13.3</text:p>
          </table:table-cell>
          <table:table-cell office:value-type="float" office:value="1825.3333333333333" table:formula="of:=AVERAGE([.I61:.K61])" table:style-name="ce7">
            <text:p>1825</text:p>
          </table:table-cell>
          <table:table-cell office:value-type="float" office:value="1553" table:formula="of:=AVERAGE([.L61:.N61])" table:style-name="ce7">
            <text:p>1553</text:p>
          </table:table-cell>
          <table:table-cell office:value-type="float" office:value="144256" table:style-name="ce7">
            <text:p>144256</text:p>
          </table:table-cell>
          <table:table-cell office:value-type="float" office:value="14.919649379108833" table:formula="of:=ABS((([.E61]*100/[.D61])-100)*-1)" table:style-name="ce11">
            <text:p>15</text:p>
          </table:table-cell>
          <table:table-cell office:value-type="float" office:value="1862.6666666666665" table:formula="of:=[.D61]+([.E61]-[.E60])" table:style-name="ce7">
            <text:p>1863</text:p>
          </table:table-cell>
          <table:table-cell office:value-type="float" office:value="1816" table:style-name="ce53">
            <text:p>1816</text:p>
          </table:table-cell>
          <table:table-cell office:value-type="float" office:value="1831" table:style-name="ce53">
            <text:p>1831</text:p>
          </table:table-cell>
          <table:table-cell office:value-type="float" office:value="1829" table:style-name="ce53">
            <text:p>1829</text:p>
          </table:table-cell>
          <table:table-cell office:value-type="float" office:value="1527" table:style-name="ce51">
            <text:p>1527</text:p>
          </table:table-cell>
          <table:table-cell office:value-type="float" office:value="1551" table:style-name="ce51">
            <text:p>1551</text:p>
          </table:table-cell>
          <table:table-cell office:value-type="float" office:value="1581" table:style-name="ce51">
            <text:p>1581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2T1</text:p>
          </table:table-cell>
          <table:table-cell office:value-type="float" office:value="138.74" table:style-name="ce64">
            <text:p>139</text:p>
          </table:table-cell>
          <table:table-cell office:value-type="float" office:value="13.65" table:style-name="ce65">
            <text:p>13.7</text:p>
          </table:table-cell>
          <table:table-cell office:value-type="float" office:value="1821" table:formula="of:=AVERAGE([.I62:.K62])" table:style-name="ce64">
            <text:p>1821</text:p>
          </table:table-cell>
          <table:table-cell office:value-type="float" office:value="1617" table:formula="of:=AVERAGE([.L62:.N62])" table:style-name="ce64">
            <text:p>1617</text:p>
          </table:table-cell>
          <table:table-cell office:value-type="float" office:value="165579" table:style-name="ce64">
            <text:p>165579</text:p>
          </table:table-cell>
          <table:table-cell office:value-type="float" office:value="11.202635914332788" table:formula="of:=ABS((([.E62]*100/[.D62])-100)*-1)" table:style-name="ce11">
            <text:p>11</text:p>
          </table:table-cell>
          <table:table-cell office:value-type="float" office:value="1885" table:formula="of:=[.D62]+([.E62]-[.E61])" table:style-name="ce7">
            <text:p>1885</text:p>
          </table:table-cell>
          <table:table-cell office:value-type="float" office:value="1824" table:style-name="ce53">
            <text:p>1824</text:p>
          </table:table-cell>
          <table:table-cell office:value-type="float" office:value="1814" table:style-name="ce53">
            <text:p>1814</text:p>
          </table:table-cell>
          <table:table-cell office:value-type="float" office:value="1825" table:style-name="ce53">
            <text:p>1825</text:p>
          </table:table-cell>
          <table:table-cell office:value-type="float" office:value="1651" table:style-name="ce51">
            <text:p>1651</text:p>
          </table:table-cell>
          <table:table-cell office:value-type="float" office:value="1578" table:style-name="ce51">
            <text:p>1578</text:p>
          </table:table-cell>
          <table:table-cell office:value-type="float" office:value="1622" table:style-name="ce51">
            <text:p>162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2T2</text:p>
          </table:table-cell>
          <table:table-cell office:value-type="float" office:value="141.43299999999999" table:style-name="ce64">
            <text:p>141</text:p>
          </table:table-cell>
          <table:table-cell office:value-type="float" office:value="12.48" table:style-name="ce65">
            <text:p>12.5</text:p>
          </table:table-cell>
          <table:table-cell office:value-type="float" office:value="1866" table:formula="of:=AVERAGE([.I63:.K63])" table:style-name="ce64">
            <text:p>1866</text:p>
          </table:table-cell>
          <table:table-cell office:value-type="float" office:value="1620.3333333333333" table:formula="of:=AVERAGE([.L63:.N63])" table:style-name="ce64">
            <text:p>1620</text:p>
          </table:table-cell>
          <table:table-cell office:value-type="float" office:value="165418" table:style-name="ce64">
            <text:p>165418</text:p>
          </table:table-cell>
          <table:table-cell office:value-type="float" office:value="13.165416220078612" table:formula="of:=ABS((([.E63]*100/[.D63])-100)*-1)" table:style-name="ce11">
            <text:p>13</text:p>
          </table:table-cell>
          <table:table-cell office:value-type="float" office:value="1869.3333333333333" table:formula="of:=[.D63]+([.E63]-[.E62])" table:style-name="ce7">
            <text:p>1869</text:p>
          </table:table-cell>
          <table:table-cell office:value-type="float" office:value="1853" table:style-name="ce53">
            <text:p>1853</text:p>
          </table:table-cell>
          <table:table-cell office:value-type="float" office:value="1869" table:style-name="ce53">
            <text:p>1869</text:p>
          </table:table-cell>
          <table:table-cell office:value-type="float" office:value="1876" table:style-name="ce53">
            <text:p>1876</text:p>
          </table:table-cell>
          <table:table-cell office:value-type="float" office:value="1606" table:style-name="ce51">
            <text:p>1606</text:p>
          </table:table-cell>
          <table:table-cell office:value-type="float" office:value="1603" table:style-name="ce51">
            <text:p>1603</text:p>
          </table:table-cell>
          <table:table-cell office:value-type="float" office:value="1652" table:style-name="ce51">
            <text:p>1652</text:p>
          </table:table-cell>
          <table:table-cell table:number-columns-repeated="16370"/>
        </table:table-row>
        <table:table-row table:style-name="ro3">
          <table:table-cell office:value-type="string" table:style-name="ce62">
            <text:p>2022T3</text:p>
          </table:table-cell>
          <table:table-cell office:value-type="float" office:value="143.86000000000001" table:style-name="ce7">
            <text:p>144</text:p>
          </table:table-cell>
          <table:table-cell office:value-type="float" office:value="12.67" table:style-name="ce8">
            <text:p>12.7</text:p>
          </table:table-cell>
          <table:table-cell office:value-type="float" office:value="1892.3333333333333" table:formula="of:=AVERAGE([.I64:.K64])" table:style-name="ce7">
            <text:p>1892</text:p>
          </table:table-cell>
          <table:table-cell table:style-name="ce7"/>
          <table:table-cell office:value-type="float" office:value="168380" table:style-name="ce7">
            <text:p>168380</text:p>
          </table:table-cell>
          <table:table-cell table:style-name="ce11"/>
          <table:table-cell table:style-name="ce6"/>
          <table:table-cell office:value-type="float" office:value="1888" table:style-name="ce53">
            <text:p>1888</text:p>
          </table:table-cell>
          <table:table-cell office:value-type="float" office:value="1896" table:style-name="ce53">
            <text:p>1896</text:p>
          </table:table-cell>
          <table:table-cell office:value-type="float" office:value="1893" table:style-name="ce53">
            <text:p>1893</text:p>
          </table:table-cell>
          <table:table-cell table:number-columns-repeated="3" table:style-name="ce51"/>
          <table:table-cell table:number-columns-repeated="16370"/>
        </table:table-row>
        <table:table-row table:style-name="ro3">
          <table:table-cell office:value-type="string" table:style-name="ce62">
            <text:p>2022T4</text:p>
          </table:table-cell>
          <table:table-cell table:style-name="ce7"/>
          <table:table-cell table:style-name="ce8"/>
          <table:table-cell office:value-type="float" office:value="1919.5" table:formula="of:=AVERAGE([.I65:.K65])" table:style-name="ce7">
            <text:p>1920</text:p>
          </table:table-cell>
          <table:table-cell table:style-name="ce7"/>
          <table:table-cell office:value-type="float" office:value="154485" table:style-name="ce7">
            <text:p>154485</text:p>
          </table:table-cell>
          <table:table-cell table:number-columns-repeated="2" table:style-name="ce6"/>
          <table:table-cell office:value-type="float" office:value="1910" table:style-name="ce53">
            <text:p>1910</text:p>
          </table:table-cell>
          <table:table-cell office:value-type="float" office:value="1929" table:style-name="ce53">
            <text:p>1929</text:p>
          </table:table-cell>
          <table:table-cell table:style-name="ce53"/>
          <table:table-cell table:number-columns-repeated="3" table:style-name="ce51"/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Notes" table:style-name="ta2">
        <table:table-column table:style-name="co51" table:number-columns-repeated="16384" table:default-cell-style-name="ce1"/>
        <table:table-row table:style-name="ro6">
          <table:table-cell office:value-type="string" table:style-name="ce66">
            <text:p>Cells in pink imply that the data are past projections.</text:p>
          </table:table-cell>
          <table:table-cell table:number-columns-repeated="8" table:style-name="ce66"/>
          <table:table-cell table:style-name="ce68"/>
          <table:table-cell table:number-columns-repeated="16374" table:style-name="ce69"/>
        </table:table-row>
        <table:table-row table:style-name="ro6">
          <table:table-cell office:value-type="string" table:style-name="ce67">
            <text:p>Cells in red implies that the data is provisional or future projections.</text:p>
          </table:table-cell>
          <table:table-cell table:number-columns-repeated="8" table:style-name="ce67"/>
          <table:table-cell table:style-name="ce70"/>
          <table:table-cell table:number-columns-repeated="16374" table:style-name="ce69"/>
        </table:table-row>
        <table:table-row table:number-rows-repeated="8" table:style-name="ro4">
          <table:table-cell table:number-columns-repeated="16384"/>
        </table:table-row>
        <table:table-row table:number-rows-repeated="6" table:style-name="ro4">
          <table:table-cell table:number-columns-repeated="8" table:style-name="ce1"/>
          <table:table-cell table:number-columns-repeated="4" table:style-name="ce4"/>
          <table:table-cell table:number-columns-repeated="16372"/>
        </table:table-row>
        <table:table-row table:number-rows-repeated="31" table:style-name="ro4">
          <table:table-cell table:number-columns-repeated="8"/>
          <table:table-cell table:number-columns-repeated="4" table:style-name="ce4"/>
          <table:table-cell table:number-columns-repeated="16372"/>
        </table:table-row>
        <table:table-row table:number-rows-repeated="104852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P0" number:language="en" number:country="US">
      <number:number number:decimal-places="0" number:min-decimal-places="0" number:min-integer-digits="1" number:grouping="true"/>
    </number:number-style>
    <number:number-style style:name="N38">
      <number:text>-</number:text>
      <number:number number:decimal-places="0" number:min-decimal-places="0" number:min-integer-digits="1" number:grouping="true"/>
      <style:map style:condition="value()&gt;=0" style:apply-style-name="N38P0"/>
    </number:number-style>
    <number:number-style style:name="N39">
      <number:number number:decimal-places="5" number:min-decimal-places="5" number:min-integer-digits="1"/>
    </number:number-style>
    <style:style style:name="Enlla_231_" style:display-name="Enllaç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Percentatge_32_2" style:display-name="Percentatge 2" style:family="table-cell" style:data-style-name="N13"/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dc:creator/>
    <meta:creation-date>2021-01-04T22:15:51Z</meta:creation-date>
    <dc:date>2022-12-29T14:22:48Z</dc:date>
    <meta:template xlink:href="" xlink:type="simple"/>
    <meta:editing-cycles>1</meta:editing-cycles>
    <meta:editing-duration>PT0S</meta:editing-duration>
  </office:meta>
</office:document-meta>
</file>